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Shakhtarske direction Russian army shelled Vodyane and Vuhledar. Russian aviation conducte...</text:span>
</text:h>
      <text:p text:style-name="P4">
Authors: liveuamap (Language: en)</text:p>
      <text:p text:style-name="P4">
Time: 2023-05-22T-101:04:00</text:p>
      <text:p text:style-name="P4">
Location: Velyka Novosilka (Latitude:47.84104 Longtitude:36.83355)</text:p>
      <text:p text:style-name="P4">
Videos: []</text:p>
      <text:p text:style-name="P4">
Images: []</text:p>
      <text:p text:style-name="P4">
Tags: ["Russia"]</text:p>
      <text:p text:style-name="P4">
Id: 22564575</text:p>
      <!--METADATA-->
      <text:p text:style-name="P4">
At Shakhtarske direction Russian army shelled Vodyane and Vuhledar. Russianaviation conducted airstrikes at Vodyane, Vuhledar, Prechystivka, Zolota Nyvaand Velyka Novosilka, - General Staff of Armed Forces of Ukraine says in themorning report</text:p>
      <text:p text:style-name="P4">
News Collection Link: <text:a xlink:type="simple" xlink:href="https://liveuamap.com/en/2023/22-may-at-shakhtarske-direction-russian-army-shelled-vodyane" text:style-name="Internet_20_link" text:visited-style-name="Visited_20_Internet_20_Link">
https://liveuamap.com/en/2023/22-may-at-shakhtarske-direction-russian-army-shelled-vodyane</text:a>
</text:p>
      <text:p text:style-name="P4">
News Source: <text:a xlink:type="simple" xlink:href="https://t.me/lumsrc/4869" text:style-name="Internet_20_link" text:visited-style-name="Visited_20_Internet_20_Link">
https://t.me/lumsrc/4869</text:a>
</text:p>
      <!--NEWS-->
      <text:h text:style-name="P10" text:outline-level="1">
<text:span text:style-name="T4">
Kyiv(22:03). Red Alert: aerial threat. Sirens sounding. Take cover now!</text:span>
</text:h>
      <text:p text:style-name="P4">
Authors: liveuamap (Language: en)</text:p>
      <text:p text:style-name="P4">
Time: 2023-05-22T-31:04:00</text:p>
      <text:p text:style-name="P4">
Location: Kyiv (Latitude:50.44404 Longtitude:30.53096)</text:p>
      <text:p text:style-name="P4">
Videos: []</text:p>
      <text:p text:style-name="P4">
Images: []</text:p>
      <text:p text:style-name="P4">
Tags: ["Europe", "Central and Eastern Europe"]</text:p>
      <text:p text:style-name="P4">
Id: 22564712</text:p>
      <!--METADATA-->
      <text:p text:style-name="P4">
Kyiv(22:03). Red Alert: aerial threat. Sirens sounding. Take cover now!</text:p>
      <text:p text:style-name="P4">
News Collection Link: <text:a xlink:type="simple" xlink:href="https://liveuamap.com/en/2023/22-may-kyiv2203-red-alert-aerial-threat-sireng" text:style-name="Internet_20_link" text:visited-style-name="Visited_20_Internet_20_Link">
https://liveuamap.com/en/2023/22-may-kyiv2203-red-alert-aerial-threat-sireng</text:a>
</text:p>
      <text:p text:style-name="P4">
News Source: <text:a xlink:type="simple" xlink:href="https://t.me/air_alert_ua/46305" text:style-name="Internet_20_link" text:visited-style-name="Visited_20_Internet_20_Link">
https://t.me/air_alert_ua/46305</text:a>
</text:p>
      <!--NEWS-->
      <text:h text:style-name="P10" text:outline-level="1">
<text:span text:style-name="T4">
Poltavska Oblast(16:30). Red Alert: aerial threat. Sirens sounding. Take cover now!</text:span>
</text:h>
      <text:p text:style-name="P4">
Authors: liveuamap (Language: en)</text:p>
      <text:p text:style-name="P4">
Time: 2023-05-22T-55:31:00</text:p>
      <text:p text:style-name="P4">
Location: Poltavska Oblast (Latitude:49.47606 Longtitude:33.81817)</text:p>
      <text:p text:style-name="P4">
Videos: []</text:p>
      <text:p text:style-name="P4">
Images: []</text:p>
      <text:p text:style-name="P4">
Tags: ["Europe", "Central and Eastern Europe"]</text:p>
      <text:p text:style-name="P4">
Id: 22564629</text:p>
      <!--METADATA-->
      <text:p text:style-name="P4">
Poltava(16:30). Red Alert: aerial threat. Sirens sounding. Take covernow!</text:p>
      <text:p text:style-name="P4">
News Collection Link: <text:a xlink:type="simple" xlink:href="https://liveuamap.com/en/2023/22-may-poltavska-oblast1630-red-alert-aerial-g" text:style-name="Internet_20_link" text:visited-style-name="Visited_20_Internet_20_Link">
https://liveuamap.com/en/2023/22-may-poltavska-oblast1630-red-alert-aerial-g</text:a>
</text:p>
      <text:p text:style-name="P4">
News Source: <text:a xlink:type="simple" xlink:href="https://t.me/suspilnepoltava/11269" text:style-name="Internet_20_link" text:visited-style-name="Visited_20_Internet_20_Link">
https://t.me/suspilnepoltava/11269</text:a>
</text:p>
      <!--NEWS-->
      <text:h text:style-name="P10" text:outline-level="1">
<text:span text:style-name="T4">
At Sivershchyna and Slobozhanschyna directions Russian army shelled Mykolayivka of Chernihiv ...</text:span>
</text:h>
      <text:p text:style-name="P4">
Authors: liveuamap (Language: en)</text:p>
      <text:p text:style-name="P4">
Time: 2023-05-22T-89:04:00</text:p>
      <text:p text:style-name="P4">
Location: Vovchansk (Latitude:50.38729 Longtitude:37.42287)</text:p>
      <text:p text:style-name="P4">
Videos: []</text:p>
      <text:p text:style-name="P4">
Images: []</text:p>
      <text:p text:style-name="P4">
Tags: ["Russia"]</text:p>
      <text:p text:style-name="P4">
Id: 22564583</text:p>
      <!--METADATA-->
      <text:p text:style-name="P4">
At sivershchyna and slBozhanschyna directions Russian army ShelleDMYKOLAYIVKA OF CERNIHIV REGION; Prohres, Studenok, Bilookopytove, Vovkivka, Volfyne, Zapsillya and Mykaylivka of Sumy Region, ALSO UDY, Hraniv, Zelene, Starytsya, Ohirtseve, Ohirtseve Terne and Budarky ofkharkiv Region, - General Staff of Armed Forces of Ukraine Says in The MorningReport</text:p>
      <text:p text:style-name="P4">
News Collection Link:(https://liveuamap.com/en/2023/22-may-at-sivershchyna-and-slobozhanschyna-directions-russian)</text:p>
      <text:p text:style-name="P4">
News Source: <text:a xlink:type="simple" xlink:href="https://t.me/lumsrc/4863" text:style-name="Internet_20_link" text:visited-style-name="Visited_20_Internet_20_Link">
https://t.me/lumsrc/4863</text:a>
</text:p>
      <!--NEWS-->
      <text:h text:style-name="P10" text:outline-level="1">
<text:span text:style-name="T4">
JSC Kupiansk Directio Rusian of the Army Shelled Kamyanka, well, Krasne first, Peter-Ivanivk ...</text:span>
</text:h>
      <text:p text:style-name="P4">
Authors: liveuamap (Language: en)</text:p>
      <text:p text:style-name="P4">
Time: 2023-05-22T-91:04:00</text:p>
      <text:p text:style-name="P4">
Location: Svatove (Latitude:49.46511 Longtitude:37.91227)</text:p>
      <text:p text:style-name="P4">
Videos: []</text:p>
      <text:p text:style-name="P4">
Images: []</text:p>
      <text:p text:style-name="P4">
Tags: ["Russia"]</text:p>
      <text:p text:style-name="P4">
Id: 22564582</text:p>
      <!--METADATA-->
      <text:p text:style-name="P4">
At Kupiansk direction Russian army shelled Kamyanka, Kolodyazne, KrasnePershe, Petro-Ivanivka, Fyholivka, Novomlynsk, Zapadne, Monachynivka,Masutivka, Tabayivka, Berestove of Kharkiv region and Stelmakhivka of Luhanskregion, - General Staff of Armed Forces of Ukraine says in the morning report</text:p>
      <text:p text:style-name="P4">
News Collection Link: <text:a xlink:type="simple" xlink:href="https://liveuamap.com/en/2023/22-may-at-kupiansk-direction-russian-army-shelled-kamyanka" text:style-name="Internet_20_link" text:visited-style-name="Visited_20_Internet_20_Link">
https://liveuamap.com/en/2023/22-may-at-kupiansk-direction-russian-army-shelled-kamyanka</text:a>
</text:p>
      <text:p text:style-name="P4">
News Source: <text:a xlink:type="simple" xlink:href="https://t.me/lumsrc/4864" text:style-name="Internet_20_link" text:visited-style-name="Visited_20_Internet_20_Link">
https://t.me/lumsrc/4864</text:a>
</text:p>
      <!--NEWS-->
      <text:h text:style-name="P10" text:outline-level="1">
<text:span text:style-name="T4">
At Lyman direction Russian army shelled Makiyivka, Nevske and Bilohorivka of Luhansk region a...</text:span>
</text:h>
      <text:p text:style-name="P4">
Authors: liveuamap (Language: en)</text:p>
      <text:p text:style-name="P4">
Time: 2023-05-22T-93:04:00</text:p>
      <text:p text:style-name="P4">
Location: Lyman (Latitude:49.15117 Longtitude:37.97922)</text:p>
      <text:p text:style-name="P4">
Videos: []</text:p>
      <text:p text:style-name="P4">
Images: []</text:p>
      <text:p text:style-name="P4">
Tags: ["Russia"]</text:p>
      <text:p text:style-name="P4">
Id: 22564579</text:p>
      <!--METADATA-->
      <text:p text:style-name="P4">
At Lyman direction Russian army shelled Makiyivka, Nevske and Bilohorivka ofLuhansk region and Torske, Verkhnokamyanske and Spirne of Donetsk region.Russian aviation conducted airstrikes at Nevske, - General Staff of ArmedForces of Ukraine says in the morning report</text:p>
      <text:p text:style-name="P4">
News Collection Link: <text:a xlink:type="simple" xlink:href="https://liveuamap.com/en/2023/22-may-at-lyman-direction-russian-army-shelled-makiyivka" text:style-name="Internet_20_link" text:visited-style-name="Visited_20_Internet_20_Link">
https://liveuamap.com/en/2023/22-may-at-lyman-direction-russian-army-shelled-makiyivka</text:a>
</text:p>
      <text:p text:style-name="P4">
News Source: <text:a xlink:type="simple" xlink:href="https://t.me/lumsrc/4865" text:style-name="Internet_20_link" text:visited-style-name="Visited_20_Internet_20_Link">
https://t.me/lumsrc/4865</text:a>
</text:p>
      <!--NEWS-->
      <text:h text:style-name="P10" text:outline-level="1">
<text:span text:style-name="T4">
JSC Bakhmut Directio Rusian of the Army Shelled Vasukivka, Orikhovo-Vasylivka, Markovo, Ivanovsk, ...</text:span>
</text:h>
      <text:p text:style-name="P4">
Authors: liveuamap (Language: en)</text:p>
      <text:p text:style-name="P4">
Time: 2023-05-22T-95:04:00</text:p>
      <text:p text:style-name="P4">
Location: Bakhmut (Latitude:48.58353 Longtitude:37.96274)</text:p>
      <text:p text:style-name="P4">
Videos: []</text:p>
      <text:p text:style-name="P4">
Images: []</text:p>
      <text:p text:style-name="P4">
Tags: ["Russia"]</text:p>
      <text:p text:style-name="P4">
Id: 22564578</text:p>
      <!--METADATA-->
      <text:p text:style-name="P4">
At Bakhmut direction Russian army shelled Vasukivka, Orikhovo-Vasylivka,Markove, Ivanivske, Stupochky, Bila Hora, Toretsk and New York of Donetskregion. Russian aviation conducted airstrikes at Bakhmut and Ivanivske, -General Staff of Armed Forces of Ukraine says in the morning report</text:p>
      <text:p text:style-name="P4">
News Collection Link: <text:a xlink:type="simple" xlink:href="https://liveuamap.com/en/2023/22-may-at-bakhmut-direction-russian-army-shelled-vasukivka" text:style-name="Internet_20_link" text:visited-style-name="Visited_20_Internet_20_Link">
https://liveuamap.com/en/2023/22-may-at-bakhmut-direction-russian-army-shelled-vasukivka</text:a>
</text:p>
      <text:p text:style-name="P4">
News Source: <text:a xlink:type="simple" xlink:href="https://t.me/lumsrc/4866" text:style-name="Internet_20_link" text:visited-style-name="Visited_20_Internet_20_Link">
https://t.me/lumsrc/4866</text:a>
</text:p>
      <!--NEWS-->
      <text:h text:style-name="P10" text:outline-level="1">
<text:span text:style-name="T4">
JSC Avdiivka Directio Rusian Army Shelled Novokalinova, Berdyshi, Steppe, Avdiivka, Syevo ...</text:span>
</text:h>
      <text:p text:style-name="P4">
Authors: liveuamap (Language: en)</text:p>
      <text:p text:style-name="P4">
Time: 2023-05-22T-97:04:00</text:p>
      <text:p text:style-name="P4">
Location: Donetsk Oblast (Latitude:48.0564 Longtitude:37.5765)</text:p>
      <text:p text:style-name="P4">
Videos: []</text:p>
      <text:p text:style-name="P4">
Images: []</text:p>
      <text:p text:style-name="P4">
Tags: ["Russia"]</text:p>
      <text:p text:style-name="P4">
Id: 22564577</text:p>
      <!--METADATA-->
      <text:p text:style-name="P4">
At Avdiyivka direction Russian army shelled Novokalynove, Berdychi, Stepove,Avdiyivka, Syeverne, Pervomayske, Karlivka and Nevelske of Donetsk region.Russian aviation conducted airstrikes at Avdiyivka, - General Staff of ArmedForces of Ukraine says in the morning report</text:p>
      <text:p text:style-name="P4">
News Collection Link: <text:a xlink:type="simple" xlink:href="https://liveuamap.com/en/2023/22-may-at-avdiyivka-direction-russian-army-shelled-novokalynove" text:style-name="Internet_20_link" text:visited-style-name="Visited_20_Internet_20_Link">
https://liveuamap.com/en/2023/22-may-at-avdiyivka-direction-russian-army-shelled-novokalynove</text:a>
</text:p>
      <text:p text:style-name="P4">
News Source: <text:a xlink:type="simple" xlink:href="https://t.me/lumsrc/4867" text:style-name="Internet_20_link" text:visited-style-name="Visited_20_Internet_20_Link">
https://t.me/lumsrc/4867</text:a>
</text:p>
      <!--NEWS-->
      <text:h text:style-name="P10" text:outline-level="1">
<text:span text:style-name="T4">
JSC Marinka Direcion Rusian of the Army Shelled Georgiyevka, Victory Andes And Novomikhailivka of Donets ...</text:span>
</text:h>
      <text:p text:style-name="P4">
Authors: liveuamap (Language: en)</text:p>
      <text:p text:style-name="P4">
Time: 2023-05-22T-99:04:00</text:p>
      <text:p text:style-name="P4">
Location: Marinka, Donetsk Oblast (Latitude:47.94176 Longtitude:37.49102)</text:p>
      <text:p text:style-name="P4">
Videos: []</text:p>
      <text:p text:style-name="P4">
Images: []</text:p>
      <text:p text:style-name="P4">
Tags: ["Russia"]</text:p>
      <text:p text:style-name="P4">
Id: 22564576</text:p>
      <!--METADATA-->
      <text:p text:style-name="P4">
At Maryinka direction Russian army shelled Heorhiyivka, Pobyeda andNovomykhaylivka of Donetsk region. Russian aviation conducted airstrikes atMaryinka and Novomykhaylivka, - General Staff of Armed Forces of Ukraine saysin the morning report</text:p>
      <text:p text:style-name="P4">
News Collection Link: <text:a xlink:type="simple" xlink:href="https://liveuamap.com/en/2023/22-may-at-maryinka-direction-russian-army-shelled-heorhiyivka" text:style-name="Internet_20_link" text:visited-style-name="Visited_20_Internet_20_Link">
https://liveuamap.com/en/2023/22-may-at-maryinka-direction-russian-army-shelled-heorhiyivka</text:a>
</text:p>
      <text:p text:style-name="P4">
News Source: <text:a xlink:type="simple" xlink:href="https://t.me/lumsrc/4868" text:style-name="Internet_20_link" text:visited-style-name="Visited_20_Internet_20_Link">
https://t.me/lumsrc/4868</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2T05:09:33</text:p>
      <text:p text:style-name="P4">
Location: Donetsk (Latitude:48.0884 Longtitude:37.59951)</text:p>
      <text:p text:style-name="P4">
Videos: []</text:p>
      <text:p text:style-name="P4">
Images: []</text:p>
      <text:p text:style-name="P4">
Tags: ["Russia"]</text:p>
      <text:p text:style-name="P4">
Id: 22564573</text:p>
      <!--METADATA-->
      <text:p text:style-name="P4">
Russian forces conducting offensive actions at Lyman, Bakhmut, Avdiivka andMaryinka directions. Ukrainian military had 37 combat engagements with andRussian forces. Russian forces attempting to advance near Masutivka, Ivano-Daryivka, Ivanivske, Hryhorivka, Avdiyivka and Pervomayske, Maryinka, -General Staff of Armed Forces of Ukraine says in the morning report</text:p>
      <text:p text:style-name="P4">
News Collection Link: <text:a xlink:type="simple" xlink:href="https://liveuamap.com/en/2023/22-may-russian-forces-conducting-offensive-actions-at-lyman" text:style-name="Internet_20_link" text:visited-style-name="Visited_20_Internet_20_Link">
https://liveuamap.com/en/2023/22-may-russian-forces-conducting-offensive-actions-at-lyman</text:a>
</text:p>
      <text:p text:style-name="P4">
News Source: <text:a xlink:type="simple" xlink:href="https://t.me/lumsrc/4871" text:style-name="Internet_20_link" text:visited-style-name="Visited_20_Internet_20_Link">
https://t.me/lumsrc/4871</text:a>
</text:p>
      <!--NEWS-->
      <text:h text:style-name="P10" text:outline-level="1">
<text:span text:style-name="T4">
The deputy head of the administration of the city of Grayvoron was wounded during the shellin...</text:span>
</text:h>
      <text:p text:style-name="P4">
Authors: liveuamap (Language: en)</text:p>
      <text:p text:style-name="P4">
Time: 2023-05-22T09:40:43</text:p>
      <text:p text:style-name="P4">
Location: Grayvoron (Latitude:50.48274 Longtitude:35.6696)</text:p>
      <text:p text:style-name="P4">
Videos: []</text:p>
      <text:p text:style-name="P4">
Images: []</text:p>
      <text:p text:style-name="P4">
Tags: ["Europe", "Central and Eastern Europe"]</text:p>
      <text:p text:style-name="P4">
Id: 22564623</text:p>
      <!--METADATA-->
      <text:p text:style-name="P4">
The deputy head of the administration of the city of Grayvoron was woundedduring the shelling of the administration building, and two employees of theMinistry of Emergency Situations were also injured</text:p>
      <text:p text:style-name="P4">
News Collection Link: <text:a xlink:type="simple" xlink:href="https://liveuamap.com/en/2023/22-may-the-deputy-head-of-the-administration-of-the-city" text:style-name="Internet_20_link" text:visited-style-name="Visited_20_Internet_20_Link">
https://liveuamap.com/en/2023/22-may-the-deputy-head-of-the-administration-of-the-city</text:a>
</text:p>
      <text:p text:style-name="P4">
News Source: <text:a xlink:type="simple" xlink:href="https://t.me/bbbreaking/156043" text:style-name="Internet_20_link" text:visited-style-name="Visited_20_Internet_20_Link">
https://t.me/bbbreaking/156043</text:a>
</text:p>
      <!--NEWS-->
      <text:h text:style-name="P10" text:outline-level="1">
<text:span text:style-name="T4">
Mykolaiv, Mykolayivska Oblast(23:49). Red Alert: aerial threat. Sirens sounding. Take cover now!</text:span>
</text:h>
      <text:p text:style-name="P4">
Authors: liveuamap (Language: en)</text:p>
      <text:p text:style-name="P4">
Time: 2023-05-22T17:51:00</text:p>
      <text:p text:style-name="P4">
Location: Mykolaiv (Latitude:46.94871 Longtitude:32.00522)</text:p>
      <text:p text:style-name="P4">
Videos: []</text:p>
      <text:p text:style-name="P4">
Images: []</text:p>
      <text:p text:style-name="P4">
Tags: ["Europe", "Central and Eastern Europe"]</text:p>
      <text:p text:style-name="P4">
Id: 22564720</text:p>
      <!--METADATA-->
      <text:p text:style-name="P4">
Nikolaev, Mykolaiv region(23:49). Red Alert: aerial threat. Sirenssounding. Take cover now!</text:p>
      <text:p text:style-name="P4">
News Collection Link: <text:a xlink:type="simple" xlink:href="https://liveuamap.com/en/2023/22-may-mykolaiv-mykolayivska-oblast2349-red-ag" text:style-name="Internet_20_link" text:visited-style-name="Visited_20_Internet_20_Link">
https://liveuamap.com/en/2023/22-may-mykolaiv-mykolayivska-oblast2349-red-ag</text:a>
</text:p>
      <text:p text:style-name="P4">
News Source: <text:a xlink:type="simple" xlink:href="https://t.me/air_alert_ua/46328" text:style-name="Internet_20_link" text:visited-style-name="Visited_20_Internet_20_Link">
https://t.me/air_alert_ua/46328</text:a>
</text:p>
      <!--NEWS-->
      <text:h text:style-name="P10" text:outline-level="1">
<text:span text:style-name="T4">
Kirovohradska Oblast(00:13). Red Alert: aerial threat. Sirens sounding. Take cover now!</text:span>
</text:h>
      <text:p text:style-name="P4">
Authors: liveuamap (Language: en)</text:p>
      <text:p text:style-name="P4">
Time: 2023-05-22T18:15:00</text:p>
      <text:p text:style-name="P4">
Location: Kirovohradska Oblast (Latitude:48.50000000 Longtitude:32.00000000)</text:p>
      <text:p text:style-name="P4">
Videos: []</text:p>
      <text:p text:style-name="P4">
Images: []</text:p>
      <text:p text:style-name="P4">
Tags: ["Europe", "Central and Eastern Europe"]</text:p>
      <text:p text:style-name="P4">
Id: 22564721</text:p>
      <!--METADATA-->
      <text:p text:style-name="P4">
Kirovohrad region(00:13). Red Alert: aerial threat. Sirens sounding. Takecover now!</text:p>
      <text:p text:style-name="P4">
News Collection Link: <text:a xlink:type="simple" xlink:href="https://liveuamap.com/en/2023/22-may-kirovohradska-oblast0013-red-alert-aerg" text:style-name="Internet_20_link" text:visited-style-name="Visited_20_Internet_20_Link">
https://liveuamap.com/en/2023/22-may-kirovohradska-oblast0013-red-alert-aerg</text:a>
</text:p>
      <text:p text:style-name="P4">
News Source: <text:a xlink:type="simple" xlink:href="https://t.me/air_alert_ua/46329" text:style-name="Internet_20_link" text:visited-style-name="Visited_20_Internet_20_Link">
https://t.me/air_alert_ua/46329</text:a>
</text:p>
      <!--NEWS-->
      <text:h text:style-name="P10" text:outline-level="1">
<text:span text:style-name="T4">
Cherkaska Oblast(00:31). Red Alert: aerial threat. Sirens sounding. Take cover now!</text:span>
</text:h>
      <text:p text:style-name="P4">
Authors: liveuamap (Language: en)</text:p>
      <text:p text:style-name="P4">
Time: 2023-05-22T18:32:00</text:p>
      <text:p text:style-name="P4">
Location: Cherkaska Oblast (Latitude:49.25057 Longtitude:31.33288)</text:p>
      <text:p text:style-name="P4">
Videos: []</text:p>
      <text:p text:style-name="P4">
Images: []</text:p>
      <text:p text:style-name="P4">
Tags: ["Europe", "Central and Eastern Europe"]</text:p>
      <text:p text:style-name="P4">
Id: 22564723</text:p>
      <!--METADATA-->
      <text:p text:style-name="P4">
Cherkask region(00:31). Red Alert: aerial threat. Sirens sounding. Take covernow!</text:p>
      <text:p text:style-name="P4">
News Collection Link: <text:a xlink:type="simple" xlink:href="https://liveuamap.com/en/2023/22-may-cherkaska-oblast0031-red-alert-aerial-g" text:style-name="Internet_20_link" text:visited-style-name="Visited_20_Internet_20_Link">
https://liveuamap.com/en/2023/22-may-cherkaska-oblast0031-red-alert-aerial-g</text:a>
</text:p>
      <text:p text:style-name="P4">
News Source: <text:a xlink:type="simple" xlink:href="https://t.me/air_alert_ua/46330" text:style-name="Internet_20_link" text:visited-style-name="Visited_20_Internet_20_Link">
https://t.me/air_alert_ua/46330</text:a>
</text:p>
      <!--NEWS-->
      <text:h text:style-name="P10" text:outline-level="1">
<text:span text:style-name="T4">
Kharkiv, Kharkivska Oblast(00:37). Red Alert: aerial threat. Sirens sounding. Take cover now!</text:span>
</text:h>
      <text:p text:style-name="P4">
Authors: liveuamap (Language: en)</text:p>
      <text:p text:style-name="P4">
Time: 2023-05-22T18:37:00</text:p>
      <text:p text:style-name="P4">
Location: Kharkiv (Latitude:49.98086 Longtitude:36.25232)</text:p>
      <text:p text:style-name="P4">
Videos: []</text:p>
      <text:p text:style-name="P4">
Images: []</text:p>
      <text:p text:style-name="P4">
Tags: ["Europe", "Central and Eastern Europe"]</text:p>
      <text:p text:style-name="P4">
Id: 22564724</text:p>
      <!--METADATA-->
      <text:p text:style-name="P4">
Kharkiv, Kharkiv region(00:37). Red Alert: aerial threat. Sirens sounding.Take cover now!</text:p>
      <text:p text:style-name="P4">
News Collection Link: <text:a xlink:type="simple" xlink:href="https://liveuamap.com/en/2023/22-may-kharkiv-kharkivska-oblast0037-red-alerg" text:style-name="Internet_20_link" text:visited-style-name="Visited_20_Internet_20_Link">
https://liveuamap.com/en/2023/22-may-kharkiv-kharkivska-oblast0037-red-alerg</text:a>
</text:p>
      <text:p text:style-name="P4">
News Source: <text:a xlink:type="simple" xlink:href="https://t.me/suspilnekharkiv/25113" text:style-name="Internet_20_link" text:visited-style-name="Visited_20_Internet_20_Link">
https://t.me/suspilnekharkiv/25113</text:a>
</text:p>
      <!--NEWS-->
      <text:h text:style-name="P10" text:outline-level="1">
<text:span text:style-name="T4">
Sumska Oblast(00:37). Red Alert: aerial threat. Sirens sounding. Take cover now!</text:span>
</text:h>
      <text:p text:style-name="P4">
Authors: liveuamap (Language: en)</text:p>
      <text:p text:style-name="P4">
Time: 2023-05-22T18:39:00</text:p>
      <text:p text:style-name="P4">
Location: Sumska Oblast (Latitude:51.00000000 Longtitude:34.00000000)</text:p>
      <text:p text:style-name="P4">
Videos: []</text:p>
      <text:p text:style-name="P4">
Images: []</text:p>
      <text:p text:style-name="P4">
Tags: ["Europe", "Central and Eastern Europe"]</text:p>
      <text:p text:style-name="P4">
Id: 22564725</text:p>
      <!--METADATA-->
      <text:p text:style-name="P4">
Sumy region(00:37). Red Alert: aerial threat. Sirens sounding. Take covernow!</text:p>
      <text:p text:style-name="P4">
News Collection Link: <text:a xlink:type="simple" xlink:href="https://liveuamap.com/en/2023/22-may-sumska-oblast0037-red-alert-aerial-thrg" text:style-name="Internet_20_link" text:visited-style-name="Visited_20_Internet_20_Link">
https://liveuamap.com/en/2023/22-may-sumska-oblast0037-red-alert-aerial-thrg</text:a>
</text:p>
      <text:p text:style-name="P4">
News Source: <text:a xlink:type="simple" xlink:href="https://t.me/air_alert_ua/46332" text:style-name="Internet_20_link" text:visited-style-name="Visited_20_Internet_20_Link">
https://t.me/air_alert_ua/46332</text:a>
</text:p>
      <!--NEWS-->
      <text:h text:style-name="P10" text:outline-level="1">
<text:span text:style-name="T4">
Vinnytska Oblast(00:57). Red Alert: aerial threat. Sirens sounding. Take cover now!</text:span>
</text:h>
      <text:p text:style-name="P4">
Authors: liveuamap (Language: en)</text:p>
      <text:p text:style-name="P4">
Time: 2023-05-22T18:58:00</text:p>
      <text:p text:style-name="P4">
Location: Vinnytska Oblast (Latitude:48.91692 Longtitude:28.66645)</text:p>
      <text:p text:style-name="P4">
Videos: []</text:p>
      <text:p text:style-name="P4">
Images: []</text:p>
      <text:p text:style-name="P4">
Tags: ["Europe", "Central and Eastern Europe"]</text:p>
      <text:p text:style-name="P4">
Id: 22564726</text:p>
      <!--METADATA-->
      <text:p text:style-name="P4">
Vinnytsia region(00:57). Red Alert: aerial threat. Sirens sounding. Take covernow!</text:p>
      <text:p text:style-name="P4">
News Collection Link: <text:a xlink:type="simple" xlink:href="https://liveuamap.com/en/2023/22-may-vinnytska-oblast0057-red-alert-aerial-g" text:style-name="Internet_20_link" text:visited-style-name="Visited_20_Internet_20_Link">
https://liveuamap.com/en/2023/22-may-vinnytska-oblast0057-red-alert-aerial-g</text:a>
</text:p>
      <text:p text:style-name="P4">
News Source: <text:a xlink:type="simple" xlink:href="https://t.me/air_alert_ua/46334" text:style-name="Internet_20_link" text:visited-style-name="Visited_20_Internet_20_Link">
https://t.me/air_alert_ua/46334</text:a>
</text:p>
      <!--NEWS-->
      <text:h text:style-name="P10" text:outline-level="1">
<text:span text:style-name="T4">
Kyiv, Kyiv Oblast(01:11). Red Alert: aerial threat. Sirens sounding. Take cover now!</text:span>
</text:h>
      <text:p text:style-name="P4">
Authors: liveuamap (Language: en)</text:p>
      <text:p text:style-name="P4">
Time: 2023-05-22T19:12:00</text:p>
      <text:p text:style-name="P4">
Location: Kyiv (Latitude:50.44384 Longtitude:30.53089)</text:p>
      <text:p text:style-name="P4">
Videos: []</text:p>
      <text:p text:style-name="P4">
Images: []</text:p>
      <text:p text:style-name="P4">
Tags: ["Europe", "Central and Eastern Europe"]</text:p>
      <text:p text:style-name="P4">
Id: 22564727</text:p>
      <!--METADATA-->
      <text:p text:style-name="P4">
Kyiv, Kyiv region(01:11). Red Alert: aerial threat. Sirens sounding. Takecover now!</text:p>
      <text:p text:style-name="P4">
News Collection Link: <text:a xlink:type="simple" xlink:href="https://liveuamap.com/en/2023/22-may-kyiv-kyiv-oblast0111-red-alert-aerial-g" text:style-name="Internet_20_link" text:visited-style-name="Visited_20_Internet_20_Link">
https://liveuamap.com/en/2023/22-may-kyiv-kyiv-oblast0111-red-alert-aerial-g</text:a>
</text:p>
      <text:p text:style-name="P4">
News Source: <text:a xlink:type="simple" xlink:href="https://t.me/air_alert_ua/46338" text:style-name="Internet_20_link" text:visited-style-name="Visited_20_Internet_20_Link">
https://t.me/air_alert_ua/46338</text:a>
</text:p>
      <!--NEWS-->
      <text:h text:style-name="P10" text:outline-level="1">
<text:span text:style-name="T4">
Khmelnytska Oblast, Rivne, Rivnenska Oblast(02:09). Red Alert: aerial threat. Sirens sounding...</text:span>
</text:h>
      <text:p text:style-name="P4">
Authors: liveuamap (Language: en)</text:p>
      <text:p text:style-name="P4">
Time: 2023-05-22T20:11:00</text:p>
      <text:p text:style-name="P4">
Location: Khmelnytska Oblast (Latitude:49.50000000 Longtitude:27.00000000)</text:p>
      <text:p text:style-name="P4">
Videos: []</text:p>
      <text:p text:style-name="P4">
Images: []</text:p>
      <text:p text:style-name="P4">
Tags: ["Europe", "Central and Eastern Europe"]</text:p>
      <text:p text:style-name="P4">
Id: 22564731</text:p>
      <!--METADATA-->
      <text:p text:style-name="P4">
Khmelnitsky region, Rivne, Rivne region(02:09). Red Alert: aerial threat.Sirens sounding. Take cover now!</text:p>
      <text:p text:style-name="P4">
News Collection Link: <text:a xlink:type="simple" xlink:href="https://liveuamap.com/en/2023/23-may-khmelnytska-oblast-rivne-rivnenska-oblg" text:style-name="Internet_20_link" text:visited-style-name="Visited_20_Internet_20_Link">
https://liveuamap.com/en/2023/23-may-khmelnytska-oblast-rivne-rivnenska-oblg</text:a>
</text:p>
      <text:p text:style-name="P4">
News Source: <text:a xlink:type="simple" xlink:href="https://t.me/air_alert_ua/46342" text:style-name="Internet_20_link" text:visited-style-name="Visited_20_Internet_20_Link">
https://t.me/air_alert_ua/46342</text:a>
</text:p>
      <!--NEWS-->
      <text:h text:style-name="P10" text:outline-level="1">
<text:span text:style-name="T4">
Zhytomyr, Zhytomyrska Oblast(02:12). Red Alert: aerial threat. Sirens sounding. Take cover now!</text:span>
</text:h>
      <text:p text:style-name="P4">
Authors: liveuamap (Language: en)</text:p>
      <text:p text:style-name="P4">
Time: 2023-05-22T20:15:00</text:p>
      <text:p text:style-name="P4">
Location: Zhytomyr (Latitude:50.26487000 Longtitude:28.67669000)</text:p>
      <text:p text:style-name="P4">
Videos: []</text:p>
      <text:p text:style-name="P4">
Images: []</text:p>
      <text:p text:style-name="P4">
Tags: ["Europe", "Central and Eastern Europe"]</text:p>
      <text:p text:style-name="P4">
Id: 22564732</text:p>
      <!--METADATA-->
      <text:p text:style-name="P4">
Zhytomyr, Zhytomyr region(02:12). Red Alert: aerial threat. Sirenssounding. Take cover now!</text:p>
      <text:p text:style-name="P4">
News Collection Link: <text:a xlink:type="simple" xlink:href="https://liveuamap.com/en/2023/23-may-zhytomyr-zhytomyrska-oblast0212-red-alg" text:style-name="Internet_20_link" text:visited-style-name="Visited_20_Internet_20_Link">
https://liveuamap.com/en/2023/23-may-zhytomyr-zhytomyrska-oblast0212-red-alg</text:a>
</text:p>
      <text:p text:style-name="P4">
News Source: <text:a xlink:type="simple" xlink:href="https://t.me/air_alert_ua/46343" text:style-name="Internet_20_link" text:visited-style-name="Visited_20_Internet_20_Link">
https://t.me/air_alert_ua/46343</text:a>
</text:p>
      <!--NEWS-->
      <text:h text:style-name="P10" text:outline-level="1">
<text:span text:style-name="T4">
Vinnytska Oblast(02:38). Red Alert: aerial threat. Sirens sounding. Take cover now!</text:span>
</text:h>
      <text:p text:style-name="P4">
Authors: liveuamap (Language: en)</text:p>
      <text:p text:style-name="P4">
Time: 2023-05-22T20:39:00</text:p>
      <text:p text:style-name="P4">
Location: Vinnytska Oblast (Latitude:48.91667000 Longtitude:28.66667000)</text:p>
      <text:p text:style-name="P4">
Videos: []</text:p>
      <text:p text:style-name="P4">
Images: []</text:p>
      <text:p text:style-name="P4">
Tags: ["Europe", "Central and Eastern Europe"]</text:p>
      <text:p text:style-name="P4">
Id: 22564733</text:p>
      <!--METADATA-->
      <text:p text:style-name="P4">
Vinnytsia region(02:38). Red Alert: aerial threat. Sirens sounding. Take covernow!</text:p>
      <text:p text:style-name="P4">
News Collection Link: <text:a xlink:type="simple" xlink:href="https://liveuamap.com/en/2023/23-may-vinnytska-oblast0238-red-alert-aerial-g" text:style-name="Internet_20_link" text:visited-style-name="Visited_20_Internet_20_Link">
https://liveuamap.com/en/2023/23-may-vinnytska-oblast0238-red-alert-aerial-g</text:a>
</text:p>
      <text:p text:style-name="P4">
News Source: <text:a xlink:type="simple" xlink:href="https://t.me/air_alert_ua/46346" text:style-name="Internet_20_link" text:visited-style-name="Visited_20_Internet_20_Link">
https://t.me/air_alert_ua/46346</text:a>
</text:p>
      <!--NEWS-->
      <text:h text:style-name="P10" text:outline-level="1">
<text:span text:style-name="T4">
JSC Avdiivka Directio Rusian of the Army Shelled Novokalinova, Berdyshi, Avdiivka, Water, First ...</text:span>
</text:h>
      <text:p text:style-name="P4">
Authors: liveuamap (Language: en)</text:p>
      <text:p text:style-name="P4">
Time: 2023-05-23T-10:33:00</text:p>
      <text:p text:style-name="P4">
Location: Donetsk (Latitude:48.09413 Longtitude:37.58869)</text:p>
      <text:p text:style-name="P4">
Videos: []</text:p>
      <text:p text:style-name="P4">
Images: []</text:p>
      <text:p text:style-name="P4">
Tags: ["Russia"]</text:p>
      <text:p text:style-name="P4">
Id: 22564848</text:p>
      <!--METADATA-->
      <text:p text:style-name="P4">
At Avdiyivka direction Russian army shelled Novokalynove, Berdychi, Avdiyivka,Vodyane, Pervomayske and Karlivka of Donetsk region. Russian aviationconducted airstrikes at Avdiyivka and Pervomayske, - General Staff of ArmedForces of Ukraine says in the morning report</text:p>
      <text:p text:style-name="P4">
News Collection Link: <text:a xlink:type="simple" xlink:href="https://liveuamap.com/en/2023/23-may-at-avdiyivka-direction-russian-army-shelled-novokalynove" text:style-name="Internet_20_link" text:visited-style-name="Visited_20_Internet_20_Link">
https://liveuamap.com/en/2023/23-may-at-avdiyivka-direction-russian-army-shelled-novokalynove</text:a>
</text:p>
      <text:p text:style-name="P4">
News Source: <text:a xlink:type="simple" xlink:href="https://t.me/lumsrc/4877" text:style-name="Internet_20_link" text:visited-style-name="Visited_20_Internet_20_Link">
https://t.me/lumsrc/4877</text:a>
</text:p>
      <!--NEWS-->
      <text:h text:style-name="P10" text:outline-level="1">
<text:span text:style-name="T4">
At Maryinka direction Russian army shelled Maryinka and Pobyeda, - General Staff of Armed For...</text:span>
</text:h>
      <text:p text:style-name="P4">
Authors: liveuamap (Language: en)</text:p>
      <text:p text:style-name="P4">
Time: 2023-05-23T-12:33:00</text:p>
      <text:p text:style-name="P4">
Location: Donetsk Oblast (Latitude:47.91623 Longtitude:37.45857)</text:p>
      <text:p text:style-name="P4">
Videos: []</text:p>
      <text:p text:style-name="P4">
Images: []</text:p>
      <text:p text:style-name="P4">
Tags: ["Russia"]</text:p>
      <text:p text:style-name="P4">
Id: 22564847</text:p>
      <!--METADATA-->
      <text:p text:style-name="P4">
At Maryinka direction Russian army shelled Maryinka and Pobyeda, - GeneralStaff of Armed Forces of Ukraine says in the morning report</text:p>
      <text:p text:style-name="P4">
News Collection Link: <text:a xlink:type="simple" xlink:href="https://liveuamap.com/en/2023/23-may-at-maryinka-direction-russian-army-shelled-maryinka" text:style-name="Internet_20_link" text:visited-style-name="Visited_20_Internet_20_Link">
https://liveuamap.com/en/2023/23-may-at-maryinka-direction-russian-army-shelled-maryinka</text:a>
</text:p>
      <text:p text:style-name="P4">
News Source: <text:a xlink:type="simple" xlink:href="https://t.me/lumsrc/4878" text:style-name="Internet_20_link" text:visited-style-name="Visited_20_Internet_20_Link">
https://t.me/lumsrc/4878</text:a>
</text:p>
      <!--NEWS-->
      <text:h text:style-name="P10" text:outline-level="1">
<text:span text:style-name="T4">
Shutterstock Photo Bank purchased Giphy for $ 53 million</text:span>
</text:h>
      <text:p text:style-name="P4">
Authors: Ukrinform (Person)</text:p>
      <text:p text:style-name="P4">
Publisher: Укринформ (Organization)</text:p>
      <text:p text:style-name="P4">
Published Time: 2023-05-23T-134:56:00+03:00</text:p>
      <text:p text:style-name="P4">
Modified Time: 2023-05-23T17:56:00+03:00</text:p>
      <text:p text:style-name="P4">
Description: Meta has sold Giphy, online data and a search engine that allows users to search and share animated GIF files, Shutterstock, for $ 53 million. - Ukrinform.</text:p>
      <text:p text:style-name="P4">
Images: ['<text:a xlink:type="simple" xlink:href="https://static.ukrinform.com/photos/2023_05/thumb_files/630_360_1684854119-337.jpg" text:style-name="Internet_20_link" text:visited-style-name="Visited_20_Internet_20_Link">
630_360_16848...</text:a>
']</text:p>
      <text:p text:style-name="P4">
Tags: ['Технології', 'Продаж', 'Meta', 'Shutterstock']</text:p>
      <text:p text:style-name="P4">
Type: Article</text:p>
      <!--METADATA-->
      <text:p text:style-name="P4">
<draw:frame draw:style-name="fr1" draw:name="Image2" text:anchor-type="as-char" svg:width="6.9236in" svg:height="3.956343in" draw:z-index="0">
<draw:image xlink:href="../Images/yкринформ/2023-05-23T-134-56-00-03-00/630_360_1684854119-337.jpg" xlink:type="simple" xlink:show="embed" xlink:actuate="onLoad" draw:mime-type="image/jpeg"/>
</draw:frame>
MMETA has sold Giphy, online data bases and a search engine that allows users to search and share with animated GIF files, a Shchetterstock, for $ 53 million.</text:p>
      <text:p text:style-name="P4">
As Ukrinform reports, it reports <text:a xlink:type="simple" xlink:href="https://www.theguardian.com/technology/2023/may/23/facebook-owner-meta-sells-giphy-shutterstock-gif-search" text:style-name="Internet_20_link" text:visited-style-name="Visited_20_Internet_20_Link">
</text:a>
</text:p>
      <text:p text:style-name="P4">
<text:a xlink:type="simple" xlink:href="https://www.ukrinform.ua/tag-meta" text:style-name="Internet_20_link" text:visited-style-name="Visited_20_Internet_20_Link">
 </text:a>
She said on Tuesday, May 23, which gave Giphy, which she purchased in November 2021 for about $ 315 million, but the British regulator forbade her to complete the Capid in 2022.</text:p>
      <text:p text:style-name="P4">
Shutterstock, which provides high quality licensed photos, illustrations, 3D models, videos and music to users and brands around the world will pay for Giphy in cash.</text:p>
      <text:p text:style-name="P4">
Executive Director Shutterstock Paul Hennesssey noted that the acquisition was "an exciting next step in the Shutterstock way as a creative platform."</text:p>
      <text:p text:style-name="P4">
<text:span text:style-name="T4">
 Read also: </text:span>
 <text:a xlink:type="simple" xlink:href="https://www.ukrinform.ua/rubric-technology/3708226-u-meta-pocali-testuvati-reklamni-instrumenti-na-osnovi-stucnogo-intelektu.html" text:style-name="Internet_20_link" text:visited-style-name="Visited_20_Internet_20_Link">
</text:a>
As reported by Ukrinform, the Department of Competition and the Britain Market and the Market(SMA)Meta has obliged to sell Giphy, an online hypersonal system that allows users to search and share with animated GIF files.</text:p>
      <text:p text:style-name="P4">
The regulator called the reason "the possible reduction of competition by inter -platforms of social networks, and the increase of the already significant impact of the META is."</text:p>
      <text:p text:style-name="P4">
<text:span text:style-name="T5">
Foto: Getty Images</text:span>
</text:p>
      <text:p text:style-name="P4">
News Source: <text:a xlink:type="simple" xlink:href="https://www.ukrinform.ua/rubric-technology/3713178-fotobank-shutterstock-pridbav-giphy-za-53-miljoni.html" text:style-name="Internet_20_link" text:visited-style-name="Visited_20_Internet_20_Link">
https://www.ukrinform.ua/rubric-technology/3713178-fotobank-shutterstock-pridbav-giphy-za-53-miljoni.html</text:a>
</text:p>
      <!--NEWS-->
      <text:h text:style-name="P10" text:outline-level="1">
<text:span text:style-name="T4">
At Shakhtarske direction Russian army shelled Vuhledar, Novoukrayinka and Prechystivka. Russi...</text:span>
</text:h>
      <text:p text:style-name="P4">
Authors: liveuamap (Language: en)</text:p>
      <text:p text:style-name="P4">
Time: 2023-05-23T-14:33:00</text:p>
      <text:p text:style-name="P4">
Location: Donetsk (Latitude:47.78986 Longtitude:36.98839)</text:p>
      <text:p text:style-name="P4">
Videos: []</text:p>
      <text:p text:style-name="P4">
Images: []</text:p>
      <text:p text:style-name="P4">
Tags: ["Russia"]</text:p>
      <text:p text:style-name="P4">
Id: 22564846</text:p>
      <!--METADATA-->
      <text:p text:style-name="P4">
At Shakhtarske direction Russian army shelled Vuhledar, Novoukrayinka andPrechystivka. Russian aviation conducted airstrikes at Vuhledar, Prechystivkaand Zolota Nyva, - General Staff of Armed Forces of Ukraine says in themorning report</text:p>
      <text:p text:style-name="P4">
News Collection Link: <text:a xlink:type="simple" xlink:href="https://liveuamap.com/en/2023/23-may-at-shakhtarske-direction-russian-army-shelled-vuhledar" text:style-name="Internet_20_link" text:visited-style-name="Visited_20_Internet_20_Link">
https://liveuamap.com/en/2023/23-may-at-shakhtarske-direction-russian-army-shelled-vuhledar</text:a>
</text:p>
      <text:p text:style-name="P4">
News Source: <text:a xlink:type="simple" xlink:href="https://t.me/lumsrc/4879" text:style-name="Internet_20_link" text:visited-style-name="Visited_20_Internet_20_Link">
https://t.me/lumsrc/4879</text:a>
</text:p>
      <!--NEWS-->
      <text:h text:style-name="P10" text:outline-level="1">
<text:span text:style-name="T4">
The invaders fired Ochakov - damaged dwellings, shops and gas pipeline</text:span>
</text:h>
      <text:p text:style-name="P4">
Authors: Ukrinform (Person)</text:p>
      <text:p text:style-name="P4">
Publisher: Укринформ (Organization)</text:p>
      <text:p text:style-name="P4">
Published Time: 2023-05-23T-157:50:00+03:00</text:p>
      <text:p text:style-name="P4">
Modified Time: 2023-05-23T16:50:00+03:00</text:p>
      <text:p text:style-name="P4">
Description: During today's shelling, the troops of the Russian Federation of Ochakov in Mykolaiv region damaged gas pipelines and gas regulatory equipment. - Ukrinform.</text:p>
      <text:p text:style-name="P4">
Images: ['<text:a xlink:type="simple" xlink:href="https://static.ukrinform.com/photos/2023_05/thumb_files/630_360_1684850380-211.jpg" text:style-name="Internet_20_link" text:visited-style-name="Visited_20_Internet_20_Link">
630_360_16848...</text:a>
']</text:p>
      <text:p text:style-name="P4">
Tags: ['Миколаївщина', 'Обстріл', 'Очаків', 'Війна з Росією']</text:p>
      <text:p text:style-name="P4">
Type: Article</text:p>
      <!--METADATA-->
      <text:p text:style-name="P4">
<draw:frame draw:style-name="fr1" draw:name="Image3" text:anchor-type="as-char" svg:width="6.9236in" svg:height="3.956343in" draw:z-index="0">
<draw:image xlink:href="../Images/yкринформ/2023-05-23T-157-50-00-03-00/630_360_1684850380-211.jpg" xlink:type="simple" xlink:show="embed" xlink:actuate="onLoad" draw:mime-type="image/jpeg"/>
</draw:frame>
During the day shelling of the Russian Federation of the city of Ochakov in Mykolaiv region damaged gas pipelines and gas regulatory equipment.</text:p>
      <text:p text:style-name="P4">
About it reported JSC "Mykolaivgas" in <text:a xlink:type="simple" xlink:href="https://t.me/mykolaivgas/319" text:style-name="Internet_20_link" text:visited-style-name="Visited_20_Internet_20_Link">
</text:a>
, reports Ukrinform.</text:p>
      <text:p text:style-name="P4">
“Russian terrorists today, May 23, cruelly and ruthlessly <text:a xlink:type="simple" xlink:href="https://www.ukrinform.ua/tag-obstril" text:style-name="Internet_20_link" text:visited-style-name="Visited_20_Internet_20_Link">
</text:a>
Ochakov. In addition to residential buildings, stores and infrastructure facilities, gas infrastructure has also been damaged - gas regulatory equipment and gas pipelines have been damaged, ”the message is in the message.</text:p>
      <text:p text:style-name="P4">
It is noted that employees of the Ochakov district of JSC "Mykolaivgas" eliminate the shelling.</text:p>
      <text:p text:style-name="P4">
<text:span text:style-name="T4">
 Read also: </text:span>
 <text:a xlink:type="simple" xlink:href="https://www.ukrinform.ua/rubric-ato/3713100-rosijski-vijska-obstrilali-vovcansk-i-selo-lipci.html" text:style-name="Internet_20_link" text:visited-style-name="Visited_20_Internet_20_Link">
<text:span text:style-name="T4">
 fired </text:span>
</text:a>
As it was reported, in the afternoon of May 23, Russian troops fired at Ochakov ZRSZV.</text:p>
      <text:p text:style-name="P4">
News Source: <text:a xlink:type="simple" xlink:href="https://www.ukrinform.ua/rubric-ato/3713141-zagarbniki-obstrilali-ocakiv-poskodzeni-zitlovi-budinki-magazini-ta-gazoprovid.html" text:style-name="Internet_20_link" text:visited-style-name="Visited_20_Internet_20_Link">
https://www.ukrinform.ua/rubric-ato/3713141-zagarbniki-obstrilali-ocakiv-poskodzeni-zitlovi-budinki-magazini-ta-gazoprovid.html</text:a>
</text:p>
      <!--NEWS-->
      <text:h text:style-name="P10" text:outline-level="1">
<text:span text:style-name="T4">
The Government has released the head of the State Agency for Infrastructure Projects</text:span>
</text:h>
      <text:p text:style-name="P4">
Authors: Ukrinform (Person)</text:p>
      <text:p text:style-name="P4">
Publisher: Укринформ (Organization)</text:p>
      <text:p text:style-name="P4">
Published Time: 2023-05-23T-161:38:00+03:00</text:p>
      <text:p text:style-name="P4">
Modified Time: 2023-05-23T16:38:00+03:00</text:p>
      <text:p text:style-name="P4">
Description: At a meeting on Tuesday, the Cabinet of Ministers decided to dismiss Konstantin Gura from the post of head of the State Agency of Infrastructure Projects. - Ukrinform.</text:p>
      <text:p text:style-name="P4">
Images: ['<text:a xlink:type="simple" xlink:href="https://static.ukrinform.com/photos/2023_03/thumb_files/630_360_1678738628-217.jpg" text:style-name="Internet_20_link" text:visited-style-name="Visited_20_Internet_20_Link">
630_360_16787...</text:a>
']</text:p>
      <text:p text:style-name="P4">
Tags: ['Кабмін', 'Призначення', 'Звільнення']</text:p>
      <text:p text:style-name="P4">
Type: Article</text:p>
      <!--METADATA-->
      <text:p text:style-name="P4">
<draw:frame draw:style-name="fr1" draw:name="Image4" text:anchor-type="as-char" svg:width="6.9236in" svg:height="3.956343in" draw:z-index="0">
<draw:image xlink:href="../Images/yкринформ/2023-05-23T-161-38-00-03-00/630_360_1678738628-217.jpg" xlink:type="simple" xlink:show="embed" xlink:actuate="onLoad" draw:mime-type="image/jpeg"/>
</draw:frame>
At a meeting on Tuesday, the Cabinet of Ministers made a decision to dismiss Konstantinagura from the post of head of the State Agency of Infrastructure Projects.</text:p>
      <text:p text:style-name="P4">
About it reports Ukrinform with reference to <text:a xlink:type="simple" xlink:href="https://t.me/uriad24/2670" text:style-name="Internet_20_link" text:visited-style-name="Visited_20_Internet_20_Link">
</text:a>
The Online Government.</text:p>
      <text:p text:style-name="P4">
"At its meeting on May 23, the Cabinet of Ministers of Ukraine approved the dismissal of Konstantin Guri from the post of head of the State Agency Infrastructure Projects," the reported.</text:p>
      <text:p text:style-name="P4">
<text:a xlink:type="simple" xlink:href="https://www.ukrinform.ua/tag-kabmin" text:style-name="Internet_20_link" text:visited-style-name="Visited_20_Internet_20_Link">
</text:a>
He appointed Volodymyr Demchaspanovkaya by the Head of the State Emergency Service.</text:p>
      <text:p text:style-name="P4">
<text:span text:style-name="T4">
 Read also: </text:span>
 <text:a xlink:type="simple" xlink:href="https://www.ukrinform.ua/rubric-society/3713113-robota-na-deokupovanih-teritoriah-urad-shvaliv-realizaciu-eksperimentalnogo-proektu.html" text:style-name="Internet_20_link" text:visited-style-name="Visited_20_Internet_20_Link">
<text:span text:style-name="T4">
 Government </text:span>
</text:a>
The appointment of Yaroslav Shanka was also agreed by the Deputy Head of the Serson Regional State Administration, Yulia Hrytska -Andriyesh -Deputy Head of Chernivtsi Regional State Administration.</text:p>
      <text:p text:style-name="P4">
As it was reported, the Cabinet of Ministers appointed Konstantin Guru, the head of the State Agency of Infrastructure Projects of Ukraine on June 21, 2022.</text:p>
      <text:p text:style-name="P4">
News Source: <text:a xlink:type="simple" xlink:href="https://www.ukrinform.ua/rubric-polytics/3713132-urad-zvilniv-kerivnika-derzagentstva-infrastrukturnih-proektiv.html" text:style-name="Internet_20_link" text:visited-style-name="Visited_20_Internet_20_Link">
https://www.ukrinform.ua/rubric-polytics/3713132-urad-zvilniv-kerivnika-derzagentstva-infrastrukturnih-proektiv.html</text:a>
</text:p>
      <!--NEWS-->
      <text:h text:style-name="P10" text:outline-level="1">
<text:span text:style-name="T4">
Damages from the hit of the Russian drone on Odessa were estimated at ₴ 3 billion</text:span>
</text:h>
      <text:p text:style-name="P4">
Authors: Ukrinform (Person)</text:p>
      <text:p text:style-name="P4">
Publisher: Укринформ (Organization)</text:p>
      <text:p text:style-name="P4">
Published Time: 2023-05-23T-165:31:00+03:00</text:p>
      <text:p text:style-name="P4">
Modified Time: 2023-05-23T16:31:00+03:00</text:p>
      <text:p text:style-name="P4">
Description: The eco -inspection estimated at UAH 3 billion the losses that the Russian drone was hit into a recreational facility in Odessa on April 19. - Ukrinform.</text:p>
      <text:p text:style-name="P4">
Images: ['<text:a xlink:type="simple" xlink:href="https://static.ukrinform.com/photos/2023_05/thumb_files/630_360_1684854415-918.jpeg" text:style-name="Internet_20_link" text:visited-style-name="Visited_20_Internet_20_Link">
630_360_16848...</text:a>
', '<text:a xlink:type="simple" xlink:href="https://static.ukrinform.com/photos/2023_05/1684854445-292.jpg" text:style-name="Internet_20_link" text:visited-style-name="Visited_20_Internet_20_Link">
1684854445-29...</text:a>
']</text:p>
      <text:p text:style-name="P4">
Tags: ['Безпілотник', 'Обстріл', 'Одеса', 'Збитки', 'Війна з Росією']</text:p>
      <text:p text:style-name="P4">
Type: Article</text:p>
      <!--METADATA-->
      <text:p text:style-name="P4">
<draw:frame draw:style-name="fr1" draw:name="Image5" text:anchor-type="as-char" svg:width="6.9236in" svg:height="3.956343in" draw:z-index="0">
<draw:image xlink:href="../Images/yкринформ/2023-05-23T-165-31-00-03-00/630_360_1684854415-918.jpeg" xlink:type="simple" xlink:show="embed" xlink:actuate="onLoad" draw:mime-type="image/jpeg"/>
</draw:frame>
The eco -inspection estimated at UAH 3 billion the losses that the Russian non -Vispilot was hit by a recreational facility in Odessa on April 19.</text:p>
      <text:p text:style-name="P4">
About this <text:a xlink:type="simple" xlink:href="https://sw.dei.gov.ua/post/ponad-3-mlrd-grn-zbitkiv-zavdano-dovkillyu-vnaslidok-ruynuvannya-rekreatsiy" text:style-name="Internet_20_link" text:visited-style-name="Visited_20_Internet_20_Link">
 </text:a>
On the website of the State Environmental Inspectorate of Ukraine, reports Ukrinform.</text:p>
      <text:p text:style-name="P4">
After the attack on the region, which took place on April 19, the inspectors conducted a survey of the hit <text:a xlink:type="simple" xlink:href="https://www.ukrinform.ua/tag-bezpilotnik" text:style-name="Internet_20_link" text:visited-style-name="Visited_20_Internet_20_Link">
</text:a>
and found clogging of the territory 10.4 thousand square meters of construction waste.  <draw:frame draw:style-name="fr1" draw:name="Image6" text:anchor-type="as-char" svg:width="6.9236in" svg:height="5.1927in" draw:z-index="0">
<draw:image xlink:href="../Images/yкринформ/2023-05-23T-165-31-00-03-00/1684854445-292.jpg" xlink:type="simple" xlink:show="embed" xlink:actuate="onLoad" draw:mime-type="image/jpeg"/>
</draw:frame>
<text:span text:style-name="T5">
Foto: odessa.online</text:span>
</text:p>
      <text:p text:style-name="P4">
"On the basis of the survey act, the losses caused to the environment are 3 064.9 million UAH," - said in the message.</text:p>
      <text:p text:style-name="P4">
<text:span text:style-name="T4">
 Read also: </text:span>
 <text:a xlink:type="simple" xlink:href="https://www.ukrinform.ua/rubric-regions/3712681-v-odesi-colovik-otrimav-dovicne-peredavav-vorogu-dani-pro-zsu.html" text:style-name="Internet_20_link" text:visited-style-name="Visited_20_Internet_20_Link">
<text:span text:style-name="T4">
 Odessa </text:span>
</text:a>
As reported by Ukrinform, Russian troops on the night of April 19 <text:a xlink:type="simple" xlink:href="https://www.ukrinform.ua/rubric-ato/3697712-rosiani-atakuvali-odesinu-sahedami-10-iz-12-droniv-zbila-ppo.html" text:style-name="Internet_20_link" text:visited-style-name="Visited_20_Internet_20_Link">
</text:a>
Shahd-136/131. Ukrainian defenders have closed 10 out of 12 drones. Recorded <text:a xlink:type="simple" xlink:href="https://www.ukrinform.ua/rubric-ato/3697696-zagarbniki-atakuvali-bezpilotnikami-odesinu-v-ova-kazut-pro-prilit-v-obekt-infrastrukturi.html" text:style-name="Internet_20_link" text:visited-style-name="Visited_20_Internet_20_Link">
</text:a>
.</text:p>
      <text:p text:style-name="P4">
_ First photo: Sergey Bratchuk/Telegram_</text:p>
      <text:p text:style-name="P4">
News Source: <text:a xlink:type="simple" xlink:href="https://www.ukrinform.ua/rubric-regions/3713181-zbitki-vid-vlucanna-rosijskogo-dronu-po-odesi-ocinili-v-3-milardi.html" text:style-name="Internet_20_link" text:visited-style-name="Visited_20_Internet_20_Link">
https://www.ukrinform.ua/rubric-regions/3713181-zbitki-vid-vlucanna-rosijskogo-dronu-po-odesi-ocinili-v-3-milardi.html</text:a>
</text:p>
      <!--NEWS-->
      <text:h text:style-name="P10" text:outline-level="1">
<text:span text:style-name="T4">
At Zaporizhzhia and Kherson directions Russian army shelled Vremivka and Novopil of Donetsk r...</text:span>
</text:h>
      <text:p text:style-name="P4">
Authors: liveuamap (Language: en)</text:p>
      <text:p text:style-name="P4">
Time: 2023-05-23T-16:33:00</text:p>
      <text:p text:style-name="P4">
Location: Kherson (Latitude:46.62536 Longtitude:32.60141)</text:p>
      <text:p text:style-name="P4">
Videos: []</text:p>
      <text:p text:style-name="P4">
Images: []</text:p>
      <text:p text:style-name="P4">
Tags: ["Russia"]</text:p>
      <text:p text:style-name="P4">
Id: 22564845</text:p>
      <!--METADATA-->
      <text:p text:style-name="P4">
At Zaporizhzhia and Kherson directions Russian army shelled Vremivka andNovopil of Donetsk region; Olhivske, Huliaipole, Bilohirya, Mala Tokmachka,Novodanylivka, Novoandriyivka, Mali Scherbaky of Zaporizhzhia region andZaporizhzhya city; Kachkarivka, Vesele, Kozatske, Antonivka, Stanislav ofKherson region and Kherson city. Russian aviation conducted airstrikes atMalynivka, Mala Tokmachka and Novodanylivka of Zaporizhzhia region , - GeneralStaff of Armed Forces of Ukraine says in the morning report</text:p>
      <text:p text:style-name="P4">
News Collection Link: <text:a xlink:type="simple" xlink:href="https://liveuamap.com/en/2023/23-may-at-zaporizhzhia-and-kherson-directions-russian-army" text:style-name="Internet_20_link" text:visited-style-name="Visited_20_Internet_20_Link">
https://liveuamap.com/en/2023/23-may-at-zaporizhzhia-and-kherson-directions-russian-army</text:a>
</text:p>
      <text:p text:style-name="P4">
News Source: <text:a xlink:type="simple" xlink:href="https://t.me/lumsrc/4880" text:style-name="Internet_20_link" text:visited-style-name="Visited_20_Internet_20_Link">
https://t.me/lumsrc/4880</text:a>
</text:p>
      <!--NEWS-->
      <text:h text:style-name="P10" text:outline-level="1">
<text:span text:style-name="T4">
The SBU exposed a company in Volyn that supplied the submarines to Russia</text:span>
</text:h>
      <text:p text:style-name="P4">
Authors: Ukrinform (Person)</text:p>
      <text:p text:style-name="P4">
Publisher: Укринформ (Organization)</text:p>
      <text:p text:style-name="P4">
Published Time: 2023-05-23T-16:40:00+03:00</text:p>
      <text:p text:style-name="P4">
Modified Time: 2023-05-23T23:40:00+03:00</text:p>
      <text:p text:style-name="P4">
Description: The Security Service of Ukraine exposed the company that supplied accessories to Russia for the production of submarines. - Ukrinform.</text:p>
      <text:p text:style-name="P4">
Images: ['<text:a xlink:type="simple" xlink:href="https://static.ukrinform.com/photos/2023_05/thumb_files/630_360_1684833890-387.jpeg" text:style-name="Internet_20_link" text:visited-style-name="Visited_20_Internet_20_Link">
630_360_16848...</text:a>
']</text:p>
      <text:p text:style-name="P4">
Tags: ['СБУ', 'Волинь', 'Війна з Росією']</text:p>
      <text:p text:style-name="P4">
Type: Article</text:p>
      <!--METADATA-->
      <text:p text:style-name="P4">
<draw:frame draw:style-name="fr1" draw:name="Image7" text:anchor-type="as-char" svg:width="6.9236in" svg:height="3.956343in" draw:z-index="0">
<draw:image xlink:href="../Images/yкринформ/2023-05-23T-16-40-00-03-00/630_360_1684833890-387.jpeg" xlink:type="simple" xlink:show="embed" xlink:actuate="onLoad" draw:mime-type="image/jpeg"/>
</draw:frame>
The service of Ukraine exposed the company that supplied accessories to Russia for the production of submarines.</text:p>
      <text:p text:style-name="P4">
As Ukrinform reports, the SBU reports <text:a xlink:type="simple" xlink:href="https://t.me/SBUkr/8404" text:style-name="Internet_20_link" text:visited-style-name="Visited_20_Internet_20_Link">
</text:a>
The head of one of the companies in the Volyn region, which produces high-tech products for basic-rotary mechanisms, emphasized in the organization of equipment, emphasized in the special service.</text:p>
      <text:p text:style-name="P4">
These products are used for the production of heavy equipment, including underworks. It was these rare products that were sold to the Russian Federation.</text:p>
      <text:p text:style-name="P4">
As the SBU emphasized, the malefactors involved an affiliate firm in the territory of one of the European countries to mask illegal activities. It is recorded that the head of this firm cooperates with LDNR terrorist organizations.</text:p>
      <text:p text:style-name="P4">
According to the scheme, the foreign commercial structure purchased the products of the Ukrainian plant allegedly for their needs, and then shipped its final customers.</text:p>
      <text:p text:style-name="P4">
According to the available data, almost 200,000 units of critical products have been exported from the beginning of the full -scale invasion of the dealership.</text:p>
      <text:p text:style-name="P4">
During <text:a xlink:type="simple" xlink:href="https://www.ukrinform.ua/tag-obsuk" text:style-name="Internet_20_link" text:visited-style-name="Visited_20_Internet_20_Link">
 </text:a>
At the production and compression of the persons involved: computer equipment, mobile phones are idocuments with evidence of illegal activity; money obtained by crime.</text:p>
      <text:p text:style-name="P4">
Within the framework of criminal proceedings initiated by the SBU investigators under Part 4 of Art. 111-1 of the Criminal Code of Ukraine(Services for conducting economic activity in cooperation with the aggressor state), comprehensive measures are underway to establish all the circumstances of the crime and prosecute the perpetrators.</text:p>
      <text:p text:style-name="P4">
<text:span text:style-name="T4">
 Read also: </text:span>
 <text:a xlink:type="simple" xlink:href="https://www.ukrinform.ua/rubric-society/3711803-sbu-vikrila-v-ukraini-se-12-prorosijskih-agitatoriv.html" text:style-name="Internet_20_link" text:visited-style-name="Visited_20_Internet_20_Link">
<text:span text:style-name="T4">
 exposed </text:span>
</text:a>
In particular, the suspicion of the head of the Volyn enterprise-manufacturer is planned.</text:p>
      <text:p text:style-name="P4">
The investigation was conducted by SBU staff in the Volyn region of the preservation leadership of the regional prosecutor's office.</text:p>
      <text:p text:style-name="P4">
As they added to <text:a xlink:type="simple" xlink:href="https://www.gp.gov.ua/ua/posts/volinski-pravooxoronci-vikrili-sxemu-postacannya-v-rosiyu-unikalnix-zapcastin-do-spectexniki" text:style-name="Internet_20_link" text:visited-style-name="Visited_20_Internet_20_Link">
</text:a>
 <text:a xlink:type="simple" xlink:href="https://www.gp.gov.ua/ua/posts/volinski-pravooxoronci-vikrili-sxemu-postacannya-v-rosiyu-unikalnix-zapcastin-do-spectexniki" text:style-name="Internet_20_link" text:visited-style-name="Visited_20_Internet_20_Link">
</text:a>
The head of the capital enterprise, which contributed to the implementation of criminal equipment, approved the sentence.As reported by Ukrinform, <text:a xlink:type="simple" xlink:href="https://www.ukrinform.ua/rubric-regions/3711856-sered-vlasnikiv-obekta-kriticnoi-infrastrukturi-na-rivnensini-buli-rosiani-policia.html" text:style-name="Internet_20_link" text:visited-style-name="Visited_20_Internet_20_Link">
</text:a>
found among the owners of the enterprise owned by the objects of critical infrastructure, citizens of the Russian Federation.</text:p>
      <text:p text:style-name="P4">
News Source: <text:a xlink:type="simple" xlink:href="https://www.ukrinform.ua/rubric-ato/3712992-sbu-vikrila-na-volini-kompaniu-aka-postacala-v-rosiu-komplektuuci-dla-pidvodnih-covniv.html" text:style-name="Internet_20_link" text:visited-style-name="Visited_20_Internet_20_Link">
https://www.ukrinform.ua/rubric-ato/3712992-sbu-vikrila-na-volini-kompaniu-aka-postacala-v-rosiu-komplektuuci-dla-pidvodnih-covniv.html</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3T-18:33:00</text:p>
      <text:p text:style-name="P4">
Location: Marinka, Donetsk Oblast (Latitude:47.9413 Longtitude:37.49874)</text:p>
      <text:p text:style-name="P4">
Videos: []</text:p>
      <text:p text:style-name="P4">
Images: []</text:p>
      <text:p text:style-name="P4">
Tags: ["Russia"]</text:p>
      <text:p text:style-name="P4">
Id: 22564844</text:p>
      <!--METADATA-->
      <text:p text:style-name="P4">
Russian forces conducting offensive actions at Lyman, Bakhmut, Avdiivka andMaryinka directions. Ukrainian military had over 30 combat engagements withRussian forces. Russian forces attempting to advance near Masutivka of Kharkivregion, Bilohorivka of Luhansk region, Bakhmut, Novokalynove, Syeverne,Vodyane and Pervomayske, Maryinka, - General Staff of Armed Forces of Ukrainesays in the morning report</text:p>
      <text:p text:style-name="P4">
News Collection Link: <text:a xlink:type="simple" xlink:href="https://liveuamap.com/en/2023/23-may-russian-forces-conducting-offensive-actions-at-lyman" text:style-name="Internet_20_link" text:visited-style-name="Visited_20_Internet_20_Link">
https://liveuamap.com/en/2023/23-may-russian-forces-conducting-offensive-actions-at-lyman</text:a>
</text:p>
      <text:p text:style-name="P4">
News Source: <text:a xlink:type="simple" xlink:href="https://t.me/lumsrc/4881" text:style-name="Internet_20_link" text:visited-style-name="Visited_20_Internet_20_Link">
https://t.me/lumsrc/4881</text:a>
</text:p>
      <!--NEWS-->
      <text:h text:style-name="P10" text:outline-level="1">
<text:span text:style-name="T4">
Determined participants of the Playoff of the World Cup with hockey</text:span>
</text:h>
      <text:p text:style-name="P4">
Authors: Ukrinform (Person)</text:p>
      <text:p text:style-name="P4">
Publisher: Укринформ (Organization)</text:p>
      <text:p text:style-name="P4">
Published Time: 2023-05-23T-18:37:29+03:00</text:p>
      <text:p text:style-name="P4">
Modified Time: 2023-05-23T23:37:29+03:00</text:p>
      <text:p text:style-name="P4">
Description: In the last round of the group stage, two playoff participants were identified. - Ukrinform.</text:p>
      <text:p text:style-name="P4">
Images: ['<text:a xlink:type="simple" xlink:href="https://static.ukrinform.com/photos/2023_05/thumb_files/630_360_1684874081-167.jpg" text:style-name="Internet_20_link" text:visited-style-name="Visited_20_Internet_20_Link">
630_360_16848...</text:a>
']</text:p>
      <text:p text:style-name="P4">
Tags: ['Чемпіонат світу з хокею', 'хокей']</text:p>
      <text:p text:style-name="P4">
Type: Article</text:p>
      <!--METADATA-->
      <text:p text:style-name="P4">
<draw:frame draw:style-name="fr1" draw:name="Image8" text:anchor-type="as-char" svg:width="6.9236in" svg:height="3.956343in" draw:z-index="0">
<draw:image xlink:href="../Images/yкринформ/2023-05-23T-18-37-29-03-00/630_360_1684874081-167.jpg" xlink:type="simple" xlink:show="embed" xlink:actuate="onLoad" draw:mime-type="image/jpeg"/>
</draw:frame>
The last round of the group stage was determined by two playoffs.</text:p>
      <text:p text:style-name="P4">
At the Hockey World Championships in the elite division ended all the mattresses. According to the results of this segment of the tournament, the participants of the pile-off were determined, Ukrinform reports.</text:p>
      <text:p text:style-name="P4">
This year's hockey championship in the elite division takes place in Latvia Taffaland. Participants of the competition at this level are 16 teams, which are divided into two -bands by eight participants. After the group stage, the last teams in each group were cut with an elite division, and the four best went to the playoffs.</text:p>
      <text:p text:style-name="P4">
According to the results of the six rounds of the group stage of the World Cup-2023, two national teams were set out, which are released into the lower division and six playoff participants. Hungary and Slovenia, the United States, Sweden, Taffland, guaranteed the first three positions in Group A, as well as Switzerland, the Czech Republic and Canada, in Group A ahead</text:p>
      <text:p text:style-name="P4">
In the last round of the group stage, two more playoffs were determined: Germany defeated France-5-0 and guaranteed the playoffs. Instead, Slovakia bypassed Slovakia, scoring in the match against Switzerland. As a result, the match of these national teams ended with a draw 3: 3 in the main time and allowed Latvia to come out to the playoffs, and in the overtime, the Latvians won the match and took the third summary in the group.</text:p>
      <text:p text:style-name="P4">
<text:span text:style-name="T4">
 _ a quarterfinal pairs(The matches will take place on May 25): _ </text:span>
</text:p>
      <text:p text:style-name="P4">
The US is the Czech Republic</text:p>
      <text:p text:style-name="P4">
Switzerland is Germany</text:p>
      <text:p text:style-name="P4">
Sweden - Latvia</text:p>
      <text:p text:style-name="P4">
Canada is Finland</text:p>
      <text:p text:style-name="P4">
<text:span text:style-name="T4">
 Read also: </text:span>
 <text:a xlink:type="simple" xlink:href="https://www.ukrinform.ua/rubric-sports/3713099-cs2023-z-hokeu-nimeccina-vijsla-do-cvertfinalu-rozgromivsi-franciu.html" text:style-name="Internet_20_link" text:visited-style-name="Visited_20_Internet_20_Link">
<text:span text:style-name="T4">
 hockey </text:span>
</text:a>
As reported by Ukrinform, the UK and Poland have increased in the classroom, which ranked first and second in group IA, respectively.</text:p>
      <text:p text:style-name="P4">
Photo: Getty Images</text:p>
      <text:p text:style-name="P4">
News Source: <text:a xlink:type="simple" xlink:href="https://www.ukrinform.ua/rubric-sports/3713313-viznacilisa-ucasniki-plejof-cs-z-hokeu.html" text:style-name="Internet_20_link" text:visited-style-name="Visited_20_Internet_20_Link">
https://www.ukrinform.ua/rubric-sports/3713313-viznacilisa-ucasniki-plejof-cs-z-hokeu.html</text:a>
</text:p>
      <!--NEWS-->
      <text:h text:style-name="P10" text:outline-level="1">
<text:span text:style-name="T4">
In Melitopol, the invaders removed from the pedestal tank-monument</text:span>
</text:h>
      <text:p text:style-name="P4">
Authors: Ukrinform (Person)</text:p>
      <text:p text:style-name="P4">
Publisher: Укринформ (Organization)</text:p>
      <text:p text:style-name="P4">
Published Time: 2023-05-23T-20:35:00+03:00</text:p>
      <text:p text:style-name="P4">
Modified Time: 2023-05-23T23:35:00+03:00</text:p>
      <text:p text:style-name="P4">
Description: In the temporarily occupied Melitopol for restoration and restoration of the mechanism, a tank is sent. - Ukrinform.</text:p>
      <text:p text:style-name="P4">
Images: ['<text:a xlink:type="simple" xlink:href="https://static.ukrinform.com/photos/2023_05/thumb_files/630_360_1684873820-373.jpg" text:style-name="Internet_20_link" text:visited-style-name="Visited_20_Internet_20_Link">
630_360_16848...</text:a>
']</text:p>
      <text:p text:style-name="P4">
Tags: ['Мелітополь', "Пам'ятник", 'Танк', 'Федоров']</text:p>
      <text:p text:style-name="P4">
Type: Article</text:p>
      <!--METADATA-->
      <text:p text:style-name="P4">
<draw:frame draw:style-name="fr1" draw:name="Image9" text:anchor-type="as-char" svg:width="6.9236in" svg:height="3.956343in" draw:z-index="0">
<draw:image xlink:href="../Images/yкринформ/2023-05-23T-20-35-00-03-00/630_360_1684873820-373.jpg" xlink:type="simple" xlink:show="embed" xlink:actuate="onLoad" draw:mime-type="image/jpeg"/>
</draw:frame>
Simotely occupied Melitopol for restoration and recovery of mechanism to redeem the tank.</text:p>
      <text:p text:style-name="P4">
About it in <text:a xlink:type="simple" xlink:href="https://t.me/ivan_fedorov_melitopol/2076" text:style-name="Internet_20_link" text:visited-style-name="Visited_20_Internet_20_Link">
</text:a>
The city chairman of Melitopol Ivan Fedorov reports, Ukrinform reports.</text:p>
      <text:p text:style-name="P4">
"While the Ukrainian army receives" Leopards "and" Abrams ", the occupiers in Melitopolyn Restoration and restoration of the mechanism are sent <text:a xlink:type="simple" xlink:href="https://www.ukrinform.ua/tag-tank" text:style-name="Internet_20_link" text:visited-style-name="Visited_20_Internet_20_Link">
</text:a>
"A monument that stood on a pedestal for half a century," Fedorov wrote.</text:p>
      <text:p text:style-name="P4">
According to him, it is not very clear whether it is a new level of security officers with the technique of "Analogues", or "Claborators are already looking for transportation". But he warned that "BRDM from the Memorial of the Afghans could not be restored."</text:p>
      <text:p text:style-name="P4">
<text:span text:style-name="T4">
 Read also: </text:span>
 <text:a xlink:type="simple" xlink:href="https://www.ukrinform.ua/rubric-regions/3709108-u-kafe-okupovanogo-melitopola-divcina-zirvala-rosijskij-trikolor.html" text:style-name="Internet_20_link" text:visited-style-name="Visited_20_Internet_20_Link">
<text:span text:style-name="T4">
 Melitopol </text:span>
</text:a>
Earlier it was reported that in January this year Russian invaders dismantled the monument of Taras Shevchenko, which was installed in the central planter.</text:p>
      <text:p text:style-name="P4">
News Source: <text:a xlink:type="simple" xlink:href="https://www.ukrinform.ua/rubric-regions/3713312-u-melitopoli-zagarbniki-znali-z-postamentu-tankpamatnik.html" text:style-name="Internet_20_link" text:visited-style-name="Visited_20_Internet_20_Link">
https://www.ukrinform.ua/rubric-regions/3713312-u-melitopoli-zagarbniki-znali-z-postamentu-tankpamatnik.html</text:a>
</text:p>
      <!--NEWS-->
      <text:h text:style-name="P10" text:outline-level="1">
<text:span text:style-name="T4">
In Kiev presented the first autograph Simon Petliura on a public document</text:span>
</text:h>
      <text:p text:style-name="P4">
Authors: Ukrinform (Person)</text:p>
      <text:p text:style-name="P4">
Publisher: Укринформ (Organization)</text:p>
      <text:p text:style-name="P4">
Published Time: 2023-05-23T-22:32:08+03:00</text:p>
      <text:p text:style-name="P4">
Modified Time: 2023-05-23T23:32:08+03:00</text:p>
      <text:p text:style-name="P4">
Description: Mykola Lysenko museums presented an early autograph of the Politics of the Ukrainian Revolution of Simon Petliura, indicated at the Lysenko's welcome address on the occasion of the 35th anniversary of the composer's musical creativity. - Ukrinform.</text:p>
      <text:p text:style-name="P4">
Images: ['<text:a xlink:type="simple" xlink:href="https://static.ukrinform.com/photos/2023_05/thumb_files/630_360_1684869168-3017.jpeg" text:style-name="Internet_20_link" text:visited-style-name="Visited_20_Internet_20_Link">
630_360_16848...</text:a>
', '<text:a xlink:type="simple" xlink:href="https://static.ukrinform.com/photos/2023_05/thumb_files/630_360_1684869174-7386.jpeg" text:style-name="Internet_20_link" text:visited-style-name="Visited_20_Internet_20_Link">
630_360_16848...</text:a>
', '<text:a xlink:type="simple" xlink:href="https://static.ukrinform.com/photos/2023_05/thumb_files/630_360_1684869168-7941.jpeg" text:style-name="Internet_20_link" text:visited-style-name="Visited_20_Internet_20_Link">
630_360_16848...</text:a>
', '<text:a xlink:type="simple" xlink:href="https://static.ukrinform.com/photos/2023_05/thumb_files/630_360_1684869168-7673.jpeg" text:style-name="Internet_20_link" text:visited-style-name="Visited_20_Internet_20_Link">
630_360_16848...</text:a>
', '<text:a xlink:type="simple" xlink:href="https://static.ukrinform.com/photos/2023_05/thumb_files/630_360_1684869168-8401.jpeg" text:style-name="Internet_20_link" text:visited-style-name="Visited_20_Internet_20_Link">
630_360_16848...</text:a>
', '<text:a xlink:type="simple" xlink:href="https://static.ukrinform.com/photos/2023_05/thumb_files/630_360_1684869168-9295.jpeg" text:style-name="Internet_20_link" text:visited-style-name="Visited_20_Internet_20_Link">
630_360_16848...</text:a>
', '<text:a xlink:type="simple" xlink:href="https://static.ukrinform.com/photos/2023_05/thumb_files/630_360_1684869168-1262.jpeg" text:style-name="Internet_20_link" text:visited-style-name="Visited_20_Internet_20_Link">
630_360_16848...</text:a>
', '<text:a xlink:type="simple" xlink:href="https://static.ukrinform.com/photos/2023_05/thumb_files/630_360_1684869174-5853.jpeg" text:style-name="Internet_20_link" text:visited-style-name="Visited_20_Internet_20_Link">
630_360_16848...</text:a>
', '<text:a xlink:type="simple" xlink:href="https://static.ukrinform.com/photos/2023_05/thumb_files/630_360_1684869174-1707.jpeg" text:style-name="Internet_20_link" text:visited-style-name="Visited_20_Internet_20_Link">
630_360_16848...</text:a>
', '<text:a xlink:type="simple" xlink:href="https://static.ukrinform.com/photos/2023_05/thumb_files/630_360_1684869174-9235.jpeg" text:style-name="Internet_20_link" text:visited-style-name="Visited_20_Internet_20_Link">
630_360_16848...</text:a>
', '<text:a xlink:type="simple" xlink:href="https://static.ukrinform.com/photos/2023_05/thumb_files/630_360_1684869174-4272.jpeg" text:style-name="Internet_20_link" text:visited-style-name="Visited_20_Internet_20_Link">
630_360_16848...</text:a>
', '<text:a xlink:type="simple" xlink:href="https://static.ukrinform.com/photos/2023_05/thumb_files/630_360_1684869175-1131.jpeg" text:style-name="Internet_20_link" text:visited-style-name="Visited_20_Internet_20_Link">
630_360_16848...</text:a>
', '<text:a xlink:type="simple" xlink:href="https://static.ukrinform.com/photos/2023_05/thumb_files/630_360_1684869175-6034.jpeg" text:style-name="Internet_20_link" text:visited-style-name="Visited_20_Internet_20_Link">
630_360_16848...</text:a>
', '<text:a xlink:type="simple" xlink:href="https://static.ukrinform.com/photos/2023_05/thumb_files/630_360_1684869175-5476.jpeg" text:style-name="Internet_20_link" text:visited-style-name="Visited_20_Internet_20_Link">
630_360_16848...</text:a>
', '<text:a xlink:type="simple" xlink:href="https://static.ukrinform.com/photos/2023_05/thumb_files/630_360_1684869175-1278.jpeg" text:style-name="Internet_20_link" text:visited-style-name="Visited_20_Internet_20_Link">
630_360_16848...</text:a>
']</text:p>
      <text:p text:style-name="P4">
Tags: ['Історія', 'Виставка', 'Петлюра', 'Документи']</text:p>
      <text:p text:style-name="P4">
Type: Article</text:p>
      <!--METADATA-->
      <text:p text:style-name="P4">
<draw:frame draw:style-name="fr1" draw:name="Image10" text:anchor-type="as-char" svg:width="6.9236in" svg:height="3.956343in" draw:z-index="0">
<draw:image xlink:href="../Images/yкринформ/2023-05-23T-22-32-08-03-00/630_360_1684869168-3017.jpeg" xlink:type="simple" xlink:show="embed" xlink:actuate="onLoad" draw:mime-type="image/jpeg"/>
</draw:frame>
The Ubank - Museums of Mykola Lysenko presented an early autograph policy of the Ukrainian Revolution of Simon Petliura, indicated at the welcoming address of Dolisenko on the occasion of the 35th anniversary of the composer's musical creativity.</text:p>
      <text:p text:style-name="P4">
This was reported by Ukrinform correspondent."It is one of the earliest autographs of Petliura, and on such a public building, perhaps, the first. There are earlier cases of his interrogations, where he was heard manuscript testimony. But these are official documents, where he was signed by" Teacher Simon Petliura. " It is unique today because it is on a cultural document. It also confirms that Petliura and Ukrainian music are related phenomena, " -said a scientific employee of the Institute of Ukrainian Archeography. Mikhail Hrushevsky Tina Peresunko.</text:p>
      <text:p text:style-name="P4">
According to her, he sent this letter to Petliura in December 1903 from Kuban, delayed because of persecution by the Russian gendarmerie, at the same time revolutionary activity.</text:p>
      <text:p text:style-name="P4">
<text:span text:style-name="T4">
 Read also: </text:span>
 <text:a xlink:type="simple" xlink:href="https://www.ukrinform.ua/rubric-regions/3713284-na-lvivsini-v-rodinnomu-maetku-evgena-konovalca-vidznacili-den-geroiv.html" text:style-name="Internet_20_link" text:visited-style-name="Visited_20_Internet_20_Link">
</text:a>
"We perceive Petliura as a political and military figure. But the culture has sat down a significant place in his life. He sang well on Skirpka, he was a student choir at the Poltava Seminary. "The thresholds are beaten," forbidden Russian censorship, "the researcher said.</text:p>
      <text:p text:style-name="P4">
According to historian Andrei Rukkas, it was the Ukrainian song that made Petliura Joyaman and the head of the Directory.</text:p>
      <text:p text:style-name="P4">
"His younger brother Alexander in his memories stated that even for studying a bidding school(Before the seminary), Simon was most liked the lessons because the teacher taught Ukrainian songs. And, according to his brother, it was the singer who had the greatest influence on Simon Vasilyevich, so that we owe him and the chieftain and the head of the Directory, "he explained.</text:p>
      <text:p text:style-name="P4">
At the same time a researcher <text:a xlink:type="simple" xlink:href="https://www.ukrinform.ua/tag-istoria" text:style-name="Internet_20_link" text:visited-style-name="Visited_20_Internet_20_Link">
</text:a>
The Ukrainians Kubanidmitro White noted that along with the signature of Petliura, there are no less significant authorities of political figures of Kuban in the early 20th century. In particular, among the 63-comparisons are Mykola Ryabovil, Stepan Eraastov, Stepan Manzhula, Ivan Rotar, Vladimir Skidan.</text:p>
      <text:p text:style-name="P4">
<text:span text:style-name="T4">
 Read also: </text:span>
 <text:a xlink:type="simple" xlink:href="https://www.ukrinform.ua/rubric-society/3708197-zaluznomu-podaruvali-vidtvorenu-visivanku-banderi-u-stili-military.html" text:style-name="Internet_20_link" text:visited-style-name="Visited_20_Internet_20_Link">
<text:span text:style-name="T4">
 Bandera </text:span>
</text:a>
According to the organizers, this document has never been exhibited in general, as a result of the Museum's stock collection.During the event, he also sounded the romance of the head of the Directory "Not Building Days" on the words of Ivan Franko and the music of Lysenko performed by a student of the 4th course of the Kyiv Academy of Music. R.M. Glier Adel Shurubura.</text:p>
      <text:p text:style-name="P4">
News Source: <text:a xlink:type="simple" xlink:href="https://www.ukrinform.ua/rubric-kyiv/3713311-u-kievi-prezentuvali-persij-avtograf-simona-petluri-na-publicnomu-dokumenti.html" text:style-name="Internet_20_link" text:visited-style-name="Visited_20_Internet_20_Link">
https://www.ukrinform.ua/rubric-kyiv/3713311-u-kievi-prezentuvali-persij-avtograf-simona-petluri-na-publicnomu-dokumenti.html</text:a>
</text:p>
      <!--NEWS-->
      <text:h text:style-name="P10" text:outline-level="1">
<text:span text:style-name="T4">
Vereshchuk: by the end of the week IDPs must receive payments on debt for May</text:span>
</text:h>
      <text:p text:style-name="P4">
Authors: Ukrinform (Person)</text:p>
      <text:p text:style-name="P4">
Publisher: Укринформ (Organization)</text:p>
      <text:p text:style-name="P4">
Published Time: 2023-05-23T-24:24:26+03:00</text:p>
      <text:p text:style-name="P4">
Modified Time: 2023-05-23T23:24:26+03:00</text:p>
      <text:p text:style-name="P4">
Description: By the end of the working week, internally displaced persons should receive their payments on the debt for May. - Ukrinform.</text:p>
      <text:p text:style-name="P4">
Images: ['<text:a xlink:type="simple" xlink:href="https://static.ukrinform.com/photos/2023_05/thumb_files/630_360_1683807598-471.jpg" text:style-name="Internet_20_link" text:visited-style-name="Visited_20_Internet_20_Link">
630_360_16838...</text:a>
']</text:p>
      <text:p text:style-name="P4">
Tags: ['Переселенці', 'Гроші', 'Верещук', 'Єдині новини']</text:p>
      <text:p text:style-name="P4">
Type: Article</text:p>
      <!--METADATA-->
      <text:p text:style-name="P4">
<draw:frame draw:style-name="fr1" draw:name="Image11" text:anchor-type="as-char" svg:width="6.9236in" svg:height="3.956343in" draw:z-index="0">
<draw:image xlink:href="../Images/yкринформ/2023-05-23T-24-24-26-03-00/630_360_1683807598-471.jpg" xlink:type="simple" xlink:show="embed" xlink:actuate="onLoad" draw:mime-type="image/jpeg"/>
</draw:frame>
By the end of the work week, internally displaced persons should receive their payments for May.</text:p>
      <text:p text:style-name="P4">
The Viceremier -Minister of Reintegration of Temporarily Occupied Territories Irina Vereshchuk informed about it in the Teletrius "Unified News", answering questions about the debt on IDP payments for IDPs, Ukrinform reports.</text:p>
      <text:p text:style-name="P4">
“(This is where - ed.)For May debt, for the second and third pay period. On May 12, he was the second, and on May 23-the third. And as soon as the prapocode was presented under the chairmanship of the Prime Minister of Ukraine, where it was decided to instantly screen the funds for repayment of debt. So, this week, by the end of the work week, people have to get all their money, ”she said.</text:p>
      <text:p text:style-name="P4">
According to her, about 5 million people are currently registered in the relevant register, namely these payments receive about 2.5 million.</text:p>
      <text:p text:style-name="P4">
<text:span text:style-name="T4">
 Read also: </text:span>
 <text:a xlink:type="simple" xlink:href="https://www.ukrinform.ua/rubric-kyiv/3710945-kiivrada-zatverdila-perelik-zitla-dla-rozmisenna-pereselenciv.html" text:style-name="Internet_20_link" text:visited-style-name="Visited_20_Internet_20_Link">
<text:span text:style-name="T4">
 displaced </text:span>
</text:a>
Answering the question, the Government said that 300,000 new IDPs were recorded in the winter and spring. "And today it is 300 thousand, which are new IDPs and who receive these payments," - informed the Viceremer -Minister.</text:p>
      <text:p text:style-name="P4">
Separately, the Minister for Reintegration of the Temporarily Occupied Territories noted that the Ministry of Social Policy is currently proposing to determine the parameters for which these payments will be given.</text:p>
      <text:p text:style-name="P4">
“Because there is a relevant resolution No. 332 and there are categories of persons who are subject to payroll. Now the Ministry of Social Policy proposes to make urgent tsivplay, that is, the term must be determined how much the IDP person will be considered, how much time takes to integrate it. This is the continuing discussion. And it appears, it is necessary, ”said the head of the Ministry of Reintegration.</text:p>
      <text:p text:style-name="P4">
But, as it believes <text:a xlink:type="simple" xlink:href="https://www.ukrinform.ua/tag-veresuk" text:style-name="Internet_20_link" text:visited-style-name="Visited_20_Internet_20_Link">
</text:a>
, people from among the year must have all the proper payments that were in 2022.</text:p>
      <text:p text:style-name="P4">
“We will see what our discussions will end, because you really need a lot of money. It's a plus 17 billion when we talk about 300,000 extra(VPO - ed.), it is big money, and they need to be found somewhere. But there should be justice - those who need should have the help from the state, ”she said.</text:p>
      <text:p text:style-name="P4">
<text:span text:style-name="T4">
 Read also: </text:span>
 <text:a xlink:type="simple" xlink:href="https://www.ukrinform.ua/rubric-society/3711666-pereselenci-j-veterani-mozut-otrimati-vaucer-na-navcanna-za-perelikom-profesij-minreintegracii.html" text:style-name="Internet_20_link" text:visited-style-name="Visited_20_Internet_20_Link">
<text:span text:style-name="T4">
 displaced </text:span>
</text:a>
</text:p>
      <text:p text:style-name="P4">
“That is, a person leaves, arrives at a place and needs 6 months to adapt. Next goes the integration mode, that is - work, housing and all the rest.(It is proposed on this - ed.)”, - said the Minister of Independent of Reintegration of Temporarily Occupied Territories.</text:p>
      <text:p text:style-name="P4">
As it was reported, Vereshchuk informed that <text:a xlink:type="simple" xlink:href="https://www.ukrinform.ua/rubric-society/3712902-socviplati-dla-pereselenciv-u-2023-roci-budut-zberezeni-veresuk.html" text:style-name="Internet_20_link" text:visited-style-name="Visited_20_Internet_20_Link">
</text:a>
</text:p>
      <text:p text:style-name="P4">
News Source: <text:a xlink:type="simple" xlink:href="https://www.ukrinform.ua/rubric-society/3713309-veresuk-do-kinca-tizna-vpo-maut-otrimati-viplati-po-zaborgovanostah-za-traven.html" text:style-name="Internet_20_link" text:visited-style-name="Visited_20_Internet_20_Link">
https://www.ukrinform.ua/rubric-society/3713309-veresuk-do-kinca-tizna-vpo-maut-otrimati-viplati-po-zaborgovanostah-za-traven.html</text:a>
</text:p>
      <!--NEWS-->
      <text:h text:style-name="P10" text:outline-level="1">
<text:span text:style-name="T4">
Kyslitsa in the UN Council formulated the lessons of the Russian War in the context of food security</text:span>
</text:h>
      <text:p text:style-name="P4">
Authors: Ukrinform (Person)</text:p>
      <text:p text:style-name="P4">
Publisher: Укринформ (Organization)</text:p>
      <text:p text:style-name="P4">
Published Time: 2023-05-23T-26:19:00+03:00</text:p>
      <text:p text:style-name="P4">
Modified Time: 2023-05-23T23:19:00+03:00</text:p>
      <text:p text:style-name="P4">
Description: The permanent representative of Ukraine to the UN Sergey Kyslytsia, speaking in the UN Council on Tuesday, named four lessons in Russian, "which can be useful" in the context of discussing the dependence of food security on armed conflicts. - Ukrinform.</text:p>
      <text:p text:style-name="P4">
Images: ['<text:a xlink:type="simple" xlink:href="https://static.ukrinform.com/photos/2023_05/thumb_files/630_360_1684872981-949.jpeg" text:style-name="Internet_20_link" text:visited-style-name="Visited_20_Internet_20_Link">
630_360_16848...</text:a>
']</text:p>
      <text:p text:style-name="P4">
Tags: ['Експорт', 'Зерно', 'Кислиця', 'Радбез ООН', 'Війна з Росією', 'Продовольча безпека']</text:p>
      <text:p text:style-name="P4">
Type: Article</text:p>
      <!--METADATA-->
      <text:p text:style-name="P4">
<draw:frame draw:style-name="fr1" draw:name="Image12" text:anchor-type="as-char" svg:width="6.9236in" svg:height="3.956343in" draw:z-index="0">
<draw:image xlink:href="../Images/yкринформ/2023-05-23T-26-19-00-03-00/630_360_1684872981-949.jpeg" xlink:type="simple" xlink:show="embed" xlink:actuate="onLoad" draw:mime-type="image/jpeg"/>
</draw:frame>
The permanent representative of Ukraine at the UN Sergey Kyslytsia, speaking in the Council of the UN Tuesday, named four lessons in Russian, "which can be useful" of the discussion of discussion of food security dependence on armed conflicts.</text:p>
      <text:p text:style-name="P4">
This is reported by Ukrinform in New York.</text:p>
      <text:p text:style-name="P4">
First, "the famine remains an important element in the toolkit of the aggressor to subjugate the defense capability of the state to which he attacked, and the suppression of civilian regulations in the occupied territories," Kyslytsy said.</text:p>
      <text:p text:style-name="P4">
He recalled that from the beginning of the invasion of Moscow resorts to the blocking of humanitarian corridors and access to the surrounding and occupied territories.</text:p>
      <text:p text:style-name="P4">
"Hunger was also used as torture against the detainees in the occupied territories and Ukrainian prisoners of war," Postpred added.</text:p>
      <text:p text:style-name="P4">
<text:span text:style-name="T4">
 Read also: </text:span>
 <text:a xlink:type="simple" xlink:href="https://www.ukrinform.ua/rubric-economy/3713275-ugorsina-edina-kraina-aka-ne-vidklikala-odnostoronni-obmezenna-agrarnogo-importu-z-ukraini.html" text:style-name="Internet_20_link" text:visited-style-name="Visited_20_Internet_20_Link">
</text:a>
Secondly, the aggressor tries to convert the global food problem against the victim of aggression and discredit his legitimate self-defense, citing the needs of the affected countries and regions.</text:p>
      <text:p text:style-name="P4">
To this end, the aggressor tries to undermine multilateral initiatives to respond to crisis, in the case of the Russian war is the Black Sea Grain, he explained</text:p>
      <text:p text:style-name="P4">
Third, the armed conflict causes "mine pollution of agricultural land, as well as the destruction of critical infrastructure, which undermines production, distribution and access to food and water", Kyslytsy said.</text:p>
      <text:p text:style-name="P4">
<text:span text:style-name="T4">
 Read also: </text:span>
 <text:a xlink:type="simple" xlink:href="https://www.ukrinform.ua/rubric-regions/3711362-osnovni-roboti-z-rozminuvanna-narazi-provodatsa-u-cotiroh-oblastah-dsns.html" text:style-name="Internet_20_link" text:visited-style-name="Visited_20_Internet_20_Link">
</text:a>
According to him, Russia has turned Ukraine into one of the most polluted in the countries of the world. In particular, thousands of mines and other explosive objects were scattered on Ukrainian agricultural lands with an area of more than 4700 sq. Km.</text:p>
      <text:p text:style-name="P4">
Fourth, in the belief of post-press, <text:a xlink:type="simple" xlink:href="https://www.ukrinform.ua/tag-oon" text:style-name="Internet_20_link" text:visited-style-name="Visited_20_Internet_20_Link">
</text:a>
should play an important role in global efforts aimed at overcoming the consequences of the war for the civilian population.</text:p>
      <text:p text:style-name="P4">
Kyslytsya reminded the words of the UN Secretary General Guterres from his speech, which he proclaimed a few hours ago: "War means hunger."<text:span text:style-name="T4">
 Read also: </text:span>
 <text:a xlink:type="simple" xlink:href="https://www.ukrinform.ua/rubric-economy/3700628-evropi-potribni-ukrainski-silskogospodarski-tovari-solskij.html" text:style-name="Internet_20_link" text:visited-style-name="Visited_20_Internet_20_Link">
</text:a>
According to Kislytsya, Ukraine is not the first time opposing the Kremlin practices of food as weapons.</text:p>
      <text:p text:style-name="P4">
He noted that this year marks the 90th anniversary of the great famine caused by the Stalinist regime, which took away the lives of millions of people in Ukraine.</text:p>
      <text:p text:style-name="P4">
"These painful memories are now one of the main sources of Ukrainian resistance to contemporary ties," Postperd added.</text:p>
      <text:p text:style-name="P4">
As reported by Ukrinform, on Tuesday, the UN Security Council, which in May presides the chairman, holds open debate to protect civilians in armed conflicts. UN Secretary General, speaking in its <text:a xlink:type="simple" xlink:href="https://www.ukrinform.ua/rubric-polytics/3713222-zahist-civilnih-u-zbrojnih-konfliktah-guterres-u-radbezi-oon-ne-zgadav-pro-zertvi-sered-ukrainciv.html" text:style-name="Internet_20_link" text:visited-style-name="Visited_20_Internet_20_Link">
</text:a>
Black Sea Initiative. At the same time, a large part of the speech is dedicated to the protection of civilians in Sudan, Afghanistan, Ethiopia, Syria, as follows in detail on the importance of performing the Black Sea initiative and a "Memorandum of mutual understanding of the promotion of Russian products and fertilizers in the world."</text:p>
      <text:p text:style-name="P4">
News Source: <text:a xlink:type="simple" xlink:href="https://www.ukrinform.ua/rubric-economy/3713306-kislica-v-radbezi-oon-sformuluvav-uroki-rosijskoi-vijni-u-konteksti-prodovolcoi-bezpeki.html" text:style-name="Internet_20_link" text:visited-style-name="Visited_20_Internet_20_Link">
https://www.ukrinform.ua/rubric-economy/3713306-kislica-v-radbezi-oon-sformuluvav-uroki-rosijskoi-vijni-u-konteksti-prodovolcoi-bezpeki.html</text:a>
</text:p>
      <!--NEWS-->
      <text:h text:style-name="P10" text:outline-level="1">
<text:span text:style-name="T4">
US Elections: Florida Governor Airborne will announce its participation in racing</text:span>
</text:h>
      <text:p text:style-name="P4">
Authors: Ukrinform (Person)</text:p>
      <text:p text:style-name="P4">
Publisher: Укринформ (Organization)</text:p>
      <text:p text:style-name="P4">
Published Time: 2023-05-23T-28:17:00+03:00</text:p>
      <text:p text:style-name="P4">
Modified Time: 2023-05-23T23:17:00+03:00</text:p>
      <text:p text:style-name="P4">
Description: Florida Governor Republican Ron Aryanis will announce tomorrow evening to participate in the Republican Party Primers to make his candidacy for the US President in the 2024 elections. - Ukrinform.</text:p>
      <text:p text:style-name="P4">
Images: ['<text:a xlink:type="simple" xlink:href="https://static.ukrinform.com/photos/2021_06/thumb_files/630_360_1624333429-183.jpeg" text:style-name="Internet_20_link" text:visited-style-name="Visited_20_Internet_20_Link">
630_360_16243...</text:a>
']</text:p>
      <text:p text:style-name="P4">
Tags: ['Президент', 'Вибори у США', 'Праймеріз']</text:p>
      <text:p text:style-name="P4">
Type: Article</text:p>
      <!--METADATA-->
      <text:p text:style-name="P4">
<draw:frame draw:style-name="fr1" draw:name="Image13" text:anchor-type="as-char" svg:width="6.9236in" svg:height="3.956343in" draw:z-index="0">
<draw:image xlink:href="../Images/yкринформ/2023-05-23T-28-17-00-03-00/630_360_1624333429-183.jpeg" xlink:type="simple" xlink:show="embed" xlink:actuate="onLoad" draw:mime-type="image/jpeg"/>
</draw:frame>
Florida Governor Republican Ron Deantantis tomorrow will announce to participate in the Republican Party Primers for nominating his candidacy for the US President in 2024.</text:p>
      <text:p text:style-name="P4">
As Ukrinform reports with reference to <text:a xlink:type="simple" xlink:href="https://www.foxnews.com/politics/florida-gov-ron-desantis-announce-candidacy-president-wednesday-twitter-sources" text:style-name="Internet_20_link" text:visited-style-name="Visited_20_Internet_20_Link">
</text:a>
He will make this announcement while talking to a billionaire Ilon Mask at Twitter.</text:p>
      <text:p text:style-name="P4">
It is expected that, together with the Demantis announcement, will submit the relevant documents of the dophedral election commission.</text:p>
      <text:p text:style-name="P4">
The Governor of Florida by rating is inferior to Donald's Expatient <text:a xlink:type="simple" xlink:href="https://www.ukrinform.ua/tag-tramp" text:style-name="Internet_20_link" text:visited-style-name="Visited_20_Internet_20_Link">
</text:a>
, but it is ahead of the rest of the probable candidates in a survey of members of the Republican Party.</text:p>
      <text:p text:style-name="P4">
<text:span text:style-name="T4">
 Read also: </text:span>
 <text:a xlink:type="simple" xlink:href="https://www.ukrinform.ua/rubric-world/3710449-vibori-u-ssa-bajden-viperedzae-trampa-u-gipoteticnomu-drugomu-turi-na-6.html" text:style-name="Internet_20_link" text:visited-style-name="Visited_20_Internet_20_Link">
<text:span text:style-name="T4">
 choice </text:span>
</text:a>
The 44-year-old landing won his first election as a governor in 2018, with considerable support from Trump. Unlike the expansion, the continuation of Ukraine's support in the war.</text:p>
      <text:p text:style-name="P4">
But he became an independent force, building a political brand that extends from the coast to the coast.</text:p>
      <text:p text:style-name="P4">
News Source: <text:a xlink:type="simple" xlink:href="https://www.ukrinform.ua/rubric-world/3713302-vibori-u-ssa-gubernator-floridi-desantis-ogolosit-pro-svou-ucast-u-peregonah.html" text:style-name="Internet_20_link" text:visited-style-name="Visited_20_Internet_20_Link">
https://www.ukrinform.ua/rubric-world/3713302-vibori-u-ssa-gubernator-floridi-desantis-ogolosit-pro-svou-ucast-u-peregonah.html</text:a>
</text:p>
      <!--NEWS-->
      <text:h text:style-name="P10" text:outline-level="1">
<text:span text:style-name="T4">
At Sivershchyna and Slobozhanschyna directions Russian army shelled  Karpovychi, Tymonovychi,...</text:span>
</text:h>
      <text:p text:style-name="P4">
Authors: liveuamap (Language: en)</text:p>
      <text:p text:style-name="P4">
Time: 2023-05-23T-2:33:00</text:p>
      <text:p text:style-name="P4">
Location: Vovchansk (Latitude:51.77899 Longtitude:32.11012)</text:p>
      <text:p text:style-name="P4">
Videos: []</text:p>
      <text:p text:style-name="P4">
Images: []</text:p>
      <text:p text:style-name="P4">
Tags: ["Russia"]</text:p>
      <text:p text:style-name="P4">
Id: 22564859</text:p>
      <!--METADATA-->
      <text:p text:style-name="P4">
At sivershchyna and illbozhanschyna Directions Russian Army Shelledkarpovychi, Tymonovychi, Halaganivka and Zarichchya of Chernihiv, Staryko; Ka, tymofiyivka, Oleksandrivka, Yunakivka, Myropillya, Popivka and Dmytrivka of Sumy Region, ALSO MOROZOVADOLYA, SHEVCHENKA, KOZACHA Lopan Lopan , Hoptivka, Lukyantsi, Zelene, Starytsya, Hatysche, Pletenivka, Vovchansk, Varvarivka, Nesterne, Budarky and Chuhunivkaof Kharkiv Region. Russian Aviation Conduched Aircrakes at Oleksiyivka andsosnivka of Chernihiv Region, - General Staff of Armed Forces of Ukraine Saysin.</text:p>
      <text:p text:style-name="P4">
News Collection Link:(https://liveuamap.com/en/2023/23-may-at-sivershchyna-and-slobozhanschyna-directions-russian)</text:p>
      <text:p text:style-name="P4">
News Source: <text:a xlink:type="simple" xlink:href="https://t.me/lumsrc/4873" text:style-name="Internet_20_link" text:visited-style-name="Visited_20_Internet_20_Link">
https://t.me/lumsrc/4873</text:a>
</text:p>
      <!--NEWS-->
      <text:h text:style-name="P10" text:outline-level="1">
<text:span text:style-name="T4">
Every foreign visit enables Ukraine to become stronger - Zelensky</text:span>
</text:h>
      <text:p text:style-name="P4">
Authors: Ukrinform (Person)</text:p>
      <text:p text:style-name="P4">
Publisher: Укринформ (Organization)</text:p>
      <text:p text:style-name="P4">
Published Time: 2023-05-23T-30:08:00+03:00</text:p>
      <text:p text:style-name="P4">
Modified Time: 2023-05-23T23:08:00+03:00</text:p>
      <text:p text:style-name="P4">
Description: Every foreign visit and almost every negotiations enable our country to become stronger. - Ukrinform.</text:p>
      <text:p text:style-name="P4">
Images: ['<text:a xlink:type="simple" xlink:href="https://static.ukrinform.com/photos/2023_05/thumb_files/630_360_1683122925-491.jpeg" text:style-name="Internet_20_link" text:visited-style-name="Visited_20_Internet_20_Link">
630_360_16831...</text:a>
']</text:p>
      <text:p text:style-name="P4">
Tags: ['Переговори', 'Україна', 'Візит', 'Зеленський', 'Війна з Росією']</text:p>
      <text:p text:style-name="P4">
Type: Article</text:p>
      <!--METADATA-->
      <text:p text:style-name="P4">
<draw:frame draw:style-name="fr1" draw:name="Image14" text:anchor-type="as-char" svg:width="6.9236in" svg:height="3.956343in" draw:z-index="0">
<draw:image xlink:href="../Images/yкринформ/2023-05-23T-30-08-00-03-00/630_360_1683122925-491.jpeg" xlink:type="simple" xlink:show="embed" xlink:actuate="onLoad" draw:mime-type="image/jpeg"/>
</draw:frame>
Each law visit and almost every negotiations enable our country to be more status.</text:p>
      <text:p text:style-name="P4">
About it in your <text:a xlink:type="simple" xlink:href="https://t.me/V_Zelenskiy_official/6342" text:style-name="Internet_20_link" text:visited-style-name="Visited_20_Internet_20_Link">
</text:a>
Volodymyr Zelenskyy informed the president of Ukraine, Ukrinform correspondent reports.</text:p>
      <text:p text:style-name="P4">
"Everyone we have to understand: the main task of our country and the meaning of every other international communication lies in the strengthening of Ukraine, in strengthening defense, in increasing the possibilities of our warriors and our country as a whole. We have a foreign visit and almost every negotiations are able to Ukraine." He stated.</text:p>
      <text:p text:style-name="P4">
Separately <text:a xlink:type="simple" xlink:href="https://www.ukrinform.ua/tag-zelenskij" text:style-name="Internet_20_link" text:visited-style-name="Visited_20_Internet_20_Link">
</text:a>
He thanked our 36th-ectoral infantry brigade named after Mikhail Bilynsky. “This unit, while fighting now, often deserves a gratitude because of its power. And it is fair to remember them now too. Thank you, I congratulate your day, ”the president said.</text:p>
      <text:p text:style-name="P4">
<text:span text:style-name="T4">
 Read also: </text:span>
 <text:a xlink:type="simple" xlink:href="https://www.ukrinform.ua/rubric-ato/3712980-zelenskij-vidvidav-pozicii-na-dilanci-vugledar-marinka-i-vruciv-nagorodi-bijcam.html" text:style-name="Internet_20_link" text:visited-style-name="Visited_20_Internet_20_Link">
<text:span text:style-name="T4">
 Zelensky </text:span>
</text:a>
Video: <text:a xlink:type="simple" xlink:href="https://t.me/OP_UA/9570" text:style-name="Internet_20_link" text:visited-style-name="Visited_20_Internet_20_Link">
</text:a>
The head of the Ukrainian state also thanked the soldiers from the 137th separate battalion-free infantry-every fighter-for the very good results they reach on the front line, and said they were young people.</text:p>
      <text:p text:style-name="P4">
He greeted them on a professional holiday. "I congratulate everyone who is honoring the dosage of Ukrainian Marines," Zelensky said.</text:p>
      <text:p text:style-name="P4">
The President also thanked other units of our defense forces, who fight the most naked directions.</text:p>
      <text:p text:style-name="P4">
<text:span text:style-name="T4">
 Read also: </text:span>
 <text:a xlink:type="simple" xlink:href="https://www.ukrinform.ua/rubric-ato/3712927-zelenskij-poihav-na-front-privitati-morskih-pihotinciv.html" text:style-name="Internet_20_link" text:visited-style-name="Visited_20_Internet_20_Link">
<text:span text:style-name="T4">
 Zelensky </text:span>
 <text:span text:style-name="T4">
 </text:span>
 went <text:span text:style-name="T4">
 </text:span>
 Front <text:span text:style-name="T4">
 </text:span>
 Greet <text:span text:style-name="T4">
<text:span text:style-name="T5">
 </text:span>
</text:span>
<text:span text:style-name="T5">
 Marine </text:span>
<text:span text:style-name="T5">
 </text:span>
<text:span text:style-name="T5">
 </text:span>
<text:span text:style-name="T5">
 infantry </text:span>
<text:span text:style-name="T5">
 </text:span>
*</text:a>
“The 55th Separate Artillery Brigade“ Zaporizhzhya Sich ”is invariably effective. Thank you, warriors!59th Separate Infantry Brigade named after Yakovagandyuk-as always, the strongest!Thank you!74th separate reconnaissance battalion - thank you, warriors, ”the head of the Ukrainian state said.</text:p>
      <text:p text:style-name="P4">
In his turn, he thanked the soldiers of the 5th Separate Slobozhansky Brigadionational Guard of Ukraine, who is fighting in the Luhansk region, together with other units of the defense forces "and just as it should, protects positions, just as necessary, destroys Russian occupiers."</text:p>
      <text:p text:style-name="P4">
“Thank you, our warriors!Let's win together!Glory to Ukraine, ”said Zelensky.</text:p>
      <text:p text:style-name="P4">
News Source: <text:a xlink:type="simple" xlink:href="https://www.ukrinform.ua/rubric-polytics/3713304-kozen-zakordonnij-vizit-dae-ukraini-zmogu-stati-silnisou-zelenskij.html" text:style-name="Internet_20_link" text:visited-style-name="Visited_20_Internet_20_Link">
https://www.ukrinform.ua/rubric-polytics/3713304-kozen-zakordonnij-vizit-dae-ukraini-zmogu-stati-silnisou-zelenskij.html</text:a>
</text:p>
      <!--NEWS-->
      <text:h text:style-name="P10" text:outline-level="1">
<text:span text:style-name="T4">
States imposed sanctions against North Korea because of illegal cyber activity</text:span>
</text:h>
      <text:p text:style-name="P4">
Authors: Ukrinform (Person)</text:p>
      <text:p text:style-name="P4">
Publisher: Укринформ (Organization)</text:p>
      <text:p text:style-name="P4">
Published Time: 2023-05-23T-33:57:00+03:00</text:p>
      <text:p text:style-name="P4">
Modified Time: 2023-05-23T22:57:00+03:00</text:p>
      <text:p text:style-name="P4">
Description: The US Ministry of Finance has announced the introduction of new sanctions against fifty legal entities and individuals of the DPRK, related to the illegal actions in the cybersphere, which allow the regime in Pyongyang to earn profits from the border. - Ukrinform.</text:p>
      <text:p text:style-name="P4">
Images: ['<text:a xlink:type="simple" xlink:href="https://static.ukrinform.com/photos/2018_12/thumb_files/630_360_1544470492-627.jpeg" text:style-name="Internet_20_link" text:visited-style-name="Visited_20_Internet_20_Link">
630_360_15444...</text:a>
']</text:p>
      <text:p text:style-name="P4">
Tags: ['Кібербезпека', 'КНДР', 'Санкції', 'США']</text:p>
      <text:p text:style-name="P4">
Type: Article</text:p>
      <!--METADATA-->
      <text:p text:style-name="P4">
<draw:frame draw:style-name="fr1" draw:name="Image15" text:anchor-type="as-char" svg:width="6.9236in" svg:height="3.956343in" draw:z-index="0">
<draw:image xlink:href="../Images/yкринформ/2023-05-23T-33-57-00-03-00/630_360_1544470492-627.jpeg" xlink:type="simple" xlink:show="embed" xlink:actuate="onLoad" draw:mime-type="image/jpeg"/>
</draw:frame>
The US Ministry of Finance has announced the introduction of new sanctions against fifty-judicial and individuals of the DPRK related to illegal actions in the cybergsphere that allow the regime in Pyongyang to earn profits from the border.</text:p>
      <text:p text:style-name="P4">
This is stated in the official message of the Office of Control over Foreign Assets of the Ministry of Ministry of Finance(OFAC), reports Ukrinform.</text:p>
      <text:p text:style-name="P4">
“Today ofac has imposed sanctions against four organizations and one personality involved in the hidden receipt of income and malicious to support the government <text:a xlink:type="simple" xlink:href="https://www.ukrinform.ua/tag-kndr" text:style-name="Internet_20_link" text:visited-style-name="Visited_20_Internet_20_Link">
</text:a>
”,- the statement stated.</text:p>
      <text:p text:style-name="P4">
It emphasizes that North Korea uses IT workers, which are arranged for work on foreign companies for profit, which then go to support the KIM regime and its priorities. Tsikoshts are directed, including for programs for the development and production of weapons destruction and ballistic missiles.</text:p>
      <text:p text:style-name="P4">
<text:span text:style-name="T4">
 Read also: </text:span>
 <text:a xlink:type="simple" xlink:href="https://www.ukrinform.ua/rubric-ato/3712314-solc-pivnicna-korea-mae-pripiniti-aderni-viprobuvanna.html" text:style-name="Internet_20_link" text:visited-style-name="Visited_20_Internet_20_Link">
</text:a>
To stop this, the United States imposed sanctions against the Pyongyansky University of Automation, Technical Intelligence Bureau and the 110th Research Center. The activity of these structures is controlled by the main intelligence department of the DPRK. In addition, sanctions have been imposed against the North Korean company Chinyong and its official representative in Russia Kim San Mana. This structure is controlled by the Ministry of People's Armed Forces of North Korea, the arrangement of IT professionals from the DPRK in Russia and Laos.</text:p>
      <text:p text:style-name="P4">
"The United States and our partners remain devoted to the fight against the illegal activity of the DPRK to obtain income and continuation of efforts with theft of threads in financial institutions, exchanges of virtual currencies, companies and private aside around the world," the Deputy Minister of Finance on Finance said in this connection. Brian Nelson's terrorism and financial intelligence.</text:p>
      <text:p text:style-name="P4">
<text:span text:style-name="T4">
 Read also: </text:span>
 <text:a xlink:type="simple" xlink:href="https://www.ukrinform.ua/rubric-world/3702648-kndr-aktivno-rozbudovue-adernij-naukovij-kompleks-de-moze-viroblatisa-zbrojovij-uran.html" text:style-name="Internet_20_link" text:visited-style-name="Visited_20_Internet_20_Link">
<text:span text:style-name="T4">
 DPRK </text:span>
</text:a>
</text:p>
      <text:p text:style-name="P4">
News Source: <text:a xlink:type="simple" xlink:href="https://www.ukrinform.ua/rubric-economy/3713303-ssa-vveli-sankcii-proti-pivnicnoi-korei-cerez-nezakonnu-kiberdialnist.html" text:style-name="Internet_20_link" text:visited-style-name="Visited_20_Internet_20_Link">
https://www.ukrinform.ua/rubric-economy/3713303-ssa-vveli-sankcii-proti-pivnicnoi-korei-cerez-nezakonnu-kiberdialnist.html</text:a>
</text:p>
      <!--NEWS-->
      <text:h text:style-name="P10" text:outline-level="1">
<text:span text:style-name="T4">
President: The power of Ukraine is the basis of international order based on the rules</text:span>
</text:h>
      <text:p text:style-name="P4">
Authors: Ukrinform (Person)</text:p>
      <text:p text:style-name="P4">
Publisher: Укринформ (Organization)</text:p>
      <text:p text:style-name="P4">
Published Time: 2023-05-23T-35:49:00+03:00</text:p>
      <text:p text:style-name="P4">
Modified Time: 2023-05-23T22:49:00+03:00</text:p>
      <text:p text:style-name="P4">
Description: The power of Ukraine and our defense is now the basis of the force of international order based on the rules.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ЗСУ', 'Морпіхи', 'Зеленський', 'Війна з Росією', '#stoprussia']</text:p>
      <text:p text:style-name="P4">
Type: Article</text:p>
      <!--METADATA-->
      <text:p text:style-name="P4">
<draw:frame draw:style-name="fr1" draw:name="Image16" text:anchor-type="as-char" svg:width="6.9236in" svg:height="3.956343in" draw:z-index="0">
<draw:image xlink:href="../Images/yкринформ/2023-05-23T-35-49-00-03-00/630_360_1682451261-591.jpeg" xlink:type="simple" xlink:show="embed" xlink:actuate="onLoad" draw:mime-type="image/jpeg"/>
</draw:frame>
Power of Ukraine and our defense now is the basis of the force of international order, which is based on the rules.</text:p>
      <text:p text:style-name="P4">
About it in your evening <text:a xlink:type="simple" xlink:href="https://www.youtube.com/watch" text:style-name="Internet_20_link" text:visited-style-name="Visited_20_Internet_20_Link">
</text:a>
President Volodymyr Zelenskyy said, Ukrinform correspondent reports.</text:p>
      <text:p text:style-name="P4">
_ <text:span text:style-name="T4">
 Video </text:span>
: <text:a xlink:type="simple" xlink:href="https://t.me/OP_UA/9570" text:style-name="Internet_20_link" text:visited-style-name="Visited_20_Internet_20_Link">
</text:a>
_</text:p>
      <text:p text:style-name="P4">
“Thank you all who add strength to Ukraine!The strength of our state now, the power of our defense now is the basis of the force of international order based on the direction, ” - stressed <text:a xlink:type="simple" xlink:href="https://www.ukrinform.ua/tag-zelenskij" text:style-name="Internet_20_link" text:visited-style-name="Visited_20_Internet_20_Link">
</text:a>
.</text:p>
      <text:p text:style-name="P4">
Separately, Zelensky informed that on Tuesday he was in Donetsk region, in our previous positions - in the area of Coal and Marinka, and that he was honored to congratulate Ukrainian Marines on their professional holiday - Marines Day.</text:p>
      <text:p text:style-name="P4">
<text:span text:style-name="T4">
 Read also: </text:span>
 <text:a xlink:type="simple" xlink:href="https://www.ukrinform.ua/rubric-ato/3713257-evrosouz-peredav-ukraini-220-tisac-snaradiv-i-1300-raket-borrel.html" text:style-name="Internet_20_link" text:visited-style-name="Visited_20_Internet_20_Link">
</text:a>
“He handed state awards to warriors and tapes for courage and courage to protect this part of the front. I am sure - you remember the units, often in the evening appeals, I thank them for the extraordinary results that they give Ukraine in the battles. Today he awarded them personally, ”the President said.</text:p>
      <text:p text:style-name="P4">
The head of the Ukrainian state noted that it was a 35th separate brigade of the Utradmiral infantry infantry, Mikhail Ostrogradsky, 406th Separateillery Brigade named after General-Khorunzhi Alexei Diamozov and a 140-grade reconnaissance battalion.</text:p>
      <text:p text:style-name="P4">
“Very powerful units, and I am grateful to each of you, warriors!And thank you for Zseshivrons, it is really very honorable, ”he assured.</text:p>
      <text:p text:style-name="P4">
In his turn, Zelensky expressed the opinion that on Tuesday it was on the forefront to declare the creation of the Corps of Marines in Ukraine.</text:p>
      <text:p text:style-name="P4">
<text:span text:style-name="T4">
 Read also: </text:span>
 <text:a xlink:type="simple" xlink:href="https://www.ukrinform.ua/rubric-ato/3713129-ponad-1000-vognevih-zavdan-za-dobu-ak-sili-oboroni-nisat-voroga-na-tavrijskomu-napramku.html" text:style-name="Internet_20_link" text:visited-style-name="Visited_20_Internet_20_Link">
<text:span text:style-name="T4">
 Armed Forces </text:span>
</text:a>
"New brigades of Marines will be added to our units - we provide them with modern weapons and equipment," the President said.</text:p>
      <text:p text:style-name="P4">
The head of the Ukrainian state noted that, in fact, this trip to the forefront of a stawn component after many meetings and negotiations with partners that took place these days and in the previous weeks.</text:p>
      <text:p text:style-name="P4">
As it was reported, annually since 2018 in Ukraine on May 23 <text:a xlink:type="simple" xlink:href="https://www.ukrinform.ua/rubric-ato/3712898-v-ukraini-vidznacaut-den-morskoi-pihoti.html" text:style-name="Internet_20_link" text:visited-style-name="Visited_20_Internet_20_Link">
</text:a>
 .</text:p>
      <text:p text:style-name="P4">
News Source: <text:a xlink:type="simple" xlink:href="https://www.ukrinform.ua/rubric-ato/3713301-prezident-sila-ukraini-zaraz-ce-osnova-sili-miznarodnogo-poradku-zasnovanogo-na-pravilah.html" text:style-name="Internet_20_link" text:visited-style-name="Visited_20_Internet_20_Link">
https://www.ukrinform.ua/rubric-ato/3713301-prezident-sila-ukraini-zaraz-ce-osnova-sili-miznarodnogo-poradku-zasnovanogo-na-pravilah.html</text:a>
</text:p>
      <!--NEWS-->
      <text:h text:style-name="P10" text:outline-level="1">
<text:span text:style-name="T4">
In Ukraine tomorrow, in some places short -term rains and thunderstorms, in the afternoon up to +25 °</text:span>
</text:h>
      <text:p text:style-name="P4">
Authors: Ukrinform (Person)</text:p>
      <text:p text:style-name="P4">
Publisher: Укринформ (Organization)</text:p>
      <text:p text:style-name="P4">
Published Time: 2023-05-23T-37:46:00+03:00</text:p>
      <text:p text:style-name="P4">
Modified Time: 2023-05-23T22:46:00+03:00</text:p>
      <text:p text:style-name="P4">
Description: On Wednesday, May 24, cloudiness in Ukraine. At night in the eastern, most central and Zaporizhzhya regions, light rain, in the rest of the territory without precipitation; In the afternoon in Ukraine, except for Volyn, Rivne, Ternopil and Khmelnitsky regions, short -term rains, and thunderstorms. - Ukrinform.</text:p>
      <text:p text:style-name="P4">
Images: ['<text:a xlink:type="simple" xlink:href="https://static.ukrinform.com/photos/2019_04/thumb_files/630_360_1555161144-582.jpg" text:style-name="Internet_20_link" text:visited-style-name="Visited_20_Internet_20_Link">
630_360_15551...</text:a>
']</text:p>
      <text:p text:style-name="P4">
Tags: ['Дощ', 'Гроза', 'Погода', 'Україна', 'Регіони']</text:p>
      <text:p text:style-name="P4">
Type: Article</text:p>
      <!--METADATA-->
      <text:p text:style-name="P4">
<draw:frame draw:style-name="fr1" draw:name="Image17" text:anchor-type="as-char" svg:width="6.9236in" svg:height="3.956343in" draw:z-index="0">
<draw:image xlink:href="../Images/yкринформ/2023-05-23T-37-46-00-03-00/630_360_1555161144-582.jpg" xlink:type="simple" xlink:show="embed" xlink:actuate="onLoad" draw:mime-type="image/jpeg"/>
</draw:frame>
On Wednesday, May 24, cloudiness in Ukraine. At night, in the eastern, most central and central Zaporizhzhya regions, light rain, in the rest of the territory without precipitation; in the afternoon in Ukraine, except for Volyn, Rivne, Ternopil and Khmelnytsky region, short -term rains, places of thunderstorms.</text:p>
      <text:p text:style-name="P4">
Ukrinform was reported at the Ukrainian Hydrometeorological Center.</text:p>
      <text:p text:style-name="P4">
According to forecasters, the wind tomorrow is northeast(in western and easthoblasts-southeast), 5-10 m/s. Temperature at night 12-17 °, in the western, Vinnytsia and Zhytomyr regions 6-11 °, in the afternoon 20-25 °, in the south <text:a xlink:type="simple" xlink:href="https://www.ukrinform.ua/tag-odesina" text:style-name="Internet_20_link" text:visited-style-name="Visited_20_Internet_20_Link">
</text:a>
- up to 28 °; In the Carpathians at night 3-8 ° heat, in the afternoon 13-18 °.</text:p>
      <text:p text:style-name="P4">
In the capital region on Wednesday there is a variable cloudiness, at night without precipitation; In the daytime, short -term rain, thunderstorm. Wind northeast, 5-10 m/pp. In the area at night 12-17 °, in the afternoon 20-25 °.</text:p>
      <text:p text:style-name="P4">
On May 25-26, forecasters are predicted cloudy with clear weather, short-term rains with thunderstorms(at night on the Right Bank places), in the daytime in the southern and east regions in some areas-hail and squalls of 15-20 m/s. Witter-west(In the eastern regions of the Southwestern), 5-10 m/C. temperature at night 11-16 °, in the western regions 8-13 °; day 21-26 °.</text:p>
      <text:p text:style-name="P4">
<text:span text:style-name="T4">
 Read also: </text:span>
 <text:a xlink:type="simple" xlink:href="https://www.ukrinform.ua/rubric-world/3711348-bils-ak-polovina-velikih-ozer-svitu-visihaut-cerez-zmini-klimatu.html" text:style-name="Internet_20_link" text:visited-style-name="Visited_20_Internet_20_Link">
<text:span text:style-name="T4">
 More </text:span>
 <text:span text:style-name="T4">
 half </text:span>
 <text:span text:style-name="T4">
 large </text:span>
 <text:span text:style-name="T4">
 </text:span>
 LACK <text:span text:style-name="T4">
 </text:span>
 <text:span text:style-name="T4">
 World </text:span>
<text:span text:style-name="T4">
 dry </text:span>
 <text:span text:style-name="T4">
 </text:span>
 through <text:span text:style-name="T4">
 </text:span>
 changes <text:span text:style-name="T4">
 </text:span>
 <text:span text:style-name="T4">
 </text:span>
 climate **</text:a>
In Kyiv and in the region, May 25-26 will be cloudy with clearings, short-term days(At night), in the afternoon of thunderstorms. Wind northwest, 5-10 m/pp. In the area at night 11-16 °, in the afternoon 21-26 °.</text:p>
      <text:p text:style-name="P4">
According to the forecast of the Ukrhydromet Center, on May 27 in the southern part of the country, the eastern most of the central regions - moderate short -term rains with thunderstorms, 28th grams in the southern and eastern parts of the country - light rain; on the different power without significant precipitation. Temperature at night 10-16 °, in western, May 28 in the northern and most central regions 6-12 °; In the afternoon 20-26 °, on May 27 he was western and northern regions, on May 28 in most of the territory of Ukraine 17-23 °.</text:p>
      <text:p text:style-name="P4">
In the capital and in the Kyiv region on May 27-28 without significant rainfall. The temperature of the night at night is May 27, 12-14 °, May 28 9-11 °; in the afternoon about 20 °. In the region: on the night of May 27 10-15 °, May 28 6-11 °; in the afternoon 18-23 °.</text:p>
      <text:p text:style-name="P4">
News Source: <text:a xlink:type="simple" xlink:href="https://www.ukrinform.ua/rubric-regions/3713244-v-ukraini-zavtra-podekudi-korotkocasni-dosi-j-grozi-vden-do-25.html" text:style-name="Internet_20_link" text:visited-style-name="Visited_20_Internet_20_Link">
https://www.ukrinform.ua/rubric-regions/3713244-v-ukraini-zavtra-podekudi-korotkocasni-dosi-j-grozi-vden-do-25.html</text:a>
</text:p>
      <!--NEWS-->
      <text:h text:style-name="P10" text:outline-level="1">
<text:span text:style-name="T4">
La Liga: Girona has played a draw with "Selta"</text:span>
</text:h>
      <text:p text:style-name="P4">
Authors: Ukrinform (Person)</text:p>
      <text:p text:style-name="P4">
Publisher: Укринформ (Organization)</text:p>
      <text:p text:style-name="P4">
Published Time: 2023-05-23T-39:39:17+03:00</text:p>
      <text:p text:style-name="P4">
Modified Time: 2023-05-23T22:39:17+03:00</text:p>
      <text:p text:style-name="P4">
Description: Tsigankov earned a penalty. - Ukrinform.</text:p>
      <text:p text:style-name="P4">
Images: ['<text:a xlink:type="simple" xlink:href="https://static.ukrinform.com/photos/2023_05/thumb_files/630_360_1684870698-221.jpg" text:style-name="Internet_20_link" text:visited-style-name="Visited_20_Internet_20_Link">
630_360_16848...</text:a>
']</text:p>
      <text:p text:style-name="P4">
Tags: ['Футбол', 'Віктор Циганков']</text:p>
      <text:p text:style-name="P4">
Type: Article</text:p>
      <!--METADATA-->
      <text:p text:style-name="P4">
<draw:frame draw:style-name="fr1" draw:name="Image18" text:anchor-type="as-char" svg:width="6.9236in" svg:height="3.956343in" draw:z-index="0">
<draw:image xlink:href="../Images/yкринформ/2023-05-23T-39-39-17-03-00/630_360_1684870698-221.jpg" xlink:type="simple" xlink:show="embed" xlink:actuate="onLoad" draw:mime-type="image/jpeg"/>
</draw:frame>
Gygankov made a penalty.</text:p>
      <text:p text:style-name="P4">
Girona played a draw with a "Celta" in the match of the 36th round of the championship-1: 1, reports Ukrinform.</text:p>
      <text:p text:style-name="P4">
The owners of the field went forward before the break of the efforts of Carles Perez. Girona played in the 59th minute-Christian Stuana was accurate of the eleven meter-tier.</text:p>
      <text:p text:style-name="P4">
It should be noted that the penalty at the gate of "Celta" was assigned for the foul against Viktorsygankov. Ukrainian winger went out at the start of "Gironi" and spent on the field.</text:p>
      <text:p text:style-name="P4">
Girona with 49 points remained in eighth place in the Spanish Championship. Celta scored 40 points and rose to 14th position.</text:p>
      <text:p text:style-name="P4">
<text:span text:style-name="T4">
 Read also: </text:span>
 <text:a xlink:type="simple" xlink:href="https://www.ukrinform.ua/rubric-sports/3711922-la-liga-zirona-z-cigankovim-postupilasa-vilarrealu.html" text:style-name="Internet_20_link" text:visited-style-name="Visited_20_Internet_20_Link">
<text:span text:style-name="T4">
 Gironi </text:span>
</text:a>
As reported by Ukrinform, in the next round on May 28, "Girona" will host Betis at home, and "Celta" will play against the departure against Kadis.</text:p>
      <text:p text:style-name="P4">
Photo: Getty Images</text:p>
      <text:p text:style-name="P4">
News Source: <text:a xlink:type="simple" xlink:href="https://www.ukrinform.ua/rubric-sports/3713299-la-liga-zirona-zigrala-vniciu-iz-seltou.html" text:style-name="Internet_20_link" text:visited-style-name="Visited_20_Internet_20_Link">
https://www.ukrinform.ua/rubric-sports/3713299-la-liga-zirona-zigrala-vniciu-iz-seltou.html</text:a>
</text:p>
      <!--NEWS-->
      <text:h text:style-name="P10" text:outline-level="1">
<text:span text:style-name="T4">
The Netherlands Ministry of Defense Head discussed military support of Ukraine with colleagues on the EU</text:span>
</text:h>
      <text:p text:style-name="P4">
Authors: Ukrinform (Person)</text:p>
      <text:p text:style-name="P4">
Publisher: Укринформ (Organization)</text:p>
      <text:p text:style-name="P4">
Published Time: 2023-05-23T-41:34:00+03:00</text:p>
      <text:p text:style-name="P4">
Modified Time: 2023-05-23T22:34:00+03:00</text:p>
      <text:p text:style-name="P4">
Description: The Minister of Defense of the Netherlands Kais Ollongren on May 23 in Brussels, where the EU Defense Ministry was held, spoke about Ukraine's military support, expansion of production capacity and launch of new defense projects. - Ukrinform.</text:p>
      <text:p text:style-name="P4">
Images: ['<text:a xlink:type="simple" xlink:href="https://static.ukrinform.com/photos/2023_05/thumb_files/630_360_1684870284-998.jpg" text:style-name="Internet_20_link" text:visited-style-name="Visited_20_Internet_20_Link">
630_360_16848...</text:a>
', '<text:a xlink:type="simple" xlink:href="https://static.ukrinform.com/photos/2023_05/1684870446-693.jpeg" text:style-name="Internet_20_link" text:visited-style-name="Visited_20_Internet_20_Link">
1684870446-69...</text:a>
']</text:p>
      <text:p text:style-name="P4">
Tags: ['Євросоюз', 'Нідерланди', 'Україна', 'допомога', 'Війна з Росією']</text:p>
      <text:p text:style-name="P4">
Type: Article</text:p>
      <!--METADATA-->
      <text:p text:style-name="P4">
<draw:frame draw:style-name="fr1" draw:name="Image19" text:anchor-type="as-char" svg:width="6.9236in" svg:height="3.956343in" draw:z-index="0">
<draw:image xlink:href="../Images/yкринформ/2023-05-23T-41-34-00-03-00/630_360_1684870284-998.jpg" xlink:type="simple" xlink:show="embed" xlink:actuate="onLoad" draw:mime-type="image/jpeg"/>
</draw:frame>
On May 23 in Brussels, where the EU's defense ministers, Ukraine, spoke about the military support of Ukraine, expanding production facilities and launching new defensive projects.</text:p>
      <text:p text:style-name="P4">
She wrote about it in her <text:a xlink:type="simple" xlink:href="https://twitter.com/DefensieMin/status/1661018043873636352" text:style-name="Internet_20_link" text:visited-style-name="Visited_20_Internet_20_Link">
</text:a>
<text:a xlink:type="simple" xlink:href="https://twitter.com/DefensieMin/status/1661018043873636352" text:style-name="Internet_20_link" text:visited-style-name="Visited_20_Internet_20_Link">
</text:a>
.</text:p>
      <text:p text:style-name="P4">
“Військова підтримка України, розширення виробничих потужностей та запускнових оборонних проєктів. Я говорила про це сьогодні у Брюсселі з міністрамиоборони <text:a xlink:type="simple" xlink:href="https://www.ukrinform.ua/tag-evrosouz" text:style-name="Internet_20_link" text:visited-style-name="Visited_20_Internet_20_Link">
 </text:a>
”, - she wrote.</text:p>
      <text:p text:style-name="P4">
<draw:frame draw:style-name="fr1" draw:name="Image20" text:anchor-type="as-char" svg:width="6.9236in" svg:height="4.617987in" draw:z-index="0">
<draw:image xlink:href="../Images/yкринформ/2023-05-23T-41-34-00-03-00/1684870446-693.jpeg" xlink:type="simple" xlink:show="embed" xlink:actuate="onLoad" draw:mime-type="image/jpeg"/>
</draw:frame>
Photo: Twitter/Kajsa Ollongren</text:p>
      <text:p text:style-name="P4">
<text:span text:style-name="T4">
 Read also: </text:span>
 <text:a xlink:type="simple" xlink:href="https://www.ukrinform.ua/rubric-ato/3713070-niderlandi-rozrahovuut-na-novih-cleniv-alansu-f16-dla-ukraini.html" text:style-name="Internet_20_link" text:visited-style-name="Visited_20_Internet_20_Link">
<text:span text:style-name="T4">
 Dutch </text:span>
</text:a>
As it was reported, a meeting of defense ministers was held today in Brussels, which discussed how to strengthen military assistance to Ukraine and strengthen the European defense industry.</text:p>
      <text:p text:style-name="P4">
News Source: <text:a xlink:type="simple" xlink:href="https://www.ukrinform.ua/rubric-ato/3713298-glava-oboroni-niderlandiv-obgovorila-z-kolegami-po-es-vijskovu-pidtrimku-ukraini.html" text:style-name="Internet_20_link" text:visited-style-name="Visited_20_Internet_20_Link">
https://www.ukrinform.ua/rubric-ato/3713298-glava-oboroni-niderlandiv-obgovorila-z-kolegami-po-es-vijskovu-pidtrimku-ukraini.html</text:a>
</text:p>
      <!--NEWS-->
      <text:h text:style-name="P10" text:outline-level="1">
<text:span text:style-name="T4">
Tennis player with Ukrainian citizenship plays a WTA tournament in a duet with a Russian</text:span>
</text:h>
      <text:p text:style-name="P4">
Authors: Ukrinform (Person)</text:p>
      <text:p text:style-name="P4">
Publisher: Укринформ (Organization)</text:p>
      <text:p text:style-name="P4">
Published Time: 2023-05-23T-43:33:44+03:00</text:p>
      <text:p text:style-name="P4">
Modified Time: 2023-05-23T22:33:44+03:00</text:p>
      <text:p text:style-name="P4">
Description: Tennis players are playing together for the third time this season. - Ukrinform.</text:p>
      <text:p text:style-name="P4">
Images: ['<text:a xlink:type="simple" xlink:href="https://static.ukrinform.com/photos/2023_05/thumb_files/630_360_1684870329-681.jpg" text:style-name="Internet_20_link" text:visited-style-name="Visited_20_Internet_20_Link">
630_360_16848...</text:a>
']</text:p>
      <text:p text:style-name="P4">
Tags: ['Теніс']</text:p>
      <text:p text:style-name="P4">
Type: Article</text:p>
      <!--METADATA-->
      <text:p text:style-name="P4">
<draw:frame draw:style-name="fr1" draw:name="Image21" text:anchor-type="as-char" svg:width="6.9236in" svg:height="3.956343in" draw:z-index="0">
<draw:image xlink:href="../Images/yкринформ/2023-05-23T-43-33-44-03-00/630_360_1684870329-681.jpg" xlink:type="simple" xlink:show="embed" xlink:actuate="onLoad" draw:mime-type="image/jpeg"/>
</draw:frame>
Tennis players are playing together for the third time this season.</text:p>
      <text:p text:style-name="P4">
This year, more than 20 tournaments have already been played at the WTA level, but only a single one, whose name is the Ukrainian flag, stands in a duet with a representative of the aggressor country, [] <text:a xlink:type="simple" xlink:href="https://btu.org.ua/ua/news/ukrainskiy-tennis/45106-tenisistka-z-ukrayinskim-gromadyanstvom-graye-na-turniri-wta-z-rosiyankoyu-sho-vidomo.html" text:style-name="Internet_20_link" text:visited-style-name="Visited_20_Internet_20_Link">
</text:a>
BTU, Ukrinform reports.</text:p>
      <text:p text:style-name="P4">
"Neutral" Irina Khromachova, who was signed on social networks on a fan-page and left her "liked" under last year's performance of the Kremlin dictator for May 9, became the partner of Valeria of the insurance for the third time(Previously, tennis players won two paired titles at ITF level).</text:p>
      <text:p text:style-name="P4">
Валерія Страхова в одиночному рейтингу займає 303 місце, а в парному – 135-те.Торік вона встановила свій особистий рекорд у парній класифікації – 118.</text:p>
      <text:p text:style-name="P4">
В офіційному профайлі спортсменки, який невідомо коли востаннє оновлювався,місцем народження вказано місто Керч, а резиденцією – Донецьк. ВалеріяСтрахова, якій у червні виповниться 28 років, спортивне громадянство незмінювала, проте після початку російської війни, з’явилась інформація, щотенісистка тренується в Рязані в академії Озерова.</text:p>
      <text:p text:style-name="P4">
У сезоні-2022 Валерія Страхова не коментувала ЗМІ повномасштабне вторгнення.</text:p>
      <text:p text:style-name="P4">
<text:span text:style-name="T4">
Читайте також:</text:span>
 <text:a xlink:type="simple" xlink:href="https://www.ukrinform.ua/rubric-sports/3713237-svitolina-zigrae-v-osnovnij-sitci-turniru-v-gertogenbosi.html" text:style-name="Internet_20_link" text:visited-style-name="Visited_20_Internet_20_Link">
 </text:a>
As reported by Ukrinform, WTA has not yet had a public explanation for the position of women's tennis about players who support the actions of the Russian authorities and the army.</text:p>
      <text:p text:style-name="P4">
Photo: btu.org.ua</text:p>
      <text:p text:style-name="P4">
News Source: <text:a xlink:type="simple" xlink:href="https://www.ukrinform.ua/rubric-sports/3713297-tenisistka-z-ukrainskim-gromadanstvom-grae-na-turniri-wta-v-dueti-z-rosiankou.html" text:style-name="Internet_20_link" text:visited-style-name="Visited_20_Internet_20_Link">
https://www.ukrinform.ua/rubric-sports/3713297-tenisistka-z-ukrainskim-gromadanstvom-grae-na-turniri-wta-v-dueti-z-rosiankou.html</text:a>
</text:p>
      <!--NEWS-->
      <text:h text:style-name="P10" text:outline-level="1">
<text:span text:style-name="T4">
Zelensky: Ukraine's main task is to strengthen and strengthen defense</text:span>
</text:h>
      <text:p text:style-name="P4">
Authors: Ukrinform (Person)</text:p>
      <text:p text:style-name="P4">
Publisher: Укринформ (Organization)</text:p>
      <text:p text:style-name="P4">
Published Time: 2023-05-23T-45:26:00+03:00</text:p>
      <text:p text:style-name="P4">
Modified Time: 2023-05-23T22:26:00+03:00</text:p>
      <text:p text:style-name="P4">
Description: The main task of our country and the meaning of in fact every international communication is to strengthen Ukraine, to strengthen our defense, to increase the possibilities of our warriors and our country as a whole.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ЗСУ', 'Зеленський', 'Війна з Росією', '#stoprussia']</text:p>
      <text:p text:style-name="P4">
Type: Article</text:p>
      <!--METADATA-->
      <text:p text:style-name="P4">
<draw:frame draw:style-name="fr1" draw:name="Image22" text:anchor-type="as-char" svg:width="6.9236in" svg:height="3.956343in" draw:z-index="0">
<draw:image xlink:href="../Images/yкринформ/2023-05-23T-45-26-00-03-00/630_360_1682862659-378.jpeg" xlink:type="simple" xlink:show="embed" xlink:actuate="onLoad" draw:mime-type="image/jpeg"/>
</draw:frame>
The main learning of our country and the meaning of every international communication of our international communication is in strengthening of Ukraine, in strengthening our defense, in increasing the possibility of our warriors and our country as a whole.</text:p>
      <text:p text:style-name="P4">
This was stated in the evening <text:a xlink:type="simple" xlink:href="https://www.youtube.com/watch" text:style-name="Internet_20_link" text:visited-style-name="Visited_20_Internet_20_Link">
</text:a>
President Volodymyr Zelenskyy, reports Ukrinform.</text:p>
      <text:p text:style-name="P4">
<text:span text:style-name="T5">
Viso: <text:a xlink:type="simple" xlink:href="https://t.me/OP_UA/9570" text:style-name="Internet_20_link" text:visited-style-name="Visited_20_Internet_20_Link">
</text:a>
</text:span>
</text:p>
      <text:p text:style-name="P4">
<text:span text:style-name="T4">
 _ I wish health, dear Ukrainians!_ </text:span>
</text:p>
      <text:p text:style-name="P4">
Today he was in Donetsk region, in our leading positions - in the area of Village of Imarinka. It was honor to congratulate our Marines on their professional holiday, the day of Ukraine.</text:p>
      <text:p text:style-name="P4">
He presented state awards to soldiers and the "For Courage and Courage" tapes with the best units that protect this part of the front. I am sure that you remember the units - often in the evening appeals, you thank them for the emergencies that they give Ukraine in the battles. Today he awarded them in person. This is the35th Separate Brigade of the Marine Corps named after Star-Admiral Michaelostrogradsky, 406th Separate Artillery Brigade named after Khorunzholeksiya Diamozov and the 140th separate reconnaissance battalion. Very powerful units, and I am grateful to each of you, warriors!</text:p>
      <text:p text:style-name="P4">
And thank you for the chevrons, it's really honorable!</text:p>
      <text:p text:style-name="P4">
Today it was on the front line that it was correct to declare the establishment of Marines in Ukraine. Our units will also be added to our units of naval infantry - and we will provide them with modern weapons and equipment.</text:p>
      <text:p text:style-name="P4">
Actually, this trip to the front has become the final component after many sites and negotiations with partners that took place these days and in the previous ones.</text:p>
      <text:p text:style-name="P4">
We all have to understand: the main task of our country and the meaning of every other international communication lies in strengthening Ukraine, in strengthening defense, in increasing the possibilities of our warriors and our country as a whole. We have a foreign visit and almost every negotiations allow Ukraine to be able to be statutory.</text:p>
      <text:p text:style-name="P4">
Of course, I would like to thank our 36th separate Marine Corps Name Admiral Mikhail Bilynsky. This unit, by fighting now, often grates to its strength and efficiency. And it is quite fair to remember them now too. Thank you, congratulate you on your day!</text:p>
      <text:p text:style-name="P4">
Warriors from the 137th Separate Battalion of the Marines-Thank you today Visonally-every fighter!- For the very good results that you reach the front. Well done!And I congratulate you on the holiday!Today I have the honor of thank you to other units of our defense forces, which will be matched in the most violent areas ...</text:p>
      <text:p text:style-name="P4">
The 55th Separate Artillery Brigade "Zaporizhzhya Sich"-invariably fellows, always effective. Thank you, <text:a xlink:type="simple" xlink:href="https://www.ukrinform.ua/tag-zsu" text:style-name="Internet_20_link" text:visited-style-name="Visited_20_Internet_20_Link">
 </text:a>
!</text:p>
      <text:p text:style-name="P4">
59th Separate Infantry Brigade named after Jacob Gandziuk-as always, the strongest!Thank you!</text:p>
      <text:p text:style-name="P4">
74th separate reconnaissance battalion-thank you, warriors!</text:p>
      <text:p text:style-name="P4">
The 5th Separate Slobozhansk Brigade of Our National Guard, which is fighting Nalugansk, together with other units of defense forces and just as it is necessary, protects positions, just as it is necessary, destroys Russian invaders ... Thank you, our warriors!</text:p>
      <text:p text:style-name="P4">
Thank you all who add strength to Ukraine!The strength of our country is now, the power of our defense is now the basis of the force of international order based on directions.</text:p>
      <text:p text:style-name="P4">
Let's win together!</text:p>
      <text:p text:style-name="P4">
<text:span text:style-name="T4">
<text:span text:style-name="T5">
Glory to Ukraine!</text:span>
 </text:span>
</text:p>
      <text:p text:style-name="P4">
News Source: <text:a xlink:type="simple" xlink:href="https://www.ukrinform.ua/rubric-ato/3713300-zelenskij-golovne-zavdanna-derzavi-u-zmicnenni-ukraini-ta-posilenni-oboroni.html" text:style-name="Internet_20_link" text:visited-style-name="Visited_20_Internet_20_Link">
https://www.ukrinform.ua/rubric-ato/3713300-zelenskij-golovne-zavdanna-derzavi-u-zmicnenni-ukraini-ta-posilenni-oboroni.html</text:a>
</text:p>
      <!--NEWS-->
      <text:h text:style-name="P10" text:outline-level="1">
<text:span text:style-name="T4">
Putin showed a 17th century map where there is no Ukraine</text:span>
</text:h>
      <text:p text:style-name="P4">
Authors: Ukrinform (Person)</text:p>
      <text:p text:style-name="P4">
Publisher: Укринформ (Organization)</text:p>
      <text:p text:style-name="P4">
Published Time: 2023-05-23T-47:19:49+03:00</text:p>
      <text:p text:style-name="P4">
Modified Time: 2023-05-23T22:19:49+03:00</text:p>
      <text:p text:style-name="P4">
Description: Russian President Vladimir Putin, on Tuesday, May 23, met with the chairman of the Constitutional Court Valery Zorkin, who brought a map of the 17th century, where Ukraine was not marked as a separate state. - Ukrinform.</text:p>
      <text:p text:style-name="P4">
Images: ['<text:a xlink:type="simple" xlink:href="https://static.ukrinform.com/photos/2022_01/thumb_files/630_360_1641379358-376.jpg" text:style-name="Internet_20_link" text:visited-style-name="Visited_20_Internet_20_Link">
630_360_16413...</text:a>
']</text:p>
      <text:p text:style-name="P4">
Tags: ['Фейк', 'Історія', 'Пропаганда', 'Путін', 'Україна', 'Росія', 'Карта']</text:p>
      <text:p text:style-name="P4">
Type: Article</text:p>
      <!--METADATA-->
      <text:p text:style-name="P4">
<draw:frame draw:style-name="fr1" draw:name="Image23" text:anchor-type="as-char" svg:width="6.9236in" svg:height="3.956343in" draw:z-index="0">
<draw:image xlink:href="../Images/yкринформ/2023-05-23T-47-19-49-03-00/630_360_1641379358-376.jpg" xlink:type="simple" xlink:show="embed" xlink:actuate="onLoad" draw:mime-type="image/jpeg"/>
</draw:frame>
On Tuesday, May 23, Presidentials, Vladimir Putin, met with the President of the Constitutional Court Valery Zorkin, who brought a map of the 17th century, Deukraine was not marked as a separate state.</text:p>
      <text:p text:style-name="P4">
As Ukrinform reports, it reports <text:a xlink:type="simple" xlink:href="https://meduza.io/feature/2023/05/23/glava-konstitutsionnogo-suda-risknul-pokazat-putinu-kartu-sostavlennuyu-pri-lyudovike-xiv" text:style-name="Internet_20_link" text:visited-style-name="Visited_20_Internet_20_Link">
</text:a>
.</text:p>
      <text:p text:style-name="P4">
Zorkin showed Putin a map made during the French King Louis, and said that there was no Ukraine on this map.</text:p>
      <text:p text:style-name="P4">
“We had a copy of the XVII century map in the Constitutional Court, compiled by Zalyudovik XIV. That is, it is the middle of the seventeenth century, composed by the French themselves. Why I brought it, Vladimir Vladimirovich: there is no Ukraine!” - said Zzorkin.</text:p>
      <text:p text:style-name="P4">
In turn <text:a xlink:type="simple" xlink:href="https://www.ukrinform.ua/tag-putin" text:style-name="Internet_20_link" text:visited-style-name="Visited_20_Internet_20_Link">
 </text:a>
He agreed with such a map, and again demonstrated "his historical knowledge of Ukraine."</text:p>
      <text:p text:style-name="P4">
“We know that these lands were simply part of the Commonwealth, and then they were part of the Moscow kingdom. That's all. And they were in the kingdom. And then, after the October Revolution, all sorts of quasi -state formations began to form, and the Soviet authorities of creating Ukrainian Ukraine, ”Putin said.</text:p>
      <text:p text:style-name="P4">
<text:span text:style-name="T4">
 Read also: </text:span>
 <text:a xlink:type="simple" xlink:href="https://www.ukrinform.ua/rubric-ato/3713119-u-kremli-maut-raditi-u-mzs-vidreaguvali-na-zaavu-orbana-pro-ukrainu.html" text:style-name="Internet_20_link" text:visited-style-name="Visited_20_Internet_20_Link">
<text:span text:style-name="T4">
 Orban </text:span>
</text:a>
As it was reported, Putin has repeatedly called Ukraine "artificial state formation", argued that Ukraine never existed that it was "invented" in Soviet times.</text:p>
      <text:p text:style-name="P4">
News Source: <text:a xlink:type="simple" xlink:href="https://www.ukrinform.ua/rubric-world/3713295-putinu-pokazali-kartu-17-stolitta-de-nemae-ukraini.html" text:style-name="Internet_20_link" text:visited-style-name="Visited_20_Internet_20_Link">
https://www.ukrinform.ua/rubric-world/3713295-putinu-pokazali-kartu-17-stolitta-de-nemae-ukraini.html</text:a>
</text:p>
      <!--NEWS-->
      <text:h text:style-name="P10" text:outline-level="1">
<text:span text:style-name="T4">
The Russians end with "eagles" - the plywood drones went in the course</text:span>
</text:h>
      <text:p text:style-name="P4">
Authors: Ukrinform (Person)</text:p>
      <text:p text:style-name="P4">
Publisher: Укринформ (Organization)</text:p>
      <text:p text:style-name="P4">
Published Time: 2023-05-23T-49:07:00+03:00</text:p>
      <text:p text:style-name="P4">
Modified Time: 2023-05-23T22:07:00+03:00</text:p>
      <text:p text:style-name="P4">
Description: Ukrainian paratroopers knocked down a Russian drone made of plywood. - Ukrinform.</text:p>
      <text:p text:style-name="P4">
Images: ['<text:a xlink:type="simple" xlink:href="https://static.ukrinform.com/photos/2023_05/thumb_files/630_360_1684869258-140.jpg" text:style-name="Internet_20_link" text:visited-style-name="Visited_20_Internet_20_Link">
630_360_16848...</text:a>
', '<text:a xlink:type="simple" xlink:href="https://static.ukrinform.com/photos/2023_05/1684869149-109.jpg" text:style-name="Internet_20_link" text:visited-style-name="Visited_20_Internet_20_Link">
1684869149-10...</text:a>
']</text:p>
      <text:p text:style-name="P4">
Tags: ['Безпілотник', 'Дрон', 'Війна з Росією']</text:p>
      <text:p text:style-name="P4">
Type: Article</text:p>
      <!--METADATA-->
      <text:p text:style-name="P4">
<draw:frame draw:style-name="fr1" draw:name="Image24" text:anchor-type="as-char" svg:width="6.9236in" svg:height="3.956343in" draw:z-index="0">
<draw:image xlink:href="../Images/yкринформ/2023-05-23T-49-07-00-03-00/630_360_1684869258-140.jpg" xlink:type="simple" xlink:show="embed" xlink:actuate="onLoad" draw:mime-type="image/jpeg"/>
</draw:frame>
Ukrainian paratroopers knocked down a Russian drone made of plywood.</text:p>
      <text:p text:style-name="P4">
According to Ukrinform, the command of the landing troops of the Armed Forces of Ukraine reports in <text:a xlink:type="simple" xlink:href="https://www.facebook.com/uaairborne/posts/pfbid034k9vdNa1cv8U3iggeRjA2bzCzWKBv7vvMs6BqU3u2Xri9TPcZZRH5QZpLTyiU8Esl" text:style-name="Internet_20_link" text:visited-style-name="Visited_20_Internet_20_Link">
</text:a>
.</text:p>
      <text:p text:style-name="P4">
23 травня на одному з напрямків, мобільною вогневою групою 71 окремоїєгерської бригади Десантно-штурмових військ ЗС України зі стрілецької зброїбув знищений російський <text:a xlink:type="simple" xlink:href="https://www.ukrinform.ua/tag-bezpilotnik" text:style-name="Internet_20_link" text:visited-style-name="Visited_20_Internet_20_Link">
 </text:a>
aircraft.</text:p>
      <text:p text:style-name="P4">
"The remnants can be seen that the plywood is made quite primitive. However, this type of" state -of -the -art "UAV is put on batch production. .</text:p>
      <text:p text:style-name="P4">
*!(https://www.ukrinform.ua/rubric-ato/3707666-nacgvardijci-zbili-rosijskij-rozviduvalnij-bezpilotnik-iz-vibuhivkou.html)</text:p>
      <text:p text:style-name="P4">
<draw:frame draw:style-name="fr1" draw:name="Image25" text:anchor-type="as-char" svg:width="6.9236in" svg:height="6.9236in" draw:z-index="0">
<draw:image xlink:href="../Images/yкринформ/2023-05-23T-49-07-00-03-00/1684869149-109.jpg" xlink:type="simple" xlink:show="embed" xlink:actuate="onLoad" draw:mime-type="image/jpeg"/>
</draw:frame>
As reported by Ukrinform, the Defense Forces from February 24, 2022 to May 23, 2023 were destroyed 2864(+34)UAV of the operative-tactical level.</text:p>
      <text:p text:style-name="P4">
_ First photo illustrative _</text:p>
      <text:p text:style-name="P4">
News Source: <text:a xlink:type="simple" xlink:href="https://www.ukrinform.ua/rubric-ato/3713294-u-rosian-zakincuutsa-orlani-v-hid-pisli-bezpilotniki-z-faneri.html" text:style-name="Internet_20_link" text:visited-style-name="Visited_20_Internet_20_Link">
https://www.ukrinform.ua/rubric-ato/3713294-u-rosian-zakincuutsa-orlani-v-hid-pisli-bezpilotniki-z-faneri.html</text:a>
</text:p>
      <!--NEWS-->
      <text:h text:style-name="P10" text:outline-level="1">
<text:span text:style-name="T4">
AT Kupyansk Directive Russian Army Sheled Kamyanka, Fonolivka, Novomolinsk, Dvorichny, West ...</text:span>
</text:h>
      <text:p text:style-name="P4">
Authors: liveuamap (Language: en)</text:p>
      <text:p text:style-name="P4">
Time: 2023-05-23T-4:33:00</text:p>
      <text:p text:style-name="P4">
Location: Kharkiv, Kharkiv Oblast (Latitude:49.59403 Longtitude:37.88374)</text:p>
      <text:p text:style-name="P4">
Videos: []</text:p>
      <text:p text:style-name="P4">
Images: []</text:p>
      <text:p text:style-name="P4">
Tags: ["Russia"]</text:p>
      <text:p text:style-name="P4">
Id: 22564854</text:p>
      <!--METADATA-->
      <text:p text:style-name="P4">
At Kupiansk direction Russian army shelled Kamyanka, Fyholivka, Novomlynsk,Dvorichna, Zapadne, Kupyansk, Husynka, Tabayivka, Berestove of Kharkiv regionand Stelmakhivka of Luhansk region. Russian aviation conducted airstrikes atOrlyanske, Kyslivka and Tabayivka of Kharkiv region, - General Staff of ArmedForces of Ukraine says in the morning report</text:p>
      <text:p text:style-name="P4">
News Collection Link: <text:a xlink:type="simple" xlink:href="https://liveuamap.com/en/2023/23-may-at-kupiansk-direction-russian-army-shelled-kamyanka" text:style-name="Internet_20_link" text:visited-style-name="Visited_20_Internet_20_Link">
https://liveuamap.com/en/2023/23-may-at-kupiansk-direction-russian-army-shelled-kamyanka</text:a>
</text:p>
      <text:p text:style-name="P4">
News Source: <text:a xlink:type="simple" xlink:href="https://t.me/lumsrc/4874" text:style-name="Internet_20_link" text:visited-style-name="Visited_20_Internet_20_Link">
https://t.me/lumsrc/4874</text:a>
</text:p>
      <!--NEWS-->
      <text:h text:style-name="P10" text:outline-level="1">
<text:span text:style-name="T4">
Eugene Dyky became the full head of the Ukrainian Premier League</text:span>
</text:h>
      <text:p text:style-name="P4">
Authors: Ukrinform (Person)</text:p>
      <text:p text:style-name="P4">
Publisher: Укринформ (Organization)</text:p>
      <text:p text:style-name="P4">
Published Time: 2023-05-23T-52:52:00+03:00</text:p>
      <text:p text:style-name="P4">
Modified Time: 2023-05-23T21:52:00+03:00</text:p>
      <text:p text:style-name="P4">
Description: The league remained without head since April 2020. - Ukrinform.</text:p>
      <text:p text:style-name="P4">
Images: ['<text:a xlink:type="simple" xlink:href="https://static.ukrinform.com/photos/2023_05/thumb_files/630_360_1684867872-831.jpg" text:style-name="Internet_20_link" text:visited-style-name="Visited_20_Internet_20_Link">
630_360_16848...</text:a>
']</text:p>
      <text:p text:style-name="P4">
Tags: ['Футбол']</text:p>
      <text:p text:style-name="P4">
Type: Article</text:p>
      <!--METADATA-->
      <text:p text:style-name="P4">
<draw:frame draw:style-name="fr1" draw:name="Image26" text:anchor-type="as-char" svg:width="6.9236in" svg:height="3.956343in" draw:z-index="0">
<draw:image xlink:href="../Images/yкринформ/2023-05-23T-52-52-00-03-00/630_360_1684867872-831.jpg" xlink:type="simple" xlink:show="embed" xlink:actuate="onLoad" draw:mime-type="image/jpeg"/>
</draw:frame>
It has been ligated without a head since April 2020.</text:p>
      <text:p text:style-name="P4">
Yevgeny Dyky became the full chairman of the Ukrainian Premier League, this is the decision of the UPL Raziklub <text:a xlink:type="simple" xlink:href="https://upl.ua/ua/news/view/7342" text:style-name="Internet_20_link" text:visited-style-name="Visited_20_Internet_20_Link">
</text:a>
Unanimously on today's football house, Ukrinform reports.</text:p>
      <text:p text:style-name="P4">
Earlier, the wild held the position of UPL Executive Director. It should be noted that it was ligated without a full president since April 2020, when the organization was set up by Thomas Grimm.</text:p>
      <text:p text:style-name="P4">
The UPL in the coming days should develop a project of an independent OTT platform for broadcasting the matches of the Ukrainian Championship in the season-2023/24, which will be owned by the UPL clubs. In this case, the option of further implementation of the right to broadcast matches is considered.</text:p>
      <text:p text:style-name="P4">
<text:span text:style-name="T4">
 Read also: </text:span>
 <text:a xlink:type="simple" xlink:href="https://www.ukrinform.ua/rubric-sports/3713114-matci-28go-turu-futbolnoi-premerligi-ukraini-projdut-2425-travna.html" text:style-name="Internet_20_link" text:visited-style-name="Visited_20_Internet_20_Link">
</text:a>
According to Ukrinform, Shakhtar is the leader of UPL. Pitmen are awarded to Dnipro-1 two points, and five points-Dawn.</text:p>
      <text:p text:style-name="P4">
Photo: uaf.ua</text:p>
      <text:p text:style-name="P4">
News Source: <text:a xlink:type="simple" xlink:href="https://www.ukrinform.ua/rubric-sports/3713289-evgen-dikij-stav-povnopravnim-golovou-ukrainskoi-premerligi.html" text:style-name="Internet_20_link" text:visited-style-name="Visited_20_Internet_20_Link">
https://www.ukrinform.ua/rubric-sports/3713289-evgen-dikij-stav-povnopravnim-golovou-ukrainskoi-premerligi.html</text:a>
</text:p>
      <!--NEWS-->
      <text:h text:style-name="P10" text:outline-level="1">
<text:span text:style-name="T4">
Ukrzaliznytsia announced a summer traffic schedule of train: new routes</text:span>
</text:h>
      <text:p text:style-name="P4">
Authors: Ukrinform (Person)</text:p>
      <text:p text:style-name="P4">
Publisher: Укринформ (Organization)</text:p>
      <text:p text:style-name="P4">
Published Time: 2023-05-23T-54:48:00+03:00</text:p>
      <text:p text:style-name="P4">
Modified Time: 2023-05-23T21:48:00+03:00</text:p>
      <text:p text:style-name="P4">
Description: From June 10, 2023, Ukrzaliznytsia introduces a new traffic schedule for the summer season. - Ukrinform.</text:p>
      <text:p text:style-name="P4">
Images: ['<text:a xlink:type="simple" xlink:href="https://static.ukrinform.com/photos/2018_04/thumb_files/630_360_1524228943-4095.jpg" text:style-name="Internet_20_link" text:visited-style-name="Visited_20_Internet_20_Link">
630_360_15242...</text:a>
', '<text:a xlink:type="simple" xlink:href="https://static.ukrinform.com/photos/2023_05/1684867798-213.jpg" text:style-name="Internet_20_link" text:visited-style-name="Visited_20_Internet_20_Link">
1684867798-21...</text:a>
', '<text:a xlink:type="simple" xlink:href="https://static.ukrinform.com/photos/2023_05/1684867900-689.jpg" text:style-name="Internet_20_link" text:visited-style-name="Visited_20_Internet_20_Link">
1684867900-68...</text:a>
', '<text:a xlink:type="simple" xlink:href="https://static.ukrinform.com/photos/2023_05/1684867968-859.jpg" text:style-name="Internet_20_link" text:visited-style-name="Visited_20_Internet_20_Link">
1684867968-85...</text:a>
']</text:p>
      <text:p text:style-name="P4">
Tags: ['Потяг', 'Укрзалізниця']</text:p>
      <text:p text:style-name="P4">
Type: Article</text:p>
      <!--METADATA-->
      <text:p text:style-name="P4">
<draw:frame draw:style-name="fr1" draw:name="Image27" text:anchor-type="as-char" svg:width="6.9236in" svg:height="3.956343in" draw:z-index="0">
<draw:image xlink:href="../Images/yкринформ/2023-05-23T-54-48-00-03-00/630_360_1524228943-4095.jpg" xlink:type="simple" xlink:show="embed" xlink:actuate="onLoad" draw:mime-type="image/jpeg"/>
</draw:frame>
From June 10, 2023, Ukrzaliznytsya introduces a new traffic schedule of the rally.</text:p>
      <text:p text:style-name="P4">
According to Ukrinform, the company's press service in [] reports it(https://t.me/UkrzalInfo/4457).</text:p>
      <text:p text:style-name="P4">
"Ukrzaliznytsia introduces a new traffic schedule for the summer season -2023 from June 10," the message reads.</text:p>
      <text:p text:style-name="P4">
It is noted that the schedule provides two new flights: train №40/39 Zaporizhzhia - Solotvyno, which will stop in 7 regions of Ukraine and will connect Zaporizhzhya Tadnnipro with the resorts will run through Cherkasy.</text:p>
      <text:p text:style-name="P4">
<draw:frame draw:style-name="fr1" draw:name="Image28" text:anchor-type="as-char" svg:width="6.9236in" svg:height="6.109436in" draw:z-index="0">
<draw:image xlink:href="../Images/yкринформ/2023-05-23T-54-48-00-03-00/1684867798-213.jpg" xlink:type="simple" xlink:show="embed" xlink:actuate="onLoad" draw:mime-type="image/jpeg"/>
</draw:frame>
2 more trains of Ukrzaliznytsya from the new schedule will change their route to go for new interesting connections: №13/14 Kiev - Solotvino will run through all(Instead of Shepetivka and Zdolbuniv-Supreme Stations.)and №234/233 Kyiv - Pokrovsk - Lviv will run through Pavlograd and connect the cemisto: with Kiev and Vinnytsia, Khmelnitsky, Ternopil and Lviv.</text:p>
      <text:p text:style-name="P4">
<draw:frame draw:style-name="fr1" draw:name="Image29" text:anchor-type="as-char" svg:width="6.9236in" svg:height="6.109436in" draw:z-index="0">
<draw:image xlink:href="../Images/yкринформ/2023-05-23T-54-48-00-03-00/1684867900-689.jpg" xlink:type="simple" xlink:show="embed" xlink:actuate="onLoad" draw:mime-type="image/jpeg"/>
</draw:frame>
In addition, in the new schedule four <text:a xlink:type="simple" xlink:href="https://www.ukrinform.ua/tag-potag" text:style-name="Internet_20_link" text:visited-style-name="Visited_20_Internet_20_Link">
</text:a>
Ukrzaliznytsia has extended the route: №43/44 "Stefania Express" Ivano-Frankivsk-Kyiv-Ivano-Frankivsk will now go to Cherkasy, №105/106 Odesa-Kiev-Odessa will be optional to and from Sumy station; №63/64 Kharkiv - Kyiv - Kharkiv will be able to run from the new schedule to and Zilvov; №53/54 Odesa - Dnipro - Odesa Optionally from the new schedule to be able to be able to exchange to and from Zaporozhye.</text:p>
      <text:p text:style-name="P4">
<draw:frame draw:style-name="fr1" draw:name="Image30" text:anchor-type="as-char" svg:width="6.9236in" svg:height="6.109436in" draw:z-index="0">
<draw:image xlink:href="../Images/yкринформ/2023-05-23T-54-48-00-03-00/1684867968-859.jpg" xlink:type="simple" xlink:show="embed" xlink:actuate="onLoad" draw:mime-type="image/jpeg"/>
</draw:frame>
UZ also reduced the time on the way for more than 35 trains, in particular, №3/4 Zaporozhye - Uzhgorod, №15/16 Kharkiv - Yasinya, №17/18 Kharkiv - Uzhgorod, №29/30kiv - Uzhgorod, №749/750 Kiev - Chop, Uzhgorod, №779/780 Kyiv-Sumy, №790/789-792/791 Kyiv-Kropyvnytskyi/Kremenchuk and others.</text:p>
      <text:p text:style-name="P4">
<text:span text:style-name="T4">
 Read also: </text:span>
 <text:a xlink:type="simple" xlink:href="https://www.ukrinform.ua/rubric-technology/3710293-zmina-marsrutiv-i-peresadki-ukrzaliznica-protestuvala-spovisenna-pasaziriv-cerez-zastosunok.html" text:style-name="Internet_20_link" text:visited-style-name="Visited_20_Internet_20_Link">
<text:span text:style-name="T4">
 Ukrzaliznytsia </text:span>
</text:a>
According to Ukrinform, Ukrzaliznytsia plans to realize <text:a xlink:type="simple" xlink:href="https://www.ukrinform.ua/rubric-society/3713092-ukrzaliznica-zapustit-pilotnij-proekt-zinocogo-kupe.html" text:style-name="Internet_20_link" text:visited-style-name="Visited_20_Internet_20_Link">
</text:a>
 .</text:p>
      <text:p text:style-name="P4">
News Source: <text:a xlink:type="simple" xlink:href="https://www.ukrinform.ua/rubric-regions/3713290-ukrzaliznica-anonsuvala-litnij-grafik-ruhu-poizdiv-novi-marsruti.html" text:style-name="Internet_20_link" text:visited-style-name="Visited_20_Internet_20_Link">
https://www.ukrinform.ua/rubric-regions/3713290-ukrzaliznica-anonsuvala-litnij-grafik-ruhu-poizdiv-novi-marsruti.html</text:a>
</text:p>
      <!--NEWS-->
      <text:h text:style-name="P10" text:outline-level="1">
<text:span text:style-name="T4">
Russian aggression should be discontinued: Gucstra discussed the war in Ukraine with the Foreign Minister of China</text:span>
</text:h>
      <text:p text:style-name="P4">
Authors: Ukrinform (Person)</text:p>
      <text:p text:style-name="P4">
Publisher: Укринформ (Organization)</text:p>
      <text:p text:style-name="P4">
Published Time: 2023-05-23T-56:29:00+03:00</text:p>
      <text:p text:style-name="P4">
Modified Time: 2023-05-23T21:29:00+03:00</text:p>
      <text:p text:style-name="P4">
Description: The Minister of Foreign Affairs of the Netherlands Vopke Gucstra, who is visiting China, stressed that Russian aggression in Ukraine should be stopped. - Ukrinform.</text:p>
      <text:p text:style-name="P4">
Images: ['<text:a xlink:type="simple" xlink:href="https://static.ukrinform.com/photos/2023_05/thumb_files/630_360_1684865934-478.jpeg" text:style-name="Internet_20_link" text:visited-style-name="Visited_20_Internet_20_Link">
630_360_16848...</text:a>
']</text:p>
      <text:p text:style-name="P4">
Tags: ['Китай', 'Нідерланди', 'Україна', 'Агресія РФ']</text:p>
      <text:p text:style-name="P4">
Type: Article</text:p>
      <!--METADATA-->
      <text:p text:style-name="P4">
<draw:frame draw:style-name="fr1" draw:name="Image31" text:anchor-type="as-char" svg:width="6.9236in" svg:height="3.956343in" draw:z-index="0">
<draw:image xlink:href="../Images/yкринформ/2023-05-23T-56-29-00-03-00/630_360_1684865934-478.jpeg" xlink:type="simple" xlink:show="embed" xlink:actuate="onLoad" draw:mime-type="image/jpeg"/>
</draw:frame>
The Netherlands Minister of Law of Vopke Gucstra, who is visiting China, stressed that Russian aggression in Ukraine should be stopped.</text:p>
      <text:p text:style-name="P4">
According to Ukrinform, with reference to <text:a xlink:type="simple" xlink:href="https://twitter.com/WBHoekstra/status/1661054389438619648" text:style-name="Internet_20_link" text:visited-style-name="Visited_20_Internet_20_Link">
</text:a>
Hukstra, he met with the Minister of Foreign Affairs of China Gan Gan Vickini.</text:p>
      <text:p text:style-name="P4">
"The current geopolitical situation requires dialogue, diplomacy and cooperation," Gucstra wrote.</text:p>
      <text:p text:style-name="P4">
According to him, different topics were discussed, from common interests to problems.</text:p>
      <text:p text:style-name="P4">
In particular, it was about geopolitical events, stability in the Indo-Pacific Region, trade, concern about cybersecurity and foreign intervention [] <text:a xlink:type="simple" xlink:href="https://www.ukrinform.ua/tag-niderlandi" text:style-name="Internet_20_link" text:visited-style-name="Visited_20_Internet_20_Link">
</text:a>
, human rights and equals for companies.</text:p>
      <text:p text:style-name="P4">
<text:span text:style-name="T4">
 Read also: </text:span>
 <text:a xlink:type="simple" xlink:href="https://www.ukrinform.ua/rubric-ato/3713070-niderlandi-rozrahovuut-na-novih-cleniv-alansu-f16-dla-ukraini.html" text:style-name="Internet_20_link" text:visited-style-name="Visited_20_Internet_20_Link">
<text:span text:style-name="T4">
 Netherlands </text:span>
</text:a>
“We also discussed the war in Ukraine in detail. I stressed that Russian agression in Ukraine should stop, and that we will continue to support Ukraine as much as it is needed, ”he wrote.</text:p>
      <text:p text:style-name="P4">
The Ministry of Foreign Affairs of the Netherlands Vopke Gucstra is in Beijing on May 23-24.</text:p>
      <text:p text:style-name="P4">
<text:span text:style-name="T5">
Foto: @wbhoekstra</text:span>
</text:p>
      <text:p text:style-name="P4">
News Source: <text:a xlink:type="simple" xlink:href="https://www.ukrinform.ua/rubric-polytics/3713282-glava-mzs-niderlandiv-rosijska-agresia-v-ukraini-mae-buti-pripinena.html" text:style-name="Internet_20_link" text:visited-style-name="Visited_20_Internet_20_Link">
https://www.ukrinform.ua/rubric-polytics/3713282-glava-mzs-niderlandiv-rosijska-agresia-v-ukraini-mae-buti-pripinena.html</text:a>
</text:p>
      <!--NEWS-->
      <text:h text:style-name="P10" text:outline-level="1">
<text:span text:style-name="T4">
In Lviv region in the family estate of Yevgeny Konovalets celebrated Heroes Day</text:span>
</text:h>
      <text:p text:style-name="P4">
Authors: Ukrinform (Person)</text:p>
      <text:p text:style-name="P4">
Publisher: Укринформ (Organization)</text:p>
      <text:p text:style-name="P4">
Published Time: 2023-05-23T-58:23:58+03:00</text:p>
      <text:p text:style-name="P4">
Modified Time: 2023-05-23T21:23:58+03:00</text:p>
      <text:p text:style-name="P4">
Description: In Zashkov, the 85th anniversary of the death of the OUN Heroes and Heroes Day was celebrated at the Memorial Museum of Yevgeny Konovalets. - Ukrinform.</text:p>
      <text:p text:style-name="P4">
Images: ['<text:a xlink:type="simple" xlink:href="https://static.ukrinform.com/photos/2023_05/thumb_files/630_360_1684865663-6947.jpeg" text:style-name="Internet_20_link" text:visited-style-name="Visited_20_Internet_20_Link">
630_360_16848...</text:a>
', '<text:a xlink:type="simple" xlink:href="https://static.ukrinform.com/photos/2023_05/1684865661-9883.jpeg" text:style-name="Internet_20_link" text:visited-style-name="Visited_20_Internet_20_Link">
1684865661-98...</text:a>
', '<text:a xlink:type="simple" xlink:href="https://static.ukrinform.com/photos/2023_05/thumb_files/630_360_1684865662-1666.jpeg" text:style-name="Internet_20_link" text:visited-style-name="Visited_20_Internet_20_Link">
630_360_16848...</text:a>
', '<text:a xlink:type="simple" xlink:href="https://static.ukrinform.com/photos/2023_05/thumb_files/630_360_1684865661-3309.jpeg" text:style-name="Internet_20_link" text:visited-style-name="Visited_20_Internet_20_Link">
630_360_16848...</text:a>
', '<text:a xlink:type="simple" xlink:href="https://static.ukrinform.com/photos/2023_05/thumb_files/630_360_1684865661-9883.jpeg" text:style-name="Internet_20_link" text:visited-style-name="Visited_20_Internet_20_Link">
630_360_16848...</text:a>
', '<text:a xlink:type="simple" xlink:href="https://static.ukrinform.com/photos/2023_05/thumb_files/630_360_1684865661-5116.jpeg" text:style-name="Internet_20_link" text:visited-style-name="Visited_20_Internet_20_Link">
630_360_16848...</text:a>
', '<text:a xlink:type="simple" xlink:href="https://static.ukrinform.com/photos/2023_05/thumb_files/630_360_1684865662-9677.jpeg" text:style-name="Internet_20_link" text:visited-style-name="Visited_20_Internet_20_Link">
630_360_16848...</text:a>
', '<text:a xlink:type="simple" xlink:href="https://static.ukrinform.com/photos/2023_05/thumb_files/630_360_1684865662-1771.jpeg" text:style-name="Internet_20_link" text:visited-style-name="Visited_20_Internet_20_Link">
630_360_16848...</text:a>
', '<text:a xlink:type="simple" xlink:href="https://static.ukrinform.com/photos/2023_05/thumb_files/630_360_1684865662-7607.jpeg" text:style-name="Internet_20_link" text:visited-style-name="Visited_20_Internet_20_Link">
630_360_16848...</text:a>
']</text:p>
      <text:p text:style-name="P4">
Tags: ['Львівщина', 'Музей', 'Євген Коновалець']</text:p>
      <text:p text:style-name="P4">
Type: Article</text:p>
      <!--METADATA-->
      <text:p text:style-name="P4">
<draw:frame draw:style-name="fr1" draw:name="Image32" text:anchor-type="as-char" svg:width="6.9236in" svg:height="3.956343in" draw:z-index="0">
<draw:image xlink:href="../Images/yкринформ/2023-05-23T-58-23-58-03-00/630_360_1684865663-6947.jpeg" xlink:type="simple" xlink:show="embed" xlink:actuate="onLoad" draw:mime-type="image/jpeg"/>
</draw:frame>
The Uzashkov at the Eugene Konovalets Memorial Museum celebrated the 85th anniversaries of the OUN Chairman and Heroes Day.</text:p>
      <text:p text:style-name="P4">
About it in <text:a xlink:type="simple" xlink:href="https://www.facebook.com/lvoblrada/posts/pfbid08sSFHrzYYLUKAdkiC8YFHvf6PJAxqhWNzSVqbPzbysivdERGGRvWahQygEKsBD3Hl" text:style-name="Internet_20_link" text:visited-style-name="Visited_20_Internet_20_Link">
</text:a>
The Lviv Regional Council reported, Ukrinform reports.</text:p>
      <text:p text:style-name="P4">
“The Memorial Museum of Yevgeny Konovalets was created in the house in which he was born, grew up and in which his family lived. On the Day of the Heroes, which we today we identify on the anniversary of Konovalets' death, we honor all the fallen heroes, from the time of Kievan Rus, the Cossack State, Sich Riflemen, UPAI to this day. In this case, we show that the characters do not die, ” - said the director of Lviv historical <text:a xlink:type="simple" xlink:href="https://www.ukrinform.ua/tag-muzej" text:style-name="Internet_20_link" text:visited-style-name="Visited_20_Internet_20_Link">
</text:a>
Romanchmelik.</text:p>
      <text:p text:style-name="P4">
Near the house where Yevgeny Konovalets was born, there was a memorial service in the memory of the Prokonovalets and the fallen Ukrainian heroes, as well as the council and concert with a water -themed topic.</text:p>
      <text:p text:style-name="P4">
<draw:frame draw:style-name="fr1" draw:name="Image33" text:anchor-type="as-char" svg:width="6.9236in" svg:height="4.615733in" draw:z-index="0">
<draw:image xlink:href="../Images/yкринформ/2023-05-23T-58-23-58-03-00/1684865661-9883.jpeg" xlink:type="simple" xlink:show="embed" xlink:actuate="onLoad" draw:mime-type="image/jpeg"/>
</draw:frame>
“Today, the Heroes Day, proclaimed in 1941 by the organization of Ukrainian nationalists in honor of the knights of the Ukrainian nation of Yevgeny Konovalets, Simonpetliura, Mykola Mikhnovsky and many others. Yevgeny Konovalets died on July 23, 1938 in Rotterdam at the hands of Sudoplatov. Moscow was clear that Konovalets creates a modern Ukrainian nation. Although Ukraine and Independence in the 1920s, Konovalets created the OUN, uniting former UNR officers, the Galician army and leading social and political figures. This organization became the core of struggle for the acquisition of the Ukrainian non -volatile state, ” - said the historian, deputy of the Lviv Regional Council, Head of the Memorial -Search Center" Fate "Svyatoslav Sheremeta.During the celebration of the Heroes Day, the cadets of the Lyceum named after Krut showed the weapons, the ability to manage the quadcopter and communications, and demonstrated how robotic equipment works, developed by scientists to help the military.</text:p>
      <text:p text:style-name="P4">
<text:span text:style-name="T4">
 Read also: </text:span>
 <text:a xlink:type="simple" xlink:href="https://www.ukrinform.ua/rubric-society/3698023-prezidenta-prosat-iniciuvati-perepohovanna-evgena-konovalca.html" text:style-name="Internet_20_link" text:visited-style-name="Visited_20_Internet_20_Link">
<text:span text:style-name="T4">
 Eugene </text:span>
 <text:span text:style-name="T4">
 </text:span>
 Konovalets **</text:a>
It is known that Yevgeny Konovalets - Ukrainian State, Military and Political Ardctor, Colonel of the UNR Army, Sich Riflemen Commander, Member of the Rifle Council, UVO Commander, Chairman of the Ukrainian Nationalists, founder and First OUN head, one of the ideologues of Ukrainian nationalism.</text:p>
      <text:p text:style-name="P4">
News Source: <text:a xlink:type="simple" xlink:href="https://www.ukrinform.ua/rubric-regions/3713284-na-lvivsini-v-rodinnomu-maetku-evgena-konovalca-vidznacili-den-geroiv.html" text:style-name="Internet_20_link" text:visited-style-name="Visited_20_Internet_20_Link">
https://www.ukrinform.ua/rubric-regions/3713284-na-lvivsini-v-rodinnomu-maetku-evgena-konovalca-vidznacili-den-geroiv.html</text:a>
</text:p>
      <!--NEWS-->
      <text:h text:style-name="P10" text:outline-level="1">
<text:span text:style-name="T4">
Slovenia recognized the Holodomor with the genocide of the Ukrainian people</text:span>
</text:h>
      <text:p text:style-name="P4">
Authors: Ukrinform (Person)</text:p>
      <text:p text:style-name="P4">
Publisher: Укринформ (Organization)</text:p>
      <text:p text:style-name="P4">
Published Time: 2023-05-23T-60:19:00+03:00</text:p>
      <text:p text:style-name="P4">
Modified Time: 2023-05-23T21:19:00+03:00</text:p>
      <text:p text:style-name="P4">
Description: The Slovenia Parliament approved a Declaration that recognizes the Holodomor with the genocide of the Ukrainian people. - Ukrinform.</text:p>
      <text:p text:style-name="P4">
Images: ['<text:a xlink:type="simple" xlink:href="https://static.ukrinform.com/photos/2020_11/thumb_files/630_360_1606741632-274.jpg" text:style-name="Internet_20_link" text:visited-style-name="Visited_20_Internet_20_Link">
630_360_16067...</text:a>
']</text:p>
      <text:p text:style-name="P4">
Tags: ['Геноцид', 'Голодомор', 'Словенія', 'Зеленський']</text:p>
      <text:p text:style-name="P4">
Type: Article</text:p>
      <!--METADATA-->
      <text:p text:style-name="P4">
<draw:frame draw:style-name="fr1" draw:name="Image34" text:anchor-type="as-char" svg:width="6.9236in" svg:height="3.956343in" draw:z-index="0">
<draw:image xlink:href="../Images/yкринформ/2023-05-23T-60-19-00-03-00/630_360_1606741632-274.jpg" xlink:type="simple" xlink:show="embed" xlink:actuate="onLoad" draw:mime-type="image/jpeg"/>
</draw:frame>
Parliamentlovenia approved a Declaration that recognizes the Holodomor with the genocide of the Ukrainian Narode.</text:p>
      <text:p text:style-name="P4">
This was reported by the Chairman of the Verkhovna Rada of Ukraine Ruslan Slefanchuk, reports Ukrinform with reference to <text:a xlink:type="simple" xlink:href="https://t.me/tv_rada/18508" text:style-name="Internet_20_link" text:visited-style-name="Visited_20_Internet_20_Link">
</text:a>
TV channel "Rada".  “I am grateful to Slovenian parliamentarians for adopting a declaration that recognizes the Holodomor <text:a xlink:type="simple" xlink:href="https://www.ukrinform.ua/tag-genocid" text:style-name="Internet_20_link" text:visited-style-name="Visited_20_Internet_20_Link">
</text:a>
The Ukrainian people are commemorating the victims of this terrible crime. Humanity must know the memorial horror so that it does not repeat in the future!” - said Stufanchuk.</text:p>
      <text:p text:style-name="P4">
<text:span text:style-name="T4">
 Read also: </text:span>
 <text:a xlink:type="simple" xlink:href="https://www.ukrinform.ua/rubric-society/3710643-senat-francii-viznav-golodomor-19321933-rokiv-genocidom-ukrainskogo-narodu.html" text:style-name="Internet_20_link" text:visited-style-name="Visited_20_Internet_20_Link">
<text:span text:style-name="T4">
 Holodomor </text:span>
</text:a>
President Volodymyr Zelenskyy also thanked the Parliament of Slovenia's Declaration.</text:p>
      <text:p text:style-name="P4">
"I am grateful to the Slovenian parliamentarians from the state assembly for the adoption of a declaration that honors the memory of millions of Ukrainian victims of famine-genocide in Ukraine in 1932-1933," Zelensky said <text:a xlink:type="simple" xlink:href="https://twitter.com/zelenskyyua/status/1661067480448614432" text:style-name="Internet_20_link" text:visited-style-name="Visited_20_Internet_20_Link">
</text:a>
.</text:p>
      <text:p text:style-name="P4">
Президент зауважив, що міжнародна коаліція держав, відданих відновленнюісторичної справедливості, і далі зміцнюється. "Разом до правди, а отже, йвідповідальності!", - наголосив Президент.</text:p>
      <text:p text:style-name="P4">
Як повідомляв Укрінформ, 28 березня Зеленський  <text:a xlink:type="simple" xlink:href="https://www.ukrinform.ua/rubric-polytics/3688730-zelenskij-podakuvav-francii-za-viznanna-golodomoru-193233-genocidom-ukrainskogo-narodu.html" text:style-name="Internet_20_link" text:visited-style-name="Visited_20_Internet_20_Link">
</text:a>
France for recognizing the famine with the genocide of the Ukrainian people.</text:p>
      <text:p text:style-name="P4">
News Source: <text:a xlink:type="simple" xlink:href="https://www.ukrinform.ua/rubric-polytics/3713283-zelenskij-podakuvav-slovenii-za-uhvalenna-deklaracii-pro-vsanuvanna-pamati-zertv-golodomoru.html" text:style-name="Internet_20_link" text:visited-style-name="Visited_20_Internet_20_Link">
https://www.ukrinform.ua/rubric-polytics/3713283-zelenskij-podakuvav-slovenii-za-uhvalenna-deklaracii-pro-vsanuvanna-pamati-zertv-golodomoru.html</text:a>
</text:p>
      <!--NEWS-->
      <text:h text:style-name="P10" text:outline-level="1">
<text:span text:style-name="T4">
A 1.5 million bribery bribe: three people detained Ukrzaliznytsia in a corruption case</text:span>
</text:h>
      <text:p text:style-name="P4">
Authors: Ukrinform (Person)</text:p>
      <text:p text:style-name="P4">
Publisher: Укринформ (Organization)</text:p>
      <text:p text:style-name="P4">
Published Time: 2023-05-23T-62:13:00+03:00</text:p>
      <text:p text:style-name="P4">
Modified Time: 2023-05-23T21:13:00+03:00</text:p>
      <text:p text:style-name="P4">
Description: NABU and SAP exposed the scheme of obtaining undue benefit by a citizen who was an official of Ukrzaliznytsia, for assistance in concluding contracts with "required suppliers" for the needs of the railway. - Ukrinform.</text:p>
      <text:p text:style-name="P4">
Images: ['<text:a xlink:type="simple" xlink:href="https://static.ukrinform.com/photos/2022_11/thumb_files/630_360_1669109795-901.jpg" text:style-name="Internet_20_link" text:visited-style-name="Visited_20_Internet_20_Link">
630_360_16691...</text:a>
']</text:p>
      <text:p text:style-name="P4">
Tags: ['Хабар', 'НАБУ', 'САП', 'Укрзалізниця']</text:p>
      <text:p text:style-name="P4">
Type: Article</text:p>
      <!--METADATA-->
      <text:p text:style-name="P4">
<draw:frame draw:style-name="fr1" draw:name="Image35" text:anchor-type="as-char" svg:width="6.9236in" svg:height="3.956343in" draw:z-index="0">
<draw:image xlink:href="../Images/yкринформ/2023-05-23T-62-13-00-03-00/630_360_1669109795-901.jpg" xlink:type="simple" xlink:show="embed" xlink:actuate="onLoad" draw:mime-type="image/jpeg"/>
</draw:frame>
NABU was exposed the scheme of obtaining undue benefit by a citizen who was a department of Ukrzaliznytsia, for assistance in concluding contracts with "required supply" for the needs of the railway.</text:p>
      <text:p text:style-name="P4">
This was informed <text:a xlink:type="simple" xlink:href="https://nabu.gov.ua/news/1-55-mln-grn-za-spriiannia-v-ukladenn-dogovor-v-z-ukrzal-znitceiu-zatrimano-tr-okh-os-b/" text:style-name="Internet_20_link" text:visited-style-name="Visited_20_Internet_20_Link">
</text:a>
, reports Ukrinform.</text:p>
      <text:p text:style-name="P4">
"For his" services "he received a new car Toyota Camry, purchased by Vavtosalon for UAH 1.55 million. On May 22, 2023, NABU and SAP detained the twin chapters of the group, which gave the official an undue benefit. The next day the deputy director of the branch of the Branch "CZV" JSC "Ukrzaliznytsya", - noted the Poster Service.</text:p>
      <text:p text:style-name="P4">
NABU detectives also found a car - an object <text:a xlink:type="simple" xlink:href="https://www.ukrinform.ua/tag-habar" text:style-name="Internet_20_link" text:visited-style-name="Visited_20_Internet_20_Link">
</text:a>
- in one of the settlements. It was removed in order to ensure the preservation of the proof and resolve the issue of special confiscation.</text:p>
      <text:p text:style-name="P4">
<text:span text:style-name="T4">
 Read also: </text:span>
 <text:a xlink:type="simple" xlink:href="https://www.ukrinform.ua/rubric-society/3711372-sap-slidstvo-poki-ne-zafiksuvalo-vplivu-figurantiv-spravi-knazeva-na-obranna-cleniv-vkks.html" text:style-name="Internet_20_link" text:visited-style-name="Visited_20_Internet_20_Link">
</text:a>
“On the same day, the detainees were informed about the suspicion under Part 4 of Art. 368, Part 3 of Art. 369, h. 1, Part 2 of Art. 209 of the Criminal Code of Ukraine, ”the department said.</text:p>
      <text:p text:style-name="P4">
According to the investigation, in April - May 2023, the deputy director of the branch of "CZV" JSC "Ukrzaliznytsya" received a car Toyota Camry.</text:p>
      <text:p text:style-name="P4">
"For such a" gift "he contributed to the conclusion of contracts with the necessary" suppliers ", and also acted in their interests in the course of contracts and payments," - said in the institution.</text:p>
      <text:p text:style-name="P4">
<text:span text:style-name="T4">
 Read also: </text:span>
 <text:a xlink:type="simple" xlink:href="https://www.ukrinform.ua/rubric-society/3709899-masstabnu-korupciu-u-verhovnomu-sudi-dopomogli-viaviti-detektivi-pid-prikrittam-nabu.html" text:style-name="Internet_20_link" text:visited-style-name="Visited_20_Internet_20_Link">
<text:span text:style-name="T4">
 NABU </text:span>
</text:a>
NABU and SAP are currently taking steps to establish all possible participants.</text:p>
      <text:p text:style-name="P4">
As it was reported, the Court of Appeal of the Supreme Anti -Corruption Court has sent a nanovo case to appropriation of more than 93 million hryvnias of the Ukrzaliznytsia joint -stock company.</text:p>
      <text:p text:style-name="P4">
News Source: <text:a xlink:type="simple" xlink:href="https://www.ukrinform.ua/rubric-economy/3713280-habar-na-15-miljona-u-korupcijnij-spravi-sodo-ukrzaliznici-zatrimali-troh-osib.html" text:style-name="Internet_20_link" text:visited-style-name="Visited_20_Internet_20_Link">
https://www.ukrinform.ua/rubric-economy/3713280-habar-na-15-miljona-u-korupcijnij-spravi-sodo-ukrzaliznici-zatrimali-troh-osib.html</text:a>
</text:p>
      <!--NEWS-->
      <text:h text:style-name="P10" text:outline-level="1">
<text:span text:style-name="T4">
Kharkivvodokanal received four generators from the Japan government</text:span>
</text:h>
      <text:p text:style-name="P4">
Authors: Ukrinform (Person)</text:p>
      <text:p text:style-name="P4">
Publisher: Укринформ (Organization)</text:p>
      <text:p text:style-name="P4">
Published Time: 2023-05-23T-64:11:29+03:00</text:p>
      <text:p text:style-name="P4">
Modified Time: 2023-05-23T21:11:29+03:00</text:p>
      <text:p text:style-name="P4">
Description: Kharkivvodokanal from the Japan Government has received four new generators that will allow to provide the bread with services even in the absence of electricity. - Ukrinform.</text:p>
      <text:p text:style-name="P4">
Images: ['<text:a xlink:type="simple" xlink:href="https://static.ukrinform.com/photos/2023_05/thumb_files/630_360_1684865361-821.jpg" text:style-name="Internet_20_link" text:visited-style-name="Visited_20_Internet_20_Link">
630_360_16848...</text:a>
']</text:p>
      <text:p text:style-name="P4">
Tags: ['Японія', 'Харків', 'допомога', 'Водоканал']</text:p>
      <text:p text:style-name="P4">
Type: Article</text:p>
      <!--METADATA-->
      <text:p text:style-name="P4">
<draw:frame draw:style-name="fr1" draw:name="Image36" text:anchor-type="as-char" svg:width="6.9236in" svg:height="3.956343in" draw:z-index="0">
<draw:image xlink:href="../Images/yкринформ/2023-05-23T-64-11-29-03-00/630_360_1684865361-821.jpg" xlink:type="simple" xlink:show="embed" xlink:actuate="onLoad" draw:mime-type="image/jpeg"/>
</draw:frame>
Kharkivvodokanal from the Government of Japan received four new generators that will allow the infraor to provide the pots with services even in the absence of electricity.</text:p>
      <text:p text:style-name="P4">
This was reported in <text:a xlink:type="simple" xlink:href="https://t.me/citykharkivua/31814" text:style-name="Internet_20_link" text:visited-style-name="Visited_20_Internet_20_Link">
</text:a>
press service of Akharkiv City Council, reports Ukrinform.</text:p>
      <text:p text:style-name="P4">
“New equipment will help minimize the risks of possible shutdowns <text:a xlink:type="simple" xlink:href="https://www.ukrinform.ua/tag-elektroenergia" text:style-name="Internet_20_link" text:visited-style-name="Visited_20_Internet_20_Link">
</text:a>
at the objects of the enterprise ”, -goes in the message.</text:p>
      <text:p text:style-name="P4">
Kharkivvodokanal noted that two generators have already been installed at the pumping stations of the pumping and purification complex. For the other two, a platform is prepared for installation.</text:p>
      <text:p text:style-name="P4">
<text:span text:style-name="T4">
 Read also: </text:span>
 <text:a xlink:type="simple" xlink:href="https://www.ukrinform.ua/rubric-economy/3709855-ukrzaliznica-otrimala-105-dizelgeneratoriv-vid-usaid.html" text:style-name="Internet_20_link" text:visited-style-name="Visited_20_Internet_20_Link">
</text:a>
It was also informed that the assistance of the enterprise was provided by the Government of Japan with the support(Yupons).</text:p>
      <text:p text:style-name="P4">
Як повідомляв Укрінформ, <text:a xlink:type="simple" xlink:href="https://www.ukrinform.ua/rubric-vidbudova/3713098-hersonvodokanal-otrimav-dva-transformatori-vid-nimeckoi-kompanii.html" text:style-name="Internet_20_link" text:visited-style-name="Visited_20_Internet_20_Link">
 </text:a>
«E-WERK WANFRIED VON SCHARFENBERG GmbH &amp; Co. Kg »on the instructions of the German Muscle.</text:p>
      <text:p text:style-name="P4">
<text:span text:style-name="T5">
Foto: press service of Kharkiv City Council</text:span>
</text:p>
      <text:p text:style-name="P4">
News Source: <text:a xlink:type="simple" xlink:href="https://www.ukrinform.ua/rubric-vidbudova/3713278-harkivvodokanal-otrimav-cotiri-generatori-vid-uradu-aponii.html" text:style-name="Internet_20_link" text:visited-style-name="Visited_20_Internet_20_Link">
https://www.ukrinform.ua/rubric-vidbudova/3713278-harkivvodokanal-otrimav-cotiri-generatori-vid-uradu-aponii.html</text:a>
</text:p>
      <!--NEWS-->
      <text:h text:style-name="P10" text:outline-level="1">
<text:span text:style-name="T4">
At Lyman direction Russian army shelled  Nevske and Bilohorivka of Luhansk region and Torske,...</text:span>
</text:h>
      <text:p text:style-name="P4">
Authors: liveuamap (Language: en)</text:p>
      <text:p text:style-name="P4">
Time: 2023-05-23T-6:33:00</text:p>
      <text:p text:style-name="P4">
Location: Sieversk (Latitude:48.85952 Longtitude:38.18213)</text:p>
      <text:p text:style-name="P4">
Videos: []</text:p>
      <text:p text:style-name="P4">
Images: []</text:p>
      <text:p text:style-name="P4">
Tags: ["Russia"]</text:p>
      <text:p text:style-name="P4">
Id: 22564850</text:p>
      <!--METADATA-->
      <text:p text:style-name="P4">
At Lyman direction Russian army shelled Nevske and Bilohorivka of Luhanskregion and Torske, Spirne and Vesele of Donetsk region. Russian aviationconducted airstrikes at Bilohorivka of Luhansk region and Verkhnokamyanske ofDonetsk region, - General Staff of Armed Forces of Ukraine says in the morningreport</text:p>
      <text:p text:style-name="P4">
News Collection Link: <text:a xlink:type="simple" xlink:href="https://liveuamap.com/en/2023/23-may-at-lyman-direction-russian-army-shelled--nevske-and" text:style-name="Internet_20_link" text:visited-style-name="Visited_20_Internet_20_Link">
https://liveuamap.com/en/2023/23-may-at-lyman-direction-russian-army-shelled--nevske-and</text:a>
</text:p>
      <text:p text:style-name="P4">
News Source: <text:a xlink:type="simple" xlink:href="https://t.me/lumsrc/4875" text:style-name="Internet_20_link" text:visited-style-name="Visited_20_Internet_20_Link">
https://t.me/lumsrc/4875</text:a>
</text:p>
      <!--NEWS-->
      <text:h text:style-name="P10" text:outline-level="1">
<text:span text:style-name="T4">
The enemy attacked Dnipropetrovsk - the head of the regional council showed the consequences of shelling</text:span>
</text:h>
      <text:p text:style-name="P4">
Authors: Ukrinform (Person)</text:p>
      <text:p text:style-name="P4">
Publisher: Укринформ (Organization)</text:p>
      <text:p text:style-name="P4">
Published Time: 2023-05-23T-85:07:00+03:00</text:p>
      <text:p text:style-name="P4">
Modified Time: 2023-05-23T20:07:00+03:00</text:p>
      <text:p text:style-name="P4">
Description: On the afternoon of May 23, the enemy attacked Nikopol and the Manganese community. There is destruction. - Ukrinform.</text:p>
      <text:p text:style-name="P4">
Images: ['<text:a xlink:type="simple" xlink:href="https://static.ukrinform.com/photos/2023_05/thumb_files/630_360_1684862181-400.jpg" text:style-name="Internet_20_link" text:visited-style-name="Visited_20_Internet_20_Link">
630_360_16848...</text:a>
']</text:p>
      <text:p text:style-name="P4">
Tags: ['Дніпропетровщина', 'Обстріл', 'Війна з Росією']</text:p>
      <text:p text:style-name="P4">
Type: Article</text:p>
      <!--METADATA-->
      <text:p text:style-name="P4">
<draw:frame draw:style-name="fr1" draw:name="Image37" text:anchor-type="as-char" svg:width="6.9236in" svg:height="3.956343in" draw:z-index="0">
<draw:image xlink:href="../Images/yкринформ/2023-05-23T-85-07-00-03-00/630_360_1684862181-400.jpg" xlink:type="simple" xlink:show="embed" xlink:actuate="onLoad" draw:mime-type="image/jpeg"/>
</draw:frame>
In the afternoon, the enemy attacked the Nikopol and the Marganets community. There is destruction.</text:p>
      <text:p text:style-name="P4">
About it in <text:a xlink:type="simple" xlink:href="https://t.me/mykola_lukashuk/4701" text:style-name="Internet_20_link" text:visited-style-name="Visited_20_Internet_20_Link">
</text:a>
Informs Mykola Lukashuk, the Chief Properepetrovsk Regional Council, Ukrinform reports.</text:p>
      <text:p text:style-name="P4">
"Manganese community and Nikopol have been enemy attacks today: in the morning, they occupied the area of heavy artillery in the area," Lukashuk wrote.</text:p>
      <text:p text:style-name="P4">
According to him, as a result of <text:a xlink:type="simple" xlink:href="https://www.ukrinform.ua/tag-obstril" text:style-name="Internet_20_link" text:visited-style-name="Visited_20_Internet_20_Link">
</text:a>
Destroyed economic structure, 4 more - mutilated, damaged the building of the hotel, 6 private buildings, gas pipeline. People were not injured.</text:p>
      <text:p text:style-name="P4">
In addition, the enemy attacked the Mirovsky community in the evening. The information is currently being detained. Other areas of the region did not fired during the day, Damlukashuk.</text:p>
      <text:p text:style-name="P4">
<text:span text:style-name="T4">
 Read also: </text:span>
 <text:a xlink:type="simple" xlink:href="https://www.ukrinform.ua/rubric-ato/3713141-zagarbniki-obstrilali-ocakiv-poskodzeni-zitlovi-budinki-magazini-ta-gazoprovid.html" text:style-name="Internet_20_link" text:visited-style-name="Visited_20_Internet_20_Link">
<text:span text:style-name="T4">
 gas pipeline </text:span>
</text:a>
Earlier it was reported that the enemy army fired at the Nikopol region from the temporary -heated territory of Zaporizhzhya region.</text:p>
      <text:p text:style-name="P4">
News Source: <text:a xlink:type="simple" xlink:href="https://www.ukrinform.ua/rubric-ato/3713258-vorog-atakuvav-dnipropetrovsinu-golova-oblradi-pokazav-naslidki-obstriliv.html" text:style-name="Internet_20_link" text:visited-style-name="Visited_20_Internet_20_Link">
https://www.ukrinform.ua/rubric-ato/3713258-vorog-atakuvav-dnipropetrovsinu-golova-oblradi-pokazav-naslidki-obstriliv.html</text:a>
</text:p>
      <!--NEWS-->
      <text:h text:style-name="P10" text:outline-level="1">
<text:span text:style-name="T4">
Bakhmut Directio Rusian Army Shelled Vasukivka, Orikhovo-Vasylivka, Markovo, Grigorivka, ...</text:span>
</text:h>
      <text:p text:style-name="P4">
Authors: liveuamap (Language: en)</text:p>
      <text:p text:style-name="P4">
Time: 2023-05-23T-8:33:00</text:p>
      <text:p text:style-name="P4">
Location: Novhorods'ke, Donetsk Oblast (Latitude:48.33366 Longtitude:37.84018)</text:p>
      <text:p text:style-name="P4">
Videos: []</text:p>
      <text:p text:style-name="P4">
Images: []</text:p>
      <text:p text:style-name="P4">
Tags: ["Russia"]</text:p>
      <text:p text:style-name="P4">
Id: 22564849</text:p>
      <!--METADATA-->
      <text:p text:style-name="P4">
At Bakhmut Direction Russian Army Shelled Vasukivka, Orikhovo-Vasylivka, Markove, Hryhorivka, Bakhmut, Ivanivske, Stupochky, Bila Hohop, Toreske, Toretske, Bila, Bila, BILAKYKYKYKE F Donetsk Region. Russian Aviation Conduckedairches at Bakhmut, Ivanivske and Bila Hora, - General Staff of Armedforces of Ukraine Says in the Morning Report</text:p>
      <text:p text:style-name="P4">
News Collection Link:(https://liveuamap.com/en/2023/23-may-at-bakhmut-direction-russian-army-shelled-vasukivka)</text:p>
      <text:p text:style-name="P4">
News Source: <text:a xlink:type="simple" xlink:href="https://t.me/lumsrc/4876" text:style-name="Internet_20_link" text:visited-style-name="Visited_20_Internet_20_Link">
https://t.me/lumsrc/4876</text:a>
</text:p>
      <!--NEWS-->
      <text:h text:style-name="P10" text:outline-level="1">
<text:span text:style-name="T4">
The European Union handed Ukraine 220,000 shells and 1300 missiles - Borrel</text:span>
</text:h>
      <text:p text:style-name="P4">
Authors: Ukrinform (Person)</text:p>
      <text:p text:style-name="P4">
Publisher: Укринформ (Organization)</text:p>
      <text:p text:style-name="P4">
Published Time: 2023-05-23T-93:55:00+03:00</text:p>
      <text:p text:style-name="P4">
Modified Time: 2023-05-23T19:55:00+03:00</text:p>
      <text:p text:style-name="P4">
Description: The following days, weeks and months will be decisive for the Russian war against Ukraine, which is why EU countries accelerate the delivery of military assistance to the Ukrainian Armed Forces: from existing army reserves, Ukraine has received 220,000 shells of various calibers and 1300 missiles. - Ukrinform.</text:p>
      <text:p text:style-name="P4">
Images: ['<text:a xlink:type="simple" xlink:href="https://static.ukrinform.com/photos/2023_01/thumb_files/630_360_1675163952-824.jpg" text:style-name="Internet_20_link" text:visited-style-name="Visited_20_Internet_20_Link">
630_360_16751...</text:a>
']</text:p>
      <text:p text:style-name="P4">
Tags: ['Євросоюз', 'Ракета', 'Україна', 'Боєприпаси', 'Боррель', 'Війна з Росією']</text:p>
      <text:p text:style-name="P4">
Type: Article</text:p>
      <!--METADATA-->
      <text:p text:style-name="P4">
<draw:frame draw:style-name="fr1" draw:name="Image38" text:anchor-type="as-char" svg:width="6.9236in" svg:height="3.956343in" draw:z-index="0">
<draw:image xlink:href="../Images/yкринформ/2023-05-23T-93-55-00-03-00/630_360_1675163952-824.jpg" xlink:type="simple" xlink:show="embed" xlink:actuate="onLoad" draw:mime-type="image/jpeg"/>
</draw:frame>
The next, weeks and months will be decisive for the Russian war against Ukraine, and is the EU country, so the EU countries accelerate the delivery of military assistance to the Ukrainian Armory forces: Ukraine has received 220,000 different calibers and 1300 missiles from existing army reserves.</text:p>
      <text:p text:style-name="P4">
About it today in Brussels during a press conference following the results of EU administrations on external relations(on defense issues)The EU Borrel's High Representative said the EU Borrel, Ukrinform correspondent reports.</text:p>
      <text:p text:style-name="P4">
“On March 20, we decide to allocate 2 billion euros to supply 1 million artillery ammunition for Ukraine over the next 12 months, and have given member countries to provide them from their own reserves. The last figures are much more personal than those we had ten days ago. I can announce today that Ukraine has received 220,000 artillery shells of different calibers and 1300 missiles. This first “track” will be open by May 31 and I am convinced that we will reach the indicator(Compensation - ed.)in 1 billion -man - currently out of this amount have been painted(For performers - ed.)Already 800 million euros, ”Borrel said.</text:p>
      <text:p text:style-name="P4">
<text:span text:style-name="T4">
 Read also: </text:span>
 <text:a xlink:type="simple" xlink:href="https://www.ukrinform.ua/rubric-ato/3713166-ce-vijna-na-visnazenna-treba-bilse-zbroi-stoltenberg-anonsuvav-zustric-nato-es-i-ukraini.html" text:style-name="Internet_20_link" text:visited-style-name="Visited_20_Internet_20_Link">
</text:a>
He recalled that the second "track" of the production program <text:a xlink:type="simple" xlink:href="https://www.ukrinform.ua/tag-boepripasi" text:style-name="Internet_20_link" text:visited-style-name="Visited_20_Internet_20_Link">
</text:a>
It provides for the collective order of their production at the enterprises of the European Defense Industry and Norwegian enterprises - another billion euros are allocated for this task. Statutory interest in this program today has been identified by 24 countries. The role of the leader in this program is played by the European Defense Agency, two more proctized under the auspices of France and Germany, respectively.</text:p>
      <text:p text:style-name="P4">
The third "track" implies the development of the capacity of the European defense industry for a longer future in the interests of European security and the defense - the relevant proposals of the European Commission have already submitted to the European Parliament and the EU Council.</text:p>
      <text:p text:style-name="P4">
All this, according to Borrel, will allow the EU to fulfill the obligations and supply 1 million shells for 12 months.</text:p>
      <text:p text:style-name="P4">
<text:span text:style-name="T4">
 Read also: </text:span>
 <text:a xlink:type="simple" xlink:href="https://www.ukrinform.ua/rubric-world/3712777-borrel-zaklikav-priskoriti-dostavku-vijskovoi-dopomogi-ukraini.html" text:style-name="Internet_20_link" text:visited-style-name="Visited_20_Internet_20_Link">
<text:span text:style-name="T4">
 Borrel </text:span>
</text:a>
</text:p>
      <text:p text:style-name="P4">
<text:span text:style-name="T5">
Foto: General Staff of the Armed Forces</text:span>
</text:p>
      <text:p text:style-name="P4">
News Source: <text:a xlink:type="simple" xlink:href="https://www.ukrinform.ua/rubric-ato/3713257-evrosouz-peredav-ukraini-220-tisac-snaradiv-i-1300-raket-borrel.html" text:style-name="Internet_20_link" text:visited-style-name="Visited_20_Internet_20_Link">
https://www.ukrinform.ua/rubric-ato/3713257-evrosouz-peredav-ukraini-220-tisac-snaradiv-i-1300-raket-borrel.html</text:a>
</text:p>
      <!--NEWS-->
      <text:h text:style-name="P10" text:outline-level="1">
<text:span text:style-name="T4">
Security operation continues in Grayvoron district of Belgorod region, - governor</text:span>
</text:h>
      <text:p text:style-name="P4">
Authors: liveuamap (Language: en)</text:p>
      <text:p text:style-name="P4">
Time: 2023-05-23T00:46:40</text:p>
      <text:p text:style-name="P4">
Location: Belgorod, Belgorodskaya oblast' (Latitude:50.45166 Longtitude:35.63025)</text:p>
      <text:p text:style-name="P4">
Videos: []</text:p>
      <text:p text:style-name="P4">
Images: []</text:p>
      <text:p text:style-name="P4">
Tags: ["Russia"]</text:p>
      <text:p text:style-name="P4">
Id: 22564735</text:p>
      <!--METADATA-->
      <text:p text:style-name="P4">
Security operation continues in Grayvoron district of Belgorod region, -governor</text:p>
      <text:p text:style-name="P4">
News Collection Link: <text:a xlink:type="simple" xlink:href="https://liveuamap.com/en/2023/23-may-security-operation-continues-in-grayvoron-district" text:style-name="Internet_20_link" text:visited-style-name="Visited_20_Internet_20_Link">
https://liveuamap.com/en/2023/23-may-security-operation-continues-in-grayvoron-district</text:a>
</text:p>
      <text:p text:style-name="P4">
News Source: <text:a xlink:type="simple" xlink:href="https://t.me/rusbrief/119386" text:style-name="Internet_20_link" text:visited-style-name="Visited_20_Internet_20_Link">
https://t.me/rusbrief/119386</text:a>
</text:p>
      <!--NEWS-->
      <text:h text:style-name="P10" text:outline-level="1">
<text:span text:style-name="T4">
Dnipro, Dnipropetrovska Oblast(07:22). Red Alert: aerial threat. Sirens sounding. Take cover ...</text:span>
</text:h>
      <text:p text:style-name="P4">
Authors: liveuamap (Language: en)</text:p>
      <text:p text:style-name="P4">
Time: 2023-05-23T01:23:00</text:p>
      <text:p text:style-name="P4">
Location: Dnipro (Latitude:48.45835 Longtitude:35.03741)</text:p>
      <text:p text:style-name="P4">
Videos: []</text:p>
      <text:p text:style-name="P4">
Images: []</text:p>
      <text:p text:style-name="P4">
Tags: ["Europe", "Central and Eastern Europe"]</text:p>
      <text:p text:style-name="P4">
Id: 22564736</text:p>
      <!--METADATA-->
      <text:p text:style-name="P4">
Dnipro, Dnipropetrovsk region(07:22). Red Alert: aerial threat. Sirenssounding. Take cover now!</text:p>
      <text:p text:style-name="P4">
News Collection Link: <text:a xlink:type="simple" xlink:href="https://liveuamap.com/en/2023/23-may-dnipro-dnipropetrovska-oblast0722-red-g" text:style-name="Internet_20_link" text:visited-style-name="Visited_20_Internet_20_Link">
https://liveuamap.com/en/2023/23-may-dnipro-dnipropetrovska-oblast0722-red-g</text:a>
</text:p>
      <text:p text:style-name="P4">
News Source: <text:a xlink:type="simple" xlink:href="https://t.me/suspilnednipro/15780" text:style-name="Internet_20_link" text:visited-style-name="Visited_20_Internet_20_Link">
https://t.me/suspilnednipro/15780</text:a>
</text:p>
      <!--NEWS-->
      <text:h text:style-name="P10" text:outline-level="1">
<text:span text:style-name="T4">
Ukrainian air defense shot down 8 drones overnight</text:span>
</text:h>
      <text:p text:style-name="P4">
Authors: liveuamap (Language: en)</text:p>
      <text:p text:style-name="P4">
Time: 2023-05-23T01:28:32</text:p>
      <text:p text:style-name="P4">
Location: Mykolaiv (Latitude:46.92776 Longtitude:32.00317)</text:p>
      <text:p text:style-name="P4">
Videos: []</text:p>
      <text:p text:style-name="P4">
Images: ["<text:a xlink:type="simple" xlink:href="https://liveuamap.com/pics/2023/05/23/22564737_0.jpg" text:style-name="Internet_20_link" text:visited-style-name="Visited_20_Internet_20_Link">
22564737_0.jpg</text:a>
"]</text:p>
      <text:p text:style-name="P4">
Tags: []</text:p>
      <text:p text:style-name="P4">
Id: 22564737</text:p>
      <!--METADATA-->
      <text:p text:style-name="P4">
Ukrainian air defense shot down 8 drones overnight</text:p>
      <text:p text:style-name="P4">
<draw:frame draw:style-name="fr1" draw:name="Image39" text:anchor-type="as-char" svg:width="6.9236in" svg:height="6.9236in" draw:z-index="0">
<draw:image xlink:href="../Images/liveuamap/2023-05-23T01-28-32/22564737_0.jpg" xlink:type="simple" xlink:show="embed" xlink:actuate="onLoad" draw:mime-type="image/jpeg"/>
</draw:frame>
News Collection Link: <text:a xlink:type="simple" xlink:href="https://liveuamap.com/en/2023/23-may-ukrainian-air-defense-shot-down-8-drones-overnight" text:style-name="Internet_20_link" text:visited-style-name="Visited_20_Internet_20_Link">
https://liveuamap.com/en/2023/23-may-ukrainian-air-defense-shot-down-8-drones-overnight</text:a>
</text:p>
      <text:p text:style-name="P4">
News Source: <text:a xlink:type="simple" xlink:href="https://t.me/dneproperatyv/63467" text:style-name="Internet_20_link" text:visited-style-name="Visited_20_Internet_20_Link">
https://t.me/dneproperatyv/63467</text:a>
</text:p>
      <!--NEWS-->
      <text:h text:style-name="P10" text:outline-level="1">
<text:span text:style-name="T4">
Kharkiv, Kharkiv region, Donetsk region (08:20). Red Alrt: Aerial Tchretate. Sirens Sounding ....</text:span>
</text:h>
      <text:p text:style-name="P4">
Authors: liveuamap (Language: en)</text:p>
      <text:p text:style-name="P4">
Time: 2023-05-23T02:22:00</text:p>
      <text:p text:style-name="P4">
Location: Kharkiv (Latitude:49.98166 Longtitude:36.25216)</text:p>
      <text:p text:style-name="P4">
Videos: []</text:p>
      <text:p text:style-name="P4">
Images: []</text:p>
      <text:p text:style-name="P4">
Tags: ["Europe", "Central and Eastern Europe"]</text:p>
      <text:p text:style-name="P4">
Id: 22564814</text:p>
      <!--METADATA-->
      <text:p text:style-name="P4">
Kharkiv, Kharkiv region, Donetsk region(08:20). Red Alert: aerial threat.Sirens sounding. Take cover now!</text:p>
      <text:p text:style-name="P4">
News Collection Link: <text:a xlink:type="simple" xlink:href="https://liveuamap.com/en/2023/23-may-kharkiv-kharkivska-oblast-donetsk-oblag" text:style-name="Internet_20_link" text:visited-style-name="Visited_20_Internet_20_Link">
https://liveuamap.com/en/2023/23-may-kharkiv-kharkivska-oblast-donetsk-oblag</text:a>
</text:p>
      <text:p text:style-name="P4">
News Source: <text:a xlink:type="simple" xlink:href="https://t.me/air_alert_ua/46359" text:style-name="Internet_20_link" text:visited-style-name="Visited_20_Internet_20_Link">
https://t.me/air_alert_ua/46359</text:a>
</text:p>
      <!--NEWS-->
      <text:h text:style-name="P10" text:outline-level="1">
<text:span text:style-name="T4">
Donetsk Oblast(09:24). Red Alert: aerial threat. Sirens sounding. Take cover now!</text:span>
</text:h>
      <text:p text:style-name="P4">
Authors: liveuamap (Language: en)</text:p>
      <text:p text:style-name="P4">
Time: 2023-05-23T03:26:00</text:p>
      <text:p text:style-name="P4">
Location: Donetsk Oblast (Latitude:48.72744 Longtitude:37.5781)</text:p>
      <text:p text:style-name="P4">
Videos: []</text:p>
      <text:p text:style-name="P4">
Images: []</text:p>
      <text:p text:style-name="P4">
Tags: ["Europe", "Central and Eastern Europe"]</text:p>
      <text:p text:style-name="P4">
Id: 22564825</text:p>
      <!--METADATA-->
      <text:p text:style-name="P4">
Donetsk Oblast(09:24). Red Alert: aerial threat. Sirens sounding. Take covernow!</text:p>
      <text:p text:style-name="P4">
News Collection Link: <text:a xlink:type="simple" xlink:href="https://liveuamap.com/en/2023/23-may-donetsk-oblast0924-red-alert-aerial-thg" text:style-name="Internet_20_link" text:visited-style-name="Visited_20_Internet_20_Link">
https://liveuamap.com/en/2023/23-may-donetsk-oblast0924-red-alert-aerial-thg</text:a>
</text:p>
      <text:p text:style-name="P4">
News Source: <text:a xlink:type="simple" xlink:href="https://t.me/air_alert_ua/46363" text:style-name="Internet_20_link" text:visited-style-name="Visited_20_Internet_20_Link">
https://t.me/air_alert_ua/46363</text:a>
</text:p>
      <!--NEWS-->
      <text:h text:style-name="P10" text:outline-level="1">
<text:span text:style-name="T4">
Russian army conducted 20 missile strikes, 48 airstrikes and about 90 shelling with MLRS, - G...</text:span>
</text:h>
      <text:p text:style-name="P4">
Authors: liveuamap (Language: en)</text:p>
      <text:p text:style-name="P4">
Time: 2023-05-23T05:33:00</text:p>
      <text:p text:style-name="P4">
Location: Chernihiv (Latitude:52.08963 Longtitude:32.07458)</text:p>
      <text:p text:style-name="P4">
Videos: []</text:p>
      <text:p text:style-name="P4">
Images: []</text:p>
      <text:p text:style-name="P4">
Tags: ["Russia"]</text:p>
      <text:p text:style-name="P4">
Id: 22564860</text:p>
      <!--METADATA-->
      <text:p text:style-name="P4">
Russian army conducted 20 missile strikes, 48 airstrikes and about 90 shellingwith MLRS, - General Staff of Armed Forces of Ukraine says in the morningreport</text:p>
      <text:p text:style-name="P4">
News Collection Link: <text:a xlink:type="simple" xlink:href="https://liveuamap.com/en/2023/23-may-russian-army-conducted-20-missile-strikes-48-airstrikes" text:style-name="Internet_20_link" text:visited-style-name="Visited_20_Internet_20_Link">
https://liveuamap.com/en/2023/23-may-russian-army-conducted-20-missile-strikes-48-airstrikes</text:a>
</text:p>
      <text:p text:style-name="P4">
News Source: <text:a xlink:type="simple" xlink:href="https://t.me/lumsrc/4872" text:style-name="Internet_20_link" text:visited-style-name="Visited_20_Internet_20_Link">
https://t.me/lumsrc/4872</text:a>
</text:p>
      <!--NEWS-->
      <text:h text:style-name="P10" text:outline-level="1">
<text:span text:style-name="T4">
Poltavska Oblast(12:21). Red Alert: aerial threat. Sirens sounding. Take cover now!</text:span>
</text:h>
      <text:p text:style-name="P4">
Authors: liveuamap (Language: en)</text:p>
      <text:p text:style-name="P4">
Time: 2023-05-23T06:22:00</text:p>
      <text:p text:style-name="P4">
Location: Poltavska Oblast (Latitude:49.47819 Longtitude:33.818)</text:p>
      <text:p text:style-name="P4">
Videos: []</text:p>
      <text:p text:style-name="P4">
Images: []</text:p>
      <text:p text:style-name="P4">
Tags: ["Europe", "Central and Eastern Europe"]</text:p>
      <text:p text:style-name="P4">
Id: 22564862</text:p>
      <!--METADATA-->
      <text:p text:style-name="P4">
Poltava(12:21). Red Alert: aerial threat. Sirens sounding. Take covernow!</text:p>
      <text:p text:style-name="P4">
News Collection Link: <text:a xlink:type="simple" xlink:href="https://liveuamap.com/en/2023/23-may-poltavska-oblast1221-red-alert-aerial-g" text:style-name="Internet_20_link" text:visited-style-name="Visited_20_Internet_20_Link">
https://liveuamap.com/en/2023/23-may-poltavska-oblast1221-red-alert-aerial-g</text:a>
</text:p>
      <text:p text:style-name="P4">
News Source: <text:a xlink:type="simple" xlink:href="https://t.me/suspilnepoltava/11277" text:style-name="Internet_20_link" text:visited-style-name="Visited_20_Internet_20_Link">
https://t.me/suspilnepoltava/11277</text:a>
</text:p>
      <!--NEWS-->
      <text:h text:style-name="P10" text:outline-level="1">
<text:span text:style-name="T4">
Dnipro, Dnipropetrovska Oblast(12:21). Red Alert: aerial threat. Sirens sounding. Take cover ...</text:span>
</text:h>
      <text:p text:style-name="P4">
Authors: liveuamap (Language: en)</text:p>
      <text:p text:style-name="P4">
Time: 2023-05-23T06:23:00</text:p>
      <text:p text:style-name="P4">
Location: Dnipro (Latitude:48.45991 Longtitude:35.03922)</text:p>
      <text:p text:style-name="P4">
Videos: []</text:p>
      <text:p text:style-name="P4">
Images: []</text:p>
      <text:p text:style-name="P4">
Tags: ["Europe", "Central and Eastern Europe"]</text:p>
      <text:p text:style-name="P4">
Id: 22564863</text:p>
      <!--METADATA-->
      <text:p text:style-name="P4">
Dnipro, Dnipropetrovsk region(12:21). Red Alert: aerial threat. Sirenssounding. Take cover now!</text:p>
      <text:p text:style-name="P4">
News Collection Link: <text:a xlink:type="simple" xlink:href="https://liveuamap.com/en/2023/23-may-dnipro-dnipropetrovska-oblast1221-red-g" text:style-name="Internet_20_link" text:visited-style-name="Visited_20_Internet_20_Link">
https://liveuamap.com/en/2023/23-may-dnipro-dnipropetrovska-oblast1221-red-g</text:a>
</text:p>
      <text:p text:style-name="P4">
News Source: <text:a xlink:type="simple" xlink:href="https://t.me/air_alert_ua/46366" text:style-name="Internet_20_link" text:visited-style-name="Visited_20_Internet_20_Link">
https://t.me/air_alert_ua/46366</text:a>
</text:p>
      <!--NEWS-->
      <text:h text:style-name="P10" text:outline-level="1">
<text:span text:style-name="T4">
Kharkiv, Kharkivska Oblast(12:23). Red Alert: aerial threat. Sirens sounding. Take cover now!</text:span>
</text:h>
      <text:p text:style-name="P4">
Authors: liveuamap (Language: en)</text:p>
      <text:p text:style-name="P4">
Time: 2023-05-23T06:24:00</text:p>
      <text:p text:style-name="P4">
Location: Kharkiv (Latitude:49.98088 Longtitude:36.25332)</text:p>
      <text:p text:style-name="P4">
Videos: []</text:p>
      <text:p text:style-name="P4">
Images: []</text:p>
      <text:p text:style-name="P4">
Tags: ["Europe", "Central and Eastern Europe"]</text:p>
      <text:p text:style-name="P4">
Id: 22564864</text:p>
      <!--METADATA-->
      <text:p text:style-name="P4">
Kharkiv, Kharkiv region(12:23). Red Alert: aerial threat. Sirens sounding.Take cover now!</text:p>
      <text:p text:style-name="P4">
News Collection Link: <text:a xlink:type="simple" xlink:href="https://liveuamap.com/en/2023/23-may-kharkiv-kharkivska-oblast1223-red-alerg" text:style-name="Internet_20_link" text:visited-style-name="Visited_20_Internet_20_Link">
https://liveuamap.com/en/2023/23-may-kharkiv-kharkivska-oblast1223-red-alerg</text:a>
</text:p>
      <text:p text:style-name="P4">
News Source: <text:a xlink:type="simple" xlink:href="https://t.me/suspilnekharkiv/25127" text:style-name="Internet_20_link" text:visited-style-name="Visited_20_Internet_20_Link">
https://t.me/suspilnekharkiv/25127</text:a>
</text:p>
      <!--NEWS-->
      <text:h text:style-name="P10" text:outline-level="1">
<text:span text:style-name="T4">
Zaporizka Oblast(12:57). Red Alert: aerial threat. Sirens sounding. Take cover now!</text:span>
</text:h>
      <text:p text:style-name="P4">
Authors: liveuamap (Language: en)</text:p>
      <text:p text:style-name="P4">
Time: 2023-05-23T06:58:00</text:p>
      <text:p text:style-name="P4">
Location: Zaporizka Oblast (Latitude:47.612021 Longtitude:35.765261)</text:p>
      <text:p text:style-name="P4">
Videos: []</text:p>
      <text:p text:style-name="P4">
Images: []</text:p>
      <text:p text:style-name="P4">
Tags: ["Europe", "Central and Eastern Europe"]</text:p>
      <text:p text:style-name="P4">
Id: 22564869</text:p>
      <!--METADATA-->
      <text:p text:style-name="P4">
Zaporizhzhia region(12:57). Red Alert: aerial threat. Sirens sounding. Take covernow!</text:p>
      <text:p text:style-name="P4">
News Collection Link: <text:a xlink:type="simple" xlink:href="https://liveuamap.com/en/2023/23-may-zaporizka-oblast1257-red-alert-aerial-g" text:style-name="Internet_20_link" text:visited-style-name="Visited_20_Internet_20_Link">
https://liveuamap.com/en/2023/23-may-zaporizka-oblast1257-red-alert-aerial-g</text:a>
</text:p>
      <text:p text:style-name="P4">
News Source: <text:a xlink:type="simple" xlink:href="https://t.me/air_alert_ua/46371" text:style-name="Internet_20_link" text:visited-style-name="Visited_20_Internet_20_Link">
https://t.me/air_alert_ua/46371</text:a>
</text:p>
      <!--NEWS-->
      <text:h text:style-name="P10" text:outline-level="1">
<text:span text:style-name="T4">
Putin: The Russian Federation did not start the war, but is trying with the help of the speci...</text:span>
</text:h>
      <text:p text:style-name="P4">
Authors: liveuamap (Language: en)</text:p>
      <text:p text:style-name="P4">
Time: 2023-05-23T08:16:26</text:p>
      <text:p text:style-name="P4">
Location: Moskva, Moscow (Latitude:55.74992 Longtitude:37.61839)</text:p>
      <text:p text:style-name="P4">
Videos: []</text:p>
      <text:p text:style-name="P4">
Images: []</text:p>
      <text:p text:style-name="P4">
Tags: ["Russia"]</text:p>
      <text:p text:style-name="P4">
Id: 22564876</text:p>
      <!--METADATA-->
      <text:p text:style-name="P4">
Putin: The Russian Federation did not start the war, but is trying with thehelp of the special operation to end the war waged by the enemy of our people.</text:p>
      <text:p text:style-name="P4">
News Collection Link: <text:a xlink:type="simple" xlink:href="https://liveuamap.com/en/2023/23-may-putin-the-russian-federation-did-not-start-the-war" text:style-name="Internet_20_link" text:visited-style-name="Visited_20_Internet_20_Link">
https://liveuamap.com/en/2023/23-may-putin-the-russian-federation-did-not-start-the-war</text:a>
</text:p>
      <text:p text:style-name="P4">
News Source: <text:a xlink:type="simple" xlink:href="https://t.me/rusbrief/119552" text:style-name="Internet_20_link" text:visited-style-name="Visited_20_Internet_20_Link">
https://t.me/rusbrief/119552</text:a>
</text:p>
      <!--NEWS-->
      <text:h text:style-name="P10" text:outline-level="1">
<text:span text:style-name="T4">
Over the last month, the searchmen have been able to find 50 bodies of missing Ukrainians - Oleg Kotenko</text:span>
</text:h>
      <text:p text:style-name="P4">
Author: ['АРМІЯINFORM']</text:p>
      <text:p text:style-name="P4">
Time: 2023-05-23T16:00:00-04:00</text:p>
      <text:p text:style-name="P4">
Description: Lesha for the remaining Mysyak -Mosyokov Groups of the Relassed Zwan Osіb, Blagic Heslich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_5429218002701764490_y.jpg" text:style-name="Internet_20_link" text:visited-style-name="Visited_20_Internet_20_Link">
photo_5429218002701764490_y.jpg</text:a>
', '<text:a xlink:type="simple" xlink:href="https://armyinform.com.ua/wp-content/uploads/2023/05/photo_5429218002701764495_y-150x150.jpg" text:style-name="Internet_20_link" text:visited-style-name="Visited_20_Internet_20_Link">
photo_5429218002701764495_y-150x150.jpg</text:a>
', '<text:a xlink:type="simple" xlink:href="https://armyinform.com.ua/wp-content/uploads/2023/05/photo_5429218002701764494_y-150x150.jpg" text:style-name="Internet_20_link" text:visited-style-name="Visited_20_Internet_20_Link">
photo_5429218002701764494_y-150x150.jpg</text:a>
', '<text:a xlink:type="simple" xlink:href="https://armyinform.com.ua/wp-content/uploads/2023/05/photo_5429218002701764493_y-150x150.jpg" text:style-name="Internet_20_link" text:visited-style-name="Visited_20_Internet_20_Link">
photo_5429218002701764493_y-150x150.jpg</text:a>
']</text:p>
      <text:p text:style-name="P4">
Tags: ['ОЛЕГ КОТЕНКО', 'УПОВНОВАЖЕНИЙ ЗІ ЗНИКЛИХ БЕЗВІСТИ']</text:p>
      <text:p text:style-name="P4">
Category: News</text:p>
      <!--METADATA-->
      <text:p text:style-name="P4">
<draw:frame draw:style-name="fr1" draw:name="Image40" text:anchor-type="as-char" svg:width="6.9236in" svg:height="3.799866in" draw:z-index="0">
<draw:image xlink:href="../Images/AРМІЯINFORM/2023-05-23T16-00-00-04-00/photo_5429218002701764490_y.jpg" xlink:type="simple" xlink:show="embed" xlink:actuate="onLoad" draw:mime-type="image/jpeg"/>
</draw:frame>
Only in the last month, the search groups of the Commissioner for Persons, missing in special circumstances, was able to find 50 bodies of missing non -hearing of Ukrainians.</text:p>
      <text:p text:style-name="P4">
Oleg Kotenko <text:a xlink:type="simple" xlink:href="https://t.me/Oleg_Kotenko_Patriot/144" text:style-name="Internet_20_link" text:visited-style-name="Visited_20_Internet_20_Link">
reported</text:a>
In Telegram.</text:p>
      <text:p text:style-name="P4">
He also published the photos provided by the search groups in Donetsk, Luhansk and Kharkiv regions Alexei Yukov.</text:p>
      <text:p text:style-name="P4">
<text:a xlink:type="simple" xlink:href="https://armyinform.com.ua/wp-content/uploads/2023/05/photo_5429218002701764495_y.jpg" text:style-name="Internet_20_link" text:visited-style-name="Visited_20_Internet_20_Link">
!(Images/AРМІЯINFORM/2023-05-23T16-00-00-04-00/photo_5429218002701764495_y-150x150.jpg)</text:a>
</text:p>
      <text:p text:style-name="P4">
<text:a xlink:type="simple" xlink:href="https://armyinform.com.ua/wp-content/uploads/2023/05/photo_5429218002701764494_y.jpg" text:style-name="Internet_20_link" text:visited-style-name="Visited_20_Internet_20_Link">
<draw:frame draw:style-name="fr1" draw:name="Image41" text:anchor-type="as-char" svg:width="6.9236in" svg:height="6.9236in" draw:z-index="0">
<draw:image xlink:href="../Images/AРМІЯINFORM/2023-05-23T16-00-00-04-00/photo_5429218002701764494_y-150x150.jpg" xlink:type="simple" xlink:show="embed" xlink:actuate="onLoad" draw:mime-type="image/jpeg"/>
</draw:frame>
</text:a>
</text:p>
      <text:p text:style-name="P4">
<text:a xlink:type="simple" xlink:href="https://armyinform.com.ua/wp-content/uploads/2023/05/photo_5429218002701764493_y.jpg" text:style-name="Internet_20_link" text:visited-style-name="Visited_20_Internet_20_Link">
<draw:frame draw:style-name="fr1" draw:name="Image42" text:anchor-type="as-char" svg:width="6.9236in" svg:height="6.9236in" draw:z-index="0">
<draw:image xlink:href="../Images/AРМІЯINFORM/2023-05-23T16-00-00-04-00/photo_5429218002701764493_y-150x150.jpg" xlink:type="simple" xlink:show="embed" xlink:actuate="onLoad" draw:mime-type="image/jpeg"/>
</draw:frame>
</text:a>
“The personnel were made in the liberated territories during the development of locations. Only in the last month, the searchmen have managed to raise the five -year bodies, ”the Commissioner said.</text:p>
      <text:p text:style-name="P4">
Kotenko called on everyone who knows about the probable burial places, report the hotlines of the Commissioner on the weekday: 0 800 339 247, in the output sending a message to Weiber and Telegram by number:(095)896-04-21.</text:p>
      <text:p text:style-name="P4">
News Source: <text:a xlink:type="simple" xlink:href="https://armyinform.com.ua/2023/05/23/za-ostannij-misyacz-poshukovczyam-vdalosya-znajty-50-til-znyklyh-bezvisty-ukrayincziv-oleg-kotenko/" text:style-name="Internet_20_link" text:visited-style-name="Visited_20_Internet_20_Link">
https://armyinform.com.ua/2023/05/23/za-ostannij-misyacz-poshukovczyam-vdalosya-znajty-50-til-znyklyh-bezvisty-ukrayincziv-oleg-kotenko/</text:a>
</text:p>
      <!--NEWS-->
      <text:h text:style-name="P10" text:outline-level="1">
<text:span text:style-name="T4">
Learning Ukrainian pilots on F-16 does not make NATO side of conflict-Stoltenberg</text:span>
</text:h>
      <text:p text:style-name="P4">
Authors: Ukrinform (Person)</text:p>
      <text:p text:style-name="P4">
Publisher: Укринформ (Organization)</text:p>
      <text:p text:style-name="P4">
Published Time: 2023-05-23T16:29:00+03:00</text:p>
      <text:p text:style-name="P4">
Modified Time: 2023-05-23T16:29:00+03:00</text:p>
      <text:p text:style-name="P4">
Description: The NATO Secretary General greeted the decision to provide Ukraine with F-16 combat aircraft and announce the souzers about the beginning of training of Ukrainian pilots on modern fighters, which, however, does not make the Alliance as a side of the conflict. - Ukrinform.</text:p>
      <text:p text:style-name="P4">
Images: ['<text:a xlink:type="simple" xlink:href="https://static.ukrinform.com/photos/2022_12/thumb_files/630_360_1669890660-463.jpg" text:style-name="Internet_20_link" text:visited-style-name="Visited_20_Internet_20_Link">
630_360_16698...</text:a>
']</text:p>
      <text:p text:style-name="P4">
Tags: ['НАТО', 'Столтенберг', 'Україна', 'Зброя']</text:p>
      <text:p text:style-name="P4">
Type: Article</text:p>
      <!--METADATA-->
      <text:p text:style-name="P4">
<draw:frame draw:style-name="fr1" draw:name="Image43" text:anchor-type="as-char" svg:width="6.9236in" svg:height="3.956343in" draw:z-index="0">
<draw:image xlink:href="../Images/yкринформ/2023-05-23T16-29-00-03-00/630_360_1669890660-463.jpg" xlink:type="simple" xlink:show="embed" xlink:actuate="onLoad" draw:mime-type="image/jpeg"/>
</draw:frame>
The NATO Secretary General greeted the decision to grant the F-16 warfare to Ukraine and to declare their souzers about the beginning of training of Ukrainian pilots on modern fighters, which, however, does not make the Alliance with a party conflict.</text:p>
      <text:p text:style-name="P4">
This was stated in Brussels Secretary General Jens Stoltenberg, Ukrinform correspondent reports.</text:p>
      <text:p text:style-name="P4">
“The war in Ukraine has demonstrated the importance of joint work of NATO and the EU, and the ancraza provided unprecedented assistance to Ukraine. Over the past months, we have provided heavy LOOPARD tanks, British Challenger, American Abrams. Last Great Britain has been set up by modern winged long -range rockets, which are making changes on the battlefield. We have heard announcements from several countries including the Britain, the United Kingdom and several European allies, about the beginning of workout(Ukrainian - ed.)NATO pilots on modern western fighters. This demonstrates our willingness to stand with Ukraine a long time, ”Stoltenberg said.</text:p>
      <text:p text:style-name="P4">
<text:span text:style-name="T4">
 Read also: </text:span>
 <text:a xlink:type="simple" xlink:href="https://www.ukrinform.ua/rubric-world/3712777-borrel-zaklikav-priskoriti-dostavku-vijskovoi-dopomogi-ukraini.html" text:style-name="Internet_20_link" text:visited-style-name="Visited_20_Internet_20_Link">
<text:span text:style-name="T4">
 Borrel </text:span>
</text:a>
He greeted the political decision to provide Ukraine with F-16 combat aircraft.</text:p>
      <text:p text:style-name="P4">
“I think this is a good idea. I congratulate the decisions of several union countries to start training pilots, which allows you to put later aircraft. But I am a right to some union countries - to announce when they do such training, ”said NATO head.</text:p>
      <text:p text:style-name="P4">
He congratulated US President Baiden's announcement on the readiness to help Ukraine with combat aircraft supplies, as the US is manufacturers and F-16 suppliers. Therefore, when the United States will start such kinds, it will be an important step that at some stage will allow Ukraine to provide these aircraft with these aircraft.</text:p>
      <text:p text:style-name="P4">
<text:span text:style-name="T4">
 Read also: </text:span>
 <text:a xlink:type="simple" xlink:href="https://www.ukrinform.ua/rubric-ato/3712990-u-polsi-pidtverdili-navcanna-ukrainskih-pilotiv-na-f16.html" text:style-name="Internet_20_link" text:visited-style-name="Visited_20_Internet_20_Link">
</text:a>
“All this sends a very clear signal that we expect a long -term assistance(For Ukraine)And Russia will not be able to "wait". The President Putin has developed this war, he can complete it. It should be remembered what this war is, it is a warfare war. Ukraine has the right to self -defense, which is registered in the Charter. We help Ukraine to exercise this right. This does not make the alliancestone conflict. We support Ukraine in its protection against invasion, ” -said <text:a xlink:type="simple" xlink:href="https://www.ukrinform.ua/tag-stoltenberg" text:style-name="Internet_20_link" text:visited-style-name="Visited_20_Internet_20_Link">
</text:a>
</text:p>
      <text:p text:style-name="P4">
As it was reported, a meeting of the Council of Ministers for Foreign Relations with the participation of defense ministers continues today in Brussels. At the initiative of the EU Swedish President, an informal work lunch was organized during a meeting of ministers with the participation of NATO Secretary General, which was dedicated to employment between the European Union and NATO.</text:p>
      <text:p text:style-name="P4">
News Source: <text:a xlink:type="simple" xlink:href="https://www.ukrinform.ua/rubric-ato/3713127-navcanna-ukrainskih-pilotiv-na-f16-ne-robit-nato-storonou-konfliktu-stoltenberg.html" text:style-name="Internet_20_link" text:visited-style-name="Visited_20_Internet_20_Link">
https://www.ukrinform.ua/rubric-ato/3713127-navcanna-ukrainskih-pilotiv-na-f16-ne-robit-nato-storonou-konfliktu-stoltenberg.html</text:a>
</text:p>
      <!--NEWS-->
      <text:h text:style-name="P10" text:outline-level="1">
<text:span text:style-name="T4">
In Thailand, the roof of the school - seven dead, 23 wounded</text:span>
</text:h>
      <text:p text:style-name="P4">
Authors: Ukrinform (Person)</text:p>
      <text:p text:style-name="P4">
Publisher: Укринформ (Organization)</text:p>
      <text:p text:style-name="P4">
Published Time: 2023-05-23T16:31:00+03:00</text:p>
      <text:p text:style-name="P4">
Modified Time: 2023-05-23T16:31:00+03:00</text:p>
      <text:p text:style-name="P4">
Description: Seven people were killed, another 23 were injured as a result of the collapse of the school sports arena in northern Thailand. - Ukrinform.</text:p>
      <text:p text:style-name="P4">
Images: ['<text:a xlink:type="simple" xlink:href="https://static.ukrinform.com/photos/2023_05/thumb_files/630_360_1684848508-176.jpg" text:style-name="Internet_20_link" text:visited-style-name="Visited_20_Internet_20_Link">
630_360_16848...</text:a>
']</text:p>
      <text:p text:style-name="P4">
Tags: ['Обвалення', 'Школа', 'Таїланд']</text:p>
      <text:p text:style-name="P4">
Type: Article</text:p>
      <!--METADATA-->
      <text:p text:style-name="P4">
<draw:frame draw:style-name="fr1" draw:name="Image44" text:anchor-type="as-char" svg:width="6.9236in" svg:height="3.956343in" draw:z-index="0">
<draw:image xlink:href="../Images/yкринформ/2023-05-23T16-31-00-03-00/630_360_1684848508-176.jpg" xlink:type="simple" xlink:show="embed" xlink:actuate="onLoad" draw:mime-type="image/jpeg"/>
</draw:frame>
Seven people were killed, another 23 were injured as a result of the collapse of the school sports area in the north of Thailand.</text:p>
      <text:p text:style-name="P4">
As Ukrinform reports, it reports <text:a xlink:type="simple" xlink:href="https://english.news.cn/asiapacific/20230523/999b973fd0854fa1b23269f5d5f103e8/c.html" text:style-name="Internet_20_link" text:visited-style-name="Visited_20_Internet_20_Link">
</text:a>
<text:a xlink:type="simple" xlink:href="https://english.news.cn/asiapacific/20230523/999b973fd0854fa1b23269f5d5f103e8/c.html" text:style-name="Internet_20_link" text:visited-style-name="Visited_20_Internet_20_Link">
</text:a>
with reference to local media.</text:p>
      <text:p text:style-name="P4">
The accident happened around 7:00 pm local time on Monday, when the Dakhporta Arena of the Elementary <text:a xlink:type="simple" xlink:href="https://www.ukrinform.ua/tag-skola" text:style-name="Internet_20_link" text:visited-style-name="Visited_20_Internet_20_Link">
</text:a>
Phichit's in -the -pointed wrapped during a heavy rain, the Department of Catastrophes and Softening their Consequences.</text:p>
      <text:p text:style-name="P4">
They also reported that the victims were transferred to two local hospitals.</text:p>
      <text:p text:style-name="P4">
According to local media, the whirlwind struck the metal roof of the building, in the result, the whole structure collapsed, and the students, parents and school personnel were under debris.</text:p>
      <text:p text:style-name="P4">
The Prime Minister Phut Chan-Ocha instructed the relevant agencies to determine the search for missing missing, to evaluate the extent of losses and to provide a fast assistance to the victims, the deputy of his secretary and a spokesman said the lawyer of the Anucha Burapacery.</text:p>
      <text:p text:style-name="P4">
Pion Asavapichayon Province Governor visited the injured place on Tuesday, where at least 100 local households reported damages as a result of the survey, and further damage estimates continue.</text:p>
      <text:p text:style-name="P4">
<text:span text:style-name="T4">
 Read also: </text:span>
 <text:a xlink:type="simple" xlink:href="https://www.ukrinform.ua/rubric-world/3708069-kilkist-zagiblih-unaslidok-poveni-v-kongo-perevisila-430.html" text:style-name="Internet_20_link" text:visited-style-name="Visited_20_Internet_20_Link">
</text:a>
The school and other affected areas were declared a zone of disaster.</text:p>
      <text:p text:style-name="P4">
As reported by Ukrinform, the military leadership of Myanmar has announced the state of Rakhinson of natural disaster after [] as a result of <text:a xlink:type="simple" xlink:href="https://www.ukrinform.ua/rubric-world/3711507-u-manmi-kilkist-zagiblih-unaslidok-ciklonu-zrosla-do-145.html" text:style-name="Internet_20_link" text:visited-style-name="Visited_20_Internet_20_Link">
</text:a>
At least 145 people were killed.</text:p>
      <text:p text:style-name="P4">
<text:span text:style-name="T5">
Foto: tna</text:span>
</text:p>
      <text:p text:style-name="P4">
News Source: <text:a xlink:type="simple" xlink:href="https://www.ukrinform.ua/rubric-world/3713125-u-tailandi-obvalivsa-dah-skoli-semero-zagiblih-23-poranenih.html" text:style-name="Internet_20_link" text:visited-style-name="Visited_20_Internet_20_Link">
https://www.ukrinform.ua/rubric-world/3713125-u-tailandi-obvalivsa-dah-skoli-semero-zagiblih-23-poranenih.html</text:a>
</text:p>
      <!--NEWS-->
      <text:h text:style-name="P10" text:outline-level="1">
<text:span text:style-name="T4">
The Russian Federation was sentenced to 16 years old for espionage</text:span>
</text:h>
      <text:p text:style-name="P4">
Authors: Ukrinform (Person)</text:p>
      <text:p text:style-name="P4">
Publisher: Укринформ (Organization)</text:p>
      <text:p text:style-name="P4">
Published Time: 2023-05-23T16:35:00+03:00</text:p>
      <text:p text:style-name="P4">
Modified Time: 2023-05-23T16:35:00+03:00</text:p>
      <text:p text:style-name="P4">
Description: The Russian court in Tula sentenced to 16 years the colony of the strict regime of the citizen of Ukraine Andriy Petkevich. - Ukrinform.</text:p>
      <text:p text:style-name="P4">
Images: ['<text:a xlink:type="simple" xlink:href="https://static.ukrinform.com/photos/2020_05/thumb_files/630_360_1589901550-438.jpg" text:style-name="Internet_20_link" text:visited-style-name="Visited_20_Internet_20_Link">
630_360_15899...</text:a>
']</text:p>
      <text:p text:style-name="P4">
Tags: ['Шпигун', 'Суд', 'Україна', 'Росія', 'Вирок']</text:p>
      <text:p text:style-name="P4">
Type: Article</text:p>
      <!--METADATA-->
      <text:p text:style-name="P4">
<draw:frame draw:style-name="fr1" draw:name="Image45" text:anchor-type="as-char" svg:width="6.9236in" svg:height="3.956343in" draw:z-index="0">
<draw:image xlink:href="../Images/yкринформ/2023-05-23T16-35-00-03-00/630_360_1589901550-438.jpg" xlink:type="simple" xlink:show="embed" xlink:actuate="onLoad" draw:mime-type="image/jpeg"/>
</draw:frame>
The court of Utuli sentenced to 16 years of the colony of the strict regime of the citizen of Ukraine Andriyapetkevich.</text:p>
      <text:p text:style-name="P4">
This was reported by the FSB Public Relations Center, Ukrinform reports to <text:a xlink:type="simple" xlink:href="https://www.interfax.ru/russia/902707" text:style-name="Internet_20_link" text:visited-style-name="Visited_20_Internet_20_Link">
</text:a>
.</text:p>
      <text:p text:style-name="P4">
Petkevich was found guilty of "attempting to recruit employees of Russian -owned enterprises for spy purposes."</text:p>
      <text:p text:style-name="P4">
By version <text:a xlink:type="simple" xlink:href="https://www.ukrinform.ua/tag-fsb-rf" text:style-name="Internet_20_link" text:visited-style-name="Visited_20_Internet_20_Link">
</text:a>
, Petkevich allegedly demanding the intelligence services of Ukraine sought the employees of defense enterprises "from among the secretory" in order to obtain from them classified information of pro -development in the field of small arms.</text:p>
      <text:p text:style-name="P4">
The judgment of the court entered into force.</text:p>
      <text:p text:style-name="P4">
<text:span text:style-name="T4">
 Read also: </text:span>
 <text:a xlink:type="simple" xlink:href="https://www.ukrinform.ua/rubric-world/3711994-u-mks-vidreaguvali-na-ogolosenna-moskvou-v-rozsuk-prokurora-sudu.html" text:style-name="Internet_20_link" text:visited-style-name="Visited_20_Internet_20_Link">
<text:span text:style-name="T4">
 court </text:span>
</text:a>
The Ukrainian was detained in August 2021.</text:p>
      <text:p text:style-name="P4">
As reported by Ukrinform, the Russian authorities detained US citizen Paul Vilan in December 2018. He was accused of espionage and imprisoned for 16 years. Vilan categorically denies the accusation.</text:p>
      <text:p text:style-name="P4">
Reporter WSJ <text:a xlink:type="simple" xlink:href="https://www.ukrinform.ua/rubric-world/3689361-u-rosii-za-spigunstvo-zatrimali-zurnalista-the-wall-street-journal.html" text:style-name="Internet_20_link" text:visited-style-name="Visited_20_Internet_20_Link">
</text:a>
In the Russian Federation on March 292023, during a journalistic business trip to Yekaterinburg. He became the first representative of the US media, <text:a xlink:type="simple" xlink:href="https://www.ukrinform.ua/rubric-world/3689560-sprava-pro-spigunstvo-sud-u-moskvi-zaarestuvav-zurnalista-wsj-gerskovica.html" text:style-name="Internet_20_link" text:visited-style-name="Visited_20_Internet_20_Link">
</text:a>
Russian authorities.</text:p>
      <text:p text:style-name="P4">
News Source: <text:a xlink:type="simple" xlink:href="https://www.ukrinform.ua/rubric-society/3713135-u-rosii-zasudili-ukrainca-do-16-rokiv-za-spigunstvo.html" text:style-name="Internet_20_link" text:visited-style-name="Visited_20_Internet_20_Link">
https://www.ukrinform.ua/rubric-society/3713135-u-rosii-zasudili-ukrainca-do-16-rokiv-za-spigunstvo.html</text:a>
</text:p>
      <!--NEWS-->
      <text:h text:style-name="P10" text:outline-level="1">
<text:span text:style-name="T4">
More than 1000 fire tasks per day: As the Armed Forces destroy the enemy in the Tavriya direction</text:span>
</text:h>
      <text:p text:style-name="P4">
Authors: Ukrinform (Person)</text:p>
      <text:p text:style-name="P4">
Publisher: Укринформ (Organization)</text:p>
      <text:p text:style-name="P4">
Published Time: 2023-05-23T16:38:00+03:00</text:p>
      <text:p text:style-name="P4">
Modified Time: 2023-05-23T16:38:00+03:00</text:p>
      <text:p text:style-name="P4">
Description: During the day of defense forces, more than a thousand fire tasks were completed in the Tavriysk direction, destroyed and injured more than the company of Russian invaders. - Ukrinform.</text:p>
      <text:p text:style-name="P4">
Images: ['<text:a xlink:type="simple" xlink:href="https://static.ukrinform.com/photos/2023_05/thumb_files/630_360_1683890018-634.jpg" text:style-name="Internet_20_link" text:visited-style-name="Visited_20_Internet_20_Link">
630_360_16838...</text:a>
']</text:p>
      <text:p text:style-name="P4">
Tags: ['ЗСУ', 'Таврія', 'Війна з Росією', 'Артилерія']</text:p>
      <text:p text:style-name="P4">
Type: Article</text:p>
      <!--METADATA-->
      <text:p text:style-name="P4">
<draw:frame draw:style-name="fr1" draw:name="Image46" text:anchor-type="as-char" svg:width="6.9236in" svg:height="3.956343in" draw:z-index="0">
<draw:image xlink:href="../Images/yкринформ/2023-05-23T16-38-00-03-00/630_360_1683890018-634.jpg" xlink:type="simple" xlink:show="embed" xlink:actuate="onLoad" draw:mime-type="image/jpeg"/>
</draw:frame>
More than a thousand fire tasks were completed in the Tavriya direction, destroyed and injured more of the Russian invaders.</text:p>
      <text:p text:style-name="P4">
As Ukrinform reports, about it in <text:a xlink:type="simple" xlink:href="https://t.me/otarnavskiy/93" text:style-name="Internet_20_link" text:visited-style-name="Visited_20_Internet_20_Link">
</text:a>
The Tavriya Tavri Tarnander Tarlovsky's troops reported by the Tavriya troops.</text:p>
      <text:p text:style-name="P4">
“The work of destroying the enemy continues. Units of rocket troops of the Taleartillery forces of Tavriysk's direction during the day completed 1029 tasks.</text:p>
      <text:p text:style-name="P4">
The losses of the enemy were killed and wounded, ” - said the administrator.</text:p>
      <text:p text:style-name="P4">
<text:span text:style-name="T4">
 Read also: </text:span>
 <text:a xlink:type="simple" xlink:href="https://www.ukrinform.ua/rubric-culture/3712957-rosiani-rozgrabuvali-muzejzapovidnik-hersones-tavrijskij.html" text:style-name="Internet_20_link" text:visited-style-name="Visited_20_Internet_20_Link">
<text:span text:style-name="T4">
 Tavri </text:span>
</text:a>
As reported by Ukrinform, the defense forces from February 24, 2022 to May 23, 2023 <text:a xlink:type="simple" xlink:href="https://www.ukrinform.ua/rubric-ato/3712858-zsu-znisili-vze-204-360-rosijskih-zagarbnikiv.html" text:style-name="Internet_20_link" text:visited-style-name="Visited_20_Internet_20_Link">
</text:a>
, 480 of them - in the past day.(+4), combat armored masters - 7419(+12), artillery systems - 3318(+40), RSWV - 565(+0), air defense - 327(+0), aircraft - 309(+0), helicopters - 295(+1), BLAOPLOOPERAGIN-TATICAL LEVEL-2864(+34), winged missiles - 1015(+4), ships/ boats - 18(+0), car equipment and tanks - 6139(+10), special equipment - 433(+6).</text:p>
      <text:p text:style-name="P4">
News Source: <text:a xlink:type="simple" xlink:href="https://www.ukrinform.ua/rubric-ato/3713129-ponad-1000-vognevih-zavdan-za-dobu-ak-sili-oboroni-nisat-voroga-na-tavrijskomu-napramku.html" text:style-name="Internet_20_link" text:visited-style-name="Visited_20_Internet_20_Link">
https://www.ukrinform.ua/rubric-ato/3713129-ponad-1000-vognevih-zavdan-za-dobu-ak-sili-oboroni-nisat-voroga-na-tavrijskomu-napramku.html</text:a>
</text:p>
      <!--NEWS-->
      <text:h text:style-name="P10" text:outline-level="1">
<text:span text:style-name="T4">
Russia presses on India and other countries so that it is not made to the black Fatf - Bloomberg</text:span>
</text:h>
      <text:p text:style-name="P4">
Authors: Ukrinform (Person)</text:p>
      <text:p text:style-name="P4">
Publisher: Укринформ (Organization)</text:p>
      <text:p text:style-name="P4">
Published Time: 2023-05-23T16:48:00+03:00</text:p>
      <text:p text:style-name="P4">
Modified Time: 2023-05-23T16:48:00+03:00</text:p>
      <text:p text:style-name="P4">
Description: Moscow presses on foreign governments, in particular India, so that it is not included in the Black List of the Global Organization to Combat Funds - Financial Action Task Force (FATF). - Ukrinform.</text:p>
      <text:p text:style-name="P4">
Images: ['<text:a xlink:type="simple" xlink:href="https://static.ukrinform.com/photos/2023_02/thumb_files/630_360_1677241298-478.png" text:style-name="Internet_20_link" text:visited-style-name="Visited_20_Internet_20_Link">
630_360_16772...</text:a>
']</text:p>
      <text:p text:style-name="P4">
Tags: ['Індія', 'Москва', 'Війна з Росією', 'FATF']</text:p>
      <text:p text:style-name="P4">
Type: Article</text:p>
      <!--METADATA-->
      <text:p text:style-name="P4">
<draw:frame draw:style-name="fr1" draw:name="Image47" text:anchor-type="as-char" svg:width="6.9236in" svg:height="3.956343in" draw:z-index="0">
<draw:image xlink:href="../Images/yкринформ/2023-05-23T16-48-00-03-00/630_360_1677241298-478.png" xlink:type="simple" xlink:show="embed" xlink:actuate="onLoad" draw:mime-type="image/png"/>
</draw:frame>
It will be mosquito on foreign governments, in particular to India, so that it is not included in the Black University of the Global Organization on Fund Laundering - Financialaction Task Force(FATF).</text:p>
      <text:p text:style-name="P4">
Як передає Укрінформ, про це повідомляє агенція <text:a xlink:type="simple" xlink:href="https://www.bloomberg.com/news/articles/2023-05-23/putin-pushes-india-to-help-russia-avoid-fatf-global-financial-blacklist" text:style-name="Internet_20_link" text:visited-style-name="Visited_20_Internet_20_Link">
</text:a>
In particular, Moscow threatens to disrupt defense and energy agreements, if foreign legal entities do not help block the expected steps aimed at transforming the RFN Financial Financial State through its invasion of Ukraine.</text:p>
      <text:p text:style-name="P4">
The documents that Bloomberg was familiar with and officials of officials in countries <text:a xlink:type="simple" xlink:href="https://www.ukrinform.ua/tag-nato" text:style-name="Internet_20_link" text:visited-style-name="Visited_20_Internet_20_Link">
</text:a>
They testify to the pressure of the Russian Federation on commercial partners on the eve of June FATF.</text:p>
      <text:p text:style-name="P4">
As it is noted, the Russian Federation was removed from the participation in this organization a year later, a post -start of a full -scale war. Ukraine insists that Fatf has to impose more restrictions and add Russia to its black or gray lists.</text:p>
      <text:p text:style-name="P4">
The FATF blacklist would put the Kremlin in one company with North Korea, Iran and Myanmar, the only countries that have this definition, and immersed it with a deeper economy even deeper into isolation.</text:p>
      <text:p text:style-name="P4">
<text:span text:style-name="T4">
 Read also: </text:span>
 <text:a xlink:type="simple" xlink:href="https://www.ukrinform.ua/rubric-polytics/3674779-prizupinenna-fatf-clenstva-rosii-radikalno-oslabit-ii-ekonomiku-smigal.html" text:style-name="Internet_20_link" text:visited-style-name="Visited_20_Internet_20_Link">
<text:span text:style-name="T4">
 FATF </text:span>
</text:a>
If this event is approved, Member States, as well as banks, investment companies for payments processing will be obliged to conduct a strengthening check, and more serious cases to use countermeasures to protect the international financial system.</text:p>
      <text:p text:style-name="P4">
It was reported that India and the Russian Federation <text:a xlink:type="simple" xlink:href="https://www.ukrinform.ua/rubric-world/3705215-india-planue-viroblati-rosijsku-zbrou-na-vlasnij-teritorii-zmi.html" text:style-name="Internet_20_link" text:visited-style-name="Visited_20_Internet_20_Link">
</text:a>
in India of Russian military equipment and spare parts.</text:p>
      <text:p text:style-name="P4">
News Source: <text:a xlink:type="simple" xlink:href="https://www.ukrinform.ua/rubric-world/3713133-moskva-tisne-na-indiu-ta-insi-kraini-sob-ii-ne-vnesli-do-cornogo-spisku-fatf-bloomberg.html" text:style-name="Internet_20_link" text:visited-style-name="Visited_20_Internet_20_Link">
https://www.ukrinform.ua/rubric-world/3713133-moskva-tisne-na-indiu-ta-insi-kraini-sob-ii-ne-vnesli-do-cornogo-spisku-fatf-bloomberg.html</text:a>
</text:p>
      <!--NEWS-->
      <text:h text:style-name="P10" text:outline-level="1">
<text:span text:style-name="T4">
Currently, 24,000 missing Ukrainians are known - Lubinets</text:span>
</text:h>
      <text:p text:style-name="P4">
Authors: Ukrinform (Person)</text:p>
      <text:p text:style-name="P4">
Publisher: Укринформ (Organization)</text:p>
      <text:p text:style-name="P4">
Published Time: 2023-05-23T16:50:00+03:00</text:p>
      <text:p text:style-name="P4">
Modified Time: 2023-05-23T16:50:00+03:00</text:p>
      <text:p text:style-name="P4">
Description: According to the data of the Unified Register, it is now known about 24,000 missing Ukrainians. - Ukrinform.</text:p>
      <text:p text:style-name="P4">
Images: ['<text:a xlink:type="simple" xlink:href="https://static.ukrinform.com/photos/2023_05/thumb_files/630_360_1683216865-872.jpg" text:style-name="Internet_20_link" text:visited-style-name="Visited_20_Internet_20_Link">
630_360_16832...</text:a>
', '<text:a xlink:type="simple" xlink:href="https://static.ukrinform.com/photos/2023_05/1684849924-592.jpeg" text:style-name="Internet_20_link" text:visited-style-name="Visited_20_Internet_20_Link">
1684849924-59...</text:a>
']</text:p>
      <text:p text:style-name="P4">
Tags: ['Омбудсмен', 'Росія', 'Заручники', 'Полонені', 'Війна з Росією']</text:p>
      <text:p text:style-name="P4">
Type: Article</text:p>
      <!--METADATA-->
      <text:p text:style-name="P4">
<draw:frame draw:style-name="fr1" draw:name="Image48" text:anchor-type="as-char" svg:width="6.9236in" svg:height="3.956343in" draw:z-index="0">
<draw:image xlink:href="../Images/yкринформ/2023-05-23T16-50-00-03-00/630_360_1683216865-872.jpg" xlink:type="simple" xlink:show="embed" xlink:actuate="onLoad" draw:mime-type="image/jpeg"/>
</draw:frame>
According to the Unified Register, approximately 24,000 missing non -peoples are known to be known.</text:p>
      <text:p text:style-name="P4">
This was during a great meeting with relatives of prisoners of war and the missing military units of the Armed Forces, the National Guard of Ukraine, the State Tax Service of Ukraine and other forms from Dnipropetrovsk and Zaporizhzhya regions that took place in Dnipro <text:a xlink:type="simple" xlink:href="https://t.me/dmytro_lubinetzs/2524" text:style-name="Internet_20_link" text:visited-style-name="Visited_20_Internet_20_Link">
</text:a>
Human Rights Commissioner Dmitrylubin, Ukrinform reports.</text:p>
      <text:p text:style-name="P4">
“He stressed that according to the Unified Register of missing missing, which worked on May 2 this year, is now known about about 24 thousand <text:a xlink:type="simple" xlink:href="https://www.ukrinform.ua/tag-znikli-bezvisti" text:style-name="Internet_20_link" text:visited-style-name="Visited_20_Internet_20_Link">
</text:a>
», - he said.</text:p>
      <text:p text:style-name="P4">
<draw:frame draw:style-name="fr1" draw:name="Image49" text:anchor-type="as-char" svg:width="6.9236in" svg:height="3.705408in" draw:z-index="0">
<draw:image xlink:href="../Images/yкринформ/2023-05-23T16-50-00-03-00/1684849924-592.jpeg" xlink:type="simple" xlink:show="embed" xlink:actuate="onLoad" draw:mime-type="image/jpeg"/>
</draw:frame>
During this meeting, the Ombudsman spoke about communication with the human right in the Russian Federation Tatiana Moskalkova, the refusal of the Russian side to exchange "all on all", repatriate the seriously worried ones and the return of civilians.</text:p>
      <text:p text:style-name="P4">
<text:span text:style-name="T4">
 Read also: </text:span>
 <text:a xlink:type="simple" xlink:href="https://www.ukrinform.ua/rubric-ato/3711539-rosia-porusila-pitanna-obminu-civilnimi-lubinec.html" text:style-name="Internet_20_link" text:visited-style-name="Visited_20_Internet_20_Link">
<text:span text:style-name="T4">
 Lubinets </text:span>
</text:a>
"He noted that the Russians are delaying metabolic processes to negatively set prisoners of war to Ukraine as a state," Lubinets said.</text:p>
      <text:p text:style-name="P4">
In addition, the Commissioner for Human Rights informed about another way to verify the Ukrainian soldiers, which are captured by the Russian Federation and cooperation of the Zikiv Research Institute of Forensic Expertise of the Ministry of Justice.</text:p>
      <text:p text:style-name="P4">
"The discussion was frank: they discussed the inaction of the ICRC with relatives, and also announced that publicity with personal data on specific military servicemen harms the processes of their exchange," he said.</text:p>
      <text:p text:style-name="P4">
According to Ombudsman, traditionally, at the end of the meeting, his team gathered the natives and lists of their relatives, or disappeared in special circumstances.</text:p>
      <text:p text:style-name="P4">
As it was reported, on April 17, Lubin informed that <text:a xlink:type="simple" xlink:href="https://www.ukrinform.ua/rubric-society/3696976-rf-trimae-u-zarucnikah-sonajmense-20-tisac-civilnih-ukrainciv-ombudsmen.html" text:style-name="Internet_20_link" text:visited-style-name="Visited_20_Internet_20_Link">
</text:a>
</text:p>
      <text:p text:style-name="P4">
News Source: <text:a xlink:type="simple" xlink:href="https://www.ukrinform.ua/rubric-society/3713138-nini-vidomo-pro-24-tisaci-zniklih-bezvisti-ukrainciv-lubinec.html" text:style-name="Internet_20_link" text:visited-style-name="Visited_20_Internet_20_Link">
https://www.ukrinform.ua/rubric-society/3713138-nini-vidomo-pro-24-tisaci-zniklih-bezvisti-ukrainciv-lubinec.html</text:a>
</text:p>
      <!--NEWS-->
      <text:h text:style-name="P10" text:outline-level="1">
<text:span text:style-name="T4">
Rivne Region Osdusshor - VUBL Ukrainian Champion among girls of 2008</text:span>
</text:h>
      <text:p text:style-name="P4">
Authors: Ukrinform (Person)</text:p>
      <text:p text:style-name="P4">
Publisher: Укринформ (Organization)</text:p>
      <text:p text:style-name="P4">
Published Time: 2023-05-23T16:51:22+03:00</text:p>
      <text:p text:style-name="P4">
Modified Time: 2023-05-23T16:51:22+03:00</text:p>
      <text:p text:style-name="P4">
Description: In Rivne, the winner of the All -Ukrainian Youth Basketball League (VUBL) was determined among girls of 2008. - Ukrinform.</text:p>
      <text:p text:style-name="P4">
Images: ['<text:a xlink:type="simple" xlink:href="https://static.ukrinform.com/photos/2023_05/thumb_files/630_360_1684849827-151.jpg" text:style-name="Internet_20_link" text:visited-style-name="Visited_20_Internet_20_Link">
630_360_16848...</text:a>
']</text:p>
      <text:p text:style-name="P4">
Tags: ['Баскетбол']</text:p>
      <text:p text:style-name="P4">
Type: Article</text:p>
      <!--METADATA-->
      <text:p text:style-name="P4">
<draw:frame draw:style-name="fr1" draw:name="Image50" text:anchor-type="as-char" svg:width="6.9236in" svg:height="3.956343in" draw:z-index="0">
<draw:image xlink:href="../Images/yкринформ/2023-05-23T16-51-22-03-00/630_360_1684849827-151.jpg" xlink:type="simple" xlink:show="embed" xlink:actuate="onLoad" draw:mime-type="image/jpeg"/>
</draw:frame>
The winner of the All -Ukrainian Youth Basketball League was equally(Vubel)In 2008, born in 2008.</text:p>
      <text:p text:style-name="P4">
According to the official <text:a xlink:type="simple" xlink:href="https://fbu.ua/news/rvnenschina-osdyusshor---chempon-ukrani-vyubl-sered-dvchat-2008-roku-narodzhennya" text:style-name="Internet_20_link" text:visited-style-name="Visited_20_Internet_20_Link">
</text:a>
The Federation of Basketball Ukrainian, the champion was the team "Rivne-Osdusshor", which in the finals of the Odessa Odessa SDUSSHOR. Litvaka BD - 72:67, reports Ukrinform.</text:p>
      <text:p text:style-name="P4">
In the match for the third place of Zaporizhzhya Zodyussh Zor beat the capital "KSL-Kiev-Basket"-93:57.</text:p>
      <text:p text:style-name="P4">
<text:span text:style-name="T4">
 Read also: </text:span>
 <text:a xlink:type="simple" xlink:href="https://www.ukrinform.ua/rubric-sports/3713043-olimpiakos-tvorit-diva-a-peremagaut-veterani-reala.html" text:style-name="Internet_20_link" text:visited-style-name="Visited_20_Internet_20_Link">
</text:a>
The MVP this season is recognized as a 14-year-old defender of Rivne-Osdusshor Sofiubrovchenko, who scored 12 points in the final match and made 8 rebounds.</text:p>
      <text:p text:style-name="P4">
Photo: fbu.ua.</text:p>
      <text:p text:style-name="P4">
News Source: <text:a xlink:type="simple" xlink:href="https://www.ukrinform.ua/rubric-sports/3713136-rivnensinaosdussor-cempion-ukraini-vubl-sered-divcat-2008-roku-narodzenna.html" text:style-name="Internet_20_link" text:visited-style-name="Visited_20_Internet_20_Link">
https://www.ukrinform.ua/rubric-sports/3713136-rivnensinaosdussor-cempion-ukraini-vubl-sered-divcat-2008-roku-narodzenna.html</text:a>
</text:p>
      <!--NEWS-->
      <text:h text:style-name="P10" text:outline-level="1">
<text:span text:style-name="T4">
Through "action" you can now restore and exchange driver's license</text:span>
</text:h>
      <text:p text:style-name="P4">
Authors: Ukrinform (Person)</text:p>
      <text:p text:style-name="P4">
Publisher: Укринформ (Organization)</text:p>
      <text:p text:style-name="P4">
Published Time: 2023-05-23T16:59:00+03:00</text:p>
      <text:p text:style-name="P4">
Modified Time: 2023-05-23T16:59:00+03:00</text:p>
      <text:p text:style-name="P4">
Description: In Ukraine, the service of exchange and restoration of the driver's license has become accessible in the "action". - Ukrinform.</text:p>
      <text:p text:style-name="P4">
Images: ['<text:a xlink:type="simple" xlink:href="https://static.ukrinform.com/photos/2022_12/thumb_files/630_360_1670147770-888.jpg" text:style-name="Internet_20_link" text:visited-style-name="Visited_20_Internet_20_Link">
630_360_16701...</text:a>
']</text:p>
      <text:p text:style-name="P4">
Tags: ['Водійські права', 'Мінцифри', 'Додаток “ДІЯ”']</text:p>
      <text:p text:style-name="P4">
Type: Article</text:p>
      <!--METADATA-->
      <text:p text:style-name="P4">
<draw:frame draw:style-name="fr1" draw:name="Image51" text:anchor-type="as-char" svg:width="6.9236in" svg:height="3.956343in" draw:z-index="0">
<draw:image xlink:href="../Images/yкринформ/2023-05-23T16-59-00-03-00/630_360_1670147770-888.jpg" xlink:type="simple" xlink:show="embed" xlink:actuate="onLoad" draw:mime-type="image/jpeg"/>
</draw:frame>
In Ukraine, the service of exchange and restoration of the certificate has become accessible in the "action".</text:p>
      <text:p text:style-name="P4">
This was informed <text:a xlink:type="simple" xlink:href="https://hsc.gov.ua/2023/05/23/obmin-ta-vidnovlennya-posvidchennya-vodiya-vidteper-i-v-diyi/" text:style-name="Internet_20_link" text:visited-style-name="Visited_20_Internet_20_Link">
</text:a>
, reports Ukrinform.</text:p>
      <text:p text:style-name="P4">
“From now on, it is possible to apply for replacement of your driver through the application. It is possible to order both a physical plastic document and pick up the goou center of the Ministry of Internal Affairs personally, as well as an e -certificate, which is exclusively digitally valid in the territory of Ukraine, ”the press service said.</text:p>
      <text:p text:style-name="P4">
It is specified that with the launch of this service, Ukraine became the first country of Vevropy, where you can abandon the physical form of the driver's license, but only to hold the digital document. According to the Ministry of Internal Affairs of the Ministry of Internal Affairs of Ukraine, electronic certification is valid throughout Ukraine.</text:p>
      <text:p text:style-name="P4">
Citizens in order to apply for exchange or recovery <text:a xlink:type="simple" xlink:href="https://www.ukrinform.ua/tag-vodijski-prava" text:style-name="Internet_20_link" text:visited-style-name="Visited_20_Internet_20_Link">
</text:a>
In "Action", you need to go to the Domain "Services" and click the "Replacement of the Driver's Certificate" or on the icon -context menu on the digital driver and select "Replace the certificate". Then you need to choose the reason for replacing the document.</text:p>
      <text:p text:style-name="P4">
<text:span text:style-name="T4">
 Read also: </text:span>
 <text:a xlink:type="simple" xlink:href="https://www.ukrinform.ua/rubric-vidbudova/3707215-u-dii-zapustili-programu-derzavnoi-dopomogi-evidnovlenna.html" text:style-name="Internet_20_link" text:visited-style-name="Visited_20_Internet_20_Link">
<text:span text:style-name="T4">
 Actions </text:span>
 <text:span text:style-name="T4">
 Running </text:span>
 <text:span text:style-name="T4">
 </text:span>
 Program <text:span text:style-name="T4">
 </text:span>
 State <text:span text:style-name="T4">
<text:span text:style-name="T5">
 Assistance </text:span>
* </text:span>
 EFFECENT **</text:a>
After that, the person must confirm or specify the place of registration of residence; choose the type of certificate: digital(E-certificate)or plastic+digital(Normal format); choose the MIA service center where it will be convenient to pick up a plastic document; confirm or specify contact data; sign a statement; to pay the commandment.</text:p>
      <text:p text:style-name="P4">
It is noted that after the application for exchange or restoration of the certificate within 10 minutes, it is necessary to pay for the service, otherwise the application is canceled.</text:p>
      <text:p text:style-name="P4">
“And all - follow the status of the application and after manufacturing, head the completed Ministry of Internal Affairs Service Center to pick up a new plastic certificate. Or wait for the action to send a push-readiness, ”-informed in the HCC.</text:p>
      <text:p text:style-name="P4">
It is clarified that the exchange of e-certification for a regular plastic certificate of the driver with its reflection also in the action and electronic office of the driver happens, as well as the exchange of usual for usual.According to the Main Service Center of the Ministry of Internal Affairs, the medical certificate is not required at the time of martial law in the Ukrainian exchange and resumption of the driver's license.</text:p>
      <text:p text:style-name="P4">
“The driver's blood group can remain unfilled now - it is not splashing on the document. That is why when ordering the service in the action, there is no graph, where to attach a medical certificate on suitability to the management of transport means, ”the institution said.</text:p>
      <text:p text:style-name="P4">
As it was reported, on December 7, 2022, the Prime Minister of Ukraine Denis Shmigaligal signed a government resolution that allows you to use only <text:a xlink:type="simple" xlink:href="https://www.ukrinform.ua/rubric-society/3629747-ukraincam-dozvolili-koristuvatis-posvidcennam-vodia-v-dii-bez-plastikovogo-analoga.html" text:style-name="Internet_20_link" text:visited-style-name="Visited_20_Internet_20_Link">
</text:a>
<text:span text:style-name="T5">
Foto: Minisfra</text:span>
</text:p>
      <text:p text:style-name="P4">
News Source: <text:a xlink:type="simple" xlink:href="https://www.ukrinform.ua/rubric-technology/3713143-cerez-diu-teper-mozna-vidnoviti-i-obminati-posvidcenna-vodia.html" text:style-name="Internet_20_link" text:visited-style-name="Visited_20_Internet_20_Link">
https://www.ukrinform.ua/rubric-technology/3713143-cerez-diu-teper-mozna-vidnoviti-i-obminati-posvidcenna-vodia.html</text:a>
</text:p>
      <!--NEWS-->
      <text:h text:style-name="P10" text:outline-level="1">
<text:span text:style-name="T4">
The Prime Minister discussed the role of the IMF in the restoration of Ukraine with the director of the European Department of the Fund</text:span>
</text:h>
      <text:p text:style-name="P4">
Author: ['АРМІЯINFORM']</text:p>
      <text:p text:style-name="P4">
Time: 2023-05-23T17:00:00-04:00</text:p>
      <text:p text:style-name="P4">
Description: Prem-Minіstryst Ukrainian Denis Schmigal Proviv Rozmov with the director of the єvropysky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thumb_203964_820_360_0_0_auto.jpg" text:style-name="Internet_20_link" text:visited-style-name="Visited_20_Internet_20_Link">
thumb_203964_820_360_0_0_auto.jpg</text:a>
', '<text:a xlink:type="simple" xlink:href="https://armyinform.com.ua/wp-content/uploads/2023/05/thumb_203963_820_360_0_0_auto-150x150.jpg" text:style-name="Internet_20_link" text:visited-style-name="Visited_20_Internet_20_Link">
thumb_203963_820_360_0_0_auto-150x150.jpg</text:a>
', '<text:a xlink:type="simple" xlink:href="https://armyinform.com.ua/wp-content/uploads/2023/05/thumb_203962_820_360_0_0_auto-150x150.jpg" text:style-name="Internet_20_link" text:visited-style-name="Visited_20_Internet_20_Link">
thumb_203962_820_360_0_0_auto-150x150.jpg</text:a>
']</text:p>
      <text:p text:style-name="P4">
Tags: ['ДЕНИС ШМИГАЛЬ', 'МВФ', 'ПРЕМ’ЄР-МІНІСТР УКРАЇНИ']</text:p>
      <text:p text:style-name="P4">
Category: News</text:p>
      <!--METADATA-->
      <text:p text:style-name="P4">
<draw:frame draw:style-name="fr1" draw:name="Image52" text:anchor-type="as-char" svg:width="6.9236in" svg:height="4.610104in" draw:z-index="0">
<draw:image xlink:href="../Images/AРМІЯINFORM/2023-05-23T17-00-00-04-00/thumb_203964_820_360_0_0_auto.jpg" xlink:type="simple" xlink:show="embed" xlink:actuate="onLoad" draw:mime-type="image/jpeg"/>
</draw:frame>
Prime Minister of Ukraine Denis Shmigal</text:p>
      <text:p text:style-name="P4">
Prime Minister of Ukraine Denis Shmigal has a conversation with the director of the European Department of International Monetary Fund Alfred Cammer.(EFF), which starts on May 23 in Vienna <text:a xlink:type="simple" xlink:href="https://www.kmu.gov.ua/news/premier-ministr-obhovoryv-rol-mvf-u-vidnovlenni-ukrainy-z-dyrektorom-ievropeiskoho-departamentu-fondu" text:style-name="Internet_20_link" text:visited-style-name="Visited_20_Internet_20_Link">
reports</text:a>
Government portal.</text:p>
      <text:p text:style-name="P4">
Denis Shmigal and Alfred Cammer, among other things, discussed the assistance of the IMF of Ukraine, as well as the role of the Fund in restoration.</text:p>
      <text:p text:style-name="P4">
“We are working on the creation of an international compensation mechanism, the Russian assets have been directed to the rebuilding of Ukraine. We are calculating the IMF in this direction, as well as for further assistance in the consolidation of financial support from partners from all over the world, ”the Prime Minister noted.</text:p>
      <text:p text:style-name="P4">
Reference: Extended credit program(EFF)The total volume of 15.6 billion dollars was approved at the end of March 2023 and was designed for 4 years. It is part of a large G7 support package for the amount of 115 billion dollars during the program.</text:p>
      <text:p text:style-name="P4">
<text:a xlink:type="simple" xlink:href="https://armyinform.com.ua/wp-content/uploads/2023/05/thumb_203963_820_360_0_0_auto.jpg" text:style-name="Internet_20_link" text:visited-style-name="Visited_20_Internet_20_Link">
!(Images/AРМІЯINFORM/2023-05-23T17-00-00-04-00/thumb_203963_820_360_0_0_auto-150x150.jpg)</text:a>
</text:p>
      <text:p text:style-name="P4">
<text:a xlink:type="simple" xlink:href="https://armyinform.com.ua/wp-content/uploads/2023/05/thumb_203962_820_360_0_0_auto.jpg" text:style-name="Internet_20_link" text:visited-style-name="Visited_20_Internet_20_Link">
<draw:frame draw:style-name="fr1" draw:name="Image53" text:anchor-type="as-char" svg:width="6.9236in" svg:height="6.9236in" draw:z-index="0">
<draw:image xlink:href="../Images/AРМІЯINFORM/2023-05-23T17-00-00-04-00/thumb_203962_820_360_0_0_auto-150x150.jpg" xlink:type="simple" xlink:show="embed" xlink:actuate="onLoad" draw:mime-type="image/jpeg"/>
</draw:frame>
</text:a>
</text:p>
      <text:p text:style-name="P4">
News Source: <text:a xlink:type="simple" xlink:href="https://armyinform.com.ua/2023/05/23/premyer-ministr-obgovoryv-rol-mvf-u-vidnovlenni-ukrayiny-z-dyrektorom-yevropejskogo-departamentu-fondu/" text:style-name="Internet_20_link" text:visited-style-name="Visited_20_Internet_20_Link">
https://armyinform.com.ua/2023/05/23/premyer-ministr-obgovoryv-rol-mvf-u-vidnovlenni-ukrayiny-z-dyrektorom-yevropejskogo-departamentu-fondu/</text:a>
</text:p>
      <!--NEWS-->
      <text:h text:style-name="P10" text:outline-level="1">
<text:span text:style-name="T4">
What narratives and methods are most commonly used by Russian propaganda</text:span>
</text:h>
      <text:p text:style-name="P4">
Authors: Ukrinform (Person)</text:p>
      <text:p text:style-name="P4">
Publisher: Укринформ (Organization)</text:p>
      <text:p text:style-name="P4">
Published Time: 2023-05-23T17:06:00+03:00</text:p>
      <text:p text:style-name="P4">
Modified Time: 2023-05-23T17:06:00+03:00</text:p>
      <text:p text:style-name="P4">
Description: Russian propaganda violates people's right to access impartial and extended information, thereby distorting the perception of reality. - Ukrinform.</text:p>
      <text:p text:style-name="P4">
Images: ['<text:a xlink:type="simple" xlink:href="https://static.ukrinform.com/photos/2018_04/thumb_files/630_360_1524669996-2168.jpg" text:style-name="Internet_20_link" text:visited-style-name="Visited_20_Internet_20_Link">
630_360_15246...</text:a>
', '<text:a xlink:type="simple" xlink:href="https://static.ukrinform.com/photos/2023_05/1684850407-821.jpg" text:style-name="Internet_20_link" text:visited-style-name="Visited_20_Internet_20_Link">
1684850407-82...</text:a>
', '<text:a xlink:type="simple" xlink:href="https://static.ukrinform.com/photos/2023_05/1684850578-359.jpg" text:style-name="Internet_20_link" text:visited-style-name="Visited_20_Internet_20_Link">
1684850578-35...</text:a>
', '<text:a xlink:type="simple" xlink:href="https://static.ukrinform.com/photos/2023_05/1684850519-322.jpg" text:style-name="Internet_20_link" text:visited-style-name="Visited_20_Internet_20_Link">
1684850519-32...</text:a>
']</text:p>
      <text:p text:style-name="P4">
Tags: ['Пропаганда', 'Дезінформація', 'Війна з Росією']</text:p>
      <text:p text:style-name="P4">
Type: Article</text:p>
      <!--METADATA-->
      <text:p text:style-name="P4">
<draw:frame draw:style-name="fr1" draw:name="Image54" text:anchor-type="as-char" svg:width="6.9236in" svg:height="3.956343in" draw:z-index="0">
<draw:image xlink:href="../Images/yкринформ/2023-05-23T17-06-00-03-00/630_360_1524669996-2168.jpg" xlink:type="simple" xlink:show="embed" xlink:actuate="onLoad" draw:mime-type="image/jpeg"/>
</draw:frame>
Russian propaganda violates people's right to access to impartial and expanded information, thereby distorting the perception of reality.</text:p>
      <text:p text:style-name="P4">
About it during <text:a xlink:type="simple" xlink:href="https://www.youtube.com/watch" text:style-name="Internet_20_link" text:visited-style-name="Visited_20_Internet_20_Link">
</text:a>
The research "How Russian misinformation violates human rights in Ukraine and Europe" Uccinform was informed by the head of the project Voxcheck Svitlana Slipchenko.</text:p>
      <text:p text:style-name="P4">
“The most sensitive and most common narratives of hostile misinformation -dehumanization of Ukrainians, narratives related to health, life of Ukrainians, safety. Narratives about how hostilities are underway, who shows aggression, ”Slipchenko said.</text:p>
      <text:p text:style-name="P4">
<draw:frame draw:style-name="fr1" draw:name="Image55" text:anchor-type="as-char" svg:width="6.9236in" svg:height="4.615733in" draw:z-index="0">
<draw:image xlink:href="../Images/yкринформ/2023-05-23T17-06-00-03-00/1684850407-821.jpg" xlink:type="simple" xlink:show="embed" xlink:actuate="onLoad" draw:mime-type="image/jpeg"/>
</draw:frame>
She emphasized that misinformation violates people's right to access previously previously, extended information, and therefore influences decision -making.</text:p>
      <text:p text:style-name="P4">
Senior analyst of the NGO "Internews Ukraine" Alona Grishko noted that the Russian is used that the alleged evacuation offered by Ukraine, for the salesman who lives in the territory of active fighting, is unseen.</text:p>
      <text:p text:style-name="P4">
<draw:frame draw:style-name="fr1" draw:name="Image56" text:anchor-type="as-char" svg:width="6.9236in" svg:height="4.615733in" draw:z-index="0">
<draw:image xlink:href="../Images/yкринформ/2023-05-23T17-06-00-03-00/1684850578-359.jpg" xlink:type="simple" xlink:show="embed" xlink:actuate="onLoad" draw:mime-type="image/jpeg"/>
</draw:frame>
"Russian propaganda in telegrams has created such a story that Ukrainian is worried about its citizens who live there, and Russia is trying to release them, and therefore it is dangerous to agree on the evacuation offered by Ukraine," Grishko said.</text:p>
      <text:p text:style-name="P4">
She noted that Russia actively uses the method of reflection for the construction of its dummy reality, so that, on the one hand, to support our status of the so -called state, which came to save us, and on the other, to show that Ukraine is a country that is not worried about its own Citizens.</text:p>
      <text:p text:style-name="P4">
<text:span text:style-name="T4">
 Read also: </text:span>
 <text:a xlink:type="simple" xlink:href="https://www.ukrinform.ua/rubric-ato/3711795-tancura-sirskij-i-zaluznij-minoboroni-zafiksuvalo-vorozi-fejki-pro-zagibel-komanduvaciv.html" text:style-name="Internet_20_link" text:visited-style-name="Visited_20_Internet_20_Link">
<text:span text:style-name="T4">
 fake </text:span>
</text:a>
The analyst of the Center for Research of NGO "Media Detector" Lesya Bidochko noted that Russia is spreading the narrative allegedly using ambulances to travel the military, thereby giving rise to the population of fear of using fast, because they can become a target for the Russian military. In addition, the aggressor country is spreading the message that cholera, tuberculosis and other diseases are massively distributed in the Ukrainian army.</text:p>
      <text:p text:style-name="P4">
<draw:frame draw:style-name="fr1" draw:name="Image57" text:anchor-type="as-char" svg:width="6.9236in" svg:height="4.615733in" draw:z-index="0">
<draw:image xlink:href="../Images/yкринформ/2023-05-23T17-06-00-03-00/1684850519-322.jpg" xlink:type="simple" xlink:show="embed" xlink:actuate="onLoad" draw:mime-type="image/jpeg"/>
</draw:frame>
The poor man also emphasized that Russia is discrediting the health system of Ukraine.The analyst noted that Russia justifies the deportation of Ukrainian children by the fact that the revenge for children of Donbass, as if children of Donbass are children of Russia, and they are trembling there; that Ukraine and the West are contributing to the killing of children of Donbass, and it is necessary to rescue; What allegedly children in Russia live better than in Ukraine and so on.</text:p>
      <text:p text:style-name="P4">
<text:span text:style-name="T4">
 Read also: </text:span>
 <text:a xlink:type="simple" xlink:href="https://www.ukrinform.ua/rubric-ato/3706774-zbitta-kindzala-zsu-vidpravili-v-nokaut-rosijski-tehniku-i-propagandu.html" text:style-name="Internet_20_link" text:visited-style-name="Visited_20_Internet_20_Link">
<text:span text:style-name="T4">
 Propagand </text:span>
</text:a>
Slipchenko added that Russia is trying to kill access to information and suiterators of Ukraine, where there are no active fighting.</text:p>
      <text:p text:style-name="P4">
“Remember the blows on the TV tower in Kiev, in Rivne region. It is an attempt to limit the accesso state broadcaster, official resources of information. <text:a xlink:type="simple" xlink:href="https://www.ukrinform.ua/tag-kiberataka" text:style-name="Internet_20_link" text:visited-style-name="Visited_20_Internet_20_Link">
</text:a>
, which are carried out on official Ukrainian authorities, on their resources. This is a direct information and restriction of the right to access to information, ”she stressed.</text:p>
      <text:p text:style-name="P4">
As reported by Ukrinform, during 2022 Russia spent on promoting propaganda through state media <text:a xlink:type="simple" xlink:href="https://www.ukrinform.ua/rubric-world/3711327-rosia-torik-vitratila-na-propagandu-u-media-19-milarda.html" text:style-name="Internet_20_link" text:visited-style-name="Visited_20_Internet_20_Link">
</text:a>
.50% of the budget is directed at RT, VGTRK and Russia's Media Group today.</text:p>
      <text:p text:style-name="P4">
News Source: <text:a xlink:type="simple" xlink:href="https://www.ukrinform.ua/rubric-society/3713144-aki-narativi-ta-metodi-najcastise-vikoristovue-rosijska-propaganda.html" text:style-name="Internet_20_link" text:visited-style-name="Visited_20_Internet_20_Link">
https://www.ukrinform.ua/rubric-society/3713144-aki-narativi-ta-metodi-najcastise-vikoristovue-rosijska-propaganda.html</text:a>
</text:p>
      <!--NEWS-->
      <text:h text:style-name="P10" text:outline-level="1">
<text:span text:style-name="T4">
A rally was held in Canada to support the Crimean Tatar people</text:span>
</text:h>
      <text:p text:style-name="P4">
Authors: Ukrinform (Person)</text:p>
      <text:p text:style-name="P4">
Publisher: Укринформ (Organization)</text:p>
      <text:p text:style-name="P4">
Published Time: 2023-05-23T17:07:00+03:00</text:p>
      <text:p text:style-name="P4">
Modified Time: 2023-05-23T17:07:00+03:00</text:p>
      <text:p text:style-name="P4">
Description: Consul General Oleksandr Danileyko took part and spoke at a rally to the tragic anniversary of the deportation of the Crimean Tatar people in the city of Edmonton, the capital of the Canadian province of Alberta. - Ukrinform.</text:p>
      <text:p text:style-name="P4">
Images: ['<text:a xlink:type="simple" xlink:href="https://static.ukrinform.com/photos/2023_05/thumb_files/630_360_1684850740-674.jpg" text:style-name="Internet_20_link" text:visited-style-name="Visited_20_Internet_20_Link">
630_360_16848...</text:a>
', '<text:a xlink:type="simple" xlink:href="https://static.ukrinform.com/photos/2023_05/1684850762-116.jpg" text:style-name="Internet_20_link" text:visited-style-name="Visited_20_Internet_20_Link">
1684850762-11...</text:a>
', '<text:a xlink:type="simple" xlink:href="https://static.ukrinform.com/photos/2023_05/1684850781-932.jpg" text:style-name="Internet_20_link" text:visited-style-name="Visited_20_Internet_20_Link">
1684850781-93...</text:a>
', '<text:a xlink:type="simple" xlink:href="https://static.ukrinform.com/photos/2023_05/1684850780-150.jpg" text:style-name="Internet_20_link" text:visited-style-name="Visited_20_Internet_20_Link">
1684850780-15...</text:a>
', '<text:a xlink:type="simple" xlink:href="https://static.ukrinform.com/photos/2023_05/1684850780-135.jpg" text:style-name="Internet_20_link" text:visited-style-name="Visited_20_Internet_20_Link">
1684850780-13...</text:a>
']</text:p>
      <text:p text:style-name="P4">
Tags: ['Діаспора', 'Канада', 'Консульство', 'Кримські татари', 'Війна з Росією']</text:p>
      <text:p text:style-name="P4">
Type: Article</text:p>
      <!--METADATA-->
      <text:p text:style-name="P4">
<draw:frame draw:style-name="fr1" draw:name="Image58" text:anchor-type="as-char" svg:width="6.9236in" svg:height="3.956343in" draw:z-index="0">
<draw:image xlink:href="../Images/yкринформ/2023-05-23T17-07-00-03-00/630_360_1684850740-674.jpg" xlink:type="simple" xlink:show="embed" xlink:actuate="onLoad" draw:mime-type="image/jpeg"/>
</draw:frame>
Consul General Oleksandr Danileyko took part and spoke at the rally of the doctic anniversary of the deportation of the Crimean Tatar people in the city of Edmonton, the capital of the Canadian province of Alberta.</text:p>
      <text:p text:style-name="P4">
As Ukrinform reports, about it in <text:a xlink:type="simple" xlink:href="https://www.facebook.com/UkrConsEdmonton/posts/pfbid0dfFxNetbK3Bu4FsFgA4fVmKQN6zWXiSP5y3EFQMkAYzHZmPog4McvKd5yyJhMMkil" text:style-name="Internet_20_link" text:visited-style-name="Visited_20_Internet_20_Link">
</text:a>
The Consulate General in Edmonton reported.</text:p>
      <text:p text:style-name="P4">
<draw:frame draw:style-name="fr1" draw:name="Image59" text:anchor-type="as-char" svg:width="6.9236in" svg:height="8.661032in" draw:z-index="0">
<draw:image xlink:href="../Images/yкринформ/2023-05-23T17-07-00-03-00/1684850762-116.jpg" xlink:type="simple" xlink:show="embed" xlink:actuate="onLoad" draw:mime-type="image/jpeg"/>
</draw:frame>
The event was organized to remind the Canadian and world community of Tizlochyna, which Russia has been and now Russia who wants to be living, in peace and harmony on their land.</text:p>
      <text:p text:style-name="P4">
<draw:frame draw:style-name="fr1" draw:name="Image60" text:anchor-type="as-char" svg:width="6.9236in" svg:height="9.231467in" draw:z-index="0">
<draw:image xlink:href="../Images/yкринформ/2023-05-23T17-07-00-03-00/1684850781-932.jpg" xlink:type="simple" xlink:show="embed" xlink:actuate="onLoad" draw:mime-type="image/jpeg"/>
</draw:frame>
The Consulate General emphasized that murder, torture, intimidation, compulsion of people and, the worst part, children are a conscious policy of Russia to destroy and peoples who do not want to be under the Russian yoke.</text:p>
      <text:p text:style-name="P4">
<draw:frame draw:style-name="fr1" draw:name="Image61" text:anchor-type="as-char" svg:width="6.9236in" svg:height="5.1927in" draw:z-index="0">
<draw:image xlink:href="../Images/yкринформ/2023-05-23T17-07-00-03-00/1684850780-150.jpg" xlink:type="simple" xlink:show="embed" xlink:actuate="onLoad" draw:mime-type="image/jpeg"/>
</draw:frame>
“We will stand and win!The Crimean Tatars, like all Ukrainian people, will be the full owners on their land, developing their multifaceted multinational culture of Ukraine freely, ”the post reads.</text:p>
      <text:p text:style-name="P4">
The Consulate General thanked the Ukrainian National Federation of Vedmonton Youth(Ukrainian National Youth Federation - UNYF Edmonton)for the organization of the dimension and all those who participated in the event.</text:p>
      <text:p text:style-name="P4">
<draw:frame draw:style-name="fr1" draw:name="Image62" text:anchor-type="as-char" svg:width="6.9236in" svg:height="4.769591in" draw:z-index="0">
<draw:image xlink:href="../Images/yкринформ/2023-05-23T17-07-00-03-00/1684850780-135.jpg" xlink:type="simple" xlink:show="embed" xlink:actuate="onLoad" draw:mime-type="image/jpeg"/>
</draw:frame>
As reported by Ukrinform, the deportation of the Crimean Tatars began on May 18, 1944 at 3 am and lasted until early June(The first and largest wave ended on May 20).</text:p>
      <text:p text:style-name="P4">
Офіційною підставою для депортації кримськотатарського народу стала таємнапостанова Державного комітету оборони № 5859 «Про кримських татар» від 11травня 1944 року, в якій кримським татарам висувалися претензії у начебтомасовій зраді та масовому колабораціонізмі за часів окупації Кримугітлерівськими військами.</text:p>
      <text:p text:style-name="P4">
Згідно з ухвалою Верховної Ради України, <text:a xlink:type="simple" xlink:href="https://www.ukrinform.ua/rubric-crimea/3710721-sogodni-ukraina-vsanovue-pamat-zertv-deportacii-krimskih-tatar.html" text:style-name="Internet_20_link" text:visited-style-name="Visited_20_Internet_20_Link">
 </text:a>
Day of memory of the victims of the genocide of the Crimean Tatar people.</text:p>
      <text:p text:style-name="P4">
<text:span text:style-name="T5">
Foto: Consulate General of Ukraine in Edmonton / Facebook</text:span>
</text:p>
      <text:p text:style-name="P4">
News Source: <text:a xlink:type="simple" xlink:href="https://www.ukrinform.ua/rubric-diaspora/3713145-u-kanadi-vidbuvsa-miting-na-pidtrimku-krimskotatarskogo-narodu.html" text:style-name="Internet_20_link" text:visited-style-name="Visited_20_Internet_20_Link">
https://www.ukrinform.ua/rubric-diaspora/3713145-u-kanadi-vidbuvsa-miting-na-pidtrimku-krimskotatarskogo-narodu.html</text:a>
</text:p>
      <!--NEWS-->
      <text:h text:style-name="P10" text:outline-level="1">
<text:span text:style-name="T4">
The enemy, on the contrary, tightens reserves: Cherevaty denied the removal of "Wagner" from Bakhmut</text:span>
</text:h>
      <text:p text:style-name="P4">
Authors: Ukrinform (Person)</text:p>
      <text:p text:style-name="P4">
Publisher: Укринформ (Organization)</text:p>
      <text:p text:style-name="P4">
Published Time: 2023-05-23T17:08:00+03:00</text:p>
      <text:p text:style-name="P4">
Modified Time: 2023-05-23T17:08:00+03:00</text:p>
      <text:p text:style-name="P4">
Description: The leader of the Wagner PEC Yevgeny Prigogin seeks to remove his units from Bakhmut, but today there is no rotation. The invaders, on the contrary, pull up their regular troops to take Bakhmut. - Ukrinform.</text:p>
      <text:p text:style-name="P4">
Images: ['<text:a xlink:type="simple" xlink:href="https://static.ukrinform.com/photos/2023_03/thumb_files/630_360_1679564904-243.jpg" text:style-name="Internet_20_link" text:visited-style-name="Visited_20_Internet_20_Link">
630_360_16795...</text:a>
']</text:p>
      <text:p text:style-name="P4">
Tags: ['Бахмут', 'ПВК "Вагнера"', 'Пригожин', 'Війна з Росією', 'Єдині новини']</text:p>
      <text:p text:style-name="P4">
Type: Article</text:p>
      <!--METADATA-->
      <text:p text:style-name="P4">
<draw:frame draw:style-name="fr1" draw:name="Image63" text:anchor-type="as-char" svg:width="6.9236in" svg:height="3.956343in" draw:z-index="0">
<draw:image xlink:href="../Images/yкринформ/2023-05-23T17-08-00-03-00/630_360_1679564904-243.jpg" xlink:type="simple" xlink:show="embed" xlink:actuate="onLoad" draw:mime-type="image/jpeg"/>
</draw:frame>
Wagner's leader Yevgeny Prigogine seeks to remove his units from Bakhmut, but no rotations today. The invaders, on the contrary, pull their reserves regular troops to take Bakhmut.</text:p>
      <text:p text:style-name="P4">
The spokesman of the Eastern Urgent Armed Forces of the Armed Forces Sergey Cherevaty reported this on the air of the Televahorphone "Unified News", Ukrinform correspondent reports.</text:p>
      <text:p text:style-name="P4">
“That he wants to move away from Bakhmut is 100% he wants to do because of the quiet losses that our defense characters have caused <text:a xlink:type="simple" xlink:href="https://www.ukrinform.ua/tag-bahmut" text:style-name="Internet_20_link" text:visited-style-name="Visited_20_Internet_20_Link">
</text:a>
. They have a day in the area of 100 occupying and more than 100, as a rule, were injured. Therefore, the wins certainly wanted to go to say so on regrouping, reorganization. However, whether or not to do this is a big question. At the moment we cannot confirm any rotation. I think that his decision is, to put it mildly, it is not important. Due to the fact that on the contrary, they pull up reserves there, intensify at the expense of regular troops of the occupier, at the expense of airborne, motor-shot units and at the expense of some special units, they seek to take a bakhmut above all about all district center. After all, everything else in the planistical offensive surgery in them mildly failed due to the heroism, stability and incredible dedication of our soldiers, ” - said CHECKOVYA.</text:p>
      <text:p text:style-name="P4">
_Viso: Telexon "Uniform News" _</text:p>
      <text:p text:style-name="P4">
<text:span text:style-name="T4">
 Read also: </text:span>
 <text:a xlink:type="simple" xlink:href="https://www.ukrinform.ua/rubric-ato/3712858-zsu-znisili-vze-204-360-rosijskih-zagarbnikiv.html" text:style-name="Internet_20_link" text:visited-style-name="Visited_20_Internet_20_Link">
</text:a>
As reported by Ukrinform, on May 22, a spokesman for the Eastern Group of the Troops of the Sushiergiy Cherevaty on the broadcasting of the "Unified News" said that the armed forces of Ukraine had succeeded in the day <text:a xlink:type="simple" xlink:href="https://www.ukrinform.ua/rubric-ato/3712795-zsu-za-dobu-vdalos-prosunutis-do-400-metriv-pid-bahmutom-cerevatij.html" text:style-name="Internet_20_link" text:visited-style-name="Visited_20_Internet_20_Link">
<text:span text:style-name="T4">
 </text:span>
. **</text:a>
</text:p>
      <text:p text:style-name="P4">
News Source: <text:a xlink:type="simple" xlink:href="https://www.ukrinform.ua/rubric-ato/3713150-vorog-navpaki-pidtague-rezervi-cerevatij-sprostuvav-vidvedenna-vagnerivciv-iz-bahmuta.html" text:style-name="Internet_20_link" text:visited-style-name="Visited_20_Internet_20_Link">
https://www.ukrinform.ua/rubric-ato/3713150-vorog-navpaki-pidtague-rezervi-cerevatij-sprostuvav-vidvedenna-vagnerivciv-iz-bahmuta.html</text:a>
</text:p>
      <!--NEWS-->
      <text:h text:style-name="P10" text:outline-level="1">
<text:span text:style-name="T4">
Poland wants to teach Ukrainian pilots on the F-16 within the EU mission-Blaschak</text:span>
</text:h>
      <text:p text:style-name="P4">
Authors: Ukrinform (Person)</text:p>
      <text:p text:style-name="P4">
Publisher: Укринформ (Organization)</text:p>
      <text:p text:style-name="P4">
Published Time: 2023-05-23T17:09:00+03:00</text:p>
      <text:p text:style-name="P4">
Modified Time: 2023-05-23T17:09:00+03:00</text:p>
      <text:p text:style-name="P4">
Description: Poland is ready to teach Ukrainian pilots on the F-16 and suggests that this happens within the EU's educational mission. - Ukrinform.</text:p>
      <text:p text:style-name="P4">
Images: ['<text:a xlink:type="simple" xlink:href="https://static.ukrinform.com/photos/2022_10/thumb_files/630_360_1666166340-125.jpg" text:style-name="Internet_20_link" text:visited-style-name="Visited_20_Internet_20_Link">
630_360_16661...</text:a>
']</text:p>
      <text:p text:style-name="P4">
Tags: ['Польща', 'Україна', 'Військові навчання', 'Військові', 'Винищувач']</text:p>
      <text:p text:style-name="P4">
Type: Article</text:p>
      <!--METADATA-->
      <text:p text:style-name="P4">
<draw:frame draw:style-name="fr1" draw:name="Image64" text:anchor-type="as-char" svg:width="6.9236in" svg:height="3.956343in" draw:z-index="0">
<draw:image xlink:href="../Images/yкринформ/2023-05-23T17-09-00-03-00/630_360_1666166340-125.jpg" xlink:type="simple" xlink:show="embed" xlink:actuate="onLoad" draw:mime-type="image/jpeg"/>
</draw:frame>
Polandagotov to teach Ukrainian pilots on the F-16 and suggests that the EU's educational mission is performed.</text:p>
      <text:p text:style-name="P4">
This was stated by Viceremery, Minister of National Defense Rapmariusz Blaschak, during a press conference on Tuesday in Brussels, after completing the EU Minister of Defense of the EU countries, reports his own Ukrinform correspondent.</text:p>
      <text:p text:style-name="P4">
"We are ready, the Polish side is ready to teach(Ukrainian - ed.)pilots on <text:a xlink:type="simple" xlink:href="https://www.ukrinform.ua/tag-vinisuvac" text:style-name="Internet_20_link" text:visited-style-name="Visited_20_Internet_20_Link">
</text:a>
. Such training has not yet begun, "Blaschak emphasized.</text:p>
      <text:p text:style-name="P4">
The Polish Minister noted that he suggested that such training be exposed to the EU's educational mission, which is conducted in Poland by jointly Polish and European instructors.</text:p>
      <text:p text:style-name="P4">
"This is a great example of cooperation between European countries in helping Ukraine," said Blaschak.</text:p>
      <text:p text:style-name="P4">
<text:span text:style-name="T4">
 Read also: </text:span>
 <text:a xlink:type="simple" xlink:href="https://www.ukrinform.ua/rubric-ato/3713127-navcanna-ukrainskih-pilotiv-na-f16-ne-robit-nato-storonou-konfliktu-stoltenberg.html" text:style-name="Internet_20_link" text:visited-style-name="Visited_20_Internet_20_Link">
<text:span text:style-name="T4">
 Stoltenberg </text:span>
</text:a>
According to him, the EU's educational mission tool will also allow the return of bosoms spent on training Ukrainian pilots.</text:p>
      <text:p text:style-name="P4">
Blaschak noted that the beginning of training of Ukrainian pilots will be informed additionally.</text:p>
      <text:p text:style-name="P4">
The Polish Minister has informed that the number of Ukrainian pilots that can be learned in Poland will depend on Poland's capabilities and responsibilities, as Ukraine also has the task of protecting NATO eastern borders, including the air space of the Baltic countries.</text:p>
      <text:p text:style-name="P4">
<text:span text:style-name="T4">
 Read also: </text:span>
 <text:a xlink:type="simple" xlink:href="https://www.ukrinform.ua/rubric-ato/3712935-borrel-vidpoviv-de-pocalisa-trenuvanna-ukrainskih-pilotiv-na-f16-napriklad-u-polsi.html" text:style-name="Internet_20_link" text:visited-style-name="Visited_20_Internet_20_Link">
<text:span text:style-name="T4">
 Borrel </text:span>
</text:a>
He also added that Warsaw was open to the proposals of other EU countries in order to be involved in a mission to prepare Ukrainian military in Poland.</text:p>
      <text:p text:style-name="P4">
As it was reported, earlier <text:a xlink:type="simple" xlink:href="https://www.ukrinform.ua/rubric-ato/3712990-u-polsi-pidtverdili-navcanna-ukrainskih-pilotiv-na-f16.html" text:style-name="Internet_20_link" text:visited-style-name="Visited_20_Internet_20_Link">
</text:a>
The EU High Representative Josep Borrel said on Tuesday morning that the training of Ukrainian pilots on the F-16 begins in several lessons. Responding to the calling of journalists in which countries will begin training, Borrel said that, for example, in Poland, and refrain from further commentaries.</text:p>
      <text:p text:style-name="P4">
<text:span text:style-name="T5">
Foto: norad.mil</text:span>
</text:p>
      <text:p text:style-name="P4">
News Source: <text:a xlink:type="simple" xlink:href="https://www.ukrinform.ua/rubric-ato/3713149-polsa-hoce-navcati-ukrainskih-pilotiv-na-f16-u-mezah-misii-es-blasak.html" text:style-name="Internet_20_link" text:visited-style-name="Visited_20_Internet_20_Link">
https://www.ukrinform.ua/rubric-ato/3713149-polsa-hoce-navcati-ukrainskih-pilotiv-na-f16-u-mezah-misii-es-blasak.html</text:a>
</text:p>
      <!--NEWS-->
      <text:h text:style-name="P10" text:outline-level="1">
<text:span text:style-name="T4">
Laputina predicts that about 10% of the population will be relevant to veteran services after the war</text:span>
</text:h>
      <text:p text:style-name="P4">
Authors: Ukrinform (Person)</text:p>
      <text:p text:style-name="P4">
Publisher: Укринформ (Organization)</text:p>
      <text:p text:style-name="P4">
Published Time: 2023-05-23T17:09:03+03:00</text:p>
      <text:p text:style-name="P4">
Modified Time: 2023-05-23T17:09:03+03:00</text:p>
      <text:p text:style-name="P4">
Description: About 10% of the Ukrainian population will be relevant to veterans services after the end of the Russo-Ukrainian War. - Ukrinform.</text:p>
      <text:p text:style-name="P4">
Images: ['<text:a xlink:type="simple" xlink:href="https://static.ukrinform.com/photos/2022_08/thumb_files/630_360_1661351553-923.jpg" text:style-name="Internet_20_link" text:visited-style-name="Visited_20_Internet_20_Link">
630_360_16613...</text:a>
']</text:p>
      <text:p text:style-name="P4">
Tags: ['Ветерани війни', 'Міністерство у справах ветеранів', 'допомога', 'Лапутіна']</text:p>
      <text:p text:style-name="P4">
Type: Article</text:p>
      <!--METADATA-->
      <text:p text:style-name="P4">
<draw:frame draw:style-name="fr1" draw:name="Image65" text:anchor-type="as-char" svg:width="6.9236in" svg:height="3.956343in" draw:z-index="0">
<draw:image xlink:href="../Images/yкринформ/2023-05-23T17-09-03-03-00/630_360_1661351553-923.jpg" xlink:type="simple" xlink:show="embed" xlink:actuate="onLoad" draw:mime-type="image/jpeg"/>
</draw:frame>
About 10% of the Ukrainian population will be relevant to veterans services after the end of the Russian-Ukrainian war.</text:p>
      <text:p text:style-name="P4">
The Minister of Veterans Julia Laputin said this in an interview <text:a xlink:type="simple" xlink:href="https://www.radiosvoboda.org/a/laputina-intervyu-ministerstvo-dopomoha-veteranam/32422428.html" text:style-name="Internet_20_link" text:visited-style-name="Visited_20_Internet_20_Link">
</text:a>
, reports Ukrinform.</text:p>
      <text:p text:style-name="P4">
"When we talk about 4 million people who will be potential veterans, we crave all categories. That is not 4+5, but will be approximately 4, up to 5 millions of people involved in veterans policy. These are directly combatants or combatants who gained combat experience , defending independence, territorial integrity and sovereignty in the battles. These are the people who were wounded and they have established disability as a result We count that it will be 4-5 million people, "Laputina said.</text:p>
      <text:p text:style-name="P4">
According to her, it is about 10% of the population, and it is the largest figure in percentage among other countries where veterans and veterans policy.</text:p>
      <text:p text:style-name="P4">
<text:span text:style-name="T4">
 Read also: </text:span>
 <text:a xlink:type="simple" xlink:href="https://www.ukrinform.ua/rubric-society/3701054-laputina-oznajomilas-iz-praktikami-veteranskih-politik-u-ssa.html" text:style-name="Internet_20_link" text:visited-style-name="Visited_20_Internet_20_Link">
<text:span text:style-name="T4">
 Laputina </text:span>
</text:a>
She noted that the active fighting is still ongoing, the state has to work out how to prepare to meet all Ukrainian soldiers to integrate into a peaceful life.</text:p>
      <text:p text:style-name="P4">
As it was reported, the Verkhovna Rada Committee on Social Policy of the Belt Rights of Veterans will recommend Parliament to be included in the agenda for simplification of the procedure for assigning status <text:a xlink:type="simple" xlink:href="https://www.ukrinform.ua/tag-veterani-vijni" text:style-name="Internet_20_link" text:visited-style-name="Visited_20_Internet_20_Link">
</text:a>
 .</text:p>
      <text:p text:style-name="P4">
News Source: <text:a xlink:type="simple" xlink:href="https://www.ukrinform.ua/rubric-society/3713148-laputina-prognozue-so-blizko-10-naselenna-budut-doticnimi-do-veteranskih-poslug-pisla-vijni.html" text:style-name="Internet_20_link" text:visited-style-name="Visited_20_Internet_20_Link">
https://www.ukrinform.ua/rubric-society/3713148-laputina-prognozue-so-blizko-10-naselenna-budut-doticnimi-do-veteranskih-poslug-pisla-vijni.html</text:a>
</text:p>
      <!--NEWS-->
      <text:h text:style-name="P10" text:outline-level="1">
<text:span text:style-name="T4">
Shevchenko Prize: Nishchuk spoke about the options for introducing the nomination for "Victory contribution"</text:span>
</text:h>
      <text:p text:style-name="P4">
Authors: Ukrinform (Person)</text:p>
      <text:p text:style-name="P4">
Publisher: Укринформ (Organization)</text:p>
      <text:p text:style-name="P4">
Published Time: 2023-05-23T17:12:00+03:00</text:p>
      <text:p text:style-name="P4">
Modified Time: 2023-05-23T17:12:00+03:00</text:p>
      <text:p text:style-name="P4">
Description: The newly appointed Chairman of the Taras Shevchenko National Prize Committee, Yevgeny Nishchuk, proposes to implement the nomination "for contribution to the victory" within the existing nominations "Visual Arts" and "Theater Arts". - Ukrinform.</text:p>
      <text:p text:style-name="P4">
Images: ['<text:a xlink:type="simple" xlink:href="https://static.ukrinform.com/photos/2023_05/thumb_files/630_360_1684849505-638.jpg" text:style-name="Internet_20_link" text:visited-style-name="Visited_20_Internet_20_Link">
630_360_16848...</text:a>
']</text:p>
      <text:p text:style-name="P4">
Tags: ['Нищук', 'Шевченківська премія', 'Макаров']</text:p>
      <text:p text:style-name="P4">
Type: Article</text:p>
      <!--METADATA-->
      <text:p text:style-name="P4">
<draw:frame draw:style-name="fr1" draw:name="Image66" text:anchor-type="as-char" svg:width="6.9236in" svg:height="3.956343in" draw:z-index="0">
<draw:image xlink:href="../Images/yкринформ/2023-05-23T17-12-00-03-00/630_360_1684849505-638.jpg" xlink:type="simple" xlink:show="embed" xlink:actuate="onLoad" draw:mime-type="image/jpeg"/>
</draw:frame>
The newly appointed Chairman of the Taras Shevchenkoevgen National Prize Committee, Nishchuk, proposes to implement the nomination "for contribution to the winning" within the nominations "Visual Arts" and "Theatrical Art".</text:p>
      <text:p text:style-name="P4">
According to the Ukrinform correspondent, he said this during a briefing of the Taras Shevchenko Vntion Museum.</text:p>
      <text:p text:style-name="P4">
"It was for 2023 that the requirement was issued, which made works published no later than half a year before their nomination for the premium. Subsequently, fresh works can be submitted, for example, within a three -week period. Further for two or three tours, depending on Applications submitted can be announced. If very urgently - or on Independence Day or on <text:a xlink:type="simple" xlink:href="https://www.ukrinform.ua/tag-den-zahisnika-ukraini" text:style-name="Internet_20_link" text:visited-style-name="Visited_20_Internet_20_Link">
</text:a>
. By the other way, you would have permanently made a reward ceremony for all winners of all nominations on the day of Ukrainian Writing and Language. I can't do it exactly about it, because the committee must be assembled. In addition, there is a schedule and protocol president of Ukraine, from which we will also start, " - explanatory.</text:p>
      <text:p text:style-name="P4">
He noted that there are now two nominations - "visual arts" and "theatrical art", where there were no winners, but on them laid financially.</text:p>
      <text:p text:style-name="P4">
"Why not submit fresh work on these nominations now?</text:p>
      <text:p text:style-name="P4">
<text:span text:style-name="T4">
 Read also: </text:span>
 <text:a xlink:type="simple" xlink:href="https://www.ukrinform.ua/rubric-culture/3713097-kinopremia-dovzenka-prijmatime-zaavki-do-1-cervna.html" text:style-name="Internet_20_link" text:visited-style-name="Visited_20_Internet_20_Link">
</text:a>
At the same time, the Chairman of the Committee emphasized that in the following years, the works that will be awarded for a prize will provide for military topics. The construction of a separate premium "for contribution to victory" will be a dispersion, including funding, given that there are many state bonuses.</text:p>
      <text:p text:style-name="P4">
As reported by Ukrinform, President Volodymyr Zelenskyy appointed Yevgenychuk as head of the Taras Shevchenko National Prize of the National Prize, having released Yuri Makarov from this position.</text:p>
      <text:p text:style-name="P4">
News Source: <text:a xlink:type="simple" xlink:href="https://www.ukrinform.ua/rubric-culture/3713152-sevcenkivska-premia-nisuk-rozpoviv-pro-varianti-vprovadzenna-nominacii-za-vnesok-u-peremogu.html" text:style-name="Internet_20_link" text:visited-style-name="Visited_20_Internet_20_Link">
https://www.ukrinform.ua/rubric-culture/3713152-sevcenkivska-premia-nisuk-rozpoviv-pro-varianti-vprovadzenna-nominacii-za-vnesok-u-peremogu.html</text:a>
</text:p>
      <!--NEWS-->
      <text:h text:style-name="P10" text:outline-level="1">
<text:span text:style-name="T4">
Underwarming the North Crimean Canal: Up to 12 years sentenced Russian General and Colonel</text:span>
</text:h>
      <text:p text:style-name="P4">
Authors: Ukrinform (Person)</text:p>
      <text:p text:style-name="P4">
Publisher: Укринформ (Organization)</text:p>
      <text:p text:style-name="P4">
Published Time: 2023-05-23T17:18:06+03:00</text:p>
      <text:p text:style-name="P4">
Modified Time: 2023-05-23T17:18:06+03:00</text:p>
      <text:p text:style-name="P4">
Description: The Russian commanders were sentenced to 12 years in prison who commanded the undermining of the North Crimean Channel. - Ukrinform.</text:p>
      <text:p text:style-name="P4">
Images: ['<text:a xlink:type="simple" xlink:href="https://static.ukrinform.com/photos/2023_05/thumb_files/630_360_1684851237-463.jpeg" text:style-name="Internet_20_link" text:visited-style-name="Visited_20_Internet_20_Link">
630_360_16848...</text:a>
', '<text:a xlink:type="simple" xlink:href="https://static.ukrinform.com/photos/2023_05/1684851278-393.jpg" text:style-name="Internet_20_link" text:visited-style-name="Visited_20_Internet_20_Link">
1684851278-39...</text:a>
']</text:p>
      <text:p text:style-name="P4">
Tags: ['Суд', 'Російські військові', 'Вирок', 'Війна з Росією', 'Північно-Кримський канал']</text:p>
      <text:p text:style-name="P4">
Type: Article</text:p>
      <!--METADATA-->
      <text:p text:style-name="P4">
<draw:frame draw:style-name="fr1" draw:name="Image67" text:anchor-type="as-char" svg:width="6.9236in" svg:height="3.956343in" draw:z-index="0">
<draw:image xlink:href="../Images/yкринформ/2023-05-23T17-18-06-03-00/630_360_1684851237-463.jpeg" xlink:type="simple" xlink:show="embed" xlink:actuate="onLoad" draw:mime-type="image/jpeg"/>
</draw:frame>
The Russian commanders, who commanded the suburban of the North Crimean Channel, were sentenced to 12 years of imprisonment.</text:p>
      <text:p text:style-name="P4">
According to Ukrinform, the Security Service of Ukraine reports in <text:a xlink:type="simple" xlink:href="https://t.me/SBUkr/8407" text:style-name="Internet_20_link" text:visited-style-name="Visited_20_Internet_20_Link">
</text:a>
.</text:p>
      <text:p text:style-name="P4">
"The Security Service has assembled an evidence of two more commanders of Russian troops involved in the destruction of key life support facilities <text:a xlink:type="simple" xlink:href="https://www.ukrinform.ua/tag-hersonsina" text:style-name="Internet_20_link" text:visited-style-name="Visited_20_Internet_20_Link">
</text:a>
. It is about the deputy commander of the Black Sea Fleet of the Russian Federation on logistics of Major-Major Mikhail Yasnikov and commander of the 11th separate engineering crew of Dmitry Markov, ”the message reads.</text:p>
      <text:p text:style-name="P4">
<draw:frame draw:style-name="fr1" draw:name="Image68" text:anchor-type="as-char" svg:width="6.9236in" svg:height="3.89773in" draw:z-index="0">
<draw:image xlink:href="../Images/yкринформ/2023-05-23T17-18-06-03-00/1684851278-393.jpg" xlink:type="simple" xlink:show="embed" xlink:actuate="onLoad" draw:mime-type="image/jpeg"/>
</draw:frame>
Both officials were directly commanded by the capture of the Kakhovka hydroelectric power station and the undergoing of the North Crimean Channel.</text:p>
      <text:p text:style-name="P4">
According to the investigation, it was Yasnikov who ordered the illegal capture of critical infrastructure objects, and Markov managed the blast.</text:p>
      <text:p text:style-name="P4">
The criminal actions of the invaders violated the water supply of the region, the functioning of its irrigation system, and also caused significant damage to the environment of the name of name of name in Ukraine in particularly large sizes.</text:p>
      <text:p text:style-name="P4">
On the basis of the evidence collected by investigators of the SBU, the court recognized both of the intruders to the guilty of Part 2 of Art. 28, Part 1 of Art. 438 of the Criminal Code of Ukraine(violation of the law of war of war)But appointed them 12 years in prison.</text:p>
      <text:p text:style-name="P4">
<text:span text:style-name="T4">
 Read also: </text:span>
 <text:a xlink:type="simple" xlink:href="https://www.ukrinform.ua/rubric-regions/3713075-pro-pidozru-povidomili-rosijskomu-senatoru-na-zaporizzi-akij-buv-soratnikom-anukovica.html" text:style-name="Internet_20_link" text:visited-style-name="Visited_20_Internet_20_Link">
</text:a>
Since both convicts are in the temporarily seized territory of Ukraine, the beginning of the sentence of serving the sentence is determined from the date of their actual retention.</text:p>
      <text:p text:style-name="P4">
Complex measures are underway to hold the perpetrators responsible against Ukraine.</text:p>
      <text:p text:style-name="P4">
As reported by Ukrinform, the Security Service of Ukraine established the identity of the commanders of the Artillery Regiment of the Army of the Russian Federation, which <text:a xlink:type="simple" xlink:href="https://www.ukrinform.ua/rubric-society/3710579-sbu-vstanovila-osobu-rosijskogo-komandira-akij-nakazuvav-obstriluvati-herson.html" text:style-name="Internet_20_link" text:visited-style-name="Visited_20_Internet_20_Link">
</text:a>
<text:span text:style-name="T5">
 First photo from court.investigator.org.ua</text:span>
</text:p>
      <text:p text:style-name="P4">
News Source: <text:a xlink:type="simple" xlink:href="https://www.ukrinform.ua/rubric-crimea/3713156-pidriv-pivnicnokrimskogo-kanalu-do-12-rokiv-zasudili-rosijskogo-generala-ta-polkovnika.html" text:style-name="Internet_20_link" text:visited-style-name="Visited_20_Internet_20_Link">
https://www.ukrinform.ua/rubric-crimea/3713156-pidriv-pivnicnokrimskogo-kanalu-do-12-rokiv-zasudili-rosijskogo-generala-ta-polkovnika.html</text:a>
</text:p>
      <!--NEWS-->
      <text:h text:style-name="P10" text:outline-level="1">
<text:span text:style-name="T4">
Konotop will close all outlets during air anxiety</text:span>
</text:h>
      <text:p text:style-name="P4">
Authors: Ukrinform (Person)</text:p>
      <text:p text:style-name="P4">
Publisher: Укринформ (Organization)</text:p>
      <text:p text:style-name="P4">
Published Time: 2023-05-23T17:20:52+03:00</text:p>
      <text:p text:style-name="P4">
Modified Time: 2023-05-23T17:20:52+03:00</text:p>
      <text:p text:style-name="P4">
Description: The head of the Konotop VCA Tatiana Sizon ordered the mayor to close all business establishments during air alarm. - Ukrinform.</text:p>
      <text:p text:style-name="P4">
Images: ['<text:a xlink:type="simple" xlink:href="https://static.ukrinform.com/photos/2023_02/thumb_files/630_360_1677573461-244.jpg" text:style-name="Internet_20_link" text:visited-style-name="Visited_20_Internet_20_Link">
630_360_16775...</text:a>
']</text:p>
      <text:p text:style-name="P4">
Tags: ['Бізнес', 'Конотоп', 'Повітряна тривога']</text:p>
      <text:p text:style-name="P4">
Type: Article</text:p>
      <!--METADATA-->
      <text:p text:style-name="P4">
<draw:frame draw:style-name="fr1" draw:name="Image69" text:anchor-type="as-char" svg:width="6.9236in" svg:height="3.956343in" draw:z-index="0">
<draw:image xlink:href="../Images/yкринформ/2023-05-23T17-20-52-03-00/630_360_1677573461-244.jpg" xlink:type="simple" xlink:show="embed" xlink:actuate="onLoad" draw:mime-type="image/jpeg"/>
</draw:frame>
Tatiana Sizon, the head of the VCA, ordered the mayor to close all business facilities during air alarm.</text:p>
      <text:p text:style-name="P4">
This was reported by Mayor of Konotop Artem Semenikhin in <text:a xlink:type="simple" xlink:href="https://www.facebook.com/watch/live/" text:style-name="Internet_20_link" text:visited-style-name="Visited_20_Internet_20_Link">
</text:a>
By contacting entrepreneurs and business, Ukrinform reports.</text:p>
      <text:p text:style-name="P4">
"Just received a phone call from the head of Tatiana Sizon, who darling about strictly during when air alarm is heard, we have closed business and people were closed and people were in a safe place ... They carried out control of the execution of the VCA, " - said Semenikhin.</text:p>
      <text:p text:style-name="P4">
<text:span text:style-name="T4">
 Read also: </text:span>
 <text:a xlink:type="simple" xlink:href="https://www.ukrinform.ua/rubric-regions/3707743-na-zvilnenij-teritorii-hersonsini-zmensili-trivalist-komendantskoi-godini.html" text:style-name="Internet_20_link" text:visited-style-name="Visited_20_Internet_20_Link">
<text:span text:style-name="T4">
 commandanth </text:span>
</text:a>
He called on all catering establishments, outlets, cafes, bars, restaurants and gas stations to close the premises, and the residents of the area be able to be able to be able to ignore air alarm.</text:p>
      <text:p text:style-name="P4">
As it is noted, this is due to the strengthening <text:a xlink:type="simple" xlink:href="https://www.ukrinform.ua/tag-obstril" text:style-name="Internet_20_link" text:visited-style-name="Visited_20_Internet_20_Link">
</text:a>
Russian troops of Sumy region in recent days. Yesterday, in some of the molding points of the Okhtyr district, a voluntary evacuation of civilians was announced due to the constant attacks of the enemy.</text:p>
      <text:p text:style-name="P4">
News Source: <text:a xlink:type="simple" xlink:href="https://www.ukrinform.ua/rubric-regions/3713157-u-konotopi-zakrivatimut-vsi-torgovelni-tocki-pid-cas-povitranoi-trivogi.html" text:style-name="Internet_20_link" text:visited-style-name="Visited_20_Internet_20_Link">
https://www.ukrinform.ua/rubric-regions/3713157-u-konotopi-zakrivatimut-vsi-torgovelni-tocki-pid-cas-povitranoi-trivogi.html</text:a>
</text:p>
      <!--NEWS-->
      <text:h text:style-name="P10" text:outline-level="1">
<text:span text:style-name="T4">
The bank in Switzerland began to freeze the investment accounts of Russians and Belarusians - Roszmi</text:span>
</text:h>
      <text:p text:style-name="P4">
Authors: Ukrinform (Person)</text:p>
      <text:p text:style-name="P4">
Publisher: Укринформ (Organization)</text:p>
      <text:p text:style-name="P4">
Published Time: 2023-05-23T17:23:00+03:00</text:p>
      <text:p text:style-name="P4">
Modified Time: 2023-05-23T17:23:00+03:00</text:p>
      <text:p text:style-name="P4">
Description: One of the largest Swiss banks by Julius Baer has informed its Russian and Belarussian clients about freezing their investment accounts through the requirements of European European Depository. - Ukrinform.</text:p>
      <text:p text:style-name="P4">
Images: ['<text:a xlink:type="simple" xlink:href="https://static.ukrinform.com/photos/2018_08/thumb_files/630_360_1535028996-5817.jpg" text:style-name="Internet_20_link" text:visited-style-name="Visited_20_Internet_20_Link">
630_360_15350...</text:a>
']</text:p>
      <text:p text:style-name="P4">
Tags: ['Банк', 'Білорусь', 'Санкції', 'Швейцарія', 'Росія']</text:p>
      <text:p text:style-name="P4">
Type: Article</text:p>
      <!--METADATA-->
      <text:p text:style-name="P4">
<draw:frame draw:style-name="fr1" draw:name="Image70" text:anchor-type="as-char" svg:width="6.9236in" svg:height="3.956343in" draw:z-index="0">
<draw:image xlink:href="../Images/yкринформ/2023-05-23T17-23-00-03-00/630_360_1535028996-5817.jpg" xlink:type="simple" xlink:show="embed" xlink:actuate="onLoad" draw:mime-type="image/jpeg"/>
</draw:frame>
One of the largest Swiss banks Julius Baer has informed his Russian Ibilorus clients about freezing their investment accounts through European European Depository.</text:p>
      <text:p text:style-name="P4">
According to Ukrinform, the Bank has confirmed <text:a xlink:type="simple" xlink:href="https://www.forbes.ru/investicii/489695-svejcarskij-julius-baer-nacal-zamorozku-investicionnyh-scetov-rossian-i-belorusov" text:style-name="Internet_20_link" text:visited-style-name="Visited_20_Internet_20_Link">
</text:a>
mailing of reports to their clients from Russia and Belarus.</text:p>
      <text:p text:style-name="P4">
It is noted that the Julius Baer Swiss bank sent Russian clients that their investment accounts will be isolated from other assets, and the transactions from these investment accounts are frozen.</text:p>
      <text:p text:style-name="P4">
According to the Main Partner Trust, which provides legal and consulting services in Cyprus, the letters were sent to customers on Monday.</text:p>
      <text:p text:style-name="P4">
In a letter to the customers at the forbes, the Bank refers to the European Depository Depository of EuroClear accounts for the accounts of Russians and Belarusians Uramards of sanctions legislation. "Euroclear requires the securities that are kept in Euroclear and the funds received from these securities, non -European accounts in Euroclear," the letter reads.</text:p>
      <text:p text:style-name="P4">
The head of the Julius Baer Corporate Bank Corporate Communications Department Jan Wonder Mull has confirmed forbes that the Russian investment accounts will be isolated through the requirements of Euroclear.</text:p>
      <text:p text:style-name="P4">
Julius Baer informs clients that the sale of securities stored by VeuroClear is temporarily stopped, and the purchase of new papers is not possible. Currency from the sale of shares and bonds, coupon and dividend will be paid in separate accounts. The letter states that the accounts have resting access and customers cannot dispose of them.</text:p>
      <text:p text:style-name="P4">
<text:span text:style-name="T4">
 Read also: </text:span>
 <text:a xlink:type="simple" xlink:href="https://www.ukrinform.ua/rubric-world/3669182-svejcarskij-bank-zablokuvav-176-milarda-frankiv-rosijskih-aktiviv-zmi.html" text:style-name="Internet_20_link" text:visited-style-name="Visited_20_Internet_20_Link">
<text:span text:style-name="T4">
 Swiss </text:span>
 <text:span text:style-name="T4">
 bank </text:span>
</text:a>
Letters from Russian and Belarusian clients state that these measures are acquired immediately. “They ensure compliance by the bank <text:a xlink:type="simple" xlink:href="https://www.ukrinform.ua/tag-sankcii" text:style-name="Internet_20_link" text:visited-style-name="Visited_20_Internet_20_Link">
</text:a>
, as well as protecting your interests, reducing the potential tendency to appropriate restrictions, ”the letter said.The requirement for isolation of assets of Russians and citizens of Belarus does not apply to those who have citizenship in the EU, European economic zone or Switzerland. The bank will not separate accounts if the client - an individual has a permanent or temporary residence in the EU, EEA or Switzerland.</text:p>
      <text:p text:style-name="P4">
<text:span text:style-name="T4">
 Read also: </text:span>
 <text:a xlink:type="simple" xlink:href="https://www.ukrinform.ua/rubric-economy/3656011-svejcaria-pidtrimue-ideu-konfiskacii-zamorozenih-aktiviv-rf-dla-ukraini-odnak-banki-proti.html" text:style-name="Internet_20_link" text:visited-style-name="Visited_20_Internet_20_Link">
<text:span text:style-name="T4">
 Switzerland </text:span>
 <text:span text:style-name="T4">
 Supports </text:span>
 <text:span text:style-name="T4">
 Idea </text:span>
 <text:span text:style-name="T4">
 confiscation </text:span>
<text:span text:style-name="T4">
 frozen </text:span>
 <text:span text:style-name="T4">
 assets </text:span>
 <text:span text:style-name="T4">
 </text:span>
 <text:span text:style-name="T4">
 </text:span>
 <text:span text:style-name="T4">
 Ukraine </text:span>
 <text:span text:style-name="T4">
 </text:span>
 <text:span text:style-name="T4">
 </text:span>
 However <text:span text:style-name="T4">
 banks </text:span>
 <text:span text:style-name="T4">
 against </text:span>
</text:a>
According to the sources of the publication in the banking market, Julius Baer is not the First -Swar Bank that uses a reinforced compliance against Russian Ibilorus clients. In particular, the Forbes interlocutor states that the Credit Suissei UBS "began to actively shake everyone at the end of last year" after the banks held a meeting with representatives of a local regulator.</text:p>
      <text:p text:style-name="P4">
The decision to freeze the assets of the Russians Julius Baer decided to report from Europeanar in April 2023 with a request for observance of sanctal restrictions on citizens of Russia and Belarus, according to the letter.</text:p>
      <text:p text:style-name="P4">
As reported, <text:a xlink:type="simple" xlink:href="https://www.ukrinform.ua/rubric-world/3707356-u-svejcarii-zberigaetsa-aktiviv-centrobanku-rf-na-74-milarda-frankiv.html" text:style-name="Internet_20_link" text:visited-style-name="Visited_20_Internet_20_Link">
</text:a>
</text:p>
      <text:p text:style-name="P4">
News Source: <text:a xlink:type="simple" xlink:href="https://www.ukrinform.ua/rubric-economy/3713159-bank-u-svejcarii-pocav-zamorozuvati-investicijni-rahunki-rosian-i-bilorusiv-roszmi.html" text:style-name="Internet_20_link" text:visited-style-name="Visited_20_Internet_20_Link">
https://www.ukrinform.ua/rubric-economy/3713159-bank-u-svejcarii-pocav-zamorozuvati-investicijni-rahunki-rosian-i-bilorusiv-roszmi.html</text:a>
</text:p>
      <!--NEWS-->
      <text:h text:style-name="P10" text:outline-level="1">
<text:span text:style-name="T4">
The Russians in a day 565 times fired Kupyansky direction, five hostages took place</text:span>
</text:h>
      <text:p text:style-name="P4">
Authors: Ukrinform (Person)</text:p>
      <text:p text:style-name="P4">
Publisher: Укринформ (Organization)</text:p>
      <text:p text:style-name="P4">
Published Time: 2023-05-23T17:25:42+03:00</text:p>
      <text:p text:style-name="P4">
Modified Time: 2023-05-23T17:25:42+03:00</text:p>
      <text:p text:style-name="P4">
Description: 34 invaders, 65 were wounded and captured by the Kupyansk Defense Forces.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ЗСУ', 'Війна з Росією', 'Єдині новини']</text:p>
      <text:p text:style-name="P4">
Type: Article</text:p>
      <!--METADATA-->
      <text:p text:style-name="P4">
<draw:frame draw:style-name="fr1" draw:name="Image71" text:anchor-type="as-char" svg:width="6.9236in" svg:height="3.956343in" draw:z-index="0">
<draw:image xlink:href="../Images/yкринформ/2023-05-23T17-25-42-03-00/630_360_1668461240-442.jpg" xlink:type="simple" xlink:show="embed" xlink:actuate="onLoad" draw:mime-type="image/jpeg"/>
</draw:frame>
Silico defense in the Kupyansk direction destroyed 34 invaders, 65 wounded and birds.</text:p>
      <text:p text:style-name="P4">
According to Ukrinform, the reporter of the Eastern Grouping of the Armed Forces Sergey Cherevaty is on the air of the Tele scale "Unified News".</text:p>
      <text:p text:style-name="P4">
“This direction is the leader by <text:a xlink:type="simple" xlink:href="https://www.ukrinform.ua/tag-obstril" text:style-name="Internet_20_link" text:visited-style-name="Visited_20_Internet_20_Link">
</text:a>
. For this 565 times different systems and calibers, the enemy fired this direction.</text:p>
      <text:p text:style-name="P4">
<text:span text:style-name="T4">
 Read also: </text:span>
 <text:a xlink:type="simple" xlink:href="https://www.ukrinform.ua/rubric-ato/3713129-ponad-1000-vognevih-zavdan-za-dobu-ak-sili-oboroni-nisat-voroga-na-tavrijskomu-napramku.html" text:style-name="Internet_20_link" text:visited-style-name="Visited_20_Internet_20_Link">
<text:span text:style-name="T4">
 Tavriy </text:span>
</text:a>
As it was reported earlier, in the Bakhmut and Kupyansk directions, the invaders consume 33-35 thousand shells.</text:p>
      <text:p text:style-name="P4">
News Source: <text:a xlink:type="simple" xlink:href="https://www.ukrinform.ua/rubric-ato/3713160-rosiani-za-dobu-565-raziv-obstriluvali-kupanskij-napramok-vidbulosa-pat-boezitknen.html" text:style-name="Internet_20_link" text:visited-style-name="Visited_20_Internet_20_Link">
https://www.ukrinform.ua/rubric-ato/3713160-rosiani-za-dobu-565-raziv-obstriluvali-kupanskij-napramok-vidbulosa-pat-boezitknen.html</text:a>
</text:p>
      <!--NEWS-->
      <text:h text:style-name="P10" text:outline-level="1">
<text:span text:style-name="T4">
Nadiya Kichenok was unable to break through 1/4 of the WTA tournament finals in France</text:span>
</text:h>
      <text:p text:style-name="P4">
Authors: Ukrinform (Person)</text:p>
      <text:p text:style-name="P4">
Publisher: Укринформ (Organization)</text:p>
      <text:p text:style-name="P4">
Published Time: 2023-05-23T17:26:20+03:00</text:p>
      <text:p text:style-name="P4">
Modified Time: 2023-05-23T17:26:20+03:00</text:p>
      <text:p text:style-name="P4">
Description: The Ukrainian -Belgian duo Nadiya Kichenok - Kimberley Tsimmermann has completed a performance at the Women's Tennis Association (WTA) - Internationaux de Strasbourg - in Strasbourg (France) with a $ 259.3 prize fund. - Ukrinform.</text:p>
      <text:p text:style-name="P4">
Images: ['<text:a xlink:type="simple" xlink:href="https://static.ukrinform.com/photos/2023_05/thumb_files/630_360_1684851940-505.jpg" text:style-name="Internet_20_link" text:visited-style-name="Visited_20_Internet_20_Link">
630_360_16848...</text:a>
']</text:p>
      <text:p text:style-name="P4">
Tags: ['Теніс']</text:p>
      <text:p text:style-name="P4">
Type: Article</text:p>
      <!--METADATA-->
      <text:p text:style-name="P4">
<draw:frame draw:style-name="fr1" draw:name="Image72" text:anchor-type="as-char" svg:width="6.9236in" svg:height="3.956343in" draw:z-index="0">
<draw:image xlink:href="../Images/yкринформ/2023-05-23T17-26-20-03-00/630_360_1684851940-505.jpg" xlink:type="simple" xlink:show="embed" xlink:actuate="onLoad" draw:mime-type="image/jpeg"/>
</draw:frame>
The Ukrainian -Belgian duo Nadiya Kichenok - Kimberley Tsimmermann has ahead of time at the Women's Tennis Association tournament(WTA)- Internationauxde strasbourg - in Strasbourg(France)With a $ 259.3 prize fund.</text:p>
      <text:p text:style-name="P4">
In the duel, for the exit to the quarterfinals of the steamed kichenok and Tsimmermann, for 1 hour gave way to the 2nd number of American -Mexican Tarandem Deser Kravchik - Julian Olmos - 6: 2, 6: 2, Ukrinform reports.</text:p>
      <text:p text:style-name="P4">
The place in the semifinals of the competition Kravchik and Olmos are resolved with the Australian -Thayvan couple Olivia Tzandraumia - Fan Sien Wu.</text:p>
      <text:p text:style-name="P4">
<text:span text:style-name="T4">
 Read also: </text:span>
 <text:a xlink:type="simple" xlink:href="https://www.ukrinform.ua/rubric-sports/3712723-vidoma-supernica-svitolinoi-u-drugomu-koli-turniru-wta-u-strasburzi.html" text:style-name="Internet_20_link" text:visited-style-name="Visited_20_Internet_20_Link">
</text:a>
The winners of the Internationaux de Strasbourg tournament will be determined on May 27.</text:p>
      <text:p text:style-name="P4">
Photo: Getty Images.</text:p>
      <text:p text:style-name="P4">
News Source: <text:a xlink:type="simple" xlink:href="https://www.ukrinform.ua/rubric-sports/3713161-nadia-kicenok-ne-zmogla-probitisa-do-14-finalu-turniru-wta-u-francii.html" text:style-name="Internet_20_link" text:visited-style-name="Visited_20_Internet_20_Link">
https://www.ukrinform.ua/rubric-sports/3713161-nadia-kicenok-ne-zmogla-probitisa-do-14-finalu-turniru-wta-u-francii.html</text:a>
</text:p>
      <!--NEWS-->
      <text:h text:style-name="P10" text:outline-level="1">
<text:span text:style-name="T4">
This is a war for exhaustion, more weapons are needed: Stoltenberg announced a meeting of NATO, EU and Ukraine</text:span>
</text:h>
      <text:p text:style-name="P4">
Authors: Ukrinform (Person)</text:p>
      <text:p text:style-name="P4">
Publisher: Укринформ (Organization)</text:p>
      <text:p text:style-name="P4">
Published Time: 2023-05-23T17:27:00+03:00</text:p>
      <text:p text:style-name="P4">
Modified Time: 2023-05-23T17:27:00+03:00</text:p>
      <text:p text:style-name="P4">
Description: NATO and EU Allies should avoid the creation of new barriers in the defense industry and solve the task of increasing the production of weapons and ammunition for both their own needs and to continue assistance to Ukraine. - Ukrinform.</text:p>
      <text:p text:style-name="P4">
Images: ['<text:a xlink:type="simple" xlink:href="https://static.ukrinform.com/photos/2022_04/thumb_files/630_360_1649165705-470.jpg" text:style-name="Internet_20_link" text:visited-style-name="Visited_20_Internet_20_Link">
630_360_16491...</text:a>
']</text:p>
      <text:p text:style-name="P4">
Tags: ['НАТО', 'Столтенберг', 'Зброя', 'Боєприпаси', 'Війна з Росією']</text:p>
      <text:p text:style-name="P4">
Type: Article</text:p>
      <!--METADATA-->
      <text:p text:style-name="P4">
<draw:frame draw:style-name="fr1" draw:name="Image73" text:anchor-type="as-char" svg:width="6.9236in" svg:height="3.956343in" draw:z-index="0">
<draw:image xlink:href="../Images/yкринформ/2023-05-23T17-27-00-03-00/630_360_1649165705-470.jpg" xlink:type="simple" xlink:show="embed" xlink:actuate="onLoad" draw:mime-type="image/jpeg"/>
</draw:frame>
NATO Allies and EU countries should avoid the creation of new barriers in defense industry and solve the problem of increasing the production of camp weapons for both their own needs and to continue assistance to Ukraine.</text:p>
      <text:p text:style-name="P4">
About it today in Brussels after arrival to participate in the informal lunch of the EU Council of Ministers for External Relations(on defense issues)that the development of cooperation between NATO and the EU has been administered, said the Secretary of Ukraine, NATO Stoltenberg Secretary of Ukraine, Ukrinform correspondent reports.</text:p>
      <text:p text:style-name="P4">
“We need to avoid the creation of new barriers between NATO allies. Instead, we need to strengthen the transatlantic industrial base to ensure the ability to replenish our own stocks in the interests of streaming and defense, but also continue to support Ukraine. To do this, we have the growth of weapons and ammunition, and it is these issues about strengthening our state -owned industrial base with Defense Ministers, ”said NATO head.</text:p>
      <text:p text:style-name="P4">
He congratulated the EU effort in this direction and at the same time emphasized the NATO Important, as the Alliance defines weapons standards, ensures the intensity and interchangeability of the attracted forces. In addition, the Alliance provides directive directions for achieving certain defensive capabilities with each of the Ukrainian units, and now reviews the volume of such capabilities, including the presence of 155 mm artillery ammunition, which is currently important to support Ukraine in its struggle.</text:p>
      <text:p text:style-name="P4">
<text:span text:style-name="T4">
 Read also: </text:span>
 <text:a xlink:type="simple" xlink:href="https://www.ukrinform.ua/rubric-ato/3713127-navcanna-ukrainskih-pilotiv-na-f16-ne-robit-nato-storonou-konfliktu-stoltenberg.html" text:style-name="Internet_20_link" text:visited-style-name="Visited_20_Internet_20_Link">
<text:span text:style-name="T4">
 Stoltenberg </text:span>
</text:a>
NATO Secretary General recalled that a few months ago he met a shift of foreign affairs of Ukraine Dmitry Kuleba and high representative Josep Borrel for coordination In order for the Ukrainian military equipment already delivered in Ukraine with maximum efficiency. This, in its own, requires fuel, ammunition, and targeting.He recalled that in <text:a xlink:type="simple" xlink:href="https://www.ukrinform.ua/tag-nato" text:style-name="Internet_20_link" text:visited-style-name="Visited_20_Internet_20_Link">
</text:a>
There is already a system for a joint order when the Allies have purchased ammunition and weapons over the years, and the Allies are ready to share this experience.</text:p>
      <text:p text:style-name="P4">
As it was reported, a meeting of EU administrative relations with external relations with the participation of defense ministers is continuing today in Brussels. At the initiative of the EU EU presidency, a non -formal working lunch was organized during a meeting of ministers with the participation of NATO Secretary General, who is dedicated to cooperation between the European Union and NATO.</text:p>
      <text:p text:style-name="P4">
<text:span text:style-name="T5">
Foto: EFE/EPA</text:span>
</text:p>
      <text:p text:style-name="P4">
News Source: <text:a xlink:type="simple" xlink:href="https://www.ukrinform.ua/rubric-ato/3713166-ce-vijna-na-visnazenna-treba-bilse-zbroi-stoltenberg-anonsuvav-zustric-nato-es-i-ukraini.html" text:style-name="Internet_20_link" text:visited-style-name="Visited_20_Internet_20_Link">
https://www.ukrinform.ua/rubric-ato/3713166-ce-vijna-na-visnazenna-treba-bilse-zbroi-stoltenberg-anonsuvav-zustric-nato-es-i-ukraini.html</text:a>
</text:p>
      <!--NEWS-->
      <text:h text:style-name="P10" text:outline-level="1">
<text:span text:style-name="T4">
In Kiev exposed malefactors who sold counterfeit medicines for cancer patients</text:span>
</text:h>
      <text:p text:style-name="P4">
Authors: Ukrinform (Person)</text:p>
      <text:p text:style-name="P4">
Publisher: Укринформ (Organization)</text:p>
      <text:p text:style-name="P4">
Published Time: 2023-05-23T17:29:25+03:00</text:p>
      <text:p text:style-name="P4">
Modified Time: 2023-05-23T17:29:25+03:00</text:p>
      <text:p text:style-name="P4">
Description: In Kiev, law enforcement officers exposed malefactors who sold counterfeit medicines for cancer patients. - Ukrinform.</text:p>
      <text:p text:style-name="P4">
Images: ['<text:a xlink:type="simple" xlink:href="https://static.ukrinform.com/photos/2020_04/thumb_files/630_360_1586502118-961.jpg" text:style-name="Internet_20_link" text:visited-style-name="Visited_20_Internet_20_Link">
630_360_15865...</text:a>
']</text:p>
      <text:p text:style-name="P4">
Tags: ['Фальсифікат', 'Ліки', 'Прокуратура', 'Київ', 'Онкологія']</text:p>
      <text:p text:style-name="P4">
Type: Article</text:p>
      <!--METADATA-->
      <text:p text:style-name="P4">
<draw:frame draw:style-name="fr1" draw:name="Image74" text:anchor-type="as-char" svg:width="6.9236in" svg:height="3.956343in" draw:z-index="0">
<draw:image xlink:href="../Images/yкринформ/2023-05-23T17-29-25-03-00/630_360_1586502118-961.jpg" xlink:type="simple" xlink:show="embed" xlink:actuate="onLoad" draw:mime-type="image/jpeg"/>
</draw:frame>
In Kiev, law enforcement officers exposed malefactors who sold counterfeit medicines for the os.</text:p>
      <text:p text:style-name="P4">
According to Ukrinform, the Kyiv City Prosecutor's Office reports in <text:a xlink:type="simple" xlink:href="https://t.me/kyiv_pro_office/1975" text:style-name="Internet_20_link" text:visited-style-name="Visited_20_Internet_20_Link">
</text:a>
.</text:p>
      <text:p text:style-name="P4">
With the procedural leadership of the Solomensk District Prosecutor's Office of the city of Kyiv, the unlawful activity of a group of persons who distributed in the territory(Part 2 of Art. 321-1 of the Criminal Code of Ukraine).</text:p>
      <text:p text:style-name="P4">
Згідно з матеріалами слідства, фальсифіковані лікарські засоби онкологічноїгрупи надходили до України з-за кордону. У подальшому, учасники схемиорганізовували збут вказаних препаратів на території Києва та інших міст.</text:p>
      <text:p text:style-name="P4">
Вартість препарату становила 46, 5 тис. грн за упаковку. Зловмисники приймализамовлення через онлайн форму аптеки та доставляли товар покупцю.</text:p>
      <text:p text:style-name="P4">
<text:span text:style-name="T4">
Читайте також:</text:span>
 <text:a xlink:type="simple" xlink:href="https://www.ukrinform.ua/rubric-society/3710700-u-helsi-teper-mozna-pereglanuti-ci-potriben-recept-na-liki.html" text:style-name="Internet_20_link" text:visited-style-name="Visited_20_Internet_20_Link">
 <text:span text:style-name="T4">
ліки</text:span>
 </text:a>
However, according to the results of the study of the drug by the manufacturer, it was found that it is counterfeit. In addition, the expert's opinion has confirmed that the preparation of the drug does not correspond to the sample of the original medicinal product.</text:p>
      <text:p text:style-name="P4">
“On May 16, on the basis of a court order in order to find counterfeit medicines and fix information on the circumstances of the criminal offense, searches were conducted by the persons, as well as at storage places <text:a xlink:type="simple" xlink:href="https://www.ukrinform.ua/tag-liki" text:style-name="Internet_20_link" text:visited-style-name="Visited_20_Internet_20_Link">
</text:a>
drugs and in pharmacies, ”the testimony reads.</text:p>
      <text:p text:style-name="P4">
In the course of investigative actions, a considerable number of medicines, which contain vise signs of falsification, certificates of quality of medicines of unknown origin, rough records, cash, computer equipment, mobile phones, were removed.</text:p>
      <text:p text:style-name="P4">
<text:span text:style-name="T4">
 Read also: </text:span>
 <text:a xlink:type="simple" xlink:href="https://www.ukrinform.ua/rubric-kyiv/3698477-stolicnij-sud-prodovziv-rozglad-spravi-podruzza-ake-prodavalo-falsivi-liki-dla-onkohvorih.html" text:style-name="Internet_20_link" text:visited-style-name="Visited_20_Internet_20_Link">
<text:span text:style-name="T4">
 cancer </text:span>
</text:a>
Also, during the searches, law enforcement officers found a considerable number of medical products of Russian and Belarusian production, which were now seized in the territory of Ukraine.</text:p>
      <text:p text:style-name="P4">
Samples of all detected drugs will be directed for examination.</text:p>
      <text:p text:style-name="P4">
Two persons involved in committing a crime reported the suspicion of the TAVAVRIVRIVATE ABOUT CHOICE OF DIFFERENT PROTECTIONS in the form of holding.</text:p>
      <text:p text:style-name="P4">
Investigative actions in criminal proceedings are ongoing.</text:p>
      <text:p text:style-name="P4">
News Source: <text:a xlink:type="simple" xlink:href="https://www.ukrinform.ua/rubric-kyiv/3713162-u-kievi-vikrili-zlovmisnikiv-aki-zbuvali-pidrobleni-liki-dla-onkohvorih.html" text:style-name="Internet_20_link" text:visited-style-name="Visited_20_Internet_20_Link">
https://www.ukrinform.ua/rubric-kyiv/3713162-u-kievi-vikrili-zlovmisnikiv-aki-zbuvali-pidrobleni-liki-dla-onkohvorih.html</text:a>
</text:p>
      <!--NEWS-->
      <text:h text:style-name="P10" text:outline-level="1">
<text:span text:style-name="T4">
The new committee on Taras Shevchenko National Prize will be formed in 10-14 days-Nishchuk</text:span>
</text:h>
      <text:p text:style-name="P4">
Authors: Ukrinform (Person)</text:p>
      <text:p text:style-name="P4">
Publisher: Укринформ (Organization)</text:p>
      <text:p text:style-name="P4">
Published Time: 2023-05-23T17:35:00+03:00</text:p>
      <text:p text:style-name="P4">
Modified Time: 2023-05-23T17:35:00+03:00</text:p>
      <text:p text:style-name="P4">
Description: The updated composition of the Shevchenko Prize Committee will form in 10-14 days. - Ukrinform.</text:p>
      <text:p text:style-name="P4">
Images: ['<text:a xlink:type="simple" xlink:href="https://static.ukrinform.com/photos/2023_05/thumb_files/630_360_1684852663-775.jpg" text:style-name="Internet_20_link" text:visited-style-name="Visited_20_Internet_20_Link">
630_360_16848...</text:a>
']</text:p>
      <text:p text:style-name="P4">
Tags: ['Культура', 'Нищук', 'Шевченківська премія']</text:p>
      <text:p text:style-name="P4">
Type: Article</text:p>
      <!--METADATA-->
      <text:p text:style-name="P4">
<draw:frame draw:style-name="fr1" draw:name="Image75" text:anchor-type="as-char" svg:width="6.9236in" svg:height="3.956343in" draw:z-index="0">
<draw:image xlink:href="../Images/yкринформ/2023-05-23T17-35-00-03-00/630_360_1684852663-775.jpg" xlink:type="simple" xlink:show="embed" xlink:actuate="onLoad" draw:mime-type="image/jpeg"/>
</draw:frame>
The updated composition of the Shevchenko Prize Committee will form in 10-14 days.</text:p>
      <text:p text:style-name="P4">
According to the Ukrinform correspondent, Yevgeny Nishchuk said this newly appointed chairman of the Taras Shevchenko National Prize Committee on Taras Shevchenko National Prize at the Taras Shevchenko Museum.</text:p>
      <text:p text:style-name="P4">
"I already see a pool for myself. However, I have to talk with all the candidates. I will be in a way of it will take 10-14 days," he said.</text:p>
      <text:p text:style-name="P4">
Nishchuk noted that the composition of the committee will be updated by almost 100%, and the members of the previous team will be involved in work as experts. According to him, he sees the laureates of the previous years of the prize, "who are still uncomfortable with the Shevchenko Prize and understand that they will not be able to claim it during the performance of duties", as well as representatives of art unions. A total of 15-16 people are planned to be attached.</text:p>
      <text:p text:style-name="P4">
<text:span text:style-name="T4">
 Read also: </text:span>
 <text:a xlink:type="simple" xlink:href="https://www.ukrinform.ua/rubric-culture/3713152-sevcenkivska-premia-nisuk-rozpoviv-pro-varianti-vprovadzenna-nominacii-za-vnesok-u-peremogu.html" text:style-name="Internet_20_link" text:visited-style-name="Visited_20_Internet_20_Link">
<text:span text:style-name="T4">
 Shevchenkivska </text:span>
 <text:span text:style-name="T4">
 award </text:span>
</text:a>
"The Committee members will be able to submit their proposals for experts so that I do not have any things.</text:p>
      <text:p text:style-name="P4">
At the same time, the Chairman of the Committee noted that during the election of members of the Committee of the Committee, he considers the candidate's professionalism, civic position, and whether the cultural community will trust him. The coordinated work Committee, in his opinion, should support the brand <text:a xlink:type="simple" xlink:href="https://www.ukrinform.ua/tag-sevcenkivska-premia" text:style-name="Internet_20_link" text:visited-style-name="Visited_20_Internet_20_Link">
</text:a>
which will give a promotion for laurels and their work.</text:p>
      <text:p text:style-name="P4">
As reported by Ukrinform, President Vladimir Zelensky appointed Yevgenychuk as the head of the Taras Shevchenko National Prize of the Taras Shevchenko National Prize, having released Yuri Makarov from this position, according to Decree No. 288/2023.</text:p>
      <text:p text:style-name="P4">
News Source: <text:a xlink:type="simple" xlink:href="https://www.ukrinform.ua/rubric-culture/3713167-novij-komitet-z-nacionalnoi-premii-imeni-tarasa-sevcenka-sformuut-za-1014-dniv-nisuk.html" text:style-name="Internet_20_link" text:visited-style-name="Visited_20_Internet_20_Link">
https://www.ukrinform.ua/rubric-culture/3713167-novij-komitet-z-nacionalnoi-premii-imeni-tarasa-sevcenka-sformuut-za-1014-dniv-nisuk.html</text:a>
</text:p>
      <!--NEWS-->
      <text:h text:style-name="P10" text:outline-level="1">
<text:span text:style-name="T4">
Tkachenko met with colleagues in the format of the Lublin Triangle</text:span>
</text:h>
      <text:p text:style-name="P4">
Authors: Ukrinform (Person)</text:p>
      <text:p text:style-name="P4">
Publisher: Укринформ (Organization)</text:p>
      <text:p text:style-name="P4">
Published Time: 2023-05-23T17:41:00+03:00</text:p>
      <text:p text:style-name="P4">
Modified Time: 2023-05-23T17:41:00+03:00</text:p>
      <text:p text:style-name="P4">
Description: Minister of Culture of Ukraine Oleksandr Tkachenko, with his colleagues from Poland and Lithuania Pyotrom Glinsky and Simonas Kairis, met in the format of the Lublin Triangle. - Ukrinform.</text:p>
      <text:p text:style-name="P4">
Images: ['<text:a xlink:type="simple" xlink:href="https://static.ukrinform.com/photos/2023_05/thumb_files/630_360_1684853032-230.jpeg" text:style-name="Internet_20_link" text:visited-style-name="Visited_20_Internet_20_Link">
630_360_16848...</text:a>
']</text:p>
      <text:p text:style-name="P4">
Tags: ['Культура', 'Литва', 'Польща', 'Ткаченко']</text:p>
      <text:p text:style-name="P4">
Type: Article</text:p>
      <!--METADATA-->
      <text:p text:style-name="P4">
<draw:frame draw:style-name="fr1" draw:name="Image76" text:anchor-type="as-char" svg:width="6.9236in" svg:height="3.956343in" draw:z-index="0">
<draw:image xlink:href="../Images/yкринформ/2023-05-23T17-41-00-03-00/630_360_1684853032-230.jpeg" xlink:type="simple" xlink:show="embed" xlink:actuate="onLoad" draw:mime-type="image/jpeg"/>
</draw:frame>
The Minister of Culture of Ukraine Oleksandr Tkachenko, with his colleagues from Poland and Litvipyotr Glinsky and Simonas Kairis, met in the format of the Lublin Trion.</text:p>
      <text:p text:style-name="P4">
According to Ukrinform, Tkachenko reports in <text:a xlink:type="simple" xlink:href="https://t.me/otkachenkokyiv/3616" text:style-name="Internet_20_link" text:visited-style-name="Visited_20_Internet_20_Link">
</text:a>
"Regardless of distance, real friends are always nearby. They met with friends of Ukraine Vice Prime Minister, Minister of Culture and National Heritage Republic of Poland by Pyotro Glinsky and the Minister of Culture of the Lithuanian Republic of Simoras Kairis. These are our close partners from the first days. But we see from the first days - it is unusual, " - said Tkachenko.</text:p>
      <text:p text:style-name="P4">
<text:span text:style-name="T4">
 Read also: </text:span>
 <text:a xlink:type="simple" xlink:href="https://www.ukrinform.ua/rubric-culture/3712044-programa-vidnovlenna-ukraini-stosuvatimetsa-j-kulturnoi-spadsini-tkacenko.html" text:style-name="Internet_20_link" text:visited-style-name="Visited_20_Internet_20_Link">
<text:span text:style-name="T4">
 Tkachenko </text:span>
</text:a>
He stressed that in the framework of the meeting in the format of the Lublin Triangle, the Ministries will develop further plans for cooperation in the field of culture.</text:p>
      <text:p text:style-name="P4">
As reported by Ukrinform, in French Cannes on Cannes Next - Marché du Film innovative platform, <text:a xlink:type="simple" xlink:href="https://www.ukrinform.ua/rubric-culture/3712358-u-kannah-obgovorili-pidtrimku-cifrovogo-ta-kulturnogo-sektoriv-ukraini.html" text:style-name="Internet_20_link" text:visited-style-name="Visited_20_Internet_20_Link">
</text:a>
<text:span text:style-name="T5">
Foto: telegram tkachenko.ua</text:span>
</text:p>
      <text:p text:style-name="P4">
News Source: <text:a xlink:type="simple" xlink:href="https://www.ukrinform.ua/rubric-culture/3713169-tkacenko-proviv-zustric-iz-kolegami-u-formati-lublinskogo-trikutnika.html" text:style-name="Internet_20_link" text:visited-style-name="Visited_20_Internet_20_Link">
https://www.ukrinform.ua/rubric-culture/3713169-tkacenko-proviv-zustric-iz-kolegami-u-formati-lublinskogo-trikutnika.html</text:a>
</text:p>
      <!--NEWS-->
      <text:h text:style-name="P10" text:outline-level="1">
<text:span text:style-name="T4">
In the Bakhmut direction, the number of combatizations has decreased - the abdomen</text:span>
</text:h>
      <text:p text:style-name="P4">
Authors: Ukrinform (Person)</text:p>
      <text:p text:style-name="P4">
Publisher: Укринформ (Organization)</text:p>
      <text:p text:style-name="P4">
Published Time: 2023-05-23T17:43:23+03:00</text:p>
      <text:p text:style-name="P4">
Modified Time: 2023-05-23T17:43:23+03:00</text:p>
      <text:p text:style-name="P4">
Description: In the Bakhmut direction, the number of combatants with the enemy per day decreased to three. The defense forces destroyed 79 invaders, 111 were injured, one was captured. - Ukrinform.</text:p>
      <text:p text:style-name="P4">
Images: ['<text:a xlink:type="simple" xlink:href="https://static.ukrinform.com/photos/2023_05/thumb_files/630_360_1684685011-535.jpg" text:style-name="Internet_20_link" text:visited-style-name="Visited_20_Internet_20_Link">
630_360_16846...</text:a>
']</text:p>
      <text:p text:style-name="P4">
Tags: ['Бахмут', 'Війна з Росією']</text:p>
      <text:p text:style-name="P4">
Type: Article</text:p>
      <!--METADATA-->
      <text:p text:style-name="P4">
<draw:frame draw:style-name="fr1" draw:name="Image77" text:anchor-type="as-char" svg:width="6.9236in" svg:height="3.956343in" draw:z-index="0">
<draw:image xlink:href="../Images/yкринформ/2023-05-23T17-43-23-03-00/630_360_1684685011-535.jpg" xlink:type="simple" xlink:show="embed" xlink:actuate="onLoad" draw:mime-type="image/jpeg"/>
</draw:frame>
The Nabakhmut direction has decreased by the enemy a day. The defense forces destroyed 79 invaders, 111 were injured, and one was captured.</text:p>
      <text:p text:style-name="P4">
The spokesman of the Eastern Urgent Armed Forces of the Armed Forces Sergey Cherevaty reported this on the air of the Televahorphone "Unified News", Ukrinform correspondent reports.</text:p>
      <text:p text:style-name="P4">
“In this day there were only three combatants in the Bakhmut direction. The enemy was in terms of an artillery impression, 404 times he beat from the RSSV and the barrel artillery in our positions, which once again confirms that no projecting horticles are not discussed. He made two aircraft. 79 invaders were destroyed in the battles, 111 were injured, one was in <text:a xlink:type="simple" xlink:href="https://www.ukrinform.ua/tag-poloneni" text:style-name="Internet_20_link" text:visited-style-name="Visited_20_Internet_20_Link">
</text:a>
. The significant number of their artillery was also destroyed: 2-mooring artillery installations "Hyacinth" and "Carnation", as well as 9 ordinary guns of the MSTA, D-20 and D-30. Also, 7 unmanned apparatus types were destroyed, ”Cherevaty said.</text:p>
      <text:p text:style-name="P4">
_Viso: Telexon "Uniform News" _</text:p>
      <text:p text:style-name="P4">
Answering questions about the loss of Russians in Bakhmut's battles, the spokesman was called that Western intelligence calls larger figures than the Ukrainian side. Inagada was that Russian propaganda constantly accused Ukraine of overstating their losses. For example, US President Joe Biden called Russian Ubakhmuti's losses at 100,000 soldiers killed and wounded.</text:p>
      <text:p text:style-name="P4">
<text:span text:style-name="T4">
 Read also: </text:span>
 <text:a xlink:type="simple" xlink:href="https://www.ukrinform.ua/rubric-ato/3713150-vorog-navpaki-pidtague-rezervi-cerevatij-sprostuvav-vidvedenna-vagnerivciv-iz-bahmuta.html" text:style-name="Internet_20_link" text:visited-style-name="Visited_20_Internet_20_Link">
<text:span text:style-name="T4">
 Bakhmut </text:span>
</text:a>
Over the past two weeks, the number of captives sometimes up to 10-15 invaders a day, has added a cherry.<text:span text:style-name="T4">
 Read also: </text:span>
 <text:a xlink:type="simple" xlink:href="https://www.ukrinform.ua/rubric-ato/3712923-na-pivnoci-j-pivdni-vid-bahmuta-zsu-maut-neznacne-prosuvanna-malar.html" text:style-name="Internet_20_link" text:visited-style-name="Visited_20_Internet_20_Link">
<text:span text:style-name="T4">
 Bakhmut </text:span>
</text:a>
According to him, the forces of defense have been effective in recent days in the last days to operate the enemy to destroy his combat potential.</text:p>
      <text:p text:style-name="P4">
As reported by Ukrinform, the defense forces from February 24, 2022 to May 23, 2023 <text:a xlink:type="simple" xlink:href="https://www.ukrinform.ua/rubric-ato/3712858-zsu-znisili-vze-204-360-rosijskih-zagarbnikiv.html" text:style-name="Internet_20_link" text:visited-style-name="Visited_20_Internet_20_Link">
</text:a>
Of these, 480 people are in the past day.</text:p>
      <text:p text:style-name="P4">
_ Photo illustrative_</text:p>
      <text:p text:style-name="P4">
News Source: <text:a xlink:type="simple" xlink:href="https://www.ukrinform.ua/rubric-ato/3713168-na-bahmutskomu-napramku-zmensilas-kilkist-boezitknen-cerevatij.html" text:style-name="Internet_20_link" text:visited-style-name="Visited_20_Internet_20_Link">
https://www.ukrinform.ua/rubric-ato/3713168-na-bahmutskomu-napramku-zmensilas-kilkist-boezitknen-cerevatij.html</text:a>
</text:p>
      <!--NEWS-->
      <text:h text:style-name="P10" text:outline-level="1">
<text:span text:style-name="T4">
At the NATO summit in Vilnius, the Allies will discuss the protection of critical infrastructure - NATO Secretary General</text:span>
</text:h>
      <text:p text:style-name="P4">
Authors: Ukrinform (Person)</text:p>
      <text:p text:style-name="P4">
Publisher: Укринформ (Organization)</text:p>
      <text:p text:style-name="P4">
Published Time: 2023-05-23T17:52:00+03:00</text:p>
      <text:p text:style-name="P4">
Modified Time: 2023-05-23T17:52:00+03:00</text:p>
      <text:p text:style-name="P4">
Description: One of the issues that NATO allies need attention and their closest partners, including the European Union, is the protection of critical infrastructure, and this topic will be discussed during the next Alliance Summit in Vilnius. - Ukrinform.</text:p>
      <text:p text:style-name="P4">
Images: ['<text:a xlink:type="simple" xlink:href="https://static.ukrinform.com/photos/2022_11/thumb_files/630_360_1668589929-696.jpg" text:style-name="Internet_20_link" text:visited-style-name="Visited_20_Internet_20_Link">
630_360_16685...</text:a>
']</text:p>
      <text:p text:style-name="P4">
Tags: ['Інфраструктура', 'Литва', 'НАТО', 'Саміт', 'Столтенберг']</text:p>
      <text:p text:style-name="P4">
Type: Article</text:p>
      <!--METADATA-->
      <text:p text:style-name="P4">
<draw:frame draw:style-name="fr1" draw:name="Image78" text:anchor-type="as-char" svg:width="6.9236in" svg:height="3.956343in" draw:z-index="0">
<draw:image xlink:href="../Images/yкринформ/2023-05-23T17-52-00-03-00/630_360_1668589929-696.jpg" xlink:type="simple" xlink:show="embed" xlink:actuate="onLoad" draw:mime-type="image/jpeg"/>
</draw:frame>
One of NATO allies and their closest partners, including the European Union, is to protect critical infrastructure, and this Temabuda was discussed during the next Alliance Summit in Vilnius.</text:p>
      <text:p text:style-name="P4">
About it today in Brussels after arrival to participate in the informal lunch of the EU Council of Ministers for External Relations(on defense issues)that the development of cooperation between NATO and the EU has been administered, said the Secretary of Ukraine, NATO Stoltenberg Secretary of Ukraine, Ukrinform correspondent reports.</text:p>
      <text:p text:style-name="P4">
“One of the topics related to war(Russia - ed.)In Ukraine, it is a protection of critical infrastructure. We have seen the vulnerability of such infrastructure, especially underwater. Together with the European Union, we have formed a joint operational group of sustainability, in particular, such infrastructure. <text:a xlink:type="simple" xlink:href="https://www.ukrinform.ua/tag-nato" text:style-name="Internet_20_link" text:visited-style-name="Visited_20_Internet_20_Link">
</text:a>
formed a special structure for the coordination of efforts of different countries and different allies, private and state sectors to develop what we are already doing and protect critical infrastructure. We also expect new announcements and decisions on this NATO NATO Summit, ”Stoltenberg stressed.</text:p>
      <text:p text:style-name="P4">
<text:span text:style-name="T4">
 Read also: </text:span>
 <text:a xlink:type="simple" xlink:href="https://www.ukrinform.ua/rubric-ato/3713127-navcanna-ukrainskih-pilotiv-na-f16-ne-robit-nato-storonou-konfliktu-stoltenberg.html" text:style-name="Internet_20_link" text:visited-style-name="Visited_20_Internet_20_Link">
<text:span text:style-name="T4">
 Stoltenber </text:span>
</text:a>
As it was reported, a meeting of the EU administration for external relations, with the participation of defense ministers, continues today in Brussels. At the initiative of the EU EU presidency, a non -formal working lunch was organized with the participation of the NATO Secretary General, which is dedicated to cooperation between the European Union and the Alliance.</text:p>
      <text:p text:style-name="P4">
News Source: <text:a xlink:type="simple" xlink:href="https://www.ukrinform.ua/rubric-polytics/3713174-na-samiti-nato-u-vilnusi-souzniki-obgovorat-zahist-kriticnoi-infrastrukturi-gensek-nato.html" text:style-name="Internet_20_link" text:visited-style-name="Visited_20_Internet_20_Link">
https://www.ukrinform.ua/rubric-polytics/3713174-na-samiti-nato-u-vilnusi-souzniki-obgovorat-zahist-kriticnoi-infrastrukturi-gensek-nato.html</text:a>
</text:p>
      <!--NEWS-->
      <text:h text:style-name="P10" text:outline-level="1">
<text:span text:style-name="T4">
The Government allocates 588 million budgets of seven regions for restoration projects - Shmigal</text:span>
</text:h>
      <text:p text:style-name="P4">
Authors: Ukrinform (Person)</text:p>
      <text:p text:style-name="P4">
Publisher: Укринформ (Organization)</text:p>
      <text:p text:style-name="P4">
Published Time: 2023-05-23T17:56:00+03:00</text:p>
      <text:p text:style-name="P4">
Modified Time: 2023-05-23T17:56:00+03:00</text:p>
      <text:p text:style-name="P4">
Description: The Cabinet of Ministers allocates UAH 588 million to the budgets of Dnipropetrovsk, Donetsk, Zaporizhia, Kyiv, Odessa, Poltava and Kharkiv regions for the implementation of the renewal projects this year. - Ukrinform.</text:p>
      <text:p text:style-name="P4">
Images: ['<text:a xlink:type="simple" xlink:href="https://static.ukrinform.com/photos/2023_03/thumb_files/630_360_1679676099-828.jpg" text:style-name="Internet_20_link" text:visited-style-name="Visited_20_Internet_20_Link">
630_360_16796...</text:a>
']</text:p>
      <text:p text:style-name="P4">
Tags: ['Бюджет', 'Кабмін', 'Гроші', 'Шмигаль', 'Відбудова']</text:p>
      <text:p text:style-name="P4">
Type: Article</text:p>
      <!--METADATA-->
      <text:p text:style-name="P4">
<draw:frame draw:style-name="fr1" draw:name="Image79" text:anchor-type="as-char" svg:width="6.9236in" svg:height="3.956343in" draw:z-index="0">
<draw:image xlink:href="../Images/yкринформ/2023-05-23T17-56-00-03-00/630_360_1679676099-828.jpg" xlink:type="simple" xlink:show="embed" xlink:actuate="onLoad" draw:mime-type="image/jpeg"/>
</draw:frame>
Cabinet ministers allocate UAH 588 million to the budgets of Dnipropetrovsk, Donetsk, Zaporizhia, Kyiv, Odessa, Poltava and Kharkiv regions.</text:p>
      <text:p text:style-name="P4">
About this Prime Minister of Ukraine Denis Shmigal <text:a xlink:type="simple" xlink:href="https://t.me/Denys_Smyhal/5277" text:style-name="Internet_20_link" text:visited-style-name="Visited_20_Internet_20_Link">
</text:a>
At a government meeting, Ukrinform reports.</text:p>
      <text:p text:style-name="P4">
“Today they have made a decision to distribute additional subsidies to the regions. 588 mln UAH will be allocated to the budgets of Dnipropetrovsk, Donetsk, Zaporizhia, Kyiv, Odessa, Poltava and Kharkiv regions for the implementation of this year 26 projects within the joint emergency program jointly with the EIB, ” - said <text:a xlink:type="simple" xlink:href="https://www.ukrinform.ua/tag-smigal" text:style-name="Internet_20_link" text:visited-style-name="Visited_20_Internet_20_Link">
</text:a>
.</text:p>
      <text:p text:style-name="P4">
<text:span text:style-name="T5">
Viso: <text:a xlink:type="simple" xlink:href="https://t.me/Denys_Smyhal/5277" text:style-name="Internet_20_link" text:visited-style-name="Visited_20_Internet_20_Link">
</text:a>
</text:span>
</text:p>
      <text:p text:style-name="P4">
According to him, these 26 projects are aimed at the restoration of hospitals, institutions, CNAP, public and cultural centers.</text:p>
      <text:p text:style-name="P4">
The Prime Minister assured that the authorities would continue to help the regions of the Igrods that were particularly affected by the war.</text:p>
      <text:p text:style-name="P4">
As reported in <text:a xlink:type="simple" xlink:href="https://t.me/tmelnychuk/2360" text:style-name="Internet_20_link" text:visited-style-name="Visited_20_Internet_20_Link">
</text:a>
The permanent representative of the ministers in the Verkhovna Rada Taras Melnychuk, according to the text -explanatory note to <text:a xlink:type="simple" xlink:href="http://materialy.kmu.gov.ua/b66f9230/docs/926b15bc/Poyasnyuvalna_zapiska.pdf" text:style-name="Internet_20_link" text:visited-style-name="Visited_20_Internet_20_Link">
</text:a>
, the State Budget for 2023 provides 1 703 428.3 thousand UAH with the program "Subsation from the state budget to local budgets for the implementation of payments within the emergency credit program for the restoration of Ukraine".</text:p>
      <text:p text:style-name="P4">
The Government distributes less than provided in the budget this year due to the fact that under the terms of the agreement, the division of the subsidy is not carried out for the timely occupied territories. At the same time, for the territories where the active fighting is conducted, appropriations are provided in the amount of works and services specified in the activated works and services, carried out by February 24, 2022.</text:p>
      <text:p text:style-name="P4">
<text:span text:style-name="T4">
 Read also: </text:span>
 <text:a xlink:type="simple" xlink:href="https://www.ukrinform.ua/rubric-vidbudova/3712778-budzetnij-komitet-vr-pogodiv-vidilenna-44-milarda-na-evidnovlenna.html" text:style-name="Internet_20_link" text:visited-style-name="Visited_20_Internet_20_Link">
<text:span text:style-name="T4">
 EFFECENT </text:span>
</text:a>
Within the framework of the program, 234 projects of more than UAH 6.41 billion in Donetsk, Lugansk, Dnipropetrovsk, Kharkiv, Zaporizhia, Odessa, Kherson, Kyiv and Poltava region were approved for sale.As of today, the works are performed in Dnipropetrovsk, Kyiv, Odessa in Poltava regions, as well as in Zaporozhye.</text:p>
      <text:p text:style-name="P4">
The Extraordinary Credit Program for Restoration in Ukraine, which provides 200 million euros from the European Investment Bank for the executive bodies and local self -government bodies, was signed in 2014.</text:p>
      <text:p text:style-name="P4">
As it was reported, at the Council of Europe Summit in Reykjavik <text:a xlink:type="simple" xlink:href="https://www.ukrinform.ua/rubric-polytics/3710382-na-samiti-radi-evropi-stvorili-reestr-zbitkiv-ukraini-vid-agresii-rf.html" text:style-name="Internet_20_link" text:visited-style-name="Visited_20_Internet_20_Link">
</text:a>
caused to Ukraine by Russian aggression.</text:p>
      <text:p text:style-name="P4">
News Source: <text:a xlink:type="simple" xlink:href="https://www.ukrinform.ua/rubric-vidbudova/3713175-urad-vidilae-588-miljoniv-budzetam-semi-oblastej-na-proekti-z-vidnovlenna-smigal.html" text:style-name="Internet_20_link" text:visited-style-name="Visited_20_Internet_20_Link">
https://www.ukrinform.ua/rubric-vidbudova/3713175-urad-vidilae-588-miljoniv-budzetam-semi-oblastej-na-proekti-z-vidnovlenna-smigal.html</text:a>
</text:p>
      <!--NEWS-->
      <text:h text:style-name="P10" text:outline-level="1">
<text:span text:style-name="T4">
FIFA continued a rule for a year that allows to break contracts because of the war of Ukraine</text:span>
</text:h>
      <text:p text:style-name="P4">
Author: ['АРМІЯINFORM']</text:p>
      <text:p text:style-name="P4">
Time: 2023-05-23T18:00:00-04:00</text:p>
      <text:p text:style-name="P4">
Description: FIFA Omphated Novaya Rules of Posupinennia by the Gravtsi Tu coaches of contract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630_360_1684766530-241.jpg" text:style-name="Internet_20_link" text:visited-style-name="Visited_20_Internet_20_Link">
630_360_1684766530-241.jpg</text:a>
']</text:p>
      <text:p text:style-name="P4">
Tags: ['STOPRUSSIA', 'АГРЕСІЯ РФ', 'ВТОРГНЕННЯ РФ', 'ФІФА']</text:p>
      <text:p text:style-name="P4">
Category: News</text:p>
      <!--METADATA-->
      <text:p text:style-name="P4">
<draw:frame draw:style-name="fr1" draw:name="Image80" text:anchor-type="as-char" svg:width="6.9236in" svg:height="3.956343in" draw:z-index="0">
<draw:image xlink:href="../Images/AРМІЯINFORM/2023-05-23T18-00-00-04-00/630_360_1684766530-241.jpg" xlink:type="simple" xlink:show="embed" xlink:actuate="onLoad" draw:mime-type="image/jpeg"/>
</draw:frame>
FIFA <text:a xlink:type="simple" xlink:href="https://www.fifa.com/legal/football-regulatory/media-releases/fifa-extends-and-adapts-temporary-employment-rules-to-address-issues-relating-to-war-in-ukraine" text:style-name="Internet_20_link" text:visited-style-name="Visited_20_Internet_20_Link">
published</text:a>
New rules for suspension by foreign players of Tatrener contracts with Russian and Ukrainian clubs.</text:p>
      <text:p text:style-name="P4">
Foreign players and trainers will continue to be entitled to unilaterally apply for a contract with clubs that are part of the Ukrainian Association Futball(Waf)or Russian football union(RFU), by June 30, 2024, provided that the clubs will be informed in writing by July 12023.</text:p>
      <text:p text:style-name="P4">
Foreign players and trainers who, despite the war in Ukraine, decided to come, return or leave the territory of Ukraine or Russia, will not be able to rely on the 7th Annex to suspend the current contract.</text:p>
      <text:p text:style-name="P4">
From now on the 7th application will not be applied to:</text:p>
      <ul>
        <li>
          <text:p text:style-name="P4">
foreign football players who are still registered at the club, which is part of the UAF or the RFS;</text:p>
        </li>
        <li>
          <text:p text:style-name="P4">
foreign coaches who are still providing their services to the club, which is a part of the UAF or the RFS;</text:p>
        </li>
        <li>
          <text:p text:style-name="P4">
labor contracts of foreign football players or coaches who were concluded or continued with clubs that are part of the UAF or the Russian Federation, after March 7, 20122.—</text:p>
        </li>
      </ul>
      <text:p text:style-name="P4">
The purpose of preventing abuse, players whose contracts were suspended by the 7th Annex, will not be able to suspend: suspension period:</text:p>
      <ul>
        <li>
          <text:p text:style-name="P4">
be the object of transfer(permanent or on lease rights)paid;</text:p>
        </li>
        <li>
          <text:p text:style-name="P4">
Sign a new contract with another club that is part of the UAF or the RFS.</text:p>
        </li>
      </ul>
      <text:p text:style-name="P4">
The rule will not extend to players who have returned to Ukraine after the broad -scale invasion.</text:p>
      <text:p text:style-name="P4">
News Source: <text:a xlink:type="simple" xlink:href="https://armyinform.com.ua/2023/05/23/fifa-shhe-na-rik-prodovzhyla-pravylo-yake-dozvolyaye-rozryvaty-kontrakty-cherez-vijnu-ukrayini/" text:style-name="Internet_20_link" text:visited-style-name="Visited_20_Internet_20_Link">
https://armyinform.com.ua/2023/05/23/fifa-shhe-na-rik-prodovzhyla-pravylo-yake-dozvolyaye-rozryvaty-kontrakty-cherez-vijnu-ukrayini/</text:a>
</text:p>
      <!--NEWS-->
      <text:h text:style-name="P10" text:outline-level="1">
<text:span text:style-name="T4">
The invaders change the left bank of the Dnieper in the Zaporozhye direction</text:span>
</text:h>
      <text:p text:style-name="P4">
Authors: Ukrinform (Person)</text:p>
      <text:p text:style-name="P4">
Publisher: Укринформ (Organization)</text:p>
      <text:p text:style-name="P4">
Published Time: 2023-05-23T18:08:01+03:00</text:p>
      <text:p text:style-name="P4">
Modified Time: 2023-05-23T18:08:01+03:00</text:p>
      <text:p text:style-name="P4">
Description: In the Zaporizhzhya direction, Russian invaders lead the so -called active defense - they are changing the left bank of the Dnieper. - Ukrinform.</text:p>
      <text:p text:style-name="P4">
Images: ['<text:a xlink:type="simple" xlink:href="https://static.ukrinform.com/photos/2022_04/thumb_files/630_360_1650992482-665.jpg" text:style-name="Internet_20_link" text:visited-style-name="Visited_20_Internet_20_Link">
630_360_16509...</text:a>
']</text:p>
      <text:p text:style-name="P4">
Tags: ['Дніпро', 'Міна', 'Мінування', 'Війна з Росією', 'Єдині новини']</text:p>
      <text:p text:style-name="P4">
Type: Article</text:p>
      <!--METADATA-->
      <text:p text:style-name="P4">
<draw:frame draw:style-name="fr1" draw:name="Image81" text:anchor-type="as-char" svg:width="6.9236in" svg:height="3.956343in" draw:z-index="0">
<draw:image xlink:href="../Images/yкринформ/2023-05-23T18-08-01-03-00/630_360_1650992482-665.jpg" xlink:type="simple" xlink:show="embed" xlink:actuate="onLoad" draw:mime-type="image/jpeg"/>
</draw:frame>
Nazapochi direction Russian invaders lead the so -called active defense -they exchange the left bank of the Dnieper.</text:p>
      <text:p text:style-name="P4">
A spokesman for the united press center of defense of the Tavriya direction Valery Shershn reported this in the Telelorphone "Single News", Ukrinform reports.</text:p>
      <text:p text:style-name="P4">
"In the Zaporizhzhya direction, Russian invaders lead the so -called active defense on the Novopavlovsk and Orikhiv region. In addition to the active mining of the left bank <text:a xlink:type="simple" xlink:href="https://www.ukrinform.ua/tag-dnipro" text:style-name="Internet_20_link" text:visited-style-name="Visited_20_Internet_20_Link">
</text:a>
, we observe the launch of barriers against boats and craft, "Shershn said.</text:p>
      <text:p text:style-name="P4">
_Viso: Telexon "Uniform News" _</text:p>
      <text:p text:style-name="P4">
<text:span text:style-name="T4">
 Read also: </text:span>
 <text:a xlink:type="simple" xlink:href="https://www.ukrinform.ua/rubric-ato/3713168-na-bahmutskomu-napramku-zmensilas-kilkist-boezitknen-cerevatij.html" text:style-name="Internet_20_link" text:visited-style-name="Visited_20_Internet_20_Link">
<text:span text:style-name="T4">
 Bakhmut </text:span>
</text:a>
As it was reported, in general in the Tavriya direction <text:a xlink:type="simple" xlink:href="https://www.ukrinform.ua/rubric-ato/3713129-ponad-1000-vognevih-zavdan-za-dobu-ak-sili-oboroni-nisat-voroga-na-tavrijskomu-napramku.html" text:style-name="Internet_20_link" text:visited-style-name="Visited_20_Internet_20_Link">
</text:a>
. In particular, the flesh of the Air Force in the Donetsk direction and three - in Zaporizhzhya. Five kamikadze drones were also recorded.</text:p>
      <text:p text:style-name="P4">
_ Photo illustrative_</text:p>
      <text:p text:style-name="P4">
News Source: <text:a xlink:type="simple" xlink:href="https://www.ukrinform.ua/rubric-ato/3713180-zagarbniki-minuut-livij-bereg-dnipra-na-zaporizkomu-napramku.html" text:style-name="Internet_20_link" text:visited-style-name="Visited_20_Internet_20_Link">
https://www.ukrinform.ua/rubric-ato/3713180-zagarbniki-minuut-livij-bereg-dnipra-na-zaporizkomu-napramku.html</text:a>
</text:p>
      <!--NEWS-->
      <text:h text:style-name="P10" text:outline-level="1">
<text:span text:style-name="T4">
The government expects that over 13 million hectares of land will be sown this year</text:span>
</text:h>
      <text:p text:style-name="P4">
Authors: Ukrinform (Person)</text:p>
      <text:p text:style-name="P4">
Publisher: Укринформ (Organization)</text:p>
      <text:p text:style-name="P4">
Published Time: 2023-05-23T18:13:51+03:00</text:p>
      <text:p text:style-name="P4">
Modified Time: 2023-05-23T18:13:51+03:00</text:p>
      <text:p text:style-name="P4">
Description: The government expects that more than 13 million hectares of land will be sown this year, which will meet the internal need of the market and leaves considerable space for export. - Ukrinform.</text:p>
      <text:p text:style-name="P4">
Images: ['<text:a xlink:type="simple" xlink:href="https://static.ukrinform.com/photos/2021_05/thumb_files/630_360_1620508101-183.jpg" text:style-name="Internet_20_link" text:visited-style-name="Visited_20_Internet_20_Link">
630_360_16205...</text:a>
']</text:p>
      <text:p text:style-name="P4">
Tags: ['Експорт', 'Розмінування', 'Аграрії', 'Шмигаль']</text:p>
      <text:p text:style-name="P4">
Type: Article</text:p>
      <!--METADATA-->
      <text:p text:style-name="P4">
<draw:frame draw:style-name="fr1" draw:name="Image82" text:anchor-type="as-char" svg:width="6.9236in" svg:height="3.956343in" draw:z-index="0">
<draw:image xlink:href="../Images/yкринформ/2023-05-23T18-13-51-03-00/630_360_1620508101-183.jpg" xlink:type="simple" xlink:show="embed" xlink:actuate="onLoad" draw:mime-type="image/jpeg"/>
</draw:frame>
Government considers that this year more than 13 million hectares of land will be sown, which will allow to gift the internal need of the market and leaves considerable space for export.</text:p>
      <text:p text:style-name="P4">
About this Prime Minister Denis Shmigal <text:a xlink:type="simple" xlink:href="https://t.me/Denys_Smyhal/5277" text:style-name="Internet_20_link" text:visited-style-name="Visited_20_Internet_20_Link">
</text:a>
 <text:a xlink:type="simple" xlink:href="https://t.me/Denys_Smyhal/5277" text:style-name="Internet_20_link" text:visited-style-name="Visited_20_Internet_20_Link">
</text:a>
At a government meeting, Ukrinform reports.</text:p>
      <text:p text:style-name="P4">
“We continue the assistance of the agricultural sector. Despite all the difficulties, more than 10 million hectares. In general, we expect more than 13 million this year. This fully satisfies the inner need of our market and has a considerable space for export and, accordingly, supporting the economy, ”Smigal said.</text:p>
      <text:p text:style-name="P4">
According to him, another challenge for both farmers and for the whole country is <text:a xlink:type="simple" xlink:href="https://www.ukrinform.ua/tag-mina" text:style-name="Internet_20_link" text:visited-style-name="Visited_20_Internet_20_Link">
</text:a>
danger. Therefore, the demining is defined by Yakoin of key priorities for recovery this year. Already created a special responsible body.</text:p>
      <text:p text:style-name="P4">
“We attract funds, technology and technology to make the process move faster. It has already been examined by 110 thousand hectares and to identify more than 600 thousand extinguished objects. Demand, especially in the frontline regions, allows you to carry out sowing and return life to the community, ”the Prime Minister added.</text:p>
      <text:p text:style-name="P4">
<text:span text:style-name="T4">
 Read also: </text:span>
 <text:a xlink:type="simple" xlink:href="https://www.ukrinform.ua/rubric-economy/3707221-ukrainski-agrarii-zalucili-majze-30-milardiv-kreditiv.html" text:style-name="Internet_20_link" text:visited-style-name="Visited_20_Internet_20_Link">
</text:a>
As reported by Ukrinform, in Ukraine this year <text:a xlink:type="simple" xlink:href="https://www.ukrinform.ua/rubric-economy/3710343-cogoric-ukraina-moze-posiati-najbilse-aroi-psenici-za-ostanni-12-rokiv.html" text:style-name="Internet_20_link" text:visited-style-name="Visited_20_Internet_20_Link">
</text:a>
The last time during the spring sowing such areas were sown 12 years ago.</text:p>
      <text:p text:style-name="P4">
News Source: <text:a xlink:type="simple" xlink:href="https://www.ukrinform.ua/rubric-economy/3713184-urad-rozrahovue-so-cogoric-bude-zasiano-ponad-13-miljoniv-gektariv-zemli.html" text:style-name="Internet_20_link" text:visited-style-name="Visited_20_Internet_20_Link">
https://www.ukrinform.ua/rubric-economy/3713184-urad-rozrahovue-so-cogoric-bude-zasiano-ponad-13-miljoniv-gektariv-zemli.html</text:a>
</text:p>
      <!--NEWS-->
      <text:h text:style-name="P10" text:outline-level="1">
<text:span text:style-name="T4">
In the Belgorod region of the Russian Federation canceled the counter -terrorist operation regime</text:span>
</text:h>
      <text:p text:style-name="P4">
Authors: Ukrinform (Person)</text:p>
      <text:p text:style-name="P4">
Publisher: Укринформ (Organization)</text:p>
      <text:p text:style-name="P4">
Published Time: 2023-05-23T18:20:00+03:00</text:p>
      <text:p text:style-name="P4">
Modified Time: 2023-05-23T18:20:00+03:00</text:p>
      <text:p text:style-name="P4">
Description: Governor of the Belgorod region of the Russian Federation Vyacheslav Gladkov declared the cancellation of the counter -terrorist operation in the region. - Ukrinform.</text:p>
      <text:p text:style-name="P4">
Images: ['<text:a xlink:type="simple" xlink:href="https://static.ukrinform.com/photos/2023_05/thumb_files/630_360_1684770066-994.jpg" text:style-name="Internet_20_link" text:visited-style-name="Visited_20_Internet_20_Link">
630_360_16847...</text:a>
']</text:p>
      <text:p text:style-name="P4">
Tags: ['Росія', 'Війна з Росією', 'Бєлгород', 'Партизани']</text:p>
      <text:p text:style-name="P4">
Type: Article</text:p>
      <!--METADATA-->
      <text:p text:style-name="P4">
<draw:frame draw:style-name="fr1" draw:name="Image83" text:anchor-type="as-char" svg:width="6.9236in" svg:height="3.956343in" draw:z-index="0">
<draw:image xlink:href="../Images/yкринформ/2023-05-23T18-20-00-03-00/630_360_1684770066-994.jpg" xlink:type="simple" xlink:show="embed" xlink:actuate="onLoad" draw:mime-type="image/jpeg"/>
</draw:frame>
The Governorbelgorod region of the Russian Federation Vyacheslav Gladkov announced the cancellation of the regimen control operation in the region.</text:p>
      <text:p text:style-name="P4">
He wrote about it in <text:a xlink:type="simple" xlink:href="https://t.me/vvgladkov/2273" text:style-name="Internet_20_link" text:visited-style-name="Visited_20_Internet_20_Link">
</text:a>
, reports Ukrinform.</text:p>
      <text:p text:style-name="P4">
“The decision was made to cancel the legal regime of the counter -terrorist operation in the territory of Belgorod region. The corresponding document has been published, ”the post is available.</text:p>
      <text:p text:style-name="P4">
As it was reported, on the morning of May 22, a appeal to the Russians with the words "Legion" returned home on the telegram-channel "Freedom of Russia".</text:p>
      <text:p text:style-name="P4">
Photos of white and blue-white flags "Over the liberated cities" are also published.</text:p>
      <text:p text:style-name="P4">
About 2:00 pm Legion reported that together with the "Russian Volunteer Corps"(RDC)"fully liberated" the settlement of Kozynka Belgorod region, and to the city of Grayvoron "entered the advanced units".</text:p>
      <text:p text:style-name="P4">
<text:span text:style-name="T4">
 Read also: </text:span>
 <text:a xlink:type="simple" xlink:href="https://www.ukrinform.ua/rubric-ato/3712919-rosia-vikoristae-zavorusenna-u-belgorodi-sob-vidati-sebe-za-zertvu-vijni-britanska-rozvidka.html" text:style-name="Internet_20_link" text:visited-style-name="Visited_20_Internet_20_Link">
<text:span text:style-name="T4">
 Belgorod </text:span>
</text:a>
The unit later stated that the Mountain Podil had been traveled.</text:p>
      <text:p text:style-name="P4">
There were also several videos on the RDC telegram, which states that the units are in the territory <text:a xlink:type="simple" xlink:href="https://www.ukrinform.ua/tag-rosia" text:style-name="Internet_20_link" text:visited-style-name="Visited_20_Internet_20_Link">
</text:a>
According to the spokesman of the President of the Russian Federation Dmitry Peskov, Vladimir Putin reconstructed "an attempt at break." He called the events in the Belgorod region "diversion", the purpose of which is to "distract from the Bakhmut direction." Peskov said that Russian forces are trying to destroy "saboteurs".</text:p>
      <text:p text:style-name="P4">
<text:span text:style-name="T4">
 Read also: </text:span>
 <text:a xlink:type="simple" xlink:href="https://www.ukrinform.ua/rubric-ato/3712951-incident-u-belgorodskij-oblasti-ne-bude-ostannim-povstannam-v-rosii-radnik-reznikova.html" text:style-name="Internet_20_link" text:visited-style-name="Visited_20_Internet_20_Link">
<text:span text:style-name="T4">
 uprising </text:span>
</text:a>
Advisor to the head of the Presidential Office Mikhail Podolyak stated that Ukraine is not involved in events in the Belgorod region.</text:p>
      <text:p text:style-name="P4">
News Source: <text:a xlink:type="simple" xlink:href="https://www.ukrinform.ua/rubric-world/3713190-u-belgorodskij-oblasti-rf-skasuvali-rezim-kontrteroristicnoi-operacii.html" text:style-name="Internet_20_link" text:visited-style-name="Visited_20_Internet_20_Link">
https://www.ukrinform.ua/rubric-world/3713190-u-belgorodskij-oblasti-rf-skasuvali-rezim-kontrteroristicnoi-operacii.html</text:a>
</text:p>
      <!--NEWS-->
      <text:h text:style-name="P10" text:outline-level="1">
<text:span text:style-name="T4">
Sviridenko: Due to polluted explosives in the risk area - over 6 million people</text:span>
</text:h>
      <text:p text:style-name="P4">
Authors: Ukrinform (Person)</text:p>
      <text:p text:style-name="P4">
Publisher: Укринформ (Organization)</text:p>
      <text:p text:style-name="P4">
Published Time: 2023-05-23T18:21:38+03:00</text:p>
      <text:p text:style-name="P4">
Modified Time: 2023-05-23T18:21:38+03:00</text:p>
      <text:p text:style-name="P4">
Description: Due to the pollution of the territory of Ukraine, 6.1 million people are at risk of explosive objects in the risk zone. - Ukrinform.</text:p>
      <text:p text:style-name="P4">
Images: ['<text:a xlink:type="simple" xlink:href="https://static.ukrinform.com/photos/2023_04/thumb_files/630_360_1681922887-607.jpg" text:style-name="Internet_20_link" text:visited-style-name="Visited_20_Internet_20_Link">
630_360_16819...</text:a>
']</text:p>
      <text:p text:style-name="P4">
Tags: ['Мінекономіки', 'Розмінування', 'Вибухівка', 'Юлія Свириденко']</text:p>
      <text:p text:style-name="P4">
Type: Article</text:p>
      <!--METADATA-->
      <text:p text:style-name="P4">
<draw:frame draw:style-name="fr1" draw:name="Image84" text:anchor-type="as-char" svg:width="6.9236in" svg:height="3.956343in" draw:z-index="0">
<draw:image xlink:href="../Images/yкринформ/2023-05-23T18-21-38-03-00/630_360_1681922887-607.jpg" xlink:type="simple" xlink:show="embed" xlink:actuate="onLoad" draw:mime-type="image/jpeg"/>
</draw:frame>
Due to the collapse of the territory of Ukraine with explosive objects in the risk zone, 6.1 million people.</text:p>
      <text:p text:style-name="P4">
This was reported by the first Viceremier -Minister of Ukraine - Minister of Economy Yulia Sviridenko, Ukrinform reports with reference to <text:a xlink:type="simple" xlink:href="https://www.me.gov.ua/News/Detail" text:style-name="Internet_20_link" text:visited-style-name="Visited_20_Internet_20_Link">
</text:a>
<text:a xlink:type="simple" xlink:href="https://www.me.gov.ua/News/Detail" text:style-name="Internet_20_link" text:visited-style-name="Visited_20_Internet_20_Link">
 </text:a>
“Technical examination requires 175 thousand km square. The territories of Ukraine, in particular, are at risk of 6.1 million people. We appealed to our international partners to join the humanitarian process <text:a xlink:type="simple" xlink:href="https://www.ukrinform.ua/tag-minuvanna" text:style-name="Internet_20_link" text:visited-style-name="Visited_20_Internet_20_Link">
</text:a>
. Ukraine has only 12 cars to change - this is not enough. Therefore, the government is looking for the opportunity to create a "mine coalition" with countries that will help us enter the global market for mine equipment, "the official said.</text:p>
      <text:p text:style-name="P4">
She noted that the Defense Ministry has only 2,000 sappers, we need to train more specialists and attract sappers from other countries.</text:p>
      <text:p text:style-name="P4">
In Ukraine, the Humanitarian Demand Center has already been established, which will coordinate all participants in the process, attract funding and determine priorities. Also in Ukraine a plan for humanitarian demining agricultural land has been developed, priority among which are Dnipropetrovsk, Zaporizhia, Kyiv, Mykolaiv, Sumy, Kharkiv, Kherson, Chernihiv and Cherkasy regions.</text:p>
      <text:p text:style-name="P4">
<text:span text:style-name="T4">
 Read also: </text:span>
 <text:a xlink:type="simple" xlink:href="https://www.ukrinform.ua/rubric-ato/3712914-u-morskih-vodah-navkolo-ukraini-perebuvaut-400-min-gumenuk.html" text:style-name="Internet_20_link" text:visited-style-name="Visited_20_Internet_20_Link">
<text:span text:style-name="T4">
 400 </text:span>
</text:a>
“In the context of Ukraine's reconstruction, humanitarian demining is priority. First of all, it is about critical infrastructure, social infrastructure and residential buildings, agricultural land. In June, Vladon will take an important conference on restoration for Ukraine. One of the elements of the program will be a session dedicated to accelerating humanitarian designation, ”Sviridenko added.</text:p>
      <text:p text:style-name="P4">
As reported by Ukrinform, as of early May, about 70 thousand hectares were surveyed in Ukraine within the humanitarian mineral demining of agricultural land.</text:p>
      <text:p text:style-name="P4">
News Source: <text:a xlink:type="simple" xlink:href="https://www.ukrinform.ua/rubric-economy/3713188-sviridenko-cerez-zabrudneni-vibuhivkou-teritorii-v-zoni-riziku-ponad-6-miljoniv-ludej.html" text:style-name="Internet_20_link" text:visited-style-name="Visited_20_Internet_20_Link">
https://www.ukrinform.ua/rubric-economy/3713188-sviridenko-cerez-zabrudneni-vibuhivkou-teritorii-v-zoni-riziku-ponad-6-miljoniv-ludej.html</text:a>
</text:p>
      <!--NEWS-->
      <text:h text:style-name="P10" text:outline-level="1">
<text:span text:style-name="T4">
The CEO of the Russian Airline has been suspected of illegal transportation to Crimea</text:span>
</text:h>
      <text:p text:style-name="P4">
Authors: Ukrinform (Person)</text:p>
      <text:p text:style-name="P4">
Publisher: Укринформ (Organization)</text:p>
      <text:p text:style-name="P4">
Published Time: 2023-05-23T18:27:19+03:00</text:p>
      <text:p text:style-name="P4">
Modified Time: 2023-05-23T18:27:19+03:00</text:p>
      <text:p text:style-name="P4">
Description: The General Director of the Russian Airlines "Izhavia" was informed in absentia of suspicion of organizing illegal passenger transportation to the temporarily occupied Crimea and in the opposite direction. - Ukrinform.</text:p>
      <text:p text:style-name="P4">
Images: ['<text:a xlink:type="simple" xlink:href="https://static.ukrinform.com/photos/2022_06/thumb_files/630_360_1655121940-321.png" text:style-name="Internet_20_link" text:visited-style-name="Visited_20_Internet_20_Link">
630_360_16551...</text:a>
', '<text:a xlink:type="simple" xlink:href="https://static.ukrinform.com/photos/2023_05/1684855582-718.jpeg" text:style-name="Internet_20_link" text:visited-style-name="Visited_20_Internet_20_Link">
1684855582-71...</text:a>
']</text:p>
      <text:p text:style-name="P4">
Tags: ['Крим', 'Літак', 'Підозра', 'Війна з Росією']</text:p>
      <text:p text:style-name="P4">
Type: Article</text:p>
      <!--METADATA-->
      <text:p text:style-name="P4">
<draw:frame draw:style-name="fr1" draw:name="Image85" text:anchor-type="as-char" svg:width="6.9236in" svg:height="3.956343in" draw:z-index="0">
<draw:image xlink:href="../Images/yкринформ/2023-05-23T18-27-19-03-00/630_360_1655121940-321.png" xlink:type="simple" xlink:show="embed" xlink:actuate="onLoad" draw:mime-type="image/png"/>
</draw:frame>
The General Director of the Russian Airline "Izhavia" was informed in absentia in the organization of illegal passenger transportation to the temporarily -occupied Crimea and in the opposite direction.</text:p>
      <text:p text:style-name="P4">
As Ukrinform reports, it reports <text:a xlink:type="simple" xlink:href="https://www.gp.gov.ua/ua/posts/nezakonni-pasazirski-perevezennya-do-okupovanogo-krimu-povidomleno-pro-pidozru-gendirektoru-rosiiskoyi-aviakompaniyi-izavia" text:style-name="Internet_20_link" text:visited-style-name="Visited_20_Internet_20_Link">
</text:a>
Under the procedural guidance of the prosecutor's office of autonomy, the General Director General of Izhavia was informed of suspicion of organization of non -consumer transportation of persons across the state border of Ukraine(Part 3 of Art. 332 Criminal Code of Ukraine).</text:p>
      <text:p text:style-name="P4">
За даними слідства, гендиректор авіакомпанії організував схему незаконногопереправлення осіб через державний кордон України з РФ на територію тимчасовоокупованого півострова <text:a xlink:type="simple" xlink:href="https://www.ukrinform.ua/tag-krim" text:style-name="Internet_20_link" text:visited-style-name="Visited_20_Internet_20_Link">
 </text:a>
and in the opposite direction.  <draw:frame draw:style-name="fr1" draw:name="Image86" text:anchor-type="as-char" svg:width="6.9236in" svg:height="4.660609in" draw:z-index="0">
<draw:image xlink:href="../Images/yкринформ/2023-05-23T18-27-19-03-00/1684855582-718.jpeg" xlink:type="simple" xlink:show="embed" xlink:actuate="onLoad" draw:mime-type="image/jpeg"/>
</draw:frame>
Regular flights were carried out after the closing of all air points of the Ukrainian State Border, as well as contrary to the rules of international law of Tanational legislation of Ukraine.</text:p>
      <text:p text:style-name="P4">
<text:span text:style-name="T4">
 Read also: </text:span>
 <text:a xlink:type="simple" xlink:href="https://www.ukrinform.ua/rubric-crimea/3713156-pidriv-pivnicnokrimskogo-kanalu-do-12-rokiv-zasudili-rosijskogo-generala-ta-polkovnika.html" text:style-name="Internet_20_link" text:visited-style-name="Visited_20_Internet_20_Link">
<text:span text:style-name="T4">
 Crimea </text:span>
</text:a>
During flight planning, the company maintained coordination with Russian government agencies, in particular Rosaviation.</text:p>
      <text:p text:style-name="P4">
Under the guidance of the suspect, the airline made at least 150 flights to the temporarily occupied Crimea from 2018 to 2023, contrary to international law and Ukrainian legislation.</text:p>
      <text:p text:style-name="P4">
As reported by Ukrinform, in February <text:a xlink:type="simple" xlink:href="https://www.ukrinform.ua/rubric-crimea/3666328-gendirektor-rosijskoi-aviakompanii-otrimav-pidozru-za-nezakonni-rejsi-do-krimu.html" text:style-name="Internet_20_link" text:visited-style-name="Visited_20_Internet_20_Link">
</text:a>
Siberia was suspected of organizing non -consumed flights from Russia to the temporarily occupied Crimea and in the reverse.</text:p>
      <text:p text:style-name="P4">
News Source: <text:a xlink:type="simple" xlink:href="https://www.ukrinform.ua/rubric-crimea/3713192-gendirektoru-rosijskoi-aviakompanii-ogolosili-pidozru-za-nezakonni-perevezenna-do-krimu.html" text:style-name="Internet_20_link" text:visited-style-name="Visited_20_Internet_20_Link">
https://www.ukrinform.ua/rubric-crimea/3713192-gendirektoru-rosijskoi-aviakompanii-ogolosili-pidozru-za-nezakonni-perevezenna-do-krimu.html</text:a>
</text:p>
      <!--NEWS-->
      <text:h text:style-name="P10" text:outline-level="1">
<text:span text:style-name="T4">
For Ukrainianization of education in Crimea plan to introduce a transition period</text:span>
</text:h>
      <text:p text:style-name="P4">
Authors: Ukrinform (Person)</text:p>
      <text:p text:style-name="P4">
Publisher: Укринформ (Organization)</text:p>
      <text:p text:style-name="P4">
Published Time: 2023-05-23T18:32:53+03:00</text:p>
      <text:p text:style-name="P4">
Modified Time: 2023-05-23T18:32:53+03:00</text:p>
      <text:p text:style-name="P4">
Description: For the complete transition of the education system in Crimea, after the de -occupation, the transition period can be implemented in the Ukrainian language, and its terms are being discussed. - Ukrinform.</text:p>
      <text:p text:style-name="P4">
Images: ['<text:a xlink:type="simple" xlink:href="https://static.ukrinform.com/photos/2022_11/thumb_files/630_360_1668109830-293.jpeg" text:style-name="Internet_20_link" text:visited-style-name="Visited_20_Internet_20_Link">
630_360_16681...</text:a>
', '<text:a xlink:type="simple" xlink:href="https://static.ukrinform.com/photos/2023_05/1684855728-768.jpg" text:style-name="Internet_20_link" text:visited-style-name="Visited_20_Internet_20_Link">
1684855728-76...</text:a>
', '<text:a xlink:type="simple" xlink:href="https://static.ukrinform.com/photos/2023_05/1684855757-871.jpg" text:style-name="Internet_20_link" text:visited-style-name="Visited_20_Internet_20_Link">
1684855757-87...</text:a>
']</text:p>
      <text:p text:style-name="P4">
Tags: ['Крим', 'Школа', 'Українізація']</text:p>
      <text:p text:style-name="P4">
Type: Article</text:p>
      <!--METADATA-->
      <text:p text:style-name="P4">
<draw:frame draw:style-name="fr1" draw:name="Image87" text:anchor-type="as-char" svg:width="6.9236in" svg:height="3.956343in" draw:z-index="0">
<draw:image xlink:href="../Images/yкринформ/2023-05-23T18-32-53-03-00/630_360_1668109830-293.jpeg" xlink:type="simple" xlink:show="embed" xlink:actuate="onLoad" draw:mime-type="image/jpeg"/>
</draw:frame>
For the full transition of the education system in Crimea, after the de -occupation, the transition period will be implemented in Ukrainian, its terms are currently discussed.</text:p>
      <text:p text:style-name="P4">
This was said during the roundtable "Deophoration and Reintegration of Crimea: Challenges of the OSFERE EDUCATION", which took place in Ukrinform, said the head of the Department for Deo -Ministry and Reintegration of the Autonomous Republic of Crimea of the Representative President at the ARC Stepan Zolotar.</text:p>
      <text:p text:style-name="P4">
<draw:frame draw:style-name="fr1" draw:name="Image88" text:anchor-type="as-char" svg:width="6.9236in" svg:height="4.615733in" draw:z-index="0">
<draw:image xlink:href="../Images/yкринформ/2023-05-23T18-32-53-03-00/1684855728-768.jpg" xlink:type="simple" xlink:show="embed" xlink:actuate="onLoad" draw:mime-type="image/jpeg"/>
</draw:frame>
Stepan Zolotar</text:p>
      <text:p text:style-name="P4">
“After the adoption of the Law“ On Ensuring the Use of the Ukrainian Language ”, a certain transition period was laid throughout the territory of Ukraine: at some point we were moving to Ukrainian media, in some - advertising, etc. It seems, and we are talking about it with colleagues that This model can be grown up for <text:a xlink:type="simple" xlink:href="https://www.ukrinform.ua/tag-deokupacia" text:style-name="Internet_20_link" text:visited-style-name="Visited_20_Internet_20_Link">
</text:a>
territories. We will not translate all the teaching into Ukrainian at one time. To fully translate the education system in Crimea, after the de -occupation into the Ukrainian language, there must be a transition period. There is now a discussion on this issue, in particular, what it is to be, ”Zolotar said.</text:p>
      <text:p text:style-name="P4">
<draw:frame draw:style-name="fr1" draw:name="Image89" text:anchor-type="as-char" svg:width="6.9236in" svg:height="4.615733in" draw:z-index="0">
<draw:image xlink:href="../Images/yкринформ/2023-05-23T18-32-53-03-00/1684855757-871.jpg" xlink:type="simple" xlink:show="embed" xlink:actuate="onLoad" draw:mime-type="image/jpeg"/>
</draw:frame>
Sergey Syrotenko</text:p>
      <text:p text:style-name="P4">
The Deputy Head of the Secretariat of the Commissioner for the Protection of the State Background Sergiy Syrotenko emphasized that the current language legislation of Ukraine is approached for the introduction in reintegration activities in the territories.</text:p>
      <text:p text:style-name="P4">
<text:span text:style-name="T4">
 Read also: </text:span>
 <text:a xlink:type="simple" xlink:href="https://www.ukrinform.ua/rubric-crimea/3710953-zelenskij-zatverdiv-sklad-konsultativnoi-radi-z-deokupacii-ta-reintegracii-krimu.html" text:style-name="Internet_20_link" text:visited-style-name="Visited_20_Internet_20_Link">
<text:span text:style-name="T4">
 Decoupaci </text:span>
</text:a>
"Article 6 of the Law of Ukraine on the Principles of State Language Policy" regulates that every citizen of Ukraine is obliged to speak the state language. The language process should be Ukrainian, however, for persons belonging to the national minorities, the right to study alongside the state other language is ensured, ”Syrotenko said.</text:p>
      <text:p text:style-name="P4">
As it was reported, the head of the national advocacy in the field of education of the Civic Education Center "Almena" Valentina Potapova noted that only 197 students were studying in the occupied Crimea this year.</text:p>
      <text:p text:style-name="P4">
News Source: <text:a xlink:type="simple" xlink:href="https://www.ukrinform.ua/rubric-crimea/3713195-dla-ukrainizacii-osviti-v-krimu-planuut-vprovaditi-perehidnij-period.html" text:style-name="Internet_20_link" text:visited-style-name="Visited_20_Internet_20_Link">
https://www.ukrinform.ua/rubric-crimea/3713195-dla-ukrainizacii-osviti-v-krimu-planuut-vprovaditi-perehidnij-period.html</text:a>
</text:p>
      <!--NEWS-->
      <text:h text:style-name="P10" text:outline-level="1">
<text:span text:style-name="T4">
The Turkish Embassy organizes in Kiev a concert "Two peoples - one heart"</text:span>
</text:h>
      <text:p text:style-name="P4">
Authors: Ukrinform (Person)</text:p>
      <text:p text:style-name="P4">
Publisher: Укринформ (Organization)</text:p>
      <text:p text:style-name="P4">
Published Time: 2023-05-23T18:34:06+03:00</text:p>
      <text:p text:style-name="P4">
Modified Time: 2023-05-23T18:34:06+03:00</text:p>
      <text:p text:style-name="P4">
Description: The Embassy of Turkey in Ukraine organizes a concert of Ukrainian -Turkish music "Two peoples - one heart" on the stage of the National Operetta of Ukraine. - Ukrinform.</text:p>
      <text:p text:style-name="P4">
Images: ['<text:a xlink:type="simple" xlink:href="https://static.ukrinform.com/photos/2021_04/thumb_files/630_360_1619091087-772.jpg" text:style-name="Internet_20_link" text:visited-style-name="Visited_20_Internet_20_Link">
630_360_16190...</text:a>
', '<text:a xlink:type="simple" xlink:href="https://static.ukrinform.com/photos/2023_05/1684855849-438.jpeg" text:style-name="Internet_20_link" text:visited-style-name="Visited_20_Internet_20_Link">
1684855849-43...</text:a>
']</text:p>
      <text:p text:style-name="P4">
Tags: ['Концерт', 'Музика', 'Туреччина', 'Київ']</text:p>
      <text:p text:style-name="P4">
Type: Article</text:p>
      <!--METADATA-->
      <text:p text:style-name="P4">
<draw:frame draw:style-name="fr1" draw:name="Image90" text:anchor-type="as-char" svg:width="6.9236in" svg:height="3.956343in" draw:z-index="0">
<draw:image xlink:href="../Images/yкринформ/2023-05-23T18-34-06-03-00/630_360_1619091087-772.jpg" xlink:type="simple" xlink:show="embed" xlink:actuate="onLoad" draw:mime-type="image/jpeg"/>
</draw:frame>
The Embassy of the Turkey in Ukraine organizes a concert of Ukrainian -Turkish music "Two peoples -one heart" on the stage of the National Operetta of Ukraine.</text:p>
      <text:p text:style-name="P4">
The Turkish representation reported this in <text:a xlink:type="simple" xlink:href="https://twitter.com/tckievbe/status/1660941864252370946" text:style-name="Internet_20_link" text:visited-style-name="Visited_20_Internet_20_Link">
</text:a>
, reports Ukrinform.</text:p>
      <text:p text:style-name="P4">
“We were incredibly inspired by the fact that Ukrainian artists, despite all the difficulties <text:a xlink:type="simple" xlink:href="https://www.ukrinform.ua/tag-vijna" text:style-name="Internet_20_link" text:visited-style-name="Visited_20_Internet_20_Link">
</text:a>
conducted very good cultural events. We did everything possible to organize a common concert, where the historical music and dance of Turkey and Ukraine will be presented will be combined, ”the Embassy was.</text:p>
      <text:p text:style-name="P4">
<draw:frame draw:style-name="fr1" draw:name="Image91" text:anchor-type="as-char" svg:width="6.9236in" svg:height="5.173468in" draw:z-index="0">
<draw:image xlink:href="../Images/yкринформ/2023-05-23T18-34-06-03-00/1684855849-438.jpeg" xlink:type="simple" xlink:show="embed" xlink:actuate="onLoad" draw:mime-type="image/jpeg"/>
</draw:frame>
Therefore, on June 16 and 17, the Istanbul State Ensemble of Contemporary Folk Music and the Creative Group of the National Operetta of Ukraine are invited to a resolution from traditional tunes and dances to classical works.</text:p>
      <text:p text:style-name="P4">
<text:span text:style-name="T4">
 Read also: </text:span>
 <text:a xlink:type="simple" xlink:href="https://www.ukrinform.ua/rubric-culture/3713048-u-lvivskij-operi-vidbulisa-dva-koncerti-z-pisen-na-virsi-sergia-zadana.html" text:style-name="Internet_20_link" text:visited-style-name="Visited_20_Internet_20_Link">
<text:span text:style-name="T4">
 concert </text:span>
</text:a>
As it was reported, on May 22, a concert in support of Ukraine was released as part of the annual Osokin Festival.</text:p>
      <text:p text:style-name="P4">
News Source: <text:a xlink:type="simple" xlink:href="https://www.ukrinform.ua/rubric-culture/3713197-posolstvo-tureccini-organizovue-v-kievi-koncert-dva-narodi-odne-serce.html" text:style-name="Internet_20_link" text:visited-style-name="Visited_20_Internet_20_Link">
https://www.ukrinform.ua/rubric-culture/3713197-posolstvo-tureccini-organizovue-v-kievi-koncert-dva-narodi-odne-serce.html</text:a>
</text:p>
      <!--NEWS-->
      <text:h text:style-name="P10" text:outline-level="1">
<text:span text:style-name="T4">
The register of losses caused by aggression of the Russian Federation plan to launch from August - the Ministry of Justice</text:span>
</text:h>
      <text:p text:style-name="P4">
Authors: Ukrinform (Person)</text:p>
      <text:p text:style-name="P4">
Publisher: Укринформ (Organization)</text:p>
      <text:p text:style-name="P4">
Published Time: 2023-05-23T18:35:00+03:00</text:p>
      <text:p text:style-name="P4">
Modified Time: 2023-05-23T18:35:00+03:00</text:p>
      <text:p text:style-name="P4">
Description: The register of losses caused to Ukraine by aggression of the Russian Federation is planned to be launched since August this year. - Ukrinform.</text:p>
      <text:p text:style-name="P4">
Images: ['<text:a xlink:type="simple" xlink:href="https://static.ukrinform.com/photos/2022_07/thumb_files/630_360_1657202378-682.jpg" text:style-name="Internet_20_link" text:visited-style-name="Visited_20_Internet_20_Link">
630_360_16572...</text:a>
']</text:p>
      <text:p text:style-name="P4">
Tags: ["Мін'юст", 'Війна з Росією', 'Єдині новини', 'Реєстр збитків']</text:p>
      <text:p text:style-name="P4">
Type: Article</text:p>
      <!--METADATA-->
      <text:p text:style-name="P4">
<draw:frame draw:style-name="fr1" draw:name="Image92" text:anchor-type="as-char" svg:width="6.9236in" svg:height="3.956343in" draw:z-index="0">
<draw:image xlink:href="../Images/yкринформ/2023-05-23T18-35-00-03-00/630_360_1657202378-682.jpg" xlink:type="simple" xlink:show="embed" xlink:actuate="onLoad" draw:mime-type="image/jpeg"/>
</draw:frame>
The registries caused by Ukraine's aggression of the Russian Federation are planning to launch the current year since August.</text:p>
      <text:p text:style-name="P4">
Deputy Minister of Justice Irin Wise said this on the broadcasting of the only news, Ukrinform correspondent reports.</text:p>
      <text:p text:style-name="P4">
“We have currently moved from political declarations to legally binding documents. And in fact, a treaty signed in Reykjavik is a document that places certain obligations on the participating countries of such a treaty. 41 countries have been agreed, three more countries are under the stage of agreement of such accomplishment, and <text:a xlink:type="simple" xlink:href="https://www.ukrinform.ua/tag-evrosouz" text:style-name="Internet_20_link" text:visited-style-name="Visited_20_Internet_20_Link">
</text:a>
. Six countries, members of Europe, have not signed this treaty, ”the Wise said.</text:p>
      <text:p text:style-name="P4">
According to her, today the procedure for creating the management bodies of the signature contract is ongoing.</text:p>
      <text:p text:style-name="P4">
“It is an international organization where the Secretariat will work, in fact, it is a leech body that will collect information on evidence of the causes of the causes, and harm. There will be a board in this organization that will verify the evidence and include, in fact, the application and claims to the register itself. Tabuda the highest body - the conference of the parties to the parties, which will consist of all the hours who have joined this Agreement - 44 countries will be the EU, which will appoint the executive director and adopt the rules and procedures of this Register. We plan to make the registry work full, starting in the month. By this time, we will agree on all the necessary steps towards the creation of management and financing of this organization, ”the Deputy Minister explained.</text:p>
      <text:p text:style-name="P4">
<text:span text:style-name="T4">
 Read also: </text:span>
 <text:a xlink:type="simple" xlink:href="https://www.ukrinform.ua/rubric-polytics/3711877-minust-reestr-zbitkiv-vagomij-krok-u-procesi-pritagnenna-rf-do-vidpovidalnosti-za-agresiu.html" text:style-name="Internet_20_link" text:visited-style-name="Visited_20_Internet_20_Link">
</text:a>
She said that six countries that did not sign a registration agreement, "are the so -called friends of the Russian Federation - Armenia, Azerbaijan, Bosnia and Herzegovina, Hungary, Serbia and Turkey."</text:p>
      <text:p text:style-name="P4">
“However, I want to say that three of these six countries, in November year, supported a resolution on reparations adopted by the General Assembly, namely Bosnia and Herzegovina, Turkey and Hungary - they voted for the resolution. Therefore, we expect that after additional negotiations with these countries, it will still join the register, ”the Wise said.</text:p>
      <text:p text:style-name="P4">
The Deputy Minister reminded that the registry was opened.She also noted that the register of losses from aggression of the Russian Federation, not awarding the mechanization, but will collect the evidence base: “The register will collect information in the Tavclical in the database of all persons who will be declared and the evidence base. What is the design of the mandate, will have the competence to consider all the information that is being built in the register, to award the amounts and, accordingly, there will be a compensation fund, which will be the source of payment of decisions of this compensation commission. "</text:p>
      <text:p text:style-name="P4">
<text:span text:style-name="T4">
 Read also: </text:span>
 <text:a xlink:type="simple" xlink:href="https://www.ukrinform.ua/rubric-society/3712735-reestr-zbitkiv-zavdanih-agresieu-rf-vklucatime-i-skodu-zertvam-seksualnogo-nasilstva-minust.html" text:style-name="Internet_20_link" text:visited-style-name="Visited_20_Internet_20_Link">
<text:span text:style-name="T4">
 Registry </text:span>
 <text:span text:style-name="T4">
 </text:span>
 loss **</text:a>
The wise noted that these decisions will be made in conjunction with the international community, not exclusively by Ukraine, "although Ukraine will play a fairly role there." According to her, according to the signed agreement on the Register, the Executive Director may be a candidate proposed exclusively by Ukraine, also Ukraine submits its candidacy to the Board of this Register, and Takhzhkraine will be presented in the conference of the parties.</text:p>
      <text:p text:style-name="P4">
"That is, Ukraine will play a key role, but all actions will be jointly by the mass partners," the Wise emphasized.</text:p>
      <text:p text:style-name="P4">
As it was reported, on May 17 at the Council of Europe Summit in Reykjavik <text:a xlink:type="simple" xlink:href="https://www.ukrinform.ua/rubric-polytics/3710382-na-samiti-radi-evropi-stvorili-reestr-zbitkiv-ukraini-vid-agresii-rf.html" text:style-name="Internet_20_link" text:visited-style-name="Visited_20_Internet_20_Link">
</text:a>
, caused by the Ukrainian agency of the Russian Federation.</text:p>
      <text:p text:style-name="P4">
News Source: <text:a xlink:type="simple" xlink:href="https://www.ukrinform.ua/rubric-vidbudova/3713198-reestr-zbitkiv-zavdanih-agresieu-rf-planuut-zapustiti-z-serpna-minust.html" text:style-name="Internet_20_link" text:visited-style-name="Visited_20_Internet_20_Link">
https://www.ukrinform.ua/rubric-vidbudova/3713198-reestr-zbitkiv-zavdanih-agresieu-rf-planuut-zapustiti-z-serpna-minust.html</text:a>
</text:p>
      <!--NEWS-->
      <text:h text:style-name="P10" text:outline-level="1">
<text:span text:style-name="T4">
80 eco -activists were detained in Switzerland</text:span>
</text:h>
      <text:p text:style-name="P4">
Authors: Ukrinform (Person)</text:p>
      <text:p text:style-name="P4">
Publisher: Укринформ (Organization)</text:p>
      <text:p text:style-name="P4">
Published Time: 2023-05-23T18:36:00+03:00</text:p>
      <text:p text:style-name="P4">
Modified Time: 2023-05-23T18:36:00+03:00</text:p>
      <text:p text:style-name="P4">
Description: The Swiss police detained 80 "climatic activists" today who staged a protest rally at Geneva Airport. - Ukrinform.</text:p>
      <text:p text:style-name="P4">
Images: ['<text:a xlink:type="simple" xlink:href="https://static.ukrinform.com/photos/2023_05/thumb_files/630_360_1684856305-576.jpg" text:style-name="Internet_20_link" text:visited-style-name="Visited_20_Internet_20_Link">
630_360_16848...</text:a>
']</text:p>
      <text:p text:style-name="P4">
Tags: ['Швейцарія', 'Женева', 'Зміна клімату', 'активісти']</text:p>
      <text:p text:style-name="P4">
Type: Article</text:p>
      <!--METADATA-->
      <text:p text:style-name="P4">
<draw:frame draw:style-name="fr1" draw:name="Image93" text:anchor-type="as-char" svg:width="6.9236in" svg:height="3.956343in" draw:z-index="0">
<draw:image xlink:href="../Images/yкринформ/2023-05-23T18-36-00-03-00/630_360_1684856305-576.jpg" xlink:type="simple" xlink:show="embed" xlink:actuate="onLoad" draw:mime-type="image/jpeg"/>
</draw:frame>
Swiss police detained 80 "climatic activists" today, which was a protest rally at Geneva Airport.</text:p>
      <text:p text:style-name="P4">
As Ukrinform reports, it reports <text:a xlink:type="simple" xlink:href="https://www.swissinfo.ch/rus/радикальные-активисты-парализовали-аэропорт-женевы/48534806" text:style-name="Internet_20_link" text:visited-style-name="Visited_20_Internet_20_Link">
</text:a>
.</text:p>
      <text:p text:style-name="P4">
Conducting the largest exhibition of private aircraft business aircraft Evropean Business Aviation Convention &amp; Exhibition(EBACE)There were violations of "climatic activists", which on Tuesday morning to protest at Geneva Airport.</text:p>
      <text:p text:style-name="P4">
Air connection throughout the airport had to be suspended for one hour C 11: 40 for safety reasons.</text:p>
      <text:p text:style-name="P4">
More than one hundred activists from organizations took part in the protest action <text:a xlink:type="simple" xlink:href="https://www.ukrinform.ua/tag-greenpeace" text:style-name="Internet_20_link" text:visited-style-name="Visited_20_Internet_20_Link">
</text:a>
, Stay Ground Network, ExtinctionRebellion, Scientist Rebellion and other climatic organizations.</text:p>
      <text:p text:style-name="P4">
They called for completely banning the flights of private aircraft and blocked the main entrance to the exhibition of business aviation, which takes place at the Exhibition Center of the Palexpo near Geneva Airport.</text:p>
      <text:p text:style-name="P4">
<text:span text:style-name="T4">
 Read also: </text:span>
 <text:a xlink:type="simple" xlink:href="https://www.ukrinform.ua/rubric-world/3713111-bila-budivli-senatu-italii-ekoaktivisti-oblilisa-bagnukou.html" text:style-name="Internet_20_link" text:visited-style-name="Visited_20_Internet_20_Link">
</text:a>
Local police quickly intervened and expelled activists, some of whom have grown up to exhibit exhibits. In total, 80 people were detained.</text:p>
      <text:p text:style-name="P4">
It is noted that over the last 20 years, the number of private and business jets around the world has increased more than twice.</text:p>
      <text:p text:style-name="P4">
As reported by Ukrinform, two activists from Ultima Generazione(“Last Generation”)They protest against climate change, they were poured by the Italian Senate Senate in Rome.</text:p>
      <text:p text:style-name="P4">
News Source: <text:a xlink:type="simple" xlink:href="https://www.ukrinform.ua/rubric-world/3713201-u-svejcarii-zatrimali-80-ekoaktivistiv.html" text:style-name="Internet_20_link" text:visited-style-name="Visited_20_Internet_20_Link">
https://www.ukrinform.ua/rubric-world/3713201-u-svejcarii-zatrimali-80-ekoaktivistiv.html</text:a>
</text:p>
      <!--NEWS-->
      <text:h text:style-name="P10" text:outline-level="1">
<text:span text:style-name="T4">
In the capital were trained to assist with mass damage by chemicals</text:span>
</text:h>
      <text:p text:style-name="P4">
Authors: Ukrinform (Person)</text:p>
      <text:p text:style-name="P4">
Publisher: Укринформ (Organization)</text:p>
      <text:p text:style-name="P4">
Published Time: 2023-05-23T18:38:00+03:00</text:p>
      <text:p text:style-name="P4">
Modified Time: 2023-05-23T18:38:00+03:00</text:p>
      <text:p text:style-name="P4">
Description: On the basis of the Kyiv City Clinical Hospital, the city's readiness and response services were trained. - Ukrinform.</text:p>
      <text:p text:style-name="P4">
Images: ['<text:a xlink:type="simple" xlink:href="https://static.ukrinform.com/photos/2023_05/thumb_files/630_360_1684856311-449.jpg" text:style-name="Internet_20_link" text:visited-style-name="Visited_20_Internet_20_Link">
630_360_16848...</text:a>
', '<text:a xlink:type="simple" xlink:href="https://static.ukrinform.com/photos/2023_05/1684856223-613.jpg" text:style-name="Internet_20_link" text:visited-style-name="Visited_20_Internet_20_Link">
1684856223-61...</text:a>
', '<text:a xlink:type="simple" xlink:href="https://static.ukrinform.com/photos/2023_05/1684856222-844.jpg" text:style-name="Internet_20_link" text:visited-style-name="Visited_20_Internet_20_Link">
1684856222-84...</text:a>
', '<text:a xlink:type="simple" xlink:href="https://static.ukrinform.com/photos/2023_05/1684856223-595.jpg" text:style-name="Internet_20_link" text:visited-style-name="Visited_20_Internet_20_Link">
1684856223-59...</text:a>
']</text:p>
      <text:p text:style-name="P4">
Tags: ['Хімічна зброя', 'Надзвичайна ситуація', 'Лікарі', 'Київ']</text:p>
      <text:p text:style-name="P4">
Type: Article</text:p>
      <!--METADATA-->
      <text:p text:style-name="P4">
<draw:frame draw:style-name="fr1" draw:name="Image94" text:anchor-type="as-char" svg:width="6.9236in" svg:height="3.956343in" draw:z-index="0">
<draw:image xlink:href="../Images/yкринформ/2023-05-23T18-38-00-03-00/630_360_1684856311-449.jpg" xlink:type="simple" xlink:show="embed" xlink:actuate="onLoad" draw:mime-type="image/jpeg"/>
</draw:frame>
At the base of the City Clinical Hospital of Emergency Medical Assistance, the city's services were trained in chemical readiness and response.</text:p>
      <text:p text:style-name="P4">
As Ukrinform reports, it reports <text:a xlink:type="simple" xlink:href="https://kyivcity.gov.ua/news/na_bazi_kivsko_misko_klinichno_likarni_shvidko_medichno_dopomogi_proyshli_navchannya_sluzhb_mista_z_khimichno_gotovnosti_ta_reaguvannya__valentina_ginzburg/" text:style-name="Internet_20_link" text:visited-style-name="Visited_20_Internet_20_Link">
</text:a>
"Doctors of the Kyiv City Emergency Hospital, Center for Emergency Medical Assistance and Catastrophe Medicine together with the staff of the State Emergency Service of Ukraine worked out an algorithm of response of Nadadza extraordinary events with the release of chemicals," - the message reads.</text:p>
      <text:p text:style-name="P4">
The director of the Health Department Valentin Ginsburg reminded that "the third interagency large -scale exercises, the purpose of which is to achieve a clear cost of services of services, if there is a need to assist the primary damage by chemicals."</text:p>
      <text:p text:style-name="P4">
<draw:frame draw:style-name="fr1" draw:name="Image95" text:anchor-type="as-char" svg:width="6.9236in" svg:height="6.9236in" draw:z-index="0">
<draw:image xlink:href="../Images/yкринформ/2023-05-23T18-38-00-03-00/1684856223-613.jpg" xlink:type="simple" xlink:show="embed" xlink:actuate="onLoad" draw:mime-type="image/jpeg"/>
</draw:frame>
As in the previous work, the imaginary emergency situation was played by an Iven start - with a case notification. The script was made in such a way that in the course of its development, to take into account all possible circumstances and events that may complicate the tasks of the participants.</text:p>
      <text:p text:style-name="P4">
<draw:frame draw:style-name="fr1" draw:name="Image96" text:anchor-type="as-char" svg:width="6.9236in" svg:height="6.9236in" draw:z-index="0">
<draw:image xlink:href="../Images/yкринформ/2023-05-23T18-38-00-03-00/1684856222-844.jpg" xlink:type="simple" xlink:show="embed" xlink:actuate="onLoad" draw:mime-type="image/jpeg"/>
</draw:frame>
The whole process of assistance was worked out with mass damage by dangerous chemical substances from the moment of evacuation of the victims from the city of events, conducting decontamation(measures to eliminate chimagents from the surface of the body)before sorting and providing medical care at a pre -hospital hospital stages.</text:p>
      <text:p text:style-name="P4">
<text:span text:style-name="T4">
 Read also: </text:span>
 <text:a xlink:type="simple" xlink:href="https://www.ukrinform.ua/rubric-kyiv/3687067-kiani-mozut-bezkostovno-otrimuvati-reabilitacijni-poslugi-v-38-komunalnih-medzakladah.html" text:style-name="Internet_20_link" text:visited-style-name="Visited_20_Internet_20_Link">
</text:a>
</text:p>
      <text:p text:style-name="P4">
<draw:frame draw:style-name="fr1" draw:name="Image97" text:anchor-type="as-char" svg:width="6.9236in" svg:height="6.9236in" draw:z-index="0">
<draw:image xlink:href="../Images/yкринформ/2023-05-23T18-38-00-03-00/1684856223-595.jpg" xlink:type="simple" xlink:show="embed" xlink:actuate="onLoad" draw:mime-type="image/jpeg"/>
</draw:frame>
“Doctors and employees of the SES - every professional in their field. But any cascade needs, in addition to professional skills, a clear understanding of the rules. Especially when it comes to people's lives, ”Ginsburg said.“Healthcare professionals are always better to know and be able to be more than you need. Therefore, in the capital we use every opportunity for training, training, mastering new professional skills. This is a justified approach, because often it depends from a doctor whether life will be saved. More precisely, as far as professional, he is confident in his actions, worked out for automatism, ”Ginsburg summed up.</text:p>
      <text:p text:style-name="P4">
She thanked the Kiev doctors that "that they fully share this position in today's difficult circumstances are treated with self -improvement responsibly than their work."</text:p>
      <text:p text:style-name="P4">
As reported by Ukrinform, <text:a xlink:type="simple" xlink:href="https://www.ukrinform.ua/rubric-kyiv/3712905-oborona-kieva-u-stolici-ta-oblasti-tri-dni-jtimut-vijskovi-navcanna.html" text:style-name="Internet_20_link" text:visited-style-name="Visited_20_Internet_20_Link">
</text:a>
with the participation of units of group of forces and means of defense of Kiev.</text:p>
      <text:p text:style-name="P4">
<text:span text:style-name="T5">
Foto: KMDA</text:span>
</text:p>
      <text:p text:style-name="P4">
News Source: <text:a xlink:type="simple" xlink:href="https://www.ukrinform.ua/rubric-kyiv/3713212-u-stolici-projsli-navcanna-z-nadanna-dopomogi-pri-masovomu-urazenni-himikatami.html" text:style-name="Internet_20_link" text:visited-style-name="Visited_20_Internet_20_Link">
https://www.ukrinform.ua/rubric-kyiv/3713212-u-stolici-projsli-navcanna-z-nadanna-dopomogi-pri-masovomu-urazenni-himikatami.html</text:a>
</text:p>
      <!--NEWS-->
      <text:h text:style-name="P10" text:outline-level="1">
<text:span text:style-name="T4">
In Donetsk, five men and two women who died during the occupation were discovered</text:span>
</text:h>
      <text:p text:style-name="P4">
Authors: Ukrinform (Person)</text:p>
      <text:p text:style-name="P4">
Publisher: Укринформ (Organization)</text:p>
      <text:p text:style-name="P4">
Published Time: 2023-05-23T18:41:24+03:00</text:p>
      <text:p text:style-name="P4">
Modified Time: 2023-05-23T18:41:24+03:00</text:p>
      <text:p text:style-name="P4">
Description: In the liberated village of the Mother of God Donetsk region, law enforcement officers found the bodies of five men and two women who died during the temporary seizure of the region by the Russian Federation. - Ukrinform.</text:p>
      <text:p text:style-name="P4">
Images: ['<text:a xlink:type="simple" xlink:href="https://static.ukrinform.com/photos/2023_05/thumb_files/630_360_1684856325-736.jpeg" text:style-name="Internet_20_link" text:visited-style-name="Visited_20_Internet_20_Link">
630_360_16848...</text:a>
']</text:p>
      <text:p text:style-name="P4">
Tags: ['Донеччина', 'Окупація', 'Ексгумація', 'Війна з Росією']</text:p>
      <text:p text:style-name="P4">
Type: Article</text:p>
      <!--METADATA-->
      <text:p text:style-name="P4">
<draw:frame draw:style-name="fr1" draw:name="Image98" text:anchor-type="as-char" svg:width="6.9236in" svg:height="3.956343in" draw:z-index="0">
<draw:image xlink:href="../Images/yкринформ/2023-05-23T18-41-24-03-00/630_360_1684856325-736.jpeg" xlink:type="simple" xlink:show="embed" xlink:actuate="onLoad" draw:mime-type="image/jpeg"/>
</draw:frame>
The village enforcement agencies discovered the village enforcement agencies and two women who died during the temporary capture of the region of the Russian Federation.</text:p>
      <text:p text:style-name="P4">
According to Ukrinform, the prosecutor General's Office reports in <text:a xlink:type="simple" xlink:href="https://t.me/pgo_gov_ua/12446" text:style-name="Internet_20_link" text:visited-style-name="Visited_20_Internet_20_Link">
</text:a>
In the procedural guidance of the Donetsk Regional Prosecutor's Office, investigative and operative measures are continued to identify and document <text:a xlink:type="simple" xlink:href="https://www.ukrinform.ua/tag-vijskovi-zlocinihttps://www.ukrinform.ua/tag-vijskovi-zlocini" text:style-name="Internet_20_link" text:visited-style-name="Visited_20_Internet_20_Link">
</text:a>
, committed by representatives of the Armed Forces of the Russian Federation in the territory of the region.</text:p>
      <text:p text:style-name="P4">
"Prosecutors, together with investigators of the police, during the inspection of the terrain in the liberated village of the Virgin Kramatorsk district, found the bodies of five men and two -women, who at the time of death were from 60 to 72 years. Persons two more dead are established," the statement said.</text:p>
      <text:p text:style-name="P4">
Everyone was killed during the temporary seizure of the settlement of the Russian Federation Universal Forces.</text:p>
      <text:p text:style-name="P4">
The body is currently sent for forensic examination.</text:p>
      <text:p text:style-name="P4">
Measures are being taken to establish circumstances, witnesses and eyewitnesses.</text:p>
      <text:p text:style-name="P4">
<text:span text:style-name="T4">
 Read also: </text:span>
 <text:a xlink:type="simple" xlink:href="https://www.ukrinform.ua/rubric-regions/3710267-na-doneccini-eksgumuvali-se-cotiri-tila-zagiblih-pid-cas-okupacii.html" text:style-name="Internet_20_link" text:visited-style-name="Visited_20_Internet_20_Link">
<text:span text:style-name="T4">
 Exhumum </text:span>
</text:a>
There is a pre -trial investigation into violation of the laws and customs of war combined with premeditated murder(Part 2 of Art. 438 of the Criminal Code of Ukraine).</text:p>
      <text:p text:style-name="P4">
Як повідомляв Укрінформ, у Донецькій області на звільнених від російськихвійськ територіях правоохоронці <text:a xlink:type="simple" xlink:href="https://www.ukrinform.ua/rubric-regions/3707418-na-zvilnenih-teritoriah-doneccini-viavili-385-til-identifikovani-282-osobi.html" text:style-name="Internet_20_link" text:visited-style-name="Visited_20_Internet_20_Link">
 </text:a>
, 282 people have been identified today.</text:p>
      <text:p text:style-name="P4">
News Source: <text:a xlink:type="simple" xlink:href="https://www.ukrinform.ua/rubric-regions/3713200-na-doneccini-viavili-tila-patoh-colovikiv-ta-dvoh-zinok-aki-zaginuli-pid-cas-okupacii.html" text:style-name="Internet_20_link" text:visited-style-name="Visited_20_Internet_20_Link">
https://www.ukrinform.ua/rubric-regions/3713200-na-doneccini-viavili-tila-patoh-colovikiv-ta-dvoh-zinok-aki-zaginuli-pid-cas-okupacii.html</text:a>
</text:p>
      <!--NEWS-->
      <text:h text:style-name="P10" text:outline-level="1">
<text:span text:style-name="T4">
Awarded arbitrators for the finals of football European Cups</text:span>
</text:h>
      <text:p text:style-name="P4">
Authors: Ukrinform (Person)</text:p>
      <text:p text:style-name="P4">
Publisher: Укринформ (Organization)</text:p>
      <text:p text:style-name="P4">
Published Time: 2023-05-23T18:43:35+03:00</text:p>
      <text:p text:style-name="P4">
Modified Time: 2023-05-23T18:43:35+03:00</text:p>
      <text:p text:style-name="P4">
Description: The Union of European Football Associations (UEFA) has announced arbitrators for the final matches of the European Cups of the season2022/23. - Ukrinform.</text:p>
      <text:p text:style-name="P4">
Images: ['<text:a xlink:type="simple" xlink:href="https://static.ukrinform.com/photos/2023_05/thumb_files/630_360_1684856505-893.jpg" text:style-name="Internet_20_link" text:visited-style-name="Visited_20_Internet_20_Link">
630_360_16848...</text:a>
']</text:p>
      <text:p text:style-name="P4">
Tags: ['Футбол', 'Ліга чемпіонів', 'Ліга Європи', 'Судді', 'Ліга конференцій УЄФА']</text:p>
      <text:p text:style-name="P4">
Type: Article</text:p>
      <!--METADATA-->
      <text:p text:style-name="P4">
<draw:frame draw:style-name="fr1" draw:name="Image99" text:anchor-type="as-char" svg:width="6.9236in" svg:height="3.956343in" draw:z-index="0">
<draw:image xlink:href="../Images/yкринформ/2023-05-23T18-43-35-03-00/630_360_1684856505-893.jpg" xlink:type="simple" xlink:show="embed" xlink:actuate="onLoad" draw:mime-type="image/jpeg"/>
</draw:frame>
The Union of European Football Associations(UEFA)He announced the arbitrators for the European Cups of the season 2022/23.</text:p>
      <text:p text:style-name="P4">
The decisive match of the League of Europe "Seville" - "Roma" on May 31 at "Pushkash Arena"(Hungary)The judicial brigade from England headed by Zenton Taylor will serve, Ukrinform reports.</text:p>
      <text:p text:style-name="P4">
The conference League final on June 7 at Sinobo Stedium in Prague(Czech Republic)Attorney arbitrators from Spain with Carlos Del Serro Grande headed.</text:p>
      <text:p text:style-name="P4">
<text:span text:style-name="T4">
 Read also: </text:span>
 <text:a xlink:type="simple" xlink:href="https://www.ukrinform.ua/rubric-sports/3712697-fifa-se-na-rik-prodovzila-pravilo-so-dozvolae-rozrivati-kontrakti-cerez-vijnu-v-ukraini.html" text:style-name="Internet_20_link" text:visited-style-name="Visited_20_Internet_20_Link">
</text:a>
UEFA Champions League final match on June 10 at Ataturk Olympic Stadium in Istanbul(Turkey)Shimon Marchyniak from Poland will be held.</text:p>
      <text:p text:style-name="P4">
In the photo: Shimon Marchyniak in the Champions League match(AP Photos).</text:p>
      <text:p text:style-name="P4">
News Source: <text:a xlink:type="simple" xlink:href="https://www.ukrinform.ua/rubric-sports/3713202-priznaceno-arbitriv-na-finali-futbolnih-evrokubkiv.html" text:style-name="Internet_20_link" text:visited-style-name="Visited_20_Internet_20_Link">
https://www.ukrinform.ua/rubric-sports/3713202-priznaceno-arbitriv-na-finali-futbolnih-evrokubkiv.html</text:a>
</text:p>
      <!--NEWS-->
      <text:h text:style-name="P10" text:outline-level="1">
<text:span text:style-name="T4">
Russian Court left WSJ Gershkovich journalist in a pre -trial detention center by the end of the summer</text:span>
</text:h>
      <text:p text:style-name="P4">
Authors: Ukrinform (Person)</text:p>
      <text:p text:style-name="P4">
Publisher: Укринформ (Organization)</text:p>
      <text:p text:style-name="P4">
Published Time: 2023-05-23T18:45:34+03:00</text:p>
      <text:p text:style-name="P4">
Modified Time: 2023-05-23T18:45:34+03:00</text:p>
      <text:p text:style-name="P4">
Description: The Moscow Lefortivsky District Court continued the arrest of the Wall Street Journal journalist Evan Gershkovich, who is accused of espionage, until August 30. - Ukrinform.</text:p>
      <text:p text:style-name="P4">
Images: ['<text:a xlink:type="simple" xlink:href="https://static.ukrinform.com/photos/2023_03/thumb_files/630_360_1680175015-446.jpg" text:style-name="Internet_20_link" text:visited-style-name="Visited_20_Internet_20_Link">
630_360_16801...</text:a>
']</text:p>
      <text:p text:style-name="P4">
Tags: ['Арешт', 'Журналіст', 'Росія', 'The Wall Street Journal ', 'Еван Гершкович']</text:p>
      <text:p text:style-name="P4">
Type: Article</text:p>
      <!--METADATA-->
      <text:p text:style-name="P4">
<draw:frame draw:style-name="fr1" draw:name="Image100" text:anchor-type="as-char" svg:width="6.9236in" svg:height="3.956343in" draw:z-index="0">
<draw:image xlink:href="../Images/yкринформ/2023-05-23T18-45-34-03-00/630_360_1680175015-446.jpg" xlink:type="simple" xlink:show="embed" xlink:actuate="onLoad" draw:mime-type="image/jpeg"/>
</draw:frame>
Moscow's Lefortiv District Court continued the arrest of the Wall Streetjournal journalist Evan Gershkovich, who is accused of espionage, until August 30.</text:p>
      <text:p text:style-name="P4">
As Ukrinform reports, it reports <text:a xlink:type="simple" xlink:href="https://zona.media/news/2023/05/23/evan" text:style-name="Internet_20_link" text:visited-style-name="Visited_20_Internet_20_Link">
</text:a>
.</text:p>
      <text:p text:style-name="P4">
The court session took place in closed mode.</text:p>
      <text:p text:style-name="P4">
According to the Telegram-Channel "Careful, News", in addition, journalists were told that Gershkovich's case materials did not go to court, and the press service was ignored. The Media Again was also unable to receive answers from the court press service.</text:p>
      <text:p text:style-name="P4">
<text:span text:style-name="T4">
 Read also: </text:span>
 <text:a xlink:type="simple" xlink:href="https://www.ukrinform.ua/rubric-world/3708046-ssa-sukaut-po-svitu-rosijskih-spiguniv-dla-obminu-dvoh-amerikanciv-akih-uvaznila-moskva.html" text:style-name="Internet_20_link" text:visited-style-name="Visited_20_Internet_20_Link">
</text:a>
As reported by Ukrinform, the WSJ Reporter <text:a xlink:type="simple" xlink:href="https://www.ukrinform.ua/rubric-world/3689361-u-rosii-za-spigunstvo-zatrimali-zurnalista-the-wall-street-journal.html" text:style-name="Internet_20_link" text:visited-style-name="Visited_20_Internet_20_Link">
</text:a>
In the Russian Federation on March 29, 2023, during a journalistic business trip of the pre -Katerinburg. He became the first representative of the US media, <text:a xlink:type="simple" xlink:href="https://www.ukrinform.ua/rubric-world/3689560-sprava-pro-spigunstvo-sud-u-moskvi-zaarestuvav-zurnalista-wsj-gerskovica.html" text:style-name="Internet_20_link" text:visited-style-name="Visited_20_Internet_20_Link">
</text:a>
Russian authorities.</text:p>
      <text:p text:style-name="P4">
Gershkovich is accused of espionage.</text:p>
      <text:p text:style-name="P4">
<text:span text:style-name="T4">
 Read also: </text:span>
 <text:a xlink:type="simple" xlink:href="https://www.ukrinform.ua/rubric-world/3703931-kerivnik-nyt-v-oon-miznarodne-spivtovaristvo-mae-karati-za-represii-proti-zurnalistiv.html" text:style-name="Internet_20_link" text:visited-style-name="Visited_20_Internet_20_Link">
</text:a>
According to the FSB, the Wall Street Journal correspondent "at the task of the American page made information that constitutes the State Security Service, about the activities of the enterprise of the Russian military-industrial complex." Gershkovich himself rejected him.</text:p>
      <text:p text:style-name="P4">
<text:span text:style-name="T5">
Foto: wsj</text:span>
</text:p>
      <text:p text:style-name="P4">
News Source: <text:a xlink:type="simple" xlink:href="https://www.ukrinform.ua/rubric-world/3713203-rosijskij-sud-zalisiv-zurnalista-wsj-gerskovica-u-sizo-do-kinca-lita.html" text:style-name="Internet_20_link" text:visited-style-name="Visited_20_Internet_20_Link">
https://www.ukrinform.ua/rubric-world/3713203-rosijskij-sud-zalisiv-zurnalista-wsj-gerskovica-u-sizo-do-kinca-lita.html</text:a>
</text:p>
      <!--NEWS-->
      <text:h text:style-name="P10" text:outline-level="1">
<text:span text:style-name="T4">
Shmigal after another shelling of the ZPE - Ukraine is working to force Russia to leave the station</text:span>
</text:h>
      <text:p text:style-name="P4">
Authors: Ukrinform (Person)</text:p>
      <text:p text:style-name="P4">
Publisher: Укринформ (Organization)</text:p>
      <text:p text:style-name="P4">
Published Time: 2023-05-23T18:48:00+03:00</text:p>
      <text:p text:style-name="P4">
Modified Time: 2023-05-23T18:48:00+03:00</text:p>
      <text:p text:style-name="P4">
Description: Ukraine works with all partners to force Russia to leave the Zaporozhye NPP and make a demilitarized area around the station. - Ukrinform.</text:p>
      <text:p text:style-name="P4">
Images: ['<text:a xlink:type="simple" xlink:href="https://static.ukrinform.com/photos/2023_03/thumb_files/630_360_1677849280-201.jpg" text:style-name="Internet_20_link" text:visited-style-name="Visited_20_Internet_20_Link">
630_360_16778...</text:a>
']</text:p>
      <text:p text:style-name="P4">
Tags: ['Окупація', 'Шмигаль', 'Запорізька АЕС', 'Війна з Росією']</text:p>
      <text:p text:style-name="P4">
Type: Article</text:p>
      <!--METADATA-->
      <text:p text:style-name="P4">
<draw:frame draw:style-name="fr1" draw:name="Image101" text:anchor-type="as-char" svg:width="6.9236in" svg:height="3.956343in" draw:z-index="0">
<draw:image xlink:href="../Images/yкринформ/2023-05-23T18-48-00-03-00/630_360_1677849280-201.jpg" xlink:type="simple" xlink:show="embed" xlink:actuate="onLoad" draw:mime-type="image/jpeg"/>
</draw:frame>
Ukraine has worked with all partners to force Russia to leave the Zaporizhzhya NPPs around the station of the demilitarized area.</text:p>
      <text:p text:style-name="P4">
About this Prime Minister Denis Shmigal <text:a xlink:type="simple" xlink:href="https://t.me/Denys_Smyhal/5277" text:style-name="Internet_20_link" text:visited-style-name="Visited_20_Internet_20_Link">
</text:a>
The government of the government, reports Ukrinform.</text:p>
      <text:p text:style-name="P4">
“The occupation of our Zaporozhye nuclear power plants continues to remain a great threat. Russian terrorists continue shelling of the infrastructure station. Because of this, it has already been deactivated. Now Ukrenergo has restored the power of the station, but tremendous risks remain. We work Zuzima by partners to force Russia to leave with <text:a xlink:type="simple" xlink:href="https://www.ukrinform.ua/tag-zaporizka-aes" text:style-name="Internet_20_link" text:visited-style-name="Visited_20_Internet_20_Link">
</text:a>
But to make a demilitarized area around the station, ”said Shmigal.</text:p>
      <text:p text:style-name="P4">
According to him, the other focus of the government is economic sustainability. This year, the country has already received $ 17 billion of assistance from international partners. For the first time in a year and a half exceeding the level of exceeding the level of business activity. It speaks of more or less positive expectations of entrepreneurs-as far as possible in the conditions of a full-scale war, says Premier.</text:p>
      <text:p text:style-name="P4">
<text:span text:style-name="T4">
 Read also: </text:span>
 <text:a xlink:type="simple" xlink:href="https://www.ukrinform.ua/rubric-vidbudova/3713175-urad-vidilae-588-miljoniv-budzetam-semi-oblastej-na-proekti-z-vidnovlenna-smigal.html" text:style-name="Internet_20_link" text:visited-style-name="Visited_20_Internet_20_Link">
<text:span text:style-name="T4">
 Shmigal </text:span>
</text:a>
As reported, as a result of the shelling on the night of May 22, the last highway line of the Dniprovska 750kv was switched on, from which the Zaporizhzhia NPP was powered by.(https://www.ukrinform.ua/rubric-economy/3712445-zaes-cerez-obstril-usome-za-cas-okupacii-perejsla-v-rezim-blekautu.html)ZPP, the largest nuclear power plant in Europe, since March 4, 2022, captured by the Russian military, since then on the station of the station, the invaders have placed military equipment and ammunition, firing the surrounding area.</text:p>
      <text:p text:style-name="P4">
News Source: <text:a xlink:type="simple" xlink:href="https://www.ukrinform.ua/rubric-ato/3713205-smigal-pisla-cergovogo-obstrilu-zaes-ukraina-pracue-nad-tim-sob-zmusiti-rosiu-zalisiti-stanciu.html" text:style-name="Internet_20_link" text:visited-style-name="Visited_20_Internet_20_Link">
https://www.ukrinform.ua/rubric-ato/3713205-smigal-pisla-cergovogo-obstrilu-zaes-ukraina-pracue-nad-tim-sob-zmusiti-rosiu-zalisiti-stanciu.html</text:a>
</text:p>
      <!--NEWS-->
      <text:h text:style-name="P10" text:outline-level="1">
<text:span text:style-name="T4">
Stefanchuk called on Sweden Parliament to promote the transfer of weapons to Ukraine</text:span>
</text:h>
      <text:p text:style-name="P4">
Authors: Ukrinform (Person)</text:p>
      <text:p text:style-name="P4">
Publisher: Укринформ (Organization)</text:p>
      <text:p text:style-name="P4">
Published Time: 2023-05-23T18:50:14+03:00</text:p>
      <text:p text:style-name="P4">
Modified Time: 2023-05-23T18:50:14+03:00</text:p>
      <text:p text:style-name="P4">
Description: The Chairman of the Verkhovna Rada of Ukraine Ruslan Stefanchuk called on the parliamentarians of the Shvetsky Ricksdag to assist in the transfer of weapons to Ukraine. - Ukrinform.</text:p>
      <text:p text:style-name="P4">
Images: ['<text:a xlink:type="simple" xlink:href="https://static.ukrinform.com/photos/2023_05/thumb_files/630_360_1684856966-575.jpeg" text:style-name="Internet_20_link" text:visited-style-name="Visited_20_Internet_20_Link">
630_360_16848...</text:a>
', '<text:a xlink:type="simple" xlink:href="https://static.ukrinform.com/photos/2023_05/1684856966-549.jpeg" text:style-name="Internet_20_link" text:visited-style-name="Visited_20_Internet_20_Link">
1684856966-54...</text:a>
', '<text:a xlink:type="simple" xlink:href="https://static.ukrinform.com/photos/2023_05/1684856966-927.jpeg" text:style-name="Internet_20_link" text:visited-style-name="Visited_20_Internet_20_Link">
1684856966-92...</text:a>
']</text:p>
      <text:p text:style-name="P4">
Tags: ['Швеція', 'Зброя', 'Стефанчук', 'Війна з Росією']</text:p>
      <text:p text:style-name="P4">
Type: Article</text:p>
      <!--METADATA-->
      <text:p text:style-name="P4">
<draw:frame draw:style-name="fr1" draw:name="Image102" text:anchor-type="as-char" svg:width="6.9236in" svg:height="3.956343in" draw:z-index="0">
<draw:image xlink:href="../Images/yкринформ/2023-05-23T18-50-14-03-00/630_360_1684856966-575.jpeg" xlink:type="simple" xlink:show="embed" xlink:actuate="onLoad" draw:mime-type="image/jpeg"/>
</draw:frame>
Ruslan Stefanchuk, the Golovverk Council of Ukraine, called on the parliamentarians of Schwetskivksdag to assist in the transfer of weapons to Ukraine.</text:p>
      <text:p text:style-name="P4">
He made the corresponding call during a speech in the Parliament of Sweden, the textbook published <text:a xlink:type="simple" xlink:href="https://www.rada.gov.ua/news/Top-novyna/236807.html" text:style-name="Internet_20_link" text:visited-style-name="Visited_20_Internet_20_Link">
</text:a>
 <text:a xlink:type="simple" xlink:href="https://www.rada.gov.ua/news/Top-novyna/236807.html" text:style-name="Internet_20_link" text:visited-style-name="Visited_20_Internet_20_Link">
</text:a>
, reports Ukrinform.</text:p>
      <text:p text:style-name="P4">
"Russia lives with totalitarian dogmas of historical revenge not only for its military masters in the past, but even for the fact that someone lives better than it," the speaker of the Ukrainian Parliament has summarized.</text:p>
      <text:p text:style-name="P4">
He expressed the opinion that not only the Ukrainian neighboring states, but also those that Russia "cannot forgive its ownership and totalitarianism, under threat from the actions of the aggressor state, but also those that Russia cannot forgive its ownership and totalitarianism."</text:p>
      <text:p text:style-name="P4">
<draw:frame draw:style-name="fr1" draw:name="Image103" text:anchor-type="as-char" svg:width="6.9236in" svg:height="4.615733in" draw:z-index="0">
<draw:image xlink:href="../Images/yкринформ/2023-05-23T18-50-14-03-00/1684856966-549.jpeg" xlink:type="simple" xlink:show="embed" xlink:actuate="onLoad" draw:mime-type="image/jpeg"/>
</draw:frame>
Stefanchuk is convinced that the enemy should be repeatedly repelled.</text:p>
      <text:p text:style-name="P4">
“Give us even more howits archer to finish this <text:a xlink:type="simple" xlink:href="https://www.ukrinform.ua/tag-vijna" text:style-name="Internet_20_link" text:visited-style-name="Visited_20_Internet_20_Link">
</text:a>
Our common victory!Give us your LEEPARD to throw the enemy for our borders. Give us your Gripen to protect the sky over Ukraine, ”the speaker of the Ukrainian Parliament added.</text:p>
      <text:p text:style-name="P4">
<text:span text:style-name="T4">
 Read also: </text:span>
 <text:a xlink:type="simple" xlink:href="https://www.ukrinform.ua/rubric-polytics/3712979-stefancuk-zustrivsa-z-premerom-svecii-obgovorili-podalsu-pidtrimku-ukraini.html" text:style-name="Internet_20_link" text:visited-style-name="Visited_20_Internet_20_Link">
<text:span text:style-name="T4">
 Sweden </text:span>
</text:a>
In addition, the Chairman of the Verkhovna Rada of Ukraine called on Sweden to recognize the Russian federation by the state-existence of terrorism, and its private military companies-terrorist organizations.</text:p>
      <text:p text:style-name="P4">
"We are counting on the voice of the Swedish Ricksdag in favor of recognizing Russian federation by the state-existence of terrorism, and it is funded by private military companies such as Wagner-terrorist organizations," said Golovavr.</text:p>
      <text:p text:style-name="P4">
<draw:frame draw:style-name="fr1" draw:name="Image104" text:anchor-type="as-char" svg:width="6.9236in" svg:height="4.615733in" draw:z-index="0">
<draw:image xlink:href="../Images/yкринформ/2023-05-23T18-50-14-03-00/1684856966-927.jpeg" xlink:type="simple" xlink:show="embed" xlink:actuate="onLoad" draw:mime-type="image/jpeg"/>
</draw:frame>
The speaker of the Ukrainian Parliament noted that Ukraine appreciates the participation of Sweden in the Core Group, which is already 37 states that work together to bring an aggressor to international legal responsibility.</text:p>
      <text:p text:style-name="P4">
Stefanchuk also called on Sweden to join the support and implementation of the formular proposed by President of Ukraine Volodymyr Zelensky.</text:p>
      <text:p text:style-name="P4">
<text:span text:style-name="T4">
 Read also: </text:span>
 <text:a xlink:type="simple" xlink:href="https://www.ukrinform.ua/rubric-polytics/3712655-stefancuk-zaklikav-sveciu-peredati-ukraini-vinisuvaci-gripen.html" text:style-name="Internet_20_link" text:visited-style-name="Visited_20_Internet_20_Link">
<text:span text:style-name="T4">
 Sweden </text:span>
</text:a>
</text:p>
      <text:p text:style-name="P4">
As reported by Ukrinform, the Chairman of the Verkhovna Rada of Ukraine Ruslan Stefanchuschukri to a working visit to the Scandinavian countries.</text:p>
      <text:p text:style-name="P4">
News Source: <text:a xlink:type="simple" xlink:href="https://www.ukrinform.ua/rubric-polytics/3713208-stefancuk-zaklikav-parlament-svecii-pospriati-peredaci-ukraini-zbroi.html" text:style-name="Internet_20_link" text:visited-style-name="Visited_20_Internet_20_Link">
https://www.ukrinform.ua/rubric-polytics/3713208-stefancuk-zaklikav-parlament-svecii-pospriati-peredaci-ukraini-zbroi.html</text:a>
</text:p>
      <!--NEWS-->
      <text:h text:style-name="P10" text:outline-level="1">
<text:span text:style-name="T4">
Announces the approaching enemy UAV: Ukrainian inventors have created a drone detector</text:span>
</text:h>
      <text:p text:style-name="P4">
Authors: Ukrinform (Person)</text:p>
      <text:p text:style-name="P4">
Publisher: Укринформ (Organization)</text:p>
      <text:p text:style-name="P4">
Published Time: 2023-05-23T18:52:00+03:00</text:p>
      <text:p text:style-name="P4">
Modified Time: 2023-05-23T18:52:00+03:00</text:p>
      <text:p text:style-name="P4">
Description: Inventors from Rivne region created a drone detector for the safety of Ukrainian defenders from air drones. - Ukrinform.</text:p>
      <text:p text:style-name="P4">
Images: ['<text:a xlink:type="simple" xlink:href="https://static.ukrinform.com/photos/2023_05/thumb_files/630_360_1684857361-244.jpeg" text:style-name="Internet_20_link" text:visited-style-name="Visited_20_Internet_20_Link">
630_360_16848...</text:a>
', '<text:a xlink:type="simple" xlink:href="https://static.ukrinform.com/photos/2023_05/1684857326-449.jpeg" text:style-name="Internet_20_link" text:visited-style-name="Visited_20_Internet_20_Link">
1684857326-44...</text:a>
']</text:p>
      <text:p text:style-name="P4">
Tags: ['Безпілотник', 'Рівненщина', 'Винахід', 'Дрон']</text:p>
      <text:p text:style-name="P4">
Type: Article</text:p>
      <!--METADATA-->
      <text:p text:style-name="P4">
<draw:frame draw:style-name="fr1" draw:name="Image105" text:anchor-type="as-char" svg:width="6.9236in" svg:height="3.956343in" draw:z-index="0">
<draw:image xlink:href="../Images/yкринформ/2023-05-23T18-52-00-03-00/630_360_1684857361-244.jpeg" xlink:type="simple" xlink:show="embed" xlink:actuate="onLoad" draw:mime-type="image/jpeg"/>
</draw:frame>
Inventors from Rivne region have created a drone detector for the safety of Ukrainian protection from air drones.</text:p>
      <text:p text:style-name="P4">
As Ukrinform reports, about it in <text:a xlink:type="simple" xlink:href="https://t.me/v_pekarskiy/1841" text:style-name="Internet_20_link" text:visited-style-name="Visited_20_Internet_20_Link">
</text:a>
The tellinger of the Dubensky region Vsevolod Bakery.</text:p>
      <text:p text:style-name="P4">
"Inventors from Mlynov have created a drone detector who will be useful to the defenders of zero," the message reads.</text:p>
      <text:p text:style-name="P4">
As it is noted, the founders of the Mlyniv company Kseonics Technology Sergititkov and Dmitry Renzhin have developed a drone detector for the safety of Ukrainian protection from air drones.</text:p>
      <text:p text:style-name="P4">
<draw:frame draw:style-name="fr1" draw:name="Image106" text:anchor-type="as-char" svg:width="6.9236in" svg:height="8.190379in" draw:z-index="0">
<draw:image xlink:href="../Images/yкринформ/2023-05-23T18-52-00-03-00/1684857326-449.jpeg" xlink:type="simple" xlink:show="embed" xlink:actuate="onLoad" draw:mime-type="image/jpeg"/>
</draw:frame>
The peculiarity of this device is that it captures the frequency of drones and the help of sound or vibration signals informs about the approach of enemy UAV. It will quickly make a decision to make a decision on further actions.</text:p>
      <text:p text:style-name="P4">
<text:span text:style-name="T4">
 Read also: </text:span>
 <text:a xlink:type="simple" xlink:href="https://www.ukrinform.ua/rubric-regions/3711557-na-harkivsini-vigotovili-masinu-dla-rozminuvanna.html" text:style-name="Internet_20_link" text:visited-style-name="Visited_20_Internet_20_Link">
</text:a>
It is now tested by several military, and the inventors themselves are testing the device in different conditions.</text:p>
      <text:p text:style-name="P4">
Also, inventors are developing the Drone-Detector Detator Mining.</text:p>
      <text:p text:style-name="P4">
As reported by Ukrinform, the displaced person Dmitry Mamonov <text:a xlink:type="simple" xlink:href="https://www.ukrinform.ua/rubric-technology/3703055-elektronosi-aki-zmozut-ratuvati-zitta-poranenih-bijciv.html" text:style-name="Internet_20_link" text:visited-style-name="Visited_20_Internet_20_Link">
</text:a>
<text:span text:style-name="T5">
Foto: Telegram Vsevolod Bakery</text:span>
</text:p>
      <text:p text:style-name="P4">
News Source: <text:a xlink:type="simple" xlink:href="https://www.ukrinform.ua/rubric-technology/3713218-spovisae-pro-nablizenna-vorozogo-bpla-ukrainski-vinahidniki-stvorili-drondetektor.html" text:style-name="Internet_20_link" text:visited-style-name="Visited_20_Internet_20_Link">
https://www.ukrinform.ua/rubric-technology/3713218-spovisae-pro-nablizenna-vorozogo-bpla-ukrainski-vinahidniki-stvorili-drondetektor.html</text:a>
</text:p>
      <!--NEWS-->
      <text:h text:style-name="P10" text:outline-level="1">
<text:span text:style-name="T4">
Zelensky Foundation organizes a vacation in the Carpathians for 1,200 children from family -type homes</text:span>
</text:h>
      <text:p text:style-name="P4">
Authors: Ukrinform (Person)</text:p>
      <text:p text:style-name="P4">
Publisher: Укринформ (Organization)</text:p>
      <text:p text:style-name="P4">
Published Time: 2023-05-23T18:55:47+03:00</text:p>
      <text:p text:style-name="P4">
Modified Time: 2023-05-23T18:55:47+03:00</text:p>
      <text:p text:style-name="P4">
Description: Elena Zelenskaya Foundation organizes a vacation in the Carpathians for 1,200 children with more than 150 family -type family -type homes as well as their parents. - Ukrinform.</text:p>
      <text:p text:style-name="P4">
Images: ['<text:a xlink:type="simple" xlink:href="https://static.ukrinform.com/photos/2022_12/thumb_files/630_360_1672220473-651.jpeg" text:style-name="Internet_20_link" text:visited-style-name="Visited_20_Internet_20_Link">
630_360_16722...</text:a>
']</text:p>
      <text:p text:style-name="P4">
Tags: ['Діти', 'Карпати', 'Відпочинок', 'Олена Зеленська']</text:p>
      <text:p text:style-name="P4">
Type: Article</text:p>
      <!--METADATA-->
      <text:p text:style-name="P4">
<draw:frame draw:style-name="fr1" draw:name="Image107" text:anchor-type="as-char" svg:width="6.9236in" svg:height="3.956343in" draw:z-index="0">
<draw:image xlink:href="../Images/yкринформ/2023-05-23T18-55-47-03-00/630_360_1672220473-651.jpeg" xlink:type="simple" xlink:show="embed" xlink:actuate="onLoad" draw:mime-type="image/jpeg"/>
</draw:frame>
The Zelensky Foundation organizes a vacation in the Carpathians for 1,200 children from more than 150 family -type homes as well as their parents.</text:p>
      <text:p text:style-name="P4">
The President's wife reported in <text:a xlink:type="simple" xlink:href="https://t.me/FirstLadyOfUkraine/3207" text:style-name="Internet_20_link" text:visited-style-name="Visited_20_Internet_20_Link">
</text:a>
, reports Ukrinform.</text:p>
      <text:p text:style-name="P4">
"Having communicated with the educators, we realized that the only domestic assistance, which the Foundation is constantly providing DBST, is not enough for children and parents need to restore strength. rest - never. This year we are miporing a rest in the Carpathians for 1200 <text:a xlink:type="simple" xlink:href="https://www.ukrinform.ua/tag-diti" text:style-name="Internet_20_link" text:visited-style-name="Visited_20_Internet_20_Link">
</text:a>
Of more than 150 family -type homes, ”the first lady said.</text:p>
      <text:p text:style-name="P4">
She added that 39 families will come to the camp for the first to come-240 children from the caregivers from Kharkiv region.</text:p>
      <text:p text:style-name="P4">
According to her, six changes for families from six regions of Ukraine are planned: Chernihiv, Sumy, Kharkiv, Dnipropetrovsk, Zaporizhzhya and Kherson.</text:p>
      <text:p text:style-name="P4">
<text:span text:style-name="T4">
 Read also: </text:span>
 <text:a xlink:type="simple" xlink:href="https://www.ukrinform.ua/rubric-society/3702565-zelenska-obgovorila-zi-sluhacami-ukrainskoi-skoli-politstudij-temu-liderstva-pid-cas-vijni.html" text:style-name="Internet_20_link" text:visited-style-name="Visited_20_Internet_20_Link">
</text:a>
Zelenskaya said that a separate special program has been equipped for parents and children under 7 years, and a special program has been developed, older children will rest in the Artek-Bukovel camp.</text:p>
      <text:p text:style-name="P4">
"From the first day of the foundation, we have defined its mission: recovery of the people. Because we believe that from this begins the restoration of the whole country. We want every child, dad and mom who will go to their native Carpathians this year, gained strength and continue to restore their future, Fortunately, the invaders could not be removed, "the presidential wife emphasized.</text:p>
      <text:p text:style-name="P4">
As it was reported, in the Carpathians as part of the Gen..mp camp, which was previously performed in Italy and aimed at rehabilitation of children, plan this year <text:a xlink:type="simple" xlink:href="https://www.ukrinform.ua/rubric-society/3708751-za-sprianna-fundacii-zelenskoi-cogoric-planuut-provesti-reabilitaciu-dla-200-ditej.html" text:style-name="Internet_20_link" text:visited-style-name="Visited_20_Internet_20_Link">
</text:a>
 .</text:p>
      <text:p text:style-name="P4">
News Source: <text:a xlink:type="simple" xlink:href="https://www.ukrinform.ua/rubric-society/3713211-fundacia-zelenskoi-organizovue-vidpocinok-u-karpatah-dla-1200-ditej-z-budinkiv-simejnogo-tipu.html" text:style-name="Internet_20_link" text:visited-style-name="Visited_20_Internet_20_Link">
https://www.ukrinform.ua/rubric-society/3713211-fundacia-zelenskoi-organizovue-vidpocinok-u-karpatah-dla-1200-ditej-z-budinkiv-simejnogo-tipu.html</text:a>
</text:p>
      <!--NEWS-->
      <text:h text:style-name="P10" text:outline-level="1">
<text:span text:style-name="T4">
The Russian Informant was detained: "hunt" for Ukrainian air defense in the Bakhmut area</text:span>
</text:h>
      <text:p text:style-name="P4">
Author: ['АРМІЯINFORM']</text:p>
      <text:p text:style-name="P4">
Time: 2023-05-23T19:00:00-04:00</text:p>
      <text:p text:style-name="P4">
Description: At the Offrontovs of Donechini Vikrita Vikrita, one to the Vorozhnitsye, Yak Zatrav, for ... War with Ukraine 2022, the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fd123421fd95bf369bee87c3c1019ae3-1.jpeg" text:style-name="Internet_20_link" text:visited-style-name="Visited_20_Internet_20_Link">
fd123421fd95bf369bee87c3c1019ae3-1.jpeg</text:a>
']</text:p>
      <text:p text:style-name="P4">
Tags: ['АГЕНТ РФ', 'ВІЙНА', 'СБУ']</text:p>
      <text:p text:style-name="P4">
Category: News</text:p>
      <!--METADATA-->
      <text:p text:style-name="P4">
<draw:frame draw:style-name="fr1" draw:name="Image108" text:anchor-type="as-char" svg:width="6.9236in" svg:height="4.615733in" draw:z-index="0">
<draw:image xlink:href="../Images/AРМІЯINFORM/2023-05-23T19-00-00-04-00/fd123421fd95bf369bee87c3c1019ae3-1.jpeg" xlink:type="simple" xlink:show="embed" xlink:actuate="onLoad" draw:mime-type="image/jpeg"/>
</draw:frame>
In the frontline areas of Donetsk region, another enemy associate was exposed, which was released for the occupiers of the intelligence on the places of base and moving the siloboron in the Bakhmut direction.</text:p>
      <text:p text:style-name="P4">
About it <text:a xlink:type="simple" xlink:href="https://ssu.gov.ua/novyny/sbu-zatrymala-vorozhu-informatorku-yaka-poliuvala-za-ukrainskoiu-ppo-v-raioni-bakhmuta" text:style-name="Internet_20_link" text:visited-style-name="Visited_20_Internet_20_Link">
reports</text:a>
Security Service of Ukraine.</text:p>
      <text:p text:style-name="P4">
According to the investigation, an enemy informant is a resident of Oleksiyevo-Druzhkivka. Vonabula is an active user of the forbidden social network "Classmates", which widowed anti -Ukrainian posts.</text:p>
      <text:p text:style-name="P4">
The malefactor tried to establish the coordinates of firing positions, fortifications and air defense of Ukrainian defenders.</text:p>
      <text:p text:style-name="P4">
“For the collection of intelligence, the malefactor was hidden in the units of Ukrainian troops. She also used her neighbors and acquaintances, who asked information about the movement of columns of military equipment of siloborophe, ”the message reads.</text:p>
      <text:p text:style-name="P4">
It was detained during the hostile task and reported suspicion of vaccination.</text:p>
      <text:p text:style-name="P4">
Currently, the informant is in custody and is threatened with up to 15 years in prison.</text:p>
      <text:p text:style-name="P4">
News Source: <text:a xlink:type="simple" xlink:href="https://armyinform.com.ua/2023/05/23/zatrymano-informatorku-rf-polyuvala-za-ukrayinskoyu-ppo-v-rajoni-bahmuta/" text:style-name="Internet_20_link" text:visited-style-name="Visited_20_Internet_20_Link">
https://armyinform.com.ua/2023/05/23/zatrymano-informatorku-rf-polyuvala-za-ukrayinskoyu-ppo-v-rajoni-bahmuta/</text:a>
</text:p>
      <!--NEWS-->
      <text:h text:style-name="P10" text:outline-level="1">
<text:span text:style-name="T4">
Danilov responded to Putin's "concern" about the situation in Belgorod</text:span>
</text:h>
      <text:p text:style-name="P4">
Authors: Ukrinform (Person)</text:p>
      <text:p text:style-name="P4">
Publisher: Укринформ (Organization)</text:p>
      <text:p text:style-name="P4">
Published Time: 2023-05-23T19:00:05+03:00</text:p>
      <text:p text:style-name="P4">
Modified Time: 2023-05-23T19:00:05+03:00</text:p>
      <text:p text:style-name="P4">
Description: The only thing that is worried about Ukrainians is that Russian President Vladimir Putin still has the opportunity to express any anxiety, not to get acquainted in the cell with the materials of his penalty. - Ukrinform.</text:p>
      <text:p text:style-name="P4">
Images: ['<text:a xlink:type="simple" xlink:href="https://static.ukrinform.com/photos/2023_04/thumb_files/630_360_1680783800-691.jpg" text:style-name="Internet_20_link" text:visited-style-name="Visited_20_Internet_20_Link">
630_360_16807...</text:a>
']</text:p>
      <text:p text:style-name="P4">
Tags: ['Путін', 'Данілов', 'Війна з Росією', 'Бєлгород']</text:p>
      <text:p text:style-name="P4">
Type: Article</text:p>
      <!--METADATA-->
      <text:p text:style-name="P4">
<draw:frame draw:style-name="fr1" draw:name="Image109" text:anchor-type="as-char" svg:width="6.9236in" svg:height="3.956343in" draw:z-index="0">
<draw:image xlink:href="../Images/yкринформ/2023-05-23T19-00-05-03-00/630_360_1680783800-691.jpg" xlink:type="simple" xlink:show="embed" xlink:actuate="onLoad" draw:mime-type="image/jpeg"/>
</draw:frame>
The only thing to do with Ukrainians is that Russian President Vladimir Putin still has to express any anxiety, not to get acquainted in the cell with the functionalities of his criminal case.</text:p>
      <text:p text:style-name="P4">
According to Ukrinform, this opinion was expressed by the Secretary of the National Security Service of Ukraine Alexeydanilov in <text:a xlink:type="simple" xlink:href="https://twitter.com/OleksiyDanilov/status/1660999580186542080" text:style-name="Internet_20_link" text:visited-style-name="Visited_20_Internet_20_Link">
</text:a>
Commenting Putin's statement about his excitement because of the situation in Belgorod.</text:p>
      <text:p text:style-name="P4">
"About the Kremlin's excitement and <text:a xlink:type="simple" xlink:href="https://www.ukrinform.ua/tag-putin" text:style-name="Internet_20_link" text:visited-style-name="Visited_20_Internet_20_Link">
</text:a>
Due to the resistance in Belgorod. The only thing that concerns Ukrainians in this regard is only that Putin has the opportunity to express any anxiety, and to stranger in a chamber with personal criminal materials. But this day is united at maximum speed, "Danilov said.</text:p>
      <text:p text:style-name="P4">
Earlier, the media reported that in the Belgorod region of the Russian Federation <text:a xlink:type="simple" xlink:href="https://www.ukrinform.ua/rubric-world/3712817-u-centri-belgoroda-stavsa-vibuh.html" text:style-name="Internet_20_link" text:visited-style-name="Visited_20_Internet_20_Link">
</text:a>
and later information about the arrival on this territory of volunteers appeared in the media.</text:p>
      <text:p text:style-name="P4">
On social networks there were statements of the "Russian volunteer corps" of Ilegion "Freedom of Russia" about the "liberation" of several settlements of the Ubelgorod region.</text:p>
      <text:p text:style-name="P4">
<text:span text:style-name="T4">
 Read also: </text:span>
 <text:a xlink:type="simple" xlink:href="https://www.ukrinform.ua/rubric-ato/3712919-rosia-vikoristae-zavorusenna-u-belgorodi-sob-vidati-sebe-za-zertvu-vijni-britanska-rozvidka.html" text:style-name="Internet_20_link" text:visited-style-name="Visited_20_Internet_20_Link">
<text:span text:style-name="T4">
 Belgorod </text:span>
</text:a>
According to the spokesman of the Russian President Dmitry Peskov, Vladimir Putin was consumed about the "breakthrough attempt." Peskov called the events in the Belgorod region "sabotage", the purpose of which is to "distract from the Bakhmut direction." He said that the Russian forces were trying to destroy "saboteurs".</text:p>
      <text:p text:style-name="P4">
News Source: <text:a xlink:type="simple" xlink:href="https://www.ukrinform.ua/rubric-polytics/3713214-danilov-vidreaguvav-na-zanepokoenna-putina-sodo-situacii-v-belgorodi.html" text:style-name="Internet_20_link" text:visited-style-name="Visited_20_Internet_20_Link">
https://www.ukrinform.ua/rubric-polytics/3713214-danilov-vidreaguvav-na-zanepokoenna-putina-sodo-situacii-v-belgorodi.html</text:a>
</text:p>
      <!--NEWS-->
      <text:h text:style-name="P10" text:outline-level="1">
<text:span text:style-name="T4">
American General: If Ukraine got F-16 a year ago, the situation would be much better</text:span>
</text:h>
      <text:p text:style-name="P4">
Authors: Ukrinform (Person)</text:p>
      <text:p text:style-name="P4">
Publisher: Укринформ (Organization)</text:p>
      <text:p text:style-name="P4">
Published Time: 2023-05-23T19:01:26+03:00</text:p>
      <text:p text:style-name="P4">
Modified Time: 2023-05-23T19:01:26+03:00</text:p>
      <text:p text:style-name="P4">
Description: American Major General David Boldin stated that if Ukraine received the F-16 aircraft a year ago, the situation would be much better. - Ukrinform.</text:p>
      <text:p text:style-name="P4">
Images: ['<text:a xlink:type="simple" xlink:href="https://static.ukrinform.com/photos/2023_05/thumb_files/630_360_1684836468-338.jpg" text:style-name="Internet_20_link" text:visited-style-name="Visited_20_Internet_20_Link">
630_360_16848...</text:a>
']</text:p>
      <text:p text:style-name="P4">
Tags: ['Україна', 'Винищувач', 'Війна з Росією', 'Девід Болдуін']</text:p>
      <text:p text:style-name="P4">
Type: Article</text:p>
      <!--METADATA-->
      <text:p text:style-name="P4">
<draw:frame draw:style-name="fr1" draw:name="Image110" text:anchor-type="as-char" svg:width="6.9236in" svg:height="3.956343in" draw:z-index="0">
<draw:image xlink:href="../Images/yкринформ/2023-05-23T19-01-26-03-00/630_360_1684836468-338.jpg" xlink:type="simple" xlink:show="embed" xlink:actuate="onLoad" draw:mime-type="image/jpeg"/>
</draw:frame>
American Major General David Boldin stated that if Ukraine had receivedf-16 aircraft a year ago, the situation would be much better.</text:p>
      <text:p text:style-name="P4">
According to Ukrinform, Balduin emphasized in an interview with the Armed Forces, published in <text:a xlink:type="simple" xlink:href="https://www.ukrinform.ua/rubric-ato/3712983-devid-bolduin-general-ssa.html" text:style-name="Internet_20_link" text:visited-style-name="Visited_20_Internet_20_Link">
</text:a>
.</text:p>
      <text:p text:style-name="P4">
На думку Болдуіна, західні країни мають надати Україні F-16 «прямо зараз».</text:p>
      <text:p text:style-name="P4">
«Якби Україна отримала ці літаки ще рік тому, то ситуація була б набагатокращою. Набагато менше було б жертв серед цивільного населення, серед дітей,набагато менше було б зруйнованої інфраструктури. Тобто політики самі малюютьці червоні лінії для себе, щоб запобігти ескалації. І потім все ж таки вони тілінії переступають. Як військовий командувач я розумію, що коли наді мною вповітрі є такі потужні літаки, як F-16, вони допоможуть мені й у повітрі, й унанесенні наземних ударів. Тому гадаю, що за допомогою такої зброї українськаармія набагато впевненіше себе почувала б на полі бою», - зазначив генерал.</text:p>
      <text:p text:style-name="P4">
<text:span text:style-name="T4">
Читайте також:</text:span>
 <text:a xlink:type="simple" xlink:href="https://www.ukrinform.ua/rubric-ato/3713127-navcanna-ukrainskih-pilotiv-na-f16-ne-robit-nato-storonou-konfliktu-stoltenberg.html" text:style-name="Internet_20_link" text:visited-style-name="Visited_20_Internet_20_Link">
 <text:span text:style-name="T4">
пілотів</text:span>
 </text:a>
According to him, he hears three arguments against granting Ukraine F-16. The first-Ukrainian airports were significant destruction and too short to use the F-16. The second is that Ukrainian masters will not be able to maintain the technical condition of these aircraft in the level. And the third - as if the Ukrainian pilots would not work well with these powerful machines.</text:p>
      <text:p text:style-name="P4">
“Nothing of this specified is true. Especially the third. They mumped how Ukrainian pilots fought in the air. They fought more than upgraded <text:a xlink:type="simple" xlink:href="https://www.ukrinform.ua/tag-litak" text:style-name="Internet_20_link" text:visited-style-name="Visited_20_Internet_20_Link">
</text:a>
Russians. And now work out what they could do with such powerful machines as F-16. I hope that in the near future, Ukraine will still receive healing. I know that Ukrainian pilots are now training, ” - emphasized Bolduin.</text:p>
      <text:p text:style-name="P4">
<text:span text:style-name="T4">
 Read also: </text:span>
 <text:a xlink:type="simple" xlink:href="https://www.ukrinform.ua/rubric-ato/3713149-polsa-hoce-navcati-ukrainskih-pilotiv-na-f16-u-mezah-misii-es-blasak.html" text:style-name="Internet_20_link" text:visited-style-name="Visited_20_Internet_20_Link">
<text:span text:style-name="T4">
 pilots </text:span>
</text:a>
In his opinion, training will take a little time, but Ukrainians are very good.As reported by Ukrinform, the high representative of the EU Josep Borrel declared inverted in the morning that <text:a xlink:type="simple" xlink:href="https://www.ukrinform.ua/rubric-ato/3712935-borrel-vidpoviv-de-pocalisa-trenuvanna-ukrainskih-pilotiv-na-f16-napriklad-u-polsi.html" text:style-name="Internet_20_link" text:visited-style-name="Visited_20_Internet_20_Link">
</text:a>
. Answering the questions of journalists in whom the countries would work out, Borrel said that, for example, in Poland, he had received further comments.</text:p>
      <text:p text:style-name="P4">
News Source: <text:a xlink:type="simple" xlink:href="https://www.ukrinform.ua/rubric-ato/3713215-amerikanskij-general-akbi-ukraina-otrimala-f16-rik-tomu-situacia-bula-b-nabagato-krasou.html" text:style-name="Internet_20_link" text:visited-style-name="Visited_20_Internet_20_Link">
https://www.ukrinform.ua/rubric-ato/3713215-amerikanskij-general-akbi-ukraina-otrimala-f16-rik-tomu-situacia-bula-b-nabagato-krasou.html</text:a>
</text:p>
      <!--NEWS-->
      <text:h text:style-name="P10" text:outline-level="1">
<text:span text:style-name="T4">
In Ukraine, strawberries have fallen on average 1.5 times - Eastfruit</text:span>
</text:h>
      <text:p text:style-name="P4">
Authors: Ukrinform (Person)</text:p>
      <text:p text:style-name="P4">
Publisher: Укринформ (Organization)</text:p>
      <text:p text:style-name="P4">
Published Time: 2023-05-23T19:03:00+03:00</text:p>
      <text:p text:style-name="P4">
Modified Time: 2023-05-23T19:03:00+03:00</text:p>
      <text:p text:style-name="P4">
Description: In Ukraine, prices for garden strawberries (strawberries) fell to 50-85 UAH/kg (1.37-2.32 dollars/kg), which is 1.5 times cheaper on average than at the end of the last work week. - Ukrinform.</text:p>
      <text:p text:style-name="P4">
Images: ['<text:a xlink:type="simple" xlink:href="https://static.ukrinform.com/photos/2017_05/thumb_files/630_360_1494921368-4520.jpg" text:style-name="Internet_20_link" text:visited-style-name="Visited_20_Internet_20_Link">
630_360_14949...</text:a>
']</text:p>
      <text:p text:style-name="P4">
Tags: ['Ціни', 'Ягоди']</text:p>
      <text:p text:style-name="P4">
Type: Article</text:p>
      <!--METADATA-->
      <text:p text:style-name="P4">
<draw:frame draw:style-name="fr1" draw:name="Image111" text:anchor-type="as-char" svg:width="6.9236in" svg:height="3.956343in" draw:z-index="0">
<draw:image xlink:href="../Images/yкринформ/2023-05-23T19-03-00-03-00/630_360_1494921368-4520.jpg" xlink:type="simple" xlink:show="embed" xlink:actuate="onLoad" draw:mime-type="image/jpeg"/>
</draw:frame>
In Ukrainian Sadova Strawberry(Strawberry)fell to 50-85 UAH/kg(1.37-2.32 dollars/kg)1.5 times the average is cheaper than at the end of the last working week.</text:p>
      <text:p text:style-name="P4">
As Ukrinform reports, it reports <text:a xlink:type="simple" xlink:href="https://east-fruit.com/uk/novyny/v-ukrayini-rozpochavsya-sezon-sunytsi-sadovoyi-vidkrytoho-gruntu/" text:style-name="Internet_20_link" text:visited-style-name="Visited_20_Internet_20_Link">
</text:a>
It is noted that the sale of Ukrainian strawberries began in early May, but there was only a greenhouse berry. This week, manufacturers of western regions of Ukraine have launched mass realization of open soil strawberries.</text:p>
      <text:p text:style-name="P4">
This year, the open soil strawberry season has been somewhat shattering through a long and cold spring. Thus, in the same period, last year, all regions of Ukraine began to realize this berry.</text:p>
      <text:p text:style-name="P4">
<text:span text:style-name="T4">
 Read also: </text:span>
 <text:a xlink:type="simple" xlink:href="https://www.ukrinform.ua/rubric-economy/3706925-u-magazinah-zrosli-cini-na-molocni-produkti-asociacia-virobnikiv.html" text:style-name="Internet_20_link" text:visited-style-name="Visited_20_Internet_20_Link">
</text:a>
According to EastFruit, as of May 23, strawberries in Ukraine costs an average of 25% more expensive than at the end of May last year. This price difference is associated with a later start of the start of the start of the open soil berry.</text:p>
      <text:p text:style-name="P4">
As it was reported, at the beginning of the 2023 season, early strawberries in the Ukraino(more than $ 5.2/kg).</text:p>
      <text:p text:style-name="P4">
News Source: <text:a xlink:type="simple" xlink:href="https://www.ukrinform.ua/rubric-economy/3713221-v-ukraini-polunica-podesevsala-v-serednomu-u-15-raza-eastfruit.html" text:style-name="Internet_20_link" text:visited-style-name="Visited_20_Internet_20_Link">
https://www.ukrinform.ua/rubric-economy/3713221-v-ukraini-polunica-podesevsala-v-serednomu-u-15-raza-eastfruit.html</text:a>
</text:p>
      <!--NEWS-->
      <text:h text:style-name="P10" text:outline-level="1">
<text:span text:style-name="T4">
Columbia, Kosovo and Zambia are the first to introduce the Ukrainian "action" - USAID Head</text:span>
</text:h>
      <text:p text:style-name="P4">
Authors: Ukrinform (Person)</text:p>
      <text:p text:style-name="P4">
Publisher: Укринформ (Organization)</text:p>
      <text:p text:style-name="P4">
Published Time: 2023-05-23T19:08:00+03:00</text:p>
      <text:p text:style-name="P4">
Modified Time: 2023-05-23T19:08:00+03:00</text:p>
      <text:p text:style-name="P4">
Description: The first countries to begin the process of implementing the Ukrainian application of e -governance "Action" with the support of the US Agency for International Development will be Columbia, Kosovo and Zambia. - Ukrinform.</text:p>
      <text:p text:style-name="P4">
Images: ['<text:a xlink:type="simple" xlink:href="https://static.ukrinform.com/photos/2022_12/thumb_files/630_360_1670147687-418.jpg" text:style-name="Internet_20_link" text:visited-style-name="Visited_20_Internet_20_Link">
630_360_16701...</text:a>
', '<text:a xlink:type="simple" xlink:href="https://static.ukrinform.com/photos/2023_05/1684857621-776.jpg" text:style-name="Internet_20_link" text:visited-style-name="Visited_20_Internet_20_Link">
1684857621-77...</text:a>
', '<text:a xlink:type="simple" xlink:href="https://static.ukrinform.com/photos/2023_05/1684857693-948.jpg" text:style-name="Internet_20_link" text:visited-style-name="Visited_20_Internet_20_Link">
1684857693-94...</text:a>
']</text:p>
      <text:p text:style-name="P4">
Tags: ['Колумбія', 'Косово', 'Україна', 'Замбія', 'Додаток “ДІЯ”']</text:p>
      <text:p text:style-name="P4">
Type: Article</text:p>
      <!--METADATA-->
      <text:p text:style-name="P4">
<draw:frame draw:style-name="fr1" draw:name="Image112" text:anchor-type="as-char" svg:width="6.9236in" svg:height="3.956343in" draw:z-index="0">
<draw:image xlink:href="../Images/yкринформ/2023-05-23T19-08-00-03-00/630_360_1670147687-418.jpg" xlink:type="simple" xlink:show="embed" xlink:actuate="onLoad" draw:mime-type="image/jpeg"/>
</draw:frame>
The first Ukrainians that will begin the process of implementing the Ukrainian application of electronic government "Action" with the support of the US Agency for International Development will become Kolumbia, Kosovo and Zambia.</text:p>
      <text:p text:style-name="P4">
This was announced during a presentation of the Action in the US capital by USAID Samantha Power administrative agency, Ukrinform correspondent reports.</text:p>
      <text:p text:style-name="P4">
“In January this year, I announced that the United States would support partnerships, which have been overlooked <text:a xlink:type="simple" xlink:href="https://www.ukrinform.ua/tag-dodatok-dia" text:style-name="Internet_20_link" text:visited-style-name="Visited_20_Internet_20_Link">
</text:a>
and who want to make their own digital transformation, developing and expanding e -governance, ”Power recalled.</text:p>
      <text:p text:style-name="P4">
<draw:frame draw:style-name="fr1" draw:name="Image113" text:anchor-type="as-char" svg:width="6.9236in" svg:height="4.679841in" draw:z-index="0">
<draw:image xlink:href="../Images/yкринформ/2023-05-23T19-08-00-03-00/1684857621-776.jpg" xlink:type="simple" xlink:show="embed" xlink:actuate="onLoad" draw:mime-type="image/jpeg"/>
</draw:frame>
Samantha Power</text:p>
      <text:p text:style-name="P4">
She noted that this experience will have its peculiarities in different countries, inasized the list of first countries to work on the introduction of a memberron developed by Ukraine for its citizens.</text:p>
      <text:p text:style-name="P4">
"I am delighted that USAID will work with Columbia, Kosovo and Zambia," Power said.</text:p>
      <text:p text:style-name="P4">
<text:span text:style-name="T4">
 Read also: </text:span>
 <text:a xlink:type="simple" xlink:href="https://www.ukrinform.ua/rubric-technology/3702174-u-dii-mozut-zavitisa-onovlenna-na-osnovi-stucnogo-intelektu.html" text:style-name="Internet_20_link" text:visited-style-name="Visited_20_Internet_20_Link">
<text:span text:style-name="T4">
 Actions </text:span>
 <text:span text:style-name="T4">
 can </text:span>
 <text:span text:style-name="T4">
 </text:span>
 appear <text:span text:style-name="T4">
 </text:span>
 Update <text:span text:style-name="T4">
 </text:span>
 <text:span text:style-name="T4">
 FACE </text:span>
<text:span text:style-name="T4">
 Artificial </text:span>
 <text:span text:style-name="T4">
 </text:span>
 Intelligence **</text:a>
She noted that the United States seeks to help partners "find the ways to make progress" in digital civilian infrastructure.</text:p>
      <text:p text:style-name="P4">
<draw:frame draw:style-name="fr1" draw:name="Image114" text:anchor-type="as-char" svg:width="6.9236in" svg:height="4.679841in" draw:z-index="0">
<draw:image xlink:href="../Images/yкринформ/2023-05-23T19-08-00-03-00/1684857693-948.jpg" xlink:type="simple" xlink:show="embed" xlink:actuate="onLoad" draw:mime-type="image/jpeg"/>
</draw:frame>
"And we will continue our close partnership with Ukraine, both through further support of the development of" Actions "and in assisting partnership with other countries, so that Ukrainian leadership could inspire more digital transformations throughout the world," UDAID emphasized.</text:p>
      <text:p text:style-name="P4">
It was reported that on Tuesday in Washington a presentation of Ukrainian development of electronic government "Action" was organized, organized jointly by USAID by the Ministry of Digital Transformation of Ukraine. The event was supported by UKAID, Eurasia Foundation, Visa, Diia.education and Google.org.</text:p>
      <text:p text:style-name="P4">
News Source: <text:a xlink:type="simple" xlink:href="https://www.ukrinform.ua/rubric-world/3713220-kolumbia-kosovo-j-zambia-persimi-vprovadat-ukrainsku-diu-glava-usaid.html" text:style-name="Internet_20_link" text:visited-style-name="Visited_20_Internet_20_Link">
https://www.ukrinform.ua/rubric-world/3713220-kolumbia-kosovo-j-zambia-persimi-vprovadat-ukrainsku-diu-glava-usaid.html</text:a>
</text:p>
      <!--NEWS-->
      <text:h text:style-name="P10" text:outline-level="1">
<text:span text:style-name="T4">
Protection of civilians in armed conflicts: Guterres in the UN Security Council did not mention the victims among Ukrainians</text:span>
</text:h>
      <text:p text:style-name="P4">
Authors: Ukrinform (Person)</text:p>
      <text:p text:style-name="P4">
Publisher: Укринформ (Organization)</text:p>
      <text:p text:style-name="P4">
Published Time: 2023-05-23T19:11:00+03:00</text:p>
      <text:p text:style-name="P4">
Modified Time: 2023-05-23T19:11:00+03:00</text:p>
      <text:p text:style-name="P4">
Description: UN Secretary General Anthony Guterres, speaking on Tuesday on open debate in the UN Security Council to protect civilians in armed conflicts, Ukraine only mentioned Ukraine in the context of the Black Sea initiative. - Ukrinform.</text:p>
      <text:p text:style-name="P4">
Images: ['<text:a xlink:type="simple" xlink:href="https://static.ukrinform.com/photos/2023_04/thumb_files/630_360_1682350611-574.jpg" text:style-name="Internet_20_link" text:visited-style-name="Visited_20_Internet_20_Link">
630_360_16823...</text:a>
']</text:p>
      <text:p text:style-name="P4">
Tags: ['Гутерреш', 'ООН', 'Війна з Росією']</text:p>
      <text:p text:style-name="P4">
Type: Article</text:p>
      <!--METADATA-->
      <text:p text:style-name="P4">
<draw:frame draw:style-name="fr1" draw:name="Image115" text:anchor-type="as-char" svg:width="6.9236in" svg:height="3.956343in" draw:z-index="0">
<draw:image xlink:href="../Images/yкринформ/2023-05-23T19-11-00-03-00/630_360_1682350611-574.jpg" xlink:type="simple" xlink:show="embed" xlink:actuate="onLoad" draw:mime-type="image/jpeg"/>
</draw:frame>
UN Secretary General Anthony Guterres, speaking on Tuesday with a speech on the onset of the UN Security Council to protect civilians in armed conflicts, Ukraine only recalled Ukraine in the context of the Black Sea initiative.</text:p>
      <text:p text:style-name="P4">
As the Ukrinform correspondent transmits in New York, the Secretary-General has devoted a large part of the need to protect civilians in Sudan, Afghanistan, Ethiopia, Syria, and also focused on the importance of performing the Black Sea Initiative and the Memorandom of Rice and the Worldmate Memorane .</text:p>
      <text:p text:style-name="P4">
"Russia's invasion of Ukraine has led to an increase in food prices, energy and fertilizers around the world, which has led to the terrible consequences for the smallest segments of the world's population," he said, not mentioning numerous sacrifices among civilians and the destruction of civilian infrastructure. .</text:p>
      <text:p text:style-name="P4">
<text:span text:style-name="T4">
 Read also: </text:span>
 <text:a xlink:type="simple" xlink:href="https://www.ukrinform.ua/rubric-polytics/3706692-peregovori-pro-mir-v-ukraini-zaraz-nemozlivi-guterres.html" text:style-name="Internet_20_link" text:visited-style-name="Visited_20_Internet_20_Link">
<text:span text:style-name="T4">
 Guterres </text:span>
</text:a>
Speaking about the important role of the International Committee of the Red Cross for the protection of the population, Guterres also did not mention the destruction of the Russian Red Cross Society in the Odessa region and numerous humanitarian escorts.</text:p>
      <text:p text:style-name="P4">
Tuesday, Security Council <text:a xlink:type="simple" xlink:href="https://www.ukrinform.ua/tag-oon" text:style-name="Internet_20_link" text:visited-style-name="Visited_20_Internet_20_Link">
</text:a>
In which Switzerland presides, he pursues open debate to protect civilian in armed conflicts.</text:p>
      <text:p text:style-name="P4">
<text:span text:style-name="T5">
Foto: era</text:span>
</text:p>
      <text:p text:style-name="P4">
News Source: <text:a xlink:type="simple" xlink:href="https://www.ukrinform.ua/rubric-polytics/3713222-zahist-civilnih-u-zbrojnih-konfliktah-guterres-u-radbezi-oon-ne-zgadav-pro-zertvi-sered-ukrainciv.html" text:style-name="Internet_20_link" text:visited-style-name="Visited_20_Internet_20_Link">
https://www.ukrinform.ua/rubric-polytics/3713222-zahist-civilnih-u-zbrojnih-konfliktah-guterres-u-radbezi-oon-ne-zgadav-pro-zertvi-sered-ukrainciv.html</text:a>
</text:p>
      <!--NEWS-->
      <text:h text:style-name="P10" text:outline-level="1">
<text:span text:style-name="T4">
Drug in a state of narcotic intoxication: prosecutor's office will challenge the house arrest of Kyiv City Council deputy</text:span>
</text:h>
      <text:p text:style-name="P4">
Authors: Ukrinform (Person)</text:p>
      <text:p text:style-name="P4">
Publisher: Укринформ (Organization)</text:p>
      <text:p text:style-name="P4">
Published Time: 2023-05-23T19:15:00+03:00</text:p>
      <text:p text:style-name="P4">
Modified Time: 2023-05-23T19:15:00+03:00</text:p>
      <text:p text:style-name="P4">
Description: The prosecutor's office will challenge a precautionary measure in the form of house arrest, the deputy of the Kyiv City Council, who is suspected of committing a road accident with serious consequences in a state of narcotic intoxication. - Ukrinform.</text:p>
      <text:p text:style-name="P4">
Images: ['<text:a xlink:type="simple" xlink:href="https://static.ukrinform.com/photos/2023_05/thumb_files/630_360_1683796887-821.jpg" text:style-name="Internet_20_link" text:visited-style-name="Visited_20_Internet_20_Link">
630_360_16837...</text:a>
']</text:p>
      <text:p text:style-name="P4">
Tags: ['Домашній арешт', 'ДТП', 'Прокуратура', 'Київ', 'Київрада']</text:p>
      <text:p text:style-name="P4">
Type: Article</text:p>
      <!--METADATA-->
      <text:p text:style-name="P4">
<draw:frame draw:style-name="fr1" draw:name="Image116" text:anchor-type="as-char" svg:width="6.9236in" svg:height="3.956343in" draw:z-index="0">
<draw:image xlink:href="../Images/yкринформ/2023-05-23T19-15-00-03-00/630_360_1683796887-821.jpg" xlink:type="simple" xlink:show="embed" xlink:actuate="onLoad" draw:mime-type="image/jpeg"/>
</draw:frame>
The prosecutor's office will challenge a precautionary measure in the form of house arrest of deputies, who is suspected of committing a traffic accident with severe drizzles in a state of intoxication.</text:p>
      <text:p text:style-name="P4">
According to Ukrinform, the Kyiv City Prosecutor's Office reports in <text:a xlink:type="simple" xlink:href="https://t.me/kyiv_pro_office/1978" text:style-name="Internet_20_link" text:visited-style-name="Visited_20_Internet_20_Link">
</text:a>
.</text:p>
      <text:p text:style-name="P4">
Under the procedural leadership of the Capital Prosecutor's Office, it was reported suspicion of a citizen of Ukraine, a deputy(Part 2 of Art. 286-1 of the Criminal Code of Ukraine).</text:p>
      <text:p text:style-name="P4">
Дорожня пригода сталася 27 листопада 2022 року у Києві.</text:p>
      <text:p text:style-name="P4">
Згідно з матеріалами слідства, підозрювана, керуючи автомобілем маркиVolkswagen Polo в стані наркотичного сп’яніння, рухалася по проспекту Бандериу напрямку вулиці Богатирської.</text:p>
      <text:p text:style-name="P4">
<text:span text:style-name="T4">
Читайте також:</text:span>
 <text:a xlink:type="simple" xlink:href="https://www.ukrinform.ua/rubric-society/3709424-v-ukraini-za-cotiri-misaci-u-dtp-zaginuli-852-ludini-policia.html" text:style-name="Internet_20_link" text:visited-style-name="Visited_20_Internet_20_Link">
 <text:span text:style-name="T4">
ДТП</text:span>
 </text:a>
"Approaching an unregulated pedestrian crossing, a woman, realizing that she is in her attention and reaction, could not evaluate the change in the road situation and hit a woman -staff woman, causing her injuries," he reads.</text:p>
      <text:p text:style-name="P4">
The prosecutor's office noted that ignoring traffic rules by the driver was brought to the injuries of numerous injuries. As a result <text:a xlink:type="simple" xlink:href="https://www.ukrinform.ua/tag-dtp" text:style-name="Internet_20_link" text:visited-style-name="Visited_20_Internet_20_Link">
</text:a>
The woman received fractures of the shoulder tashchelet with traumatic teeth extraction, fractures of the extremities, closed traumatic brain injury and other injuries.</text:p>
      <text:p text:style-name="P4">
According to experts, the cause of the traffic accident is the suspected traffic requirements, which are in direct causal connection with the occurrence of this accident and its consequences.</text:p>
      <text:p text:style-name="P4">
<text:span text:style-name="T4">
 Read also: </text:span>
 <text:a xlink:type="simple" xlink:href="https://www.ukrinform.ua/rubric-regions/3707681-u-dtp-na-lvivsini-zaginula-zinka-ta-dvoe-ii-ditej.html" text:style-name="Internet_20_link" text:visited-style-name="Visited_20_Internet_20_Link">
<text:span text:style-name="T4">
 accident </text:span>
</text:a>
On May 23, 2023, the court chose a suspected preventive measure in the appearance of arrest during the period from 20:00 to 06:00 for a period of 2 months. The prosecutor's office will challenge it.</text:p>
      <text:p text:style-name="P4">
The sanction of the article provides for from 3 to 8 years of imprisonment with deprivation of driving vehicles for a term of 5 to 8 years.</text:p>
      <text:p text:style-name="P4">
As reported by Ukrinform, in May, the Kyiv City Council appealed to the Verkhovna Rada of Ukraine to accelerate and ensure the adoption of three -law pre -projections №4594, №3023, №5798 on improving the safety of participants of the road movement.</text:p>
      <text:p text:style-name="P4">
News Source: <text:a xlink:type="simple" xlink:href="https://www.ukrinform.ua/rubric-kyiv/3713287-dtp-u-stani-narkoticnogo-spaninna-prokuratura-oskarzit-domasnij-arest-deputatci-kiivradi.html" text:style-name="Internet_20_link" text:visited-style-name="Visited_20_Internet_20_Link">
https://www.ukrinform.ua/rubric-kyiv/3713287-dtp-u-stani-narkoticnogo-spaninna-prokuratura-oskarzit-domasnij-arest-deputatci-kiivradi.html</text:a>
</text:p>
      <!--NEWS-->
      <text:h text:style-name="P10" text:outline-level="1">
<text:span text:style-name="T4">
More than 600,000 explosive items - Shmigal have already been found in Ukraine</text:span>
</text:h>
      <text:p text:style-name="P4">
Authors: Ukrinform (Person)</text:p>
      <text:p text:style-name="P4">
Publisher: Укринформ (Organization)</text:p>
      <text:p text:style-name="P4">
Published Time: 2023-05-23T19:17:00+03:00</text:p>
      <text:p text:style-name="P4">
Modified Time: 2023-05-23T19:17:00+03:00</text:p>
      <text:p text:style-name="P4">
Description: In Ukraine, 110,000 hectares of the territory were examined as part of the mine and more than 600,000 explosive items (GNP) were detected. - Ukrinform.</text:p>
      <text:p text:style-name="P4">
Images: ['<text:a xlink:type="simple" xlink:href="https://static.ukrinform.com/photos/2023_03/thumb_files/630_360_1678977565-171.jpg" text:style-name="Internet_20_link" text:visited-style-name="Visited_20_Internet_20_Link">
630_360_16789...</text:a>
']</text:p>
      <text:p text:style-name="P4">
Tags: ['Міна', 'Розмінування', 'Шмигаль', 'Війна з Росією']</text:p>
      <text:p text:style-name="P4">
Type: Article</text:p>
      <!--METADATA-->
      <text:p text:style-name="P4">
<draw:frame draw:style-name="fr1" draw:name="Image117" text:anchor-type="as-char" svg:width="6.9236in" svg:height="3.956343in" draw:z-index="0">
<draw:image xlink:href="../Images/yкринформ/2023-05-23T19-17-00-03-00/630_360_1678977565-171.jpg" xlink:type="simple" xlink:show="embed" xlink:actuate="onLoad" draw:mime-type="image/jpeg"/>
</draw:frame>
In Ukraine, 110,000 hectares of territory were surveyed in the extent(GNP).</text:p>
      <text:p text:style-name="P4">
Як передає Укрінформ, про це у <text:a xlink:type="simple" xlink:href="https://t.me/Denys_Smyhal/5280" text:style-name="Internet_20_link" text:visited-style-name="Visited_20_Internet_20_Link">
 </text:a>
reports Premier-Minister of Ukraine Denis Shmigal.</text:p>
      <text:p text:style-name="P4">
"Within <text:a xlink:type="simple" xlink:href="https://www.ukrinform.ua/tag-rozminuvanna" text:style-name="Internet_20_link" text:visited-style-name="Visited_20_Internet_20_Link">
 </text:a>
110 thousand hectares have already been surveyed and more than 600,000 explosive objects have been identified. The alteration is defined as one of our key priorities for recovery this year. A special responsible body was created. We attract funds, technology and technology to make the process move faster, ”Shmigal wrote.</text:p>
      <text:p text:style-name="P4">
<text:span text:style-name="T4">
 Read also: </text:span>
 <text:a xlink:type="simple" xlink:href="https://www.ukrinform.ua/rubric-regions/3712991-nad-rozminuvannam-deokupovanih-teritorij-pracuut-ponad-30-sapernih-grup.html" text:style-name="Internet_20_link" text:visited-style-name="Visited_20_Internet_20_Link">
<text:span text:style-name="T4">
 demining </text:span>
</text:a>
As reported by Ukrinform, <text:a xlink:type="simple" xlink:href="https://www.ukrinform.ua/rubric-kyiv/3713046-za-tizden-v-ukraini-rozminuvali-ponad-1400-gektariv-zemel-silgosppriznacenna.html" text:style-name="Internet_20_link" text:visited-style-name="Visited_20_Internet_20_Link">
</text:a>
</text:p>
      <text:p text:style-name="P4">
News Source: <text:a xlink:type="simple" xlink:href="https://www.ukrinform.ua/rubric-ato/3713225-v-ukraini-vze-viavili-ponad-600-tisac-vibuhonebezpecnih-predmetiv-smigal.html" text:style-name="Internet_20_link" text:visited-style-name="Visited_20_Internet_20_Link">
https://www.ukrinform.ua/rubric-ato/3713225-v-ukraini-vze-viavili-ponad-600-tisac-vibuhonebezpecnih-predmetiv-smigal.html</text:a>
</text:p>
      <!--NEWS-->
      <text:h text:style-name="P10" text:outline-level="1">
<text:span text:style-name="T4">
Defense forces still control Bakhmut's part - Danilov</text:span>
</text:h>
      <text:p text:style-name="P4">
Authors: Ukrinform (Person)</text:p>
      <text:p text:style-name="P4">
Publisher: Укринформ (Organization)</text:p>
      <text:p text:style-name="P4">
Published Time: 2023-05-23T19:20:00+03:00</text:p>
      <text:p text:style-name="P4">
Modified Time: 2023-05-23T19:20:00+03:00</text:p>
      <text:p text:style-name="P4">
Description: Part of Bakhmut still remains under the control of the Defense Forces of Ukraine. - Ukrinform.</text:p>
      <text:p text:style-name="P4">
Images: ['<text:a xlink:type="simple" xlink:href="https://static.ukrinform.com/photos/2023_04/thumb_files/630_360_1682412643-256.png" text:style-name="Internet_20_link" text:visited-style-name="Visited_20_Internet_20_Link">
630_360_16824...</text:a>
']</text:p>
      <text:p text:style-name="P4">
Tags: ['Бахмут', 'РНБО', 'Данілов', 'Війна з Росією']</text:p>
      <text:p text:style-name="P4">
Type: Article</text:p>
      <!--METADATA-->
      <text:p text:style-name="P4">
<draw:frame draw:style-name="fr1" draw:name="Image118" text:anchor-type="as-char" svg:width="6.9236in" svg:height="3.956343in" draw:z-index="0">
<draw:image xlink:href="../Images/yкринформ/2023-05-23T19-20-00-03-00/630_360_1682412643-256.png" xlink:type="simple" xlink:show="embed" xlink:actuate="onLoad" draw:mime-type="image/png"/>
</draw:frame>
The parts of Abakhmut still remain under the control of the Defense Forces of Ukraine.</text:p>
      <text:p text:style-name="P4">
According to Ukrinform, this is in an interview <text:a xlink:type="simple" xlink:href="https://edition.cnn.com/europe/live-news/russia-ukraine-war-news-05-23-23/index.html" text:style-name="Internet_20_link" text:visited-style-name="Visited_20_Internet_20_Link">
</text:a>
The NSDC Secretary Alexei Danilov said.</text:p>
      <text:p text:style-name="P4">
“The Astina Bakhmut remains under the control of the Defense Forces of Ukraine. If they are(Russians - ed.)They believe that they took Bakhmut, I can say it is not true. Today, part of Bakhmut is under our control. I cannot say that everything, but part of Bakhmut is still under our fire control, ”he said.</text:p>
      <text:p text:style-name="P4">
The NSDC Secretary noted that the decision to keep this city as long as possible was destroyed to the destruction of a huge number of occupation troops.</text:p>
      <text:p text:style-name="P4">
“When it comes to Bakhmut, they were decisions made at a strategic level. The defensive operation was constantly monitored at the meetings of the rates of the Commander -in -Chief. We understood why we were doing it. The Nabakhmut direction was killed by a large number of Russian soldiers, and only <text:a xlink:type="simple" xlink:href="https://www.ukrinform.ua/tag-pvk-vagnera" text:style-name="Internet_20_link" text:visited-style-name="Visited_20_Internet_20_Link">
</text:a>
, and Ispecs, Air Force and representatives of other Russian troops. There was a large number of equipment, and they spent a huge number of boobs. It was our strategic defense operation, which was successful for the novel, given that we kept the territory where we made them daily. Bakhmut could not take 10 months. What can they boast? ”, Danilov added.</text:p>
      <text:p text:style-name="P4">
<text:span text:style-name="T4">
 Read also: </text:span>
 <text:a xlink:type="simple" xlink:href="https://www.ukrinform.ua/rubric-ato/3713168-na-bahmutskomu-napramku-zmensilas-kilkist-boezitknen-cerevatij.html" text:style-name="Internet_20_link" text:visited-style-name="Visited_20_Internet_20_Link">
<text:span text:style-name="T4">
 Bakhmut </text:span>
</text:a>
He is also emphasized that when the President of Ukraine makes a decision to start a counter -offensive, Russia must feel it.</text:p>
      <text:p text:style-name="P4">
“We are working on our plan, we have. We are clearly aware of when, where, what to start. The final decision on the President, the meeting of the pond commander. When the solution(About counter -offensive - ed.)It will be accepted, Russia will definitely feel it, ”he said.</text:p>
      <text:p text:style-name="P4">
According to Ukrinform, Deputy Minister of Defense Anna Malyar said that <text:a xlink:type="simple" xlink:href="https://www.ukrinform.ua/rubric-ato/3712923-na-pivnoci-j-pivdni-vid-bahmuta-zsu-maut-neznacne-prosuvanna-malar.html" text:style-name="Internet_20_link" text:visited-style-name="Visited_20_Internet_20_Link">
</text:a>
In the north and south of the swamp.</text:p>
      <text:p text:style-name="P4">
News Source: <text:a xlink:type="simple" xlink:href="https://www.ukrinform.ua/rubric-ato/3713227-ukraina-dosi-kontrolue-castinu-bahmuta-danilov.html" text:style-name="Internet_20_link" text:visited-style-name="Visited_20_Internet_20_Link">
https://www.ukrinform.ua/rubric-ato/3713227-ukraina-dosi-kontrolue-castinu-bahmuta-danilov.html</text:a>
</text:p>
      <!--NEWS-->
      <text:h text:style-name="P10" text:outline-level="1">
<text:span text:style-name="T4">
The Russians fired the village in Kherson region, there is a dead and wounded</text:span>
</text:h>
      <text:p text:style-name="P4">
Authors: Ukrinform (Person)</text:p>
      <text:p text:style-name="P4">
Publisher: Укринформ (Organization)</text:p>
      <text:p text:style-name="P4">
Published Time: 2023-05-23T19:21:00+03:00</text:p>
      <text:p text:style-name="P4">
Modified Time: 2023-05-23T19:21:00+03:00</text:p>
      <text:p text:style-name="P4">
Description: The Russian Federation's military fired at the Kherson region again, the dead and injured. - Ukrinform.</text:p>
      <text:p text:style-name="P4">
Images: ['<text:a xlink:type="simple" xlink:href="https://static.ukrinform.com/photos/2023_05/thumb_files/630_360_1684858979-563.jpeg" text:style-name="Internet_20_link" text:visited-style-name="Visited_20_Internet_20_Link">
630_360_16848...</text:a>
', '<text:a xlink:type="simple" xlink:href="https://static.ukrinform.com/photos/2023_05/1684858998-406.jpeg" text:style-name="Internet_20_link" text:visited-style-name="Visited_20_Internet_20_Link">
1684858998-40...</text:a>
']</text:p>
      <text:p text:style-name="P4">
Tags: ['Херсонщина', 'Обстріл', 'Поранені', 'Загибель', 'Війна з Росією']</text:p>
      <text:p text:style-name="P4">
Type: Article</text:p>
      <!--METADATA-->
      <text:p text:style-name="P4">
<draw:frame draw:style-name="fr1" draw:name="Image119" text:anchor-type="as-char" svg:width="6.9236in" svg:height="3.956343in" draw:z-index="0">
<draw:image xlink:href="../Images/yкринформ/2023-05-23T19-21-00-03-00/630_360_1684858979-563.jpeg" xlink:type="simple" xlink:show="embed" xlink:actuate="onLoad" draw:mime-type="image/jpeg"/>
</draw:frame>
The Military Federation was once again fired at the Kherson region, there is a dead tatravated.</text:p>
      <text:p text:style-name="P4">
According to Ukrinform, the prosecutor General's Office reports in <text:a xlink:type="simple" xlink:href="https://t.me/pgo_gov_ua/12458" text:style-name="Internet_20_link" text:visited-style-name="Visited_20_Internet_20_Link">
</text:a>
With the procedural leadership of the Berislav District Prosecutor's Office of the Kherson region, a pre -trial investigation in criminal proceedings on the fact(Part 2 of Art. 438 of the Criminal Code of Ukraine).</text:p>
      <text:p text:style-name="P4">
За даними слідства, близько 16:30 травня російські військові здійснилимінометний <text:a xlink:type="simple" xlink:href="https://www.ukrinform.ua/tag-obstril" text:style-name="Internet_20_link" text:visited-style-name="Visited_20_Internet_20_Link">
 </text:a>
The villages of Lviv in the Uberlav district.</text:p>
      <text:p text:style-name="P4">
A man was killed from the injuries. Another civilian was injured, hospitalized.</text:p>
      <text:p text:style-name="P4">
<draw:frame draw:style-name="fr1" draw:name="Image120" text:anchor-type="as-char" svg:width="6.9236in" svg:height="5.1927in" draw:z-index="0">
<draw:image xlink:href="../Images/yкринформ/2023-05-23T19-21-00-03-00/1684858998-406.jpeg" xlink:type="simple" xlink:show="embed" xlink:actuate="onLoad" draw:mime-type="image/jpeg"/>
</draw:frame>
<text:span text:style-name="T4">
 Read also: </text:span>
 <text:a xlink:type="simple" xlink:href="https://www.ukrinform.ua/rubric-ato/3713141-zagarbniki-obstrilali-ocakiv-poskodzeni-zitlovi-budinki-magazini-ta-gazoprovid.html" text:style-name="Internet_20_link" text:visited-style-name="Visited_20_Internet_20_Link">
<text:span text:style-name="T4">
 firing </text:span>
</text:a>
Priority measures are being taken to record the crime committed by the Army of Ukraine-aggressor.</text:p>
      <text:p text:style-name="P4">
As reported by Ukrinform, in Kherson region <text:a xlink:type="simple" xlink:href="https://www.ukrinform.ua/rubric-regions/3713064-na-hersonsini-zagarbniki-obstrilali-elektrikiv-aki-lagodili-merezu.html" text:style-name="Internet_20_link" text:visited-style-name="Visited_20_Internet_20_Link">
</text:a>
Photo: Kherson Regional Prosecutor's Office</text:p>
      <text:p text:style-name="P4">
News Source: <text:a xlink:type="simple" xlink:href="https://www.ukrinform.ua/rubric-ato/3713229-rosiani-obstrilali-selo-na-hersonsini-e-zagiblij-i-poranenij.html" text:style-name="Internet_20_link" text:visited-style-name="Visited_20_Internet_20_Link">
https://www.ukrinform.ua/rubric-ato/3713229-rosiani-obstrilali-selo-na-hersonsini-e-zagiblij-i-poranenij.html</text:a>
</text:p>
      <!--NEWS-->
      <text:h text:style-name="P10" text:outline-level="1">
<text:span text:style-name="T4">
In five directions of the front per day there were 16 combat clashes</text:span>
</text:h>
      <text:p text:style-name="P4">
Authors: Ukrinform (Person)</text:p>
      <text:p text:style-name="P4">
Publisher: Укринформ (Organization)</text:p>
      <text:p text:style-name="P4">
Published Time: 2023-05-23T19:23:35+03:00</text:p>
      <text:p text:style-name="P4">
Modified Time: 2023-05-23T19:23:35+03:00</text:p>
      <text:p text:style-name="P4">
Description: There were 16 fighting collisions during the day of Kupyansk, Lymansky, Bakhmut, Avdiiv and Marinsk. - Ukrinform.</text:p>
      <text:p text:style-name="P4">
Images: ['<text:a xlink:type="simple" xlink:href="https://static.ukrinform.com/photos/2023_04/thumb_files/630_360_1682620469-597.jpg" text:style-name="Internet_20_link" text:visited-style-name="Visited_20_Internet_20_Link">
630_360_16826...</text:a>
']</text:p>
      <text:p text:style-name="P4">
Tags: ['Генштаб', 'ЗСУ', 'Війна з Росією']</text:p>
      <text:p text:style-name="P4">
Type: Article</text:p>
      <!--METADATA-->
      <text:p text:style-name="P4">
<draw:frame draw:style-name="fr1" draw:name="Image121" text:anchor-type="as-char" svg:width="6.9236in" svg:height="3.956343in" draw:z-index="0">
<draw:image xlink:href="../Images/yкринформ/2023-05-23T19-23-35-03-00/630_360_1682620469-597.jpg" xlink:type="simple" xlink:show="embed" xlink:actuate="onLoad" draw:mime-type="image/jpeg"/>
</draw:frame>
The Nakupyansky, Lyman, Bakhmut, Avdiivsky and Marinsky Napryamki took place during the day.</text:p>
      <text:p text:style-name="P4">
According to Ukrinform, the General Staff of the Armed Forces of Ukraine reported in <text:a xlink:type="simple" xlink:href="https://www.facebook.com/GeneralStaff.ua/posts/pfbid0Ub5r2CaSRnsC4V9AAmFGGFFvhupPXx761KFuQSXc5TgkmzS7Q3re3ktHq8ysbWWDl" text:style-name="Internet_20_link" text:visited-style-name="Visited_20_Internet_20_Link">
</text:a>
Having published the prompt information as of 18:00 on May 23.</text:p>
      <text:p text:style-name="P4">
“There were no missile strikes during this era. However, the enemy made 25 aviation strikes and made more than 20 shelling of jet system fire fire on the positions of our troops and settlements. Unfortunately, the Ezagyls and the wounded among the civilian population, private residential buildings and administrative infrastructure were damaged, ”the message reads.</text:p>
      <text:p text:style-name="P4">
The likelihood of rocket and aviation strikes throughout Ukraine is high.</text:p>
      <text:p text:style-name="P4">
“The enemy continues to focus on the main efforts on Kupyansk, Lyman, Bakhmut, Avdiiv and Mariinsky. In total, during the day, there were 16 fighting collisions in these areas of the front, and Bakhmut and Marinka's wiping of hostilities.</text:p>
      <text:p text:style-name="P4">
On <text:span text:style-name="T4">
 Volynskyi </text:span>
 and <text:span text:style-name="T4">
 Polissya directions </text:span>
 Operational situation of non -significant changes.</text:p>
      <text:p text:style-name="P4">
<text:span text:style-name="T4">
 Read also: </text:span>
 <text:a xlink:type="simple" xlink:href="https://www.ukrinform.ua/rubric-ato/3713160-rosiani-za-dobu-565-raziv-obstriluvali-kupanskij-napramok-vidbulosa-pat-boezitknen.html" text:style-name="Internet_20_link" text:visited-style-name="Visited_20_Internet_20_Link">
</text:a>
On <text:span text:style-name="T4">
 Siverskyi </text:span>
 and <text:span text:style-name="T4">
 Slobozhansky directions </text:span>
 The enemy continues to retain a Vivko presence in border areas with Ukraine. During the pre -emptive mortar and artillery shelling of settlements of Khrinivka, Yeline Chernyhiv region; Gudovo, Vovkivka, Novomykolaivka and the Great Pisariv Kasuma region, as well as moan, Udi, Sagittari, Deep, Morokhovets, Lipka, Neskutny, Ogirtseve, Gatyshche, Pletenivka, Vovchansk, Varvanyk, Nesterne, Budarki and Dandelions in Kharkiv.</text:p>
      <text:p text:style-name="P4">
In the <text:span text:style-name="T4">
 Kupyansk direction </text:span>
 during the day the invaders of offensive actions were not. Kamianka, Poplar, Krasne first, Novomlinsk, two -year, Masyutivka, Mala Shapkivka, Kindrashivka, Kupyansk, Tabaivka, Berestovo, Kharkiv region and Stelmakhivka Lugansk region, were experienced by artillery and mortar shelling.In the <text:span text:style-name="T4">
 Bakhmut direction </text:span>
 During the day, Russian troops conducted unsuccessful successive actions in the direction of the settlement of chrome. The air strikes of the settlements of Bila Gora, Azarivka and Toretsk were inflicted. Kramatorsk, Vasyukivka, Orikhovo-Vasylivka, Grigorivka, Bakhmut, Ivanivske, Stupochka, Konstantinovka, White Gora, Toretsk, North, South and New York of Donetsk region were injured from the hostages.</text:p>
      <text:p text:style-name="P4">
<text:span text:style-name="T4">
 Read also: </text:span>
 <text:a xlink:type="simple" xlink:href="https://www.ukrinform.ua/rubric-ato/3713168-na-bahmutskomu-napramku-zmensilas-kilkist-boezitknen-cerevatij.html" text:style-name="Internet_20_link" text:visited-style-name="Visited_20_Internet_20_Link">
<text:span text:style-name="T4">
 direction </text:span>
</text:a>
In the <text:span text:style-name="T4">
 Avdeevsky direction </text:span>
 the enemy did not perform the enemy during the day. Performing stations in the areas of settlements of ceramics, reed, swallow, Avdiivka, Severene, Vodyane, Pervomaisk, Netaylovo, Karlovka and Nevelskedenetsk region.</text:p>
      <text:p text:style-name="P4">
In the <text:span text:style-name="T4">
 Marinsky direction </text:span>
 the units of the Defense Forces repelled numerous attacks in the area of Marinka. At the same time, hostile shellings were exposed to Krasnogorovka, St. George, Maximilyanivka, Kurakhovo and Victory Donetsk region.</text:p>
      <text:p text:style-name="P4">
In the <text:span text:style-name="T4">
 Shakhtar direction </text:span>
 the Russian army struck the air strike in the Prychistivka, fired at the settlements of Paraskovka, Novomikhailivka, Mulled, Bogoyavlenka, Golden Niva and Greater Novosilka.</text:p>
      <text:p text:style-name="P4">
On <text:span text:style-name="T4">
 Zaporizhzhya </text:span>
 and <text:span text:style-name="T4">
 Kherson directions </text:span>
 invaders continue the Varioron actions. They do not stop destroying the infrastructure of settlements, for the way with the line of combat collision. During this day, aviation -hairstyles were inflicted on Gulyaypol, a small toct and steppe Zaporizhzhya region, <text:a xlink:type="simple" xlink:href="https://www.ukrinform.ua/tag-obstril" text:style-name="Internet_20_link" text:visited-style-name="Visited_20_Internet_20_Link">
</text:a>
from artillery Vremivka, Burlatske, Novosilka, green field of Donetsk region; Olgivske, Gulyaypole, Railway, Belogorye, Small Tokmachka, Mali Shcherbaki and Kamianske Zaporizhzhya Region; Golden Balka, Vesele, Cossack, Lviv, Antonovka, Kizomis, Stanislavherson region and Kherson.</text:p>
      <text:p text:style-name="P4">
The enemy continues to use civilian medical institutions of temporarily enthusiastic territories of Ukraine for its own purposes. Thus, the Belovodsk Central District, the hospitals were transformed into a military hospital. Currently, the medical institution is overflowing with Russian invaders with wounds of varying severity.</text:p>
      <text:p text:style-name="P4">
<text:span text:style-name="T4">
 Read also: </text:span>
 <text:a xlink:type="simple" xlink:href="https://www.ukrinform.ua/rubric-ato/3713129-ponad-1000-vognevih-zavdan-za-dobu-ak-sili-oboroni-nisat-voroga-na-tavrijskomu-napramku.html" text:style-name="Internet_20_link" text:visited-style-name="Visited_20_Internet_20_Link">
</text:a>
</text:p>
      <text:p text:style-name="P4">
In addition, missile troops and artillery units were struck by 3 management points, 4 areas of weapons and military equipment, 1 ammunition warehouse, 2 artillery units in fire positions and 3 more important enemy goals.</text:p>
      <text:p text:style-name="P4">
As reported by Ukrinform, the Defense Forces of Ukraine from February 24, 2022 to 23th 2023 <text:a xlink:type="simple" xlink:href="https://www.ukrinform.ua/rubric-ato/3712858-zsu-znisili-vze-204-360-rosijskih-zagarbnikiv.html" text:style-name="Internet_20_link" text:visited-style-name="Visited_20_Internet_20_Link">
</text:a>
Of these, 480 people are in the past day.</text:p>
      <text:p text:style-name="P4">
<text:span text:style-name="T5">
Foto: General Staff of the Armed Forces</text:span>
</text:p>
      <text:p text:style-name="P4">
News Source: <text:a xlink:type="simple" xlink:href="https://www.ukrinform.ua/rubric-ato/3713228-na-pati-napramkah-frontu-za-dobu-vidbulisa-16-bojovih-zitknen.html" text:style-name="Internet_20_link" text:visited-style-name="Visited_20_Internet_20_Link">
https://www.ukrinform.ua/rubric-ato/3713228-na-pati-napramkah-frontu-za-dobu-vidbulisa-16-bojovih-zitknen.html</text:a>
</text:p>
      <!--NEWS-->
      <text:h text:style-name="P10" text:outline-level="1">
<text:span text:style-name="T4">
LG presented a new home -made savage</text:span>
</text:h>
      <text:p text:style-name="P4">
Authors: Ukrinform (Person)</text:p>
      <text:p text:style-name="P4">
Publisher: Укринформ (Organization)</text:p>
      <text:p text:style-name="P4">
Published Time: 2023-05-23T19:29:00+03:00</text:p>
      <text:p text:style-name="P4">
Modified Time: 2023-05-23T19:29:00+03:00</text:p>
      <text:p text:style-name="P4">
Description: LG has introduced a new high -quality homemade Cinebeam Pu700R. - Ukrinform.</text:p>
      <text:p text:style-name="P4">
Images: ['<text:a xlink:type="simple" xlink:href="https://static.ukrinform.com/photos/2023_05/thumb_files/630_360_1684852551-861.jpeg" text:style-name="Internet_20_link" text:visited-style-name="Visited_20_Internet_20_Link">
630_360_16848...</text:a>
', '<text:a xlink:type="simple" xlink:href="https://static.ukrinform.com/photos/2023_05/1684852550-146.jpeg" text:style-name="Internet_20_link" text:visited-style-name="Visited_20_Internet_20_Link">
1684852550-14...</text:a>
', '<text:a xlink:type="simple" xlink:href="https://static.ukrinform.com/photos/2023_05/1684852550-845.jpeg" text:style-name="Internet_20_link" text:visited-style-name="Visited_20_Internet_20_Link">
1684852550-84...</text:a>
']</text:p>
      <text:p text:style-name="P4">
Tags: ['Технології', 'Гаджети', 'Wi-Fi', 'Bluetooth']</text:p>
      <text:p text:style-name="P4">
Type: Article</text:p>
      <!--METADATA-->
      <text:p text:style-name="P4">
<draw:frame draw:style-name="fr1" draw:name="Image122" text:anchor-type="as-char" svg:width="6.9236in" svg:height="3.956343in" draw:z-index="0">
<draw:image xlink:href="../Images/yкринформ/2023-05-23T19-29-00-03-00/630_360_1684852551-861.jpeg" xlink:type="simple" xlink:show="embed" xlink:actuate="onLoad" draw:mime-type="image/jpeg"/>
</draw:frame>
LLG has introduced a new high -quality homemade Sinebeam Pu700R.</text:p>
      <text:p text:style-name="P4">
As Ukrinform reports, it reports <text:a xlink:type="simple" xlink:href="https://newatlas.com/home-entertainment/lg-cinebeam-pu700r-projector/" text:style-name="Internet_20_link" text:visited-style-name="Visited_20_Internet_20_Link">
</text:a>
.</text:p>
      <text:p text:style-name="P4">
Its size is 162.5 x 304.8 x 144.7 mm, and the weight of 3 kg, which corresponds to the size and weight of the portable device LG.</text:p>
      <text:p text:style-name="P4">
However, the project does not have a built -in battery, so users will still be able to look for a socket.</text:p>
      <text:p text:style-name="P4">
<draw:frame draw:style-name="fr1" draw:name="Image123" text:anchor-type="as-char" svg:width="6.9236in" svg:height="6.949243in" draw:z-index="0">
<draw:image xlink:href="../Images/yкринформ/2023-05-23T19-29-00-03-00/1684852550-146.jpeg" xlink:type="simple" xlink:show="embed" xlink:actuate="onLoad" draw:mime-type="image/jpeg"/>
</draw:frame>
Cinebeam Pu700R is currently sold for $ 1,699.99, including a backlight control.</text:p>
      <text:p text:style-name="P4">
It is noted that the resolution of Cinebeam Pu700r is equal to 4k uhd(3 840 x2 160 pixels). Він дозволяє транслювати контент на «екран» з розміром до 305см.</text:p>
      <text:p text:style-name="P4">
<text:span text:style-name="T4">
Читайте також:</text:span>
 <text:a xlink:type="simple" xlink:href="https://www.ukrinform.ua/rubric-technology/3707634-google-prezentuvala-tri-novih-pristroi-pixel.html" text:style-name="Internet_20_link" text:visited-style-name="Visited_20_Internet_20_Link">
 <text:span text:style-name="T4">
Google</text:span>
 <text:span text:style-name="T4">
презентувала</text:span>
 <text:span text:style-name="T4">
три</text:span>
 <text:span text:style-name="T4">
нових</text:span>
<text:span text:style-name="T4">
пристрої</text:span>
 <text:span text:style-name="T4">
Pixel</text:span>
 </text:a>
Among other things, the project has HDMI and USB inputs for cable connection.bluetooth and Wi-Fi are included with the support of the screen sharing.</text:p>
      <text:p text:style-name="P4">
<draw:frame draw:style-name="fr1" draw:name="Image124" text:anchor-type="as-char" svg:width="6.9236in" svg:height="6.949243in" draw:z-index="0">
<draw:image xlink:href="../Images/yкринформ/2023-05-23T19-29-00-03-00/1684852550-845.jpeg" xlink:type="simple" xlink:show="embed" xlink:actuate="onLoad" draw:mime-type="image/jpeg"/>
</draw:frame>
There is also one 5W speaker, but the device can connect to two -dynamics with Bluetooth support.</text:p>
      <text:p text:style-name="P4">
As reported by Ukrinform, the South Korean company <text:a xlink:type="simple" xlink:href="https://www.ukrinform.ua/rubric-technology/3701696-lg-predstavila-novij-tonkij-noutbuk.html" text:style-name="Internet_20_link" text:visited-style-name="Visited_20_Internet_20_Link">
</text:a>
Gram SuperSlim.</text:p>
      <text:p text:style-name="P4">
News Source: <text:a xlink:type="simple" xlink:href="https://www.ukrinform.ua/rubric-technology/3713189-lg-predstavila-novij-domasnij-proektor.html" text:style-name="Internet_20_link" text:visited-style-name="Visited_20_Internet_20_Link">
https://www.ukrinform.ua/rubric-technology/3713189-lg-predstavila-novij-domasnij-proektor.html</text:a>
</text:p>
      <!--NEWS-->
      <text:h text:style-name="P10" text:outline-level="1">
<text:span text:style-name="T4">
In Kropyvnytskyi, they said goodbye to four dead military</text:span>
</text:h>
      <text:p text:style-name="P4">
Authors: Ukrinform (Person)</text:p>
      <text:p text:style-name="P4">
Publisher: Укринформ (Organization)</text:p>
      <text:p text:style-name="P4">
Published Time: 2023-05-23T19:32:58+03:00</text:p>
      <text:p text:style-name="P4">
Modified Time: 2023-05-23T19:32:58+03:00</text:p>
      <text:p text:style-name="P4">
Description: In Kropyvnytskyi, four killed in the war with Russia were held in the last way. - Ukrinform.</text:p>
      <text:p text:style-name="P4">
Images: ['<text:a xlink:type="simple" xlink:href="https://static.ukrinform.com/photos/2023_05/thumb_files/630_360_1684859457-399.jpg" text:style-name="Internet_20_link" text:visited-style-name="Visited_20_Internet_20_Link">
630_360_16848...</text:a>
']</text:p>
      <text:p text:style-name="P4">
Tags: ['Кропивницький', 'Прощання', 'Військові', 'Війна з Росією']</text:p>
      <text:p text:style-name="P4">
Type: Article</text:p>
      <!--METADATA-->
      <text:p text:style-name="P4">
<draw:frame draw:style-name="fr1" draw:name="Image125" text:anchor-type="as-char" svg:width="6.9236in" svg:height="3.956343in" draw:z-index="0">
<draw:image xlink:href="../Images/yкринформ/2023-05-23T19-32-58-03-00/630_360_1684859457-399.jpg" xlink:type="simple" xlink:show="embed" xlink:actuate="onLoad" draw:mime-type="image/jpeg"/>
</draw:frame>
Kropyvnytskyi was held in the last path of four killed in the war with the Russian.</text:p>
      <text:p text:style-name="P4">
About it reports Kropyvnytskyi City Council in <text:a xlink:type="simple" xlink:href="https://www.facebook.com/krrada.official/posts/pfbid02CbZYPiiNMJ4TmBy2RdWkRCWMptZ8f8BERnqz145Ah1YM9kzRHSfLPuDF2N7GdkZVl" text:style-name="Internet_20_link" text:visited-style-name="Visited_20_Internet_20_Link">
</text:a>
, reports Ukrinform.</text:p>
      <text:p text:style-name="P4">
"Today, on May 23, the townspeople spent the leaders of the officer I art articles of Vladimirlenchenko, the soldiers of Sergey Fishchuk and Vladimir Didik and Sergeant Sergiy Cherenat," - the message reads.</text:p>
      <text:p text:style-name="P4">
Volodymyr Lenchenko, 46-year-old chief sergeant of the Rifle Platoon, died on the 12th of the Temporal Yar of Donetsk region.</text:p>
      <text:p text:style-name="P4">
Sergey Fishchuk was a survey of a surge, a 40-year-old warrior died on May 15, Vokrovsky district of Donetsk region.</text:p>
      <text:p text:style-name="P4">
Vladimir Didik went to fight with the Russians at 55. In June 2022 he wished in Toshkivka of the Siverskodonetsk district <text:a xlink:type="simple" xlink:href="https://www.ukrinform.ua/tag-lugansina" text:style-name="Internet_20_link" text:visited-style-name="Visited_20_Internet_20_Link">
</text:a>
.</text:p>
      <text:p text:style-name="P4">
Chief Sergeant Sergey Chernat died on August 10 in Marinka, Donetsk region.</text:p>
      <text:p text:style-name="P4">
The last rest of the warriors found on the alley of honor of the military burial of the Dalica Eastern Cemetery. The memorial service was served by Archbishop Kropyvnytskyi and Golovan Orthodox Church of Ukraine Mark.</text:p>
      <text:p text:style-name="P4">
As reported by Ukrinform, May 19 <text:a xlink:type="simple" xlink:href="https://www.ukrinform.ua/rubric-regions/3711473-u-kropivnickomu-pohovali-sistoh-zahisnikiv-ukraini.html" text:style-name="Internet_20_link" text:visited-style-name="Visited_20_Internet_20_Link">
</text:a>
 .</text:p>
      <text:p text:style-name="P4">
News Source: <text:a xlink:type="simple" xlink:href="https://www.ukrinform.ua/rubric-regions/3713234-u-kropivnickomu-poprosalis-iz-cotirma-zagiblimi-vijskovimi.html" text:style-name="Internet_20_link" text:visited-style-name="Visited_20_Internet_20_Link">
https://www.ukrinform.ua/rubric-regions/3713234-u-kropivnickomu-poprosalis-iz-cotirma-zagiblimi-vijskovimi.html</text:a>
</text:p>
      <!--NEWS-->
      <text:h text:style-name="P10" text:outline-level="1">
<text:span text:style-name="T4">
Defense purchases in Ukraine switch to a model of NATO member states-government</text:span>
</text:h>
      <text:p text:style-name="P4">
Authors: Ukrinform (Person)</text:p>
      <text:p text:style-name="P4">
Publisher: Укринформ (Organization)</text:p>
      <text:p text:style-name="P4">
Published Time: 2023-05-23T19:37:00+03:00</text:p>
      <text:p text:style-name="P4">
Modified Time: 2023-05-23T19:37:00+03:00</text:p>
      <text:p text:style-name="P4">
Description: The Cabinet of Ministers of Ukraine adopted a resolution at which the purchase of weapons and military equipment for the Armed Forces of Ukraine will be carried out by the Defense Agency. - Ukrinform.</text:p>
      <text:p text:style-name="P4">
Images: ['<text:a xlink:type="simple" xlink:href="https://static.ukrinform.com/photos/2020_12/thumb_files/630_360_1608131272-754.jpg" text:style-name="Internet_20_link" text:visited-style-name="Visited_20_Internet_20_Link">
630_360_16081...</text:a>
']</text:p>
      <text:p text:style-name="P4">
Tags: ['Кабмін', 'Міноборони', 'Оборона', 'Уряд', 'Оборонні закупівлі']</text:p>
      <text:p text:style-name="P4">
Type: Article</text:p>
      <!--METADATA-->
      <text:p text:style-name="P4">
<draw:frame draw:style-name="fr1" draw:name="Image126" text:anchor-type="as-char" svg:width="6.9236in" svg:height="3.949857in" draw:z-index="0">
<draw:image xlink:href="../Images/yкринформ/2023-05-23T19-37-00-03-00/630_360_1608131272-754.jpg" xlink:type="simple" xlink:show="embed" xlink:actuate="onLoad" draw:mime-type="image/jpeg"/>
</draw:frame>
The Cabinet of Ministers of Ukraine adopted a resolution at which the purchase of weapons and military equipment for the Armed Forces of Ukraine will be carried out by the Defense Procurement Agency.</text:p>
      <text:p text:style-name="P4">
As Ukrinform reports, it reports <text:a xlink:type="simple" xlink:href="https://www.kmu.gov.ua/news/oboronni-zakupivli-v-ukraini-perekhodiat-na-model-derzhav-chleniv-nato-oleksii-reznikov" text:style-name="Internet_20_link" text:visited-style-name="Visited_20_Internet_20_Link">
</text:a>
"The agency we have created in 2022 is separated from the Ministry's apparatus, which minimizes corruption risks. This decision makes defense a step closer to the implementation of NATO standards and procedures, will help to use budgetary use and reduce the supply of goods for the needs of the Armed Forces." , - quotes the press service of the Minister of Defense of Ukraine Alexei Reznikov.</text:p>
      <text:p text:style-name="P4">
In his turn, Deputy Minister of Defense Denis Sharapov noted that he has now now -centralized purchase of goods, works and services intended for the implementation of state -owned programs in the field of national security and <text:a xlink:type="simple" xlink:href="https://www.ukrinform.ua/tag-oborona" text:style-name="Internet_20_link" text:visited-style-name="Visited_20_Internet_20_Link">
</text:a>
, will provide a single national agency. According to him, it is within the limits of the funds provided to carry out the use on the basis of the need, which is determined by the Armed Forces of Ukraine.</text:p>
      <text:p text:style-name="P4">
*!(https://www.ukrinform.ua/rubric-ato/3710160-urad-zatverdiv-poradok-vikoristanna-kostiv-agencieu-oboronnih-zakupivel.html)Currently, the Ministry of Defense of Ukraine is attracting partners from the United Kingdom, Norway and NATO support and supply agencies to assist in the development of mechanisms of the Defense Procurement Agency and to evaluate the NATO State Customer Service.</text:p>
      <text:p text:style-name="P4">
As reported by Ukrinform, President of Ukraine Volodymyr Zelensky signed <text:a xlink:type="simple" xlink:href="https://www.ukrinform.ua/rubric-polytics/3685391-prezident-pidpisav-zakon-pro-prozorist-v-oboronnih-zakupivlah.html" text:style-name="Internet_20_link" text:visited-style-name="Visited_20_Internet_20_Link">
</text:a>
</text:p>
      <text:p text:style-name="P4">
News Source: <text:a xlink:type="simple" xlink:href="https://www.ukrinform.ua/rubric-ato/3713236-oboronni-zakupivli-v-ukraini-perehodat-na-model-derzavcleniv-nato-urad.html" text:style-name="Internet_20_link" text:visited-style-name="Visited_20_Internet_20_Link">
https://www.ukrinform.ua/rubric-ato/3713236-oboronni-zakupivli-v-ukraini-perehodat-na-model-derzavcleniv-nato-urad.html</text:a>
</text:p>
      <!--NEWS-->
      <text:h text:style-name="P10" text:outline-level="1">
<text:span text:style-name="T4">
Svitolina will play in the main grid of the tournament in Gerrogenbos</text:span>
</text:h>
      <text:p text:style-name="P4">
Authors: Ukrinform (Person)</text:p>
      <text:p text:style-name="P4">
Publisher: Укринформ (Organization)</text:p>
      <text:p text:style-name="P4">
Published Time: 2023-05-23T19:38:41+03:00</text:p>
      <text:p text:style-name="P4">
Modified Time: 2023-05-23T19:38:41+03:00</text:p>
      <text:p text:style-name="P4">
Description: The Ukrainian received a Wild Card from the organizers. - Ukrinform.</text:p>
      <text:p text:style-name="P4">
Images: ['<text:a xlink:type="simple" xlink:href="https://static.ukrinform.com/photos/2023_05/thumb_files/630_360_1684859828-468.jpg" text:style-name="Internet_20_link" text:visited-style-name="Visited_20_Internet_20_Link">
630_360_16848...</text:a>
']</text:p>
      <text:p text:style-name="P4">
Tags: ['Світоліна', 'Теніс']</text:p>
      <text:p text:style-name="P4">
Type: Article</text:p>
      <!--METADATA-->
      <text:p text:style-name="P4">
<draw:frame draw:style-name="fr1" draw:name="Image127" text:anchor-type="as-char" svg:width="6.9236in" svg:height="3.956343in" draw:z-index="0">
<draw:image xlink:href="../Images/yкринформ/2023-05-23T19-38-41-03-00/630_360_1684859828-468.jpg" xlink:type="simple" xlink:show="embed" xlink:actuate="onLoad" draw:mime-type="image/jpeg"/>
</draw:frame>
The Ukrainian stood Wild Card from the organizers.</text:p>
      <text:p text:style-name="P4">
Elina Svitolina will start the herbal part of the season at the WTA tournament 250 University Gerrogenbos, the organizers of the competition were given to Ukrainians by Wild Card an oven net, <text:a xlink:type="simple" xlink:href="https://twitter.com/LibemaOpen/status/1660929566381096962" text:style-name="Internet_20_link" text:visited-style-name="Visited_20_Internet_20_Link">
</text:a>
press service, Ukrinform reports.</text:p>
      <text:p text:style-name="P4">
Svitolina will perform in Gerrogenbos for the first time since 2014. Then Elina reached the 1st/4 finals of the tournament.</text:p>
      <text:p text:style-name="P4">
The tournament in Gertogenbos will be held from June 12 to June 18.</text:p>
      <text:p text:style-name="P4">
This week, Svitolina performs at the WTA tournament 250 in Strasbourg. She dumped to the second circle of competitions, beating the American Louise Chiriko.</text:p>
      <text:p text:style-name="P4">
<text:span text:style-name="T4">
 Read also: </text:span>
 <text:a xlink:type="simple" xlink:href="https://www.ukrinform.ua/rubric-sports/3712723-vidoma-supernica-svitolinoi-u-drugomu-koli-turniru-wta-u-strasburzi.html" text:style-name="Internet_20_link" text:visited-style-name="Visited_20_Internet_20_Link">
<text:span text:style-name="T4">
 Svitolino </text:span>
</text:a>
As reported by Ukrinform, Elina won 5 matches of 11 after her career recovery. In the WTA ranking, the Ukrainian is on the 508th position.</text:p>
      <text:p text:style-name="P4">
Photo: twitter.com/libemapen</text:p>
      <text:p text:style-name="P4">
News Source: <text:a xlink:type="simple" xlink:href="https://www.ukrinform.ua/rubric-sports/3713237-svitolina-zigrae-v-osnovnij-sitci-turniru-v-gertogenbosi.html" text:style-name="Internet_20_link" text:visited-style-name="Visited_20_Internet_20_Link">
https://www.ukrinform.ua/rubric-sports/3713237-svitolina-zigrae-v-osnovnij-sitci-turniru-v-gertogenbosi.html</text:a>
</text:p>
      <!--NEWS-->
      <text:h text:style-name="P10" text:outline-level="1">
<text:span text:style-name="T4">
Since the beginning of the Affordable Credit War, you have already issued ₴ 109 billion - Shmigal</text:span>
</text:h>
      <text:p text:style-name="P4">
Authors: Ukrinform (Person)</text:p>
      <text:p text:style-name="P4">
Publisher: Укринформ (Organization)</text:p>
      <text:p text:style-name="P4">
Published Time: 2023-05-23T19:41:06+03:00</text:p>
      <text:p text:style-name="P4">
Modified Time: 2023-05-23T19:41:06+03:00</text:p>
      <text:p text:style-name="P4">
Description: Within the framework of the Affordable Loans program during the full -scale war, UAH 109 billion of loans was issued, of which UAH 1.5 billion in the last week. - Ukrinform.</text:p>
      <text:p text:style-name="P4">
Images: ['<text:a xlink:type="simple" xlink:href="https://static.ukrinform.com/photos/2021_02/thumb_files/630_360_1613724187-883.jpg" text:style-name="Internet_20_link" text:visited-style-name="Visited_20_Internet_20_Link">
630_360_16137...</text:a>
']</text:p>
      <text:p text:style-name="P4">
Tags: ['Кабмін', 'Гроші', 'Шмигаль', 'Доступні кредити']</text:p>
      <text:p text:style-name="P4">
Type: Article</text:p>
      <!--METADATA-->
      <text:p text:style-name="P4">
<draw:frame draw:style-name="fr1" draw:name="Image128" text:anchor-type="as-char" svg:width="6.9236in" svg:height="3.954646in" draw:z-index="0">
<draw:image xlink:href="../Images/yкринформ/2023-05-23T19-41-06-03-00/630_360_1613724187-883.jpg" xlink:type="simple" xlink:show="embed" xlink:actuate="onLoad" draw:mime-type="image/jpeg"/>
</draw:frame>
Within the “available loans”, 109 billion loans were issued during a full -scale war, of which UAH 1.5 billion in the last week.</text:p>
      <text:p text:style-name="P4">
About this Prime Minister of Ukraine Denis Shmigal <text:a xlink:type="simple" xlink:href="https://t.me/Denys_Smyhal/5277" text:style-name="Internet_20_link" text:visited-style-name="Visited_20_Internet_20_Link">
</text:a>
At a government meeting, Ukrinform reports.</text:p>
      <text:p text:style-name="P4">
“For our part, we activate business support programs. Preferential <text:a xlink:type="simple" xlink:href="https://www.ukrinform.ua/tag-kredit" text:style-name="Internet_20_link" text:visited-style-name="Visited_20_Internet_20_Link">
</text:a>
"5-7-9", irreversible grants of erobot, portfolio guarantees. Within 5-7-9, 109 billion UAH were issued during the Great War, of which UAH 1.5 billion in the last week, ”Shmigal said.</text:p>
      <text:p text:style-name="P4">
According to him, according to the program of portfolio guarantees only in April was issued a list for almost 4 billion UAH. Thanks to the grants of Erobot, more than 4,000 new businesses have already been created. They expanded the list of directions of use of microgrants and launched a program of grants for veterans.</text:p>
      <text:p text:style-name="P4">
<text:span text:style-name="T4">
 Read also: </text:span>
 <text:a xlink:type="simple" xlink:href="https://www.ukrinform.ua/rubric-economy/3689542-programa-dostupni-krediti-579-zapracuvala-dla-pidpriemciv-iz-deokupovanih-teritorij.html" text:style-name="Internet_20_link" text:visited-style-name="Visited_20_Internet_20_Link">
<text:span text:style-name="T4">
 Available </text:span>
 <text:span text:style-name="T4">
 Credits </text:span>
</text:a>
The Prime Minister also added that the CMU is working on improving logistics because he is healed by one of the main challenges for Ukrainian business. The project is a truck car already proves its efficiency. Almost 25,000 crossings of the border thanks to this clear and transparent tool.</text:p>
      <text:p text:style-name="P4">
As it was reported, the government program "Available loans 5-7-9%" started on 1 subject to 1 2020.</text:p>
      <text:p text:style-name="P4">
News Source: <text:a xlink:type="simple" xlink:href="https://www.ukrinform.ua/rubric-economy/3713239-z-pocatku-vijni-za-programou-dostupni-krediti-vidali-vze-109-milardiv-smigal.html" text:style-name="Internet_20_link" text:visited-style-name="Visited_20_Internet_20_Link">
https://www.ukrinform.ua/rubric-economy/3713239-z-pocatku-vijni-za-programou-dostupni-krediti-vidali-vze-109-milardiv-smigal.html</text:a>
</text:p>
      <!--NEWS-->
      <text:h text:style-name="P10" text:outline-level="1">
<text:span text:style-name="T4">
Lviv Ova proposes to ban Russian in Ukrainian passports - turned to the BP</text:span>
</text:h>
      <text:p text:style-name="P4">
Authors: Ukrinform (Person)</text:p>
      <text:p text:style-name="P4">
Publisher: Укринформ (Organization)</text:p>
      <text:p text:style-name="P4">
Published Time: 2023-05-23T19:41:46+03:00</text:p>
      <text:p text:style-name="P4">
Modified Time: 2023-05-23T19:41:46+03:00</text:p>
      <text:p text:style-name="P4">
Description: The Lviv Ova sent a letter to the Verkhovna Rada, the Presidential Office and the Ministry of Internal Affairs of Ukraine, so that for citizens of Ukraine who owners of book passports, there was no requirement to duplicate data in Russian. - Ukrinform.</text:p>
      <text:p text:style-name="P4">
Images: ['<text:a xlink:type="simple" xlink:href="https://static.ukrinform.com/photos/2019_12/thumb_files/630_360_1576666521-614.jpg" text:style-name="Internet_20_link" text:visited-style-name="Visited_20_Internet_20_Link">
630_360_15766...</text:a>
']</text:p>
      <text:p text:style-name="P4">
Tags: ['Депутат', 'Львівщина', 'Паспорт', 'Заборона', 'Верховна Рада', 'Російська мова']</text:p>
      <text:p text:style-name="P4">
Type: Article</text:p>
      <!--METADATA-->
      <text:p text:style-name="P4">
<draw:frame draw:style-name="fr1" draw:name="Image129" text:anchor-type="as-char" svg:width="6.9236in" svg:height="3.956343in" draw:z-index="0">
<draw:image xlink:href="../Images/yкринформ/2023-05-23T19-41-46-03-00/630_360_1576666521-614.jpg" xlink:type="simple" xlink:show="embed" xlink:actuate="onLoad" draw:mime-type="image/jpeg"/>
</draw:frame>
Lvivska sent a letter of appeal to the Verkhovna Rada, the Office of the President and the Ministry of Internal Affairs of Ukraine, so that for citizens of Ukraine, which are owners of passports-books, there was no demand to duplicate data in Russian.</text:p>
      <text:p text:style-name="P4">
About it in <text:a xlink:type="simple" xlink:href="https://t.me/kozytskyy_maksym_official/8329" text:style-name="Internet_20_link" text:visited-style-name="Visited_20_Internet_20_Link">
</text:a>
Maxim Kozytsky reported by the Chiefly Ova Ova, Ukrinform reports.</text:p>
      <text:p text:style-name="P4">
“The Russian language should not be in the passports of Ukrainians!For 9 years, the territorial integrity and sovereignty of our country encroached. For 15 months there is a full -scale war. The best sons and daughters of Ukraine are killed. Children die. Our cities and villages are subtracted. And in <text:a xlink:type="simple" xlink:href="https://www.ukrinform.ua/tag-pasport" text:style-name="Internet_20_link" text:visited-style-name="Visited_20_Internet_20_Link">
</text:a>
Ukrainians are still duplication of information in the language of the aggressor. This question can not be addressed, ”Kozitsky is written.</text:p>
      <text:p text:style-name="P4">
So today, May 23, Lviv Ova sent a letter to the Verkhovnarada Ukraine, the Presidential Office and the Ministry of Internal Affairs of Ukraine, for the citizens of Ukraine, which are owners of passports-book Or manufacturing a paper passport.</text:p>
      <text:p text:style-name="P4">
<text:span text:style-name="T4">
 Read also: </text:span>
 <text:a xlink:type="simple" xlink:href="https://www.ukrinform.ua/rubric-society/3680657-riven-vzivanna-rosijskoi-movi-u-2022-roci-znizivsa-majze-na-10.html" text:style-name="Internet_20_link" text:visited-style-name="Visited_20_Internet_20_Link">
</text:a>
"We look forward to supporting both other areas and at the state level," the Ova Chief added.</text:p>
      <text:p text:style-name="P4">
As reported by Ukrinform, in the conclusion of the third annual report of the Commissioner of the State Language on the State of Compliance with the Law of Ukraine "On the Functioning of the Ukrainian Language as a State", which was published on the Holy Mid 30, it is stated that <text:a xlink:type="simple" xlink:href="https://www.ukrinform.ua/rubric-society/3703157-ukraina-v-umovah-voennogo-stanu-zrobila-znacnij-postup-nazustric-derzavnij-movi.html" text:style-name="Internet_20_link" text:visited-style-name="Visited_20_Internet_20_Link">
</text:a>
, and the dynamics and nature of the changes in 2022 are provoked about the launch of rapid "self -Ukrainianization" of society.</text:p>
      <text:p text:style-name="P4">
News Source: <text:a xlink:type="simple" xlink:href="https://www.ukrinform.ua/rubric-regions/3713240-lvivska-ova-proponue-zaboroniti-rosijsku-movu-v-ukrainskih-pasportah-zvernulasa-do-vr.html" text:style-name="Internet_20_link" text:visited-style-name="Visited_20_Internet_20_Link">
https://www.ukrinform.ua/rubric-regions/3713240-lvivska-ova-proponue-zaboroniti-rosijsku-movu-v-ukrainskih-pasportah-zvernulasa-do-vr.html</text:a>
</text:p>
      <!--NEWS-->
      <text:h text:style-name="P10" text:outline-level="1">
<text:span text:style-name="T4">
The Taekwondo Federation has admitted 23 athletes from Russia and Belarus to the Baku World Cup in Baku</text:span>
</text:h>
      <text:p text:style-name="P4">
Authors: Ukrinform (Person)</text:p>
      <text:p text:style-name="P4">
Publisher: Укринформ (Organization)</text:p>
      <text:p text:style-name="P4">
Published Time: 2023-05-23T19:45:45+03:00</text:p>
      <text:p text:style-name="P4">
Modified Time: 2023-05-23T19:45:45+03:00</text:p>
      <text:p text:style-name="P4">
Description: They will act in neutral status. - Ukrinform.</text:p>
      <text:p text:style-name="P4">
Images: ['<text:a xlink:type="simple" xlink:href="https://static.ukrinform.com/photos/2023_05/thumb_files/630_360_1684860201-224.jpeg" text:style-name="Internet_20_link" text:visited-style-name="Visited_20_Internet_20_Link">
630_360_16848...</text:a>
']</text:p>
      <text:p text:style-name="P4">
Tags: ['тхеквондо']</text:p>
      <text:p text:style-name="P4">
Type: Article</text:p>
      <!--METADATA-->
      <text:p text:style-name="P4">
<draw:frame draw:style-name="fr1" draw:name="Image130" text:anchor-type="as-char" svg:width="6.9236in" svg:height="3.956343in" draw:z-index="0">
<draw:image xlink:href="../Images/yкринформ/2023-05-23T19-45-45-03-00/630_360_1684860201-224.jpeg" xlink:type="simple" xlink:show="embed" xlink:actuate="onLoad" draw:mime-type="image/jpeg"/>
</draw:frame>
They will be in neutral status.</text:p>
      <text:p text:style-name="P4">
The Taekwondo Federation(World Taekwondo)23 athletes of Irrigation and Belarus have admitted to the 2023 World Cup in neutral status, <text:a xlink:type="simple" xlink:href="http://www.worldtaekwondo.org/wtnews/view.html" text:style-name="Internet_20_link" text:visited-style-name="Visited_20_Internet_20_Link">
</text:a>
The press service of the organization, Ukrinform reports.</text:p>
      <text:p text:style-name="P4">
The world championship with Taekwondo in 2023 will take place from May 29 to June 6th. This tournament will be the first for Russians and Belarussians after the Federation has allowed them to be competitions under its auspices in neutral status.</text:p>
      <text:p text:style-name="P4">
Due to the admission of athletes from Russia and Belarus in the World Cup in Azerbaijan, the national team of Ukraine will participate. Blue and yellow will miss the competition despite the tournament is a rating in the selection for the 2024 Olympic Games.</text:p>
      <text:p text:style-name="P4">
The Taekwondo Federation did not allow two athletes to the world championship. As a governing organization in its statement, the candidates of the athletes were removed due to the inconsistency of neutrality criteria. Probably, the Tokyo Thoolympic Champions - Maxim Khramsov and Vladislav Larin.</text:p>
      <text:p text:style-name="P4">
“23 athletes have been pre -admitted to the World Cup as Independent Neutral athletes(AIN)After the three -stage process of the check established by the World Council with Taekwondo on April 3. After being in the tank, they will have to sign a declaration of full compliance with the conditions of participation. The applications of the two athletes were rejected after the commission determined that they did not meet the criteria of admission, ”the Worldtackwondo statement said.</text:p>
      <text:p text:style-name="P4">
<text:span text:style-name="T4">
 Read also: </text:span>
 <text:a xlink:type="simple" xlink:href="https://www.ukrinform.ua/rubric-sports/3691055-sportsmeniv-rf-ta-bilorusi-dopustat-na-cs2023-z-thekvondo.html" text:style-name="Internet_20_link" text:visited-style-name="Visited_20_Internet_20_Link">
<text:span text:style-name="T4">
 Taekwondo </text:span>
</text:a>
According to the results of the competition in Baku, the top 5 of the best taekwondists in each weightlifting will be selected for the 2024 Olympics. The rest will be determined by the tournaments that will take place in front of the games in Paris.</text:p>
      <text:p text:style-name="P4">
Photo: Getty Omages</text:p>
      <text:p text:style-name="P4">
News Source: <text:a xlink:type="simple" xlink:href="https://www.ukrinform.ua/rubric-sports/3713241-vsesvitna-federacia-thekvondo-dopustila-na-cempionat-svitu-u-baku-23-atleti-z-rosii-ta-bilorusi.html" text:style-name="Internet_20_link" text:visited-style-name="Visited_20_Internet_20_Link">
https://www.ukrinform.ua/rubric-sports/3713241-vsesvitna-federacia-thekvondo-dopustila-na-cempionat-svitu-u-baku-23-atleti-z-rosii-ta-bilorusi.html</text:a>
</text:p>
      <!--NEWS-->
      <text:h text:style-name="P10" text:outline-level="1">
<text:span text:style-name="T4">
Military Russian Federation refuses to go to the forefront even under fear of getting an article - GUR</text:span>
</text:h>
      <text:p text:style-name="P4">
Authors: Ukrinform (Person)</text:p>
      <text:p text:style-name="P4">
Publisher: Укринформ (Organization)</text:p>
      <text:p text:style-name="P4">
Published Time: 2023-05-23T19:50:00+03:00</text:p>
      <text:p text:style-name="P4">
Modified Time: 2023-05-23T19:50:00+03:00</text:p>
      <text:p text:style-name="P4">
Description: The Russian military refuses to move on the forefront even under fear of receiving an article for this. - Ukrinform.</text:p>
      <text:p text:style-name="P4">
Images: ['<text:a xlink:type="simple" xlink:href="https://static.ukrinform.com/photos/2023_05/thumb_files/630_360_1683785694-269.jpg" text:style-name="Internet_20_link" text:visited-style-name="Visited_20_Internet_20_Link">
630_360_16837...</text:a>
']</text:p>
      <text:p text:style-name="P4">
Tags: ['Перехоплення', 'Розвідка', 'Російські військові', 'Війна з Росією']</text:p>
      <text:p text:style-name="P4">
Type: Article</text:p>
      <!--METADATA-->
      <text:p text:style-name="P4">
<draw:frame draw:style-name="fr1" draw:name="Image131" text:anchor-type="as-char" svg:width="6.9236in" svg:height="3.956343in" draw:z-index="0">
<draw:image xlink:href="../Images/yкринформ/2023-05-23T19-50-00-03-00/630_360_1683785694-269.jpg" xlink:type="simple" xlink:show="embed" xlink:actuate="onLoad" draw:mime-type="image/jpeg"/>
</draw:frame>
Russian refuse to move on the forefront even under fear of getting an article.</text:p>
      <text:p text:style-name="P4">
This is stated in the audio recording of military Russia with a familiar woman who has paid in <text:a xlink:type="simple" xlink:href="https://gur.gov.ua/content/v-p-zdorez-nas-otpravliaiut-realnyi-nashy-yzvyny-menia-try-snariada-a-u-nykh.html" text:style-name="Internet_20_link" text:visited-style-name="Visited_20_Internet_20_Link">
</text:a>
The press service of the Main Department of Intelligence of the Ministry of Defense, reports Ukrinform.</text:p>
      <text:p text:style-name="P4">
“Who does not want to sign, go-they announce the" 500s ", export to the city, tamproduction. I say, "I don't care, I will not sign anything." Although they are flushed ... ”he stressed.</text:p>
      <text:p text:style-name="P4">
According to the Russian, they are sent to places with a very difficult environment.</text:p>
      <text:p text:style-name="P4">
<text:span text:style-name="T5">
Wherelo: Main Directorate of Intelligence of the Ministry of Defense of Ukraine</text:span>
</text:p>
      <text:p text:style-name="P4">
“Here is our armor in the field, here's their(Ukrainians - ed.)40 meters. They have Liside, we have planting. But ours, sorry for me, 3 shells(produced - ed.), and units - how they come and beat!. Yesterday, two 300s were in Bars - as Volunteers, here, ”the military said.</text:p>
      <text:p text:style-name="P4">
<text:span text:style-name="T4">
 Read also: </text:span>
 <text:a xlink:type="simple" xlink:href="https://www.ukrinform.ua/rubric-ato/3711960-na-luganskomu-napramku-vorog-za-nic-vbiv-ne-mens-ak-400-civilnih-perehoplenna.html" text:style-name="Internet_20_link" text:visited-style-name="Visited_20_Internet_20_Link">
<text:span text:style-name="T4">
 interception </text:span>
</text:a>
The GUR is assured that for every military crime committed against Ukraine, the Right Right Payment.</text:p>
      <text:p text:style-name="P4">
As it was reported, the head of the Main Directorate of Intelligence of the Ministry of Defense of Ukraine, Major-General Kirill Budanov called on Russian servicemen to save his lives, seeking captivity through the project "I want to live".</text:p>
      <text:p text:style-name="P4">
News Source: <text:a xlink:type="simple" xlink:href="https://www.ukrinform.ua/rubric-ato/3713245-vijskovi-rf-vidmovlautsa-ihati-na-peredovu-navit-pid-strahom-otrimati-stattu-gur.html" text:style-name="Internet_20_link" text:visited-style-name="Visited_20_Internet_20_Link">
https://www.ukrinform.ua/rubric-ato/3713245-vijskovi-rf-vidmovlautsa-ihati-na-peredovu-navit-pid-strahom-otrimati-stattu-gur.html</text:a>
</text:p>
      <!--NEWS-->
      <text:h text:style-name="P10" text:outline-level="1">
<text:span text:style-name="T4">
Russia can prohibit gasoline exports to avoid deficiency - Reuters</text:span>
</text:h>
      <text:p text:style-name="P4">
Authors: Ukrinform (Person)</text:p>
      <text:p text:style-name="P4">
Publisher: Укринформ (Organization)</text:p>
      <text:p text:style-name="P4">
Published Time: 2023-05-23T19:55:00+03:00</text:p>
      <text:p text:style-name="P4">
Modified Time: 2023-05-23T19:55:00+03:00</text:p>
      <text:p text:style-name="P4">
Description: The Russian government is considering the ban on gasoline exports to prevent internal fuel deficiency and rise in prices after the decision to reduce subsidies for refinery. - Ukrinform.</text:p>
      <text:p text:style-name="P4">
Images: ['<text:a xlink:type="simple" xlink:href="https://static.ukrinform.com/photos/2023_05/thumb_files/630_360_1684860808-642.jpg" text:style-name="Internet_20_link" text:visited-style-name="Visited_20_Internet_20_Link">
630_360_16848...</text:a>
']</text:p>
      <text:p text:style-name="P4">
Tags: ['Бензин', 'Експорт', 'Заборона', 'Росія']</text:p>
      <text:p text:style-name="P4">
Type: Article</text:p>
      <!--METADATA-->
      <text:p text:style-name="P4">
<draw:frame draw:style-name="fr1" draw:name="Image132" text:anchor-type="as-char" svg:width="6.9236in" svg:height="3.956343in" draw:z-index="0">
<draw:image xlink:href="../Images/yкринформ/2023-05-23T19-55-00-03-00/630_360_1684860808-642.jpg" xlink:type="simple" xlink:show="embed" xlink:actuate="onLoad" draw:mime-type="image/jpeg"/>
</draw:frame>
The Russian government is considering the ban on gasoline exports to prevent internal deficiency and rise in prices after the decision to reduce subsidies for refineries.</text:p>
      <text:p text:style-name="P4">
As Ukrinform reports, it reports <text:a xlink:type="simple" xlink:href="https://www.reuters.com/business/energy/russia-considers-gasoline-export-ban-sources-say-2023-05-23/" text:style-name="Internet_20_link" text:visited-style-name="Visited_20_Internet_20_Link">
</text:a>
with reference to interlocutors in the profile industry and the government.</text:p>
      <text:p text:style-name="P4">
The European Union has prohibited the import of Russian petroleum products, including dispersing fuel and fuel oil, from early February, but Russia has increased exportbenzyne by almost 50% compared to the same period last year for the first quarter, delivering goods directly to Africa.</text:p>
      <text:p text:style-name="P4">
Sources have also reported that the government can increase the volume of mandatory sales on the exchange.</text:p>
      <text:p text:style-name="P4">
It is noted that the Ministry of Finance of Russia plans twice the reduction of sneakers of refineries to replenish the scarce state treasury.</text:p>
      <text:p text:style-name="P4">
Prices for gasoline in Russia began to grow since early April.</text:p>
      <text:p text:style-name="P4">
Reuters shows that the average wholesale price for AI-92 fuel, which is most commonly used in Russia, has reached the highest level of Zena in 2021 this month.</text:p>
      <text:p text:style-name="P4">
<text:span text:style-name="T4">
 Read also: </text:span>
 <text:a xlink:type="simple" xlink:href="https://www.ukrinform.ua/rubric-economy/3707866-import-rosijskoi-nafti-v-indiu-torik-zris-majze-udesatero-bbc.html" text:style-name="Internet_20_link" text:visited-style-name="Visited_20_Internet_20_Link">
</text:a>
Wholesale price for a better AI-95 gasoline in May reached a record mark of 60436 rubles($777,60)per ton.</text:p>
      <text:p text:style-name="P4">
Sources in the industry stated that Russian exports of gasoline in April and May have been about 200,000 tons per month, which is below 600,000 tons to 700,000 tons in winter. The internal consumption of gasoline in Russia is about 3 million tons per month.</text:p>
      <text:p text:style-name="P4">
As reported by Ukrinform, due to the introduction of embargo on <text:a xlink:type="simple" xlink:href="https://www.ukrinform.ua/tag-nafta" text:style-name="Internet_20_link" text:visited-style-name="Visited_20_Internet_20_Link">
</text:a>
But the decline in prica-caps, Russia has lost $40 billion from the annual budget.</text:p>
      <text:p text:style-name="P4">
News Source: <text:a xlink:type="simple" xlink:href="https://www.ukrinform.ua/rubric-economy/3713256-rosia-moze-zaboroniti-eksport-benzinu-abi-uniknuti-deficitu-reuters.html" text:style-name="Internet_20_link" text:visited-style-name="Visited_20_Internet_20_Link">
https://www.ukrinform.ua/rubric-economy/3713256-rosia-moze-zaboroniti-eksport-benzinu-abi-uniknuti-deficitu-reuters.html</text:a>
</text:p>
      <!--NEWS-->
      <text:h text:style-name="P10" text:outline-level="1">
<text:span text:style-name="T4">
Ministers of Culture of Ukraine, Poland and Lithuania have signed the Declaration of the Lublin Triangle</text:span>
</text:h>
      <text:p text:style-name="P4">
Authors: Ukrinform (Person)</text:p>
      <text:p text:style-name="P4">
Publisher: Укринформ (Organization)</text:p>
      <text:p text:style-name="P4">
Published Time: 2023-05-23T19:57:00+03:00</text:p>
      <text:p text:style-name="P4">
Modified Time: 2023-05-23T19:57:00+03:00</text:p>
      <text:p text:style-name="P4">
Description: Minister of Culture of Ukraine Oleksandr Tkachenko, with his colleagues from Poland and Lithuania Pyotrom Glinsky and Simonas Kairis, signed the Declaration of the Lublin Triangle. - Ukrinform.</text:p>
      <text:p text:style-name="P4">
Images: ['<text:a xlink:type="simple" xlink:href="https://static.ukrinform.com/photos/2023_05/thumb_files/630_360_1684860931-191.jpg" text:style-name="Internet_20_link" text:visited-style-name="Visited_20_Internet_20_Link">
630_360_16848...</text:a>
', '<text:a xlink:type="simple" xlink:href="https://static.ukrinform.com/photos/2023_05/1684861092-396.jpg" text:style-name="Internet_20_link" text:visited-style-name="Visited_20_Internet_20_Link">
1684861092-39...</text:a>
', '<text:a xlink:type="simple" xlink:href="https://static.ukrinform.com/photos/2023_05/1684861093-498.jpg" text:style-name="Internet_20_link" text:visited-style-name="Visited_20_Internet_20_Link">
1684861093-49...</text:a>
']</text:p>
      <text:p text:style-name="P4">
Tags: ['Ткаченко', 'МКІП ', 'Люблінський трикутник']</text:p>
      <text:p text:style-name="P4">
Type: Article</text:p>
      <!--METADATA-->
      <text:p text:style-name="P4">
<draw:frame draw:style-name="fr1" draw:name="Image133" text:anchor-type="as-char" svg:width="6.9236in" svg:height="3.956343in" draw:z-index="0">
<draw:image xlink:href="../Images/yкринформ/2023-05-23T19-57-00-03-00/630_360_1684860931-191.jpg" xlink:type="simple" xlink:show="embed" xlink:actuate="onLoad" draw:mime-type="image/jpeg"/>
</draw:frame>
Minister of Culture of Ukraine Oleksandr Tkachenko, with his colleagues from Poland and Litvipyur Glinsky and Simonas Kairis, signed the Declaration of the Lublin Trivom.</text:p>
      <text:p text:style-name="P4">
According to Ukrinform, Tkachenko reports in <text:a xlink:type="simple" xlink:href="https://t.me/otkachenkokyiv/3617" text:style-name="Internet_20_link" text:visited-style-name="Visited_20_Internet_20_Link">
</text:a>
 .</text:p>
      <text:p text:style-name="P4">
<draw:frame draw:style-name="fr1" draw:name="Image134" text:anchor-type="as-char" svg:width="6.9236in" svg:height="5.1927in" draw:z-index="0">
<draw:image xlink:href="../Images/yкринформ/2023-05-23T19-57-00-03-00/1684861092-396.jpg" xlink:type="simple" xlink:show="embed" xlink:actuate="onLoad" draw:mime-type="image/jpeg"/>
</draw:frame>
"From the first days of the war, our friendship and partnership are getting stronger. Today, the Nigostic Declaration of" Lublin Triangle ", where they once again mentioned the consignets to support Ukraine in various international formats to protect it <text:a xlink:type="simple" xlink:href="https://www.ukrinform.ua/tag-kultura" text:style-name="Internet_20_link" text:visited-style-name="Visited_20_Internet_20_Link">
</text:a>
inheritance and values, exchange knowledge, support Ukrainian artists and cultural professionals, promote the restoration of Ukraine and create the European Fund to protect the tavering of the cultural and creative sector, "Tkachenko said.</text:p>
      <text:p text:style-name="P4">
<draw:frame draw:style-name="fr1" draw:name="Image135" text:anchor-type="as-char" svg:width="6.9236in" svg:height="4.609323in" draw:z-index="0">
<draw:image xlink:href="../Images/yкринформ/2023-05-23T19-57-00-03-00/1684861093-498.jpg" xlink:type="simple" xlink:show="embed" xlink:actuate="onLoad" draw:mime-type="image/jpeg"/>
</draw:frame>
According to him, this partnership is truly historic.</text:p>
      <text:p text:style-name="P4">
"If I need to fight for the interests of Ukraine, I know who to turn to," the minister emphasized.</text:p>
      <text:p text:style-name="P4">
<text:span text:style-name="T4">
 Read also: </text:span>
 <text:a xlink:type="simple" xlink:href="https://www.ukrinform.ua/rubric-culture/3713169-tkacenko-proviv-zustric-iz-kolegami-u-formati-lublinskogo-trikutnika.html" text:style-name="Internet_20_link" text:visited-style-name="Visited_20_Internet_20_Link">
<text:span text:style-name="T4">
 Tkachenko </text:span>
</text:a>
According to Ukrinform, according to Tkachenko, <text:a xlink:type="simple" xlink:href="https://www.ukrinform.ua/rubric-culture/3712044-programa-vidnovlenna-ukraini-stosuvatimetsa-j-kulturnoi-spadsini-tkacenko.html" text:style-name="Internet_20_link" text:visited-style-name="Visited_20_Internet_20_Link">
</text:a>
.</text:p>
      <text:p text:style-name="P4">
<text:span text:style-name="T5">
Foto: Oleksandr Tkachenko, telegram</text:span>
</text:p>
      <text:p text:style-name="P4">
News Source: <text:a xlink:type="simple" xlink:href="https://www.ukrinform.ua/rubric-culture/3713248-ministri-kulturi-ukraini-polsi-ta-litvi-pidpisali-deklaraciu-lublinskogo-trikutnika.html" text:style-name="Internet_20_link" text:visited-style-name="Visited_20_Internet_20_Link">
https://www.ukrinform.ua/rubric-culture/3713248-ministri-kulturi-ukraini-polsi-ta-litvi-pidpisali-deklaraciu-lublinskogo-trikutnika.html</text:a>
</text:p>
      <!--NEWS-->
      <text:h text:style-name="P10" text:outline-level="1">
<text:span text:style-name="T4">
The recruitment began in the Sports Bassador program among veterans</text:span>
</text:h>
      <text:p text:style-name="P4">
Author: ['АРМІЯINFORM']</text:p>
      <text:p text:style-name="P4">
Time: 2023-05-23T20:00:00-04:00</text:p>
      <text:p text:style-name="P4">
Description: Protective of Nesier Imported Mixi - Domogti to veterans to veterans through sports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8657879_933583151201537_6525090912773528693_n-3.jpg" text:style-name="Internet_20_link" text:visited-style-name="Visited_20_Internet_20_Link">
348657879_933583151201537_6525090912773528693_n-3.jpg</text:a>
']</text:p>
      <text:p text:style-name="P4">
Tags: ['INVICTUS GAMES', 'СПОРТИВНИЙ АМБАСАДОР']</text:p>
      <text:p text:style-name="P4">
Category: News</text:p>
      <!--METADATA-->
      <text:p text:style-name="P4">
<draw:frame draw:style-name="fr1" draw:name="Image136" text:anchor-type="as-char" svg:width="6.9236in" svg:height="4.155321in" draw:z-index="0">
<draw:image xlink:href="../Images/AРМІЯINFORM/2023-05-23T20-00-00-04-00/348657879_933583151201537_6525090912773528693_n-3.jpg" xlink:type="simple" xlink:show="embed" xlink:actuate="onLoad" draw:mime-type="image/jpeg"/>
</draw:frame>
The program carries an important mission - to help veterans and veterans to recover from sports, to find their place in a peaceful life and to realize their own goals. It will be possible to idle thanks to sports ambassadors.</text:p>
      <text:p text:style-name="P4">
This is stated in <text:a xlink:type="simple" xlink:href="https://www.facebook.com/InvictusGamesTeamUkraine/posts/pfbid0YXfFMuxXpknn7gpZYFXskAaRPnUG94fsGUfoDbwDDZrZasnQvQTxFo2kET7xYq1Nl" text:style-name="Internet_20_link" text:visited-style-name="Visited_20_Internet_20_Link">
message</text:a>
posted on the Invictus Games page: Team Ukraine on Facebook.</text:p>
      <text:p text:style-name="P4">
The set will last from May 22 to June 18. 20 active and motivated veterans will be selected in the Sports Bassador program. While training sports embassy, the skills of leadership, mentoring, oratory, adaptive sports training and psychological support will acquire.</text:p>
      <text:p text:style-name="P4">
“What will veterans get after participating in the program? Personal growth of tamosiness to help others. They will be able to become the best public speaker, mentor, leader, Invictus Games member, or a trainer of adaptive sports for veterans. Start with leadership in sports. And after completing the programs, they will be able to embody their projects, their initiatives and create the country they want!” - the message states.</text:p>
      <text:p text:style-name="P4">
Those who want to become "sports ambassadors" should be filled in the amendment by <text:a xlink:type="simple" xlink:href="https://savelife.in.ua/sport-ambassadors/" text:style-name="Internet_20_link" text:visited-style-name="Visited_20_Internet_20_Link">
reference</text:a>
.</text:p>
      <text:p text:style-name="P4">
Проєкт реалізує БФ «Повернись живим» за підтримки Посольства США в Україні.</text:p>
      <text:p text:style-name="P4">
News Source: <text:a xlink:type="simple" xlink:href="https://armyinform.com.ua/2023/05/23/rozpochavsya-nabir-u-programu-sportambasadory-sered-veteraniv/" text:style-name="Internet_20_link" text:visited-style-name="Visited_20_Internet_20_Link">
https://armyinform.com.ua/2023/05/23/rozpochavsya-nabir-u-programu-sportambasadory-sered-veteraniv/</text:a>
</text:p>
      <!--NEWS-->
      <text:h text:style-name="P10" text:outline-level="1">
<text:span text:style-name="T4">
Restriction of exports of Ukrainian agricultural products contradicts the Association Agreement - German experts</text:span>
</text:h>
      <text:p text:style-name="P4">
Authors: Ukrinform (Person)</text:p>
      <text:p text:style-name="P4">
Publisher: Укринформ (Organization)</text:p>
      <text:p text:style-name="P4">
Published Time: 2023-05-23T20:01:00+03:00</text:p>
      <text:p text:style-name="P4">
Modified Time: 2023-05-23T20:01:00+03:00</text:p>
      <text:p text:style-name="P4">
Description: Protectionist low -European countries have hit both Ukraine and international food security. - Ukrinform.</text:p>
      <text:p text:style-name="P4">
Images: ['<text:a xlink:type="simple" xlink:href="https://static.ukrinform.com/photos/2023_04/thumb_files/630_360_1680511197-485.jpg" text:style-name="Internet_20_link" text:visited-style-name="Visited_20_Internet_20_Link">
630_360_16805...</text:a>
']</text:p>
      <text:p text:style-name="P4">
Tags: ['Експорт', 'Євросоюз', 'Україна', 'Угода', 'Агропродукція']</text:p>
      <text:p text:style-name="P4">
Type: Article</text:p>
      <!--METADATA-->
      <text:p text:style-name="P4">
<draw:frame draw:style-name="fr1" draw:name="Image137" text:anchor-type="as-char" svg:width="6.9236in" svg:height="3.956343in" draw:z-index="0">
<draw:image xlink:href="../Images/yкринформ/2023-05-23T20-01-00-03-00/630_360_1680511197-485.jpg" xlink:type="simple" xlink:show="embed" xlink:actuate="onLoad" draw:mime-type="image/jpeg"/>
</draw:frame>
Protectionist low -European countries for the transportation of Ukrainian agro -products were hit both in Ukraine and in international food security.</text:p>
      <text:p text:style-name="P4">
This conclusion was reached by experts of the German economic group, who advises the Ukrainian government, Ukrinform reports.</text:p>
      <text:p text:style-name="P4">
“A reliable land transit corridor is not only decisive not only for Ukraine but also for international food security. Finally, this political state will continue to play an important role in the process of Ukraine's accession of Ukraine, ”the analytical note states.</text:p>
      <text:p text:style-name="P4">
Experts recall that in April this year, Ukrainian agro -food export received a serious blow: Poland, Hungary, Slovakia and Bulgariasaboronized the import of grain, oilseeds and many other food products from Ukraine by the end of June. In addition, Poland banned transit.</text:p>
      <text:p text:style-name="P4">
"Unilateral and sudden decisions to ban import and transit are inconsistency with the Association Agreement between Ukraine and the EU and the EU and WTO jointline norms," experts emphasize.</text:p>
      <text:p text:style-name="P4">
<text:span text:style-name="T4">
 Read also: </text:span>
 <text:a xlink:type="simple" xlink:href="https://www.ukrinform.ua/rubric-economy/3711996-u-razi-rozblokuvanna-portiv-mikolaeva-ukraina-zmoze-zbilsiti-eksport-zerna-vdvici-solskij.html" text:style-name="Internet_20_link" text:visited-style-name="Visited_20_Internet_20_Link">
<text:span text:style-name="T4">
 grain </text:span>
</text:a>
It is important that the EU has been banned not only on wheat and corn, which is valid for tariff quotas(Trq)According to the Association Agreement. But this event also contains rapeseed and sunflower seeds, which have been using non -EU regimes for many years.</text:p>
      <text:p text:style-name="P4">
After two weeks of consultation, the European Commission has announced the replacement(By June 5)EU-prohibiting the imports of wheat, corn, rapeseed and seeds to five EU member states, including Romania, but not transit.</text:p>
      <text:p text:style-name="P4">
The EU ban covers $ 0.4 billion in Ukraine's monthly exports(close -up of general exports of this product by Ukraine), in April, Ukrainian agro -food exports to four countries that introduced banners fell by 68% -up to $ 0.1 billion.</text:p>
      <text:p text:style-name="P4">
The reorientation of Ukraine to other countries has led to new delays and additional costs, according to conclusions, experts say.</text:p>
      <text:p text:style-name="P4">
However, the EU decision did not decide trade uncertainty. Countries have already urged the expansion and duration of restrictions, while other Emergency Member States are concerned about the consequences for free trade in the EU's inner market.On April 21, transit through Poland was restored. However, additional ones, including convoy and GPS trackers, were put forward. Ukrainian exporters have informed the transit delays and large queues at the border. In addition, exports that needed overload or waiting in ports remained difficult.</text:p>
      <text:p text:style-name="P4">
Recall that the prohibition began to protest farmers and the need to run into the market and damage to producers suffering from a low valuable background of activation <text:a xlink:type="simple" xlink:href="https://www.ukrinform.ua/tag-eksport" text:style-name="Internet_20_link" text:visited-style-name="Visited_20_Internet_20_Link">
</text:a>
Grain from Ukraine EU initiative on autonomous trade measures and "ways of solidarity".</text:p>
      <text:p text:style-name="P4">
Indeed, the physical volume of Ukrainian imports in the EU doubled from 7.9 million tons in 20121 to 16.0 million tons in 2022. One -third of additional import comes to five neighboring countries, with Poland imported an additional 2.4 million tons in 2022 compared to 2021, followed by Romania and Hungary(+1.3 million tons).</text:p>
      <text:p text:style-name="P4">
«Однак вплив цього припливу зерна на ринки сусідніх країн неочевидний», -стверджують економісти. Ринкові ціни на зерно впали у перші місяці 2023 рокупорівняно з піком навесні 2022 року, але так і залишилися значно вищими задовоєнний рівень.</text:p>
      <text:p text:style-name="P4">
<text:span text:style-name="T4">
Читайте також:</text:span>
 <text:a xlink:type="simple" xlink:href="https://www.ukrinform.ua/rubric-economy/3697156-so-robiti-abi-pitanna-zernovogo-eksportu-ne-rozsvarilo-nas-iz-susidami.html" text:style-name="Internet_20_link" text:visited-style-name="Visited_20_Internet_20_Link">
 </text:a>
For Ukraine, the EU decision is perhaps "the best of the worst," the experts say. It would be the best to have a ban, but the current agreement retains access to the EU and other countries through transit. And, formally, the solution. On the other hand, this decision requires a significant short -term re -orientation, which means additional losses in addition to those that are performed by exporters through prohibitions, is indicated in the conclusions.</text:p>
      <text:p text:style-name="P4">
The German Economic Group is funded by the Federal Ministry of Economy of the Taborby with climate.</text:p>
      <text:p text:style-name="P4">
<text:span text:style-name="T5">
Foto: Minagro</text:span>
</text:p>
      <text:p text:style-name="P4">
News Source: <text:a xlink:type="simple" xlink:href="https://www.ukrinform.ua/rubric-economy/3713254-obmezenna-eksportu-ukrainskoi-agroprodukcii-protiricit-ugodi-pro-asociaciu-nimecki-eksperti.html" text:style-name="Internet_20_link" text:visited-style-name="Visited_20_Internet_20_Link">
https://www.ukrinform.ua/rubric-economy/3713254-obmezenna-eksportu-ukrainskoi-agroprodukcii-protiricit-ugodi-pro-asociaciu-nimecki-eksperti.html</text:a>
</text:p>
      <!--NEWS-->
      <text:h text:style-name="P10" text:outline-level="1">
<text:span text:style-name="T4">
Germany handed Ukraine another military aid package - that in it</text:span>
</text:h>
      <text:p text:style-name="P4">
Authors: Ukrinform (Person)</text:p>
      <text:p text:style-name="P4">
Publisher: Укринформ (Organization)</text:p>
      <text:p text:style-name="P4">
Published Time: 2023-05-23T20:02:00+03:00</text:p>
      <text:p text:style-name="P4">
Modified Time: 2023-05-23T20:02:00+03:00</text:p>
      <text:p text:style-name="P4">
Description: The German government on Tuesday, May 23, announced the next party of military equipment transferred to Ukraine. - Ukrinform.</text:p>
      <text:p text:style-name="P4">
Images: ['<text:a xlink:type="simple" xlink:href="https://static.ukrinform.com/photos/2023_05/thumb_files/630_360_1684861882-361.jpg" text:style-name="Internet_20_link" text:visited-style-name="Visited_20_Internet_20_Link">
630_360_16848...</text:a>
']</text:p>
      <text:p text:style-name="P4">
Tags: ['Німеччина', 'Військова техніка', 'допомога', 'Війна з Росією']</text:p>
      <text:p text:style-name="P4">
Type: Article</text:p>
      <!--METADATA-->
      <text:p text:style-name="P4">
<draw:frame draw:style-name="fr1" draw:name="Image138" text:anchor-type="as-char" svg:width="6.9236in" svg:height="3.956343in" draw:z-index="0">
<draw:image xlink:href="../Images/yкринформ/2023-05-23T20-02-00-03-00/630_360_1684861882-361.jpg" xlink:type="simple" xlink:show="embed" xlink:actuate="onLoad" draw:mime-type="image/jpeg"/>
</draw:frame>
On Tuesday, May 23, the government reported the next party of military equipment transferred to Ukraine.</text:p>
      <text:p text:style-name="P4">
The list is updated on the federal government's website, Ukrinform reports.</text:p>
      <text:p text:style-name="P4">
Already delivered: TRML-4D air defense radar, two beaver bridge tanks, trimmed and protected miners, 54 VECTOR reconnaissance drones, eight anti-ratio remedies and one radio electronic intelligence system.</text:p>
      <text:p text:style-name="P4">
<text:span text:style-name="T4">
 Read also: </text:span>
 <text:a xlink:type="simple" xlink:href="https://www.ukrinform.ua/rubric-world/3712777-borrel-zaklikav-priskoriti-dostavku-vijskovoi-dopomogi-ukraini.html" text:style-name="Internet_20_link" text:visited-style-name="Visited_20_Internet_20_Link">
<text:span text:style-name="T4">
 military </text:span>
 <text:span text:style-name="T4">
 help </text:span>
</text:a>
German authorities also handed over six cars to the border, two 8x6 trucks, five semicontra, 34 pickups Ivisim Zetros trucks.</text:p>
      <text:p text:style-name="P4">
As reported by Ukrinform, German Chancellor Olaf <text:a xlink:type="simple" xlink:href="https://www.ukrinform.ua/tag-solc" text:style-name="Internet_20_link" text:visited-style-name="Visited_20_Internet_20_Link">
</text:a>
It predicts Russia's defeat in the war and Ukraine's membership in the European Union.</text:p>
      <text:p text:style-name="P4">
News Source: <text:a xlink:type="simple" xlink:href="https://www.ukrinform.ua/rubric-ato/3713249-nimeccina-peredala-ukraini-cergovij-paket-vijskovoi-dopomogi-so-u-nomu.html" text:style-name="Internet_20_link" text:visited-style-name="Visited_20_Internet_20_Link">
https://www.ukrinform.ua/rubric-ato/3713249-nimeccina-peredala-ukraini-cergovij-paket-vijskovoi-dopomogi-so-u-nomu.html</text:a>
</text:p>
      <!--NEWS-->
      <text:h text:style-name="P10" text:outline-level="1">
<text:span text:style-name="T4">
UAF will introduce rib on May 30 - media</text:span>
</text:h>
      <text:p text:style-name="P4">
Authors: Ukrinform (Person)</text:p>
      <text:p text:style-name="P4">
Publisher: Укринформ (Organization)</text:p>
      <text:p text:style-name="P4">
Published Time: 2023-05-23T20:05:19+03:00</text:p>
      <text:p text:style-name="P4">
Modified Time: 2023-05-23T20:05:19+03:00</text:p>
      <text:p text:style-name="P4">
Description: On June 16, the Ukrainian national team will hold a selection match for Euro 2024 against Northern Macedonia-Ukrinform.</text:p>
      <text:p text:style-name="P4">
Images: ['<text:a xlink:type="simple" xlink:href="https://static.ukrinform.com/photos/2023_05/thumb_files/630_360_1684860650-942.jpg" text:style-name="Internet_20_link" text:visited-style-name="Visited_20_Internet_20_Link">
630_360_16848...</text:a>
']</text:p>
      <text:p text:style-name="P4">
Tags: ['Футбол', 'Ребров', 'Збірна України']</text:p>
      <text:p text:style-name="P4">
Type: Article</text:p>
      <!--METADATA-->
      <text:p text:style-name="P4">
<draw:frame draw:style-name="fr1" draw:name="Image139" text:anchor-type="as-char" svg:width="6.9236in" svg:height="3.956343in" draw:z-index="0">
<draw:image xlink:href="../Images/yкринформ/2023-05-23T20-05-19-03-00/630_360_1684860650-942.jpg" xlink:type="simple" xlink:show="embed" xlink:actuate="onLoad" draw:mime-type="image/jpeg"/>
</draw:frame>
On June 16, Ukraine will hold a selection match for Euro 2024 against Northern Macedonia</text:p>
      <text:p text:style-name="P4">
Presentation of the new head coach of the national team of Ukraine Sergey Rebrov and his staff will take place on May 30 <text:a xlink:type="simple" xlink:href="https://www.youtube.com/watch" text:style-name="Internet_20_link" text:visited-style-name="Visited_20_Internet_20_Link">
</text:a>
"Rocky", reports Ukrinform.</text:p>
      <text:p text:style-name="P4">
On May 28, the next day after the final match of the Ligioae Cup with Al-Sharja, a 48-year-old Ukrainian and his assistants will say goodbye to Al-Ain, and the next day they will arrive in Kiev the next day.</text:p>
      <text:p text:style-name="P4">
It is noted that there would be no plan, but everything can shift a maximum of a day.</text:p>
      <text:p text:style-name="P4">
On June 5, the national team should first gather at the head of rib and decide preparation for the June matches of Euro-2024 selection against Northern Machedonia(June 16)and Malta(June 19th).</text:p>
      <text:p text:style-name="P4">
<text:span text:style-name="T4">
Читайте також:</text:span>
 <text:a xlink:type="simple" xlink:href="https://www.ukrinform.ua/rubric-sports/3713042-zminivsa-cas-pocatku-futbolnogo-matcu-ukraina-malta.html" text:style-name="Internet_20_link" text:visited-style-name="Visited_20_Internet_20_Link">
 <text:span text:style-name="T4">
Мальта</text:span>
 </text:a>
As reported by Ukrinform, the match of Ukraine - Malta will take place on June 19, the beginning at 19:00.</text:p>
      <text:p text:style-name="P4">
Photo: Getty Images</text:p>
      <text:p text:style-name="P4">
News Source: <text:a xlink:type="simple" xlink:href="https://www.ukrinform.ua/rubric-sports/3713250-uaf-predstavit-rebrova-30-travna-zmi.html" text:style-name="Internet_20_link" text:visited-style-name="Visited_20_Internet_20_Link">
https://www.ukrinform.ua/rubric-sports/3713250-uaf-predstavit-rebrova-30-travna-zmi.html</text:a>
</text:p>
      <!--NEWS-->
      <text:h text:style-name="P10" text:outline-level="1">
<text:span text:style-name="T4">
Tkachenko thanked Poland and Lithuania for the support of Ukrainian culture during the war</text:span>
</text:h>
      <text:p text:style-name="P4">
Authors: Ukrinform (Person)</text:p>
      <text:p text:style-name="P4">
Publisher: Укринформ (Organization)</text:p>
      <text:p text:style-name="P4">
Published Time: 2023-05-23T20:07:00+03:00</text:p>
      <text:p text:style-name="P4">
Modified Time: 2023-05-23T20:07:00+03:00</text:p>
      <text:p text:style-name="P4">
Description: Minister of Culture and Information Policy Oleksandr Tkachenko thanked his colleagues from Poland and Lithuania of Pyotra Glinsky and Simonas Kiris for the support of Ukrainian culture and cultural figures of Ukraine in the conditions of Russian aggression. - Ukrinform.</text:p>
      <text:p text:style-name="P4">
Images: ['<text:a xlink:type="simple" xlink:href="https://static.ukrinform.com/photos/2023_05/thumb_files/630_360_1684861093-498.jpg" text:style-name="Internet_20_link" text:visited-style-name="Visited_20_Internet_20_Link">
630_360_16848...</text:a>
', '<text:a xlink:type="simple" xlink:href="https://static.ukrinform.com/photos/2023_05/1684861092-396.jpg" text:style-name="Internet_20_link" text:visited-style-name="Visited_20_Internet_20_Link">
1684861092-39...</text:a>
', '<text:a xlink:type="simple" xlink:href="https://static.ukrinform.com/photos/2023_05/1684861528-415.jpg" text:style-name="Internet_20_link" text:visited-style-name="Visited_20_Internet_20_Link">
1684861528-41...</text:a>
', '<text:a xlink:type="simple" xlink:href="https://static.ukrinform.com/photos/2023_05/1684861560-209.jpg" text:style-name="Internet_20_link" text:visited-style-name="Visited_20_Internet_20_Link">
1684861560-20...</text:a>
']</text:p>
      <text:p text:style-name="P4">
Tags: ['Культура', 'Литва', 'Польща', 'Ткаченко', 'допомога', 'МКІП ', 'Люблінський трикутник']</text:p>
      <text:p text:style-name="P4">
Type: Article</text:p>
      <!--METADATA-->
      <text:p text:style-name="P4">
<draw:frame draw:style-name="fr1" draw:name="Image140" text:anchor-type="as-char" svg:width="6.9236in" svg:height="3.956343in" draw:z-index="0">
<draw:image xlink:href="../Images/yкринформ/2023-05-23T20-07-00-03-00/630_360_1684861093-498.jpg" xlink:type="simple" xlink:show="embed" xlink:actuate="onLoad" draw:mime-type="image/jpeg"/>
</draw:frame>
Minister of Culture and Information Policy, Oleksandr Tkachenko thanked his colleagues of Poland and Lithuania Piotra Glinsky and Simonas Kairis with the support of Ukrainian culture and cultural figures of Ukraine in the conditions of Russian aggression.</text:p>
      <text:p text:style-name="P4">
He emphasized this during a joint statement for the media of the three ministers of the culture of a triangle of triangle(Ukraine, Poland, Lithuania)On Tuesday, in Krakow, after signing the Declaration on Cooperation on the Protection of Ukrainian Culture, supporting it in Poland and Lithuania, providing Ukrainian artists with the opportunity to work in the countries of Ukraine, as well as a memorandum on cooperation between Ukraine and Poland in the spherinventing of losses The Ukrinform correspondent transfers.</text:p>
      <text:p text:style-name="P4">
“I thank my colleagues for supporting Ukrainian culture because Ukrainian cultural figures continue to work: Open theaters(50 premiere), open -museums, and people very much want to join culture during the war, ” - emphasized.</text:p>
      <text:p text:style-name="P4">
He noted that Ukraine is undoubtedly grateful to the governments of Poland and Lithuania of the sort of sofa of Kiev, first of all, with weapons and for the provision of shelter to Ukrainians, they were ashamed of war in these countries.</text:p>
      <text:p text:style-name="P4">
<draw:frame draw:style-name="fr1" draw:name="Image141" text:anchor-type="as-char" svg:width="6.9236in" svg:height="5.1927in" draw:z-index="0">
<draw:image xlink:href="../Images/yкринформ/2023-05-23T20-07-00-03-00/1684861092-396.jpg" xlink:type="simple" xlink:show="embed" xlink:actuate="onLoad" draw:mime-type="image/jpeg"/>
</draw:frame>
<text:span text:style-name="T5">
Foto: Oleksandr Tkachenko, telegram</text:span>
</text:p>
      <text:p text:style-name="P4">
"But it is important for me that we are also one in the common sense of our cultural heritage," Tkachenko stressed.</text:p>
      <text:p text:style-name="P4">
According to him, in the Museum of Chartoriysky in Krakow he saw the slogan: "The past is for the future."</text:p>
      <text:p text:style-name="P4">
<text:span text:style-name="T4">
 Read also: </text:span>
 <text:a xlink:type="simple" xlink:href="https://www.ukrinform.ua/rubric-culture/3713248-ministri-kulturi-ukraini-polsi-ta-litvi-pidpisali-deklaraciu-lublinskogo-trikutnika.html" text:style-name="Internet_20_link" text:visited-style-name="Visited_20_Internet_20_Link">
</text:a>
“This past is really capable of bringing us to the future, because we are united by independence, and our common military habitats. But the main thing - it porched a joint understanding of our future, ”the minister stated.</text:p>
      <text:p text:style-name="P4">
He noted that the slogan of the January uprising in Poland in 1863, in which Ukrainians also brief - "for ours and your freedom" - a very relevant now of the struggle of Ukrainians for freedom of all of Europe.</text:p>
      <text:p text:style-name="P4">
In his turn, Viceremier, the Minister of Culture and National Heritage of Poland, Hlinsky emphasized that the terrible war, which Putin had resolved the anti -Ukraine, had not only to kill the Ukrainian people, but, above all, to destroy Ukrainian culture.</text:p>
      <text:p text:style-name="P4">
<draw:frame draw:style-name="fr1" draw:name="Image142" text:anchor-type="as-char" svg:width="6.9236in" svg:height="4.92986in" draw:z-index="0">
<draw:image xlink:href="../Images/yкринформ/2023-05-23T20-07-00-03-00/1684861528-415.jpg" xlink:type="simple" xlink:show="embed" xlink:actuate="onLoad" draw:mime-type="image/jpeg"/>
</draw:frame>
_Foto: @kultura_gov_pl_He thanked the Ukrainian and Lithuanian colleagues for his cooperation within the cultural triangle in the field of culture, noting that this friendship is actively forging in the war.</text:p>
      <text:p text:style-name="P4">
<text:span text:style-name="T4">
 Read also: </text:span>
 <text:a xlink:type="simple" xlink:href="https://www.ukrinform.ua/rubric-culture/3713169-tkacenko-proviv-zustric-iz-kolegami-u-formati-lublinskogo-trikutnika.html" text:style-name="Internet_20_link" text:visited-style-name="Visited_20_Internet_20_Link">
<text:span text:style-name="T4">
 Tkachenko </text:span>
</text:a>
"Thank you for our solidarity, together we will build a good future for our Ukrainians and peoples in the field of culture for many years," Viceremierpolshchy emphasized.</text:p>
      <text:p text:style-name="P4">
Meanwhile, Lithuanian Culture Minister Kairis called it very important that the documentary cooperation between the three countries was signed in the Royal Castle of Navavel, where elements of common history and culture are visible very well. He signed up: when the Russian aggressor tries to destroy Ukrainian culture, the result is the opposite: it is even more united by the Ukrainian, Polish Ilyovsky peoples.</text:p>
      <text:p text:style-name="P4">
<draw:frame draw:style-name="fr1" draw:name="Image143" text:anchor-type="as-char" svg:width="6.9236in" svg:height="4.615733in" draw:z-index="0">
<draw:image xlink:href="../Images/yкринформ/2023-05-23T20-07-00-03-00/1684861560-209.jpg" xlink:type="simple" xlink:show="embed" xlink:actuate="onLoad" draw:mime-type="image/jpeg"/>
</draw:frame>
<text:span text:style-name="T5">
Foto: @kultura_gov_pl</text:span>
</text:p>
      <text:p text:style-name="P4">
“Ukraine pays too high for the fact that other peoples can live in the case. Therefore, we are very worried about Ukrainians and support them with all the adoption methods, ”Kairis stressed.</text:p>
      <text:p text:style-name="P4">
As it was reported, the ministers of culture of the Lublin Triangle also have been a community <text:a xlink:type="simple" xlink:href="https://www.ukrinform.ua/tag-vistavka" text:style-name="Internet_20_link" text:visited-style-name="Visited_20_Internet_20_Link">
</text:a>
"Ekpression. Sculpture Rokoko-works by Johann Pinsel from a collection of Lviv National Gallery of Art", which is on display in the royal castle on Wavel, and also involved participation in the official opening of the exposition "Vilna, Vilni Krakow. The exhibition was prepared on the occasion of the 700th anniversary of Vilnius.</text:p>
      <text:p text:style-name="P4">
_ First photo: Oleksandr Tkachenko, telegram_</text:p>
      <text:p text:style-name="P4">
News Source: <text:a xlink:type="simple" xlink:href="https://www.ukrinform.ua/rubric-culture/3713253-tkacenko-podakuvav-polsi-i-litvi-za-pidtrimku-ukrainskoi-kulturi-pid-cas-vijni.html" text:style-name="Internet_20_link" text:visited-style-name="Visited_20_Internet_20_Link">
https://www.ukrinform.ua/rubric-culture/3713253-tkacenko-podakuvav-polsi-i-litvi-za-pidtrimku-ukrainskoi-kulturi-pid-cas-vijni.html</text:a>
</text:p>
      <!--NEWS-->
      <text:h text:style-name="P10" text:outline-level="1">
<text:span text:style-name="T4">
The EU has been assisted by Ukraine since the beginning of the war for about € 65 billion</text:span>
</text:h>
      <text:p text:style-name="P4">
Authors: Ukrinform (Person)</text:p>
      <text:p text:style-name="P4">
Publisher: Укринформ (Organization)</text:p>
      <text:p text:style-name="P4">
Published Time: 2023-05-23T20:10:00+03:00</text:p>
      <text:p text:style-name="P4">
Modified Time: 2023-05-23T20:10:00+03:00</text:p>
      <text:p text:style-name="P4">
Description: After the beginning of Russian aggression, the EU provided financial, economic, humanitarian and military assistance to Ukraine in the amount of almost 65 billion euros, and is thus the largest donor to fight against the Russian Federation. - Ukrinform.</text:p>
      <text:p text:style-name="P4">
Images: ['<text:a xlink:type="simple" xlink:href="https://static.ukrinform.com/photos/2020_04/thumb_files/630_360_1588174487-194.jpg" text:style-name="Internet_20_link" text:visited-style-name="Visited_20_Internet_20_Link">
630_360_15881...</text:a>
']</text:p>
      <text:p text:style-name="P4">
Tags: ['Євросоюз', 'Україна', 'Гроші', 'Війна з Росією']</text:p>
      <text:p text:style-name="P4">
Type: Article</text:p>
      <!--METADATA-->
      <text:p text:style-name="P4">
<draw:frame draw:style-name="fr1" draw:name="Image144" text:anchor-type="as-char" svg:width="6.9236in" svg:height="3.956343in" draw:z-index="0">
<draw:image xlink:href="../Images/yкринформ/2023-05-23T20-10-00-03-00/630_360_1588174487-194.jpg" xlink:type="simple" xlink:show="embed" xlink:actuate="onLoad" draw:mime-type="image/jpeg"/>
</draw:frame>
The post -start of Russian aggression of the EU provided Ukraine with financial, economic, humanitarian military assistance worth almost 65 billion euros, and thus is the largest donor to its fight against the Russian Federation.</text:p>
      <text:p text:style-name="P4">
About it today in Brussels during a press conference following the results of EU administrations on external relations(on defense issues)The EU Borrel's High Representative said the EU Borrel, Ukrinform correspondent reports.</text:p>
      <text:p text:style-name="P4">
“In addition to military assistance, we send another 1.5 billion euros of macro -financial assistance to help the Ukrainian state perform its functions. If you put together all this assistance - military, civilian economic, financial, humanitarian, refugee funding, etc. - this will be about 65 billion. This means that the EU and its Member States are the largest donors of Ukraine, and we will continue to play such a role, ”Borrel said.</text:p>
      <text:p text:style-name="P4">
He noted that thanks to the incentives offered by the European Peace Fund, the countries have provided military equipment and ammunition to Ukraine worth about 10 billion euros, which significantly exceeded expectations. Most Member States have grown up to increase the European Peace Fund by another 3.5 billion euros, which will significantly increase its capacity, and not only in providing assistance for Ukraine, but also for the financing of defense and security projects in other parts of the world.</text:p>
      <text:p text:style-name="P4">
In terms of assistance to Ukraine, the EU High Representative reminded that Ukraine has received military support from the European Peace Fund for 5,6 million euro. Currently, there is another 500 million euros on the table on the table for Ukraine. The discussion of such a tranche is ongoing.</text:p>
      <text:p text:style-name="P4">
“I hope these 500 million euros can be highlighted. The issue was raised at the level of the technical committee, but today a unanimous decision was not going on. I hope that any obstacles will be eliminated throughout this week, ”said Josep Borrel.</text:p>
      <text:p text:style-name="P4">
He noted that the positive decision would not be required to wait for the next EU Council of Ministers, since it can be adopted on a written procedure.</text:p>
      <text:p text:style-name="P4">
News Source: <text:a xlink:type="simple" xlink:href="https://www.ukrinform.ua/rubric-ato/3713260-es-z-pocatku-vijni-nadav-ukraini-dopopogi-na-blizko-65-milardiv.html" text:style-name="Internet_20_link" text:visited-style-name="Visited_20_Internet_20_Link">
https://www.ukrinform.ua/rubric-ato/3713260-es-z-pocatku-vijni-nadav-ukraini-dopopogi-na-blizko-65-milardiv.html</text:a>
</text:p>
      <!--NEWS-->
      <text:h text:style-name="P10" text:outline-level="1">
<text:span text:style-name="T4">
The invaders in Crimea have opened two new cases against human rights activist Jepperov</text:span>
</text:h>
      <text:p text:style-name="P4">
Authors: Ukrinform (Person)</text:p>
      <text:p text:style-name="P4">
Publisher: Укринформ (Organization)</text:p>
      <text:p text:style-name="P4">
Published Time: 2023-05-23T20:11:00+03:00</text:p>
      <text:p text:style-name="P4">
Modified Time: 2023-05-23T20:11:00+03:00</text:p>
      <text:p text:style-name="P4">
Description: Russian security forces in the temporarily occupied Crimea were violated against the veteran of the Crimean Tatar national movement and human rights activist Abdureshit Dureshit Jepperov two new cases about discrediting the Russian army and abuse of freedom of information. - Ukrinform.</text:p>
      <text:p text:style-name="P4">
Images: ['<text:a xlink:type="simple" xlink:href="https://static.ukrinform.com/photos/2023_04/thumb_files/630_360_1682522283-692.jpg" text:style-name="Internet_20_link" text:visited-style-name="Visited_20_Internet_20_Link">
630_360_16825...</text:a>
']</text:p>
      <text:p text:style-name="P4">
Tags: ['Крим', 'Правозахисники', 'Росія']</text:p>
      <text:p text:style-name="P4">
Type: Article</text:p>
      <!--METADATA-->
      <text:p text:style-name="P4">
<draw:frame draw:style-name="fr1" draw:name="Image145" text:anchor-type="as-char" svg:width="6.9236in" svg:height="3.956343in" draw:z-index="0">
<draw:image xlink:href="../Images/yкринформ/2023-05-23T20-11-00-03-00/630_360_1682522283-692.jpg" xlink:type="simple" xlink:show="embed" xlink:actuate="onLoad" draw:mime-type="image/jpeg"/>
</draw:frame>
Russian -owned in the temporarily occupied Crimea was violated against the veterans Tatar national movement and human rights activist Abdureshit Jepparovad new cases about discrediting the Russian army and abuse of freedom information.</text:p>
      <text:p text:style-name="P4">
The sources in Crimea were informed by editions <text:a xlink:type="simple" xlink:href="https://zmina.info/news/rosijski-sylovyky-porushyly-shhe-dvi-administratyvni-spravy-proty-krymskogo-pravozahysnyka-abdureshyta-dzheparova/" text:style-name="Internet_20_link" text:visited-style-name="Visited_20_Internet_20_Link">
</text:a>
, reports Ukrinform.</text:p>
      <text:p text:style-name="P4">
“The essence of the prosecution is that the human rights activist allegedly an administrative plot of the Crimean Idea initiative, which publishes reviews of violations of international humanitarian law in <text:a xlink:type="simple" xlink:href="https://www.ukrinform.ua/tag-krim" text:style-name="Internet_20_link" text:visited-style-name="Visited_20_Internet_20_Link">
</text:a>
and prompt messages about human rights violations on the territory of the peninsula, ” - reads.</text:p>
      <text:p text:style-name="P4">
It is reported that Jepparov himself rejects the accusation. According to him, he also stood at the beginning of the creation of this human rights initiative, but for a long time has nothing to do with it, especially does not administer the page that was constantly updated during his last two administrative arrests.</text:p>
      <text:p text:style-name="P4">
<text:span text:style-name="T4">
 Read also: </text:span>
 <text:a xlink:type="simple" xlink:href="https://www.ukrinform.ua/rubric-crimea/3703778-v-okupovanomu-krimu-sud-zalisiv-pid-arestom-pravozahisnika-dzepparova.html" text:style-name="Internet_20_link" text:visited-style-name="Visited_20_Internet_20_Link">
<text:span text:style-name="T4">
 DEPPARIV </text:span>
</text:a>
As it was reported, on April 25, Russian security forces in the temporarily occupied Crimean were searched with the human rights activist Abdureshit Jepparova, after which they were male.</text:p>
      <text:p text:style-name="P4">
_ Photo: lattice _</text:p>
      <text:p text:style-name="P4">
News Source: <text:a xlink:type="simple" xlink:href="https://www.ukrinform.ua/rubric-crimea/3713255-okupanti-v-krimu-vidkrili-dvi-novi-spravi-proti-pravozahisnika-dzepparova.html" text:style-name="Internet_20_link" text:visited-style-name="Visited_20_Internet_20_Link">
https://www.ukrinform.ua/rubric-crimea/3713255-okupanti-v-krimu-vidkrili-dvi-novi-spravi-proti-pravozahisnika-dzepparova.html</text:a>
</text:p>
      <!--NEWS-->
      <text:h text:style-name="P10" text:outline-level="1">
<text:span text:style-name="T4">
Events in the Belgorod region will not affect the security situation in Ukraine - NSDC Secretary</text:span>
</text:h>
      <text:p text:style-name="P4">
Authors: Ukrinform (Person)</text:p>
      <text:p text:style-name="P4">
Publisher: Укринформ (Organization)</text:p>
      <text:p text:style-name="P4">
Published Time: 2023-05-23T20:24:00+03:00</text:p>
      <text:p text:style-name="P4">
Modified Time: 2023-05-23T20:24:00+03:00</text:p>
      <text:p text:style-name="P4">
Description: Events that have been unfolding in the Belgorod region of the Russian Federation will not affect the security situation in Ukraine. Statements of involvement of the Armed Forces in the protests of the Russians against their power are nonsense. - Ukrinform.</text:p>
      <text:p text:style-name="P4">
Images: ['<text:a xlink:type="simple" xlink:href="https://static.ukrinform.com/photos/2023_04/thumb_files/630_360_1680783781-501.jpg" text:style-name="Internet_20_link" text:visited-style-name="Visited_20_Internet_20_Link">
630_360_16807...</text:a>
']</text:p>
      <text:p text:style-name="P4">
Tags: ['РНБО', 'Росія', 'Данілов', 'Бєлгород', 'Єдині новини']</text:p>
      <text:p text:style-name="P4">
Type: Article</text:p>
      <!--METADATA-->
      <text:p text:style-name="P4">
<draw:frame draw:style-name="fr1" draw:name="Image146" text:anchor-type="as-char" svg:width="6.9236in" svg:height="3.956343in" draw:z-index="0">
<draw:image xlink:href="../Images/yкринформ/2023-05-23T20-24-00-03-00/630_360_1680783781-501.jpg" xlink:type="simple" xlink:show="embed" xlink:actuate="onLoad" draw:mime-type="image/jpeg"/>
</draw:frame>
Events that have been emerging recently in the Belgorod region of the Russian Federation will not affect the incentive situation in Ukraine. The statements about the Armed Forces of the Armed Forces in the protests of the Russians in contrast of its power are nonsense.</text:p>
      <text:p text:style-name="P4">
According to Ukrinform, the Secretary of the NSDC Oleksiy Danilov informed about it on the air of the NSDOVYA, answering the questions, who will have events in the Belgorod region on the security situation in the border guards of Ukraine.</text:p>
      <text:p text:style-name="P4">
“This does not affect the security situation in Ukraine in any way. Citizens of the RFMMA are the right to protest, this is recorded including in their regulatory documents. Russia has to cope with this issue on its own. To blame the armed forces of our country is some nonsense, ”he said <text:a xlink:type="simple" xlink:href="https://www.ukrinform.ua/tag-danilov" text:style-name="Internet_20_link" text:visited-style-name="Visited_20_Internet_20_Link">
</text:a>
Commenting on the information about the transfer of Russian troops from Ukraine of the pre -Wilgorod region, he noted: “They can throw anyone you want, we understand that we must release all our lands, they will be released, including Crimea. You see that there are very active international events that have a powerful effect on all these processes. "</text:p>
      <text:p text:style-name="P4">
<text:span text:style-name="T4">
 Read also: </text:span>
 <text:a xlink:type="simple" xlink:href="https://www.ukrinform.ua/rubric-polytics/3713214-danilov-vidreaguvav-na-zanepokoenna-putina-sodo-situacii-v-belgorodi.html" text:style-name="Internet_20_link" text:visited-style-name="Visited_20_Internet_20_Link">
<text:span text:style-name="T4">
 Danilov </text:span>
</text:a>
He reminded that negotiations on Ukraine's accession to the EU and the provision of Ukraine's aircraft.</text:p>
      <text:p text:style-name="P4">
Answering the question whether the internal crisis in the Russian Federation in the issues of contrast and the release of occupied territories, Danilov noted that this would accurately influence the situation on the battlefield.</text:p>
      <text:p text:style-name="P4">
"We have a certain sociological study towards Russia today. The number of elderly citizens who have children, they no longer have such a desire that their children go to war. And young people under 25 - Tiivza are categorically refusing to participate in the coven who started their modern Hitler, ”Danilov stressed.</text:p>
      <text:p text:style-name="P4">
<text:span text:style-name="T4">
 Read also: </text:span>
 <text:a xlink:type="simple" xlink:href="https://www.ukrinform.ua/rubric-ato/3712951-incident-u-belgorodskij-oblasti-ne-bude-ostannim-povstannam-v-rosii-radnik-reznikova.html" text:style-name="Internet_20_link" text:visited-style-name="Visited_20_Internet_20_Link">
<text:span text:style-name="T4">
 Belgorod </text:span>
</text:a>
As reported by the media, explosions occurred in the Belgorod region, and later information about the arrival in this territory of Russian volunteers was reported in the media.</text:p>
      <text:p text:style-name="P4">
On social networks there were statements of the Russian Volunteer Corps of Ilegion "Freedom of Russia" about the "liberation" of the settlements Kozynka and Gora Podol in the Belgorod region.Representative of the Main Directorate of Intelligence of the Ministry of Defense of Ukraine Andriyyusov stated that <text:a xlink:type="simple" xlink:href="https://www.ukrinform.ua/rubric-world/3712744-situacia-u-belgorodskij-oblasti-e-vnutrisnim-konfliktom-gur.html" text:style-name="Internet_20_link" text:visited-style-name="Visited_20_Internet_20_Link">
</text:a>
</text:p>
      <text:p text:style-name="P4">
News Source: <text:a xlink:type="simple" xlink:href="https://www.ukrinform.ua/rubric-ato/3713265-podii-v-belgorodskij-oblasti-niak-ne-vplinut-na-bezpekovu-situaciu-v-ukraini-sekretar-rnbo.html" text:style-name="Internet_20_link" text:visited-style-name="Visited_20_Internet_20_Link">
https://www.ukrinform.ua/rubric-ato/3713265-podii-v-belgorodskij-oblasti-niak-ne-vplinut-na-bezpekovu-situaciu-v-ukraini-sekretar-rnbo.html</text:a>
</text:p>
      <!--NEWS-->
      <text:h text:style-name="P10" text:outline-level="1">
<text:span text:style-name="T4">
The UN Secretary General spokesman denies Guterres in a speech on the Radbeza forgot about Ukraine</text:span>
</text:h>
      <text:p text:style-name="P4">
Authors: Ukrinform (Person)</text:p>
      <text:p text:style-name="P4">
Publisher: Укринформ (Organization)</text:p>
      <text:p text:style-name="P4">
Published Time: 2023-05-23T20:29:00+03:00</text:p>
      <text:p text:style-name="P4">
Modified Time: 2023-05-23T20:29:00+03:00</text:p>
      <text:p text:style-name="P4">
Description: UN Secretary General Anthony Guterres, in his speech on open debates in the Soviet Council to protect civilians in armed conflicts, spoke of conflicts in general, referring to the war against Ukraine, says his spokesman Stephen Duzharik. - Ukrinform.</text:p>
      <text:p text:style-name="P4">
Images: ['<text:a xlink:type="simple" xlink:href="https://static.ukrinform.com/photos/2022_08/thumb_files/630_360_1660844697-270.jpg" text:style-name="Internet_20_link" text:visited-style-name="Visited_20_Internet_20_Link">
630_360_16608...</text:a>
']</text:p>
      <text:p text:style-name="P4">
Tags: ['Гутерреш', 'ООН', 'Війна з Росією']</text:p>
      <text:p text:style-name="P4">
Type: Article</text:p>
      <!--METADATA-->
      <text:p text:style-name="P4">
<draw:frame draw:style-name="fr1" draw:name="Image147" text:anchor-type="as-char" svg:width="6.9236in" svg:height="3.956343in" draw:z-index="0">
<draw:image xlink:href="../Images/yкринформ/2023-05-23T20-29-00-03-00/630_360_1660844697-270.jpg" xlink:type="simple" xlink:show="embed" xlink:actuate="onLoad" draw:mime-type="image/jpeg"/>
</draw:frame>
UN Secretary General Anthony Guterres, in his speech on open -headed debatics, to protect civilians in armed conflicts, he was in conflict in general, referring to the war against Ukraine, according to a spokesman Stefan Duzharik.</text:p>
      <text:p text:style-name="P4">
According to Ukrinform correspondent in New York, he stated this in an insertion at a pressing, answering Ukrinform questions.</text:p>
      <text:p text:style-name="P4">
The question was formulated as follows: “As soon as the Secretary General <text:a xlink:type="simple" xlink:href="https://www.ukrinform.ua/tag-oon" text:style-name="Internet_20_link" text:visited-style-name="Visited_20_Internet_20_Link">
</text:a>
In his appeal to the Security Council, the protection of civilians in armed conflicts did not mention the victims of Ukraine caused by the Russian war. He only mentioned the Black Sea. Is it accidental or have there been any reasons for such traveling? ”</text:p>
      <text:p text:style-name="P4">
Denying this, Duzharrik said the Secretary General spoke of conflicts in general, including in the context of the war against Ukraine.</text:p>
      <text:p text:style-name="P4">
“I think the Secretary-General spoke about the protection of civilians in any conflict. He mentioned 100 million refugees who were forced to interrupt their homes through wars, ”the Secretary General spokesman explained.</text:p>
      <text:p text:style-name="P4">
<text:span text:style-name="T4">
 Read also: </text:span>
 <text:a xlink:type="simple" xlink:href="https://www.ukrinform.ua/rubric-world/3700106-gensek-oon-u-vistupi-v-radbezi-prisvativ-vijni-rosii-proti-ukraini-odne-recenna.html" text:style-name="Internet_20_link" text:visited-style-name="Visited_20_Internet_20_Link">
</text:a>
"The Secretary -General, the UN system as a whole, very loudly stated the prosecution of civilian protection, civil infrastructure and so on in Ukraine," he added.</text:p>
      <text:p text:style-name="P4">
As reported by Ukrinform, Guterres, speaking on Tuesday with a speech on the onset of the UN Security Council to protect civilians in armed conflicts, <text:a xlink:type="simple" xlink:href="https://www.ukrinform.ua/rubric-ato/3713222-zahist-civilnih-u-zbrojnih-konfliktah-guterres-u-radbezi-oon-ne-zgadav-pro-zertvi-sered-ukrainciv.html" text:style-name="Internet_20_link" text:visited-style-name="Visited_20_Internet_20_Link">
</text:a>
. At the same time, he devoted a large part of the speech to civilians in Sudan, Afghanistan, Ethiopia, Syria, as well as detailed the importance of the Black Sea initiative and the "Memorandum to understand the promotion of Russian food and fertilizers."</text:p>
      <text:p text:style-name="P4">
News Source: <text:a xlink:type="simple" xlink:href="https://www.ukrinform.ua/rubric-polytics/3713261-recnik-genseka-oon-zaperecue-so-guterres-u-vistupi-na-radbezi-zabuv-pro-ukrainu.html" text:style-name="Internet_20_link" text:visited-style-name="Visited_20_Internet_20_Link">
https://www.ukrinform.ua/rubric-polytics/3713261-recnik-genseka-oon-zaperecue-so-guterres-u-vistupi-na-radbezi-zabuv-pro-ukrainu.html</text:a>
</text:p>
      <!--NEWS-->
      <text:h text:style-name="P10" text:outline-level="1">
<text:span text:style-name="T4">
OP was discussed with the Switzerland Embassy to create a register deported to Russia</text:span>
</text:h>
      <text:p text:style-name="P4">
Authors: Ukrinform (Person)</text:p>
      <text:p text:style-name="P4">
Publisher: Укринформ (Organization)</text:p>
      <text:p text:style-name="P4">
Published Time: 2023-05-23T20:31:54+03:00</text:p>
      <text:p text:style-name="P4">
Modified Time: 2023-05-23T20:31:54+03:00</text:p>
      <text:p text:style-name="P4">
Description: The deputy head of the Presidential Office Yulia Sokolovskaya, during a meeting with representatives of the Embassy of Switzerland, discussed the assistance to Ukraine in the creation of registers and exchange of information about the victims/deported Ukrainian children. - Ukrinform.</text:p>
      <text:p text:style-name="P4">
Images: ['<text:a xlink:type="simple" xlink:href="https://static.ukrinform.com/photos/2023_04/thumb_files/630_360_1681205523-955.jpg" text:style-name="Internet_20_link" text:visited-style-name="Visited_20_Internet_20_Link">
630_360_16812...</text:a>
', '<text:a xlink:type="simple" xlink:href="https://static.ukrinform.com/photos/2023_05/1684862917-165.jpeg" text:style-name="Internet_20_link" text:visited-style-name="Visited_20_Internet_20_Link">
1684862917-16...</text:a>
']</text:p>
      <text:p text:style-name="P4">
Tags: ['Депортація', 'Діти', 'Швейцарія', 'Росія', 'Офіс Президента']</text:p>
      <text:p text:style-name="P4">
Type: Article</text:p>
      <!--METADATA-->
      <text:p text:style-name="P4">
<draw:frame draw:style-name="fr1" draw:name="Image148" text:anchor-type="as-char" svg:width="6.9236in" svg:height="3.956343in" draw:z-index="0">
<draw:image xlink:href="../Images/yкринформ/2023-05-23T20-31-54-03-00/630_360_1681205523-955.jpg" xlink:type="simple" xlink:show="embed" xlink:actuate="onLoad" draw:mime-type="image/jpeg"/>
</draw:frame>
Presidential office Yulia Sokolovskaya, during a meeting with Switzerland representatives, discussed the assistance of Ukraine in the creation of registers and exchange information about the victims/deported Ukrainian children.</text:p>
      <text:p text:style-name="P4">
This was informed <text:a xlink:type="simple" xlink:href="https://www.president.gov.ua/news/yuliya-sokolovska-zustrilasya-z-predstavnikami-posolstva-shv-83121" text:style-name="Internet_20_link" text:visited-style-name="Visited_20_Internet_20_Link">
</text:a>
, reports Ukrinform.</text:p>
      <text:p text:style-name="P4">
It is noted that from the Embassy of Switzerland, the meeting was present at the meeting, the head of peace and human rights programs of the Swiss Confederation Embassy Gaetan Vanone and the coordinator of the Projects on Peace and Right -Luddy of the Swiss Confederation Embassy Natalia Sorokin.</text:p>
      <text:p text:style-name="P4">
<draw:frame draw:style-name="fr1" draw:name="Image149" text:anchor-type="as-char" svg:width="6.9236in" svg:height="4.604691in" draw:z-index="0">
<draw:image xlink:href="../Images/yкринформ/2023-05-23T20-31-54-03-00/1684862917-165.jpeg" xlink:type="simple" xlink:show="embed" xlink:actuate="onLoad" draw:mime-type="image/jpeg"/>
</draw:frame>
Photo: office president</text:p>
      <text:p text:style-name="P4">
"The participants of the meeting discussed the assistance of Ukraine in the creation and development of registers and exchange of information about the victims / deported Ukrainian children," the OP press service said.</text:p>
      <text:p text:style-name="P4">
<text:span text:style-name="T4">
 Read also: </text:span>
 <text:a xlink:type="simple" xlink:href="https://www.ukrinform.ua/rubric-other_news/3711054-deportaciu-ukrainskih-ditej-rosia-pocala-z-2015-roku-v-okupovanomu-krimu-lubinec.html" text:style-name="Internet_20_link" text:visited-style-name="Visited_20_Internet_20_Link">
<text:span text:style-name="T4">
 deport </text:span>
</text:a>
In particular, measures for the creation of appropriate registers and instruments of exchange of information are implemented within the limits of the project "Electronic governance for the accountability of the authorities and community participation"(Egap), financed by Switzerland, the Eastern Foundation <text:a xlink:type="simple" xlink:href="https://www.ukrinform.ua/tag-evropa" text:style-name="Internet_20_link" text:visited-style-name="Visited_20_Internet_20_Link">
</text:a>
In cooperation with the Ministry of Digital Transformation of Ukraine and the Innovabridge Foundation.</text:p>
      <text:p text:style-name="P4">
The participants of the meeting agreed on further cooperation. The parties have determined that the priority is the creation of a transparent mechanism focused on the needs of the victims and the algorithms that are clear to them.</text:p>
      <text:p text:style-name="P4">
As reported by Ukrinform, Expert Onisiya Sinyuk stated that <text:a xlink:type="simple" xlink:href="https://www.ukrinform.ua/rubric-society/3710917-dla-povernenna-ukrainskih-ditej-iz-rf-neobhidno-rozrobiti-konkretnij-algoritm-ekspertka.html" text:style-name="Internet_20_link" text:visited-style-name="Visited_20_Internet_20_Link">
</text:a>
It is necessary to develop a specific algorithm.</text:p>
      <text:p text:style-name="P4">
News Source: <text:a xlink:type="simple" xlink:href="https://www.ukrinform.ua/rubric-ato/3713263-v-op-obgovorili-z-posolstvom-svejcarii-stvorenna-reestru-deportovanih-u-rosiu-ditej.html" text:style-name="Internet_20_link" text:visited-style-name="Visited_20_Internet_20_Link">
https://www.ukrinform.ua/rubric-ato/3713263-v-op-obgovorili-z-posolstvom-svejcarii-stvorenna-reestru-deportovanih-u-rosiu-ditej.html</text:a>
</text:p>
      <!--NEWS-->
      <text:h text:style-name="P10" text:outline-level="1">
<text:span text:style-name="T4">
Zaluzhni discussed with a coffeeol to strengthen air defense, including with F-16</text:span>
</text:h>
      <text:p text:style-name="P4">
Authors: Ukrinform (Person)</text:p>
      <text:p text:style-name="P4">
Publisher: Укринформ (Organization)</text:p>
      <text:p text:style-name="P4">
Published Time: 2023-05-23T20:32:00+03:00</text:p>
      <text:p text:style-name="P4">
Modified Time: 2023-05-23T20:32:00+03:00</text:p>
      <text:p text:style-name="P4">
Description: The Commander-in-Chief of the Armed Forces of Ukraine Valery Zaluzhny discussed with the Supreme Commander-in-Chief of the United NATO Armed Forces in Europe, General Christopher Cavoli, including F-16 fighters. - Ukrinform.</text:p>
      <text:p text:style-name="P4">
Images: ['<text:a xlink:type="simple" xlink:href="https://static.ukrinform.com/photos/2023_03/thumb_files/630_360_1679686596-447.jpg" text:style-name="Internet_20_link" text:visited-style-name="Visited_20_Internet_20_Link">
630_360_16796...</text:a>
']</text:p>
      <text:p text:style-name="P4">
Tags: ['Європа', 'НАТО', 'ЗСУ', 'Валерій Залужний']</text:p>
      <text:p text:style-name="P4">
Type: Article</text:p>
      <!--METADATA-->
      <text:p text:style-name="P4">
<draw:frame draw:style-name="fr1" draw:name="Image150" text:anchor-type="as-char" svg:width="6.9236in" svg:height="3.956343in" draw:z-index="0">
<draw:image xlink:href="../Images/yкринформ/2023-05-23T20-32-00-03-00/630_360_1679686596-447.jpg" xlink:type="simple" xlink:show="embed" xlink:actuate="onLoad" draw:mime-type="image/jpeg"/>
</draw:frame>
The Commander-in-Chief of the Armed Forces of Ukraine Valery Zaluzhny discussed with the Supreme Chief Commander-in-Chief of the United NATO Armed Forces in Europe, the General Coristosphere of the Favoli Cavela strengthening air defense, including the help of F-16 fighter jets.</text:p>
      <text:p text:style-name="P4">
According to Ukrinform, Zaluzhny reported in <text:a xlink:type="simple" xlink:href="https://t.me/CinCAFU/503" text:style-name="Internet_20_link" text:visited-style-name="Visited_20_Internet_20_Link">
</text:a>
.</text:p>
      <text:p text:style-name="P4">
"The need to strengthen air defense, including with the help of F -16, and an increase in the number of ammunition - were key themes of more dialogue," Zaluzhny said.</text:p>
      <text:p text:style-name="P4">
The interlocutors discussed the importance of continuing joint work on service and repair of military equipment.</text:p>
      <text:p text:style-name="P4">
<text:span text:style-name="T4">
 Read also: </text:span>
 <text:a xlink:type="simple" xlink:href="https://www.ukrinform.ua/rubric-ato/3713127-navcanna-ukrainskih-pilotiv-na-f16-ne-robit-nato-storonou-konfliktu-stoltenberg.html" text:style-name="Internet_20_link" text:visited-style-name="Visited_20_Internet_20_Link">
</text:a>
"He also spoke about the quantitative and qualitative composition of our army and proinitative to strengthen the Ukrainian Marine Corps by creating new Briggades. They agreed with the Cavoli General and continue to actively interact with defense of defense <text:a xlink:type="simple" xlink:href="https://www.ukrinform.ua/tag-ukraina" text:style-name="Internet_20_link" text:visited-style-name="Visited_20_Internet_20_Link">
</text:a>
"," Zaluzhny said.</text:p>
      <text:p text:style-name="P4">
As reported by Ukrinform, on May 19, Zaluzhny discussed with the chairman of the United States headquarters, General Milly Millie, the work of the PAPATRIOT complex and supply of long -range shells.</text:p>
      <text:p text:style-name="P4">
News Source: <text:a xlink:type="simple" xlink:href="https://www.ukrinform.ua/rubric-ato/3713269-zaluznij-obgovoriv-iz-kavoli-posilenna-ppo-v-tomu-cisli-za-dopomogou-f16.html" text:style-name="Internet_20_link" text:visited-style-name="Visited_20_Internet_20_Link">
https://www.ukrinform.ua/rubric-ato/3713269-zaluznij-obgovoriv-iz-kavoli-posilenna-ppo-v-tomu-cisli-za-dopomogou-f16.html</text:a>
</text:p>
      <!--NEWS-->
      <text:h text:style-name="P10" text:outline-level="1">
<text:span text:style-name="T4">
Russian aggression against Ukraine has become a test for the defensive capabilities of the EU - Borrel</text:span>
</text:h>
      <text:p text:style-name="P4">
Authors: Ukrinform (Person)</text:p>
      <text:p text:style-name="P4">
Publisher: Укринформ (Organization)</text:p>
      <text:p text:style-name="P4">
Published Time: 2023-05-23T20:35:47+03:00</text:p>
      <text:p text:style-name="P4">
Modified Time: 2023-05-23T20:35:47+03:00</text:p>
      <text:p text:style-name="P4">
Description: The aggressive Russian war against Ukraine became a test, a field test for the ability of the European Union to ensure its own security and defense. - Ukrinform.</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Оборона', 'Боррель', 'Війна з Росією']</text:p>
      <text:p text:style-name="P4">
Type: Article</text:p>
      <!--METADATA-->
      <text:p text:style-name="P4">
<draw:frame draw:style-name="fr1" draw:name="Image151" text:anchor-type="as-char" svg:width="6.9236in" svg:height="3.956343in" draw:z-index="0">
<draw:image xlink:href="../Images/yкринформ/2023-05-23T20-35-47-03-00/630_360_1667561515-584.jpg" xlink:type="simple" xlink:show="embed" xlink:actuate="onLoad" draw:mime-type="image/jpeg"/>
</draw:frame>
The Aggressive War against Ukraine became a test, a field test for the European Union to ensure its own security and defense.</text:p>
      <text:p text:style-name="P4">
About it today in Brussels during a press conference following the results of EU administrations on external relations(on defense issues)The EU Borrel's High Representative said the EU Borrel, Ukrinform correspondent reports.</text:p>
      <text:p text:style-name="P4">
“Before the meeting of the EU Council, a meeting of the Leadership Council of the European Defense Agency was held. We have summed up and lessons that have been taken out of this(Russian - ed.)aggressive war. From the point of view of the development of our military skills and European defense - this war, unfortunately, has become something of a laboratory, a field to test our capabilities of tapricots, ”Borrel said.</text:p>
      <text:p text:style-name="P4">
<text:span text:style-name="T4">
 Read also: </text:span>
 <text:a xlink:type="simple" xlink:href="https://www.ukrinform.ua/rubric-ato/3713257-evrosouz-peredav-ukraini-220-tisac-snaradiv-i-1300-raket-borrel.html" text:style-name="Internet_20_link" text:visited-style-name="Visited_20_Internet_20_Link">
<text:span text:style-name="T4">
 Borrel </text:span>
</text:a>
He noticed. that the EU should take advantage of this sad experience to build better European defense in the future. The European Defense Agency has prepared a special report on this, which was proposed by the attention of European Defense Ministers.</text:p>
      <text:p text:style-name="P4">
“We have considered this from operational, industrial and strategic points of view. Many have learned from this war, and we have to draw conclusions from this habitat - how to improve what we already have, and what Europe should do to increase its defensive capabilities, ”the EU High Representative said.</text:p>
      <text:p text:style-name="P4">
At the same time, he emphasized that he consistently denies those countries that Ukraine cannot win in this war and tries to convince them in the opposite.</text:p>
      <text:p text:style-name="P4">
“Ukraine is moving well in defense. She had already disrupted Putin's plans to reach a rapid victory, and undoubtedly could protect herself, ”Borrel said.</text:p>
      <text:p text:style-name="P4">
<text:span text:style-name="T4">
 Read also: </text:span>
 <text:a xlink:type="simple" xlink:href="https://www.ukrinform.ua/rubric-ato/3713166-ce-vijna-na-visnazenna-treba-bilse-zbroi-stoltenberg-anonsuvav-zustric-nato-es-i-ukraini.html" text:style-name="Internet_20_link" text:visited-style-name="Visited_20_Internet_20_Link">
<text:span text:style-name="T4">
 Stoltenberg </text:span>
</text:a>
He confirmed that the EU would continue to support Ukraine for as long as it will be necessary.</text:p>
      <text:p text:style-name="P4">
News Source: <text:a xlink:type="simple" xlink:href="https://www.ukrinform.ua/rubric-world/3713267-rosijska-agresia-proti-ukraini-stala-viprobuvannam-dla-oboronnih-spromoznostej-es-borrel.html" text:style-name="Internet_20_link" text:visited-style-name="Visited_20_Internet_20_Link">
https://www.ukrinform.ua/rubric-world/3713267-rosijska-agresia-proti-ukraini-stala-viprobuvannam-dla-oboronnih-spromoznostej-es-borrel.html</text:a>
</text:p>
      <!--NEWS-->
      <text:h text:style-name="P10" text:outline-level="1">
<text:span text:style-name="T4">
UkrPoshta handed over a collection of leaflets, brands and envelopes to the Kherson Museum</text:span>
</text:h>
      <text:p text:style-name="P4">
Authors: Ukrinform (Person)</text:p>
      <text:p text:style-name="P4">
Publisher: Укринформ (Organization)</text:p>
      <text:p text:style-name="P4">
Published Time: 2023-05-23T20:44:00+03:00</text:p>
      <text:p text:style-name="P4">
Modified Time: 2023-05-23T20:44:00+03:00</text:p>
      <text:p text:style-name="P4">
Description: The collection of the Kherson Museum was supplemented by postcards, stamps, envelopes that the collective of Ukrposhta handed over. - Ukrinform.</text:p>
      <text:p text:style-name="P4">
Images: ['<text:a xlink:type="simple" xlink:href="https://static.ukrinform.com/photos/2023_05/thumb_files/630_360_1684863839-526.jpg" text:style-name="Internet_20_link" text:visited-style-name="Visited_20_Internet_20_Link">
630_360_16848...</text:a>
', '<text:a xlink:type="simple" xlink:href="https://static.ukrinform.com/photos/2023_05/1684863826-256.jpg" text:style-name="Internet_20_link" text:visited-style-name="Visited_20_Internet_20_Link">
1684863826-25...</text:a>
', '<text:a xlink:type="simple" xlink:href="https://static.ukrinform.com/photos/2023_05/1684863942-630.jpg" text:style-name="Internet_20_link" text:visited-style-name="Visited_20_Internet_20_Link">
1684863942-63...</text:a>
']</text:p>
      <text:p text:style-name="P4">
Tags: ['Херсон', 'Музей', 'Укрпошта']</text:p>
      <text:p text:style-name="P4">
Type: Article</text:p>
      <!--METADATA-->
      <text:p text:style-name="P4">
<draw:frame draw:style-name="fr1" draw:name="Image152" text:anchor-type="as-char" svg:width="6.9236in" svg:height="3.956343in" draw:z-index="0">
<draw:image xlink:href="../Images/yкринформ/2023-05-23T20-44-00-03-00/630_360_1684863839-526.jpg" xlink:type="simple" xlink:show="embed" xlink:actuate="onLoad" draw:mime-type="image/jpeg"/>
</draw:frame>
The Collections of the Collection of the Museum of Local History were supplemented by postcards, stamps, envelopes, which was transmitted by the collective of Ukrposhta.</text:p>
      <text:p text:style-name="P4">
As Ukrinform reports, it reports <text:a xlink:type="simple" xlink:href="https://www.facebook.com/hokmksua/posts/pfbid0ncszKiHAewZzi86k74kJ5YkJC3ek2v6yopDLQbgBNjag9UDe37AcQ5jaTkC4wZMBl" text:style-name="Internet_20_link" text:visited-style-name="Visited_20_Internet_20_Link">
</text:a>
“Today the next replenishment of the museum's collection has taken place!The collective of Ukrposhta provided assistance in the restoration of the Kherson Regional Museum of Local History, ”the message.</text:p>
      <text:p text:style-name="P4">
As noted, <text:a xlink:type="simple" xlink:href="https://www.ukrinform.ua/tag-muzej" text:style-name="Internet_20_link" text:visited-style-name="Visited_20_Internet_20_Link">
</text:a>
He received 58 products of products: postcards, stamps, envelopes issued during 2022-23, in particular, copies with the slogan "Kherson is Ukraine"!</text:p>
      <text:p text:style-name="P4">
<draw:frame draw:style-name="fr1" draw:name="Image153" text:anchor-type="as-char" svg:width="6.9236in" svg:height="6.661508in" draw:z-index="0">
<draw:image xlink:href="../Images/yкринформ/2023-05-23T20-44-00-03-00/1684863826-256.jpg" xlink:type="simple" xlink:show="embed" xlink:actuate="onLoad" draw:mime-type="image/jpeg"/>
</draw:frame>
«Symbols of Kherson region - watermelon and tomatoes - in the drawings of Andrei Sagach acquired importance. The slices of the watermelon are symbolized by the Kherson, watermelon seeds - Cerakets, which Russian invaders fired at the city, ”the testimony reads. The slice depicts scenes of resistance to the Kherson and terror, which was subjected to Kherson region.</text:p>
      <text:p text:style-name="P4">
<draw:frame draw:style-name="fr1" draw:name="Image154" text:anchor-type="as-char" svg:width="6.9236in" svg:height="7.390523in" draw:z-index="0">
<draw:image xlink:href="../Images/yкринформ/2023-05-23T20-44-00-03-00/1684863942-630.jpg" xlink:type="simple" xlink:show="embed" xlink:actuate="onLoad" draw:mime-type="image/jpeg"/>
</draw:frame>
<text:span text:style-name="T4">
 Read also: </text:span>
 <text:a xlink:type="simple" xlink:href="https://www.ukrinform.ua/rubric-culture/3712208-u-mikolaevi-prezentuvali-pidsumki-persogo-etapu-proektu-vogni-pivdna-ludimaaki.html" text:style-name="Internet_20_link" text:visited-style-name="Visited_20_Internet_20_Link">
</text:a>
The museum expressed gratitude to the management and employees of Ukrposhta for such attention.</text:p>
      <text:p text:style-name="P4">
According to Ukrinform, Russian aggressors are more valuable exhibits from Kherson museums.</text:p>
      <text:p text:style-name="P4">
In Kherson <text:a xlink:type="simple" xlink:href="https://www.ukrinform.ua/rubric-culture/3711315-u-hersonskomu-muzei-vidkrili-vistavku-herson2022-hroniki-deokupacii.html" text:style-name="Internet_20_link" text:visited-style-name="Visited_20_Internet_20_Link">
</text:a>
</text:p>
      <text:p text:style-name="P4">
News Source: <text:a xlink:type="simple" xlink:href="https://www.ukrinform.ua/rubric-culture/3713271-ukrposta-peredala-hersonskomu-kraeznavcomu-muzeu-kolekciu-listivok-marok-i-konvertiv.html" text:style-name="Internet_20_link" text:visited-style-name="Visited_20_Internet_20_Link">
https://www.ukrinform.ua/rubric-culture/3713271-ukrposta-peredala-hersonskomu-kraeznavcomu-muzeu-kolekciu-listivok-marok-i-konvertiv.html</text:a>
</text:p>
      <!--NEWS-->
      <text:h text:style-name="P10" text:outline-level="1">
<text:span text:style-name="T4">
Bakhmut under the fire control of Ukraine - Danilov</text:span>
</text:h>
      <text:p text:style-name="P4">
Authors: Ukrinform (Person)</text:p>
      <text:p text:style-name="P4">
Publisher: Укринформ (Organization)</text:p>
      <text:p text:style-name="P4">
Published Time: 2023-05-23T20:46:21+03:00</text:p>
      <text:p text:style-name="P4">
Modified Time: 2023-05-23T20:46:21+03:00</text:p>
      <text:p text:style-name="P4">
Description: The city of Bakhmut is under the fire control of the Defense Forces of Ukraine, which will liberate it and other cities of Donetsk, Lugansk, Kherson, Zaporizhzhya regions and Crimea. - Ukrinform.</text:p>
      <text:p text:style-name="P4">
Images: ['<text:a xlink:type="simple" xlink:href="https://static.ukrinform.com/photos/2023_03/thumb_files/630_360_1678825036-533.jpg" text:style-name="Internet_20_link" text:visited-style-name="Visited_20_Internet_20_Link">
630_360_16788...</text:a>
']</text:p>
      <text:p text:style-name="P4">
Tags: None</text:p>
      <text:p text:style-name="P4">
Type: Article</text:p>
      <!--METADATA-->
      <text:p text:style-name="P4">
<draw:frame draw:style-name="fr1" draw:name="Image155" text:anchor-type="as-char" svg:width="6.9236in" svg:height="3.956343in" draw:z-index="0">
<draw:image xlink:href="../Images/yкринформ/2023-05-23T20-46-21-03-00/630_360_1678825036-533.jpg" xlink:type="simple" xlink:show="embed" xlink:actuate="onLoad" draw:mime-type="image/jpeg"/>
</draw:frame>
Citybakhmut is under the fire control of the Defense Forces of Ukraine, which liberate and other cities of Donetsk, Lugansk, Kherson, Zaporizhzhya regions of Tatarim.</text:p>
      <text:p text:style-name="P4">
According to Ukrinform, the Secretary of the NSDC Alexei Danilov informed about it on the air of the NDIINOVYA.</text:p>
      <text:p text:style-name="P4">
“What concerned not taken in Bakhmut, I can say that Bakhmuta is under our fire control. Nothing there to the end is not resolved by Ivsi(The leader of the Wagner PEC Yevgeny Prigogine - Ed.)The stabs that they came there came, they came, somewhere there someone greeted someone. I do not know what they get about, they could not and cannot take a small district center since August 1, 2022, and they gathered to take our Ukraine, then let them wait, ”Danilov said.</text:p>
      <text:p text:style-name="P4">
Answering questions about the promotion of defense forces from the flanks around Bakhmut, the NSDC secretary noted that Ukrainian defenders would be promoted not only by Bilybakhmut, but also throughout Donetsk, Luhansk and other regions of Ukraine.</text:p>
      <text:p text:style-name="P4">
“It will not only be Bakhmut. It will be Donetsk, Lugansk, it will be all our city, which are in the territory of Donetsk and Luhansk regions, in the territory of Chherson region, part of Zaporizhzhya region and in the Crimea. They will bite all the territories that are temporarily under their alleged control. We will do everything to make it as soon as possible, ”Danilov assured.</text:p>
      <text:p text:style-name="P4">
He added that the defense forces will do everything to make the release happen and stressed that the assistance of international partners is a key in the process of processes.</text:p>
      <text:p text:style-name="P4">
As reported by Ukrinform, in the Bakhmut direction the number of combatants in the day decreased to three. The defense forces destroyed 79 invaders, 111 wounded wounds, one was captured.</text:p>
      <text:p text:style-name="P4">
News Source: <text:a xlink:type="simple" xlink:href="https://www.ukrinform.ua/rubric-ato/3713270-bahmut-pid-vognevim-kontrolem-ukraini-danilov.html" text:style-name="Internet_20_link" text:visited-style-name="Visited_20_Internet_20_Link">
https://www.ukrinform.ua/rubric-ato/3713270-bahmut-pid-vognevim-kontrolem-ukraini-danilov.html</text:a>
</text:p>
      <!--NEWS-->
      <text:h text:style-name="P10" text:outline-level="1">
<text:span text:style-name="T4">
In the Netherlands want to collect compensation with Google for privacy violation</text:span>
</text:h>
      <text:p text:style-name="P4">
Authors: Ukrinform (Person)</text:p>
      <text:p text:style-name="P4">
Publisher: Укринформ (Organization)</text:p>
      <text:p text:style-name="P4">
Published Time: 2023-05-23T20:51:00+03:00</text:p>
      <text:p text:style-name="P4">
Modified Time: 2023-05-23T20:51:00+03:00</text:p>
      <text:p text:style-name="P4">
Description: The Dutch Consumer Association intends to file a lawsuit against Google for massive violations in the field of user privacy. - Ukrinform.</text:p>
      <text:p text:style-name="P4">
Images: ['<text:a xlink:type="simple" xlink:href="https://static.ukrinform.com/photos/2019_03/thumb_files/630_360_1553098741-454.jpg" text:style-name="Internet_20_link" text:visited-style-name="Visited_20_Internet_20_Link">
630_360_15530...</text:a>
']</text:p>
      <text:p text:style-name="P4">
Tags: ['Google', 'Позов', 'Суд']</text:p>
      <text:p text:style-name="P4">
Type: Article</text:p>
      <!--METADATA-->
      <text:p text:style-name="P4">
<draw:frame draw:style-name="fr1" draw:name="Image156" text:anchor-type="as-char" svg:width="6.9236in" svg:height="3.956343in" draw:z-index="0">
<draw:image xlink:href="../Images/yкринформ/2023-05-23T20-51-00-03-00/630_360_1553098741-454.jpg" xlink:type="simple" xlink:show="embed" xlink:actuate="onLoad" draw:mime-type="image/jpeg"/>
</draw:frame>
The Dutch Consumer Association intends to file a lawsuit against Google lasitive violations in the field of privacy of users.</text:p>
      <text:p text:style-name="P4">
About it reports Ukrinform with reference to <text:a xlink:type="simple" xlink:href="https://nos.nl/artikel/2476129-consumentenbond-komt-met-massaclaim-tegen-google" text:style-name="Internet_20_link" text:visited-style-name="Visited_20_Internet_20_Link">
</text:a>
.</text:p>
      <text:p text:style-name="P4">
“The Consumer Association is preparing a lawsuit against Google. According to the trade union, companies in the manner violates the confidentiality of users, ”the message reads.</text:p>
      <text:p text:style-name="P4">
It is noted that the Association intends to go to court if the US company does not stop this activity and pays compensation.</text:p>
      <text:p text:style-name="P4">
Earlier, the Consumer Association has already succeeded in a similar process for Facebook.</text:p>
      <text:p text:style-name="P4">
"Google is the most famous data processing company in the world," says Consumer's representatives Gerard Spirenburg.</text:p>
      <text:p text:style-name="P4">
According to the Association, Google uses different techniques, so users, often without being aware and, accordingly unintentionally, give permission to the company collection of data that is contrary to the law.</text:p>
      <text:p text:style-name="P4">
<text:span text:style-name="T4">
 Read also: </text:span>
 <text:a xlink:type="simple" xlink:href="https://www.ukrinform.ua/rubric-technology/3711870-porusenna-antimonopolnogo-zakonodavstva-india-protidiatime-google.html" text:style-name="Internet_20_link" text:visited-style-name="Visited_20_Internet_20_Link">
<text:span text:style-name="T4">
 Google </text:span>
</text:a>
At this stage, the Dutch Consumer Association wants to start negotiating Google to pay compensation to all the Dutch people who use the company since March 1, 2012. If the parties do not succeed in ordering, the association will go to court.</text:p>
      <text:p text:style-name="P4">
In turn in <text:a xlink:type="simple" xlink:href="https://www.ukrinform.ua/tag-google" text:style-name="Internet_20_link" text:visited-style-name="Visited_20_Internet_20_Link">
</text:a>
They stated that they are serious about complaints about users' confidential violations.</text:p>
      <text:p text:style-name="P4">
As reported by Ukrinform, in March this year the court decided that Facebook violated users in the Netherlands.</text:p>
      <text:p text:style-name="P4">
The court in the Netherlands concluded that Facebook violated the confidentiality of the platform.</text:p>
      <text:p text:style-name="P4">
<text:span text:style-name="T4">
 Read also: </text:span>
 <text:a xlink:type="simple" xlink:href="https://www.ukrinform.ua/rubric-technology/3709572-google-zapuskae-funkcii-dla-posuku-fejkovih-ta-stucno-zgenerovanih-zobrazen.html" text:style-name="Internet_20_link" text:visited-style-name="Visited_20_Internet_20_Link">
<text:span text:style-name="T4">
 Google </text:span>
</text:a>
The decision was made in a case initiated by the Consumer Association and Data Privacyfoundation(DPS).</text:p>
      <text:p text:style-name="P4">
Суд ухвалив, що Facebook недостатньо інформував нідерландських користувачівпро те, що платформа робить з їхніми даними. Цим Facebook порушує закон проконфіденційність, який передбачає, що завжди має бути зрозуміло, з якоїпричини та з якоюю метою обробляються певні конфіденційні дані.</text:p>
      <text:p text:style-name="P4">
Рішення суду охоплює період з 2010 по 2020 рр.</text:p>
      <text:p text:style-name="P4">
News Source: <text:a xlink:type="simple" xlink:href="https://www.ukrinform.ua/rubric-technology/3713272-u-niderlandah-hocut-stagnuti-kompensaciu-z-google-za-porusenna-konfidencijnosti.html" text:style-name="Internet_20_link" text:visited-style-name="Visited_20_Internet_20_Link">
https://www.ukrinform.ua/rubric-technology/3713272-u-niderlandah-hocut-stagnuti-kompensaciu-z-google-za-porusenna-konfidencijnosti.html</text:a>
</text:p>
      <!--NEWS-->
      <text:h text:style-name="P10" text:outline-level="1">
<text:span text:style-name="T4">
Hungary is the only country that has not recalled unilateral restrictions on agrarian imports from Ukraine</text:span>
</text:h>
      <text:p text:style-name="P4">
Authors: Ukrinform (Person)</text:p>
      <text:p text:style-name="P4">
Publisher: Укринформ (Organization)</text:p>
      <text:p text:style-name="P4">
Published Time: 2023-05-23T20:53:00+03:00</text:p>
      <text:p text:style-name="P4">
Modified Time: 2023-05-23T20:53:00+03:00</text:p>
      <text:p text:style-name="P4">
Description: Hungary remains the only one of the neighboring countries of Ukraine that still maintains unilateral restrictions on Ukrainian agricultural imports. - Ukrinform.</text:p>
      <text:p text:style-name="P4">
Images: ['<text:a xlink:type="simple" xlink:href="https://static.ukrinform.com/photos/2022_06/thumb_files/630_360_1655013510-329.jpg" text:style-name="Internet_20_link" text:visited-style-name="Visited_20_Internet_20_Link">
630_360_16550...</text:a>
']</text:p>
      <text:p text:style-name="P4">
Tags: ['Євросоюз', 'Імпорт', 'Угорщина', 'Україна', 'Агропродукція']</text:p>
      <text:p text:style-name="P4">
Type: Article</text:p>
      <!--METADATA-->
      <text:p text:style-name="P4">
<draw:frame draw:style-name="fr1" draw:name="Image157" text:anchor-type="as-char" svg:width="6.9236in" svg:height="3.956343in" draw:z-index="0">
<draw:image xlink:href="../Images/yкринформ/2023-05-23T20-53-00-03-00/630_360_1655013510-329.jpg" xlink:type="simple" xlink:show="embed" xlink:actuate="onLoad" draw:mime-type="image/jpeg"/>
</draw:frame>
Hungary is the only neighboring countries of Ukraine, which to this day retains one-way restrictions on Ukrainian agricultural imports.</text:p>
      <text:p text:style-name="P4">
This was stated by a spokeswoman for trade and agriculture at Brussels today at a briefing for the press.</text:p>
      <text:p text:style-name="P4">
“There is still one country that has not canceled sole measures against agrarian export from Ukraine. It doesn't have to be reflected in Ukrainian transit(Grain - ed.), and does not apply to the EU. But we have suggested that one -sided measures should be recalled. The country that hesitated it - <text:a xlink:type="simple" xlink:href="https://www.ukrinform.ua/tag-ugorsina" text:style-name="Internet_20_link" text:visited-style-name="Visited_20_Internet_20_Link">
</text:a>
», - said the spokesman, answering questions of journalists.</text:p>
      <text:p text:style-name="P4">
She reminded that on April 28, the European Commission agreed with four neighboring countries in Ukraine - Bulgaria, Hungary, Poland and Slovakia - a package of measures that was implemented after the mentioned countries have abolished their sole actions against agricultural imports from Ukraine. This package also included direct help for the victims in five countries, including Romania.</text:p>
      <text:p text:style-name="P4">
<text:span text:style-name="T4">
 Read also: </text:span>
 <text:a xlink:type="simple" xlink:href="https://www.ukrinform.ua/rubric-economy/3709952-ugorsina-zbilsila-termin-tranzitu-ukrainskih-tovariv.html" text:style-name="Internet_20_link" text:visited-style-name="Visited_20_Internet_20_Link">
<text:span text:style-name="T4">
 Hungary </text:span>
 <text:span text:style-name="T4">
 increased </text:span>
 <text:span text:style-name="T4">
 </text:span>
 <text:span text:style-name="T4">
 </text:span>
 <text:span text:style-name="T4">
 transit </text:span>
<text:span text:style-name="T4">
 Ukrainian </text:span>
 <text:span text:style-name="T4">
 </text:span>
 goods **</text:a>
“We had a presentation of these measures with the participation of different countries on May 3. Then the masks were aid for 100 million euros and the conditions of its placement. This moment, we are still waiting for the elimination of certain unilateral measures that have been implemented before we can take the next step, ” - added.</text:p>
      <text:p text:style-name="P4">
She noted that this money is allocated from the so -called EU agricultural reservo in the amount of € 450 million a year.</text:p>
      <text:p text:style-name="P4">
“We have already used part of this amount for the first help package(56 million euros - ed.), which we presented in March. We are now offered 100 million euros for the second package and also less significant amounts for countries that were amazed by other market situations and crises. Therefore, we still have more than half of this amount and we are ready to use it if another crisis or the situation that will need it, ”the European Commission spokesman said.</text:p>
      <text:p text:style-name="P4">
<text:span text:style-name="T4">
 Read also: </text:span>
 <text:a xlink:type="simple" xlink:href="https://www.ukrinform.ua/rubric-economy/3713254-obmezenna-eksportu-ukrainskoi-agroprodukcii-protiricit-ugodi-pro-asociaciu-nimecki-eksperti.html" text:style-name="Internet_20_link" text:visited-style-name="Visited_20_Internet_20_Link">
<text:span text:style-name="T4">
 experts </text:span>
</text:a>
</text:p>
      <text:p text:style-name="P4">
“I can confirm that the European Commission received such a letter in May, that is, this month. We will soon answer. But I cannot predict the time that the answer will be, ”the spokeswoman of the European Commission said.</text:p>
      <text:p text:style-name="P4">
As reported, <text:a xlink:type="simple" xlink:href="https://www.ukrinform.ua/rubric-economy/3703840-evrokomisia-zaboronila-import-okremih-agroproduktiv-z-ukraini.html" text:style-name="Internet_20_link" text:visited-style-name="Visited_20_Internet_20_Link">
</text:a>
which restrict agricultural goods in Ukrainian production to Bulgaria, Hungary, Poland, Romania and Slovakia. The resting will include four agricultural products: wheat, corn, rapeseed and sunflower seeds originating from Ukraine - and will be entered by June 5, 2023.</text:p>
      <text:p text:style-name="P4">
News Source: <text:a xlink:type="simple" xlink:href="https://www.ukrinform.ua/rubric-economy/3713275-ugorsina-edina-kraina-aka-ne-vidklikala-odnostoronni-obmezenna-agrarnogo-importu-z-ukraini.html" text:style-name="Internet_20_link" text:visited-style-name="Visited_20_Internet_20_Link">
https://www.ukrinform.ua/rubric-economy/3713275-ugorsina-edina-kraina-aka-ne-vidklikala-odnostoronni-obmezenna-agrarnogo-importu-z-ukraini.html</text:a>
</text:p>
      <!--NEWS-->
      <text:h text:style-name="P10" text:outline-level="1">
<text:span text:style-name="T4">
In Brazil declared a state of emergency due to bird flu</text:span>
</text:h>
      <text:p text:style-name="P4">
Authors: Ukrinform (Person)</text:p>
      <text:p text:style-name="P4">
Publisher: Укринформ (Organization)</text:p>
      <text:p text:style-name="P4">
Published Time: 2023-05-23T20:56:00+03:00</text:p>
      <text:p text:style-name="P4">
Modified Time: 2023-05-23T20:56:00+03:00</text:p>
      <text:p text:style-name="P4">
Description: Brazil has declared a six -month emergency in the field of animal health after wild birds have found several cases of bird flu. - Ukrinform.</text:p>
      <text:p text:style-name="P4">
Images: ['<text:a xlink:type="simple" xlink:href="https://static.ukrinform.com/photos/2023_05/thumb_files/630_360_1684843910-972.png" text:style-name="Internet_20_link" text:visited-style-name="Visited_20_Internet_20_Link">
630_360_16848...</text:a>
']</text:p>
      <text:p text:style-name="P4">
Tags: ['Бразилія', 'Надзвичайна ситуація', 'Пташиний грип']</text:p>
      <text:p text:style-name="P4">
Type: Article</text:p>
      <!--METADATA-->
      <text:p text:style-name="P4">
<draw:frame draw:style-name="fr1" draw:name="Image158" text:anchor-type="as-char" svg:width="6.9236in" svg:height="3.956343in" draw:z-index="0">
<draw:image xlink:href="../Images/yкринформ/2023-05-23T20-56-00-03-00/630_360_1684843910-972.png" xlink:type="simple" xlink:show="embed" xlink:actuate="onLoad" draw:mime-type="image/png"/>
</draw:frame>
Braziliclosa was a six -month emergency in the field of animal health after wild birds have found several cases of bird flu.</text:p>
      <text:p text:style-name="P4">
As Ukrinform reports, it reports <text:a xlink:type="simple" xlink:href="https://www.bbc.co.uk/news/world-latin-america-65679328" text:style-name="Internet_20_link" text:visited-style-name="Visited_20_Internet_20_Link">
</text:a>
.</text:p>
      <text:p text:style-name="P4">
As it is noted, seven cases of influenza were registered in Espirit Santa, and another was detected in Rio de Janeiro.</text:p>
      <text:p text:style-name="P4">
An emergency will make it easier for the government to take measures to stop the H5N1 high infectious virus.</text:p>
      <text:p text:style-name="P4">
<text:a xlink:type="simple" xlink:href="https://www.ukrinform.ua/tag-brazilia" text:style-name="Internet_20_link" text:visited-style-name="Visited_20_Internet_20_Link">
</text:a>
It is the world's largest exporter meat with annual sales of almost $ 10 billion.</text:p>
      <text:p text:style-name="P4">
However, the authorities say the cases have been identified far from the main production areas - in the south of Brazil.</text:p>
      <text:p text:style-name="P4">
<text:span text:style-name="T4">
 Read also: </text:span>
 <text:a xlink:type="simple" xlink:href="https://www.ukrinform.ua/rubric-world/3683820-u-niderlandah-vakcinu-proti-ptasinogo-gripu-protestuut-na-ptahofabrikah.html" text:style-name="Internet_20_link" text:visited-style-name="Visited_20_Internet_20_Link">
</text:a>
The detection of a farm disease often leads to a lack of large number of birds - and can sometimes lead to restriction of trade with other Ukrainians.</text:p>
      <text:p text:style-name="P4">
"As a preventive measure across the country for the next 180 days, a state -owned state of health care," the statement said.</text:p>
      <text:p text:style-name="P4">
As reported by Ukrinform, in January, the France's Ministry of Agriculture reported that 2.5 million domestic birds need to be destroyed in the country, as several centers of flashing flu have been discovered in the southwestern state.</text:p>
      <text:p text:style-name="P4">
<text:span text:style-name="T5">
Foto: Getty Images</text:span>
</text:p>
      <text:p text:style-name="P4">
News Source: <text:a xlink:type="simple" xlink:href="https://www.ukrinform.ua/rubric-world/3713089-u-brazilii-ogolosili-nadzvicajnij-stan-cerez-ptasinij-grip.html" text:style-name="Internet_20_link" text:visited-style-name="Visited_20_Internet_20_Link">
https://www.ukrinform.ua/rubric-world/3713089-u-brazilii-ogolosili-nadzvicajnij-stan-cerez-ptasinij-grip.html</text:a>
</text:p>
      <!--NEWS-->
      <text:h text:style-name="P10" text:outline-level="1">
<text:span text:style-name="T4">
We have 30 people left - the interception of GUR</text:span>
</text:h>
      <text:p text:style-name="P4">
Author: ['АРМІЯINFORM']</text:p>
      <text:p text:style-name="P4">
Time: 2023-05-23T21:00:00-04:00</text:p>
      <text:p text:style-name="P4">
Description: Golovna managed by the Rosvіki of the Ministry of Defense of Ukraine Oprilyudni Opriloholnnya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ІЙНА', 'ВТОРГНЕННЯ РФ', 'ГОЛОВНЕ УПРАВЛІННЯ РОЗВІДКИ МО УКРАЇНИ', 'ГУР ПЕРЕХОПЛЕННЯ']</text:p>
      <text:p text:style-name="P4">
Category: News</text:p>
      <!--METADATA-->
      <text:p text:style-name="P4">
<draw:frame draw:style-name="fr1" draw:name="Image159" text:anchor-type="as-char" svg:width="6.9236in" svg:height="3.894525in" draw:z-index="0">
<draw:image xlink:href="../Images/AРМІЯINFORM/2023-05-23T21-00-00-04-00/gurperehoplennya.jpg" xlink:type="simple" xlink:show="embed" xlink:actuate="onLoad" draw:mime-type="image/jpeg"/>
</draw:frame>
The General Directorate of Intelligence of the Ministry of Defense of Ukraine has published a new interception of the conversation, in which the Russian occupier tells his wife for spit and peculiarities of shelling.</text:p>
      <text:p text:style-name="P4">
“We were broken, we have 30 people. I have already "gotten". He dropped the coptergranate, ”says the occupier his friend about the situation in the unit and his wound.</text:p>
      <text:p text:style-name="P4">
News Source: <text:a xlink:type="simple" xlink:href="https://armyinform.com.ua/2023/05/23/u-nas-zalyshylos-30-cholovik-perehoplennya-gur/" text:style-name="Internet_20_link" text:visited-style-name="Visited_20_Internet_20_Link">
https://armyinform.com.ua/2023/05/23/u-nas-zalyshylos-30-cholovik-perehoplennya-gur/</text:a>
</text:p>
      <!--NEWS-->
      <text:h text:style-name="P10" text:outline-level="1">
<text:span text:style-name="T4">
Krasuk: We consider the option that Berinchik will fight in Usik's undercardcard</text:span>
</text:h>
      <text:p text:style-name="P4">
Authors: Ukrinform (Person)</text:p>
      <text:p text:style-name="P4">
Publisher: Укринформ (Organization)</text:p>
      <text:p text:style-name="P4">
Published Time: 2023-05-23T21:00:37+03:00</text:p>
      <text:p text:style-name="P4">
Modified Time: 2023-05-23T21:00:37+03:00</text:p>
      <text:p text:style-name="P4">
Description: Recently, Denis gave up a duel with Italian Marsyl and lost the title of EBU champion. - Ukrinform.</text:p>
      <text:p text:style-name="P4">
Images: ['<text:a xlink:type="simple" xlink:href="https://static.ukrinform.com/photos/2023_05/thumb_files/630_360_1684864735-780.jpg" text:style-name="Internet_20_link" text:visited-style-name="Visited_20_Internet_20_Link">
630_360_16848...</text:a>
']</text:p>
      <text:p text:style-name="P4">
Tags: ['Бокс']</text:p>
      <text:p text:style-name="P4">
Type: Article</text:p>
      <!--METADATA-->
      <text:p text:style-name="P4">
<draw:frame draw:style-name="fr1" draw:name="Image160" text:anchor-type="as-char" svg:width="6.9236in" svg:height="3.956343in" draw:z-index="0">
<draw:image xlink:href="../Images/yкринформ/2023-05-23T21-00-37-03-00/630_360_1684864735-780.jpg" xlink:type="simple" xlink:show="embed" xlink:actuate="onLoad" draw:mime-type="image/jpeg"/>
</draw:frame>
The recently gave up a duel with the Italian Marsyl and lost the title of championship.</text:p>
      <text:p text:style-name="P4">
Oleksandr Krasyuk, WBO International Champion promoter Denisaberinchik lightweight(17-0, 9 Ko), told about his customer's next battle, <text:a xlink:type="simple" xlink:href="https://champion.com.ua/boxing/2023/05/23/929984/promouter-usyka-rozpoviv-pro-rynkovu-vartist-nastupnoho-boyu-ukrayintsya" text:style-name="Internet_20_link" text:visited-style-name="Visited_20_Internet_20_Link">
</text:a>
Champion, Ukrinform reports.</text:p>
      <text:p text:style-name="P4">
“We consider this option [with the Berinchik battle in Poland in the Usik - Dubois Usik). Do not forget that Berinchik has another promoterfrenko Warren, who has the same obligations to organize Denis next pose, ”Krasuk said.</text:p>
      <text:p text:style-name="P4">
In his latest battle, the Ukrainian defeated the winner of the title of Ebu Frenchman Ivanamendi in a unification battle. After this victory, Denis signed a contract with Frank Warren with the consultation company.</text:p>
      <text:p text:style-name="P4">
<text:span text:style-name="T4">
 Read also: </text:span>
 <text:a xlink:type="simple" xlink:href="https://www.ukrinform.ua/rubric-sports/3708537-berincik-vidmovivsa-zahisati-titul-zalisivsi-poas-ebu-vakantnim.html" text:style-name="Internet_20_link" text:visited-style-name="Visited_20_Internet_20_Link">
<text:span text:style-name="T4">
 Berinchi </text:span>
</text:a>
On June 24, the Ukrainian had to protect the title of European Ebu Champion, the 46-year-old boxer Emiliano Marcila. However, Berinchyk refused to press and released the EBU belt.</text:p>
      <text:p text:style-name="P4">
Photo: Getty Images</text:p>
      <text:p text:style-name="P4">
News Source: <text:a xlink:type="simple" xlink:href="https://www.ukrinform.ua/rubric-sports/3713273-krasuk-rozgladaemo-variant-so-berincik-provede-bij-v-anderkardi-usika.html" text:style-name="Internet_20_link" text:visited-style-name="Visited_20_Internet_20_Link">
https://www.ukrinform.ua/rubric-sports/3713273-krasuk-rozgladaemo-variant-so-berincik-provede-bij-v-anderkardi-usika.html</text:a>
</text:p>
      <!--NEWS-->
      <text:h text:style-name="P10" text:outline-level="1">
<text:span text:style-name="T4">
Danilov does not exclude the appearance of Russian volunteers in Bryansk, Kursk, Voronezh regions</text:span>
</text:h>
      <text:p text:style-name="P4">
Authors: Ukrinform (Person)</text:p>
      <text:p text:style-name="P4">
Publisher: Укринформ (Organization)</text:p>
      <text:p text:style-name="P4">
Published Time: 2023-05-23T21:00:50+03:00</text:p>
      <text:p text:style-name="P4">
Modified Time: 2023-05-23T21:00:50+03:00</text:p>
      <text:p text:style-name="P4">
Description: Protests of Russians, similar to those occurring in the Belgorod region, will also be observed in the Bryansk, Kursk, Voronezh and other regions of Russia. These processes will be constant to the full victory of Ukraine in the war. - Ukrinform.</text:p>
      <text:p text:style-name="P4">
Images: ['<text:a xlink:type="simple" xlink:href="https://static.ukrinform.com/photos/2023_02/thumb_files/630_360_1677009539-824.jpg" text:style-name="Internet_20_link" text:visited-style-name="Visited_20_Internet_20_Link">
630_360_16770...</text:a>
']</text:p>
      <text:p text:style-name="P4">
Tags: ['Протест', 'Росія', 'Данілов']</text:p>
      <text:p text:style-name="P4">
Type: Article</text:p>
      <!--METADATA-->
      <text:p text:style-name="P4">
<draw:frame draw:style-name="fr1" draw:name="Image161" text:anchor-type="as-char" svg:width="6.9236in" svg:height="3.956343in" draw:z-index="0">
<draw:image xlink:href="../Images/yкринформ/2023-05-23T21-00-50-03-00/630_360_1677009539-824.jpg" xlink:type="simple" xlink:show="embed" xlink:actuate="onLoad" draw:mime-type="image/jpeg"/>
</draw:frame>
Protestisians, similar to those occurring in the Belgorod region, will also be observed in the Bryansk, Kursk, Voronezh and other regions of Russia. These processes will be constant for the complete victory of Ukraine in the war.</text:p>
      <text:p text:style-name="P4">
According to Ukrinform, the Secretary of the NSDC Alexei Danilov informed about it on the air of the nationwide TEMACHNOVA, answering a question whether to wait for similar events in other areas of Russia.</text:p>
      <text:p text:style-name="P4">
«Bryansk, Kursk, Voronezh region, other territories can not be a safety, taking into account that the number of Russian citizens who have categorically opposed to the regime that has developed for the last 23 years in the territory <text:a xlink:type="simple" xlink:href="https://www.ukrinform.ua/tag-rosia" text:style-name="Internet_20_link" text:visited-style-name="Visited_20_Internet_20_Link">
</text:a>
Of course, they can stand up in any point in the Russian Federation. Moreover, I am sure that our winner will be constant, constant processes, ”Danilov said.</text:p>
      <text:p text:style-name="P4">
As it was reported earlier, explosions occurred in the Belgorod region, and later Umadia information about the arrival in this territory of Russian volunteers appeared.</text:p>
      <text:p text:style-name="P4">
<text:span text:style-name="T4">
 Read also: </text:span>
 <text:a xlink:type="simple" xlink:href="https://www.ukrinform.ua/rubric-ato/3713265-podii-v-belgorodskij-oblasti-niak-ne-vplinut-na-bezpekovu-situaciu-v-ukraini-sekretar-rnbo.html" text:style-name="Internet_20_link" text:visited-style-name="Visited_20_Internet_20_Link">
</text:a>
On social networks there were statements of the "Russian volunteer corps" of Ilegion "Freedom of Russia" on the liberation of settlements Kozynka and Gora-Podol of Belgorod region.</text:p>
      <text:p text:style-name="P4">
Advisor to Presidential Office Mikhail Podolyak stated that <text:a xlink:type="simple" xlink:href="https://www.ukrinform.ua/rubric-ato/3712678-ukraina-ne-mae-stosunku-do-podij-u-belgorodskij-oblasti-rf-podolak.html" text:style-name="Internet_20_link" text:visited-style-name="Visited_20_Internet_20_Link">
</text:a>
.</text:p>
      <text:p text:style-name="P4">
The representative of the Main Directorate of Intelligence of the Ministry of Defense of Ukraine Andriyyusov stated that the situation in the Belgorod region of the Russian Federation is an internal conflict.</text:p>
      <text:p text:style-name="P4">
<text:span text:style-name="T5">
Foto: NSDB</text:span>
</text:p>
      <text:p text:style-name="P4">
News Source: <text:a xlink:type="simple" xlink:href="https://www.ukrinform.ua/rubric-world/3713274-danilov-ne-viklucae-poavu-rosijskih-dobrovolciv-u-branskij-kurskij-voronezkij-oblastah.html" text:style-name="Internet_20_link" text:visited-style-name="Visited_20_Internet_20_Link">
https://www.ukrinform.ua/rubric-world/3713274-danilov-ne-viklucae-poavu-rosijskih-dobrovolciv-u-branskij-kurskij-voronezkij-oblastah.html</text:a>
</text:p>
      <!--NEWS-->
      <text:h text:style-name="P10" text:outline-level="1">
<text:span text:style-name="T4">
In Zaporozhye, the wife of the dead soldiers started the space "memory box"</text:span>
</text:h>
      <text:p text:style-name="P4">
Authors: Ukrinform (Person)</text:p>
      <text:p text:style-name="P4">
Publisher: Укринформ (Organization)</text:p>
      <text:p text:style-name="P4">
Published Time: 2023-05-23T21:05:13+03:00</text:p>
      <text:p text:style-name="P4">
Modified Time: 2023-05-23T21:05:13+03:00</text:p>
      <text:p text:style-name="P4">
Description: On the Day of the Heroes of the Spring Fighters, who are participants in the project "Beloved, I live!" The commemorative space "memory box" was launched. - Ukrinform.</text:p>
      <text:p text:style-name="P4">
Images: ['<text:a xlink:type="simple" xlink:href="https://static.ukrinform.com/photos/2023_05/thumb_files/630_360_1684862681-5356.jpeg" text:style-name="Internet_20_link" text:visited-style-name="Visited_20_Internet_20_Link">
630_360_16848...</text:a>
', '<text:a xlink:type="simple" xlink:href="https://static.ukrinform.com/photos/2023_05/thumb_files/630_360_1684862680-7645.jpeg" text:style-name="Internet_20_link" text:visited-style-name="Visited_20_Internet_20_Link">
630_360_16848...</text:a>
', '<text:a xlink:type="simple" xlink:href="https://static.ukrinform.com/photos/2023_05/thumb_files/630_360_1684862680-7464.jpeg" text:style-name="Internet_20_link" text:visited-style-name="Visited_20_Internet_20_Link">
630_360_16848...</text:a>
', '<text:a xlink:type="simple" xlink:href="https://static.ukrinform.com/photos/2023_05/thumb_files/630_360_1684862680-3357.jpeg" text:style-name="Internet_20_link" text:visited-style-name="Visited_20_Internet_20_Link">
630_360_16848...</text:a>
', '<text:a xlink:type="simple" xlink:href="https://static.ukrinform.com/photos/2023_05/thumb_files/630_360_1684862680-1130.jpeg" text:style-name="Internet_20_link" text:visited-style-name="Visited_20_Internet_20_Link">
630_360_16848...</text:a>
', '<text:a xlink:type="simple" xlink:href="https://static.ukrinform.com/photos/2023_05/thumb_files/630_360_1684862680-2591.jpeg" text:style-name="Internet_20_link" text:visited-style-name="Visited_20_Internet_20_Link">
630_360_16848...</text:a>
', '<text:a xlink:type="simple" xlink:href="https://static.ukrinform.com/photos/2023_05/thumb_files/630_360_1684862681-7131.jpeg" text:style-name="Internet_20_link" text:visited-style-name="Visited_20_Internet_20_Link">
630_360_16848...</text:a>
', '<text:a xlink:type="simple" xlink:href="https://static.ukrinform.com/photos/2023_05/thumb_files/630_360_1684862681-1767.jpeg" text:style-name="Internet_20_link" text:visited-style-name="Visited_20_Internet_20_Link">
630_360_16848...</text:a>
', '<text:a xlink:type="simple" xlink:href="https://static.ukrinform.com/photos/2023_05/thumb_files/630_360_1684862681-2655.jpeg" text:style-name="Internet_20_link" text:visited-style-name="Visited_20_Internet_20_Link">
630_360_16848...</text:a>
', '<text:a xlink:type="simple" xlink:href="https://static.ukrinform.com/photos/2023_05/thumb_files/630_360_1684862681-8299.jpeg" text:style-name="Internet_20_link" text:visited-style-name="Visited_20_Internet_20_Link">
630_360_16848...</text:a>
', '<text:a xlink:type="simple" xlink:href="https://static.ukrinform.com/photos/2023_05/thumb_files/630_360_1684862681-3676.jpeg" text:style-name="Internet_20_link" text:visited-style-name="Visited_20_Internet_20_Link">
630_360_16848...</text:a>
', '<text:a xlink:type="simple" xlink:href="https://static.ukrinform.com/photos/2023_05/thumb_files/630_360_1684862682-4715.jpeg" text:style-name="Internet_20_link" text:visited-style-name="Visited_20_Internet_20_Link">
630_360_16848...</text:a>
', '<text:a xlink:type="simple" xlink:href="https://static.ukrinform.com/photos/2023_05/thumb_files/630_360_1684862682-5990.jpeg" text:style-name="Internet_20_link" text:visited-style-name="Visited_20_Internet_20_Link">
630_360_16848...</text:a>
', '<text:a xlink:type="simple" xlink:href="https://static.ukrinform.com/photos/2023_05/thumb_files/630_360_1684862682-6554.jpeg" text:style-name="Internet_20_link" text:visited-style-name="Visited_20_Internet_20_Link">
630_360_16848...</text:a>
', '<text:a xlink:type="simple" xlink:href="https://static.ukrinform.com/photos/2023_05/thumb_files/630_360_1684862688-6149.jpeg" text:style-name="Internet_20_link" text:visited-style-name="Visited_20_Internet_20_Link">
630_360_16848...</text:a>
', '<text:a xlink:type="simple" xlink:href="https://static.ukrinform.com/photos/2023_05/thumb_files/630_360_1684862688-1448.jpeg" text:style-name="Internet_20_link" text:visited-style-name="Visited_20_Internet_20_Link">
630_360_16848...</text:a>
', '<text:a xlink:type="simple" xlink:href="https://static.ukrinform.com/photos/2023_05/thumb_files/630_360_1684862696-5221.jpeg" text:style-name="Internet_20_link" text:visited-style-name="Visited_20_Internet_20_Link">
630_360_16848...</text:a>
']</text:p>
      <text:p text:style-name="P4">
Tags: None</text:p>
      <text:p text:style-name="P4">
Type: Article</text:p>
      <!--METADATA-->
      <text:p text:style-name="P4">
<draw:frame draw:style-name="fr1" draw:name="Image162" text:anchor-type="as-char" svg:width="6.9236in" svg:height="3.956343in" draw:z-index="0">
<draw:image xlink:href="../Images/yкринформ/2023-05-23T21-05-13-03-00/630_360_1684862681-5356.jpeg" xlink:type="simple" xlink:show="embed" xlink:actuate="onLoad" draw:mime-type="image/jpeg"/>
</draw:frame>
On the day heroes of the wife of the dead soldiers, who are participants of the project "Beloved, I live!" They started the commemorative space "Memorial".</text:p>
      <text:p text:style-name="P4">
This was reported by Ukrinform correspondent.</text:p>
      <text:p text:style-name="P4">
"The initiator of this event was the participant of the project" Beloved, I live!"Irina. Thus, so at the meeting she suggested to set the checkboxes to commemorate the soldiers killed for Ukraine," - said the organizer of the project Yarinherashchenko.</text:p>
      <text:p text:style-name="P4">
According to her, the place for the memorable space was chosen not by chance. After all, even before the start of a full-scale invasion, they planned to establish the monuments who killed in the Russo-Ukrainian war.</text:p>
      <text:p text:style-name="P4">
The monument project was approved before the start of a full-scale war, designated a veteran of the Russian-Ukrainian war for the call sign "designer".</text:p>
      <text:p text:style-name="P4">
<text:span text:style-name="T4">
 Read also: </text:span>
 <text:a xlink:type="simple" xlink:href="https://www.ukrinform.ua/rubric-regions/3713234-u-kropivnickomu-poprosalis-iz-cotirma-zagiblimi-vijskovimi.html" text:style-name="Internet_20_link" text:visited-style-name="Visited_20_Internet_20_Link">
<text:span text:style-name="T4">
 dead </text:span>
</text:a>
</text:p>
      <text:p text:style-name="P4">
The "memory check box" action is indefinite and will continue until the monument is installed.</text:p>
      <text:p text:style-name="P4">
The participants of the action wrote on the flags of the calls, names and names of their loved ones, date of death. They note that they will now have a place where they will be able to gather the dead. In addition, such a space is a reminder of the locals of the projected and the price that Zaporizhzhya families pay for the choice of freedom of tanning.</text:p>
      <text:p text:style-name="P4">
News Source: <text:a xlink:type="simple" xlink:href="https://www.ukrinform.ua/rubric-regions/3713276-u-zaporizzi-druzini-zagiblih-bijciv-zapocatkuvali-prostir-praporec-pamati.html" text:style-name="Internet_20_link" text:visited-style-name="Visited_20_Internet_20_Link">
https://www.ukrinform.ua/rubric-regions/3713276-u-zaporizzi-druzini-zagiblih-bijciv-zapocatkuvali-prostir-praporec-pamati.html</text:a>
</text:p>
      <!--NEWS-->
      <text:h text:style-name="P10" text:outline-level="1">
<text:span text:style-name="T4">
The government has expanded the list of crops to obtain grants for gardening</text:span>
</text:h>
      <text:p text:style-name="P4">
Authors: Ukrinform (Person)</text:p>
      <text:p text:style-name="P4">
Publisher: Укринформ (Organization)</text:p>
      <text:p text:style-name="P4">
Published Time: 2023-05-23T21:08:38+03:00</text:p>
      <text:p text:style-name="P4">
Modified Time: 2023-05-23T21:08:38+03:00</text:p>
      <text:p text:style-name="P4">
Description: The Cabinet of Ministers added rosehips and almonds to the list of fruit and berry crops, which can be laid for a grant under the state program for the creation or development of gardening, berries and viticulture. - Ukrinform.</text:p>
      <text:p text:style-name="P4">
Images: ['<text:a xlink:type="simple" xlink:href="https://static.ukrinform.com/photos/2018_08/thumb_files/630_360_1535267714-3890.jpg" text:style-name="Internet_20_link" text:visited-style-name="Visited_20_Internet_20_Link">
630_360_15352...</text:a>
']</text:p>
      <text:p text:style-name="P4">
Tags: ['Кабмін', 'Грант', 'Садівництво']</text:p>
      <text:p text:style-name="P4">
Type: Article</text:p>
      <!--METADATA-->
      <text:p text:style-name="P4">
<draw:frame draw:style-name="fr1" draw:name="Image163" text:anchor-type="as-char" svg:width="6.9236in" svg:height="3.956343in" draw:z-index="0">
<draw:image xlink:href="../Images/yкринформ/2023-05-23T21-08-38-03-00/630_360_1535267714-3890.jpg" xlink:type="simple" xlink:show="embed" xlink:actuate="onLoad" draw:mime-type="image/jpeg"/>
</draw:frame>
The Cabinet of Ministers added rosehips and almonds to the list of fruit and berry crops, which can be obtained by a grant under the state program to create or develop gardening, berry and viticulture.</text:p>
      <text:p text:style-name="P4">
According to Ukrinform, a permanent representative of the Cabinet of Ministers in the Verkhovna Rada Taras Melnychuk in [] reported this(https://t.me/tmelnychuk/2361)He noted that the relevant changes were made to the Cabinet of Ministers of June 21, 2012222 "Some issues of grant grants".</text:p>
      <text:p text:style-name="P4">
At the same time, Melnychuk added, a separate list of areas for landing is determined for almonds.</text:p>
      <text:p text:style-name="P4">
The government also found that the grant company should confirm the creation of new jobs with copies of documents submitted to the state tax authorities. In particular, you need to submit a copy of the tax calculation of the summoned amount accrued(paid)In favor of taxpayers - physical persons, the sums of them withheld from them <text:a xlink:type="simple" xlink:href="https://www.ukrinform.ua/tag-podatki" text:style-name="Internet_20_link" text:visited-style-name="Visited_20_Internet_20_Link">
</text:a>
, as well as a summary of the single contribution for recent reporting periods.</text:p>
      <text:p text:style-name="P4">
<text:span text:style-name="T4">
 Read also: </text:span>
 <text:a xlink:type="simple" xlink:href="https://www.ukrinform.ua/rubric-economy/3710927-ukrainski-agrarii-vze-zalucili-318-milarda-kreditiv.html" text:style-name="Internet_20_link" text:visited-style-name="Visited_20_Internet_20_Link">
<text:span text:style-name="T4">
 farmers </text:span>
</text:a>
In addition, the government has identified the exclusive list of taxes and fees for the monitoring of fixing the return of used budgetary funds by the entity.</text:p>
      <text:p text:style-name="P4">
As reported by Ukrinform, from the beginning of this year as of May 19, the 61 Agro -enterprise received for the development of gardening, berry, viticulture and greenhouse farm 201 million UAH of government grant assistance.</text:p>
      <text:p text:style-name="P4">
News Source: <text:a xlink:type="simple" xlink:href="https://www.ukrinform.ua/rubric-economy/3713277-urad-rozsiriv-perelik-kultur-dla-otrimanna-grantiv-na-sadivnictvo.html" text:style-name="Internet_20_link" text:visited-style-name="Visited_20_Internet_20_Link">
https://www.ukrinform.ua/rubric-economy/3713277-urad-rozsiriv-perelik-kultur-dla-otrimanna-grantiv-na-sadivnictvo.html</text:a>
</text:p>
      <!--NEWS-->
      <text:h text:style-name="P10" text:outline-level="1">
<text:span text:style-name="T4">
Kharkivvodokanal received four generators from the Japan government</text:span>
</text:h>
      <text:p text:style-name="P4">
Authors: Ukrinform (Person)</text:p>
      <text:p text:style-name="P4">
Publisher: Укринформ (Organization)</text:p>
      <text:p text:style-name="P4">
Published Time: 2023-05-23T21:11:29+03:00</text:p>
      <text:p text:style-name="P4">
Modified Time: 2023-05-23T21:11:29+03:00</text:p>
      <text:p text:style-name="P4">
Description: Kharkivvodokanal from the Japan Government has received four new generators that will allow to provide the bread with services even in the absence of electricity. - Ukrinform.</text:p>
      <text:p text:style-name="P4">
Images: ['<text:a xlink:type="simple" xlink:href="https://static.ukrinform.com/photos/2023_05/thumb_files/630_360_1684865361-821.jpg" text:style-name="Internet_20_link" text:visited-style-name="Visited_20_Internet_20_Link">
630_360_16848...</text:a>
']</text:p>
      <text:p text:style-name="P4">
Tags: ['Японія', 'Харків', 'допомога', 'Водоканал']</text:p>
      <text:p text:style-name="P4">
Type: Article</text:p>
      <!--METADATA-->
      <text:p text:style-name="P4">
<draw:frame draw:style-name="fr1" draw:name="Image164" text:anchor-type="as-char" svg:width="6.9236in" svg:height="3.956343in" draw:z-index="0">
<draw:image xlink:href="../Images/yкринформ/2023-05-23T21-11-29-03-00/630_360_1684865361-821.jpg" xlink:type="simple" xlink:show="embed" xlink:actuate="onLoad" draw:mime-type="image/jpeg"/>
</draw:frame>
Kharkivvodokanal from the Government of Japan received four new generators that will allow the infraor to provide the pots with services even in the absence of electricity.</text:p>
      <text:p text:style-name="P4">
This was reported in <text:a xlink:type="simple" xlink:href="https://t.me/citykharkivua/31814" text:style-name="Internet_20_link" text:visited-style-name="Visited_20_Internet_20_Link">
</text:a>
press service of Akharkiv City Council, reports Ukrinform.</text:p>
      <text:p text:style-name="P4">
“New equipment will help minimize the risks of possible shutdowns <text:a xlink:type="simple" xlink:href="https://www.ukrinform.ua/tag-elektroenergia" text:style-name="Internet_20_link" text:visited-style-name="Visited_20_Internet_20_Link">
</text:a>
at the objects of the enterprise ”, -goes in the message.</text:p>
      <text:p text:style-name="P4">
Kharkivvodokanal noted that two generators have already been installed at the pumping stations of the pumping and purification complex. For the other two, a platform is prepared for installation.</text:p>
      <text:p text:style-name="P4">
<text:span text:style-name="T4">
 Read also: </text:span>
 <text:a xlink:type="simple" xlink:href="https://www.ukrinform.ua/rubric-economy/3709855-ukrzaliznica-otrimala-105-dizelgeneratoriv-vid-usaid.html" text:style-name="Internet_20_link" text:visited-style-name="Visited_20_Internet_20_Link">
</text:a>
It was also informed that the assistance of the enterprise was provided by the Government of Japan with the support(Yupons).</text:p>
      <text:p text:style-name="P4">
Як повідомляв Укрінформ, <text:a xlink:type="simple" xlink:href="https://www.ukrinform.ua/rubric-vidbudova/3713098-hersonvodokanal-otrimav-dva-transformatori-vid-nimeckoi-kompanii.html" text:style-name="Internet_20_link" text:visited-style-name="Visited_20_Internet_20_Link">
 </text:a>
«E-WERK WANFRIED VON SCHARFENBERG GmbH &amp; Co. Kg »on the instructions of the German Muscle.</text:p>
      <text:p text:style-name="P4">
<text:span text:style-name="T5">
Foto: press service of Kharkiv City Council</text:span>
</text:p>
      <text:p text:style-name="P4">
News Source: <text:a xlink:type="simple" xlink:href="https://www.ukrinform.ua/rubric-vidbudova/3713278-harkivvodokanal-otrimav-cotiri-generatori-vid-uradu-aponii.html" text:style-name="Internet_20_link" text:visited-style-name="Visited_20_Internet_20_Link">
https://www.ukrinform.ua/rubric-vidbudova/3713278-harkivvodokanal-otrimav-cotiri-generatori-vid-uradu-aponii.html</text:a>
</text:p>
      <!--NEWS-->
      <text:h text:style-name="P10" text:outline-level="1">
<text:span text:style-name="T4">
A 1.5 million bribery bribe: three people detained Ukrzaliznytsia in a corruption case</text:span>
</text:h>
      <text:p text:style-name="P4">
Authors: Ukrinform (Person)</text:p>
      <text:p text:style-name="P4">
Publisher: Укринформ (Organization)</text:p>
      <text:p text:style-name="P4">
Published Time: 2023-05-23T21:13:00+03:00</text:p>
      <text:p text:style-name="P4">
Modified Time: 2023-05-23T21:13:00+03:00</text:p>
      <text:p text:style-name="P4">
Description: NABU and SAP exposed the scheme of obtaining undue benefit by a citizen who was an official of Ukrzaliznytsia, for assistance in concluding contracts with "required suppliers" for the needs of the railway. - Ukrinform.</text:p>
      <text:p text:style-name="P4">
Images: ['<text:a xlink:type="simple" xlink:href="https://static.ukrinform.com/photos/2022_11/thumb_files/630_360_1669109795-901.jpg" text:style-name="Internet_20_link" text:visited-style-name="Visited_20_Internet_20_Link">
630_360_16691...</text:a>
']</text:p>
      <text:p text:style-name="P4">
Tags: ['Хабар', 'НАБУ', 'САП', 'Укрзалізниця']</text:p>
      <text:p text:style-name="P4">
Type: Article</text:p>
      <!--METADATA-->
      <text:p text:style-name="P4">
<draw:frame draw:style-name="fr1" draw:name="Image165" text:anchor-type="as-char" svg:width="6.9236in" svg:height="3.956343in" draw:z-index="0">
<draw:image xlink:href="../Images/yкринформ/2023-05-23T21-13-00-03-00/630_360_1669109795-901.jpg" xlink:type="simple" xlink:show="embed" xlink:actuate="onLoad" draw:mime-type="image/jpeg"/>
</draw:frame>
NABU and Sapryrivated the scheme of receiving undue benefit by a citizen who was an official of "Ukrzaliznytsia", for assistance in concluding contracts with "necessary suppliers" for the needs of the railway.</text:p>
      <text:p text:style-name="P4">
This was informed <text:a xlink:type="simple" xlink:href="https://nabu.gov.ua/news/1-55-mln-grn-za-spriiannia-v-ukladenn-dogovor-v-z-ukrzal-znitceiu-zatrimano-tr-okh-os-b/" text:style-name="Internet_20_link" text:visited-style-name="Visited_20_Internet_20_Link">
</text:a>
, reports Ukrinform.</text:p>
      <text:p text:style-name="P4">
"For his" services "he received a new car Toyota Camry, purchased by Vavtosalon for UAH 1.55 million. On May 22, 2023, NABU and SAP detained the twin chapters of the group, which gave the official an undue benefit. The next day the deputy director of the branch of the Branch "CZV" JSC "Ukrzaliznytsya", - noted the Poster Service.</text:p>
      <text:p text:style-name="P4">
NABU detectives also found a car - an object <text:a xlink:type="simple" xlink:href="https://www.ukrinform.ua/tag-habar" text:style-name="Internet_20_link" text:visited-style-name="Visited_20_Internet_20_Link">
</text:a>
- in one of the settlements. It was removed in order to ensure the preservation of the proof and resolve the issue of special confiscation.</text:p>
      <text:p text:style-name="P4">
<text:span text:style-name="T4">
 Read also: </text:span>
 <text:a xlink:type="simple" xlink:href="https://www.ukrinform.ua/rubric-society/3711372-sap-slidstvo-poki-ne-zafiksuvalo-vplivu-figurantiv-spravi-knazeva-na-obranna-cleniv-vkks.html" text:style-name="Internet_20_link" text:visited-style-name="Visited_20_Internet_20_Link">
</text:a>
“On the same day, the detainees were informed about the suspicion under Part 4 of Art. 368, Part 3 of Art. 369, h. 1, Part 2 of Art. 209 of the Criminal Code of Ukraine, ”the department said.</text:p>
      <text:p text:style-name="P4">
According to the investigation, in April - May 2023, the deputy director of the branch of "CZV" JSC "Ukrzaliznytsya" received a car Toyota Camry.</text:p>
      <text:p text:style-name="P4">
"For such a" gift "he contributed to the conclusion of contracts with the necessary" suppliers ", and also acted in their interests in the course of contracts and payments," - said in the institution.</text:p>
      <text:p text:style-name="P4">
<text:span text:style-name="T4">
 Read also: </text:span>
 <text:a xlink:type="simple" xlink:href="https://www.ukrinform.ua/rubric-society/3709899-masstabnu-korupciu-u-verhovnomu-sudi-dopomogli-viaviti-detektivi-pid-prikrittam-nabu.html" text:style-name="Internet_20_link" text:visited-style-name="Visited_20_Internet_20_Link">
<text:span text:style-name="T4">
 NABU </text:span>
</text:a>
NABU and SAP are currently taking steps to establish all possible participants.</text:p>
      <text:p text:style-name="P4">
As it was reported, the Court of Appeal of the Supreme Anti -Corruption Court has sent a nanovo case to appropriation of more than 93 million hryvnias of the Ukrzaliznytsia joint -stock company.</text:p>
      <text:p text:style-name="P4">
News Source: <text:a xlink:type="simple" xlink:href="https://www.ukrinform.ua/rubric-economy/3713280-habar-na-15-miljona-u-korupcijnij-spravi-sodo-ukrzaliznici-zatrimali-troh-osib.html" text:style-name="Internet_20_link" text:visited-style-name="Visited_20_Internet_20_Link">
https://www.ukrinform.ua/rubric-economy/3713280-habar-na-15-miljona-u-korupcijnij-spravi-sodo-ukrzaliznici-zatrimali-troh-osib.html</text:a>
</text:p>
      <!--NEWS-->
      <text:h text:style-name="P10" text:outline-level="1">
<text:span text:style-name="T4">
Slovenia recognized the Holodomor with the genocide of the Ukrainian people</text:span>
</text:h>
      <text:p text:style-name="P4">
Authors: Ukrinform (Person)</text:p>
      <text:p text:style-name="P4">
Publisher: Укринформ (Organization)</text:p>
      <text:p text:style-name="P4">
Published Time: 2023-05-23T21:19:00+03:00</text:p>
      <text:p text:style-name="P4">
Modified Time: 2023-05-23T21:19:00+03:00</text:p>
      <text:p text:style-name="P4">
Description: The Slovenia Parliament approved a Declaration that recognizes the Holodomor with the genocide of the Ukrainian people. - Ukrinform.</text:p>
      <text:p text:style-name="P4">
Images: ['<text:a xlink:type="simple" xlink:href="https://static.ukrinform.com/photos/2020_11/thumb_files/630_360_1606741632-274.jpg" text:style-name="Internet_20_link" text:visited-style-name="Visited_20_Internet_20_Link">
630_360_16067...</text:a>
']</text:p>
      <text:p text:style-name="P4">
Tags: ['Геноцид', 'Голодомор', 'Словенія', 'Зеленський']</text:p>
      <text:p text:style-name="P4">
Type: Article</text:p>
      <!--METADATA-->
      <text:p text:style-name="P4">
<draw:frame draw:style-name="fr1" draw:name="Image166" text:anchor-type="as-char" svg:width="6.9236in" svg:height="3.956343in" draw:z-index="0">
<draw:image xlink:href="../Images/yкринформ/2023-05-23T21-19-00-03-00/630_360_1606741632-274.jpg" xlink:type="simple" xlink:show="embed" xlink:actuate="onLoad" draw:mime-type="image/jpeg"/>
</draw:frame>
Parliamentlovenia approved a Declaration that recognizes the Holodomor with the genocide of the Ukrainian Narode.</text:p>
      <text:p text:style-name="P4">
This was reported by the Chairman of the Verkhovna Rada of Ukraine Ruslan Slefanchuk, reports Ukrinform with reference to <text:a xlink:type="simple" xlink:href="https://t.me/tv_rada/18508" text:style-name="Internet_20_link" text:visited-style-name="Visited_20_Internet_20_Link">
</text:a>
TV channel "Rada".  “I am grateful to Slovenian parliamentarians for adopting a declaration that recognizes the Holodomor <text:a xlink:type="simple" xlink:href="https://www.ukrinform.ua/tag-genocid" text:style-name="Internet_20_link" text:visited-style-name="Visited_20_Internet_20_Link">
</text:a>
The Ukrainian people are commemorating the victims of this terrible crime. Humanity must know the memorial horror so that it does not repeat in the future!” - said Stufanchuk.</text:p>
      <text:p text:style-name="P4">
<text:span text:style-name="T4">
 Read also: </text:span>
 <text:a xlink:type="simple" xlink:href="https://www.ukrinform.ua/rubric-society/3710643-senat-francii-viznav-golodomor-19321933-rokiv-genocidom-ukrainskogo-narodu.html" text:style-name="Internet_20_link" text:visited-style-name="Visited_20_Internet_20_Link">
<text:span text:style-name="T4">
 Holodomor </text:span>
</text:a>
President Volodymyr Zelenskyy also thanked the Parliament of Slovenia's Declaration.</text:p>
      <text:p text:style-name="P4">
"I am grateful to the Slovenian parliamentarians from the state assembly for the adoption of a declaration that honors the memory of millions of Ukrainian victims of famine-genocide in Ukraine in 1932-1933," Zelensky said <text:a xlink:type="simple" xlink:href="https://twitter.com/zelenskyyua/status/1661067480448614432" text:style-name="Internet_20_link" text:visited-style-name="Visited_20_Internet_20_Link">
</text:a>
.</text:p>
      <text:p text:style-name="P4">
Президент зауважив, що міжнародна коаліція держав, відданих відновленнюісторичної справедливості, і далі зміцнюється. "Разом до правди, а отже, йвідповідальності!", - наголосив Президент.</text:p>
      <text:p text:style-name="P4">
Як повідомляв Укрінформ, 28 березня Зеленський  <text:a xlink:type="simple" xlink:href="https://www.ukrinform.ua/rubric-polytics/3688730-zelenskij-podakuvav-francii-za-viznanna-golodomoru-193233-genocidom-ukrainskogo-narodu.html" text:style-name="Internet_20_link" text:visited-style-name="Visited_20_Internet_20_Link">
</text:a>
France for recognizing the famine with the genocide of the Ukrainian people.</text:p>
      <text:p text:style-name="P4">
News Source: <text:a xlink:type="simple" xlink:href="https://www.ukrinform.ua/rubric-polytics/3713283-zelenskij-podakuvav-slovenii-za-uhvalenna-deklaracii-pro-vsanuvanna-pamati-zertv-golodomoru.html" text:style-name="Internet_20_link" text:visited-style-name="Visited_20_Internet_20_Link">
https://www.ukrinform.ua/rubric-polytics/3713283-zelenskij-podakuvav-slovenii-za-uhvalenna-deklaracii-pro-vsanuvanna-pamati-zertv-golodomoru.html</text:a>
</text:p>
      <!--NEWS-->
      <text:h text:style-name="P10" text:outline-level="1">
<text:span text:style-name="T4">
In Lviv region in the family estate of Yevgeny Konovalets celebrated Heroes Day</text:span>
</text:h>
      <text:p text:style-name="P4">
Authors: Ukrinform (Person)</text:p>
      <text:p text:style-name="P4">
Publisher: Укринформ (Organization)</text:p>
      <text:p text:style-name="P4">
Published Time: 2023-05-23T21:23:58+03:00</text:p>
      <text:p text:style-name="P4">
Modified Time: 2023-05-23T21:23:58+03:00</text:p>
      <text:p text:style-name="P4">
Description: In Zashkov, the 85th anniversary of the death of the OUN Heroes and Heroes Day was celebrated at the Memorial Museum of Yevgeny Konovalets. - Ukrinform.</text:p>
      <text:p text:style-name="P4">
Images: ['<text:a xlink:type="simple" xlink:href="https://static.ukrinform.com/photos/2023_05/thumb_files/630_360_1684865663-6947.jpeg" text:style-name="Internet_20_link" text:visited-style-name="Visited_20_Internet_20_Link">
630_360_16848...</text:a>
', '<text:a xlink:type="simple" xlink:href="https://static.ukrinform.com/photos/2023_05/1684865661-9883.jpeg" text:style-name="Internet_20_link" text:visited-style-name="Visited_20_Internet_20_Link">
1684865661-98...</text:a>
', '<text:a xlink:type="simple" xlink:href="https://static.ukrinform.com/photos/2023_05/thumb_files/630_360_1684865662-1666.jpeg" text:style-name="Internet_20_link" text:visited-style-name="Visited_20_Internet_20_Link">
630_360_16848...</text:a>
', '<text:a xlink:type="simple" xlink:href="https://static.ukrinform.com/photos/2023_05/thumb_files/630_360_1684865661-3309.jpeg" text:style-name="Internet_20_link" text:visited-style-name="Visited_20_Internet_20_Link">
630_360_16848...</text:a>
', '<text:a xlink:type="simple" xlink:href="https://static.ukrinform.com/photos/2023_05/thumb_files/630_360_1684865661-9883.jpeg" text:style-name="Internet_20_link" text:visited-style-name="Visited_20_Internet_20_Link">
630_360_16848...</text:a>
', '<text:a xlink:type="simple" xlink:href="https://static.ukrinform.com/photos/2023_05/thumb_files/630_360_1684865661-5116.jpeg" text:style-name="Internet_20_link" text:visited-style-name="Visited_20_Internet_20_Link">
630_360_16848...</text:a>
', '<text:a xlink:type="simple" xlink:href="https://static.ukrinform.com/photos/2023_05/thumb_files/630_360_1684865662-9677.jpeg" text:style-name="Internet_20_link" text:visited-style-name="Visited_20_Internet_20_Link">
630_360_16848...</text:a>
', '<text:a xlink:type="simple" xlink:href="https://static.ukrinform.com/photos/2023_05/thumb_files/630_360_1684865662-1771.jpeg" text:style-name="Internet_20_link" text:visited-style-name="Visited_20_Internet_20_Link">
630_360_16848...</text:a>
', '<text:a xlink:type="simple" xlink:href="https://static.ukrinform.com/photos/2023_05/thumb_files/630_360_1684865662-7607.jpeg" text:style-name="Internet_20_link" text:visited-style-name="Visited_20_Internet_20_Link">
630_360_16848...</text:a>
']</text:p>
      <text:p text:style-name="P4">
Tags: ['Львівщина', 'Музей', 'Євген Коновалець']</text:p>
      <text:p text:style-name="P4">
Type: Article</text:p>
      <!--METADATA-->
      <text:p text:style-name="P4">
<draw:frame draw:style-name="fr1" draw:name="Image167" text:anchor-type="as-char" svg:width="6.9236in" svg:height="3.956343in" draw:z-index="0">
<draw:image xlink:href="../Images/yкринформ/2023-05-23T21-23-58-03-00/630_360_1684865663-6947.jpeg" xlink:type="simple" xlink:show="embed" xlink:actuate="onLoad" draw:mime-type="image/jpeg"/>
</draw:frame>
The Uzashkov at the Eugene Konovalets Memorial Museum celebrated the 85th anniversaries of the OUN Chairman and Heroes Day.</text:p>
      <text:p text:style-name="P4">
About it in <text:a xlink:type="simple" xlink:href="https://www.facebook.com/lvoblrada/posts/pfbid08sSFHrzYYLUKAdkiC8YFHvf6PJAxqhWNzSVqbPzbysivdERGGRvWahQygEKsBD3Hl" text:style-name="Internet_20_link" text:visited-style-name="Visited_20_Internet_20_Link">
</text:a>
The Lviv Regional Council reported, Ukrinform reports.</text:p>
      <text:p text:style-name="P4">
“The Memorial Museum of Yevgeny Konovalets was created in the house in which he was born, grew up and in which his family lived. On the Day of the Heroes, which we today we identify on the anniversary of Konovalets' death, we honor all the fallen heroes, from the time of Kievan Rus, the Cossack State, Sich Riflemen, UPAI to this day. In this case, we show that the characters do not die, ” - said the director of Lviv historical <text:a xlink:type="simple" xlink:href="https://www.ukrinform.ua/tag-muzej" text:style-name="Internet_20_link" text:visited-style-name="Visited_20_Internet_20_Link">
</text:a>
Romanchmelik.</text:p>
      <text:p text:style-name="P4">
Near the house where Yevgeny Konovalets was born, there was a memorial service in the memory of the Prokonovalets and the fallen Ukrainian heroes, as well as the council and concert with a water -themed topic.</text:p>
      <text:p text:style-name="P4">
<draw:frame draw:style-name="fr1" draw:name="Image168" text:anchor-type="as-char" svg:width="6.9236in" svg:height="4.615733in" draw:z-index="0">
<draw:image xlink:href="../Images/yкринформ/2023-05-23T21-23-58-03-00/1684865661-9883.jpeg" xlink:type="simple" xlink:show="embed" xlink:actuate="onLoad" draw:mime-type="image/jpeg"/>
</draw:frame>
“Today, the Heroes Day, proclaimed in 1941 by the organization of Ukrainian nationalists in honor of the knights of the Ukrainian nation of Yevgeny Konovalets, Simonpetliura, Mykola Mikhnovsky and many others. Yevgeny Konovalets died on July 23, 1938 in Rotterdam at the hands of Sudoplatov. Moscow was clear that Konovalets creates a modern Ukrainian nation. Although Ukraine and Independence in the 1920s, Konovalets created the OUN, uniting former UNR officers, the Galician army and leading social and political figures. This organization became the core of struggle for the acquisition of the Ukrainian non -volatile state, ” - said the historian, deputy of the Lviv Regional Council, Head of the Memorial -Search Center" Fate "Svyatoslav Sheremeta.During the celebration of the Heroes Day, the cadets of the Lyceum named after Krut showed the weapons, the ability to manage the quadcopter and communications, and demonstrated how robotic equipment works, developed by scientists to help the military.</text:p>
      <text:p text:style-name="P4">
<text:span text:style-name="T4">
 Read also: </text:span>
 <text:a xlink:type="simple" xlink:href="https://www.ukrinform.ua/rubric-society/3698023-prezidenta-prosat-iniciuvati-perepohovanna-evgena-konovalca.html" text:style-name="Internet_20_link" text:visited-style-name="Visited_20_Internet_20_Link">
<text:span text:style-name="T4">
 Eugene </text:span>
 <text:span text:style-name="T4">
 </text:span>
 Konovalets **</text:a>
It is known that Yevgeny Konovalets - Ukrainian State, Military and Political Ardctor, Colonel of the UNR Army, Sich Riflemen Commander, Member of the Rifle Council, UVO Commander, Chairman of the Ukrainian Nationalists, founder and First OUN head, one of the ideologues of Ukrainian nationalism.</text:p>
      <text:p text:style-name="P4">
News Source: <text:a xlink:type="simple" xlink:href="https://www.ukrinform.ua/rubric-regions/3713284-na-lvivsini-v-rodinnomu-maetku-evgena-konovalca-vidznacili-den-geroiv.html" text:style-name="Internet_20_link" text:visited-style-name="Visited_20_Internet_20_Link">
https://www.ukrinform.ua/rubric-regions/3713284-na-lvivsini-v-rodinnomu-maetku-evgena-konovalca-vidznacili-den-geroiv.html</text:a>
</text:p>
      <!--NEWS-->
      <text:h text:style-name="P10" text:outline-level="1">
<text:span text:style-name="T4">
Russian aggression should be discontinued: Gucstra discussed the war in Ukraine with the Foreign Minister of China</text:span>
</text:h>
      <text:p text:style-name="P4">
Authors: Ukrinform (Person)</text:p>
      <text:p text:style-name="P4">
Publisher: Укринформ (Organization)</text:p>
      <text:p text:style-name="P4">
Published Time: 2023-05-23T21:29:00+03:00</text:p>
      <text:p text:style-name="P4">
Modified Time: 2023-05-23T21:29:00+03:00</text:p>
      <text:p text:style-name="P4">
Description: The Minister of Foreign Affairs of the Netherlands Vopke Gucstra, who is visiting China, stressed that Russian aggression in Ukraine should be stopped. - Ukrinform.</text:p>
      <text:p text:style-name="P4">
Images: ['<text:a xlink:type="simple" xlink:href="https://static.ukrinform.com/photos/2023_05/thumb_files/630_360_1684865934-478.jpeg" text:style-name="Internet_20_link" text:visited-style-name="Visited_20_Internet_20_Link">
630_360_16848...</text:a>
']</text:p>
      <text:p text:style-name="P4">
Tags: ['Китай', 'Нідерланди', 'Україна', 'Агресія РФ']</text:p>
      <text:p text:style-name="P4">
Type: Article</text:p>
      <!--METADATA-->
      <text:p text:style-name="P4">
<draw:frame draw:style-name="fr1" draw:name="Image169" text:anchor-type="as-char" svg:width="6.9236in" svg:height="3.956343in" draw:z-index="0">
<draw:image xlink:href="../Images/yкринформ/2023-05-23T21-29-00-03-00/630_360_1684865934-478.jpeg" xlink:type="simple" xlink:show="embed" xlink:actuate="onLoad" draw:mime-type="image/jpeg"/>
</draw:frame>
The Netherlands Minister of Law of Vopke Gucstra, who is visiting China, stressed that Russian aggression in Ukraine should be stopped.</text:p>
      <text:p text:style-name="P4">
According to Ukrinform, with reference to <text:a xlink:type="simple" xlink:href="https://twitter.com/WBHoekstra/status/1661054389438619648" text:style-name="Internet_20_link" text:visited-style-name="Visited_20_Internet_20_Link">
</text:a>
Hukstra, he met with the Minister of Foreign Affairs of China Gan Gan Vickini.</text:p>
      <text:p text:style-name="P4">
"The current geopolitical situation requires dialogue, diplomacy and cooperation," Gucstra wrote.</text:p>
      <text:p text:style-name="P4">
According to him, different topics were discussed, from common interests to problems.</text:p>
      <text:p text:style-name="P4">
In particular, it was about geopolitical events, stability in the Indo-Pacific Region, trade, concern about cybersecurity and foreign intervention [] <text:a xlink:type="simple" xlink:href="https://www.ukrinform.ua/tag-niderlandi" text:style-name="Internet_20_link" text:visited-style-name="Visited_20_Internet_20_Link">
</text:a>
, human rights and equals for companies.</text:p>
      <text:p text:style-name="P4">
<text:span text:style-name="T4">
 Read also: </text:span>
 <text:a xlink:type="simple" xlink:href="https://www.ukrinform.ua/rubric-ato/3713070-niderlandi-rozrahovuut-na-novih-cleniv-alansu-f16-dla-ukraini.html" text:style-name="Internet_20_link" text:visited-style-name="Visited_20_Internet_20_Link">
<text:span text:style-name="T4">
 Netherlands </text:span>
</text:a>
“We also discussed the war in Ukraine in detail. I stressed that Russian agression in Ukraine should stop, and that we will continue to support Ukraine as much as it is needed, ”he wrote.</text:p>
      <text:p text:style-name="P4">
The Ministry of Foreign Affairs of the Netherlands Vopke Gucstra is in Beijing on May 23-24.</text:p>
      <text:p text:style-name="P4">
<text:span text:style-name="T5">
Foto: @wbhoekstra</text:span>
</text:p>
      <text:p text:style-name="P4">
News Source: <text:a xlink:type="simple" xlink:href="https://www.ukrinform.ua/rubric-polytics/3713282-glava-mzs-niderlandiv-rosijska-agresia-v-ukraini-mae-buti-pripinena.html" text:style-name="Internet_20_link" text:visited-style-name="Visited_20_Internet_20_Link">
https://www.ukrinform.ua/rubric-polytics/3713282-glava-mzs-niderlandiv-rosijska-agresia-v-ukraini-mae-buti-pripinena.html</text:a>
</text:p>
      <!--NEWS-->
      <text:h text:style-name="P10" text:outline-level="1">
<text:span text:style-name="T4">
Ukrzaliznytsia announced a summer traffic schedule of train: new routes</text:span>
</text:h>
      <text:p text:style-name="P4">
Authors: Ukrinform (Person)</text:p>
      <text:p text:style-name="P4">
Publisher: Укринформ (Organization)</text:p>
      <text:p text:style-name="P4">
Published Time: 2023-05-23T21:48:00+03:00</text:p>
      <text:p text:style-name="P4">
Modified Time: 2023-05-23T21:48:00+03:00</text:p>
      <text:p text:style-name="P4">
Description: From June 10, 2023, Ukrzaliznytsia introduces a new traffic schedule for the summer season. - Ukrinform.</text:p>
      <text:p text:style-name="P4">
Images: ['<text:a xlink:type="simple" xlink:href="https://static.ukrinform.com/photos/2018_04/thumb_files/630_360_1524228943-4095.jpg" text:style-name="Internet_20_link" text:visited-style-name="Visited_20_Internet_20_Link">
630_360_15242...</text:a>
', '<text:a xlink:type="simple" xlink:href="https://static.ukrinform.com/photos/2023_05/1684867798-213.jpg" text:style-name="Internet_20_link" text:visited-style-name="Visited_20_Internet_20_Link">
1684867798-21...</text:a>
', '<text:a xlink:type="simple" xlink:href="https://static.ukrinform.com/photos/2023_05/1684867900-689.jpg" text:style-name="Internet_20_link" text:visited-style-name="Visited_20_Internet_20_Link">
1684867900-68...</text:a>
', '<text:a xlink:type="simple" xlink:href="https://static.ukrinform.com/photos/2023_05/1684867968-859.jpg" text:style-name="Internet_20_link" text:visited-style-name="Visited_20_Internet_20_Link">
1684867968-85...</text:a>
']</text:p>
      <text:p text:style-name="P4">
Tags: ['Потяг', 'Укрзалізниця']</text:p>
      <text:p text:style-name="P4">
Type: Article</text:p>
      <!--METADATA-->
      <text:p text:style-name="P4">
<draw:frame draw:style-name="fr1" draw:name="Image170" text:anchor-type="as-char" svg:width="6.9236in" svg:height="3.956343in" draw:z-index="0">
<draw:image xlink:href="../Images/yкринформ/2023-05-23T21-48-00-03-00/630_360_1524228943-4095.jpg" xlink:type="simple" xlink:show="embed" xlink:actuate="onLoad" draw:mime-type="image/jpeg"/>
</draw:frame>
From June 10, 2023, Ukrzaliznytsya introduces a new traffic schedule of the rally.</text:p>
      <text:p text:style-name="P4">
According to Ukrinform, the company's press service in [] reports it(https://t.me/UkrzalInfo/4457).</text:p>
      <text:p text:style-name="P4">
"Ukrzaliznytsia introduces a new traffic schedule for the summer season -2023 from June 10," the message reads.</text:p>
      <text:p text:style-name="P4">
It is noted that the schedule provides two new flights: train №40/39 Zaporizhzhia - Solotvyno, which will stop in 7 regions of Ukraine and will connect Zaporizhzhya Tadnnipro with the resorts will run through Cherkasy.</text:p>
      <text:p text:style-name="P4">
<draw:frame draw:style-name="fr1" draw:name="Image171" text:anchor-type="as-char" svg:width="6.9236in" svg:height="6.109436in" draw:z-index="0">
<draw:image xlink:href="../Images/yкринформ/2023-05-23T21-48-00-03-00/1684867798-213.jpg" xlink:type="simple" xlink:show="embed" xlink:actuate="onLoad" draw:mime-type="image/jpeg"/>
</draw:frame>
2 more trains of Ukrzaliznytsya from the new schedule will change their route to go for new interesting connections: №13/14 Kiev - Solotvino will run through all(Instead of Shepetivka and Zdolbuniv-Supreme Stations.)and №234/233 Kyiv - Pokrovsk - Lviv will run through Pavlograd and connect the cemisto: with Kiev and Vinnytsia, Khmelnitsky, Ternopil and Lviv.</text:p>
      <text:p text:style-name="P4">
<draw:frame draw:style-name="fr1" draw:name="Image172" text:anchor-type="as-char" svg:width="6.9236in" svg:height="6.109436in" draw:z-index="0">
<draw:image xlink:href="../Images/yкринформ/2023-05-23T21-48-00-03-00/1684867900-689.jpg" xlink:type="simple" xlink:show="embed" xlink:actuate="onLoad" draw:mime-type="image/jpeg"/>
</draw:frame>
In addition, in the new schedule four <text:a xlink:type="simple" xlink:href="https://www.ukrinform.ua/tag-potag" text:style-name="Internet_20_link" text:visited-style-name="Visited_20_Internet_20_Link">
</text:a>
Ukrzaliznytsia has extended the route: №43/44 "Stefania Express" Ivano-Frankivsk-Kyiv-Ivano-Frankivsk will now go to Cherkasy, №105/106 Odesa-Kiev-Odessa will be optional to and from Sumy station; №63/64 Kharkiv - Kyiv - Kharkiv will be able to run from the new schedule to and Zilvov; №53/54 Odesa - Dnipro - Odesa Optionally from the new schedule to be able to be able to exchange to and from Zaporozhye.</text:p>
      <text:p text:style-name="P4">
<draw:frame draw:style-name="fr1" draw:name="Image173" text:anchor-type="as-char" svg:width="6.9236in" svg:height="6.109436in" draw:z-index="0">
<draw:image xlink:href="../Images/yкринформ/2023-05-23T21-48-00-03-00/1684867968-859.jpg" xlink:type="simple" xlink:show="embed" xlink:actuate="onLoad" draw:mime-type="image/jpeg"/>
</draw:frame>
UZ also reduced the time on the way for more than 35 trains, in particular, №3/4 Zaporozhye - Uzhgorod, №15/16 Kharkiv - Yasinya, №17/18 Kharkiv - Uzhgorod, №29/30kiv - Uzhgorod, №749/750 Kiev - Chop, Uzhgorod, №779/780 Kyiv-Sumy, №790/789-792/791 Kyiv-Kropyvnytskyi/Kremenchuk and others.</text:p>
      <text:p text:style-name="P4">
<text:span text:style-name="T4">
 Read also: </text:span>
 <text:a xlink:type="simple" xlink:href="https://www.ukrinform.ua/rubric-technology/3710293-zmina-marsrutiv-i-peresadki-ukrzaliznica-protestuvala-spovisenna-pasaziriv-cerez-zastosunok.html" text:style-name="Internet_20_link" text:visited-style-name="Visited_20_Internet_20_Link">
<text:span text:style-name="T4">
 Ukrzaliznytsia </text:span>
</text:a>
According to Ukrinform, Ukrzaliznytsia plans to realize <text:a xlink:type="simple" xlink:href="https://www.ukrinform.ua/rubric-society/3713092-ukrzaliznica-zapustit-pilotnij-proekt-zinocogo-kupe.html" text:style-name="Internet_20_link" text:visited-style-name="Visited_20_Internet_20_Link">
</text:a>
 .</text:p>
      <text:p text:style-name="P4">
News Source: <text:a xlink:type="simple" xlink:href="https://www.ukrinform.ua/rubric-regions/3713290-ukrzaliznica-anonsuvala-litnij-grafik-ruhu-poizdiv-novi-marsruti.html" text:style-name="Internet_20_link" text:visited-style-name="Visited_20_Internet_20_Link">
https://www.ukrinform.ua/rubric-regions/3713290-ukrzaliznica-anonsuvala-litnij-grafik-ruhu-poizdiv-novi-marsruti.html</text:a>
</text:p>
      <!--NEWS-->
      <text:h text:style-name="P10" text:outline-level="1">
<text:span text:style-name="T4">
Eugene Dyky became the full head of the Ukrainian Premier League</text:span>
</text:h>
      <text:p text:style-name="P4">
Authors: Ukrinform (Person)</text:p>
      <text:p text:style-name="P4">
Publisher: Укринформ (Organization)</text:p>
      <text:p text:style-name="P4">
Published Time: 2023-05-23T21:52:00+03:00</text:p>
      <text:p text:style-name="P4">
Modified Time: 2023-05-23T21:52:00+03:00</text:p>
      <text:p text:style-name="P4">
Description: The league remained without head since April 2020. - Ukrinform.</text:p>
      <text:p text:style-name="P4">
Images: ['<text:a xlink:type="simple" xlink:href="https://static.ukrinform.com/photos/2023_05/thumb_files/630_360_1684867872-831.jpg" text:style-name="Internet_20_link" text:visited-style-name="Visited_20_Internet_20_Link">
630_360_16848...</text:a>
']</text:p>
      <text:p text:style-name="P4">
Tags: ['Футбол']</text:p>
      <text:p text:style-name="P4">
Type: Article</text:p>
      <!--METADATA-->
      <text:p text:style-name="P4">
<draw:frame draw:style-name="fr1" draw:name="Image174" text:anchor-type="as-char" svg:width="6.9236in" svg:height="3.956343in" draw:z-index="0">
<draw:image xlink:href="../Images/yкринформ/2023-05-23T21-52-00-03-00/630_360_1684867872-831.jpg" xlink:type="simple" xlink:show="embed" xlink:actuate="onLoad" draw:mime-type="image/jpeg"/>
</draw:frame>
It has been ligated without a head since April 2020.</text:p>
      <text:p text:style-name="P4">
Yevgeny Dyky became the full chairman of the Ukrainian Premier League, this is the decision of the UPL Raziklub <text:a xlink:type="simple" xlink:href="https://upl.ua/ua/news/view/7342" text:style-name="Internet_20_link" text:visited-style-name="Visited_20_Internet_20_Link">
</text:a>
Unanimously on today's football house, Ukrinform reports.</text:p>
      <text:p text:style-name="P4">
Earlier, the wild held the position of UPL Executive Director. It should be noted that it was ligated without a full president since April 2020, when the organization was set up by Thomas Grimm.</text:p>
      <text:p text:style-name="P4">
The UPL in the coming days should develop a project of an independent OTT platform for broadcasting the matches of the Ukrainian Championship in the season-2023/24, which will be owned by the UPL clubs. In this case, the option of further implementation of the right to broadcast matches is considered.</text:p>
      <text:p text:style-name="P4">
<text:span text:style-name="T4">
 Read also: </text:span>
 <text:a xlink:type="simple" xlink:href="https://www.ukrinform.ua/rubric-sports/3713114-matci-28go-turu-futbolnoi-premerligi-ukraini-projdut-2425-travna.html" text:style-name="Internet_20_link" text:visited-style-name="Visited_20_Internet_20_Link">
</text:a>
According to Ukrinform, Shakhtar is the leader of UPL. Pitmen are awarded to Dnipro-1 two points, and five points-Dawn.</text:p>
      <text:p text:style-name="P4">
Photo: uaf.ua</text:p>
      <text:p text:style-name="P4">
News Source: <text:a xlink:type="simple" xlink:href="https://www.ukrinform.ua/rubric-sports/3713289-evgen-dikij-stav-povnopravnim-golovou-ukrainskoi-premerligi.html" text:style-name="Internet_20_link" text:visited-style-name="Visited_20_Internet_20_Link">
https://www.ukrinform.ua/rubric-sports/3713289-evgen-dikij-stav-povnopravnim-golovou-ukrainskoi-premerligi.html</text:a>
</text:p>
      <!--NEWS-->
      <text:h text:style-name="P10" text:outline-level="1">
<text:span text:style-name="T4">
The operators of the Special Operations of the Armed Forces left the enemy without "eyes"</text:span>
</text:h>
      <text:p text:style-name="P4">
Author: ['АРМІЯINFORM']</text:p>
      <text:p text:style-name="P4">
Time: 2023-05-23T22:00:00-04:00</text:p>
      <text:p text:style-name="P4">
Description: About the cereal service Zv'yazkiv to Gromadzkіstya commanding the forces of special operations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168331d-screenshot-2078-1-.jpg" text:style-name="Internet_20_link" text:visited-style-name="Visited_20_Internet_20_Link">
168331d-screenshot-2078-1-.jpg</text:a>
']</text:p>
      <text:p text:style-name="P4">
Tags: ['КОМПЛЕКС "ІРОНІЯ"', 'СИЛИ СПЕЦІАЛЬНИХ ОПЕРАЦІЙ']</text:p>
      <text:p text:style-name="P4">
Category: News</text:p>
      <!--METADATA-->
      <text:p text:style-name="P4">
<draw:frame draw:style-name="fr1" draw:name="Image175" text:anchor-type="as-char" svg:width="6.9236in" svg:height="3.883237in" draw:z-index="0">
<draw:image xlink:href="../Images/AРМІЯINFORM/2023-05-23T22-00-00-04-00/168331d-screenshot-2078-1-.jpg" xlink:type="simple" xlink:show="embed" xlink:actuate="onLoad" draw:mime-type="image/jpeg"/>
</draw:frame>
About it <text:a xlink:type="simple" xlink:href="https://fb.watch/kHgUEJyDWw/" text:style-name="Internet_20_link" text:visited-style-name="Visited_20_Internet_20_Link">
reports</text:a>
Relations Service for Command of Special Operations Command of the Armed Forces of Ukraine.</text:p>
      <text:p text:style-name="P4">
"Russian" irony "is destroyed. The modern surveillance complex was established by the occupants on one of the operating areas. With its help, they collecting information about the actions of the Defense Forces of Ukraine and showed equipment and personnel.</text:p>
      <text:p text:style-name="P4">
The group of the SCA of the Armed Forces of Ukraine with the help of a shock drone "worked" on the enemy complex and destroyed it, depriving the enemy of an important element of intelligence. During the combat work of the soldiers of the MSC, their cover was provided by friendly units of defense of Ukraine.</text:p>
      <text:p text:style-name="P4">
The Irony Complex includes thermal imager, a rangefinder, a function of speech is provided - all this allowed the enemy to keep a round -the -clock observation and to respond to the actions of the Ukrainian units in a timely manner, ”the message reads.</text:p>
      <text:p text:style-name="P4">
News Source: <text:a xlink:type="simple" xlink:href="https://armyinform.com.ua/2023/05/23/operatory-syl-speczialnyh-operaczij-zsu-zalyshyly-voroga-bez-ochej/" text:style-name="Internet_20_link" text:visited-style-name="Visited_20_Internet_20_Link">
https://armyinform.com.ua/2023/05/23/operatory-syl-speczialnyh-operaczij-zsu-zalyshyly-voroga-bez-ochej/</text:a>
</text:p>
      <!--NEWS-->
      <text:h text:style-name="P10" text:outline-level="1">
<text:span text:style-name="T4">
The Russians end with "eagles" - the plywood drones went in the course</text:span>
</text:h>
      <text:p text:style-name="P4">
Authors: Ukrinform (Person)</text:p>
      <text:p text:style-name="P4">
Publisher: Укринформ (Organization)</text:p>
      <text:p text:style-name="P4">
Published Time: 2023-05-23T22:07:00+03:00</text:p>
      <text:p text:style-name="P4">
Modified Time: 2023-05-23T22:07:00+03:00</text:p>
      <text:p text:style-name="P4">
Description: Ukrainian paratroopers knocked down a Russian drone made of plywood. - Ukrinform.</text:p>
      <text:p text:style-name="P4">
Images: ['<text:a xlink:type="simple" xlink:href="https://static.ukrinform.com/photos/2023_05/thumb_files/630_360_1684869258-140.jpg" text:style-name="Internet_20_link" text:visited-style-name="Visited_20_Internet_20_Link">
630_360_16848...</text:a>
', '<text:a xlink:type="simple" xlink:href="https://static.ukrinform.com/photos/2023_05/1684869149-109.jpg" text:style-name="Internet_20_link" text:visited-style-name="Visited_20_Internet_20_Link">
1684869149-10...</text:a>
']</text:p>
      <text:p text:style-name="P4">
Tags: ['Безпілотник', 'Дрон', 'Війна з Росією']</text:p>
      <text:p text:style-name="P4">
Type: Article</text:p>
      <!--METADATA-->
      <text:p text:style-name="P4">
<draw:frame draw:style-name="fr1" draw:name="Image176" text:anchor-type="as-char" svg:width="6.9236in" svg:height="3.956343in" draw:z-index="0">
<draw:image xlink:href="../Images/yкринформ/2023-05-23T22-07-00-03-00/630_360_1684869258-140.jpg" xlink:type="simple" xlink:show="embed" xlink:actuate="onLoad" draw:mime-type="image/jpeg"/>
</draw:frame>
The Ukrainian residents knocked down a Russian drone made of plywood.</text:p>
      <text:p text:style-name="P4">
According to Ukrinform, the command of the landing troops of the Armed Forces of Ukraine reports in <text:a xlink:type="simple" xlink:href="https://www.facebook.com/uaairborne/posts/pfbid034k9vdNa1cv8U3iggeRjA2bzCzWKBv7vvMs6BqU3u2Xri9TPcZZRH5QZpLTyiU8Esl" text:style-name="Internet_20_link" text:visited-style-name="Visited_20_Internet_20_Link">
</text:a>
.</text:p>
      <text:p text:style-name="P4">
23 травня на одному з напрямків, мобільною вогневою групою 71 окремоїєгерської бригади Десантно-штурмових військ ЗС України зі стрілецької зброїбув знищений російський <text:a xlink:type="simple" xlink:href="https://www.ukrinform.ua/tag-bezpilotnik" text:style-name="Internet_20_link" text:visited-style-name="Visited_20_Internet_20_Link">
 </text:a>
aircraft.</text:p>
      <text:p text:style-name="P4">
"The remnants can be seen that the plywood is made quite primitive. However, this type of" state -of -the -art "UAV is put on batch production. .</text:p>
      <text:p text:style-name="P4">
*!(https://www.ukrinform.ua/rubric-ato/3707666-nacgvardijci-zbili-rosijskij-rozviduvalnij-bezpilotnik-iz-vibuhivkou.html)</text:p>
      <text:p text:style-name="P4">
<draw:frame draw:style-name="fr1" draw:name="Image177" text:anchor-type="as-char" svg:width="6.9236in" svg:height="6.9236in" draw:z-index="0">
<draw:image xlink:href="../Images/yкринформ/2023-05-23T22-07-00-03-00/1684869149-109.jpg" xlink:type="simple" xlink:show="embed" xlink:actuate="onLoad" draw:mime-type="image/jpeg"/>
</draw:frame>
As reported by Ukrinform, the Defense Forces from February 24, 2022 to May 23, 2023 were destroyed 2864(+34)UAV of the operative-tactical level.</text:p>
      <text:p text:style-name="P4">
_ First photo illustrative _</text:p>
      <text:p text:style-name="P4">
News Source: <text:a xlink:type="simple" xlink:href="https://www.ukrinform.ua/rubric-ato/3713294-u-rosian-zakincuutsa-orlani-v-hid-pisli-bezpilotniki-z-faneri.html" text:style-name="Internet_20_link" text:visited-style-name="Visited_20_Internet_20_Link">
https://www.ukrinform.ua/rubric-ato/3713294-u-rosian-zakincuutsa-orlani-v-hid-pisli-bezpilotniki-z-faneri.html</text:a>
</text:p>
      <!--NEWS-->
      <text:h text:style-name="P10" text:outline-level="1">
<text:span text:style-name="T4">
Putin showed a 17th century map where there is no Ukraine</text:span>
</text:h>
      <text:p text:style-name="P4">
Authors: Ukrinform (Person)</text:p>
      <text:p text:style-name="P4">
Publisher: Укринформ (Organization)</text:p>
      <text:p text:style-name="P4">
Published Time: 2023-05-23T22:19:49+03:00</text:p>
      <text:p text:style-name="P4">
Modified Time: 2023-05-23T22:19:49+03:00</text:p>
      <text:p text:style-name="P4">
Description: Russian President Vladimir Putin, on Tuesday, May 23, met with the chairman of the Constitutional Court Valery Zorkin, who brought a map of the 17th century, where Ukraine was not marked as a separate state. - Ukrinform.</text:p>
      <text:p text:style-name="P4">
Images: ['<text:a xlink:type="simple" xlink:href="https://static.ukrinform.com/photos/2022_01/thumb_files/630_360_1641379358-376.jpg" text:style-name="Internet_20_link" text:visited-style-name="Visited_20_Internet_20_Link">
630_360_16413...</text:a>
']</text:p>
      <text:p text:style-name="P4">
Tags: ['Фейк', 'Історія', 'Пропаганда', 'Путін', 'Україна', 'Росія', 'Карта']</text:p>
      <text:p text:style-name="P4">
Type: Article</text:p>
      <!--METADATA-->
      <text:p text:style-name="P4">
<draw:frame draw:style-name="fr1" draw:name="Image178" text:anchor-type="as-char" svg:width="6.9236in" svg:height="3.956343in" draw:z-index="0">
<draw:image xlink:href="../Images/yкринформ/2023-05-23T22-19-49-03-00/630_360_1641379358-376.jpg" xlink:type="simple" xlink:show="embed" xlink:actuate="onLoad" draw:mime-type="image/jpeg"/>
</draw:frame>
On Tuesday, May 23, Presidentials, Vladimir Putin, met with the President of the Constitutional Court Valery Zorkin, who brought a map of the 17th century, Deukraine was not marked as a separate state.</text:p>
      <text:p text:style-name="P4">
As Ukrinform reports, it reports <text:a xlink:type="simple" xlink:href="https://meduza.io/feature/2023/05/23/glava-konstitutsionnogo-suda-risknul-pokazat-putinu-kartu-sostavlennuyu-pri-lyudovike-xiv" text:style-name="Internet_20_link" text:visited-style-name="Visited_20_Internet_20_Link">
</text:a>
.</text:p>
      <text:p text:style-name="P4">
Zorkin showed Putin a map made during the French King Louis, and said that there was no Ukraine on this map.</text:p>
      <text:p text:style-name="P4">
“We had a copy of the XVII century map in the Constitutional Court, compiled by Zalyudovik XIV. That is, it is the middle of the seventeenth century, composed by the French themselves. Why I brought it, Vladimir Vladimirovich: there is no Ukraine!” - said Zzorkin.</text:p>
      <text:p text:style-name="P4">
In turn <text:a xlink:type="simple" xlink:href="https://www.ukrinform.ua/tag-putin" text:style-name="Internet_20_link" text:visited-style-name="Visited_20_Internet_20_Link">
 </text:a>
He agreed with such a map, and again demonstrated "his historical knowledge of Ukraine."</text:p>
      <text:p text:style-name="P4">
“We know that these lands were simply part of the Commonwealth, and then they were part of the Moscow kingdom. That's all. And they were in the kingdom. And then, after the October Revolution, all sorts of quasi -state formations began to form, and the Soviet authorities of creating Ukrainian Ukraine, ”Putin said.</text:p>
      <text:p text:style-name="P4">
<text:span text:style-name="T4">
 Read also: </text:span>
 <text:a xlink:type="simple" xlink:href="https://www.ukrinform.ua/rubric-ato/3713119-u-kremli-maut-raditi-u-mzs-vidreaguvali-na-zaavu-orbana-pro-ukrainu.html" text:style-name="Internet_20_link" text:visited-style-name="Visited_20_Internet_20_Link">
<text:span text:style-name="T4">
 Orban </text:span>
</text:a>
As it was reported, Putin has repeatedly called Ukraine "artificial state formation", argued that Ukraine never existed that it was "invented" in Soviet times.</text:p>
      <text:p text:style-name="P4">
News Source: <text:a xlink:type="simple" xlink:href="https://www.ukrinform.ua/rubric-world/3713295-putinu-pokazali-kartu-17-stolitta-de-nemae-ukraini.html" text:style-name="Internet_20_link" text:visited-style-name="Visited_20_Internet_20_Link">
https://www.ukrinform.ua/rubric-world/3713295-putinu-pokazali-kartu-17-stolitta-de-nemae-ukraini.html</text:a>
</text:p>
      <!--NEWS-->
      <text:h text:style-name="P10" text:outline-level="1">
<text:span text:style-name="T4">
Zelensky: Ukraine's main task is to strengthen and strengthen defense</text:span>
</text:h>
      <text:p text:style-name="P4">
Authors: Ukrinform (Person)</text:p>
      <text:p text:style-name="P4">
Publisher: Укринформ (Organization)</text:p>
      <text:p text:style-name="P4">
Published Time: 2023-05-23T22:26:00+03:00</text:p>
      <text:p text:style-name="P4">
Modified Time: 2023-05-23T22:26:00+03:00</text:p>
      <text:p text:style-name="P4">
Description: The main task of our country and the meaning of in fact every international communication is to strengthen Ukraine, to strengthen our defense, to increase the possibilities of our warriors and our country as a whole.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ЗСУ', 'Зеленський', 'Війна з Росією', '#stoprussia']</text:p>
      <text:p text:style-name="P4">
Type: Article</text:p>
      <!--METADATA-->
      <text:p text:style-name="P4">
<draw:frame draw:style-name="fr1" draw:name="Image179" text:anchor-type="as-char" svg:width="6.9236in" svg:height="3.956343in" draw:z-index="0">
<draw:image xlink:href="../Images/yкринформ/2023-05-23T22-26-00-03-00/630_360_1682862659-378.jpeg" xlink:type="simple" xlink:show="embed" xlink:actuate="onLoad" draw:mime-type="image/jpeg"/>
</draw:frame>
The main learning of our country and the meaning of every international communication of our international communication is in strengthening of Ukraine, in strengthening our defense, in increasing the possibility of our warriors and our country as a whole.</text:p>
      <text:p text:style-name="P4">
This was stated in the evening <text:a xlink:type="simple" xlink:href="https://www.youtube.com/watch" text:style-name="Internet_20_link" text:visited-style-name="Visited_20_Internet_20_Link">
</text:a>
President Volodymyr Zelenskyy, reports Ukrinform.</text:p>
      <text:p text:style-name="P4">
<text:span text:style-name="T5">
Viso: <text:a xlink:type="simple" xlink:href="https://t.me/OP_UA/9570" text:style-name="Internet_20_link" text:visited-style-name="Visited_20_Internet_20_Link">
</text:a>
</text:span>
</text:p>
      <text:p text:style-name="P4">
<text:span text:style-name="T4">
 _ I wish health, dear Ukrainians!_ </text:span>
</text:p>
      <text:p text:style-name="P4">
Today he was in Donetsk region, in our leading positions - in the area of Village of Imarinka. It was honor to congratulate our Marines on their professional holiday, the day of Ukraine.</text:p>
      <text:p text:style-name="P4">
He presented state awards to soldiers and the "For Courage and Courage" tapes with the best units that protect this part of the front. I am sure that you remember the units - often in the evening appeals, you thank them for the emergencies that they give Ukraine in the battles. Today he awarded them in person. This is the35th Separate Brigade of the Marine Corps named after Star-Admiral Michaelostrogradsky, 406th Separate Artillery Brigade named after Khorunzholeksiya Diamozov and the 140th separate reconnaissance battalion. Very powerful units, and I am grateful to each of you, warriors!</text:p>
      <text:p text:style-name="P4">
And thank you for the chevrons, it's really honorable!</text:p>
      <text:p text:style-name="P4">
Today it was on the front line that it was correct to declare the establishment of Marines in Ukraine. Our units will also be added to our units of naval infantry - and we will provide them with modern weapons and equipment.</text:p>
      <text:p text:style-name="P4">
Actually, this trip to the front has become the final component after many sites and negotiations with partners that took place these days and in the previous ones.</text:p>
      <text:p text:style-name="P4">
We all have to understand: the main task of our country and the meaning of every other international communication lies in strengthening Ukraine, in strengthening defense, in increasing the possibilities of our warriors and our country as a whole. We have a foreign visit and almost every negotiations allow Ukraine to be able to be statutory.</text:p>
      <text:p text:style-name="P4">
Of course, I would like to thank our 36th separate Marine Corps Name Admiral Mikhail Bilynsky. This unit, by fighting now, often grates to its strength and efficiency. And it is quite fair to remember them now too. Thank you, congratulate you on your day!</text:p>
      <text:p text:style-name="P4">
Warriors from the 137th Separate Battalion of the Marines-Thank you today Visonally-every fighter!- For the very good results that you reach the front. Well done!And I congratulate you on the holiday!Today I have the honor of thank you to other units of our defense forces, which will be matched in the most violent areas ...</text:p>
      <text:p text:style-name="P4">
The 55th Separate Artillery Brigade "Zaporizhzhya Sich"-invariably fellows, always effective. Thank you, <text:a xlink:type="simple" xlink:href="https://www.ukrinform.ua/tag-zsu" text:style-name="Internet_20_link" text:visited-style-name="Visited_20_Internet_20_Link">
 </text:a>
!</text:p>
      <text:p text:style-name="P4">
59th Separate Infantry Brigade named after Jacob Gandziuk-as always, the strongest!Thank you!</text:p>
      <text:p text:style-name="P4">
74th separate reconnaissance battalion-thank you, warriors!</text:p>
      <text:p text:style-name="P4">
The 5th Separate Slobozhansk Brigade of Our National Guard, which is fighting Nalugansk, together with other units of defense forces and just as it is necessary, protects positions, just as it is necessary, destroys Russian invaders ... Thank you, our warriors!</text:p>
      <text:p text:style-name="P4">
Thank you all who add strength to Ukraine!The strength of our country is now, the power of our defense is now the basis of the force of international order based on directions.</text:p>
      <text:p text:style-name="P4">
Let's win together!</text:p>
      <text:p text:style-name="P4">
<text:span text:style-name="T4">
<text:span text:style-name="T5">
Glory to Ukraine!</text:span>
 </text:span>
</text:p>
      <text:p text:style-name="P4">
News Source: <text:a xlink:type="simple" xlink:href="https://www.ukrinform.ua/rubric-ato/3713300-zelenskij-golovne-zavdanna-derzavi-u-zmicnenni-ukraini-ta-posilenni-oboroni.html" text:style-name="Internet_20_link" text:visited-style-name="Visited_20_Internet_20_Link">
https://www.ukrinform.ua/rubric-ato/3713300-zelenskij-golovne-zavdanna-derzavi-u-zmicnenni-ukraini-ta-posilenni-oboroni.html</text:a>
</text:p>
      <!--NEWS-->
      <text:h text:style-name="P10" text:outline-level="1">
<text:span text:style-name="T4">
Tennis player with Ukrainian citizenship plays a WTA tournament in a duet with a Russian</text:span>
</text:h>
      <text:p text:style-name="P4">
Authors: Ukrinform (Person)</text:p>
      <text:p text:style-name="P4">
Publisher: Укринформ (Organization)</text:p>
      <text:p text:style-name="P4">
Published Time: 2023-05-23T22:33:44+03:00</text:p>
      <text:p text:style-name="P4">
Modified Time: 2023-05-23T22:33:44+03:00</text:p>
      <text:p text:style-name="P4">
Description: Tennis players are playing together for the third time this season. - Ukrinform.</text:p>
      <text:p text:style-name="P4">
Images: ['<text:a xlink:type="simple" xlink:href="https://static.ukrinform.com/photos/2023_05/thumb_files/630_360_1684870329-681.jpg" text:style-name="Internet_20_link" text:visited-style-name="Visited_20_Internet_20_Link">
630_360_16848...</text:a>
']</text:p>
      <text:p text:style-name="P4">
Tags: ['Теніс']</text:p>
      <text:p text:style-name="P4">
Type: Article</text:p>
      <!--METADATA-->
      <text:p text:style-name="P4">
<draw:frame draw:style-name="fr1" draw:name="Image180" text:anchor-type="as-char" svg:width="6.9236in" svg:height="3.956343in" draw:z-index="0">
<draw:image xlink:href="../Images/yкринформ/2023-05-23T22-33-44-03-00/630_360_1684870329-681.jpg" xlink:type="simple" xlink:show="embed" xlink:actuate="onLoad" draw:mime-type="image/jpeg"/>
</draw:frame>
Tennis playing together for the third time this season.</text:p>
      <text:p text:style-name="P4">
This year, more than 20 tournaments have already been played at the WTA level, but only a single one, whose name is the Ukrainian flag, stands in a duet with a representative of the aggressor country, [] <text:a xlink:type="simple" xlink:href="https://btu.org.ua/ua/news/ukrainskiy-tennis/45106-tenisistka-z-ukrayinskim-gromadyanstvom-graye-na-turniri-wta-z-rosiyankoyu-sho-vidomo.html" text:style-name="Internet_20_link" text:visited-style-name="Visited_20_Internet_20_Link">
</text:a>
BTU, Ukrinform reports.</text:p>
      <text:p text:style-name="P4">
"Neutral" Irina Khromachova, who was signed on social networks on a fan-page and left her "liked" under last year's performance of the Kremlin dictator for May 9, became the partner of Valeria of the insurance for the third time(Previously, tennis players won two paired titles at ITF level).</text:p>
      <text:p text:style-name="P4">
Валерія Страхова в одиночному рейтингу займає 303 місце, а в парному – 135-те.Торік вона встановила свій особистий рекорд у парній класифікації – 118.</text:p>
      <text:p text:style-name="P4">
В офіційному профайлі спортсменки, який невідомо коли востаннє оновлювався,місцем народження вказано місто Керч, а резиденцією – Донецьк. ВалеріяСтрахова, якій у червні виповниться 28 років, спортивне громадянство незмінювала, проте після початку російської війни, з’явилась інформація, щотенісистка тренується в Рязані в академії Озерова.</text:p>
      <text:p text:style-name="P4">
У сезоні-2022 Валерія Страхова не коментувала ЗМІ повномасштабне вторгнення.</text:p>
      <text:p text:style-name="P4">
<text:span text:style-name="T4">
Читайте також:</text:span>
 <text:a xlink:type="simple" xlink:href="https://www.ukrinform.ua/rubric-sports/3713237-svitolina-zigrae-v-osnovnij-sitci-turniru-v-gertogenbosi.html" text:style-name="Internet_20_link" text:visited-style-name="Visited_20_Internet_20_Link">
 </text:a>
As reported by Ukrinform, WTA has not yet had a public explanation for the position of women's tennis about players who support the actions of the Russian authorities and the army.</text:p>
      <text:p text:style-name="P4">
Photo: btu.org.ua</text:p>
      <text:p text:style-name="P4">
News Source: <text:a xlink:type="simple" xlink:href="https://www.ukrinform.ua/rubric-sports/3713297-tenisistka-z-ukrainskim-gromadanstvom-grae-na-turniri-wta-v-dueti-z-rosiankou.html" text:style-name="Internet_20_link" text:visited-style-name="Visited_20_Internet_20_Link">
https://www.ukrinform.ua/rubric-sports/3713297-tenisistka-z-ukrainskim-gromadanstvom-grae-na-turniri-wta-v-dueti-z-rosiankou.html</text:a>
</text:p>
      <!--NEWS-->
      <text:h text:style-name="P10" text:outline-level="1">
<text:span text:style-name="T4">
The Netherlands Ministry of Defense Head discussed military support of Ukraine with colleagues on the EU</text:span>
</text:h>
      <text:p text:style-name="P4">
Authors: Ukrinform (Person)</text:p>
      <text:p text:style-name="P4">
Publisher: Укринформ (Organization)</text:p>
      <text:p text:style-name="P4">
Published Time: 2023-05-23T22:34:00+03:00</text:p>
      <text:p text:style-name="P4">
Modified Time: 2023-05-23T22:34:00+03:00</text:p>
      <text:p text:style-name="P4">
Description: The Minister of Defense of the Netherlands Kais Ollongren on May 23 in Brussels, where the EU Defense Ministry was held, spoke about Ukraine's military support, expansion of production capacity and launch of new defense projects. - Ukrinform.</text:p>
      <text:p text:style-name="P4">
Images: ['<text:a xlink:type="simple" xlink:href="https://static.ukrinform.com/photos/2023_05/thumb_files/630_360_1684870284-998.jpg" text:style-name="Internet_20_link" text:visited-style-name="Visited_20_Internet_20_Link">
630_360_16848...</text:a>
', '<text:a xlink:type="simple" xlink:href="https://static.ukrinform.com/photos/2023_05/1684870446-693.jpeg" text:style-name="Internet_20_link" text:visited-style-name="Visited_20_Internet_20_Link">
1684870446-69...</text:a>
']</text:p>
      <text:p text:style-name="P4">
Tags: ['Євросоюз', 'Нідерланди', 'Україна', 'допомога', 'Війна з Росією']</text:p>
      <text:p text:style-name="P4">
Type: Article</text:p>
      <!--METADATA-->
      <text:p text:style-name="P4">
<draw:frame draw:style-name="fr1" draw:name="Image181" text:anchor-type="as-char" svg:width="6.9236in" svg:height="3.956343in" draw:z-index="0">
<draw:image xlink:href="../Images/yкринформ/2023-05-23T22-34-00-03-00/630_360_1684870284-998.jpg" xlink:type="simple" xlink:show="embed" xlink:actuate="onLoad" draw:mime-type="image/jpeg"/>
</draw:frame>
On May 23 in Brussels, where the EU's defense ministers, Ukraine, spoke about the military support of Ukraine, expanding production facilities and launching new defensive projects.</text:p>
      <text:p text:style-name="P4">
She wrote about it in her <text:a xlink:type="simple" xlink:href="https://twitter.com/DefensieMin/status/1661018043873636352" text:style-name="Internet_20_link" text:visited-style-name="Visited_20_Internet_20_Link">
</text:a>
<text:a xlink:type="simple" xlink:href="https://twitter.com/DefensieMin/status/1661018043873636352" text:style-name="Internet_20_link" text:visited-style-name="Visited_20_Internet_20_Link">
</text:a>
.</text:p>
      <text:p text:style-name="P4">
“Військова підтримка України, розширення виробничих потужностей та запускнових оборонних проєктів. Я говорила про це сьогодні у Брюсселі з міністрамиоборони <text:a xlink:type="simple" xlink:href="https://www.ukrinform.ua/tag-evrosouz" text:style-name="Internet_20_link" text:visited-style-name="Visited_20_Internet_20_Link">
 </text:a>
”, - she wrote.</text:p>
      <text:p text:style-name="P4">
<draw:frame draw:style-name="fr1" draw:name="Image182" text:anchor-type="as-char" svg:width="6.9236in" svg:height="4.617987in" draw:z-index="0">
<draw:image xlink:href="../Images/yкринформ/2023-05-23T22-34-00-03-00/1684870446-693.jpeg" xlink:type="simple" xlink:show="embed" xlink:actuate="onLoad" draw:mime-type="image/jpeg"/>
</draw:frame>
Photo: Twitter/Kajsa Ollongren</text:p>
      <text:p text:style-name="P4">
<text:span text:style-name="T4">
 Read also: </text:span>
 <text:a xlink:type="simple" xlink:href="https://www.ukrinform.ua/rubric-ato/3713070-niderlandi-rozrahovuut-na-novih-cleniv-alansu-f16-dla-ukraini.html" text:style-name="Internet_20_link" text:visited-style-name="Visited_20_Internet_20_Link">
<text:span text:style-name="T4">
 Dutch </text:span>
</text:a>
As it was reported, a meeting of defense ministers was held today in Brussels, which discussed how to strengthen military assistance to Ukraine and strengthen the European defense industry.</text:p>
      <text:p text:style-name="P4">
News Source: <text:a xlink:type="simple" xlink:href="https://www.ukrinform.ua/rubric-ato/3713298-glava-oboroni-niderlandiv-obgovorila-z-kolegami-po-es-vijskovu-pidtrimku-ukraini.html" text:style-name="Internet_20_link" text:visited-style-name="Visited_20_Internet_20_Link">
https://www.ukrinform.ua/rubric-ato/3713298-glava-oboroni-niderlandiv-obgovorila-z-kolegami-po-es-vijskovu-pidtrimku-ukraini.html</text:a>
</text:p>
      <!--NEWS-->
      <text:h text:style-name="P10" text:outline-level="1">
<text:span text:style-name="T4">
La Liga: Girona has played a draw with "Selta"</text:span>
</text:h>
      <text:p text:style-name="P4">
Authors: Ukrinform (Person)</text:p>
      <text:p text:style-name="P4">
Publisher: Укринформ (Organization)</text:p>
      <text:p text:style-name="P4">
Published Time: 2023-05-23T22:39:17+03:00</text:p>
      <text:p text:style-name="P4">
Modified Time: 2023-05-23T22:39:17+03:00</text:p>
      <text:p text:style-name="P4">
Description: Tsigankov earned a penalty. - Ukrinform.</text:p>
      <text:p text:style-name="P4">
Images: ['<text:a xlink:type="simple" xlink:href="https://static.ukrinform.com/photos/2023_05/thumb_files/630_360_1684870698-221.jpg" text:style-name="Internet_20_link" text:visited-style-name="Visited_20_Internet_20_Link">
630_360_16848...</text:a>
']</text:p>
      <text:p text:style-name="P4">
Tags: ['Футбол', 'Віктор Циганков']</text:p>
      <text:p text:style-name="P4">
Type: Article</text:p>
      <!--METADATA-->
      <text:p text:style-name="P4">
<draw:frame draw:style-name="fr1" draw:name="Image183" text:anchor-type="as-char" svg:width="6.9236in" svg:height="3.956343in" draw:z-index="0">
<draw:image xlink:href="../Images/yкринформ/2023-05-23T22-39-17-03-00/630_360_1684870698-221.jpg" xlink:type="simple" xlink:show="embed" xlink:actuate="onLoad" draw:mime-type="image/jpeg"/>
</draw:frame>
Gygankov made a penalty.</text:p>
      <text:p text:style-name="P4">
Girona played a draw with a "Celta" in the match of the 36th round of the championship-1: 1, reports Ukrinform.</text:p>
      <text:p text:style-name="P4">
The owners of the field went forward before the break of the efforts of Carles Perez. Girona played in the 59th minute-Christian Stuana was accurate of the eleven meter-tier.</text:p>
      <text:p text:style-name="P4">
It should be noted that the penalty at the gate of "Celta" was assigned for the foul against Viktorsygankov. Ukrainian winger went out at the start of "Gironi" and spent on the field.</text:p>
      <text:p text:style-name="P4">
Girona with 49 points remained in eighth place in the Spanish Championship. Celta scored 40 points and rose to 14th position.</text:p>
      <text:p text:style-name="P4">
<text:span text:style-name="T4">
 Read also: </text:span>
 <text:a xlink:type="simple" xlink:href="https://www.ukrinform.ua/rubric-sports/3711922-la-liga-zirona-z-cigankovim-postupilasa-vilarrealu.html" text:style-name="Internet_20_link" text:visited-style-name="Visited_20_Internet_20_Link">
<text:span text:style-name="T4">
 Gironi </text:span>
</text:a>
As reported by Ukrinform, in the next round on May 28, "Girona" will host Betis at home, and "Celta" will play against the departure against Kadis.</text:p>
      <text:p text:style-name="P4">
Photo: Getty Images</text:p>
      <text:p text:style-name="P4">
News Source: <text:a xlink:type="simple" xlink:href="https://www.ukrinform.ua/rubric-sports/3713299-la-liga-zirona-zigrala-vniciu-iz-seltou.html" text:style-name="Internet_20_link" text:visited-style-name="Visited_20_Internet_20_Link">
https://www.ukrinform.ua/rubric-sports/3713299-la-liga-zirona-zigrala-vniciu-iz-seltou.html</text:a>
</text:p>
      <!--NEWS-->
      <text:h text:style-name="P10" text:outline-level="1">
<text:span text:style-name="T4">
In Ukraine tomorrow, in some places short -term rains and thunderstorms, in the afternoon up to +25 °</text:span>
</text:h>
      <text:p text:style-name="P4">
Authors: Ukrinform (Person)</text:p>
      <text:p text:style-name="P4">
Publisher: Укринформ (Organization)</text:p>
      <text:p text:style-name="P4">
Published Time: 2023-05-23T22:46:00+03:00</text:p>
      <text:p text:style-name="P4">
Modified Time: 2023-05-23T22:46:00+03:00</text:p>
      <text:p text:style-name="P4">
Description: On Wednesday, May 24, cloudiness in Ukraine. At night in the eastern, most central and Zaporizhzhya regions, light rain, in the rest of the territory without precipitation; In the afternoon in Ukraine, except for Volyn, Rivne, Ternopil and Khmelnitsky regions, short -term rains, and thunderstorms. - Ukrinform.</text:p>
      <text:p text:style-name="P4">
Images: ['<text:a xlink:type="simple" xlink:href="https://static.ukrinform.com/photos/2019_04/thumb_files/630_360_1555161144-582.jpg" text:style-name="Internet_20_link" text:visited-style-name="Visited_20_Internet_20_Link">
630_360_15551...</text:a>
']</text:p>
      <text:p text:style-name="P4">
Tags: ['Дощ', 'Гроза', 'Погода', 'Україна', 'Регіони']</text:p>
      <text:p text:style-name="P4">
Type: Article</text:p>
      <!--METADATA-->
      <text:p text:style-name="P4">
<draw:frame draw:style-name="fr1" draw:name="Image184" text:anchor-type="as-char" svg:width="6.9236in" svg:height="3.956343in" draw:z-index="0">
<draw:image xlink:href="../Images/yкринформ/2023-05-23T22-46-00-03-00/630_360_1555161144-582.jpg" xlink:type="simple" xlink:show="embed" xlink:actuate="onLoad" draw:mime-type="image/jpeg"/>
</draw:frame>
On Wednesday, May 24, cloudiness in Ukraine. At night, in the eastern, most central and central Zaporizhzhya regions, light rain, in the rest of the territory without precipitation; in the afternoon in Ukraine, except for Volyn, Rivne, Ternopil and Khmelnytsky region, short -term rains, places of thunderstorms.</text:p>
      <text:p text:style-name="P4">
Ukrinform was reported at the Ukrainian Hydrometeorological Center.</text:p>
      <text:p text:style-name="P4">
According to forecasters, the wind tomorrow is northeast(in western and easthoblasts-southeast), 5-10 m/s. Temperature at night 12-17 °, in the western, Vinnytsia and Zhytomyr regions 6-11 °, in the afternoon 20-25 °, in the south <text:a xlink:type="simple" xlink:href="https://www.ukrinform.ua/tag-odesina" text:style-name="Internet_20_link" text:visited-style-name="Visited_20_Internet_20_Link">
</text:a>
- up to 28 °; In the Carpathians at night 3-8 ° heat, in the afternoon 13-18 °.</text:p>
      <text:p text:style-name="P4">
In the capital region on Wednesday there is a variable cloudiness, at night without precipitation; In the daytime, short -term rain, thunderstorm. Wind northeast, 5-10 m/pp. In the area at night 12-17 °, in the afternoon 20-25 °.</text:p>
      <text:p text:style-name="P4">
On May 25-26, forecasters are predicted cloudy with clear weather, short-term rains with thunderstorms(at night on the Right Bank places), in the daytime in the southern and east regions in some areas-hail and squalls of 15-20 m/s. Witter-west(In the eastern regions of the Southwestern), 5-10 m/C. temperature at night 11-16 °, in the western regions 8-13 °; day 21-26 °.</text:p>
      <text:p text:style-name="P4">
<text:span text:style-name="T4">
 Read also: </text:span>
 <text:a xlink:type="simple" xlink:href="https://www.ukrinform.ua/rubric-world/3711348-bils-ak-polovina-velikih-ozer-svitu-visihaut-cerez-zmini-klimatu.html" text:style-name="Internet_20_link" text:visited-style-name="Visited_20_Internet_20_Link">
<text:span text:style-name="T4">
 More </text:span>
 <text:span text:style-name="T4">
 half </text:span>
 <text:span text:style-name="T4">
 large </text:span>
 <text:span text:style-name="T4">
 </text:span>
 LACK <text:span text:style-name="T4">
 </text:span>
 <text:span text:style-name="T4">
 World </text:span>
<text:span text:style-name="T4">
 dry </text:span>
 <text:span text:style-name="T4">
 </text:span>
 through <text:span text:style-name="T4">
 </text:span>
 changes <text:span text:style-name="T4">
 </text:span>
 <text:span text:style-name="T4">
 </text:span>
 climate **</text:a>
In Kyiv and in the region, May 25-26 will be cloudy with clearings, short-term days(At night), in the afternoon of thunderstorms. Wind northwest, 5-10 m/pp. In the area at night 11-16 °, in the afternoon 21-26 °.</text:p>
      <text:p text:style-name="P4">
According to the forecast of the Ukrhydromet Center, on May 27 in the southern part of the country, the eastern most of the central regions - moderate short -term rains with thunderstorms, 28th grams in the southern and eastern parts of the country - light rain; on the different power without significant precipitation. Temperature at night 10-16 °, in western, May 28 in the northern and most central regions 6-12 °; In the afternoon 20-26 °, on May 27 he was western and northern regions, on May 28 in most of the territory of Ukraine 17-23 °.</text:p>
      <text:p text:style-name="P4">
In the capital and in the Kyiv region on May 27-28 without significant rainfall. The temperature of the night at night is May 27, 12-14 °, May 28 9-11 °; in the afternoon about 20 °. In the region: on the night of May 27 10-15 °, May 28 6-11 °; in the afternoon 18-23 °.</text:p>
      <text:p text:style-name="P4">
News Source: <text:a xlink:type="simple" xlink:href="https://www.ukrinform.ua/rubric-regions/3713244-v-ukraini-zavtra-podekudi-korotkocasni-dosi-j-grozi-vden-do-25.html" text:style-name="Internet_20_link" text:visited-style-name="Visited_20_Internet_20_Link">
https://www.ukrinform.ua/rubric-regions/3713244-v-ukraini-zavtra-podekudi-korotkocasni-dosi-j-grozi-vden-do-25.html</text:a>
</text:p>
      <!--NEWS-->
      <text:h text:style-name="P10" text:outline-level="1">
<text:span text:style-name="T4">
President: The power of Ukraine is the basis of international order based on the rules</text:span>
</text:h>
      <text:p text:style-name="P4">
Authors: Ukrinform (Person)</text:p>
      <text:p text:style-name="P4">
Publisher: Укринформ (Organization)</text:p>
      <text:p text:style-name="P4">
Published Time: 2023-05-23T22:49:00+03:00</text:p>
      <text:p text:style-name="P4">
Modified Time: 2023-05-23T22:49:00+03:00</text:p>
      <text:p text:style-name="P4">
Description: The power of Ukraine and our defense is now the basis of the force of international order based on the rules.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ЗСУ', 'Морпіхи', 'Зеленський', 'Війна з Росією', '#stoprussia']</text:p>
      <text:p text:style-name="P4">
Type: Article</text:p>
      <!--METADATA-->
      <text:p text:style-name="P4">
<draw:frame draw:style-name="fr1" draw:name="Image185" text:anchor-type="as-char" svg:width="6.9236in" svg:height="3.956343in" draw:z-index="0">
<draw:image xlink:href="../Images/yкринформ/2023-05-23T22-49-00-03-00/630_360_1682451261-591.jpeg" xlink:type="simple" xlink:show="embed" xlink:actuate="onLoad" draw:mime-type="image/jpeg"/>
</draw:frame>
Power of Ukraine and our defense now is the basis of the force of international order, which is based on the rules.</text:p>
      <text:p text:style-name="P4">
About it in your evening <text:a xlink:type="simple" xlink:href="https://www.youtube.com/watch" text:style-name="Internet_20_link" text:visited-style-name="Visited_20_Internet_20_Link">
</text:a>
President Volodymyr Zelenskyy said, Ukrinform correspondent reports.</text:p>
      <text:p text:style-name="P4">
_ <text:span text:style-name="T4">
 Video </text:span>
: <text:a xlink:type="simple" xlink:href="https://t.me/OP_UA/9570" text:style-name="Internet_20_link" text:visited-style-name="Visited_20_Internet_20_Link">
</text:a>
_</text:p>
      <text:p text:style-name="P4">
“Thank you all who add strength to Ukraine!The strength of our state now, the power of our defense now is the basis of the force of international order based on the direction, ” - stressed <text:a xlink:type="simple" xlink:href="https://www.ukrinform.ua/tag-zelenskij" text:style-name="Internet_20_link" text:visited-style-name="Visited_20_Internet_20_Link">
</text:a>
.</text:p>
      <text:p text:style-name="P4">
Separately, Zelensky informed that on Tuesday he was in Donetsk region, in our previous positions - in the area of Coal and Marinka, and that he was honored to congratulate Ukrainian Marines on their professional holiday - Marines Day.</text:p>
      <text:p text:style-name="P4">
<text:span text:style-name="T4">
 Read also: </text:span>
 <text:a xlink:type="simple" xlink:href="https://www.ukrinform.ua/rubric-ato/3713257-evrosouz-peredav-ukraini-220-tisac-snaradiv-i-1300-raket-borrel.html" text:style-name="Internet_20_link" text:visited-style-name="Visited_20_Internet_20_Link">
</text:a>
“He handed state awards to warriors and tapes for courage and courage to protect this part of the front. I am sure - you remember the units, often in the evening appeals, I thank them for the extraordinary results that they give Ukraine in the battles. Today he awarded them personally, ”the President said.</text:p>
      <text:p text:style-name="P4">
The head of the Ukrainian state noted that it was a 35th separate brigade of the Utradmiral infantry infantry, Mikhail Ostrogradsky, 406th Separateillery Brigade named after General-Khorunzhi Alexei Diamozov and a 140-grade reconnaissance battalion.</text:p>
      <text:p text:style-name="P4">
“Very powerful units, and I am grateful to each of you, warriors!And thank you for Zseshivrons, it is really very honorable, ”he assured.</text:p>
      <text:p text:style-name="P4">
In his turn, Zelensky expressed the opinion that on Tuesday it was on the forefront to declare the creation of the Corps of Marines in Ukraine.</text:p>
      <text:p text:style-name="P4">
<text:span text:style-name="T4">
 Read also: </text:span>
 <text:a xlink:type="simple" xlink:href="https://www.ukrinform.ua/rubric-ato/3713129-ponad-1000-vognevih-zavdan-za-dobu-ak-sili-oboroni-nisat-voroga-na-tavrijskomu-napramku.html" text:style-name="Internet_20_link" text:visited-style-name="Visited_20_Internet_20_Link">
<text:span text:style-name="T4">
 Armed Forces </text:span>
</text:a>
"New brigades of Marines will be added to our units - we provide them with modern weapons and equipment," the President said.</text:p>
      <text:p text:style-name="P4">
The head of the Ukrainian state noted that, in fact, this trip to the forefront of a stawn component after many meetings and negotiations with partners that took place these days and in the previous weeks.</text:p>
      <text:p text:style-name="P4">
As it was reported, annually since 2018 in Ukraine on May 23 <text:a xlink:type="simple" xlink:href="https://www.ukrinform.ua/rubric-ato/3712898-v-ukraini-vidznacaut-den-morskoi-pihoti.html" text:style-name="Internet_20_link" text:visited-style-name="Visited_20_Internet_20_Link">
</text:a>
 .</text:p>
      <text:p text:style-name="P4">
News Source: <text:a xlink:type="simple" xlink:href="https://www.ukrinform.ua/rubric-ato/3713301-prezident-sila-ukraini-zaraz-ce-osnova-sili-miznarodnogo-poradku-zasnovanogo-na-pravilah.html" text:style-name="Internet_20_link" text:visited-style-name="Visited_20_Internet_20_Link">
https://www.ukrinform.ua/rubric-ato/3713301-prezident-sila-ukraini-zaraz-ce-osnova-sili-miznarodnogo-poradku-zasnovanogo-na-pravilah.html</text:a>
</text:p>
      <!--NEWS-->
      <text:h text:style-name="P10" text:outline-level="1">
<text:span text:style-name="T4">
States imposed sanctions against North Korea because of illegal cyber activity</text:span>
</text:h>
      <text:p text:style-name="P4">
Authors: Ukrinform (Person)</text:p>
      <text:p text:style-name="P4">
Publisher: Укринформ (Organization)</text:p>
      <text:p text:style-name="P4">
Published Time: 2023-05-23T22:57:00+03:00</text:p>
      <text:p text:style-name="P4">
Modified Time: 2023-05-23T22:57:00+03:00</text:p>
      <text:p text:style-name="P4">
Description: The US Ministry of Finance has announced the introduction of new sanctions against fifty legal entities and individuals of the DPRK, related to the illegal actions in the cybersphere, which allow the regime in Pyongyang to earn profits from the border. - Ukrinform.</text:p>
      <text:p text:style-name="P4">
Images: ['<text:a xlink:type="simple" xlink:href="https://static.ukrinform.com/photos/2018_12/thumb_files/630_360_1544470492-627.jpeg" text:style-name="Internet_20_link" text:visited-style-name="Visited_20_Internet_20_Link">
630_360_15444...</text:a>
']</text:p>
      <text:p text:style-name="P4">
Tags: ['Кібербезпека', 'КНДР', 'Санкції', 'США']</text:p>
      <text:p text:style-name="P4">
Type: Article</text:p>
      <!--METADATA-->
      <text:p text:style-name="P4">
<draw:frame draw:style-name="fr1" draw:name="Image186" text:anchor-type="as-char" svg:width="6.9236in" svg:height="3.956343in" draw:z-index="0">
<draw:image xlink:href="../Images/yкринформ/2023-05-23T22-57-00-03-00/630_360_1544470492-627.jpeg" xlink:type="simple" xlink:show="embed" xlink:actuate="onLoad" draw:mime-type="image/jpeg"/>
</draw:frame>
The US Ministry of Finance has announced the introduction of new sanctions against fifty-judicial and individuals of the DPRK related to illegal actions in the cybergsphere that allow the regime in Pyongyang to earn profits from the border.</text:p>
      <text:p text:style-name="P4">
This is stated in the official message of the Office of Control over Foreign Assets of the Ministry of Ministry of Finance(OFAC), reports Ukrinform.</text:p>
      <text:p text:style-name="P4">
“Today ofac has imposed sanctions against four organizations and one personality involved in the hidden receipt of income and malicious to support the government <text:a xlink:type="simple" xlink:href="https://www.ukrinform.ua/tag-kndr" text:style-name="Internet_20_link" text:visited-style-name="Visited_20_Internet_20_Link">
</text:a>
”,- the statement stated.</text:p>
      <text:p text:style-name="P4">
It emphasizes that North Korea uses IT workers, which are arranged for work on foreign companies for profit, which then go to support the KIM regime and its priorities. Tsikoshts are directed, including for programs for the development and production of weapons destruction and ballistic missiles.</text:p>
      <text:p text:style-name="P4">
<text:span text:style-name="T4">
 Read also: </text:span>
 <text:a xlink:type="simple" xlink:href="https://www.ukrinform.ua/rubric-ato/3712314-solc-pivnicna-korea-mae-pripiniti-aderni-viprobuvanna.html" text:style-name="Internet_20_link" text:visited-style-name="Visited_20_Internet_20_Link">
</text:a>
To stop this, the United States imposed sanctions against the Pyongyansky University of Automation, Technical Intelligence Bureau and the 110th Research Center. The activity of these structures is controlled by the main intelligence department of the DPRK. In addition, sanctions have been imposed against the North Korean company Chinyong and its official representative in Russia Kim San Mana. This structure is controlled by the Ministry of People's Armed Forces of North Korea, the arrangement of IT professionals from the DPRK in Russia and Laos.</text:p>
      <text:p text:style-name="P4">
"The United States and our partners remain devoted to the fight against the illegal activity of the DPRK to obtain income and continuation of efforts with theft of threads in financial institutions, exchanges of virtual currencies, companies and private aside around the world," the Deputy Minister of Finance on Finance said in this connection. Brian Nelson's terrorism and financial intelligence.</text:p>
      <text:p text:style-name="P4">
<text:span text:style-name="T4">
 Read also: </text:span>
 <text:a xlink:type="simple" xlink:href="https://www.ukrinform.ua/rubric-world/3702648-kndr-aktivno-rozbudovue-adernij-naukovij-kompleks-de-moze-viroblatisa-zbrojovij-uran.html" text:style-name="Internet_20_link" text:visited-style-name="Visited_20_Internet_20_Link">
<text:span text:style-name="T4">
 DPRK </text:span>
</text:a>
</text:p>
      <text:p text:style-name="P4">
News Source: <text:a xlink:type="simple" xlink:href="https://www.ukrinform.ua/rubric-economy/3713303-ssa-vveli-sankcii-proti-pivnicnoi-korei-cerez-nezakonnu-kiberdialnist.html" text:style-name="Internet_20_link" text:visited-style-name="Visited_20_Internet_20_Link">
https://www.ukrinform.ua/rubric-economy/3713303-ssa-vveli-sankcii-proti-pivnicnoi-korei-cerez-nezakonnu-kiberdialnist.html</text:a>
</text:p>
      <!--NEWS-->
      <text:h text:style-name="P10" text:outline-level="1">
<text:span text:style-name="T4">
As Ukrainians at birth of a child to decorate help online</text:span>
</text:h>
      <text:p text:style-name="P4">
Author: ['Іветта Василенко']</text:p>
      <text:p text:style-name="P4">
Time: 2023-05-23T23:00:00-04:00</text:p>
      <text:p text:style-name="P4">
Description: PID Hour of Winn I will get at the people Ditini Ukrain, May, I will find out the duplicate of VID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dytyna_99a03.jpg" text:style-name="Internet_20_link" text:visited-style-name="Visited_20_Internet_20_Link">
dytyna_99a03.jpg</text:a>
']</text:p>
      <text:p text:style-name="P4">
Tags: ['СОЦІАЛЬНА ДОПОМОГА']</text:p>
      <text:p text:style-name="P4">
Category: News</text:p>
      <!--METADATA-->
      <text:p text:style-name="P4">
<draw:frame draw:style-name="fr1" draw:name="Image187" text:anchor-type="as-char" svg:width="6.9236in" svg:height="4.152099in" draw:z-index="0">
<draw:image xlink:href="../Images/AРМІЯINFORM/2023-05-23T23-00-00-04-00/dytyna_99a03.jpg" xlink:type="simple" xlink:show="embed" xlink:actuate="onLoad" draw:mime-type="image/jpeg"/>
</draw:frame>
Illustrative photo</text:p>
      <text:p text:style-name="P4">
During the martial law at the birth of a baby, Ukrainian women have the opportunity to help with the state online. To do this, you need to go to the official site of the societies and take some simple steps. It is very convenient, because it is not necessary to waste time, go to the social security organs and stand in long queues to draw up all the documents.</text:p>
      <text:p text:style-name="P4">
So, on the site in the Section <text:a xlink:type="simple" xlink:href="https://www.msp.gov.ua/main/Eservices.html" text:style-name="Internet_20_link" text:visited-style-name="Visited_20_Internet_20_Link">
"E-Services"</text:a>
It is necessary to choose the section "Birth help". Then you need to register with the help of a qualified electronic signature or log in to the e -mail. Next, the following data will be required to fill out the electronic application:</text:p>
      <ul>
        <li>
birth certificates; * passports of both parents; * registration numbers of taxpayers of both parents; * Iban's bank account number.</li>
      </ul>
      <text:p text:style-name="P4">
<text:span text:style-name="T4">
 Important nuance </text:span>
 - Documents do not need to be scanned. It is enough to fill in the corresponding graphs of the statement.</text:p>
      <text:p text:style-name="P4">
The statement will need to indicate information about the child, mother, father, location and actual place of residence, if different. After that, you need to choose a way to receive payments: on a card or a pre -branch.</text:p>
      <text:p text:style-name="P4">
Further, if the address data is filled correctly, you will need to select the territorial body of the social security, which should consider the request, as well as the list of bankbads with which the territorial body has contractual relations in the part of payment assistance.</text:p>
      <text:p text:style-name="P4">
After that, you need:</text:p>
      <text:p text:style-name="P4">
Add a way to make payment.</text:p>
      <text:p text:style-name="P4">
Select the bank for payment, account number(29 characters), MFI Bank(6 characters), EDRPOU Code of Bank(8 characters).</text:p>
      <text:p text:style-name="P4">
І останній крок: треба підписати заяву за допомогою кваліфікованогоелектронного підпису. Рішення про призначення коштів прийде на вказануелектронну пошту.</text:p>
      <text:p text:style-name="P4">
<text:span text:style-name="T5">
Фото ілюстративне</text:span>
</text:p>
      <text:p text:style-name="P4">
News Source: <text:a xlink:type="simple" xlink:href="https://armyinform.com.ua/2023/05/23/yak-ukrayinkam-pry-narodzhenni-dytyny-oformyty-dopomogu-onlajn/" text:style-name="Internet_20_link" text:visited-style-name="Visited_20_Internet_20_Link">
https://armyinform.com.ua/2023/05/23/yak-ukrayinkam-pry-narodzhenni-dytyny-oformyty-dopomogu-onlajn/</text:a>
</text:p>
      <!--NEWS-->
      <text:h text:style-name="P10" text:outline-level="1">
<text:span text:style-name="T4">
Every foreign visit enables Ukraine to become stronger - Zelensky</text:span>
</text:h>
      <text:p text:style-name="P4">
Authors: Ukrinform (Person)</text:p>
      <text:p text:style-name="P4">
Publisher: Укринформ (Organization)</text:p>
      <text:p text:style-name="P4">
Published Time: 2023-05-23T23:08:00+03:00</text:p>
      <text:p text:style-name="P4">
Modified Time: 2023-05-23T23:08:00+03:00</text:p>
      <text:p text:style-name="P4">
Description: Every foreign visit and almost every negotiations enable our country to become stronger. - Ukrinform.</text:p>
      <text:p text:style-name="P4">
Images: ['<text:a xlink:type="simple" xlink:href="https://static.ukrinform.com/photos/2023_05/thumb_files/630_360_1683122925-491.jpeg" text:style-name="Internet_20_link" text:visited-style-name="Visited_20_Internet_20_Link">
630_360_16831...</text:a>
']</text:p>
      <text:p text:style-name="P4">
Tags: ['Переговори', 'Україна', 'Візит', 'Зеленський', 'Війна з Росією']</text:p>
      <text:p text:style-name="P4">
Type: Article</text:p>
      <!--METADATA-->
      <text:p text:style-name="P4">
<draw:frame draw:style-name="fr1" draw:name="Image188" text:anchor-type="as-char" svg:width="6.9236in" svg:height="3.956343in" draw:z-index="0">
<draw:image xlink:href="../Images/yкринформ/2023-05-23T23-08-00-03-00/630_360_1683122925-491.jpeg" xlink:type="simple" xlink:show="embed" xlink:actuate="onLoad" draw:mime-type="image/jpeg"/>
</draw:frame>
Each law visit and almost every negotiations enable our country to be more status.</text:p>
      <text:p text:style-name="P4">
About it in your <text:a xlink:type="simple" xlink:href="https://t.me/V_Zelenskiy_official/6342" text:style-name="Internet_20_link" text:visited-style-name="Visited_20_Internet_20_Link">
</text:a>
Volodymyr Zelenskyy informed the president of Ukraine, Ukrinform correspondent reports.</text:p>
      <text:p text:style-name="P4">
"Everyone we have to understand: the main task of our country and the meaning of every other international communication lies in the strengthening of Ukraine, in strengthening defense, in increasing the possibilities of our warriors and our country as a whole. We have a foreign visit and almost every negotiations are able to Ukraine." He stated.</text:p>
      <text:p text:style-name="P4">
Separately <text:a xlink:type="simple" xlink:href="https://www.ukrinform.ua/tag-zelenskij" text:style-name="Internet_20_link" text:visited-style-name="Visited_20_Internet_20_Link">
</text:a>
He thanked our 36th-ectoral infantry brigade named after Mikhail Bilynsky. “This unit, while fighting now, often deserves a gratitude because of its power. And it is fair to remember them now too. Thank you, I congratulate your day, ”the president said.</text:p>
      <text:p text:style-name="P4">
<text:span text:style-name="T4">
 Read also: </text:span>
 <text:a xlink:type="simple" xlink:href="https://www.ukrinform.ua/rubric-ato/3712980-zelenskij-vidvidav-pozicii-na-dilanci-vugledar-marinka-i-vruciv-nagorodi-bijcam.html" text:style-name="Internet_20_link" text:visited-style-name="Visited_20_Internet_20_Link">
<text:span text:style-name="T4">
 Zelensky </text:span>
</text:a>
Video: <text:a xlink:type="simple" xlink:href="https://t.me/OP_UA/9570" text:style-name="Internet_20_link" text:visited-style-name="Visited_20_Internet_20_Link">
</text:a>
The head of the Ukrainian state also thanked the soldiers from the 137th separate battalion-free infantry-every fighter-for the very good results they reach on the front line, and said they were young people.</text:p>
      <text:p text:style-name="P4">
He greeted them on a professional holiday. "I congratulate everyone who is honoring the dosage of Ukrainian Marines," Zelensky said.</text:p>
      <text:p text:style-name="P4">
The President also thanked other units of our defense forces, who fight the most naked directions.</text:p>
      <text:p text:style-name="P4">
<text:span text:style-name="T4">
 Read also: </text:span>
 <text:a xlink:type="simple" xlink:href="https://www.ukrinform.ua/rubric-ato/3712927-zelenskij-poihav-na-front-privitati-morskih-pihotinciv.html" text:style-name="Internet_20_link" text:visited-style-name="Visited_20_Internet_20_Link">
<text:span text:style-name="T4">
 Zelensky </text:span>
 <text:span text:style-name="T4">
 </text:span>
 went <text:span text:style-name="T4">
 </text:span>
 Front <text:span text:style-name="T4">
 </text:span>
 Greet <text:span text:style-name="T4">
<text:span text:style-name="T5">
 </text:span>
</text:span>
<text:span text:style-name="T5">
 Marine </text:span>
<text:span text:style-name="T5">
 </text:span>
<text:span text:style-name="T5">
 </text:span>
<text:span text:style-name="T5">
 infantry </text:span>
<text:span text:style-name="T5">
 </text:span>
*</text:a>
“The 55th Separate Artillery Brigade“ Zaporizhzhya Sich ”is invariably effective. Thank you, warriors!59th Separate Infantry Brigade named after Yakovagandyuk-as always, the strongest!Thank you!74th separate reconnaissance battalion - thank you, warriors, ”the head of the Ukrainian state said.</text:p>
      <text:p text:style-name="P4">
In his turn, he thanked the soldiers of the 5th Separate Slobozhansky Brigadionational Guard of Ukraine, who is fighting in the Luhansk region, together with other units of the defense forces "and just as it should, protects positions, just as necessary, destroys Russian occupiers."</text:p>
      <text:p text:style-name="P4">
“Thank you, our warriors!Let's win together!Glory to Ukraine, ”said Zelensky.</text:p>
      <text:p text:style-name="P4">
News Source: <text:a xlink:type="simple" xlink:href="https://www.ukrinform.ua/rubric-polytics/3713304-kozen-zakordonnij-vizit-dae-ukraini-zmogu-stati-silnisou-zelenskij.html" text:style-name="Internet_20_link" text:visited-style-name="Visited_20_Internet_20_Link">
https://www.ukrinform.ua/rubric-polytics/3713304-kozen-zakordonnij-vizit-dae-ukraini-zmogu-stati-silnisou-zelenskij.html</text:a>
</text:p>
      <!--NEWS-->
      <text:h text:style-name="P10" text:outline-level="1">
<text:span text:style-name="T4">
US Elections: Florida Governor Airborne will announce its participation in racing</text:span>
</text:h>
      <text:p text:style-name="P4">
Authors: Ukrinform (Person)</text:p>
      <text:p text:style-name="P4">
Publisher: Укринформ (Organization)</text:p>
      <text:p text:style-name="P4">
Published Time: 2023-05-23T23:17:00+03:00</text:p>
      <text:p text:style-name="P4">
Modified Time: 2023-05-23T23:17:00+03:00</text:p>
      <text:p text:style-name="P4">
Description: Florida Governor Republican Ron Aryanis will announce tomorrow evening to participate in the Republican Party Primers to make his candidacy for the US President in the 2024 elections. - Ukrinform.</text:p>
      <text:p text:style-name="P4">
Images: ['<text:a xlink:type="simple" xlink:href="https://static.ukrinform.com/photos/2021_06/thumb_files/630_360_1624333429-183.jpeg" text:style-name="Internet_20_link" text:visited-style-name="Visited_20_Internet_20_Link">
630_360_16243...</text:a>
']</text:p>
      <text:p text:style-name="P4">
Tags: ['Президент', 'Вибори у США', 'Праймеріз']</text:p>
      <text:p text:style-name="P4">
Type: Article</text:p>
      <!--METADATA-->
      <text:p text:style-name="P4">
<draw:frame draw:style-name="fr1" draw:name="Image189" text:anchor-type="as-char" svg:width="6.9236in" svg:height="3.956343in" draw:z-index="0">
<draw:image xlink:href="../Images/yкринформ/2023-05-23T23-17-00-03-00/630_360_1624333429-183.jpeg" xlink:type="simple" xlink:show="embed" xlink:actuate="onLoad" draw:mime-type="image/jpeg"/>
</draw:frame>
Florida Governor Republican Ron Deantantis tomorrow will announce to participate in the Republican Party Primers for nominating his candidacy for the US President in 2024.</text:p>
      <text:p text:style-name="P4">
As Ukrinform reports with reference to <text:a xlink:type="simple" xlink:href="https://www.foxnews.com/politics/florida-gov-ron-desantis-announce-candidacy-president-wednesday-twitter-sources" text:style-name="Internet_20_link" text:visited-style-name="Visited_20_Internet_20_Link">
</text:a>
He will make this announcement while talking to a billionaire Ilon Mask at Twitter.</text:p>
      <text:p text:style-name="P4">
It is expected that, together with the Demantis announcement, will submit the relevant documents of the dophedral election commission.</text:p>
      <text:p text:style-name="P4">
The Governor of Florida by rating is inferior to Donald's Expatient <text:a xlink:type="simple" xlink:href="https://www.ukrinform.ua/tag-tramp" text:style-name="Internet_20_link" text:visited-style-name="Visited_20_Internet_20_Link">
</text:a>
, but it is ahead of the rest of the probable candidates in a survey of members of the Republican Party.</text:p>
      <text:p text:style-name="P4">
<text:span text:style-name="T4">
 Read also: </text:span>
 <text:a xlink:type="simple" xlink:href="https://www.ukrinform.ua/rubric-world/3710449-vibori-u-ssa-bajden-viperedzae-trampa-u-gipoteticnomu-drugomu-turi-na-6.html" text:style-name="Internet_20_link" text:visited-style-name="Visited_20_Internet_20_Link">
<text:span text:style-name="T4">
 choice </text:span>
</text:a>
The 44-year-old landing won his first election as a governor in 2018, with considerable support from Trump. Unlike the expansion, the continuation of Ukraine's support in the war.</text:p>
      <text:p text:style-name="P4">
But he became an independent force, building a political brand that extends from the coast to the coast.</text:p>
      <text:p text:style-name="P4">
News Source: <text:a xlink:type="simple" xlink:href="https://www.ukrinform.ua/rubric-world/3713302-vibori-u-ssa-gubernator-floridi-desantis-ogolosit-pro-svou-ucast-u-peregonah.html" text:style-name="Internet_20_link" text:visited-style-name="Visited_20_Internet_20_Link">
https://www.ukrinform.ua/rubric-world/3713302-vibori-u-ssa-gubernator-floridi-desantis-ogolosit-pro-svou-ucast-u-peregonah.html</text:a>
</text:p>
      <!--NEWS-->
      <text:h text:style-name="P10" text:outline-level="1">
<text:span text:style-name="T4">
Kyslitsa in the UN Council formulated the lessons of the Russian War in the context of food security</text:span>
</text:h>
      <text:p text:style-name="P4">
Authors: Ukrinform (Person)</text:p>
      <text:p text:style-name="P4">
Publisher: Укринформ (Organization)</text:p>
      <text:p text:style-name="P4">
Published Time: 2023-05-23T23:19:00+03:00</text:p>
      <text:p text:style-name="P4">
Modified Time: 2023-05-23T23:19:00+03:00</text:p>
      <text:p text:style-name="P4">
Description: The permanent representative of Ukraine to the UN Sergey Kyslytsia, speaking in the UN Council on Tuesday, named four lessons in Russian, "which can be useful" in the context of discussing the dependence of food security on armed conflicts. - Ukrinform.</text:p>
      <text:p text:style-name="P4">
Images: ['<text:a xlink:type="simple" xlink:href="https://static.ukrinform.com/photos/2023_05/thumb_files/630_360_1684872981-949.jpeg" text:style-name="Internet_20_link" text:visited-style-name="Visited_20_Internet_20_Link">
630_360_16848...</text:a>
']</text:p>
      <text:p text:style-name="P4">
Tags: ['Експорт', 'Зерно', 'Кислиця', 'Радбез ООН', 'Війна з Росією', 'Продовольча безпека']</text:p>
      <text:p text:style-name="P4">
Type: Article</text:p>
      <!--METADATA-->
      <text:p text:style-name="P4">
<draw:frame draw:style-name="fr1" draw:name="Image190" text:anchor-type="as-char" svg:width="6.9236in" svg:height="3.956343in" draw:z-index="0">
<draw:image xlink:href="../Images/yкринформ/2023-05-23T23-19-00-03-00/630_360_1684872981-949.jpeg" xlink:type="simple" xlink:show="embed" xlink:actuate="onLoad" draw:mime-type="image/jpeg"/>
</draw:frame>
The permanent representative of Ukraine at the UN Sergey Kislytsia, speaking in the UN Council insert, named four lessons in Russian, which can be useful "of the discussion of the dependence of food security on armed conflicts.</text:p>
      <text:p text:style-name="P4">
This is reported by Ukrinform in New York.</text:p>
      <text:p text:style-name="P4">
First, "the famine remains an important element in the toolkit of the aggressor to subjugate the defense capability of the state to which he attacked, and the suppression of civilian regulations in the occupied territories," Kyslytsy said.</text:p>
      <text:p text:style-name="P4">
He recalled that from the beginning of the invasion of Moscow resorts to the blocking of humanitarian corridors and access to the surrounding and occupied territories.</text:p>
      <text:p text:style-name="P4">
"Hunger was also used as torture against the detainees in the occupied territories and Ukrainian prisoners of war," Postpred added.</text:p>
      <text:p text:style-name="P4">
<text:span text:style-name="T4">
 Read also: </text:span>
 <text:a xlink:type="simple" xlink:href="https://www.ukrinform.ua/rubric-economy/3713275-ugorsina-edina-kraina-aka-ne-vidklikala-odnostoronni-obmezenna-agrarnogo-importu-z-ukraini.html" text:style-name="Internet_20_link" text:visited-style-name="Visited_20_Internet_20_Link">
</text:a>
Secondly, the aggressor tries to convert the global food problem against the victim of aggression and discredit his legitimate self-defense, citing the needs of the affected countries and regions.</text:p>
      <text:p text:style-name="P4">
To this end, the aggressor tries to undermine multilateral initiatives to respond to crisis, in the case of the Russian war is the Black Sea Grain, he explained</text:p>
      <text:p text:style-name="P4">
Third, the armed conflict causes "mine pollution of agricultural land, as well as the destruction of critical infrastructure, which undermines production, distribution and access to food and water", Kyslytsy said.</text:p>
      <text:p text:style-name="P4">
<text:span text:style-name="T4">
 Read also: </text:span>
 <text:a xlink:type="simple" xlink:href="https://www.ukrinform.ua/rubric-regions/3711362-osnovni-roboti-z-rozminuvanna-narazi-provodatsa-u-cotiroh-oblastah-dsns.html" text:style-name="Internet_20_link" text:visited-style-name="Visited_20_Internet_20_Link">
</text:a>
According to him, Russia has turned Ukraine into one of the most polluted in the countries of the world. In particular, thousands of mines and other explosive objects were scattered on Ukrainian agricultural lands with an area of more than 4700 sq. Km.</text:p>
      <text:p text:style-name="P4">
Fourth, in the belief of post-press, <text:a xlink:type="simple" xlink:href="https://www.ukrinform.ua/tag-oon" text:style-name="Internet_20_link" text:visited-style-name="Visited_20_Internet_20_Link">
</text:a>
should play an important role in global efforts aimed at overcoming the consequences of the war for the civilian population.</text:p>
      <text:p text:style-name="P4">
Kyslytsya reminded the words of the UN Secretary General Guterres from his speech, which he proclaimed a few hours ago: "War means hunger."<text:span text:style-name="T4">
 Read also: </text:span>
 <text:a xlink:type="simple" xlink:href="https://www.ukrinform.ua/rubric-economy/3700628-evropi-potribni-ukrainski-silskogospodarski-tovari-solskij.html" text:style-name="Internet_20_link" text:visited-style-name="Visited_20_Internet_20_Link">
</text:a>
According to Kislytsya, Ukraine is not the first time opposing the Kremlin practices of food as weapons.</text:p>
      <text:p text:style-name="P4">
He noted that this year marks the 90th anniversary of the great famine caused by the Stalinist regime, which took away the lives of millions of people in Ukraine.</text:p>
      <text:p text:style-name="P4">
"These painful memories are now one of the main sources of Ukrainian resistance to contemporary ties," Postperd added.</text:p>
      <text:p text:style-name="P4">
As reported by Ukrinform, on Tuesday, the UN Security Council, which in May presides the chairman, holds open debate to protect civilians in armed conflicts. UN Secretary General, speaking in its <text:a xlink:type="simple" xlink:href="https://www.ukrinform.ua/rubric-polytics/3713222-zahist-civilnih-u-zbrojnih-konfliktah-guterres-u-radbezi-oon-ne-zgadav-pro-zertvi-sered-ukrainciv.html" text:style-name="Internet_20_link" text:visited-style-name="Visited_20_Internet_20_Link">
</text:a>
Black Sea Initiative. At the same time, a large part of the speech is dedicated to the protection of civilians in Sudan, Afghanistan, Ethiopia, Syria, as follows in detail on the importance of performing the Black Sea initiative and a "Memorandum of mutual understanding of the promotion of Russian products and fertilizers in the world."</text:p>
      <text:p text:style-name="P4">
News Source: <text:a xlink:type="simple" xlink:href="https://www.ukrinform.ua/rubric-economy/3713306-kislica-v-radbezi-oon-sformuluvav-uroki-rosijskoi-vijni-u-konteksti-prodovolcoi-bezpeki.html" text:style-name="Internet_20_link" text:visited-style-name="Visited_20_Internet_20_Link">
https://www.ukrinform.ua/rubric-economy/3713306-kislica-v-radbezi-oon-sformuluvav-uroki-rosijskoi-vijni-u-konteksti-prodovolcoi-bezpeki.html</text:a>
</text:p>
      <!--NEWS-->
      <text:h text:style-name="P10" text:outline-level="1">
<text:span text:style-name="T4">
Vereshchuk: by the end of the week IDPs must receive payments on debt for May</text:span>
</text:h>
      <text:p text:style-name="P4">
Authors: Ukrinform (Person)</text:p>
      <text:p text:style-name="P4">
Publisher: Укринформ (Organization)</text:p>
      <text:p text:style-name="P4">
Published Time: 2023-05-23T23:24:26+03:00</text:p>
      <text:p text:style-name="P4">
Modified Time: 2023-05-23T23:24:26+03:00</text:p>
      <text:p text:style-name="P4">
Description: By the end of the working week, internally displaced persons should receive their payments on the debt for May. - Ukrinform.</text:p>
      <text:p text:style-name="P4">
Images: ['<text:a xlink:type="simple" xlink:href="https://static.ukrinform.com/photos/2023_05/thumb_files/630_360_1683807598-471.jpg" text:style-name="Internet_20_link" text:visited-style-name="Visited_20_Internet_20_Link">
630_360_16838...</text:a>
']</text:p>
      <text:p text:style-name="P4">
Tags: ['Переселенці', 'Гроші', 'Верещук', 'Єдині новини']</text:p>
      <text:p text:style-name="P4">
Type: Article</text:p>
      <!--METADATA-->
      <text:p text:style-name="P4">
<draw:frame draw:style-name="fr1" draw:name="Image191" text:anchor-type="as-char" svg:width="6.9236in" svg:height="3.956343in" draw:z-index="0">
<draw:image xlink:href="../Images/yкринформ/2023-05-23T23-24-26-03-00/630_360_1683807598-471.jpg" xlink:type="simple" xlink:show="embed" xlink:actuate="onLoad" draw:mime-type="image/jpeg"/>
</draw:frame>
By the end of the work week, internally displaced persons should receive their payments for May.</text:p>
      <text:p text:style-name="P4">
The Viceremier -Minister of Reintegration of Temporarily Occupied Territories Irina Vereshchuk informed about it in the Teletrius "Unified News", answering questions about the debt on IDP payments for IDPs, Ukrinform reports.</text:p>
      <text:p text:style-name="P4">
“(This is where - ed.)For May debt, for the second and third pay period. On May 12, he was the second, and on May 23-the third. And as soon as the prapocode was presented under the chairmanship of the Prime Minister of Ukraine, where it was decided to instantly screen the funds for repayment of debt. So, this week, by the end of the work week, people have to get all their money, ”she said.</text:p>
      <text:p text:style-name="P4">
According to her, about 5 million people are currently registered in the relevant register, namely these payments receive about 2.5 million.</text:p>
      <text:p text:style-name="P4">
<text:span text:style-name="T4">
 Read also: </text:span>
 <text:a xlink:type="simple" xlink:href="https://www.ukrinform.ua/rubric-kyiv/3710945-kiivrada-zatverdila-perelik-zitla-dla-rozmisenna-pereselenciv.html" text:style-name="Internet_20_link" text:visited-style-name="Visited_20_Internet_20_Link">
<text:span text:style-name="T4">
 displaced </text:span>
</text:a>
Answering the question, the Government said that 300,000 new IDPs were recorded in the winter and spring. "And today it is 300 thousand, which are new IDPs and who receive these payments," - informed the Viceremer -Minister.</text:p>
      <text:p text:style-name="P4">
Separately, the Minister for Reintegration of the Temporarily Occupied Territories noted that the Ministry of Social Policy is currently proposing to determine the parameters for which these payments will be given.</text:p>
      <text:p text:style-name="P4">
“Because there is a relevant resolution No. 332 and there are categories of persons who are subject to payroll. Now the Ministry of Social Policy proposes to make urgent tsivplay, that is, the term must be determined how much the IDP person will be considered, how much time takes to integrate it. This is the continuing discussion. And it appears, it is necessary, ”said the head of the Ministry of Reintegration.</text:p>
      <text:p text:style-name="P4">
But, as it believes <text:a xlink:type="simple" xlink:href="https://www.ukrinform.ua/tag-veresuk" text:style-name="Internet_20_link" text:visited-style-name="Visited_20_Internet_20_Link">
</text:a>
, people from among the year must have all the proper payments that were in 2022.</text:p>
      <text:p text:style-name="P4">
“We will see what our discussions will end, because you really need a lot of money. It's a plus 17 billion when we talk about 300,000 extra(VPO - ed.), it is big money, and they need to be found somewhere. But there should be justice - those who need should have the help from the state, ”she said.</text:p>
      <text:p text:style-name="P4">
<text:span text:style-name="T4">
 Read also: </text:span>
 <text:a xlink:type="simple" xlink:href="https://www.ukrinform.ua/rubric-society/3711666-pereselenci-j-veterani-mozut-otrimati-vaucer-na-navcanna-za-perelikom-profesij-minreintegracii.html" text:style-name="Internet_20_link" text:visited-style-name="Visited_20_Internet_20_Link">
<text:span text:style-name="T4">
 displaced </text:span>
</text:a>
</text:p>
      <text:p text:style-name="P4">
“That is, a person leaves, arrives at a place and needs 6 months to adapt. Next goes the integration mode, that is - work, housing and all the rest.(It is proposed on this - ed.)”, - said the Minister of Independent of Reintegration of Temporarily Occupied Territories.</text:p>
      <text:p text:style-name="P4">
As it was reported, Vereshchuk informed that <text:a xlink:type="simple" xlink:href="https://www.ukrinform.ua/rubric-society/3712902-socviplati-dla-pereselenciv-u-2023-roci-budut-zberezeni-veresuk.html" text:style-name="Internet_20_link" text:visited-style-name="Visited_20_Internet_20_Link">
</text:a>
</text:p>
      <text:p text:style-name="P4">
News Source: <text:a xlink:type="simple" xlink:href="https://www.ukrinform.ua/rubric-society/3713309-veresuk-do-kinca-tizna-vpo-maut-otrimati-viplati-po-zaborgovanostah-za-traven.html" text:style-name="Internet_20_link" text:visited-style-name="Visited_20_Internet_20_Link">
https://www.ukrinform.ua/rubric-society/3713309-veresuk-do-kinca-tizna-vpo-maut-otrimati-viplati-po-zaborgovanostah-za-traven.html</text:a>
</text:p>
      <!--NEWS-->
      <text:h text:style-name="P10" text:outline-level="1">
<text:span text:style-name="T4">
In Kiev presented the first autograph Simon Petliura on a public document</text:span>
</text:h>
      <text:p text:style-name="P4">
Authors: Ukrinform (Person)</text:p>
      <text:p text:style-name="P4">
Publisher: Укринформ (Organization)</text:p>
      <text:p text:style-name="P4">
Published Time: 2023-05-23T23:32:08+03:00</text:p>
      <text:p text:style-name="P4">
Modified Time: 2023-05-23T23:32:08+03:00</text:p>
      <text:p text:style-name="P4">
Description: Mykola Lysenko museums presented an early autograph of the Politics of the Ukrainian Revolution of Simon Petliura, indicated at the Lysenko's welcome address on the occasion of the 35th anniversary of the composer's musical creativity. - Ukrinform.</text:p>
      <text:p text:style-name="P4">
Images: ['<text:a xlink:type="simple" xlink:href="https://static.ukrinform.com/photos/2023_05/thumb_files/630_360_1684869168-3017.jpeg" text:style-name="Internet_20_link" text:visited-style-name="Visited_20_Internet_20_Link">
630_360_16848...</text:a>
', '<text:a xlink:type="simple" xlink:href="https://static.ukrinform.com/photos/2023_05/thumb_files/630_360_1684869174-7386.jpeg" text:style-name="Internet_20_link" text:visited-style-name="Visited_20_Internet_20_Link">
630_360_16848...</text:a>
', '<text:a xlink:type="simple" xlink:href="https://static.ukrinform.com/photos/2023_05/thumb_files/630_360_1684869168-7941.jpeg" text:style-name="Internet_20_link" text:visited-style-name="Visited_20_Internet_20_Link">
630_360_16848...</text:a>
', '<text:a xlink:type="simple" xlink:href="https://static.ukrinform.com/photos/2023_05/thumb_files/630_360_1684869168-7673.jpeg" text:style-name="Internet_20_link" text:visited-style-name="Visited_20_Internet_20_Link">
630_360_16848...</text:a>
', '<text:a xlink:type="simple" xlink:href="https://static.ukrinform.com/photos/2023_05/thumb_files/630_360_1684869168-8401.jpeg" text:style-name="Internet_20_link" text:visited-style-name="Visited_20_Internet_20_Link">
630_360_16848...</text:a>
', '<text:a xlink:type="simple" xlink:href="https://static.ukrinform.com/photos/2023_05/thumb_files/630_360_1684869168-9295.jpeg" text:style-name="Internet_20_link" text:visited-style-name="Visited_20_Internet_20_Link">
630_360_16848...</text:a>
', '<text:a xlink:type="simple" xlink:href="https://static.ukrinform.com/photos/2023_05/thumb_files/630_360_1684869168-1262.jpeg" text:style-name="Internet_20_link" text:visited-style-name="Visited_20_Internet_20_Link">
630_360_16848...</text:a>
', '<text:a xlink:type="simple" xlink:href="https://static.ukrinform.com/photos/2023_05/thumb_files/630_360_1684869174-5853.jpeg" text:style-name="Internet_20_link" text:visited-style-name="Visited_20_Internet_20_Link">
630_360_16848...</text:a>
', '<text:a xlink:type="simple" xlink:href="https://static.ukrinform.com/photos/2023_05/thumb_files/630_360_1684869174-1707.jpeg" text:style-name="Internet_20_link" text:visited-style-name="Visited_20_Internet_20_Link">
630_360_16848...</text:a>
', '<text:a xlink:type="simple" xlink:href="https://static.ukrinform.com/photos/2023_05/thumb_files/630_360_1684869174-9235.jpeg" text:style-name="Internet_20_link" text:visited-style-name="Visited_20_Internet_20_Link">
630_360_16848...</text:a>
', '<text:a xlink:type="simple" xlink:href="https://static.ukrinform.com/photos/2023_05/thumb_files/630_360_1684869174-4272.jpeg" text:style-name="Internet_20_link" text:visited-style-name="Visited_20_Internet_20_Link">
630_360_16848...</text:a>
', '<text:a xlink:type="simple" xlink:href="https://static.ukrinform.com/photos/2023_05/thumb_files/630_360_1684869175-1131.jpeg" text:style-name="Internet_20_link" text:visited-style-name="Visited_20_Internet_20_Link">
630_360_16848...</text:a>
', '<text:a xlink:type="simple" xlink:href="https://static.ukrinform.com/photos/2023_05/thumb_files/630_360_1684869175-6034.jpeg" text:style-name="Internet_20_link" text:visited-style-name="Visited_20_Internet_20_Link">
630_360_16848...</text:a>
', '<text:a xlink:type="simple" xlink:href="https://static.ukrinform.com/photos/2023_05/thumb_files/630_360_1684869175-5476.jpeg" text:style-name="Internet_20_link" text:visited-style-name="Visited_20_Internet_20_Link">
630_360_16848...</text:a>
', '<text:a xlink:type="simple" xlink:href="https://static.ukrinform.com/photos/2023_05/thumb_files/630_360_1684869175-1278.jpeg" text:style-name="Internet_20_link" text:visited-style-name="Visited_20_Internet_20_Link">
630_360_16848...</text:a>
']</text:p>
      <text:p text:style-name="P4">
Tags: ['Історія', 'Виставка', 'Петлюра', 'Документи']</text:p>
      <text:p text:style-name="P4">
Type: Article</text:p>
      <!--METADATA-->
      <text:p text:style-name="P4">
<draw:frame draw:style-name="fr1" draw:name="Image192" text:anchor-type="as-char" svg:width="6.9236in" svg:height="3.956343in" draw:z-index="0">
<draw:image xlink:href="../Images/yкринформ/2023-05-23T23-32-08-03-00/630_360_1684869168-3017.jpeg" xlink:type="simple" xlink:show="embed" xlink:actuate="onLoad" draw:mime-type="image/jpeg"/>
</draw:frame>
The Ubank - Museums of Mykola Lysenko presented an early autograph policy of the Ukrainian Revolution of Simon Petliura, indicated at the welcoming address of Dolisenko on the occasion of the 35th anniversary of the composer's musical creativity.</text:p>
      <text:p text:style-name="P4">
This was reported by Ukrinform correspondent."It is one of the earliest autographs of Petliura, and on such a public building, perhaps, the first. There are earlier cases of his interrogations, where he was heard manuscript testimony. But these are official documents, where he was signed by" Teacher Simon Petliura. " It is unique today because it is on a cultural document. It also confirms that Petliura and Ukrainian music are related phenomena, " -said a scientific employee of the Institute of Ukrainian Archeography. Mikhail Hrushevsky Tina Peresunko.</text:p>
      <text:p text:style-name="P4">
According to her, he sent this letter to Petliura in December 1903 from Kuban, delayed because of persecution by the Russian gendarmerie, at the same time revolutionary activity.</text:p>
      <text:p text:style-name="P4">
<text:span text:style-name="T4">
 Read also: </text:span>
 <text:a xlink:type="simple" xlink:href="https://www.ukrinform.ua/rubric-regions/3713284-na-lvivsini-v-rodinnomu-maetku-evgena-konovalca-vidznacili-den-geroiv.html" text:style-name="Internet_20_link" text:visited-style-name="Visited_20_Internet_20_Link">
</text:a>
"We perceive Petliura as a political and military figure. But the culture has sat down a significant place in his life. He sang well on Skirpka, he was a student choir at the Poltava Seminary. "The thresholds are beaten," forbidden Russian censorship, "the researcher said.</text:p>
      <text:p text:style-name="P4">
According to historian Andrei Rukkas, it was the Ukrainian song that made Petliura Joyaman and the head of the Directory.</text:p>
      <text:p text:style-name="P4">
"His younger brother Alexander in his memories stated that even for studying a bidding school(Before the seminary), Simon was most liked the lessons because the teacher taught Ukrainian songs. And, according to his brother, it was the singer who had the greatest influence on Simon Vasilyevich, so that we owe him and the chieftain and the head of the Directory, "he explained.</text:p>
      <text:p text:style-name="P4">
At the same time a researcher <text:a xlink:type="simple" xlink:href="https://www.ukrinform.ua/tag-istoria" text:style-name="Internet_20_link" text:visited-style-name="Visited_20_Internet_20_Link">
</text:a>
The Ukrainians Kubanidmitro White noted that along with the signature of Petliura, there are no less significant authorities of political figures of Kuban in the early 20th century. In particular, among the 63-comparisons are Mykola Ryabovil, Stepan Eraastov, Stepan Manzhula, Ivan Rotar, Vladimir Skidan.</text:p>
      <text:p text:style-name="P4">
<text:span text:style-name="T4">
 Read also: </text:span>
 <text:a xlink:type="simple" xlink:href="https://www.ukrinform.ua/rubric-society/3708197-zaluznomu-podaruvali-vidtvorenu-visivanku-banderi-u-stili-military.html" text:style-name="Internet_20_link" text:visited-style-name="Visited_20_Internet_20_Link">
<text:span text:style-name="T4">
 Bandera </text:span>
</text:a>
According to the organizers, this document has never been exhibited in general, as a result of the Museum's stock collection.During the event, he also sounded the romance of the head of the Directory "Not Building Days" on the words of Ivan Franko and the music of Lysenko performed by a student of the 4th course of the Kyiv Academy of Music. R.M. Glier Adel Shurubura.</text:p>
      <text:p text:style-name="P4">
News Source: <text:a xlink:type="simple" xlink:href="https://www.ukrinform.ua/rubric-kyiv/3713311-u-kievi-prezentuvali-persij-avtograf-simona-petluri-na-publicnomu-dokumenti.html" text:style-name="Internet_20_link" text:visited-style-name="Visited_20_Internet_20_Link">
https://www.ukrinform.ua/rubric-kyiv/3713311-u-kievi-prezentuvali-persij-avtograf-simona-petluri-na-publicnomu-dokumenti.html</text:a>
</text:p>
      <!--NEWS-->
      <text:h text:style-name="P10" text:outline-level="1">
<text:span text:style-name="T4">
In Melitopol, the invaders removed from the pedestal tank-monument</text:span>
</text:h>
      <text:p text:style-name="P4">
Authors: Ukrinform (Person)</text:p>
      <text:p text:style-name="P4">
Publisher: Укринформ (Organization)</text:p>
      <text:p text:style-name="P4">
Published Time: 2023-05-23T23:35:00+03:00</text:p>
      <text:p text:style-name="P4">
Modified Time: 2023-05-23T23:35:00+03:00</text:p>
      <text:p text:style-name="P4">
Description: In the temporarily occupied Melitopol for restoration and restoration of the mechanism, a tank is sent. - Ukrinform.</text:p>
      <text:p text:style-name="P4">
Images: ['<text:a xlink:type="simple" xlink:href="https://static.ukrinform.com/photos/2023_05/thumb_files/630_360_1684873820-373.jpg" text:style-name="Internet_20_link" text:visited-style-name="Visited_20_Internet_20_Link">
630_360_16848...</text:a>
']</text:p>
      <text:p text:style-name="P4">
Tags: ['Мелітополь', "Пам'ятник", 'Танк', 'Федоров']</text:p>
      <text:p text:style-name="P4">
Type: Article</text:p>
      <!--METADATA-->
      <text:p text:style-name="P4">
<draw:frame draw:style-name="fr1" draw:name="Image193" text:anchor-type="as-char" svg:width="6.9236in" svg:height="3.956343in" draw:z-index="0">
<draw:image xlink:href="../Images/yкринформ/2023-05-23T23-35-00-03-00/630_360_1684873820-373.jpg" xlink:type="simple" xlink:show="embed" xlink:actuate="onLoad" draw:mime-type="image/jpeg"/>
</draw:frame>
Simotely occupied Melitopol for restoration and recovery of mechanism to redeem the tank.</text:p>
      <text:p text:style-name="P4">
About it in <text:a xlink:type="simple" xlink:href="https://t.me/ivan_fedorov_melitopol/2076" text:style-name="Internet_20_link" text:visited-style-name="Visited_20_Internet_20_Link">
</text:a>
The city chairman of Melitopol Ivan Fedorov reports, Ukrinform reports.</text:p>
      <text:p text:style-name="P4">
"While the Ukrainian army receives" Leopards "and" Abrams ", the occupiers in Melitopolyn Restoration and restoration of the mechanism are sent <text:a xlink:type="simple" xlink:href="https://www.ukrinform.ua/tag-tank" text:style-name="Internet_20_link" text:visited-style-name="Visited_20_Internet_20_Link">
</text:a>
"A monument that stood on a pedestal for half a century," Fedorov wrote.</text:p>
      <text:p text:style-name="P4">
According to him, it is not very clear whether it is a new level of security officers with the technique of "Analogues", or "Claborators are already looking for transportation". But he warned that "BRDM from the Memorial of the Afghans could not be restored."</text:p>
      <text:p text:style-name="P4">
<text:span text:style-name="T4">
 Read also: </text:span>
 <text:a xlink:type="simple" xlink:href="https://www.ukrinform.ua/rubric-regions/3709108-u-kafe-okupovanogo-melitopola-divcina-zirvala-rosijskij-trikolor.html" text:style-name="Internet_20_link" text:visited-style-name="Visited_20_Internet_20_Link">
<text:span text:style-name="T4">
 Melitopol </text:span>
</text:a>
Earlier it was reported that in January this year Russian invaders dismantled the monument of Taras Shevchenko, which was installed in the central planter.</text:p>
      <text:p text:style-name="P4">
News Source: <text:a xlink:type="simple" xlink:href="https://www.ukrinform.ua/rubric-regions/3713312-u-melitopoli-zagarbniki-znali-z-postamentu-tankpamatnik.html" text:style-name="Internet_20_link" text:visited-style-name="Visited_20_Internet_20_Link">
https://www.ukrinform.ua/rubric-regions/3713312-u-melitopoli-zagarbniki-znali-z-postamentu-tankpamatnik.html</text:a>
</text:p>
      <!--NEWS-->
      <text:h text:style-name="P10" text:outline-level="1">
<text:span text:style-name="T4">
Determined participants of the Playoff of the World Cup with hockey</text:span>
</text:h>
      <text:p text:style-name="P4">
Authors: Ukrinform (Person)</text:p>
      <text:p text:style-name="P4">
Publisher: Укринформ (Organization)</text:p>
      <text:p text:style-name="P4">
Published Time: 2023-05-23T23:37:29+03:00</text:p>
      <text:p text:style-name="P4">
Modified Time: 2023-05-23T23:37:29+03:00</text:p>
      <text:p text:style-name="P4">
Description: In the last round of the group stage, two playoff participants were identified. - Ukrinform.</text:p>
      <text:p text:style-name="P4">
Images: ['<text:a xlink:type="simple" xlink:href="https://static.ukrinform.com/photos/2023_05/thumb_files/630_360_1684874081-167.jpg" text:style-name="Internet_20_link" text:visited-style-name="Visited_20_Internet_20_Link">
630_360_16848...</text:a>
']</text:p>
      <text:p text:style-name="P4">
Tags: ['Чемпіонат світу з хокею', 'хокей']</text:p>
      <text:p text:style-name="P4">
Type: Article</text:p>
      <!--METADATA-->
      <text:p text:style-name="P4">
<draw:frame draw:style-name="fr1" draw:name="Image194" text:anchor-type="as-char" svg:width="6.9236in" svg:height="3.956343in" draw:z-index="0">
<draw:image xlink:href="../Images/yкринформ/2023-05-23T23-37-29-03-00/630_360_1684874081-167.jpg" xlink:type="simple" xlink:show="embed" xlink:actuate="onLoad" draw:mime-type="image/jpeg"/>
</draw:frame>
The last round of the group stage was determined by two playoffs.</text:p>
      <text:p text:style-name="P4">
At the Hockey World Championships in the elite division ended all the mattresses. According to the results of this segment of the tournament, the participants of the pile-off were determined, Ukrinform reports.</text:p>
      <text:p text:style-name="P4">
This year's hockey championship in the elite division takes place in Latvia Taffaland. Participants of the competition at this level are 16 teams, which are divided into two -bands by eight participants. After the group stage, the last teams in each group were cut with an elite division, and the four best went to the playoffs.</text:p>
      <text:p text:style-name="P4">
According to the results of the six rounds of the group stage of the World Cup-2023, two national teams were set out, which are released into the lower division and six playoff participants. Hungary and Slovenia, the United States, Sweden, Taffland, guaranteed the first three positions in Group A, as well as Switzerland, the Czech Republic and Canada, in Group A ahead</text:p>
      <text:p text:style-name="P4">
In the last round of the group stage, two more playoffs were determined: Germany defeated France-5-0 and guaranteed the playoffs. Instead, Slovakia bypassed Slovakia, scoring in the match against Switzerland. As a result, the match of these national teams ended with a draw 3: 3 in the main time and allowed Latvia to come out to the playoffs, and in the overtime, the Latvians won the match and took the third summary in the group.</text:p>
      <text:p text:style-name="P4">
<text:span text:style-name="T4">
 _ a quarterfinal pairs(The matches will take place on May 25): _ </text:span>
</text:p>
      <text:p text:style-name="P4">
The US is the Czech Republic</text:p>
      <text:p text:style-name="P4">
Switzerland is Germany</text:p>
      <text:p text:style-name="P4">
Sweden - Latvia</text:p>
      <text:p text:style-name="P4">
Canada is Finland</text:p>
      <text:p text:style-name="P4">
<text:span text:style-name="T4">
 Read also: </text:span>
 <text:a xlink:type="simple" xlink:href="https://www.ukrinform.ua/rubric-sports/3713099-cs2023-z-hokeu-nimeccina-vijsla-do-cvertfinalu-rozgromivsi-franciu.html" text:style-name="Internet_20_link" text:visited-style-name="Visited_20_Internet_20_Link">
<text:span text:style-name="T4">
 hockey </text:span>
</text:a>
As reported by Ukrinform, the UK and Poland have increased in the classroom, which ranked first and second in group IA, respectively.</text:p>
      <text:p text:style-name="P4">
Photo: Getty Images</text:p>
      <text:p text:style-name="P4">
News Source: <text:a xlink:type="simple" xlink:href="https://www.ukrinform.ua/rubric-sports/3713313-viznacilisa-ucasniki-plejof-cs-z-hokeu.html" text:style-name="Internet_20_link" text:visited-style-name="Visited_20_Internet_20_Link">
https://www.ukrinform.ua/rubric-sports/3713313-viznacilisa-ucasniki-plejof-cs-z-hokeu.html</text:a>
</text:p>
      <!--NEWS-->
      <text:h text:style-name="P10" text:outline-level="1">
<text:span text:style-name="T4">
The SBU exposed a company in Volyn that supplied the submarines to Russia</text:span>
</text:h>
      <text:p text:style-name="P4">
Authors: Ukrinform (Person)</text:p>
      <text:p text:style-name="P4">
Publisher: Укринформ (Organization)</text:p>
      <text:p text:style-name="P4">
Published Time: 2023-05-23T23:40:00+03:00</text:p>
      <text:p text:style-name="P4">
Modified Time: 2023-05-23T23:40:00+03:00</text:p>
      <text:p text:style-name="P4">
Description: The Security Service of Ukraine exposed the company that supplied accessories to Russia for the production of submarines. - Ukrinform.</text:p>
      <text:p text:style-name="P4">
Images: ['<text:a xlink:type="simple" xlink:href="https://static.ukrinform.com/photos/2023_05/thumb_files/630_360_1684833890-387.jpeg" text:style-name="Internet_20_link" text:visited-style-name="Visited_20_Internet_20_Link">
630_360_16848...</text:a>
']</text:p>
      <text:p text:style-name="P4">
Tags: ['СБУ', 'Волинь', 'Війна з Росією']</text:p>
      <text:p text:style-name="P4">
Type: Article</text:p>
      <!--METADATA-->
      <text:p text:style-name="P4">
<draw:frame draw:style-name="fr1" draw:name="Image195" text:anchor-type="as-char" svg:width="6.9236in" svg:height="3.956343in" draw:z-index="0">
<draw:image xlink:href="../Images/yкринформ/2023-05-23T23-40-00-03-00/630_360_1684833890-387.jpeg" xlink:type="simple" xlink:show="embed" xlink:actuate="onLoad" draw:mime-type="image/jpeg"/>
</draw:frame>
The service of Ukraine exposed the company that supplied accessories to Russia for the production of submarines.</text:p>
      <text:p text:style-name="P4">
As Ukrinform reports, the SBU reports <text:a xlink:type="simple" xlink:href="https://t.me/SBUkr/8404" text:style-name="Internet_20_link" text:visited-style-name="Visited_20_Internet_20_Link">
</text:a>
The head of one of the companies in the Volyn region, which produces high-tech products for basic-rotary mechanisms, emphasized in the organization of equipment, emphasized in the special service.</text:p>
      <text:p text:style-name="P4">
These products are used for the production of heavy equipment, including underworks. It was these rare products that were sold to the Russian Federation.</text:p>
      <text:p text:style-name="P4">
As the SBU emphasized, the malefactors involved an affiliate firm in the territory of one of the European countries to mask illegal activities. It is recorded that the head of this firm cooperates with LDNR terrorist organizations.</text:p>
      <text:p text:style-name="P4">
According to the scheme, the foreign commercial structure purchased the products of the Ukrainian plant allegedly for their needs, and then shipped its final customers.</text:p>
      <text:p text:style-name="P4">
According to the available data, almost 200,000 units of critical products have been exported from the beginning of the full -scale invasion of the dealership.</text:p>
      <text:p text:style-name="P4">
During <text:a xlink:type="simple" xlink:href="https://www.ukrinform.ua/tag-obsuk" text:style-name="Internet_20_link" text:visited-style-name="Visited_20_Internet_20_Link">
 </text:a>
At the production and compression of the persons involved: computer equipment, mobile phones are idocuments with evidence of illegal activity; money obtained by crime.</text:p>
      <text:p text:style-name="P4">
Within the framework of criminal proceedings initiated by the SBU investigators under Part 4 of Art. 111-1 of the Criminal Code of Ukraine(Services for conducting economic activity in cooperation with the aggressor state), comprehensive measures are underway to establish all the circumstances of the crime and prosecute the perpetrators.</text:p>
      <text:p text:style-name="P4">
<text:span text:style-name="T4">
 Read also: </text:span>
 <text:a xlink:type="simple" xlink:href="https://www.ukrinform.ua/rubric-society/3711803-sbu-vikrila-v-ukraini-se-12-prorosijskih-agitatoriv.html" text:style-name="Internet_20_link" text:visited-style-name="Visited_20_Internet_20_Link">
<text:span text:style-name="T4">
 exposed </text:span>
</text:a>
In particular, the suspicion of the head of the Volyn enterprise-manufacturer is planned.</text:p>
      <text:p text:style-name="P4">
The investigation was conducted by SBU staff in the Volyn region of the preservation leadership of the regional prosecutor's office.</text:p>
      <text:p text:style-name="P4">
As they added to <text:a xlink:type="simple" xlink:href="https://www.gp.gov.ua/ua/posts/volinski-pravooxoronci-vikrili-sxemu-postacannya-v-rosiyu-unikalnix-zapcastin-do-spectexniki" text:style-name="Internet_20_link" text:visited-style-name="Visited_20_Internet_20_Link">
</text:a>
 <text:a xlink:type="simple" xlink:href="https://www.gp.gov.ua/ua/posts/volinski-pravooxoronci-vikrili-sxemu-postacannya-v-rosiyu-unikalnix-zapcastin-do-spectexniki" text:style-name="Internet_20_link" text:visited-style-name="Visited_20_Internet_20_Link">
</text:a>
The head of the capital enterprise, which contributed to the implementation of criminal equipment, approved the sentence.As reported by Ukrinform, <text:a xlink:type="simple" xlink:href="https://www.ukrinform.ua/rubric-regions/3711856-sered-vlasnikiv-obekta-kriticnoi-infrastrukturi-na-rivnensini-buli-rosiani-policia.html" text:style-name="Internet_20_link" text:visited-style-name="Visited_20_Internet_20_Link">
</text:a>
found among the owners of the enterprise owned by the objects of critical infrastructure, citizens of the Russian Federation.</text:p>
      <text:p text:style-name="P4">
News Source: <text:a xlink:type="simple" xlink:href="https://www.ukrinform.ua/rubric-ato/3712992-sbu-vikrila-na-volini-kompaniu-aka-postacala-v-rosiu-komplektuuci-dla-pidvodnih-covniv.html" text:style-name="Internet_20_link" text:visited-style-name="Visited_20_Internet_20_Link">
https://www.ukrinform.ua/rubric-ato/3712992-sbu-vikrila-na-volini-kompaniu-aka-postacala-v-rosiu-komplektuuci-dla-pidvodnih-covniv.html</text:a>
</text:p>
      <!--NEWS-->
      <text:h text:style-name="P10" text:outline-level="1">
<text:span text:style-name="T4">
The invaders abduct the Crimeans in search of "guilty" because of the "blasting" of railways in the Simferopol district</text:span>
</text:h>
      <text:p text:style-name="P4">
Author: ['АРМІЯINFORM']</text:p>
      <text:p text:style-name="P4">
Time: 2023-05-23T24:00:00-04:00</text:p>
      <text:p text:style-name="P4">
Description: About the sovereign of the Supreme for the sake of Ukrainian, the rights of the people of Dmitro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1/03/krym-2.jpg" text:style-name="Internet_20_link" text:visited-style-name="Visited_20_Internet_20_Link">
krym-2.jpg</text:a>
']</text:p>
      <text:p text:style-name="P4">
Tags: ['ДМИТРО ЛУБІНЕЦЬ', 'КРИМ']</text:p>
      <text:p text:style-name="P4">
Category: News</text:p>
      <!--METADATA-->
      <text:p text:style-name="P4">
<draw:frame draw:style-name="fr1" draw:name="Image196" text:anchor-type="as-char" svg:width="6.9236in" svg:height="3.956343in" draw:z-index="0">
<draw:image xlink:href="../Images/AРМІЯINFORM/2023-05-23T24-00-00-04-00/krym-2.jpg" xlink:type="simple" xlink:show="embed" xlink:actuate="onLoad" draw:mime-type="image/jpeg"/>
</draw:frame>
Photo illustrative</text:p>
      <text:p text:style-name="P4">
About it the Commissioner of the Verkhovna Rada of Ukraine for Human Rights Dmitry Lubinets <text:a xlink:type="simple" xlink:href="https://t.me/dmytro_lubinetzs/2507" text:style-name="Internet_20_link" text:visited-style-name="Visited_20_Internet_20_Link">
reported</text:a>
In the telegram.</text:p>
      <text:p text:style-name="P4">
“Not far from the village of Kirovske on the night of May 18 to 19, the employees of the Russian DPS detained the 29-year-old Crimean Tatar Mambeth Asan-Usta. They brought the man to the Ministry of Internal Affairs of the Russian Federation to draw up an administrative protocol of insurance and promised to return him to the car that remained remained. At the same time, the Russians did not do so, but brought out Mambeth because of the official output, where he was waiting for a Volkswagen minibus and people in the military form of masks. They attacked the man, tied and forcefully planted in the car. For a version of the abducted, he was taken to Simferopol, where in an unknown apartment began interrogation about the relationship of the man with Ukraine and damage to the village in the village of Puretsenko, Simferopol district. After all, there was an explosion in the morning of May 18, which is why a few cars with grain came off the rails. The occupation of the peninsula accused Ukraine of this incident. People in the military form continued to threaten the massacre of the Crimean Tatar, inclining it to sign unknown documents. They also wanted Mambeth to pass the polygraph, but the man refused.</text:p>
      <text:p text:style-name="P4">
I would like to point out that since the beginning of the occupation of Crimea in February 2014, the rights of citizens of Ukraine have been violated by the Russian Federation. The abduction of people, illegalization, fabricated cases, deprivation of the right to a fair court is the crime for which <text:span text:style-name="T5">
r</text:span>
 axis should be punished.</text:p>
      <text:p text:style-name="P4">
—To today, 181 persons are illegally held in Crimea and Russia by the premium and/or religiously motivated affairs.</text:p>
      <text:p text:style-name="P4">
According to the rules of international law, Russia is obliged to immediately stop Tzlochyna, ”Dmitry Lubinets wrote.</text:p>
      <text:p text:style-name="P4">
News Source: <text:a xlink:type="simple" xlink:href="https://armyinform.com.ua/2023/05/23/okupanty-vykradayut-krymcziv-u-poshukah-vynnyh-cherez-pidryv-zaliznyczi-u-simferopolskomu-rajoni/" text:style-name="Internet_20_link" text:visited-style-name="Visited_20_Internet_20_Link">
https://armyinform.com.ua/2023/05/23/okupanty-vykradayut-krymcziv-u-poshukah-vynnyh-cherez-pidryv-zaliznyczi-u-simferopolskomu-rajoni/</text:a>
</text:p>
      <!--NEWS-->
      <text:h text:style-name="P10" text:outline-level="1">
<text:span text:style-name="T4">
At night, the Russians attacked Ukraine Shahheda, all of our air defense was killed</text:span>
</text:h>
      <text:p text:style-name="P4">
Author: ['АРМІЯINFORM']</text:p>
      <text:p text:style-name="P4">
Time: 2023-05-23T25:00:00-04:00</text:p>
      <text:p text:style-name="P4">
Description: About the General Headquarters of the ZS Ukrainian. “The chotirist P'atyy was born ... The war with Ukraine 2022, the war with Ukraine is the latest news today, the war with Ukraine 2022 is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3/2799375.jpg" text:style-name="Internet_20_link" text:visited-style-name="Visited_20_Internet_20_Link">
2799375.jpg</text:a>
']</text:p>
      <text:p text:style-name="P4">
Tags: ['SHAHED', 'STOPRUSSIA', 'АГРЕСІЯ РФ', 'БПЛА', 'ВТОРГНЕННЯ РФ', 'ГШ ЗСУ']</text:p>
      <text:p text:style-name="P4">
Category: News</text:p>
      <!--METADATA-->
      <text:p text:style-name="P4">
<draw:frame draw:style-name="fr1" draw:name="Image197" text:anchor-type="as-char" svg:width="6.9236in" svg:height="4.944604in" draw:z-index="0">
<draw:image xlink:href="../Images/AРМІЯINFORM/2023-05-23T25-00-00-04-00/2799375.jpg" xlink:type="simple" xlink:show="embed" xlink:actuate="onLoad" draw:mime-type="image/jpeg"/>
</draw:frame>
Photo -illustrative <text:span text:style-name="T4">
 🔥 Situation on Russian invasion </text:span>
</text:p>
      <text:p text:style-name="P4">
About it <text:a xlink:type="simple" xlink:href="https://www.facebook.com/GeneralStaff.ua/posts/pfbid02uuxbGrs1ZsWkrdKsRJM3rrAGoUvYwcurC87hbNYLxP1fJsqaV1fwnngvUW5KB1M6l" text:style-name="Internet_20_link" text:visited-style-name="Visited_20_Internet_20_Link">
reports</text:a>
The General Staff of the Armed Forces of Ukraine.</text:p>
      <text:p text:style-name="P4">
“Four hundred and fifty -fourth days of large -scale armed aggression of the Russian Federation against Ukraine began. The Russian Federation continues to become invading war, does not stop striking, only firing military but also civilian objects.</text:p>
      <text:p text:style-name="P4">
Previously. This night, the enemy used to strike up to 4 "Shahmed", all stopped. Information is specified.</text:p>
      <text:p text:style-name="P4">
In total, during the last day, the enemy struck 20 rocket strokes. In the cities of Dnipropetrovsk, Zaporizhzhya and Kharkiv regions used Krylatirakets of Air Basics, Ballistic missiles "Iskander-M" and anti-aircraft missiles with C-300. In addition, he applied 48 aircraft blows, used by Shira's UAV "Shahd".</text:p>
      <text:p text:style-name="P4">
Also, he made about 90 shelling of the reactive systems of the volley fire of the deployments of our troops and settlements. There are wounded among peacekeepers, residential apartment buildings, private homes, kindergartens and other civilian infrastructure are damaged.</text:p>
      <text:p text:style-name="P4">
The likelihood of further missile and aviation strikes throughout Ukraine is very high, ”the message reads.</text:p>
      <text:p text:style-name="P4">
News Source: <text:a xlink:type="simple" xlink:href="https://armyinform.com.ua/2023/05/23/vnochi-rosiyany-atakuvaly-ukrayinu-shahedamy-usi-zbyla-nasha-ppo/" text:style-name="Internet_20_link" text:visited-style-name="Visited_20_Internet_20_Link">
https://armyinform.com.ua/2023/05/23/vnochi-rosiyany-atakuvaly-ukrayinu-shahedamy-usi-zbyla-nasha-ppo/</text:a>
</text:p>
      <!--NEWS-->
      <text:h text:style-name="P10" text:outline-level="1">
<text:span text:style-name="T4">
Rashists continue to take offensive action on Bakhmut, battles for the city continue</text:span>
</text:h>
      <text:p text:style-name="P4">
Author: ['АРМІЯINFORM']</text:p>
      <text:p text:style-name="P4">
Time: 2023-05-23T26:00:00-04:00</text:p>
      <text:p text:style-name="P4">
Description: About the General Headquarters of the ZS Ukrainian. “The opponent is a sinking of ZoSEREDZHUVATI ... The war with Ukraine 2022, the war with Ukraine is the latest news today, the war with Ukraine 2022 is the last for today, will there be a war between Ukraine and Russia and when, the war with Ukraine in 2022 will be or not, whether it will be, will there be The war with Ukraine in the near future says, the war with Ukraine, Ukrainian news today, Ukrainian news in Ukrainian media in Russian</text:p>
      <text:p text:style-name="P4">
Images: ['<text:a xlink:type="simple" xlink:href="https://armyinform.com.ua/wp-content/uploads/2023/05/346602943_930746711458657_3803960496336145141_n-1.jpg" text:style-name="Internet_20_link" text:visited-style-name="Visited_20_Internet_20_Link">
346602943_930746711458657_3803960496336145141_n-1.jpg</text:a>
']</text:p>
      <text:p text:style-name="P4">
Tags: []</text:p>
      <text:p text:style-name="P4">
Category: News</text:p>
      <!--METADATA-->
      <text:p text:style-name="P4">
<draw:frame draw:style-name="fr1" draw:name="Image198" text:anchor-type="as-char" svg:width="6.9236in" svg:height="4.622945in" draw:z-index="0">
<draw:image xlink:href="../Images/AРМІЯINFORM/2023-05-23T26-00-00-04-00/346602943_930746711458657_3803960496336145141_n-1.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uuxbGrs1ZsWkrdKsRJM3rrAGoUvYwcurC87hbNYLxP1fJsqaV1fwnngvUW5KB1M6l" text:style-name="Internet_20_link" text:visited-style-name="Visited_20_Internet_20_Link">
reports</text:a>
The General Staff of the Armed Forces of Ukraine.</text:p>
      <text:p text:style-name="P4">
“The enemy continues to focus on the main efforts on Kupyansk, Lyman, Bakhmut, Avdiiv and Mariinsky directions - there were 30 fighting clashes. Bakhmut Tamarinka remains at the epicenter of the fighting.</text:p>
      <text:p text:style-name="P4">
<text:span text:style-name="T4">
 on </text:span>
 <text:span text:style-name="T4">
<text:span text:style-name="T5">
*</text:span>
* Volynsky and </text:span>
 <text:span text:style-name="T4">
<text:span text:style-name="T5">
*</text:span>
* Polissya directions </text:span>
 Operational and operational.</text:p>
      <text:p text:style-name="P4">
<text:span text:style-name="T4">
 On </text:span>
 <text:span text:style-name="T4">
<text:span text:style-name="T5">
*</text:span>
* to the Seversky and </text:span>
 <text:span text:style-name="T4">
<text:span text:style-name="T5">
*</text:span>
* Slobozhansky directions </text:span>
 the enemy predicts the maintenance of military presence in border areas with Ukraine. Carried out mortar and artillery shelter of conscious points of Karpovichi, Timonovichi, Halaganivka and Zarichia Chernihiv region; Old, walking, slides, booths, Katerynivka, Timofeevka, Oleksandrivka, Yunakivka, Miropillya, Popivka and Dmitrivka of Sumy region, ashovako Forazova Valley, Shevchenko, Kozacha Lopan, Goptivka, Lukyanka, Zelene, Starytska, Gatyshch , Unbroken, Budarki Tachugunivka in Kharkiv region.</text:p>
      <text:p text:style-name="P4">
<text:span text:style-name="T4">
 On </text:span>
 <text:span text:style-name="T4">
<text:span text:style-name="T5">
*</text:span>
* Kupyansk direction </text:span>
 Vorosh conducted unsuccessful offensive actions in the Massutivka of Kharkiv region. He struck air strikes near Orlyanskyi, Kislivka and Tabaivka of Kharkiv region. The enemy artillery and mortars were suffered by Kamianka, Figolivka, Novomlinsk, two -year, Western, Kupyansk, Husynka, Tabaivka, Berestovo, Kharkiv region Tastelmakhivka in Luhansk region.</text:p>
      <text:p text:style-name="P4">
<text:span text:style-name="T4">
 In </text:span>
 <text:span text:style-name="T4">
<text:span text:style-name="T5">
*</text:span>
* Liman direction </text:span>
 The occupiers were unsuccessful offensive actions by Wrius of Bigorivka of Luhansk region. There and near the Upper Kamyansky Donetsk region, they caused air strikes. Artillery shellings were, in particular, Nevskoye and Bigorivka of the Luhansk region and Torke, controversial and fun to Donetsk region.<text:span text:style-name="T4">
 On </text:span>
 <text:span text:style-name="T4">
<text:span text:style-name="T5">
*</text:span>
* the Avdeevsky direction </text:span>
 **** the enemy led unsuccessful offensive in the directions of Novokalin, Severny, Water and Pervomaisky. The day was struck by air strikes near Avdiivka and Pervomaisky. Filling firing in areas of settlements Novokalinov, Berdychi, Avdiivka, Vodyane, Pervomaisk and Karlovka of Donetsk region.</text:p>
      <text:p text:style-name="P4">
<text:span text:style-name="T4">
 The Mary's direction </text:span>
 has numerous enemy attacks in the city's area. Also hostile shellings were the village of Valedy, which is nearby.</text:p>
      <text:p text:style-name="P4">
<text:span text:style-name="T4">
 In </text:span>
 <text:span text:style-name="T4">
<text:span text:style-name="T5">
*</text:span>
* the mining direction </text:span>
 did not carry out the adversary of the offensive actions.</text:p>
      <text:p text:style-name="P4">
<text:span text:style-name="T4">
 on </text:span>
 <text:span text:style-name="T4">
<text:span text:style-name="T5">
*</text:span>
* Zaporizhia and </text:span>
 <text:span text:style-name="T4">
<text:span text:style-name="T5">
*</text:span>
* Kherson </text:span>
 The directions are opponent. During this day, he struck aviation in the Malynivka areas, Little Tokmachka and Novodanylivka of Zaporizhzhya region. Carried out the firing of the seminal points of the UREMIVK and Novopol of Donetsk region; Olgivske, Gulyaipole, Belogorye, Mala Tokmachka, Novodanilovka, Novoandriivka, Malishcherbaki of Zaporizhzhya region and the city of Zaporozhye; Kachkarivka, Vesele, Cossack, Antonovka, Stanislav Kherson region and the city of Kherson, ”it is said.</text:p>
      <text:p text:style-name="P4">
News Source: <text:a xlink:type="simple" xlink:href="https://armyinform.com.ua/2023/05/23/rashysty-prodovzhuyut-vesty-nastupalni-diyi-na-bahmut-boyi-za-misto-tryvayut/" text:style-name="Internet_20_link" text:visited-style-name="Visited_20_Internet_20_Link">
https://armyinform.com.ua/2023/05/23/rashysty-prodovzhuyut-vesty-nastupalni-diyi-na-bahmut-boyi-za-misto-tryvayut/</text:a>
</text:p>
      <!--NEWS-->
      <text:h text:style-name="P10" text:outline-level="1">
<text:span text:style-name="T4">
Our defenders in the past day destroyed an enemy helicopter, 4 winged missiles and 23 drum drones</text:span>
</text:h>
      <text:p text:style-name="P4">
Author: ['АРМІЯINFORM']</text:p>
      <text:p text:style-name="P4">
Time: 2023-05-23T27:00:00-04:00</text:p>
      <text:p text:style-name="P4">
Description: About the General Headquarters of the ZS Ukrainian. “Avіaatsіya defense forces for Persian Dob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4/mi-24-znyshheno.jpg" text:style-name="Internet_20_link" text:visited-style-name="Visited_20_Internet_20_Link">
mi-24-znyshheno.jpg</text:a>
']</text:p>
      <text:p text:style-name="P4">
Tags: ['SHAHED', 'STOPRUSSIA', 'АГРЕСІЯ РФ', 'БПЛА', 'ВТОРГНЕННЯ РФ', 'ГШ ЗСУ', 'МІ-24', 'ОБСТРІЛ УКРАЇНИ', 'РАКЕТИ', 'УДАРНІ ДРОНИ РФ']</text:p>
      <text:p text:style-name="P4">
Category: News</text:p>
      <!--METADATA-->
      <text:p text:style-name="P4">
<draw:frame draw:style-name="fr1" draw:name="Image199" text:anchor-type="as-char" svg:width="6.9236in" svg:height="4.538804in" draw:z-index="0">
<draw:image xlink:href="../Images/AРМІЯINFORM/2023-05-23T27-00-00-04-00/mi-24-znyshheno.jpg" xlink:type="simple" xlink:show="embed" xlink:actuate="onLoad" draw:mime-type="image/jpeg"/>
</draw:frame>
<text:span text:style-name="T4">
 🔥 Situation on Russian invasion </text:span>
</text:p>
      <text:p text:style-name="P4">
About it <text:a xlink:type="simple" xlink:href="https://www.facebook.com/GeneralStaff.ua/posts/pfbid02uuxbGrs1ZsWkrdKsRJM3rrAGoUvYwcurC87hbNYLxP1fJsqaV1fwnngvUW5KB1M6l" text:style-name="Internet_20_link" text:visited-style-name="Visited_20_Internet_20_Link">
reports</text:a>
The General Staff of the Armed Forces of Ukraine.</text:p>
      <text:p text:style-name="P4">
“Aviation of defense forces over the past day has struck 8 beats in the areas of concentration of personal staff and enemy military equipment, as well as 2 on anti-aircraft missile complexes.</text:p>
      <text:p text:style-name="P4">
Our defenders over the past day destroyed 4 winged Air Broadcasting missiles X-101/X-555, Russian shock helicopter Mi-24,</text:p>
      <text:p text:style-name="P4">
23 shock drones "Shahd" and 9 enemy reconnaissance UAVs ", - the testimony reads.</text:p>
      <text:p text:style-name="P4">
News Source: <text:a xlink:type="simple" xlink:href="https://armyinform.com.ua/2023/05/23/nashi-zahysnyky-za-mynulu-dobu-znyshhyly-vorozhyj-vertolit-4-krylatyh-rakety-ta-23-udarnyh-drony-okupantiv/" text:style-name="Internet_20_link" text:visited-style-name="Visited_20_Internet_20_Link">
https://armyinform.com.ua/2023/05/23/nashi-zahysnyky-za-mynulu-dobu-znyshhyly-vorozhyj-vertolit-4-krylatyh-rakety-ta-23-udarnyh-drony-okupantiv/</text:a>
</text:p>
      <!--NEWS-->
      <text:h text:style-name="P10" text:outline-level="1">
<text:span text:style-name="T4">
The Armed Forces were struck by 4 control points and 4 enemy ammunition depots</text:span>
</text:h>
      <text:p text:style-name="P4">
Author: ['АРМІЯINFORM']</text:p>
      <text:p text:style-name="P4">
Time: 2023-05-23T28:00:00-04:00</text:p>
      <text:p text:style-name="P4">
Description: About the General Headquarters of the ZS Ukrainian. “PIDRODILI of missiles ... War with Ukraine 2022, war with Ukraine Latest news today, News War with Ukraine 2022 Last for today, will there be a war between Ukraine and Russia and when, there will be a war with Ukraine in 2022, will it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АРТИЛЕРІЯ', 'ВТОРГНЕННЯ РФ', 'ГШ ЗСУ', 'РАКЕТНІ ВІЙСЬКА']</text:p>
      <text:p text:style-name="P4">
Category: News</text:p>
      <!--METADATA-->
      <text:p text:style-name="P4">
<draw:frame draw:style-name="fr1" draw:name="Image200" text:anchor-type="as-char" svg:width="6.9236in" svg:height="4.615733in" draw:z-index="0">
<draw:image xlink:href="../Images/AРМІЯINFORM/2023-05-23T28-00-00-04-00/artyleriy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uuxbGrs1ZsWkrdKsRJM3rrAGoUvYwcurC87hbNYLxP1fJsqaV1fwnngvUW5KB1M6l" text:style-name="Internet_20_link" text:visited-style-name="Visited_20_Internet_20_Link">
reports</text:a>
The General Staff of the Armed Forces of Ukraine.</text:p>
      <text:p text:style-name="P4">
“Divisions of missile troops and artillery struck 4 management points,</text:p>
      <text:p text:style-name="P4">
3 areas of concentration of weapons and military equipment, 4 ammunition depots, 11 artillery, radar station and 3 Radioelectronic struggle of Russian invaders, ”the message reads.</text:p>
      <text:p text:style-name="P4">
News Source: <text:a xlink:type="simple" xlink:href="https://armyinform.com.ua/2023/05/23/ukrayinski-raketni-vijska-ta-artyleriya-urazyly-4-punkty-upravlinnya-ta-4-sklady-boyeprypasiv-voroga/" text:style-name="Internet_20_link" text:visited-style-name="Visited_20_Internet_20_Link">
https://armyinform.com.ua/2023/05/23/ukrayinski-raketni-vijska-ta-artyleriya-urazyly-4-punkty-upravlinnya-ta-4-sklady-boyeprypasiv-voroga/</text:a>
</text:p>
      <!--NEWS-->
      <text:h text:style-name="P10" text:outline-level="1">
<text:span text:style-name="T4">
Crimea's de -occupation is the main for the safety of navigation and free trade in the Black Sea - Alexei Danilov</text:span>
</text:h>
      <text:p text:style-name="P4">
Author: ['АРМІЯINFORM']</text:p>
      <text:p text:style-name="P4">
Time: 2023-05-23T29:00:00-04:00</text:p>
      <text:p text:style-name="P4">
Description: Tilki deokupatsiya Krima Grantivati Bezpeku shippers of the same Torgivі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4e613a013471eaae1b3aad63a09477f8.jpeg" text:style-name="Internet_20_link" text:visited-style-name="Visited_20_Internet_20_Link">
4e613a013471eaae1b3aad63a09477f8.jpeg</text:a>
']</text:p>
      <text:p text:style-name="P4">
Tags: ['ОЛЕКСІЙ ДАНІЛОВ']</text:p>
      <text:p text:style-name="P4">
Category: News</text:p>
      <!--METADATA-->
      <text:p text:style-name="P4">
<draw:frame draw:style-name="fr1" draw:name="Image201" text:anchor-type="as-char" svg:width="6.9236in" svg:height="4.330592in" draw:z-index="0">
<draw:image xlink:href="../Images/AРМІЯINFORM/2023-05-23T29-00-00-04-00/4e613a013471eaae1b3aad63a09477f8.jpeg" xlink:type="simple" xlink:show="embed" xlink:actuate="onLoad" draw:mime-type="image/jpeg"/>
</draw:frame>
Alexei Danilov</text:p>
      <text:p text:style-name="P4">
Only the Crimean de -occupation will guarantee the safety of navigation and free trade in the Black Sea.</text:p>
      <text:p text:style-name="P4">
This was written by the Secretary of the National Security and Defense Council of Ukraine Alexei Danilov in <text:a xlink:type="simple" xlink:href="https://twitter.com/OleksiyDanilov/status/1660667032352817159" text:style-name="Internet_20_link" text:visited-style-name="Visited_20_Internet_20_Link">
Twitter.</text:a>
"The issue of safety of the entire Middle Eastern region, the safety of navigation of the Tavil trade in the Black Sea cannot be solved without complete and unconditional design of Crimea and the status of Sevastopol as a modern and powerful naval base of Ukraine," he wrote.</text:p>
      <text:p text:style-name="P4">
News Source: <text:a xlink:type="simple" xlink:href="https://armyinform.com.ua/2023/05/23/deokupacziya-krymu-ye-osnovnym-dlya-bezpeky-sudnoplavstva-ta-vilnoyi-torgivli-v-chornomu-mori-oleksij-danilov/" text:style-name="Internet_20_link" text:visited-style-name="Visited_20_Internet_20_Link">
https://armyinform.com.ua/2023/05/23/deokupacziya-krymu-ye-osnovnym-dlya-bezpeky-sudnoplavstva-ta-vilnoyi-torgivli-v-chornomu-mori-oleksij-danilov/</text:a>
</text:p>
      <!--NEWS-->
      <text:h text:style-name="P10" text:outline-level="1">
<text:span text:style-name="T4">
Ukrainian defenders per day eliminated nearly 500 invaders, destroyed 4 tanks and 40 Artisystems</text:span>
</text:h>
      <text:p text:style-name="P4">
Author: ['АРМІЯINFORM']</text:p>
      <text:p text:style-name="P4">
Time: 2023-05-23T30:00:00-04:00</text:p>
      <text:p text:style-name="P4">
Description: Zagalni Boyov, take the enemy on 02.24.22 to 05/23/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a1325092-465a-4dac-812d-f2a62c896fff-scaled.jpg" text:style-name="Internet_20_link" text:visited-style-name="Visited_20_Internet_20_Link">
a1325092-465a-4dac-812d-f2a62c896fff-scaled.jpg</text:a>
']</text:p>
      <text:p text:style-name="P4">
Tags: ['STOPRUSSIA', 'АГРЕСІЯ РФ', 'ВІЙНА', 'ВТОРГНЕННЯ РФ', 'ВТРАТИ ВОРОГА', 'ГЕНЕРАЛЬНИЙ ШТАБ ЗС УКРАЇНИ']</text:p>
      <text:p text:style-name="P4">
Category: News</text:p>
      <!--METADATA-->
      <text:p text:style-name="P4">
<draw:frame draw:style-name="fr1" draw:name="Image202" text:anchor-type="as-char" svg:width="6.9236in" svg:height="6.992836in" draw:z-index="0">
<draw:image xlink:href="../Images/AРМІЯINFORM/2023-05-23T30-00-00-04-00/a1325092-465a-4dac-812d-f2a62c896fff-scaled.jpg" xlink:type="simple" xlink:show="embed" xlink:actuate="onLoad" draw:mime-type="image/jpeg"/>
</draw:frame>
The total fighting loss of the enemy from 24.02.22 to 23.05.23 will be assigned to:</text:p>
      <text:p text:style-name="P4">
<text:span text:style-name="T4">
<text:span text:style-name="T5">
 Personnel - </text:span>
* 204360(+480)persons eliminated</text:span>
<text:span text:style-name="T5">
 tanks - </text:span>
<text:span text:style-name="T5">
 3789(+4)</text:span>
<text:span text:style-name="T4">
 combat armored vehicles - </text:span>
 7419(+12)<text:span text:style-name="T4">
<text:span text:style-name="T5">
 Artillery Systems - </text:span>
<text:span text:style-name="T5">
 3318(+40)</text:span>
 </text:span>
 RSZV - <text:span text:style-name="T4">
 565(0)</text:span>
<text:span text:style-name="T5">
 air defense - </text:span>
<text:span text:style-name="T5">
 327(0)</text:span>
<text:span text:style-name="T4">
 aircraft - </text:span>
 309(0)<text:span text:style-name="T4">
<text:span text:style-name="T5">
 helicopters - </text:span>
* 295(+1)</text:span>
<text:span text:style-name="T5">
 UAV Operative Tactical Level-</text:span>
<text:span text:style-name="T5">
 2864(+34)</text:span>
<text:span text:style-name="T4">
 Winged missiles - </text:span>
 1015(+4)<text:span text:style-name="T4">
<text:span text:style-name="T5">
 ships / boats - </text:span>
* 18(0)</text:span>
<text:span text:style-name="T5">
 Automobile equipment and tanks - </text:span>
<text:span text:style-name="T5">
 6139(+10)</text:span>
<text:span text:style-name="T4">
 Special equipment - </text:span>
 433(+6)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3.05.23.</text:p>
      <text:p text:style-name="P4">
News Source: <text:a xlink:type="simple" xlink:href="https://armyinform.com.ua/2023/05/23/ukrayinski-zahysnyky-za-dobu-likviduvaly-majzhe-500-okupantiv-znyshhyly-4-tanky-ta-40-artsystem/" text:style-name="Internet_20_link" text:visited-style-name="Visited_20_Internet_20_Link">
https://armyinform.com.ua/2023/05/23/ukrayinski-zahysnyky-za-dobu-likviduvaly-majzhe-500-okupantiv-znyshhyly-4-tanky-ta-40-artsystem/</text:a>
</text:p>
      <!--NEWS-->
      <text:h text:style-name="P10" text:outline-level="1">
<text:span text:style-name="T4">
The air defense forces destroyed six shahd and two "Merlin"</text:span>
</text:h>
      <text:p text:style-name="P4">
Author: ['АРМІЯINFORM']</text:p>
      <text:p text:style-name="P4">
Time: 2023-05-23T31:00:00-04:00</text:p>
      <text:p text:style-name="P4">
Description: Uonoch 2 23 Rosіyski Persushaini Vіsyska attacked the Ukrainian Mista with shock UAVs.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shahed-znyshheno.jpg" text:style-name="Internet_20_link" text:visited-style-name="Visited_20_Internet_20_Link">
shahed-znyshheno.jpg</text:a>
']</text:p>
      <text:p text:style-name="P4">
Tags: ['SHAHED', 'КОМАНДУВАННЯ ПОВІТРЯНИХ СИЛ ЗСУ', 'МЕРЛІН-ВР']</text:p>
      <text:p text:style-name="P4">
Category: News</text:p>
      <!--METADATA-->
      <text:p text:style-name="P4">
<draw:frame draw:style-name="fr1" draw:name="Image203" text:anchor-type="as-char" svg:width="6.9236in" svg:height="3.89908in" draw:z-index="0">
<draw:image xlink:href="../Images/AРМІЯINFORM/2023-05-23T31-00-00-04-00/shahed-znyshheno.jpg" xlink:type="simple" xlink:show="embed" xlink:actuate="onLoad" draw:mime-type="image/jpeg"/>
</draw:frame>
On the night of May 23, Russian occupation troops attacked the cities of Ukraine with drumming.</text:p>
      <text:p text:style-name="P4">
As <text:a xlink:type="simple" xlink:href="https://t.me/kpszsu/2530" text:style-name="Internet_20_link" text:visited-style-name="Visited_20_Internet_20_Link">
reports</text:a>
The Command of the Air Forces of the Armed Forces of Ukraine, in different directions, six enemy strikes of UAKHED-136/131 and two reconnaissance UAVs "Merlin-WR" were destroyed.</text:p>
      <text:p text:style-name="P4">
Also in the last day Ukrainian defenders <text:a xlink:type="simple" xlink:href="https://armyinform.com.ua/2023/05/23/ukrayinski-zahysnyky-za-dobu-likviduvaly-majzhe-500-okupantiv-znyshhyly-4-tanky-ta-40-artsystem/" text:style-name="Internet_20_link" text:visited-style-name="Visited_20_Internet_20_Link">
eliminated</text:a>
Almost 500 invaders, destroyed 4 tanks and 40 Artisystems.</text:p>
      <text:p text:style-name="P4">
News Source: <text:a xlink:type="simple" xlink:href="https://armyinform.com.ua/2023/05/23/syly-ppo-znyshhyly-shist-shahed-i-dva-merlina/" text:style-name="Internet_20_link" text:visited-style-name="Visited_20_Internet_20_Link">
https://armyinform.com.ua/2023/05/23/syly-ppo-znyshhyly-shist-shahed-i-dva-merlina/</text:a>
</text:p>
      <!--NEWS-->
      <text:h text:style-name="P10" text:outline-level="1">
<text:span text:style-name="T4">
Ukraine is negotiating with the Russian side to return from captivity</text:span>
</text:h>
      <text:p text:style-name="P4">
Author: ['АРМІЯINFORM']</text:p>
      <text:p text:style-name="P4">
Time: 2023-05-23T32:00:00-04:00</text:p>
      <text:p text:style-name="P4">
Description: Coordinances headquarters Veda Peremovini with Crimean-agresoor Shtoino vi-Service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6009159916192903286_w-1.jpg" text:style-name="Internet_20_link" text:visited-style-name="Visited_20_Internet_20_Link">
photo_6009159916192903286_w-1.jpg</text:a>
']</text:p>
      <text:p text:style-name="P4">
Tags: ['ВІЙНА', 'ВІЙСЬКОВОПОЛОНЕНІ', 'КООРДИНАЦІЙНИЙ ШТАБ З ПИТАНЬ ПОВОДЖЕННЯ З ВІЙСЬКОВОПОЛОНЕНИМИ']</text:p>
      <text:p text:style-name="P4">
Category: News</text:p>
      <!--METADATA-->
      <text:p text:style-name="P4">
<draw:frame draw:style-name="fr1" draw:name="Image204" text:anchor-type="as-char" svg:width="6.9236in" svg:height="4.615733in" draw:z-index="0">
<draw:image xlink:href="../Images/AРМІЯINFORM/2023-05-23T32-00-00-04-00/photo_6009159916192903286_w-1.jpg" xlink:type="simple" xlink:show="embed" xlink:actuate="onLoad" draw:mime-type="image/jpeg"/>
</draw:frame>
The coordination headquarters are negotiating with the aggressor country for the exchange of services of all ages, including seizures.</text:p>
      <text:p text:style-name="P4">
About this <text:a xlink:type="simple" xlink:href="https://t.me/Koord_shtab/1098" text:style-name="Internet_20_link" text:visited-style-name="Visited_20_Internet_20_Link">
the one was talking</text:a>
During a meeting with the family servicemen of the National Guard Service of Ukraine on a coordinating product on the management of prisoners of war.</text:p>
      <text:p text:style-name="P4">
“Who and how captured is not taken into account. There are stitches, they also need to be turned, ”the headquarters noted.</text:p>
      <text:p text:style-name="P4">
The native people are concerned that the Russians sometimes fire our troops from the territory of the Ukrainian prisoners, using them as a "live shield".</text:p>
      <text:p text:style-name="P4">
“According to international humanitarian law, the responsibility for the captives of the dishonestron who holds them. But we are doing our best to improve the conditions of detention under pressure from the International Community and to do everything possible for the safety of prisoners, ”the headquarters representative emphasized.</text:p>
      <text:p text:style-name="P4">
He also noted that at the present stage from captivity it is possible to return both the confirmed by Russia of prisoners and not confirmed.</text:p>
      <text:p text:style-name="P4">
"We have proposed some initiatives on confirmation-the answer to the aggressor. The aggressor country confirms the people through the International Committee of the Red Cross. Ignoring the Russian side of the mechanism of confirmation is a violation of humanitarian law," the meeting said.</text:p>
      <text:p text:style-name="P4">
It is also easier for lawyers and human rights defenders to find prisoners in Russia and by the occupied territories after they have received a sentence because then then they appear in the relevant Russian registers. Currently, the exchanged prisoners and those who are investigating are being exchanged.</text:p>
      <text:p text:style-name="P4">
“The exchange fund is replenished daily. Exchanges in any case depend on the front. Now we can manage risks, but it is too early to predict something - the war is still ongoing, ”the headquarters representative summed up.</text:p>
      <text:p text:style-name="P4">
News Source: <text:a xlink:type="simple" xlink:href="https://armyinform.com.ua/2023/05/23/ukrayina-provodyt-peremovyny-z-rosijskoyu-storonoyu-shhodo-povernennya-iz-polonu-strokovykiv/" text:style-name="Internet_20_link" text:visited-style-name="Visited_20_Internet_20_Link">
https://armyinform.com.ua/2023/05/23/ukrayina-provodyt-peremovyny-z-rosijskoyu-storonoyu-shhodo-povernennya-iz-polonu-strokovykiv/</text:a>
</text:p>
      <!--NEWS-->
      <text:h text:style-name="P10" text:outline-level="1">
<text:span text:style-name="T4">
In Ukraine a moment of silence</text:span>
</text:h>
      <text:p text:style-name="P4">
Author: ['АРМІЯINFORM']</text:p>
      <text:p text:style-name="P4">
Time: 2023-05-23T33: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andle-1.gif" text:style-name="Internet_20_link" text:visited-style-name="Visited_20_Internet_20_Link">
candle-1.gif</text:a>
']</text:p>
      <text:p text:style-name="P4">
Tags: ['STOPRUSSIA', "ВШАНУВАННЯ ПАМ'ЯТІ", 'ХВИЛИНА МОВЧАННЯ']</text:p>
      <text:p text:style-name="P4">
Category: News</text:p>
      <!--METADATA-->
      <text:p text:style-name="P4">
<draw:frame draw:style-name="fr1" draw:name="Image205" text:anchor-type="as-char" svg:width="6.9236in" svg:height="3.895992in" draw:z-index="0">
<draw:image xlink:href="../Images/AРМІЯINFORM/2023-05-23T33-00-00-04-00/candle-1.gif" xlink:type="simple" xlink:show="embed" xlink:actuate="onLoad" draw:mime-type="image/gif"/>
</draw:frame>
According to <text:a xlink:type="simple" xlink:href="https://www.president.gov.ua/documents/1432022-41729" text:style-name="Internet_20_link" text:visited-style-name="Visited_20_Internet_20_Link">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23/v-ukrayini-hvylyna-movchannya-3/" text:style-name="Internet_20_link" text:visited-style-name="Visited_20_Internet_20_Link">
https://armyinform.com.ua/2023/05/23/v-ukrayini-hvylyna-movchannya-3/</text:a>
</text:p>
      <!--NEWS-->
      <text:h text:style-name="P10" text:outline-level="1">
<text:span text:style-name="T4">
The enemy powerfully feels the power of Ukrainian Marines - Volodymyr Zelenskyy</text:span>
</text:h>
      <text:p text:style-name="P4">
Author: ['АРМІЯINFORM']</text:p>
      <text:p text:style-name="P4">
Time: 2023-05-23T34:00:00-04:00</text:p>
      <text:p text:style-name="P4">
Description: The Day of Klokso PIKHOTY - the profession of the Holy Service of the Khokhoti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a666e145-4f78-4cb1-a2e4-3abcf00703e7.jpg" text:style-name="Internet_20_link" text:visited-style-name="Visited_20_Internet_20_Link">
a666e145-4f78-4cb1-a2e4-3abcf00703e7.jpg</text:a>
', '<text:a xlink:type="simple" xlink:href="https://armyinform.com.ua/wp-content/uploads/2023/05/2370b99c-eab8-45cb-9dec-5837fce4a2db-150x150.jpg" text:style-name="Internet_20_link" text:visited-style-name="Visited_20_Internet_20_Link">
2370b99c-eab8-45cb-9dec-5837fce4a2db-150x150.jpg</text:a>
', '<text:a xlink:type="simple" xlink:href="https://armyinform.com.ua/wp-content/uploads/2023/05/3dce650e-5783-49d4-ac89-8e196e319ac2-150x150.jpg" text:style-name="Internet_20_link" text:visited-style-name="Visited_20_Internet_20_Link">
3dce650e-5783-49d4-ac89-8e196e319ac2-150x150.jpg</text:a>
', '<text:a xlink:type="simple" xlink:href="https://armyinform.com.ua/wp-content/uploads/2023/05/8ffb3c8e-bc6f-4583-857b-c032844aaf26-150x150.jpg" text:style-name="Internet_20_link" text:visited-style-name="Visited_20_Internet_20_Link">
8ffb3c8e-bc6f-4583-857b-c032844aaf26-150x150.jpg</text:a>
', '<text:a xlink:type="simple" xlink:href="https://armyinform.com.ua/wp-content/uploads/2023/05/96328c51-7ece-4003-a1ab-7de1ed3e9728-150x150.jpg" text:style-name="Internet_20_link" text:visited-style-name="Visited_20_Internet_20_Link">
96328c51-7ece-4003-a1ab-7de1ed3e9728-150x150.jpg</text:a>
', '<text:a xlink:type="simple" xlink:href="https://armyinform.com.ua/wp-content/uploads/2023/05/9a61d563-dee3-40b1-ae85-3ebc24a8210e-150x150.jpg" text:style-name="Internet_20_link" text:visited-style-name="Visited_20_Internet_20_Link">
9a61d563-dee3-40b1-ae85-3ebc24a8210e-150x150.jpg</text:a>
']</text:p>
      <text:p text:style-name="P4">
Tags: ['ВОЛОДИМИР ЗЕЛЕНСЬКИЙ', 'ДЕНЬ МОРСЬКОЇ ПІХОТИ УКРАЇНИ']</text:p>
      <text:p text:style-name="P4">
Category: News</text:p>
      <!--METADATA-->
      <text:p text:style-name="P4">
<draw:frame draw:style-name="fr1" draw:name="Image206" text:anchor-type="as-char" svg:width="6.9236in" svg:height="4.608521in" draw:z-index="0">
<draw:image xlink:href="../Images/AРМІЯINFORM/2023-05-23T34-00-00-04-00/a666e145-4f78-4cb1-a2e4-3abcf00703e7.jpg" xlink:type="simple" xlink:show="embed" xlink:actuate="onLoad" draw:mime-type="image/jpeg"/>
</draw:frame>
Marine Corps Day is a professional holiday of military personnel of the Marines of the Marines and Navy of the Armed Forces of Ukraine, which is celebrated every year 23th.</text:p>
      <text:p text:style-name="P4">
On the occasion of the holiday, President of Ukraine Volodymyr Zelenskyy <text:a xlink:type="simple" xlink:href="https://t.me/V_Zelenskiy_official/6319" text:style-name="Internet_20_link" text:visited-style-name="Visited_20_Internet_20_Link">
noted</text:a>
:</text:p>
      <text:p text:style-name="P4">
“Prepared for action on land, from the sea and from the air, Ukrainian Marines fully perform complex tasks. Motivated, strong, brave. The enemy feels the power of our warriors. Thank you for defeating your native land!</text:p>
      <text:p text:style-name="P4">
We will always remember the heroes who have given their lives for the future of our state.</text:p>
      <text:p text:style-name="P4">
Glory to the Marines of Ukraine!”</text:p>
      <text:p text:style-name="P4">
Glory to Ukraine!</text:p>
      <text:p text:style-name="P4">
<text:a xlink:type="simple" xlink:href="https://armyinform.com.ua/wp-content/uploads/2023/05/2370b99c-eab8-45cb-9dec-5837fce4a2db.jpg" text:style-name="Internet_20_link" text:visited-style-name="Visited_20_Internet_20_Link">
!(Images/AРМІЯINFORM/2023-05-23T34-00-00-04-00/2370b99c-eab8-45cb-9dec-5837fce4a2db-150x150.jpg)</text:a>
</text:p>
      <text:p text:style-name="P4">
<text:a xlink:type="simple" xlink:href="https://armyinform.com.ua/wp-content/uploads/2023/05/3dce650e-5783-49d4-ac89-8e196e319ac2.jpg" text:style-name="Internet_20_link" text:visited-style-name="Visited_20_Internet_20_Link">
<draw:frame draw:style-name="fr1" draw:name="Image207" text:anchor-type="as-char" svg:width="6.9236in" svg:height="6.9236in" draw:z-index="0">
<draw:image xlink:href="../Images/AРМІЯINFORM/2023-05-23T34-00-00-04-00/3dce650e-5783-49d4-ac89-8e196e319ac2-150x150.jpg" xlink:type="simple" xlink:show="embed" xlink:actuate="onLoad" draw:mime-type="image/jpeg"/>
</draw:frame>
</text:a>
</text:p>
      <text:p text:style-name="P4">
<text:a xlink:type="simple" xlink:href="https://armyinform.com.ua/wp-content/uploads/2023/05/8ffb3c8e-bc6f-4583-857b-c032844aaf26.jpg" text:style-name="Internet_20_link" text:visited-style-name="Visited_20_Internet_20_Link">
<draw:frame draw:style-name="fr1" draw:name="Image208" text:anchor-type="as-char" svg:width="6.9236in" svg:height="6.9236in" draw:z-index="0">
<draw:image xlink:href="../Images/AРМІЯINFORM/2023-05-23T34-00-00-04-00/8ffb3c8e-bc6f-4583-857b-c032844aaf26-150x150.jpg" xlink:type="simple" xlink:show="embed" xlink:actuate="onLoad" draw:mime-type="image/jpeg"/>
</draw:frame>
</text:a>
</text:p>
      <text:p text:style-name="P4">
<text:a xlink:type="simple" xlink:href="https://armyinform.com.ua/wp-content/uploads/2023/05/96328c51-7ece-4003-a1ab-7de1ed3e9728.jpg" text:style-name="Internet_20_link" text:visited-style-name="Visited_20_Internet_20_Link">
<draw:frame draw:style-name="fr1" draw:name="Image209" text:anchor-type="as-char" svg:width="6.9236in" svg:height="6.9236in" draw:z-index="0">
<draw:image xlink:href="../Images/AРМІЯINFORM/2023-05-23T34-00-00-04-00/96328c51-7ece-4003-a1ab-7de1ed3e9728-150x150.jpg" xlink:type="simple" xlink:show="embed" xlink:actuate="onLoad" draw:mime-type="image/jpeg"/>
</draw:frame>
</text:a>
</text:p>
      <text:p text:style-name="P4">
<text:a xlink:type="simple" xlink:href="https://armyinform.com.ua/wp-content/uploads/2023/05/9a61d563-dee3-40b1-ae85-3ebc24a8210e.jpg" text:style-name="Internet_20_link" text:visited-style-name="Visited_20_Internet_20_Link">
<draw:frame draw:style-name="fr1" draw:name="Image210" text:anchor-type="as-char" svg:width="6.9236in" svg:height="6.9236in" draw:z-index="0">
<draw:image xlink:href="../Images/AРМІЯINFORM/2023-05-23T34-00-00-04-00/9a61d563-dee3-40b1-ae85-3ebc24a8210e-150x150.jpg" xlink:type="simple" xlink:show="embed" xlink:actuate="onLoad" draw:mime-type="image/jpeg"/>
</draw:frame>
</text:a>
</text:p>
      <text:p text:style-name="P4">
News Source: <text:a xlink:type="simple" xlink:href="https://armyinform.com.ua/2023/05/23/vorog-potuzhno-vidchuvaye-micz-ukrayinskyh-morskyh-pihotyncziv-volodymyr-zelenskyj/" text:style-name="Internet_20_link" text:visited-style-name="Visited_20_Internet_20_Link">
https://armyinform.com.ua/2023/05/23/vorog-potuzhno-vidchuvaye-micz-ukrayinskyh-morskyh-pihotyncziv-volodymyr-zelenskyj/</text:a>
</text:p>
      <!--NEWS-->
      <text:h text:style-name="P10" text:outline-level="1">
<text:span text:style-name="T4">
The Government has approved the procedure for selecting and exploring the biological material of prisoners of war</text:span>
</text:h>
      <text:p text:style-name="P4">
Author: ['АРМІЯINFORM']</text:p>
      <text:p text:style-name="P4">
Time: 2023-05-23T35:00:00-04:00</text:p>
      <text:p text:style-name="P4">
Description: Kabіnet Min Striv, hardening the “order of vіdbor, aimed at molecular genetic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19/10/uryad-1-e1638886488113.jpg" text:style-name="Internet_20_link" text:visited-style-name="Visited_20_Internet_20_Link">
uryad-1-e1638886488113.jpg</text:a>
']</text:p>
      <text:p text:style-name="P4">
Tags: ['STOPRUSSIA', 'АГРЕСІЯ РФ', 'ВТОРГНЕННЯ РФ', 'ГЕНОМНА ІНФОРМАЦІЯ', 'КАБІНЕТ МІНІСТРІВ УКРАЇНИ', 'РОСІЙСЬКІ ВІЙСЬКОВОПОЛОНЕНІ']</text:p>
      <text:p text:style-name="P4">
Category: News</text:p>
      <!--METADATA-->
      <text:p text:style-name="P4">
<draw:frame draw:style-name="fr1" draw:name="Image211" text:anchor-type="as-char" svg:width="6.9236in" svg:height="3.964969in" draw:z-index="0">
<draw:image xlink:href="../Images/AРМІЯINFORM/2023-05-23T35-00-00-04-00/uryad-1-e1638886488113.jpg" xlink:type="simple" xlink:show="embed" xlink:actuate="onLoad" draw:mime-type="image/jpeg"/>
</draw:frame>
The Cabinet of Ministers has approved "the order of selection, referral to molecular genetic examination(research)Biological material of Russian -waved for the establishment of genomic information and its storage. "</text:p>
      <text:p text:style-name="P4">
This is stated in the Government Resolution <text:a xlink:type="simple" xlink:href="https://www.kmu.gov.ua/npas/pro-zatverdzhennia-poriadku-vidboru-napravlennia-na-molekuliarno-henetychnu-ekspertyzu-s508-190523" text:style-name="Internet_20_link" text:visited-style-name="Visited_20_Internet_20_Link">
No. 508.</text:a>
As <text:a xlink:type="simple" xlink:href="https://minjust.gov.ua/news/ministry/zatverdjeno-poryadok-vidboru-ta-doslidjennya-biologichnogo-materialu-viyskovopolonenih" text:style-name="Internet_20_link" text:visited-style-name="Visited_20_Internet_20_Link">
notes</text:a>
Deputy Minister of Justice of Ukraine Elena Vysotska, "State registration of genomic information of prisoners of war will facilitate the establishment of persons who have committed criminal offenses during the conduct of operational-search acts in connection with the investigation of crimes related to the military aggression of the Russian Federation."</text:p>
      <text:p text:style-name="P4">
The approved procedure will regulate the issue of selection of biological material material, referring it to a molecular-genetic study of hip.</text:p>
      <text:p text:style-name="P4">
Thus, the issues of selection of biological material-wandeeds for establishing their genomic information are regulated in the order, which will be determined by such selection, the timing Enetic research. The order also contains general positions on the conditions and terms of storage of biological material -bearing.</text:p>
      <text:p text:style-name="P4">
It is noted that specialists from research institutions of forensic examinations, judicial and medical institutions, health care institutions, as well as from medical and experties of the Ministry of Defense, the Ministry of Internal Affairs, the SBU, the State Border Service, the National Police of the Tanatzgarty may be involved in the selection of biological material in prisoners of war.</text:p>
      <text:p text:style-name="P4">
News Source: <text:a xlink:type="simple" xlink:href="https://armyinform.com.ua/2023/05/23/uryad-zatverdyv-poryadok-vidboru-ta-doslidzhennya-biologichnogo-materialu-vijskovopolonenyh/" text:style-name="Internet_20_link" text:visited-style-name="Visited_20_Internet_20_Link">
https://armyinform.com.ua/2023/05/23/uryad-zatverdyv-poryadok-vidboru-ta-doslidzhennya-biologichnogo-materialu-vijskovopolonenyh/</text:a>
</text:p>
      <!--NEWS-->
      <text:h text:style-name="P10" text:outline-level="1">
<text:span text:style-name="T4">
The Commissioner from the missing missing in Sloviansk conducted an exit meeting with the search engines</text:span>
</text:h>
      <text:p text:style-name="P4">
Author: ['АРМІЯINFORM']</text:p>
      <text:p text:style-name="P4">
Time: 2023-05-23T36:00:00-04:00</text:p>
      <text:p text:style-name="P4">
Description: Days of detention of zi tsilich unwind Oleg Kotenko Proviv Vidn Naradu Zhukovm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e7c69535-0a25-4e74-a5ac-fdfd963f0f2d.jpg" text:style-name="Internet_20_link" text:visited-style-name="Visited_20_Internet_20_Link">
e7c69535-0a25-4e74-a5ac-fdfd963f0f2d.jpg</text:a>
']</text:p>
      <text:p text:style-name="P4">
Tags: ['МІНРЕІНТЕГРАЦІЇ', 'ОЛЕГ КОТЕНКО', 'ПОШУК ЗНИКЛИХ БЕЗВІСТИ', 'УПОВНОВАЖЕНИЙ ЗІ ЗНИКЛИХ БЕЗВІСТИ']</text:p>
      <text:p text:style-name="P4">
Category: News</text:p>
      <!--METADATA-->
      <text:p text:style-name="P4">
<draw:frame draw:style-name="fr1" draw:name="Image212" text:anchor-type="as-char" svg:width="6.9236in" svg:height="4.682085in" draw:z-index="0">
<draw:image xlink:href="../Images/AРМІЯINFORM/2023-05-23T36-00-00-04-00/e7c69535-0a25-4e74-a5ac-fdfd963f0f2d.jpg" xlink:type="simple" xlink:show="embed" xlink:actuate="onLoad" draw:mime-type="image/jpeg"/>
</draw:frame>
The other day, Oleg Kotenko, a missing person from missing, held an outbound meeting with search groups. The meeting was held in Slavic. It was also attended by a regional representative in Donetsk region Konstantin Chernikov.</text:p>
      <text:p text:style-name="P4">
About it <text:a xlink:type="simple" xlink:href="https://t.me/minre_ua/3389" text:style-name="Internet_20_link" text:visited-style-name="Visited_20_Internet_20_Link">
reports</text:a>
Ministry of Reintegration of Temporarily Occupied Territories of Ukraine in Telegrams.</text:p>
      <text:p text:style-name="P4">
Currently, searches are working out likely burial places in the liberated systems of Donetsk, Lugansk and Kharkiv regions. Previously, the prolocations where the bodies of the dead were applied were applied to the interactive map. Cessa is more efficient for searching.</text:p>
      <text:p text:style-name="P4">
Immediately after the de -occupation of the territories, they together with the SES and the National Police work out pre -known locations. Only in the last month managed <text:a xlink:type="simple" xlink:href="https://armyinform.com.ua/2023/05/23/za-ostannij-misyacz-poshukovczyam-vdalosya-znajty-50-til-znyklyh-bezvisty-ukrayincziv-oleg-kotenko/" text:style-name="Internet_20_link" text:visited-style-name="Visited_20_Internet_20_Link">
to raise</text:a>
body 50 dead.</text:p>
      <text:p text:style-name="P4">
News Source: <text:a xlink:type="simple" xlink:href="https://armyinform.com.ua/2023/05/23/upovnovazhenyj-zi-znyklyh-bezvisty-u-slov%ca%bcyansku-proviv-vyyiznu-naradu-z-poshukovczyamy/" text:style-name="Internet_20_link" text:visited-style-name="Visited_20_Internet_20_Link">
https://armyinform.com.ua/2023/05/23/upovnovazhenyj-zi-znyklyh-bezvisty-u-slov%ca%bcyansku-proviv-vyyiznu-naradu-z-poshukovczyamy/</text:a>
</text:p>
      <!--NEWS-->
      <text:h text:style-name="P10" text:outline-level="1">
<text:span text:style-name="T4">
May 23 - Marine Corps Day of Ukraine!</text:span>
</text:h>
      <text:p text:style-name="P4">
Author: ['АРМІЯINFORM']</text:p>
      <text:p text:style-name="P4">
Time: 2023-05-23T37:00:00-04:00</text:p>
      <text:p text:style-name="P4">
Description: Schakhota NMS ZSU є Potuzhnoye warehouse Nashogo Vіsyca. For the rocks of VIZHIET ... War with Ukraine 2022, War with Ukraine Latest news today, News War with Ukraine 2022 The last for today, will there be a war between Ukraine and Russia and when, the war with Ukraine in 2022 will be or not, will there be whether there will be, whether there will be, will there The war with Ukraine in the near future says, the war with Ukraine, Ukrainian news today, Ukrainian news in Ukrainian media in Russian</text:p>
      <text:p text:style-name="P4">
Images: ['<text:a xlink:type="simple" xlink:href="https://armyinform.com.ua/wp-content/uploads/2023/05/den-morskoyi-pihoty-ukrayiny-ia-5.jpg" text:style-name="Internet_20_link" text:visited-style-name="Visited_20_Internet_20_Link">
den-morskoyi-pihoty-ukrayiny-ia-5.jpg</text:a>
']</text:p>
      <text:p text:style-name="P4">
Tags: ['МОРСЬКА ПІХОТА']</text:p>
      <text:p text:style-name="P4">
Category: News</text:p>
      <!--METADATA-->
      <text:p text:style-name="P4">
<draw:frame draw:style-name="fr1" draw:name="Image213" text:anchor-type="as-char" svg:width="6.9236in" svg:height="3.894525in" draw:z-index="0">
<draw:image xlink:href="../Images/AРМІЯINFORM/2023-05-23T37-00-00-04-00/den-morskoyi-pihoty-ukrayiny-ia-5.jpg" xlink:type="simple" xlink:show="embed" xlink:actuate="onLoad" draw:mime-type="image/jpeg"/>
</draw:frame>
The Marines of the Navy of the Armed Forces are a powerful component of our army. During the years of the liberation against the rashists, the Marines have repeatedly demonstrated that even more complex situations are motivated soldiers were able to break the course of events and gain a win over the enemy. Even when the enemy prevails.</text:p>
      <text:p text:style-name="P4">
In this long war, the Navy of the Armed Forces of the Navy will demonstrate the power of spirit and loyalty of oathing daily for our independence.</text:p>
      <text:p text:style-name="P4">
Great thanks and honor to you for the dedicated service to the Ukrainian people!</text:p>
      <text:p text:style-name="P4">
Glory to the heroes!</text:p>
      <text:p text:style-name="P4">
News Source: <text:a xlink:type="simple" xlink:href="https://armyinform.com.ua/2023/05/23/23-travnya-den-morskoyi-pihoty-ukrayiny-2/" text:style-name="Internet_20_link" text:visited-style-name="Visited_20_Internet_20_Link">
https://armyinform.com.ua/2023/05/23/23-travnya-den-morskoyi-pihoty-ukrayiny-2/</text:a>
</text:p>
      <!--NEWS-->
      <text:h text:style-name="P10" text:outline-level="1">
<text:span text:style-name="T4">
The transfer of F-16 fighters to Ukraine and the preparation of Ukrainian pilots is a priority for the USA-State Department</text:span>
</text:h>
      <text:p text:style-name="P4">
Author: ['АРМІЯINFORM']</text:p>
      <text:p text:style-name="P4">
Time: 2023-05-23T38:00:00-04:00</text:p>
      <text:p text:style-name="P4">
Description: Transmission of Ukrainian Vinishchyvyv F-16 Nazrai є priory for the United States. About the PID Hour ... The war with Ukraine 2022, the war with Ukraine is the latest news today, the news war with Ukraine 2022 is the last for today, will there be a war between Ukraine and Russia and when, the war with Ukraine in 2022 will be or not, will there be whether there will be, whether there will be, whether there will be The war with Ukraine in the near future says, the war with Ukraine, Ukrainian news today, Ukrainian news in Ukrainian media in Russian</text:p>
      <text:p text:style-name="P4">
Images: ['<text:a xlink:type="simple" xlink:href="https://armyinform.com.ua/wp-content/uploads/2023/05/f-16.jpg" text:style-name="Internet_20_link" text:visited-style-name="Visited_20_Internet_20_Link">
f-16.jpg</text:a>
']</text:p>
      <text:p text:style-name="P4">
Tags: ['F-16', 'ДЕРЖДЕП США', 'ДОПОМОГА ПАРТНЕРІВ', 'НАВЧАННЯ ВІЙСЬКОВИХ', 'СВІТ ПІДТРИМУЄ УКРАЇНУ']</text:p>
      <text:p text:style-name="P4">
Category: News</text:p>
      <!--METADATA-->
      <text:p text:style-name="P4">
<draw:frame draw:style-name="fr1" draw:name="Image214" text:anchor-type="as-char" svg:width="6.9236in" svg:height="3.894525in" draw:z-index="0">
<draw:image xlink:href="../Images/AРМІЯINFORM/2023-05-23T38-00-00-04-00/f-16.jpg" xlink:type="simple" xlink:show="embed" xlink:actuate="onLoad" draw:mime-type="image/jpeg"/>
</draw:frame>
The transfer of F-16 fighter fighters is currently a priority for the United States.</text:p>
      <text:p text:style-name="P4">
About it during a briefing <text:a xlink:type="simple" xlink:href="https://www.state.gov/briefings/department-press-briefing-may-22-2023/" text:style-name="Internet_20_link" text:visited-style-name="Visited_20_Internet_20_Link">
stated</text:a>
US Department Prescretist Matthew Miller.</text:p>
      <text:p text:style-name="P4">
“On granting Ukraine F-16, President <text:span text:style-name="T5">
(USA Joe Biden - Ed.)</text:span>
 It is very clear that we will begin to teach Ukrainian military piloting F-16, and we will be working with our allies and partners on providing F-16 Ukraine, ”Matthew Miller said.</text:p>
      <text:p text:style-name="P4">
He also added that there are currently no reports on when and how the aircraft will be transferred, or from which countries they will arrive. However, the realization of this project will begin "in the coming months".</text:p>
      <text:p text:style-name="P4">
Earlier, US President Joe Biden <text:a xlink:type="simple" xlink:href="https://armyinform.com.ua/2023/05/21/amerykanski-vijskovi-pochnut-trenuvaty-ukrayinskyh-pilotiv-dlya-f-16-dzho-bajden/" text:style-name="Internet_20_link" text:visited-style-name="Visited_20_Internet_20_Link">
declared</text:a>
that the non-American military will begin to train Ukrainian pilots for the F-16.</text:p>
      <text:p text:style-name="P4">
News Source: <text:a xlink:type="simple" xlink:href="https://armyinform.com.ua/2023/05/23/peredacha-vynyshhuvachiv-f-16-ukrayini-ta-pidgotovka-ukrayinskyh-pilotiv-ye-priorytetom-dlya-ssha-derzhdep/" text:style-name="Internet_20_link" text:visited-style-name="Visited_20_Internet_20_Link">
https://armyinform.com.ua/2023/05/23/peredacha-vynyshhuvachiv-f-16-ukrayini-ta-pidgotovka-ukrayinskyh-pilotiv-ye-priorytetom-dlya-ssha-derzhdep/</text:a>
</text:p>
      <!--NEWS-->
      <text:h text:style-name="P10" text:outline-level="1">
<text:span text:style-name="T4">
Briefing on demining of territories with the participation of the representative of the State Security Service of MOU</text:span>
</text:h>
      <text:p text:style-name="P4">
Author: ['АРМІЯINFORM']</text:p>
      <text:p text:style-name="P4">
Time: 2023-05-23T39:00:00-04:00</text:p>
      <text:p text:style-name="P4">
Description: https://www.youtube.com/watch?v=po9kui5mmk5e with Military Media Center to go through briefing ... War with Ukraine 2022, War with Ukraine today, News War with Ukraine 2022 Last today, will there be a war between Ukraine And when Russia and the war with Ukraine in 2022 will be or not, will there be a war with Ukraine in the near future, the war with Ukraine, Ukraine’s news today, Ukrainian news in Ukrainian media in Russian</text:p>
      <text:p text:style-name="P4">
Images: []</text:p>
      <text:p text:style-name="P4">
Tags: ['БРИФІНГ', 'ДЕРЖСПЕЦТРАНССЛУЖБА', 'РОЗМІНУВАННЯ']</text:p>
      <text:p text:style-name="P4">
Category: News</text:p>
      <!--METADATA-->
      <text:p text:style-name="P4">
The Military Media Center has a briefing and the topic <text:span text:style-name="T4">
 "Demanding the territorial units of the State Special Transport Service of the Ministry of Defense" </text:span>
 with the participation of the representative of the State Special Transport Service of the Ministry of Defense of Ukraine.</text:p>
      <text:p text:style-name="P4">
The briefing is about:</text:p>
      <ol>
        <li>
The progress of fulfillment of tasks for demining the territories by the units of the State Support Service; 2. Preparation of sappers taking into account the experience of current risks.</li>
      </ol>
      <text:p text:style-name="P4">
News Source: <text:a xlink:type="simple" xlink:href="https://armyinform.com.ua/2023/05/23/bryfing-shhodo-rozminuvannya-terytorij-za-uchasti-predstavnyka-derzhspecztranssluzhby-mou/" text:style-name="Internet_20_link" text:visited-style-name="Visited_20_Internet_20_Link">
https://armyinform.com.ua/2023/05/23/bryfing-shhodo-rozminuvannya-terytorij-za-uchasti-predstavnyka-derzhspecztranssluzhby-mou/</text:a>
</text:p>
      <!--NEWS-->
      <text:h text:style-name="P10" text:outline-level="1">
<text:span text:style-name="T4">
Alexei Reznikov congratulated the Marines on a professional holiday</text:span>
</text:h>
      <text:p text:style-name="P4">
Author: ['АРМІЯINFORM']</text:p>
      <text:p text:style-name="P4">
Time: 2023-05-23T40:00:00-04:00</text:p>
      <text:p text:style-name="P4">
Description: Miniter defense of Ukraine Oleksii Reznikov Provitav Morsky Pikhotsiv with a profession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image_2023-05-23_10-12-26.png" text:style-name="Internet_20_link" text:visited-style-name="Visited_20_Internet_20_Link">
image_2023-05-23_10-12-26.png</text:a>
']</text:p>
      <text:p text:style-name="P4">
Tags: ['ДЕНЬ МОРСЬКОЇ ПІХОТИ УКРАЇНИ', 'ОЛЕКСІЙ РЕЗНІКОВ', 'ОФІЦІЙНО']</text:p>
      <text:p text:style-name="P4">
Category: News</text:p>
      <!--METADATA-->
      <text:p text:style-name="P4">
<draw:frame draw:style-name="fr1" draw:name="Image215" text:anchor-type="as-char" svg:width="6.9236in" svg:height="2.76367in" draw:z-index="0">
<draw:image xlink:href="../Images/AРМІЯINFORM/2023-05-23T40-00-00-04-00/image_2023-05-23_10-12-26.png" xlink:type="simple" xlink:show="embed" xlink:actuate="onLoad" draw:mime-type="image/png"/>
</draw:frame>
The Minister of Defense of Ukraine Oleksiy Reznikov congratulated the Marines with a vocational holiday.</text:p>
      <text:p text:style-name="P4">
Greetings to the head of the Ukrainian Defense Office <text:a xlink:type="simple" xlink:href="https://www.facebook.com/reznikovoleksii/posts/pfbid0w2wVWfq5NmN6SHgvfTcT8Perm9pb3Ltwg8YiqamRCiBBG457pzvGRHPTKQ18xDwXl" text:style-name="Internet_20_link" text:visited-style-name="Visited_20_Internet_20_Link">
placed</text:a>
in Facebook.</text:p>
      <text:p text:style-name="P4">
“The warriors of the three elements - the earth, water and heaven today celebrate their day. A day of night horror in the berets of the color of the storm wave, ”Oleksireznikov wrote.</text:p>
      <text:p text:style-name="P4">
He recalled that during the years of ATO/OOS, Ukrainian Marines argued every time: where they have a position they are - there will be non -conversations.</text:p>
      <text:p text:style-name="P4">
“The start of the large -scale war was met at the forefront, where the titanic courage was shown and the enemy was difficult to describe the enemy. And today they are in the release of Ukrainian land from invaders. The enemy should be thoughtful: even at such a difficult time, we form new units of infantry, which will inevitably bring them closer to the Cobzon concert.</text:p>
      <text:p text:style-name="P4">
It is proud that I have friends among Ukrainian marines, proud that samples of wedge weapons come to them, proud to be Ukrainian near them.</text:p>
      <text:p text:style-name="P4">
Happy Holidays, Break!Semper fi!” - said Alexei Reznikov.</text:p>
      <text:p text:style-name="P4">
News Source: <text:a xlink:type="simple" xlink:href="https://armyinform.com.ua/2023/05/23/oleksij-reznikov-pryvitav-morskyh-pihotyncziv-z-profesijnym-svyatom/" text:style-name="Internet_20_link" text:visited-style-name="Visited_20_Internet_20_Link">
https://armyinform.com.ua/2023/05/23/oleksij-reznikov-pryvitav-morskyh-pihotyncziv-z-profesijnym-svyatom/</text:a>
</text:p>
      <!--NEWS-->
      <text:h text:style-name="P10" text:outline-level="1">
<text:span text:style-name="T4">
Heroes Day: The Stories</text:span>
</text:h>
      <text:p text:style-name="P4">
Author: ['Сергій Зятьєв']</text:p>
      <text:p text:style-name="P4">
Time: 2023-05-23T41:00:00-04:00</text:p>
      <text:p text:style-name="P4">
Description: Heroes' Day has been an honor for Ukrainian warriors - Bortyv for the will of Ukraine, face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en-gero〓〓v.jpg" text:style-name="Internet_20_link" text:visited-style-name="Visited_20_Internet_20_Link">
en-gero〓〓v.jpg</text:a>
', '<text:a xlink:type="simple" xlink:href="https://armyinform.com.ua/wp-content/uploads/2023/05/general-horunzhyj-oleksa-almazov.jpg" text:style-name="Internet_20_link" text:visited-style-name="Visited_20_Internet_20_Link">
general-horunzhyj-oleksa-almazov.jpg</text:a>
', '<text:a xlink:type="simple" xlink:href="https://armyinform.com.ua/wp-content/uploads/2023/05/yevgen-konovalecz.jpg" text:style-name="Internet_20_link" text:visited-style-name="Visited_20_Internet_20_Link">
yevgen-konovalecz.jpg</text:a>
', '<text:a xlink:type="simple" xlink:href="https://armyinform.com.ua/wp-content/uploads/2023/05/roman-darmograj.jpg" text:style-name="Internet_20_link" text:visited-style-name="Visited_20_Internet_20_Link">
roman-darmograj.jpg</text:a>
', '<text:a xlink:type="simple" xlink:href="https://armyinform.com.ua/wp-content/uploads/2023/05/valerij-lyulka.jpg" text:style-name="Internet_20_link" text:visited-style-name="Visited_20_Internet_20_Link">
valerij-lyulka.jpg</text:a>
', '<text:a xlink:type="simple" xlink:href="https://armyinform.com.ua/wp-content/uploads/2023/05/rogovczeva.jpg" text:style-name="Internet_20_link" text:visited-style-name="Visited_20_Internet_20_Link">
rogovczeva.jpg</text:a>
']</text:p>
      <text:p text:style-name="P4">
Tags: ['ВТОРГНЕННЯ РФ', 'ДЕНЬ ГЕРОЇВ', 'УНР', 'УПА']</text:p>
      <text:p text:style-name="P4">
Category: News</text:p>
      <!--METADATA-->
      <text:p text:style-name="P4">
<draw:frame draw:style-name="fr1" draw:name="Image216" text:anchor-type="as-char" svg:width="6.9236in" svg:height="4.592655in" draw:z-index="0">
<draw:image xlink:href="../Images/AРМІЯINFORM/2023-05-23T41-00-00-04-00/en-gero〓〓v.jpg" xlink:type="simple" xlink:show="embed" xlink:actuate="onLoad" draw:mime-type="image/jpeg"/>
</draw:frame>
<text:span text:style-name="T4">
 Heroes Day is established in honor of Ukrainian soldiers - fighters for the will of Ukraine, knights of Kievan Rus, Cossacks of the Hetman's Age, Haydamak, Sich Sagittarius, UNR soldiers, UPA. In April 1941 in Krakow. The Zadyan times were celebrated mostly by the former UPA soldiers, the dissident other "anti -Soviet elements". Underground, of course. </text:span>
</text:p>
      <text:p text:style-name="P4">
<text:span text:style-name="T4">
 Heroes Day is gaining special weight now when the war continues in Ukraine… Who are they - Ukrainian heroes of different times? </text:span>
</text:p>
      <text:h text:style-name="P12" text:outline-level="3">
<text:span text:style-name="T4">
<text:span text:style-name="T4">
 General-Hoorzhi Oleksa Diamozov was awarded the highest award in the Armuunor </text:span>
</text:span>
</text:h>
      <text:p text:style-name="P4">
During the First World War, Colonel Oleksa Diamozov commanded the First Kino-Mountain Division. He was distinguished by his extraordinary courage. In 1919, he participated in the successful offensive of the UNR Army from the Drazhny district to Vapnyarka, the Poor for Kamianets-Podilskyi, Vinnitsa and Kiev. He fought against the Bolsheviks and in front of the White Guards.</text:p>
      <text:p text:style-name="P4">
<draw:frame draw:style-name="fr1" draw:name="Image217" text:anchor-type="as-char" svg:width="6.9236in" svg:height="5.1927in" draw:z-index="0">
<draw:image xlink:href="../Images/AРМІЯINFORM/2023-05-23T41-00-00-04-00/general-horunzhyj-oleksa-almazov.jpg" xlink:type="simple" xlink:show="embed" xlink:actuate="onLoad" draw:mime-type="image/jpeg"/>
</draw:frame>
In March 1921, he was increased to the title of General-Hourunji UNR Army. He was awarded the highest winter campaign of 1919-1920 in the UNR army - the Iron Cross "For the Winter Hike and Fighting".</text:p>
      <text:p text:style-name="P4">
Subsequently, when the Ukrainian army had to retreat for Zbruch, Oleksa Diamonda with his soldiers was interned and moved by the former Polish Allies to the camp in Vladovtsi, in Poland.</text:p>
      <text:p text:style-name="P4">
_</text:p>
      <text:p text:style-name="P4">
In 2018, the 406th Separate Artillery Brigade of the Coast Defense of VMSSUKRAIN was named after Alexei Diamozov, General-Crown ...</text:p>
      <text:p text:style-name="P4">
_</text:p>
      <text:p text:style-name="P4">
Oleksa Diamozov died on December 13, 1936. In 2016, the streets, named after him, appeared in Kyiv, Kherson Talutsk. And in 2018, his name was administered by the artillery brigade of the Coast Defense of the Navy of Ukraine ...</text:p>
      <text:h text:style-name="P12" text:outline-level="3">
<text:span text:style-name="T4">
<text:span text:style-name="T4">
 Colonel Yevgeny Konovalets devoted his life to fighting the Muscovites </text:span>
</text:span>
</text:h>
      <text:p text:style-name="P4">
Yevgeny Konovalets was born on June 14, 1891 in a teaching family in Selyzashkiv, near Lviv. After his studies at a public school and at the gymnasium he was amazed at Lviv University. In 1914, he was mobilized by the Dostric Army, and in 1915 he got to Russian captivity. In the fall of 1917, the young officer went to Kiev, where he participated in the creation of the Ukrainian Armed Forces: first the Sich Riflemen, Azgod and Corps.</text:p>
      <text:p text:style-name="P4">
<draw:frame draw:style-name="fr1" draw:name="Image218" text:anchor-type="as-char" svg:width="6.9236in" svg:height="3.89773in" draw:z-index="0">
<draw:image xlink:href="../Images/AРМІЯINFORM/2023-05-23T41-00-00-04-00/yevgen-konovalecz.jpg" xlink:type="simple" xlink:show="embed" xlink:actuate="onLoad" draw:mime-type="image/jpeg"/>
</draw:frame>
</text:p>
      <text:p text:style-name="P4">
_</text:p>
      <text:p text:style-name="P4">
Moscow after the destruction of Simon Petliura saw in the person of Yevgeny Konovalets of her main enemy</text:p>
      <text:p text:style-name="P4">
_</text:p>
      <text:p text:style-name="P4">
After the destruction of Simon Petliura, Moscow saw in the person of Yevgeny Konovalets of her main enemy. Therefore, the Moscow terrorist Pavel Sudoplatovplklav was sent to the colonel to the car of explosives. The life of the hero was cut short on May 23, 1938 in Rotterdam ...</text:p>
      <text:h text:style-name="P12" text:outline-level="3">
<text:span text:style-name="T4">
<text:span text:style-name="T4">
 Roman Darmogray received the title of Hero of Ukraine for a four -hour defense operation </text:span>
</text:span>
</text:h>
      <text:p text:style-name="P4">
In his 28 years, the young and talented commander Roman Darmogray entered the "30 to 30: the face of the future" from Forbes. " He graduated from the National Academy of Land Forces named after Hetman Peter Sahaidachny and has been served in the 72nd separate mechanized brigade since then.</text:p>
      <text:p text:style-name="P4">
<draw:frame draw:style-name="fr1" draw:name="Image219" text:anchor-type="as-char" svg:width="6.9236in" svg:height="5.976504in" draw:z-index="0">
<draw:image xlink:href="../Images/AРМІЯINFORM/2023-05-23T41-00-00-04-00/roman-darmograj.jpg" xlink:type="simple" xlink:show="embed" xlink:actuate="onLoad" draw:mime-type="image/jpeg"/>
</draw:frame>
He defended Avdiivka during the most fierce battles and from the beginning of the Great War, the battalion, under his leadership, stopped an attack on Kiev by Brovary. It is at the same time, during the Russian invasion of Ukraine in 2022, he planned the defense of the settlements Pukhivka, Rozhivka and Kalinovkabrovarsky district of Kyiv region, creating an effective system of fire units of the mechanized brigade battalion.</text:p>
      <text:p text:style-name="P4">
_</text:p>
      <text:p text:style-name="P4">
After almost four -hour battle, 17 tanks, 3 BMPs and up to 55 enemy fighters were destroyed on March 9</text:p>
      <text:p text:style-name="P4">
_</text:p>
      <text:p text:style-name="P4">
After almost four -hour battle, 17 tanks, 3 BMPs and up to 55 enemy fighters were destroyed on March 9. For this defensive organization, the novel received the title of hero of Ukraine.</text:p>
      <text:h text:style-name="P12" text:outline-level="3">
<text:span text:style-name="T4">
<text:span text:style-name="T4">
 Valery Lulka with call sign "Grandfather" was killed by helping a wounded fighter </text:span>
</text:span>
</text:h>
      <text:p text:style-name="P4">
From the first days of a large-scale invasion of the 59-year-old head of the village of Hlyhochokhnovuyuyvin community, in Zhytomyr region, Valery Lyulka was among those who were in queues to the territorial centers of completion.</text:p>
      <text:p text:style-name="P4">
“Did you look into your passport when you looked for the last time? - answered him. - You will "hit" sixty months. So take care of your grandchildren and engage in a home. ”</text:p>
      <text:p text:style-name="P4">
<draw:frame draw:style-name="fr1" draw:name="Image220" text:anchor-type="as-char" svg:width="6.9236in" svg:height="5.1927in" draw:z-index="0">
<draw:image xlink:href="../Images/AРМІЯINFORM/2023-05-23T41-00-00-04-00/valerij-lyulka.jpg" xlink:type="simple" xlink:show="embed" xlink:actuate="onLoad" draw:mime-type="image/jpeg"/>
</draw:frame>
But a veteran of military service, a retired senior ensign, and the former consignment did not give up, and in the end in May last year returned to the home that he was found in a separate brigade-specific purpose of Ivan Bohun "Wild Field".After the battalion was formed, he departed to Kherson region and then the Kharkiv Region. Initially, he served in a relatively quiet position, but achieved the transfer to the intelligence unit. According to his diters, Valery Petrovich was not only an extremely courageous person, but a distinctly prepared fighter. When some responsible and risky man was put, he demanded that they be sent him, not a young fighter.</text:p>
      <text:p text:style-name="P4">
When I asked the brothers of the cradle to tell about the combat episode from his life, they spread their hands, they say, "and they have all of us."</text:p>
      <text:p text:style-name="P4">
_</text:p>
      <text:p text:style-name="P4">
"Grandfather" was wounded in the back in the morning but refused to evacuate, not wanting to stir up brothers during the enemy's counter -offensive</text:p>
      <text:p text:style-name="P4">
_</text:p>
      <text:p text:style-name="P4">
During the liberation of one of the villages, our boys seized the enemy's support points with a ripped weapon and ammunition. Valery Petrovich with the call sign "Grandfather" of the lazy was wounded in his back, but refused to evacuate, not wanting to leave the books, as the counter -offensive of the enemy began with great forces. In the unit, many wounded and the commander made the decision to retreat from the village of pre -strategic height. This retreat and evacuation of the wounded was covered by Valerypetrovich and Sergeant with the Sam's call sign. Having spread the enemy machine guns with the name of the reference point, they held back the enemy for several hours. The result during the day and helping the wounded fighter, he was struck by a fragmentary mine and died instantly.</text:p>
      <text:p text:style-name="P4">
The unit commander Andriy Malakhov highly appreciated the feat of Valery Petrovich's masterpiece and submitted documents for awarding the hero with a high state award. He responds about his brother: “The highest honor for the warrior is to die in battle. This is true. But this understanding does not become easier, the pain of loss does not subsides and tears do not dry. Valery Petrovich in our unit was the oldest in age. Therefore, the call sign had the appropriate - "grandfather". Due to the age, he was torn, in the literal sense of the word, into battle. In that battle and got wounded, but did not leave the position, providing fire covering the wounded, which was very many. The price of his own life has retained his twin '...</text:p>
      <text:h text:style-name="P12" text:outline-level="3">
<text:span text:style-name="T4">
<text:span text:style-name="T4">
 “They are all heroes. And let them keep God… ”</text:span>
</text:span>
</text:h>
      <text:p text:style-name="P4">
People's Artist of Ukraine, Laureate of the Taras Shevchenko National Prize, Hero of Ukraine Ada Rogovtseva repeatedly visited Ukrainian soldiers, which was protected by the Donetsk airport.</text:p>
      <text:p text:style-name="P4">
<draw:frame draw:style-name="fr1" draw:name="Image221" text:anchor-type="as-char" svg:width="6.9236in" svg:height="5.1927in" draw:z-index="0">
<draw:image xlink:href="../Images/AРМІЯINFORM/2023-05-23T41-00-00-04-00/rogovczeva.jpg" xlink:type="simple" xlink:show="embed" xlink:actuate="onLoad" draw:mime-type="image/jpeg"/>
</draw:frame>
</text:p>
      <text:p text:style-name="P4">
It was because of such guys that I started visiting our soldiers. They are all heroes. And let God protect them. I will not give up my position for any money. I support my homeland before the aggression of the tremendous monster, I do not want to make the slaves again ...</text:p>
      <text:p text:style-name="P4">
News Source: <text:a xlink:type="simple" xlink:href="https://armyinform.com.ua/2023/05/23/den-geroyiv-istoriyi-zvytyagy-ukrayincziv-riznyh-chasiv/" text:style-name="Internet_20_link" text:visited-style-name="Visited_20_Internet_20_Link">
https://armyinform.com.ua/2023/05/23/den-geroyiv-istoriyi-zvytyagy-ukrayincziv-riznyh-chasiv/</text:a>
</text:p>
      <!--NEWS-->
      <text:h text:style-name="P10" text:outline-level="1">
<text:span text:style-name="T4">
Thank you for professionalism, sustainability and endurance: the Commander -in -Chief of the Armed Forces congratulated the Marines</text:span>
</text:h>
      <text:p text:style-name="P4">
Author: ['АРМІЯINFORM']</text:p>
      <text:p text:style-name="P4">
Time: 2023-05-23T42:00:00-04:00</text:p>
      <text:p text:style-name="P4">
Description: ZSU General Valeriy Zaluzhny at the Day of Kloksi Khokhoti Klakhota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5/2730470-e1661171404394.jpg" text:style-name="Internet_20_link" text:visited-style-name="Visited_20_Internet_20_Link">
2730470-e1661171404394.jpg</text:a>
']</text:p>
      <text:p text:style-name="P4">
Tags: ['ГОЛОВНОКОМАНДУВАЧ ЗБРОЙНИХ СИЛ УКРАЇНИ', 'ДЕНЬ МОРСЬКОЇ ПІХОТИ УКРАЇНИ']</text:p>
      <text:p text:style-name="P4">
Category: News</text:p>
      <!--METADATA-->
      <text:p text:style-name="P4">
<draw:frame draw:style-name="fr1" draw:name="Image222" text:anchor-type="as-char" svg:width="6.9236in" svg:height="3.660754in" draw:z-index="0">
<draw:image xlink:href="../Images/AРМІЯINFORM/2023-05-23T42-00-00-04-00/2730470-e1661171404394.jpg" xlink:type="simple" xlink:show="embed" xlink:actuate="onLoad" draw:mime-type="image/jpeg"/>
</draw:frame>
The Commander -in -Chief of the Armed Forces General Valery Zaluzhny on the day of the Marine Corps of Ukraine said servicemen and thanked them for their professionalism, stability of the Tabor.</text:p>
      <text:p text:style-name="P4">
He [wrote] about it(https://t.me/CinCAFU/502)In his telegram channel.</text:p>
      <text:p text:style-name="P4">
“You courageously defend our country from Russian invaders, performing the most complex tasks on earth, at sea and in the air. "Faithful always!" From the day infantry of Ukraine!” He wrote.</text:p>
      <text:p text:style-name="P4">
As it was reported, on May 23 in Ukraine <text:a xlink:type="simple" xlink:href="https://armyinform.com.ua/2023/05/23/23-travnya-den-morskoyi-pihoty-ukrayiny-2/" text:style-name="Internet_20_link" text:visited-style-name="Visited_20_Internet_20_Link">
celebrated</text:a>
Marines Day.</text:p>
      <text:p text:style-name="P4">
News Source: <text:a xlink:type="simple" xlink:href="https://armyinform.com.ua/2023/05/23/dyakuyu-za-profesijnist-stijkist-ta-vytryvalist-golovnokomanduvach-zsu-pryvitav-morpihiv/" text:style-name="Internet_20_link" text:visited-style-name="Visited_20_Internet_20_Link">
https://armyinform.com.ua/2023/05/23/dyakuyu-za-profesijnist-stijkist-ta-vytryvalist-golovnokomanduvach-zsu-pryvitav-morpihiv/</text:a>
</text:p>
      <!--NEWS-->
      <text:h text:style-name="P10" text:outline-level="1">
<text:span text:style-name="T4">
The flanks in the north and south of Bakhmut have a slight advancement - Anna Malyar</text:span>
</text:h>
      <text:p text:style-name="P4">
Author: ['АРМІЯINFORM']</text:p>
      <text:p text:style-name="P4">
Time: 2023-05-23T43:00:00-04:00</text:p>
      <text:p text:style-name="P4">
Description: At the submarines of Bakhmut Trivayati, the Vorog is to be bayed by Vigidni Put, Ale Yoma Tse ... War with Ukraine 2022, War with Ukraine Latest news today, News War with Ukraine 2022 The last ones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129656707_19dcdcfc-0f77-4194-8e2f-212d6aebfaea.jpg" text:style-name="Internet_20_link" text:visited-style-name="Visited_20_Internet_20_Link">
129656707_19dcdcfc-0f77-4194-8e2f-212d6aebfaea.jpg</text:a>
']</text:p>
      <text:p text:style-name="P4">
Tags: ['АГРЕСІЯ РФ', 'БАХМУТСЬКИЙ НАПРЯМОК', 'ВТОРГНЕННЯ РФ', 'ГАННА МАЛЯР']</text:p>
      <text:p text:style-name="P4">
Category: News</text:p>
      <!--METADATA-->
      <text:p text:style-name="P4">
<draw:frame draw:style-name="fr1" draw:name="Image223" text:anchor-type="as-char" svg:width="6.9236in" svg:height="3.894525in" draw:z-index="0">
<draw:image xlink:href="../Images/AРМІЯINFORM/2023-05-23T43-00-00-04-00/129656707_19dcdcfc-0f77-4194-8e2f-212d6aebfaea.jpg" xlink:type="simple" xlink:show="embed" xlink:actuate="onLoad" draw:mime-type="image/jpeg"/>
</draw:frame>
Fighting continues in the suburbs of Bakhmut, the enemy tries to take a favorable loan, but he fails. In certain areas the enemy is in defense. Carries largecrows.</text:p>
      <text:p text:style-name="P4">
About it <text:a xlink:type="simple" xlink:href="https://t.me/annamaliar/790" text:style-name="Internet_20_link" text:visited-style-name="Visited_20_Internet_20_Link">
reported</text:a>
Deputy Minister of Defense of Ukraine Anna Malyar, stating that there is a slight promotion on the flanks in the north and south of Bakhmut.</text:p>
      <text:p text:style-name="P4">
“This era, the activity of the enemy's offensive actions in the Bakhmut direction was somewhat. However, the number of shelling is steadily high, ” - said.</text:p>
      <text:p text:style-name="P4">
In Bakhmut, according to Anna Malyar, the battles have decreased, the enemy continues the processing of the areas taken under control.</text:p>
      <text:p text:style-name="P4">
"Our troops control the southwestern outskirts of the city in the area" Airplane "," the Deputy Minister of Defense of Ukraine.</text:p>
      <text:p text:style-name="P4">
News Source: <text:a xlink:type="simple" xlink:href="https://armyinform.com.ua/2023/05/23/po-flangah-na-pivnochi-i-pivdni-vid-bahmuta-u-nas-ye-neznachne-prosuvannya-ganna-malyar/" text:style-name="Internet_20_link" text:visited-style-name="Visited_20_Internet_20_Link">
https://armyinform.com.ua/2023/05/23/po-flangah-na-pivnochi-i-pivdni-vid-bahmuta-u-nas-ye-neznachne-prosuvannya-ganna-malyar/</text:a>
</text:p>
      <!--NEWS-->
      <text:h text:style-name="P10" text:outline-level="1">
<text:span text:style-name="T4">
Russia has lost over 100,000 people in Bakhmut's battles - GUR</text:span>
</text:h>
      <text:p text:style-name="P4">
Author: ['АРМІЯINFORM']</text:p>
      <text:p text:style-name="P4">
Time: 2023-05-23T44:00:00-04:00</text:p>
      <text:p text:style-name="P4">
Description: Fold the Rosieki puptsyni vіsyk PID Bakhmut is superpinally large - Podn 100 Tisisyach.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20230523-01.jpg" text:style-name="Internet_20_link" text:visited-style-name="Visited_20_Internet_20_Link">
20230523-01.jpg</text:a>
']</text:p>
      <text:p text:style-name="P4">
Tags: ['БОЇ ЗА БАХМУТ', 'ВТРАТИ ПРОТИВНИКА', 'ГУР МІНОБОРОНИ УКРАЇНИ', 'СХІД УКРАЇНИ']</text:p>
      <text:p text:style-name="P4">
Category: News</text:p>
      <!--METADATA-->
      <text:p text:style-name="P4">
<draw:frame draw:style-name="fr1" draw:name="Image224" text:anchor-type="as-char" svg:width="6.9236in" svg:height="4.370522in" draw:z-index="0">
<draw:image xlink:href="../Images/AРМІЯINFORM/2023-05-23T44-00-00-04-00/20230523-01.jpg" xlink:type="simple" xlink:show="embed" xlink:actuate="onLoad" draw:mime-type="image/jpeg"/>
</draw:frame>
The loss of Russian occupation troops under Bakhmut is extremely large - more than 1,100 thousand.</text:p>
      <text:p text:style-name="P4">
About it <text:a xlink:type="simple" xlink:href="https://gur.gov.ua/content/vtraty-rosiiski-pid-bakhmutom-kolosalni.html" text:style-name="Internet_20_link" text:visited-style-name="Visited_20_Internet_20_Link">
reported</text:a>
Representative of the Main Directorate of Intelligence of the Ministry of Defense Andriy Yusov.</text:p>
      <text:p text:style-name="P4">
“The loss of Russian under Bakhmut is truly enormous. They are completely inconsistent with the goals nor the results obtained, ” - summed up the representative of Ukraine's military intelligence.</text:p>
      <text:p text:style-name="P4">
According to preliminary information, in Bakhmut the enemy <text:a xlink:type="simple" xlink:href="https://armyinform.com.ua/2023/05/23/rashysty-prodovzhuyut-vesty-nastupalni-diyi-na-bahmut-boyi-za-misto-tryvayut/" text:style-name="Internet_20_link" text:visited-style-name="Visited_20_Internet_20_Link">
tries</text:a>
To capture the southwestern part of the city, the forces of Ukraine's defense are counterattacking the occupier on the flanks.</text:p>
      <text:p text:style-name="P4">
News Source: <text:a xlink:type="simple" xlink:href="https://armyinform.com.ua/2023/05/23/rosiya-vtratyla-u-boyah-za-bahmut-ponad-100-tysyach-osib-gur/" text:style-name="Internet_20_link" text:visited-style-name="Visited_20_Internet_20_Link">
https://armyinform.com.ua/2023/05/23/rosiya-vtratyla-u-boyah-za-bahmut-ponad-100-tysyach-osib-gur/</text:a>
</text:p>
      <!--NEWS-->
      <text:h text:style-name="P10" text:outline-level="1">
<text:span text:style-name="T4">
On Marines Day, the President of Ukraine visited the leading positions of Ukrainian defenders in Donetsk region</text:span>
</text:h>
      <text:p text:style-name="P4">
Author: ['АРМІЯINFORM']</text:p>
      <text:p text:style-name="P4">
Time: 2023-05-23T45:00:00-04:00</text:p>
      <text:p text:style-name="P4">
Description: Syogodnі, 23 Herbails, President Volodymyr Zelensky, Nasty Day of Klokso Pikhoti Vidvіdav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hoto_5433872055033514214_y.jpg" text:style-name="Internet_20_link" text:visited-style-name="Visited_20_Internet_20_Link">
photo_5433872055033514214_y.jpg</text:a>
', '<text:a xlink:type="simple" xlink:href="https://armyinform.com.ua/wp-content/uploads/2023/05/photo_5433872055033514223_y-150x150.jpg" text:style-name="Internet_20_link" text:visited-style-name="Visited_20_Internet_20_Link">
photo_5433872055033514223_y-150x150.jpg</text:a>
', '<text:a xlink:type="simple" xlink:href="https://armyinform.com.ua/wp-content/uploads/2023/05/photo_5433872055033514220_y-150x150.jpg" text:style-name="Internet_20_link" text:visited-style-name="Visited_20_Internet_20_Link">
photo_5433872055033514220_y-150x150.jpg</text:a>
', '<text:a xlink:type="simple" xlink:href="https://armyinform.com.ua/wp-content/uploads/2023/05/f252b43c-a422-49b5-b31d-5a7c9aff089b-e1684831037334.jpg" text:style-name="Internet_20_link" text:visited-style-name="Visited_20_Internet_20_Link">
f252b43c-a422-49b5-b31d-5a7c9aff089b-e1684831037334.jpg</text:a>
']</text:p>
      <text:p text:style-name="P4">
Tags: ['ВОЛОДИМИР ЗЕЛЕНСЬКИЙ', 'ДЕНЬ МОРСЬКОЇ ПІХОТИ']</text:p>
      <text:p text:style-name="P4">
Category: News</text:p>
      <!--METADATA-->
      <text:p text:style-name="P4">
<draw:frame draw:style-name="fr1" draw:name="Image225" text:anchor-type="as-char" svg:width="6.9236in" svg:height="4.61393in" draw:z-index="0">
<draw:image xlink:href="../Images/AРМІЯINFORM/2023-05-23T45-00-00-04-00/photo_5433872055033514214_y.jpg" xlink:type="simple" xlink:show="embed" xlink:actuate="onLoad" draw:mime-type="image/jpeg"/>
</draw:frame>
Today, on May 23, President Volodymyr Zelenskyy visited the leading positions of the Armed Forces of Ukraine in the defense lane of Kulledar - Marinka in Donetsk region.</text:p>
      <text:p text:style-name="P4">
About it <text:a xlink:type="simple" xlink:href="https://www.president.gov.ua/news/u-den-morskoyi-pihoti-prezident-ukrayini-vidvidav-peredovi-p-83109" text:style-name="Internet_20_link" text:visited-style-name="Visited_20_Internet_20_Link">
reports</text:a>
Office of the President of Ukraine.</text:p>
      <text:p text:style-name="P4">
The Commander-in-Chief Heard the report of the commander of the Marines of the Donetsk Marine Corps, Lieutenant General Yuri Sodole on the current situation of the frontal area of the front.</text:p>
      <text:p text:style-name="P4">
<text:a xlink:type="simple" xlink:href="https://armyinform.com.ua/wp-content/uploads/2023/05/photo_5433872055033514223_y.jpg" text:style-name="Internet_20_link" text:visited-style-name="Visited_20_Internet_20_Link">
!(Images/AРМІЯINFORM/2023-05-23T45-00-00-04-00/photo_5433872055033514223_y-150x150.jpg)</text:a>
</text:p>
      <text:p text:style-name="P4">
<text:a xlink:type="simple" xlink:href="https://armyinform.com.ua/wp-content/uploads/2023/05/photo_5433872055033514220_y.jpg" text:style-name="Internet_20_link" text:visited-style-name="Visited_20_Internet_20_Link">
<draw:frame draw:style-name="fr1" draw:name="Image226" text:anchor-type="as-char" svg:width="6.9236in" svg:height="6.9236in" draw:z-index="0">
<draw:image xlink:href="../Images/AРМІЯINFORM/2023-05-23T45-00-00-04-00/photo_5433872055033514220_y-150x150.jpg" xlink:type="simple" xlink:show="embed" xlink:actuate="onLoad" draw:mime-type="image/jpeg"/>
</draw:frame>
</text:a>
Volodymyr Zelensky emphasized that the Marines are the brotherhood of strong, hardy, faithful, and the calling of fighters who will always demonstrate speed, determination and result.</text:p>
      <text:p text:style-name="P4">
According to the Head of State, since the beginning of the Russian aggression, military units and units of marine infantry reliably keep the defense on the most responsible fires of the front, professionally and confidently destroying the invaders.</text:p>
      <text:p text:style-name="P4">
“Every day on the battlefield, the Ukrainian Marine Infantry proves that it is a powerful force that destroys the enemy, liberates Ukrainian lands, performs the most difficult in the most difficult conditions. And we need more such force. Tomuvid today we significantly increase the potential of marine infantry and create Corpsmore infantry, ”the President said.</text:p>
      <text:p text:style-name="P4">
According to Volodymyr Zelenskyy, new crews will be formed, provided with recent equipment and weapons.</text:p>
      <text:p text:style-name="P4">
<draw:frame draw:style-name="fr1" draw:name="Image227" text:anchor-type="as-char" svg:width="6.9236in" svg:height="3.651117in" draw:z-index="0">
<draw:image xlink:href="../Images/AРМІЯINFORM/2023-05-23T45-00-00-04-00/f252b43c-a422-49b5-b31d-5a7c9aff089b-e1684831037334.jpg" xlink:type="simple" xlink:show="embed" xlink:actuate="onLoad" draw:mime-type="image/jpeg"/>
</draw:frame>
</text:p>
      <text:p text:style-name="P4">
News Source: <text:a xlink:type="simple" xlink:href="https://armyinform.com.ua/2023/05/23/u-den-morskoyi-pihoty-prezydent-ukrayiny-vidvidav-peredovi-pozycziyi-ukrayinskyh-zahysnykiv-na-donechchyni/" text:style-name="Internet_20_link" text:visited-style-name="Visited_20_Internet_20_Link">
https://armyinform.com.ua/2023/05/23/u-den-morskoyi-pihoty-prezydent-ukrayiny-vidvidav-peredovi-pozycziyi-ukrayinskyh-zahysnykiv-na-donechchyni/</text:a>
</text:p>
      <!--NEWS-->
      <text:h text:style-name="P10" text:outline-level="1">
<text:span text:style-name="T4">
A single coordination center was created to monitor the state of mine safety</text:span>
</text:h>
      <text:p text:style-name="P4">
Author: ['Андрій Задубінний']</text:p>
      <text:p text:style-name="P4">
Time: 2023-05-23T46:00:00-04:00</text:p>
      <text:p text:style-name="P4">
Description: With the method of barrel systems to control the rosema Teritor Kerivnitsta Minoborn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konopelnyuk5.jpg" text:style-name="Internet_20_link" text:visited-style-name="Visited_20_Internet_20_Link">
konopelnyuk5.jpg</text:a>
']</text:p>
      <text:p text:style-name="P4">
Tags: ['MILITARY MEDIA CENTER', 'ВТОРГНЕННЯ РФ', 'КООРДИНАЦІЙНИЙ ЦЕНТР', 'МИХАЙЛО КОНОПЕЛЬНЮК', 'МІНИ', 'МІНОБОРОНИ']</text:p>
      <text:p text:style-name="P4">
Category: News</text:p>
      <!--METADATA-->
      <text:p text:style-name="P4">
<draw:frame draw:style-name="fr1" draw:name="Image228" text:anchor-type="as-char" svg:width="6.9236in" svg:height="4.615733in" draw:z-index="0">
<draw:image xlink:href="../Images/AРМІЯINFORM/2023-05-23T46-00-00-04-00/konopelnyuk5.jpg" xlink:type="simple" xlink:show="embed" xlink:actuate="onLoad" draw:mime-type="image/jpeg"/>
</draw:frame>
Mikhail Konopelnyuk</text:p>
      <text:p text:style-name="P4">
In order to create a unified system of mine control system, the management of the Ministry of Defense of Ukraine has made a decision on the creation of a coordination center for monitoring the state of mine safety in the territories of Ukraine. It provides a round -the -clock collection and generalization MU of Ukraine, the Armed Forces of Ukraine on the implementation of non -technical, technical inspections of demining, cleaning/demining of intensified explosive objects of territories, the number of means and forces involved in the implementation of measures and more.</text:p>
      <text:p text:style-name="P4">
This was reported by a senior officer of the Department of Support of the Administration of the State Special Transport Service of the MoD of Ukraine Lieutenant Colonel Mikhail Konopelnyuk during <text:a xlink:type="simple" xlink:href="https://armyinform.com.ua/2023/05/23/bryfing-shhodo-rozminuvannya-terytorij-za-uchasti-predstavnyka-derzhspecztranssluzhby-mou/" text:style-name="Internet_20_link" text:visited-style-name="Visited_20_Internet_20_Link">
briefing</text:a>
VMILITARY MEDIA CENTER.</text:p>
      <text:p text:style-name="P4">
According to Lieutenant Colonel Konopelniuk, the generalization of information helps systematize and accelerate the demining process in Ukraine. Effectively use the existing resource of experts to mine in the most contaminated exchanging objects.</text:p>
      <text:p text:style-name="P4">
News Source: <text:a xlink:type="simple" xlink:href="https://armyinform.com.ua/2023/05/23/dlya-monitoryngu-stanu-minnoyi-bezpeky-na-deokupovanyh-terytoriyah-stvoreno-yedynyj-koordynaczijnyj-czentr/" text:style-name="Internet_20_link" text:visited-style-name="Visited_20_Internet_20_Link">
https://armyinform.com.ua/2023/05/23/dlya-monitoryngu-stanu-minnoyi-bezpeky-na-deokupovanyh-terytoriyah-stvoreno-yedynyj-koordynaczijnyj-czentr/</text:a>
</text:p>
      <!--NEWS-->
      <text:h text:style-name="P10" text:outline-level="1">
<text:span text:style-name="T4">
Ukraine is most polluted with explosive objects in the world</text:span>
</text:h>
      <text:p text:style-name="P4">
Author: ['Євген Проворний']</text:p>
      <text:p text:style-name="P4">
Time: 2023-05-23T47:00:00-04:00</text:p>
      <text:p text:style-name="P4">
Description: Through Rosіyska, the aggression of Ukrainian, accumulated a newly scraper ... War with Ukraine 2022, the war with Ukraine Latest news today, News War with Ukraine 2022 The last for today, will there be a war between Ukraine and Russia and when the war with Ukraine will be either in 2022 or there will be or will be or will be No, will there be a war with Ukraine in the near future, they say, the war with Ukraine, Ukrainian news today, Ukrainian news in Ukrainian media in Russian</text:p>
      <text:p text:style-name="P4">
Images: ['<text:a xlink:type="simple" xlink:href="https://armyinform.com.ua/wp-content/uploads/2023/05/konopelnyuk12.jpg" text:style-name="Internet_20_link" text:visited-style-name="Visited_20_Internet_20_Link">
konopelnyuk12.jpg</text:a>
']</text:p>
      <text:p text:style-name="P4">
Tags: ['MILITARY MEDIA CENTER', 'МИХАЙЛО КОНОПЕЛЬНЮК']</text:p>
      <text:p text:style-name="P4">
Category: News</text:p>
      <!--METADATA-->
      <text:p text:style-name="P4">
<draw:frame draw:style-name="fr1" draw:name="Image229" text:anchor-type="as-char" svg:width="6.9236in" svg:height="4.615733in" draw:z-index="0">
<draw:image xlink:href="../Images/AРМІЯINFORM/2023-05-23T47-00-00-04-00/konopelnyuk12.jpg" xlink:type="simple" xlink:show="embed" xlink:actuate="onLoad" draw:mime-type="image/jpeg"/>
</draw:frame>
Due to Russian aggression, the territory of Ukraine has undergone the most pollution by exchanging objects among the countries of the world. Currently, the survey requires territory of more than 174 thousand square meters. km, of which 14 thousand are marines. It's about a third of our country. Restoration of the deocutious territories, and however, the reconstruction of housing, transport and critical infrastructure, are only possible under the conditions of humanitarian mine.</text:p>
      <text:p text:style-name="P4">
This was reported by a senior officer of the Department of Support of the Administration of the State Special Transport Service of the MoD of Ukraine Lieutenant Colonel Mikhail Konopelnyuk during <text:a xlink:type="simple" xlink:href="https://armyinform.com.ua/2023/05/23/bryfing-shhodo-rozminuvannya-terytorij-za-uchasti-predstavnyka-derzhspecztranssluzhby-mou/" text:style-name="Internet_20_link" text:visited-style-name="Visited_20_Internet_20_Link">
briefing</text:a>
вMilitary Media Center.</text:p>
      <text:p text:style-name="P4">
News Source: <text:a xlink:type="simple" xlink:href="https://armyinform.com.ua/2023/05/23/ukrayiny-najbilsh-zabrudnena-vybuhonebezpechnymy-predmetamy-krayina-svitu/" text:style-name="Internet_20_link" text:visited-style-name="Visited_20_Internet_20_Link">
https://armyinform.com.ua/2023/05/23/ukrayiny-najbilsh-zabrudnena-vybuhonebezpechnymy-predmetamy-krayina-svitu/</text:a>
</text:p>
      <!--NEWS-->
      <text:h text:style-name="P10" text:outline-level="1">
<text:span text:style-name="T4">
More than 30 saper groups</text:span>
</text:h>
      <text:p text:style-name="P4">
Author: ['Євген Проворний']</text:p>
      <text:p text:style-name="P4">
Time: 2023-05-23T48:00:00-04:00</text:p>
      <text:p text:style-name="P4">
Description: Nazrai more than 30 sapper groups (3 of them are of Pidivodnoye Rosinwanni)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konopelnyuk4.jpg" text:style-name="Internet_20_link" text:visited-style-name="Visited_20_Internet_20_Link">
konopelnyuk4.jpg</text:a>
']</text:p>
      <text:p text:style-name="P4">
Tags: ['MILITARY MEDIA CENTER', 'ВТОРГНЕННЯ РФ', 'ДЕРЖСПЕЦТРАНССЛУЖБА', 'МИХАЙЛО КОНОПЕЛЬНЮК', 'МІНИ', 'МІНОБОРОНИ', 'САПЕРИ', 'ЦЕНТР РОЗМІНУВАННЯ']</text:p>
      <text:p text:style-name="P4">
Category: News</text:p>
      <!--METADATA-->
      <text:p text:style-name="P4">
<draw:frame draw:style-name="fr1" draw:name="Image230" text:anchor-type="as-char" svg:width="6.9236in" svg:height="4.615733in" draw:z-index="0">
<draw:image xlink:href="../Images/AРМІЯINFORM/2023-05-23T48-00-00-04-00/konopelnyuk4.jpg" xlink:type="simple" xlink:show="embed" xlink:actuate="onLoad" draw:mime-type="image/jpeg"/>
</draw:frame>
Mikhail Konopelnyuk</text:p>
      <text:p text:style-name="P4">
Currently more than 30 sapper groups(Of these 3 groups of underwater demining)The State Support Service operates in Kharkiv, Mykolaiv, Kherson, Chernihiv, Kyiv and other regions, said the Senior Officer of the Department of Support of the State Special Transport Service of the State(https://armyinform.com.ua/2023/05/23/bryfing-shhodo-rozminuvannya-terytorij-za-uchasti-predstavnyka-derzhspecztranssluzhby-mou/)In MilitaryMedia Center.</text:p>
      <text:p text:style-name="P4">
According to the officer, the Central Resignment Activities and the Center for Mines were created at the funds of the State Support Service of Ukraine.</text:p>
      <text:p text:style-name="P4">
<text:span text:style-name="T4">
 The Mine Activities Center </text:span>
 is planning, practical organization of ordering mine activities, informs the population about the risks associated with mines and explosive residues of war.</text:p>
      <text:p text:style-name="P4">
<text:span text:style-name="T4">
 Dmining Center </text:span>
 State Support Service has a clear main task - a pupilization of practical humanitarian demining. Currently, the Center is conducting the training and recruitment of sapper specialists who have the experience of demining the Tagtov work.</text:p>
      <ul>
        <li>
The full activity of the Demining Center will allow to carry out priority -making on land mine, industrial and infrastructure objects named from the Russian occupier territories, - said Lieutenant Colonel Konopelnyuk.</li>
      </ul>
      <text:p text:style-name="P4">
<text:span text:style-name="T5">
Foto Dmitry Yurchenko</text:span>
</text:p>
      <text:p text:style-name="P4">
News Source: <text:a xlink:type="simple" xlink:href="https://armyinform.com.ua/2023/05/23/ponad-30-sapernyh-grup-derzhspecztranssluzhby-praczyuyut-nad-rozminuvannyam-deokupovanyh-terytorij/" text:style-name="Internet_20_link" text:visited-style-name="Visited_20_Internet_20_Link">
https://armyinform.com.ua/2023/05/23/ponad-30-sapernyh-grup-derzhspecztranssluzhby-praczyuyut-nad-rozminuvannyam-deokupovanyh-terytorij/</text:a>
</text:p>
      <!--NEWS-->
      <text:h text:style-name="P10" text:outline-level="1">
<text:span text:style-name="T4">
The Russian Federation is urgently evacuating the storage of nuclear ammunition "Belgorod-22"-Andriy Yusov</text:span>
</text:h>
      <text:p text:style-name="P4">
Author: ['АРМІЯINFORM']</text:p>
      <text:p text:style-name="P4">
Time: 2023-05-23T49:00:00-04:00</text:p>
      <text:p text:style-name="P4">
Description: Vlada Rosiysko federals Termіnovo to carry out the Box of Nuclear Boys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2023-05-04-11.39.59.jpg" text:style-name="Internet_20_link" text:visited-style-name="Visited_20_Internet_20_Link">
2023-05-04-11.39.59.jpg</text:a>
']</text:p>
      <text:p text:style-name="P4">
Tags: ['АГРЕСІЯ РФ', 'ВІЙНА', 'ГУР МО УКРАЇНИ']</text:p>
      <text:p text:style-name="P4">
Category: News</text:p>
      <!--METADATA-->
      <text:p text:style-name="P4">
<draw:frame draw:style-name="fr1" draw:name="Image231" text:anchor-type="as-char" svg:width="6.9236in" svg:height="4.615733in" draw:z-index="0">
<draw:image xlink:href="../Images/AРМІЯINFORM/2023-05-23T49-00-00-04-00/2023-05-04-11.39.59.jpg" xlink:type="simple" xlink:show="embed" xlink:actuate="onLoad" draw:mime-type="image/jpeg"/>
</draw:frame>
Andriy Yusov. Photo: Dmitryurchenko / Armyinform</text:p>
      <text:p text:style-name="P4">
The authorities of the Russian Federation urgently carry out evacuation of the storage of nuclear boobs "Belgorod-22" in the Belgorod region.</text:p>
      <text:p text:style-name="P4">
About it <text:a xlink:type="simple" xlink:href="https://t.me/DIUkraine/2339" text:style-name="Internet_20_link" text:visited-style-name="Visited_20_Internet_20_Link">
stated</text:a>
Representative of the Main Department of Intelligence of the Ministry of Defense of Ukraine Andriy Yusov.</text:p>
      <text:p text:style-name="P4">
"It(Nuclear ammunition storage - _ ed.)Near Grayvoron, it was a part of ammunition for nuclear weapons, ”added a representative of the MOU.</text:p>
      <text:p text:style-name="P4">
According to him, because of the situation in the Belgorod region, "Elements Panniki" is noticeable in the representatives of the Russian leadership, in particular, the evacuation of the local population.</text:p>
      <text:p text:style-name="P4">
The evacuation of the Belgorod-22 military object is also a reaction. We understand that in order to evacuate such objects, we need to have a plan, attract serious equipment, the number of personnel, ” - said the representative of the GUR of the Ministry of Defense of Ukraine.</text:p>
      <text:p text:style-name="P4">
News Source: <text:a xlink:type="simple" xlink:href="https://armyinform.com.ua/2023/05/23/rf-terminovo-evakuyuye-shovyshha-yadernyh-boyeprypasiv-byelgorod-22-andrij-yusov/" text:style-name="Internet_20_link" text:visited-style-name="Visited_20_Internet_20_Link">
https://armyinform.com.ua/2023/05/23/rf-terminovo-evakuyuye-shovyshha-yadernyh-boyeprypasiv-byelgorod-22-andrij-yusov/</text:a>
</text:p>
      <!--NEWS-->
      <text:h text:style-name="P10" text:outline-level="1">
<text:span text:style-name="T4">
Since the beginning of a large -scale invasion of the Russian Federation of the State Support Supreme Support, 35 653 explosive objects have been neutralized</text:span>
</text:h>
      <text:p text:style-name="P4">
Author: ['Андрій Задубінний']</text:p>
      <text:p text:style-name="P4">
Time: 2023-05-23T50:00:00-04:00</text:p>
      <text:p text:style-name="P4">
Description: The cupid of the large -scale invading of the Rosya Saperezhspetstranspelzhbi Mo Ukrainian ... War with Ukraine 2022, the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konopelnyuk3.jpg" text:style-name="Internet_20_link" text:visited-style-name="Visited_20_Internet_20_Link">
konopelnyuk3.jpg</text:a>
']</text:p>
      <text:p text:style-name="P4">
Tags: ['MILITARY MEDIA CENTER', 'ДССТ', 'МИХАЙЛО КОНОПЕЛЬНЮК']</text:p>
      <text:p text:style-name="P4">
Category: News</text:p>
      <!--METADATA-->
      <text:p text:style-name="P4">
<draw:frame draw:style-name="fr1" draw:name="Image232" text:anchor-type="as-char" svg:width="6.9236in" svg:height="4.615733in" draw:z-index="0">
<draw:image xlink:href="../Images/AРМІЯINFORM/2023-05-23T50-00-00-04-00/konopelnyuk3.jpg" xlink:type="simple" xlink:show="embed" xlink:actuate="onLoad" draw:mime-type="image/jpeg"/>
</draw:frame>
Since the beginning of a large -scale invasion of Russia, the sappers of the State Security Service of Mouzkraine have discovered and neutralized 35 653 explosive objects. The senior officer of the department of support of the administration of the State Special Transport Service of the MoD of Ukraine, Lieutenant Colonel Mikhail Konopelnyuk during <text:a xlink:type="simple" xlink:href="https://armyinform.com.ua/2023/05/23/bryfing-shhodo-rozminuvannya-terytorij-za-uchasti-predstavnyka-derzhspecztranssluzhby-mou/" text:style-name="Internet_20_link" text:visited-style-name="Visited_20_Internet_20_Link">
briefing</text:a>
In MilitaryMedia Center.</text:p>
      <text:p text:style-name="P4">
According to the officer, for the presence of explosive objects checked 7 thousand hectares of terrain and 16.34 hectares of water area of rivers and lakes. Also <text:span text:style-name="T4">
 SSST sappers surveyed and protected 2024 km of railway and 553 kmavtomos. Surveyed more than 287 kilometers of transmission lines and 33 kmgazogons. </text:span>
</text:p>
      <text:p text:style-name="P4">
Thanks to the heroic work of specialists of the State Security Service for the demining of thousands, in the de -mentioned territories, the opportunity to return donormal life.</text:p>
      <ul>
        <li>
As of today, there is a current non -complex of specialists of the sapper business. The resolution of the Minister of Defense of Ukraine is increasing the number of division of the State Supreme Supplies to the total number of almost 3000 people. The change of Ukraine should not be a challenge for our children, and moreover, - said Lieutenant Colonel Mikhail Konopelnyuk.</li>
      </ul>
      <text:p text:style-name="P4">
<text:span text:style-name="T5">
Foto Dmitry Yurchenko</text:span>
</text:p>
      <text:p text:style-name="P4">
News Source: <text:a xlink:type="simple" xlink:href="https://armyinform.com.ua/2023/05/23/z-pochatku-shyrokomasshtabnogo-vtorgnennya-rf-sapery-derzhspecztranssluzhby-zneshkodyly-35-653-vybuhonebezpechni-predmety/" text:style-name="Internet_20_link" text:visited-style-name="Visited_20_Internet_20_Link">
https://armyinform.com.ua/2023/05/23/z-pochatku-shyrokomasshtabnogo-vtorgnennya-rf-sapery-derzhspecztranssluzhby-zneshkodyly-35-653-vybuhonebezpechni-predmety/</text:a>
</text:p>
      <!--NEWS-->
      <text:h text:style-name="P10" text:outline-level="1">
<text:span text:style-name="T4">
In the Black Sea, the Russians are currently holding 11 ships, among them - a rocket launcher with eight "caliber"</text:span>
</text:h>
      <text:p text:style-name="P4">
Author: ['Дмитро Горбунов']</text:p>
      <text:p text:style-name="P4">
Time: 2023-05-23T51:00:00-04:00</text:p>
      <text:p text:style-name="P4">
Description: About the Tsee Telemarafon “єini News”, the head of the bosses Obdnah ... War with Ukraine 2022, the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НАТАЛІЯ ГУМЕНЮК']</text:p>
      <text:p text:style-name="P4">
Category: News</text:p>
      <!--METADATA-->
      <text:p text:style-name="P4">
<draw:frame draw:style-name="fr1" draw:name="Image233" text:anchor-type="as-char" svg:width="6.9236in" svg:height="4.615733in" draw:z-index="0">
<draw:image xlink:href="../Images/AРМІЯINFORM/2023-05-23T51-00-00-04-00/raketa-kalibr-pusk-chorne-more.jpg" xlink:type="simple" xlink:show="embed" xlink:actuate="onLoad" draw:mime-type="image/jpeg"/>
</draw:frame>
Illustrative photo</text:p>
      <text:p text:style-name="P4">
About it in the Ether of the Telelorphone <text:a xlink:type="simple" xlink:href="https://www.youtube.com/watch" text:style-name="Internet_20_link" text:visited-style-name="Visited_20_Internet_20_Link">
"Unin"</text:a>
The chief of the coordination Press Center of Defense forces of South of Ukraine informed Colonel Natalia Humeniuk.</text:p>
      <text:p text:style-name="P4">
According to her, the number of marine rocket launchers has now reduced somewhat.</text:p>
      <ul>
        <li>
The hostile ship group is constantly maneuvering, because the Russians are afraid of being expressed. They are kept at the maximum distance from the controlled Ukrainian shore. It is already the usual distance of one hundred sea miles, or 180-200 kilometers. They tend towards Novorossiysk and purely Russian -free. Currently, there is only one rocket carrier in the Black Sea, which in a shipping unit of 11 units carries 8 "calibers", - added the chief of the coordination Press Center of Defense forces of South of Ukraine.</li>
      </ul>
      <text:p text:style-name="P4">
News Source: <text:a xlink:type="simple" xlink:href="https://armyinform.com.ua/2023/05/23/u-chornomu-mori-rosiyany-narazi-trymayut-11-korabliv-sered-nyh-raketonosij-z-vismoma-kalibramy/" text:style-name="Internet_20_link" text:visited-style-name="Visited_20_Internet_20_Link">
https://armyinform.com.ua/2023/05/23/u-chornomu-mori-rosiyany-narazi-trymayut-11-korabliv-sered-nyh-raketonosij-z-vismoma-kalibramy/</text:a>
</text:p>
      <!--NEWS-->
      <text:h text:style-name="P10" text:outline-level="1">
<text:span text:style-name="T4">
Relatives of captive Marines met with representatives of the coordination headquarters</text:span>
</text:h>
      <text:p text:style-name="P4">
Author: ['АРМІЯINFORM']</text:p>
      <text:p text:style-name="P4">
Time: 2023-05-23T52:00:00-04:00</text:p>
      <text:p text:style-name="P4">
Description: At the coordinating headquarters, Zustinich Zustinov was the Rodinovsovsovsovsovsovsky team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ksh3-7.jpg" text:style-name="Internet_20_link" text:visited-style-name="Visited_20_Internet_20_Link">
ksh3-7.jpg</text:a>
']</text:p>
      <text:p text:style-name="P4">
Tags: ['ВІЙСЬКОВОПОЛОНЕНІ', 'КООРДИНАЦІЙНИЙ ШТАБ З ПИТАНЬ ПОВОДЖЕННЯ З ВІЙСЬКОВОПОЛОНЕНИМИ', 'МОРПІХИ']</text:p>
      <text:p text:style-name="P4">
Category: News</text:p>
      <!--METADATA-->
      <text:p text:style-name="P4">
<draw:frame draw:style-name="fr1" draw:name="Image234" text:anchor-type="as-char" svg:width="6.9236in" svg:height="4.823441in" draw:z-index="0">
<draw:image xlink:href="../Images/AРМІЯINFORM/2023-05-23T52-00-00-04-00/ksh3-7.jpg" xlink:type="simple" xlink:show="embed" xlink:actuate="onLoad" draw:mime-type="image/jpeg"/>
</draw:frame>
The Coordination Headquarters met with the families of the military servicemen of the Marine Corps named after counter -admiral Mikhail Bilynsky. The prisoners of prisoners and the missing persons of the Marines communicated the representative of the coordination headquarters.</text:p>
      <text:p text:style-name="P4">
About it <text:a xlink:type="simple" xlink:href="https://t.me/Koord_shtab/1099" text:style-name="Internet_20_link" text:visited-style-name="Visited_20_Internet_20_Link">
reports</text:a>
Coordinating headquarters of inquiries for the treatment of prisoners of war.</text:p>
      <text:p text:style-name="P4">
One of the issues discussed during the meeting concerned information security. The staff representative drew attention to the fact that the enemy is very active in vinformation space and uses any available tools for manipulations and misleading Ukrainian citizens, in particular, relatives of the military. Information sites controlled by the aggressor state are replicating messages aimed at destabilizing Ukrainian socialization.</text:p>
      <text:p text:style-name="P4">
It should be very vigilant and critical of the information obtained by disobedient sources. When giving media resources comments or conducting public events, it is worth considering all possible risks and in no way disclose an information that can harm those who are still in Russian captivity.</text:p>
      <text:p text:style-name="P4">
With regard to the location of prisoners of defenders and defenders, the representative of the Staff noted that Russia does not provide official information. However, the information on the probable places of detention comes from other sources. It should be noted that the information about the location of the prisoner of war does not have a direct influential on the exchange processes. The work is also underway to return the prisoners of different places of detention, which are located both in the Russian Federation and the timely occupied Ukrainian territories.</text:p>
      <text:p text:style-name="P4">
News Source: <text:a xlink:type="simple" xlink:href="https://armyinform.com.ua/2023/05/23/rodychi-polonenyh-morpihiv-zustrilysya-z-predstavnykamy-koordynaczijnogo-shtabu-2/" text:style-name="Internet_20_link" text:visited-style-name="Visited_20_Internet_20_Link">
https://armyinform.com.ua/2023/05/23/rodychi-polonenyh-morpihiv-zustrilysya-z-predstavnykamy-koordynaczijnogo-shtabu-2/</text:a>
</text:p>
      <!--NEWS-->
      <text:h text:style-name="P10" text:outline-level="1">
<text:span text:style-name="T4">
Demining Ukraine: eight aviation bombs were neutralized per day of pyrotechnics</text:span>
</text:h>
      <text:p text:style-name="P4">
Author: ['АРМІЯINFORM']</text:p>
      <text:p text:style-name="P4">
Time: 2023-05-23T53:00:00-04:00</text:p>
      <text:p text:style-name="P4">
Description: Lent out, 22 injuries, pirotechnici pirozhili of the Holder Service of Ukrain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medium.jpg" text:style-name="Internet_20_link" text:visited-style-name="Visited_20_Internet_20_Link">
medium.jpg</text:a>
']</text:p>
      <text:p text:style-name="P4">
Tags: ['ВІЙНА', 'ВТОРГНЕННЯ РФ', 'ДСНС УКРАЇНИ', 'РОЗМІНУВАННЯ']</text:p>
      <text:p text:style-name="P4">
Category: News</text:p>
      <!--METADATA-->
      <text:p text:style-name="P4">
<draw:frame draw:style-name="fr1" draw:name="Image235" text:anchor-type="as-char" svg:width="6.9236in" svg:height="3.89908in" draw:z-index="0">
<draw:image xlink:href="../Images/AРМІЯINFORM/2023-05-23T53-00-00-04-00/medium.jpg" xlink:type="simple" xlink:show="embed" xlink:actuate="onLoad" draw:mime-type="image/jpeg"/>
</draw:frame>
<text:span text:style-name="T4">
 During the last day, May 22, </text:span>
 Pyrotechnical units of the State Emergency Service Service <text:span text:style-name="T4">
 151 times </text:span>
 were involved in the completion of tasks.</text:p>
      <text:p text:style-name="P4">
About this <text:a xlink:type="simple" xlink:href="https://www.kmu.gov.ua/news/operatyvna-5informatsiia-dsns-shchodo-naslidkiv-vedennia-boiovykh-dii-rosiiskoiu-federatsiieiu-ta-diialnosti-pirotekhnichnykh-pidrozdiliv-sluzhby" text:style-name="Internet_20_link" text:visited-style-name="Visited_20_Internet_20_Link">
_ reports_</text:a>
Government portal.</text:p>
      <text:p text:style-name="P4">
Pyrotechnical units found, seized and disposed of 5 609 units. Dental objects, including 8 units of aviation bombs. Examined(cleared)territory of more than 349.37 hectares.</text:p>
      <text:p text:style-name="P4">
Background: from the beginning of large -scale aggression of the Russian Federation of Ukrainian Federation of Ukraine, pyrotechnic units of the SES of Ukraine were involved <text:span text:style-name="T4">
 49 425 times </text:span>
 to fulfill the tasks of mine. Disposed of <text:span text:style-name="T4">
 388 636 -exclusive items </text:span>
, including <text:span text:style-name="T4">
 2 249 </text:span>
 <text:span text:style-name="T4">
 Aviation bombs </text:span>
.(cleared)area of area <text:span text:style-name="T4">
 86 529 hectares </text:span>
.</text:p>
      <text:p text:style-name="P4">
A total of 174 thousand square meters remain. km of potentially dangerous territories, measuring 30% of the total area of the state.</text:p>
      <text:p text:style-name="P4">
News Source: <text:a xlink:type="simple" xlink:href="https://armyinform.com.ua/2023/05/23/rozminuvannya-ukrayiny-za-dobu-pirotehniky-zneshkodyly-visim-aviaczijnyh-bomb/" text:style-name="Internet_20_link" text:visited-style-name="Visited_20_Internet_20_Link">
https://armyinform.com.ua/2023/05/23/rozminuvannya-ukrayiny-za-dobu-pirotehniky-zneshkodyly-visim-aviaczijnyh-bomb/</text:a>
</text:p>
      <!--NEWS-->
      <text:h text:style-name="P10" text:outline-level="1">
<text:span text:style-name="T4">
Detained in Cherkasy by the Russian agent threatens lifelong UV ’</text:span>
</text:h>
      <text:p text:style-name="P4">
Author: ['АРМІЯINFORM']</text:p>
      <text:p text:style-name="P4">
Time: 2023-05-23T54:00:00-04:00</text:p>
      <text:p text:style-name="P4">
Description: On Cherkashchini Vikrit agent of the head management of the General Staff of the Word of the Russian Federation (Bilsh Vidomo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d9129456ff13f89e9b05b636caf0cb10.jpeg" text:style-name="Internet_20_link" text:visited-style-name="Visited_20_Internet_20_Link">
d9129456ff13f89e9b05b636caf0cb10.jpeg</text:a>
']</text:p>
      <text:p text:style-name="P4">
Tags: ['STOPRUSSIA', 'АГРЕСІЯ РФ', 'ВТОРГНЕННЯ РФ']</text:p>
      <text:p text:style-name="P4">
Category: News</text:p>
      <!--METADATA-->
      <text:p text:style-name="P4">
<draw:frame draw:style-name="fr1" draw:name="Image236" text:anchor-type="as-char" svg:width="6.9236in" svg:height="4.615733in" draw:z-index="0">
<draw:image xlink:href="../Images/AРМІЯINFORM/2023-05-23T54-00-00-04-00/d9129456ff13f89e9b05b636caf0cb10.jpeg" xlink:type="simple" xlink:show="embed" xlink:actuate="onLoad" draw:mime-type="image/jpeg"/>
</draw:frame>
In Cherkasy region the agent of the Main Directorate of the General Staff of the Armed Forces of the Russian Federation(better known as a game)who collected intelligence on the places of base and permanent places of Ukrainian military and air defense systems of Ukraine.</text:p>
      <text:p text:style-name="P4">
The attacker was a resident of the temporarily occupied part of Kherson region, who at the beginning of a large -scale invasion supported the invaders and proposed his assistance in the war against Ukraine.</text:p>
      <text:p text:style-name="P4">
Subsequently, a staffing officer of the Russian Voice Intelligence with a "proposal" of unspoken cooperation was released through the messenger. At his instruction, the agent was supplied to Cherkasy region for the intelligence and subversive activity as a minute.</text:p>
      <text:p text:style-name="P4">
On the territory of the region, the traitor gathered information about the location of the siloborophe and critical infrastructure. He was especially interested in the locations of air defense systems, Ukrainian military hospitals, as well as factories, bridges and dams.</text:p>
      <text:p text:style-name="P4">
The information received by the Russian agent transmitted to the occupiers in the form of electronic heolocations with confirming photos. The traitor was detained during the photo fixation of the Ukrainian object of critical infrastructure and the transfer of the relevant "report" to Russian military intelligence.</text:p>
      <text:p text:style-name="P4">
On the basis of the evidence collected, he was informed about suspicion of treason committed in martial law. The attacker is threatened with lifelong deprivation.</text:p>
      <text:p text:style-name="P4">
<text:span text:style-name="T4">
 Source: </text:span>
 <text:a xlink:type="simple" xlink:href="https://ssu.gov.ua/novyny/sbu-zatrymala-u-cherkasakh-rosiiskoho-ahenta-pid-chas-koryhuvannia-nym-vorozhoho-udaru-po-mistu" text:style-name="Internet_20_link" text:visited-style-name="Visited_20_Internet_20_Link">
<text:span text:style-name="T5">
SBU</text:span>
</text:a>
</text:p>
      <text:p text:style-name="P4">
News Source: <text:a xlink:type="simple" xlink:href="https://armyinform.com.ua/2023/05/23/zatrymanomu-u-cherkasah-rosijskomu-agentu-zagrozhuye-dovichne-uvyaznennya/" text:style-name="Internet_20_link" text:visited-style-name="Visited_20_Internet_20_Link">
https://armyinform.com.ua/2023/05/23/zatrymanomu-u-cherkasah-rosijskomu-agentu-zagrozhuye-dovichne-uvyaznennya/</text:a>
</text:p>
      <!--NEWS-->
      <text:h text:style-name="P10" text:outline-level="1">
<text:span text:style-name="T4">
In the units of the State Support Service, 5 women already perform demining tasks</text:span>
</text:h>
      <text:p text:style-name="P4">
Author: ['Андрій Задубінний']</text:p>
      <text:p text:style-name="P4">
Time: 2023-05-23T55:00:00-04:00</text:p>
      <text:p text:style-name="P4">
Description: Forest Fakhivtsiv-saperev for izhener-saperdrodni pirzdіliv hold of special special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konopelnyuk7.jpg" text:style-name="Internet_20_link" text:visited-style-name="Visited_20_Internet_20_Link">
konopelnyuk7.jpg</text:a>
']</text:p>
      <text:p text:style-name="P4">
Tags: ['MILITARY MEDIA CENTER', 'ВТОРГНЕННЯ РФ', 'ДЕРЖСПЕЦТРАНССЛУЖБА', 'ДССТ', 'ЖІНКИ', 'МИХАЙЛО КОНОПЕЛЬНЮК', 'МІНОБОРОНИ', 'РОЗМІНУВАННЯ', 'САПЕРИ']</text:p>
      <text:p text:style-name="P4">
Category: News</text:p>
      <!--METADATA-->
      <text:p text:style-name="P4">
<draw:frame draw:style-name="fr1" draw:name="Image237" text:anchor-type="as-char" svg:width="6.9236in" svg:height="4.615733in" draw:z-index="0">
<draw:image xlink:href="../Images/AРМІЯINFORM/2023-05-23T55-00-00-04-00/konopelnyuk7.jpg" xlink:type="simple" xlink:show="embed" xlink:actuate="onLoad" draw:mime-type="image/jpeg"/>
</draw:frame>
Mikhail Konopelnyuk</text:p>
      <text:p text:style-name="P4">
Training of specialists-sappers for engineering and sapl units of the State Special Transport Service of the Ministry of Defense of Ukraine, in particular divers-sapers-is held at the Training Center of the State Support Service. For this purpose the appropriate material and technical base, the training program of the Tabatt composition is prepared. The state license was also obtained from the Ministry of Education Drinking specialists in the professions of "Saper" and "Dav). After the training and submission of the final exams, the personnel receives a statement certificate. This was reported by a senior officer of the department of support of the State Special Transport Service of the MoD of Ukraine Lieutenant Colonel Mikhailokonopenpelnyuk during <text:a xlink:type="simple" xlink:href="https://armyinform.com.ua/2023/05/23/bryfing-shhodo-rozminuvannya-terytorij-za-uchasti-predstavnyka-derzhspecztranssluzhby-mou/" text:style-name="Internet_20_link" text:visited-style-name="Visited_20_Internet_20_Link">
briefing</text:a>
In Military Media Center.</text:p>
      <text:p text:style-name="P4">
According to Lieutenant Colonel Konopelniuk, being a saper is first and foremost a conscious selection: a person should be psychologically ready for hard work related to a sketch. Therefore, the first stage is the testing for professional fitness. After that - training. Those who successfully pass the exam after completion will become sepners and will be allowed to mine.</text:p>
      <text:p text:style-name="P4">
Lieutenant Colonel Mikhail Konopelnyuk stressed that in Ukraine more and more women will have to master the profession of Saper. In the units of the State Support Service, there are already 5 women-sails tasks for demining and another course of study is currently undergoing.</text:p>
      <text:p text:style-name="P4">
To prepare the sappers of the State Educational Institution of Ukraine Ukraine actively cooperates with other state -owned by international miners(How: FSD Ukraine, Thehalo Trust, DRC, Tetratech, etc.).</text:p>
      <text:p text:style-name="P4">
— Налагодження зв’язків та співпраці з іноземними партнерами пришвидшитьпроцес підготовки кваліфікованих фахівців з розмінування та допоможезабезпечити необхідним спорядженням саперів, — зазначив підполковникКонопельнюк.</text:p>
      <text:p text:style-name="P4">
Під час розмінування сапери завжди мають бути готові до того, що виявленийвибухонебезпечний предмет може бути із «сюрпризом». Як зазначив підполковникКонопельнюк, ворог застосовує різноманітні варіанти мінування, застосовуєміни-пастки та міни-сюрпризи, нестандартне встановлення інженернихбоєприпасів.</text:p>
      <text:p text:style-name="P4">
— Чим довше територія перебувала під окупацією, тим більше вона забрудненамінами, боєприпасами та іншими вибухонебезпечними предметами від веденнябойових дій, — повідомив офіцер.</text:p>
      <ul>
        <li>
The latest technologies first retain the life of personnel, the pads increase the efficiency of demining. Today, the work of Zhispomisers, volunteers, international organizations on the supply of modern equipment is established. We are open and ready for cooperation with anyone who can offer help, - said Lieutenant Colonel Konopelnyuk.</li>
      </ul>
      <text:p text:style-name="P4">
<text:span text:style-name="T5">
Foto Dmitry Yurchenko</text:span>
</text:p>
      <text:p text:style-name="P4">
News Source: <text:a xlink:type="simple" xlink:href="https://armyinform.com.ua/2023/05/23/u-pidrozdilah-derzhspecztranssluzhby-vzhe-5-zhinok-vykonuyut-zavdannya-z-rozminuvannya/" text:style-name="Internet_20_link" text:visited-style-name="Visited_20_Internet_20_Link">
https://armyinform.com.ua/2023/05/23/u-pidrozdilah-derzhspecztranssluzhby-vzhe-5-zhinok-vykonuyut-zavdannya-z-rozminuvannya/</text:a>
</text:p>
      <!--NEWS-->
      <text:h text:style-name="P10" text:outline-level="1">
<text:span text:style-name="T4">
In Poland, a meeting of NATO program for improving military education took place with the participation of MOU.</text:span>
</text:h>
      <text:p text:style-name="P4">
Author: ['АРМІЯINFORM']</text:p>
      <text:p text:style-name="P4">
Time: 2023-05-23T56:00:00-04:00</text:p>
      <text:p text:style-name="P4">
Description: The delegate of the defense of the Ukrainian defense wrestling at the penitentiary of Minstr defense ... War with Ukraine 2022, war with Ukraine Latest news today, News War with Ukraine 2022 Last for today, will there be a war between Ukraine and Russia and when the war with Ukraine in 2022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7142295_571918564980959_3332919817850242818_n.jpg" text:style-name="Internet_20_link" text:visited-style-name="Visited_20_Internet_20_Link">
347142295_571918564980959_3332919817850242818_n.jpg</text:a>
', '<text:a xlink:type="simple" xlink:href="https://armyinform.com.ua/wp-content/uploads/2023/05/347226515_703233264901574_4412928855846871041_n.jpg" text:style-name="Internet_20_link" text:visited-style-name="Visited_20_Internet_20_Link">
347226515_703233264901574_4412928855846871041_n.jpg</text:a>
']</text:p>
      <text:p text:style-name="P4">
Tags: ['DEEP-UKRAINE', 'ВОЛОДИМИР МІРНЕНКО', 'ДЕПАРТАМЕНТ ВІЙСЬКОВОЇ ОСВІТИ І НАУКИ', 'ЛИТПОЛУКРБРИГ', 'ОЛЕКСАНДР ПАВЛЮК']</text:p>
      <text:p text:style-name="P4">
Category: News</text:p>
      <!--METADATA-->
      <text:p text:style-name="P4">
<draw:frame draw:style-name="fr1" draw:name="Image238" text:anchor-type="as-char" svg:width="6.9236in" svg:height="3.611811in" draw:z-index="0">
<draw:image xlink:href="../Images/AРМІЯINFORM/2023-05-23T56-00-00-04-00/347142295_571918564980959_3332919817850242818_n.jpg" xlink:type="simple" xlink:show="embed" xlink:actuate="onLoad" draw:mime-type="image/jpeg"/>
</draw:frame>
The Delegation of the Defense Office of Ukraine, headed by the first deputy ministers of Ukraine Lieutenant General Alexander Pavlyuk, participated in a statement session of the annual evaluation meeting . Lublin(Republic of Poland)At the Basilite-Polish-Ukrainian Brigade named after Prince Konstantin Ostrozky(Litperation).</text:p>
      <text:p text:style-name="P4">
Про це<text:a xlink:type="simple" xlink:href="https://www.facebook.com/DepartmentMilitaryEducationScienceMOD.UA/posts/pfbid02SjWb47dAiHipBV7p5ADLMEsos4HDNxP7VvnXGxVABA2FNTw7x9MNLsJMcKgRJWACl" text:style-name="Internet_20_link" text:visited-style-name="Visited_20_Internet_20_Link">
повідомляє</text:a>
Department of Military Education and Science of the Ministry of Defense of Ukraine.</text:p>
      <text:p text:style-name="P4">
“Everyone wants changes for the better. Therefore, we do not slow down the pace of introduction of qualitative changes in the system of military education and preparation. The reform of this strategic sphere is the key to our victory on the battlefield. I am grateful to foreign advisers and experts for comprehensive support of transformational measures, the preparation of teaching staff of our military universities, participation in the development of criticism of educational programs of professional military education courses within the two NATO-UKRAINE program, ”Lieutenant General Oleksandr Pavlyuk said.</text:p>
      <text:p text:style-name="P4">
<draw:frame draw:style-name="fr1" draw:name="Image239" text:anchor-type="as-char" svg:width="6.9236in" svg:height="3.559884in" draw:z-index="0">
<draw:image xlink:href="../Images/AРМІЯINFORM/2023-05-23T56-00-00-04-00/347226515_703233264901574_4412928855846871041_n.jpg" xlink:type="simple" xlink:show="embed" xlink:actuate="onLoad" draw:mime-type="image/jpeg"/>
</draw:frame>
In turn, the director of the Department of Military Education and Science of the Ministry of Defense of Ukraine Volodymyr Mirnenko emphasized the importance of further development of the ecosystem of military education, which is based on the harmonious combination of and reflection of all its components, including the initiated multi -level system of professional military education.</text:p>
      <text:p text:style-name="P4">
"Currently, we are actively working to improve the flexibility of a military education system, the use of mixed training format, given the military challenges. To put it up, the emphasis is to be taught what is absolutely needed in the war. The Armed Forces of Ukraine, ”Vladimir Mirnenko reported.</text:p>
      <text:p text:style-name="P4">
On the need to increase the capabilities of NATO Deep-UKRAINE Program emphasized(Republic of Poland). Підсумовуючи напрацювання задесять років успішної роботи, він зазначив:</text:p>
      <text:p text:style-name="P4">
Comprehensive recommendations for the future vision of the development of Systemic Education have been expressed(USA). На його думку, у найближчому майбутньому слід зосередитися назалученні до освітнього процесу інструкторів-практиків та забезпеченніналежного внутрішнього контролю якості підготовки військових фахівців. Вінтакож схвально оцінив проміжні результати експерименту з апробації новоїорганізаційно-штатної J-структури у Військовій академії (m. Odesa), initiated by the Ministry of Defense, together with the General Staff of Armed Forces.</text:p>
      <text:p text:style-name="P4">
For his part, Professional Military Education Advisor Representation in Ukraine Stasis Paldasnas(Lithuania)He expressed his hope for fruitful cooperation with the next NATO-Ukraine Deep-Ukraine program under the sole leadership of the Department of Military Education and Science of the Ministry of Defense of Ukraine, TAVLIGHIVED THE PROFESSED level of its participants, which is only growing every year.</text:p>
      <text:p text:style-name="P4">
It should be reminded that within the event separate meetings with representatives of higher education institutions and military educational units of institutions of the Ministry of Defense of Ukraine, which are involved in the reconciliation .</text:p>
      <text:p text:style-name="P4">
News Source: <text:a xlink:type="simple" xlink:href="https://armyinform.com.ua/2023/05/23/u-polshhi-za-uchasti-mou-vidbulasya-zustrich-ekspertiv-programy-nato-z-udoskonalennya-vijskovoyi-osvity/" text:style-name="Internet_20_link" text:visited-style-name="Visited_20_Internet_20_Link">
https://armyinform.com.ua/2023/05/23/u-polshhi-za-uchasti-mou-vidbulasya-zustrich-ekspertiv-programy-nato-z-udoskonalennya-vijskovoyi-osvity/</text:a>
</text:p>
      <!--NEWS-->
      <text:h text:style-name="P10" text:outline-level="1">
<text:span text:style-name="T4">
The Supreme Commander was awarded the title of Hero of Ukraine to two marine infantry officers</text:span>
</text:h>
      <text:p text:style-name="P4">
Author: ['АРМІЯINFORM']</text:p>
      <text:p text:style-name="P4">
Time: 2023-05-23T57:00:00-04:00</text:p>
      <text:p text:style-name="P4">
Description: PID Hour of Vidvіdovannya Oblivikh Zbroyni forces of Ukraine at Smuzі defending Vogledar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4be8f235-f07a-4fcc-b5b3-40d4b28c559b.jpg" text:style-name="Internet_20_link" text:visited-style-name="Visited_20_Internet_20_Link">
4be8f235-f07a-4fcc-b5b3-40d4b28c559b.jpg</text:a>
', '<text:a xlink:type="simple" xlink:href="https://armyinform.com.ua/wp-content/uploads/2023/05/05aa2f43-0241-44e5-9c55-603c6ec856fd-150x150.jpg" text:style-name="Internet_20_link" text:visited-style-name="Visited_20_Internet_20_Link">
05aa2f43-0241-44e5-9c55-603c6ec856fd-150x150.jpg</text:a>
', '<text:a xlink:type="simple" xlink:href="https://armyinform.com.ua/wp-content/uploads/2023/05/photo_5433872055033514215_y-150x150.jpg" text:style-name="Internet_20_link" text:visited-style-name="Visited_20_Internet_20_Link">
photo_5433872055033514215_y-150x150.jpg</text:a>
', '<text:a xlink:type="simple" xlink:href="https://armyinform.com.ua/wp-content/uploads/2023/05/photo_5433872055033514220_y-150x150.jpg" text:style-name="Internet_20_link" text:visited-style-name="Visited_20_Internet_20_Link">
photo_5433872055033514220_y-150x150.jpg</text:a>
']</text:p>
      <text:p text:style-name="P4">
Tags: ['ВОЛОДИМИР ЗЕЛЕНСЬКИЙ', 'ГЕРОЙ УКРАЇНИ', 'МОРСЬКА ПІХОТА', 'ПРЕЗИДЕНТ УКРАЇНИ']</text:p>
      <text:p text:style-name="P4">
Category: News</text:p>
      <!--METADATA-->
      <text:p text:style-name="P4">
<draw:frame draw:style-name="fr1" draw:name="Image240" text:anchor-type="as-char" svg:width="6.9236in" svg:height="4.61393in" draw:z-index="0">
<draw:image xlink:href="../Images/AРМІЯINFORM/2023-05-23T57-00-00-04-00/4be8f235-f07a-4fcc-b5b3-40d4b28c559b.jpg" xlink:type="simple" xlink:show="embed" xlink:actuate="onLoad" draw:mime-type="image/jpeg"/>
</draw:frame>
During the visit of the leading positions of the Armed Forces of Ukraine in the defense lane - Marinka in Donetsk region, President of Ukraine Vladimir Zelensky with the opportunity of Marine Corps Day awards presented state awards.</text:p>
      <text:p text:style-name="P4">
About it <text:a xlink:type="simple" xlink:href="https://www.president.gov.ua/news/u-den-morskoyi-pihoti-prezident-ukrayini-vidvidav-peredovi-p-83109" text:style-name="Internet_20_link" text:visited-style-name="Visited_20_Internet_20_Link">
reports</text:a>
Office of the President of Ukraine.</text:p>
      <text:p text:style-name="P4">
Thus, for the personal courage and heroism, revealed in the protection of state -sevotory and territorial integrity of Ukraine, the dedicated service to the Ukrainian people the head of state awarded the title of Hero of Ukraine and the Golden Star released by Colonel Yuri Andrienko <text:span text:style-name="T4">
 and </text:span>
 Colonel of Mykola.</text:p>
      <text:p text:style-name="P4">
For his personal courage and dedication in the defense of Ukraine, Vladimir Zelensky was born with the orders of Bohdan Khmelnytsky I, II and III degrees, "Measurement" of II and III degrees, Princess Olga III degree and the Order of Danilagalitsky.</text:p>
      <text:p text:style-name="P4">
<text:a xlink:type="simple" xlink:href="https://armyinform.com.ua/wp-content/uploads/2023/05/05aa2f43-0241-44e5-9c55-603c6ec856fd.jpg" text:style-name="Internet_20_link" text:visited-style-name="Visited_20_Internet_20_Link">
!(Images/AРМІЯINFORM/2023-05-23T57-00-00-04-00/05aa2f43-0241-44e5-9c55-603c6ec856fd-150x150.jpg)</text:a>
</text:p>
      <text:p text:style-name="P4">
<text:a xlink:type="simple" xlink:href="https://armyinform.com.ua/wp-content/uploads/2023/05/photo_5433872055033514215_y.jpg" text:style-name="Internet_20_link" text:visited-style-name="Visited_20_Internet_20_Link">
<draw:frame draw:style-name="fr1" draw:name="Image241" text:anchor-type="as-char" svg:width="6.9236in" svg:height="6.9236in" draw:z-index="0">
<draw:image xlink:href="../Images/AРМІЯINFORM/2023-05-23T57-00-00-04-00/photo_5433872055033514215_y-150x150.jpg" xlink:type="simple" xlink:show="embed" xlink:actuate="onLoad" draw:mime-type="image/jpeg"/>
</draw:frame>
</text:a>
</text:p>
      <text:p text:style-name="P4">
<text:a xlink:type="simple" xlink:href="https://armyinform.com.ua/wp-content/uploads/2023/05/photo_5433872055033514220_y.jpg" text:style-name="Internet_20_link" text:visited-style-name="Visited_20_Internet_20_Link">
<draw:frame draw:style-name="fr1" draw:name="Image242" text:anchor-type="as-char" svg:width="6.9236in" svg:height="6.9236in" draw:z-index="0">
<draw:image xlink:href="../Images/AРМІЯINFORM/2023-05-23T57-00-00-04-00/photo_5433872055033514220_y-150x150.jpg" xlink:type="simple" xlink:show="embed" xlink:actuate="onLoad" draw:mime-type="image/jpeg"/>
</draw:frame>
</text:a>
In addition, in order to commemorate high professionalism, combat merit, courage and courage of personnel of military units, the head of state presented the President of Ukraine "for courage and courage" of the command of the Naval Infantry of the Armed Forces, the 35th Separate Brigady and its units: the 18th separate Batalion of the Marines and the 137th Separate Battalion of the Marine Corps, as well as the 406th separate artillery brigade named after Alexealmazov, and the 140th separate reconnaissance battalion.</text:p>
      <text:p text:style-name="P4">
Volodymyr Zelensky also awarded the military rank of brigade headquarters - Deputy Commander of the Marine Corps of the Navy of the APU Colonel Androsov.</text:p>
      <text:p text:style-name="P4">
News Source: <text:a xlink:type="simple" xlink:href="https://armyinform.com.ua/2023/05/23/verhovnyj-golovnokomanduvach-prysvoyiv-zvannya-geroya-ukrayiny-dvom-oficzeram-morskoyi-pihoty/" text:style-name="Internet_20_link" text:visited-style-name="Visited_20_Internet_20_Link">
https://armyinform.com.ua/2023/05/23/verhovnyj-golovnokomanduvach-prysvoyiv-zvannya-geroya-ukrayiny-dvom-oficzeram-morskoyi-pihoty/</text:a>
</text:p>
      <!--NEWS-->
      <text:h text:style-name="P10" text:outline-level="1">
<text:span text:style-name="T4">
Within cooperation with international miners, 30 DSST sappers have been prepared</text:span>
</text:h>
      <text:p text:style-name="P4">
Author: ['В’ячеслав Ржеутський']</text:p>
      <text:p text:style-name="P4">
Time: 2023-05-23T58:00:00-04:00</text:p>
      <text:p text:style-name="P4">
Description: PID Hour Briff in the Military Media Center Senior OFIZER VIDDILOL PIDMIMMAKED ADMINITSISHI ... War with Ukraine 2022, War with Ukraine Latest News today,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37873069_74855358-e1684831827380.jpg" text:style-name="Internet_20_link" text:visited-style-name="Visited_20_Internet_20_Link">
337873069_74855358-e1684831827380.jpg</text:a>
']</text:p>
      <text:p text:style-name="P4">
Tags: ['MILITARY MEDIA CENTER', 'ДССТ', 'МИХАЙЛО КОНОПЕЛЬНЮК', 'САПЕРИ']</text:p>
      <text:p text:style-name="P4">
Category: News</text:p>
      <!--METADATA-->
      <text:p text:style-name="P4">
<draw:frame draw:style-name="fr1" draw:name="Image243" text:anchor-type="as-char" svg:width="6.9236in" svg:height="4.738339in" draw:z-index="0">
<draw:image xlink:href="../Images/AРМІЯINFORM/2023-05-23T58-00-00-04-00/337873069_74855358-e1684831827380.jpg" xlink:type="simple" xlink:show="embed" xlink:actuate="onLoad" draw:mime-type="image/jpeg"/>
</draw:frame>
During <text:a xlink:type="simple" xlink:href="https://armyinform.com.ua/2023/05/23/bryfing-shhodo-rozminuvannya-terytorij-za-uchasti-predstavnyka-derzhspecztranssluzhby-mou/" text:style-name="Internet_20_link" text:visited-style-name="Visited_20_Internet_20_Link">
briefing</text:a>
VMILITARY MEDIA CENTER Senior Officer of the Department of Support of the State Specialist Transport Service of Ukraine Lieutenant Colonel Mikhail Konopelniwaunted that, in the framework of cooperation with international sub -activity operators, about 30 persons from the commencement of a large -scale invasion of state -ownerships from the beginning of a large -scale invasion of state -ownerships.</text:p>
      <text:p text:style-name="P4">
According to the officer, the preparation of the sappers of the service was carried out with the support of the Swiss FCD, the British-American Fund of Halo Trust, DRC and more.</text:p>
      <text:p text:style-name="P4">
According to the results of the training that took place in Kosovo. Soldiers of the Service held appropriate certificates by EOD 2 and 3 standards(ExplosiveOrdnance Disposal).</text:p>
      <text:p text:style-name="P4">
Крім того, наразі триває підготовка ще 30 фахівців служби в межах спільногопроєкту з компанією TetraTech. Навчання відбувається на території Україні іззалученням інструкторів американської компанії.</text:p>
      <text:p text:style-name="P4">
<text:span text:style-name="T5">
Фото Дмитра Юрченка</text:span>
</text:p>
      <text:p text:style-name="P4">
News Source: <text:a xlink:type="simple" xlink:href="https://armyinform.com.ua/2023/05/23/u-mezhah-spivpraczi-z-mizhnarodnymy-operatoramy-protyminnoyi-diyalnosti-pidgotovleno-30-saperiv-dsst/" text:style-name="Internet_20_link" text:visited-style-name="Visited_20_Internet_20_Link">
https://armyinform.com.ua/2023/05/23/u-mezhah-spivpraczi-z-mizhnarodnymy-operatoramy-protyminnoyi-diyalnosti-pidgotovleno-30-saperiv-dsst/</text:a>
</text:p>
      <!--NEWS-->
      <text:h text:style-name="P10" text:outline-level="1">
<text:span text:style-name="T4">
Anna Malyar about the situation in Belgorod region: it is a predictable internal Russian crisis</text:span>
</text:h>
      <text:p text:style-name="P4">
Author: ['АРМІЯINFORM']</text:p>
      <text:p text:style-name="P4">
Time: 2023-05-23T59:00:00-04:00</text:p>
      <text:p text:style-name="P4">
Description: Situations in the Bєlgorodskiy region - the inside of Rosіyska crisis, yak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5f6a5416.jpg" text:style-name="Internet_20_link" text:visited-style-name="Visited_20_Internet_20_Link">
5f6a5416.jpg</text:a>
']</text:p>
      <text:p text:style-name="P4">
Tags: ['БЄЛГОРОДСЬКА ОБЛАСТЬ', 'ВІЙНА', 'ГАННА МАЛЯР']</text:p>
      <text:p text:style-name="P4">
Category: News</text:p>
      <!--METADATA-->
      <text:p text:style-name="P4">
<draw:frame draw:style-name="fr1" draw:name="Image244" text:anchor-type="as-char" svg:width="6.9236in" svg:height="4.615733in" draw:z-index="0">
<draw:image xlink:href="../Images/AРМІЯINFORM/2023-05-23T59-00-00-04-00/5f6a5416.jpg" xlink:type="simple" xlink:show="embed" xlink:actuate="onLoad" draw:mime-type="image/jpeg"/>
</draw:frame>
Gannamaars. Photo: Dmitry Yurchenko / Armyinfom</text:p>
      <text:p text:style-name="P4">
The situation in the Belgorod region is a predictable internal Russian crisis, which was ripe even to a large -scale invasion of the Russian Federation into Ukraine.</text:p>
      <text:p text:style-name="P4">
About this Deputy Minister of Defense of Ukraine Anna Malyar <text:a xlink:type="simple" xlink:href="https://t.me/annamaliar/791" text:style-name="Internet_20_link" text:visited-style-name="Visited_20_Internet_20_Link">
wrote</text:a>
In Telegram.</text:p>
      <text:p text:style-name="P4">
“These are the patriots of Russia as far as we understand. People who rebelled in fact the anti -Putin regime. Because what Putin does with the Russian Federation by the fact that he is leading a war with us causes dissatisfaction with all conscious Russians. And the fact that it is shameful for them now to get their passport, that they are ashamed to show in the world, that they are citizens of Russia, sooner or later, it was necessary to lead to Samedo what is happening in Belgorod region now, ”Anna Malyar explained.</text:p>
      <text:p text:style-name="P4">
According to her, Russian citizens already understand that this regime should be changed.</text:p>
      <text:p text:style-name="P4">
“This critical mass is just gathering right now. This is not something that emerged suddenly. This dissatisfaction gradually accumulated. That is, it is an intra -Russian, dictated by the desire of citizens to change the political system of the country and to cause the bloody war that the Kremlin has solved, ”said Anna Malyar.</text:p>
      <text:p text:style-name="P4">
News Source: <text:a xlink:type="simple" xlink:href="https://armyinform.com.ua/2023/05/23/ganna-malyar-pro-sytuacziyu-na-byelgorodshhyni-cze-peredbachuvana-vnutrishnya-rosijska-kryza/" text:style-name="Internet_20_link" text:visited-style-name="Visited_20_Internet_20_Link">
https://armyinform.com.ua/2023/05/23/ganna-malyar-pro-sytuacziyu-na-byelgorodshhyni-cze-peredbachuvana-vnutrishnya-rosijska-kryza/</text:a>
</text:p>
      <!--NEWS-->
      <text:h text:style-name="P10" text:outline-level="1">
<text:span text:style-name="T4">
Due to the shelling of the Russian Federation in nine areas, two civilians were killed, 11 were injured</text:span>
</text:h>
      <text:p text:style-name="P4">
Author: ['АРМІЯINFORM']</text:p>
      <text:p text:style-name="P4">
Time: 2023-05-23T60:00:00-04:00</text:p>
      <text:p text:style-name="P4">
Description: The last passes of Rosiyski Vіsyska were shelled by the Terito of the Devonyati regions of Ukrain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photo_5431527604185321161_y-1.jpg" text:style-name="Internet_20_link" text:visited-style-name="Visited_20_Internet_20_Link">
photo_5431527604185321161_y-1.jpg</text:a>
']</text:p>
      <text:p text:style-name="P4">
Tags: ['ВІЙНА', 'ОБСТРІЛИ РФ', 'ХАРКІВСЬКИЙ ТРИБУНАЛ']</text:p>
      <text:p text:style-name="P4">
Category: News</text:p>
      <!--METADATA-->
      <text:p text:style-name="P4">
<draw:frame draw:style-name="fr1" draw:name="Image245" text:anchor-type="as-char" svg:width="6.9236in" svg:height="4.537578in" draw:z-index="0">
<draw:image xlink:href="../Images/AРМІЯINFORM/2023-05-23T60-00-00-04-00/photo_5431527604185321161_y-1.jpg" xlink:type="simple" xlink:show="embed" xlink:actuate="onLoad" draw:mime-type="image/jpeg"/>
</draw:frame>
During the last day, Russian troops fired at the territory of nine regions of Ukraine.</text:p>
      <text:p text:style-name="P4">
About it <text:a xlink:type="simple" xlink:href="https://t.me/militarymediacenter/2003" text:style-name="Internet_20_link" text:visited-style-name="Visited_20_Internet_20_Link">
reports</text:a>
Military Mediacenter.</text:p>
      <text:p text:style-name="P4">
“In general of different types of weapons(mortars, tanks, artillery, RSZV, SCR, UAV, tactical aviation)121 settlements and 49 infrastructure objects were fired, ”the message reads.</text:p>
      <text:p text:style-name="P4">
According to preliminary information, in Russian shelling two civilians were killed, 11.</text:p>
      <text:p text:style-name="P4">
News Source: <text:a xlink:type="simple" xlink:href="https://armyinform.com.ua/2023/05/23/cherez-obstrily-rf-u-devyatoh-oblastyah-dvoye-lyudej-zagynulo-11-poraneno/" text:style-name="Internet_20_link" text:visited-style-name="Visited_20_Internet_20_Link">
https://armyinform.com.ua/2023/05/23/cherez-obstrily-rf-u-devyatoh-oblastyah-dvoye-lyudej-zagynulo-11-poraneno/</text:a>
</text:p>
      <!--NEWS-->
      <text:h text:style-name="P10" text:outline-level="1">
<text:span text:style-name="T4">
Three -day military exercises have begun in Kyiv region: do not report the movement of equipment</text:span>
</text:h>
      <text:p text:style-name="P4">
Author: ['АРМІЯINFORM']</text:p>
      <text:p text:style-name="P4">
Time: 2023-05-23T61:00:00-04:00</text:p>
      <text:p text:style-name="P4">
Description: Kiwi Tu Kiwskiye Z 23 to 25 ADS TRIVATIMOTIMU NAISKOVI for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86ed782-41bac08f-d096-453f-87f1-f0c9de2e5576.jpg" text:style-name="Internet_20_link" text:visited-style-name="Visited_20_Internet_20_Link">
86ed782-41bac08f-d096-453f-87f1-f0c9de2e5576.jpg</text:a>
']</text:p>
      <text:p text:style-name="P4">
Tags: ['ВІЙСЬКОВІ НАВЧАННЯ', 'КИЇВЩИНА']</text:p>
      <text:p text:style-name="P4">
Category: News</text:p>
      <!--METADATA-->
      <text:p text:style-name="P4">
<draw:frame draw:style-name="fr1" draw:name="Image246" text:anchor-type="as-char" svg:width="6.9236in" svg:height="3.883237in" draw:z-index="0">
<draw:image xlink:href="../Images/AРМІЯINFORM/2023-05-23T61-00-00-04-00/86ed782-41bac08f-d096-453f-87f1-f0c9de2e5576.jpg" xlink:type="simple" xlink:show="embed" xlink:actuate="onLoad" draw:mime-type="image/jpeg"/>
</draw:frame>
In Kyiv and Kyiv region <text:span text:style-name="T4">
 </text:span>
 <text:span text:style-name="T4">
 </text:span>
 23 to 25 May ** military training will continue with the participation of units of the Kyiv Defense Group.</text:p>
      <text:p text:style-name="P4">
About it <text:a xlink:type="simple" xlink:href="https://www.facebook.com/UALandForces/posts/pfbid0fAdHBZ3CAfMcKLCbeUbhj2EAxwqjsWGpvwUyPWi85yMxnZkzW6fiLDWrKSnjdX2xl" text:style-name="Internet_20_link" text:visited-style-name="Visited_20_Internet_20_Link">
reported</text:a>
in the command of the Armed Forces of the Armed Forces.</text:p>
      <text:p text:style-name="P4">
Practical actions will take place during training with personnel, staffing equipment and weapons.</text:p>
      <text:p text:style-name="P4">
The purpose of the event is to build up combat(operational)capabilities during preparation and defense operation.</text:p>
      <text:p text:style-name="P4">
_ <text:span text:style-name="T4">
 In connection with the exercises will be carried out of the personnel and movement of heavy equipment. </text:span>
 _</text:p>
      <text:p text:style-name="P4">
"We ask citizens to keep calm and not report on social networks to proportion of equipment and personnel," - emphasized the commanding troops of the Armed Forces.</text:p>
      <text:p text:style-name="P4">
News Source: <text:a xlink:type="simple" xlink:href="https://armyinform.com.ua/2023/05/23/na-kyyivshhyni-rozpochalysya-trydenni-vijskovi-navchannya-ne-povidomlyajte-pro-peremishhennya-tehniky/" text:style-name="Internet_20_link" text:visited-style-name="Visited_20_Internet_20_Link">
https://armyinform.com.ua/2023/05/23/na-kyyivshhyni-rozpochalysya-trydenni-vijskovi-navchannya-ne-povidomlyajte-pro-peremishhennya-tehniky/</text:a>
</text:p>
      <!--NEWS-->
      <text:h text:style-name="P10" text:outline-level="1">
<text:span text:style-name="T4">
In Ukraine, the Corps of Marines - Volodymyr Zelenskyy is created</text:span>
</text:h>
      <text:p text:style-name="P4">
Author: ['АРМІЯINFORM']</text:p>
      <text:p text:style-name="P4">
Time: 2023-05-23T62:00:00-04:00</text:p>
      <text:p text:style-name="P4">
Description: Taku by the President of Ukraine Volodimir Zelensky Zelensky, PID Hour of the Transfiguration Hour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b22f02cbb0ed965ddea1d3f0950a785a_1684828117_extra_large-1.jpeg" text:style-name="Internet_20_link" text:visited-style-name="Visited_20_Internet_20_Link">
b22f02cbb0ed965ddea1d3f0950a785a_1684828117_extra_large-1.jpeg</text:a>
']</text:p>
      <text:p text:style-name="P4">
Tags: ['ВОЛОДИМИР ЗЕЛЕНСЬКИЙ', 'ДЕНЬ МОРСЬКОЇ ПІХОТИ', 'КОРПУС МОРСЬКОЇ ПІХОТИ']</text:p>
      <text:p text:style-name="P4">
Category: News</text:p>
      <!--METADATA-->
      <text:p text:style-name="P4">
<draw:frame draw:style-name="fr1" draw:name="Image247" text:anchor-type="as-char" svg:width="6.9236in" svg:height="4.617948in" draw:z-index="0">
<draw:image xlink:href="../Images/AРМІЯINFORM/2023-05-23T62-00-00-04-00/b22f02cbb0ed965ddea1d3f0950a785a_1684828117_extra_large-1.jpeg" xlink:type="simple" xlink:show="embed" xlink:actuate="onLoad" draw:mime-type="image/jpeg"/>
</draw:frame>
This statement was made by President of Ukraine Volodymyr Zelensky during the trip to the positions of the Armed Forces of Ukraine in the defense lane of Coal - Marinka to the Donetsk region.</text:p>
      <text:p text:style-name="P4">
About it <text:a xlink:type="simple" xlink:href="https://t.me/V_Zelenskiy_official/6341" text:style-name="Internet_20_link" text:visited-style-name="Visited_20_Internet_20_Link">
reports</text:a>
President.</text:p>
      <text:p text:style-name="P4">
“Today I have the honor to declare that it is decided to significantly increase the potential of Ukrainian Marines - to create a corps of marine infantry. The state will produce everything for the development of an important, strong kind of troops. To equip our porthole with modern weapons, equipment and to create new brigades of marine infantry, ”the President said.</text:p>
      <text:p text:style-name="P4">
The Commander -in -Chief also congratulated the Marines on their saint <text:a xlink:type="simple" xlink:href="https://armyinform.com.ua/2023/05/23/verhovnyj-golovnokomanduvach-prysvoyiv-zvannya-geroya-ukrayiny-dvom-oficzeram-morskoyi-pihoty/" text:style-name="Internet_20_link" text:visited-style-name="Visited_20_Internet_20_Link">
assigned</text:a>
The title of Hero of Ukraine to two marine infantry officers. The head of the states of buildings of the Marines of Bohdan Khmelnitsky I, II and III degrees, "Measurement" of the II and III degrees, Princess Olga III degree and the Order of Danilagalitsky.</text:p>
      <text:p text:style-name="P4">
News Source: <text:a xlink:type="simple" xlink:href="https://armyinform.com.ua/2023/05/23/v-ukrayini-stvoryuyut-korpus-morskoyi-pihoty-volodymyr-zelenskyj/" text:style-name="Internet_20_link" text:visited-style-name="Visited_20_Internet_20_Link">
https://armyinform.com.ua/2023/05/23/v-ukrayini-stvoryuyut-korpus-morskoyi-pihoty-volodymyr-zelenskyj/</text:a>
</text:p>
      <!--NEWS-->
      <text:h text:style-name="P10" text:outline-level="1">
<text:span text:style-name="T4">
Norwegian instructors work with our warriors with fundamental actions using NLAW</text:span>
</text:h>
      <text:p text:style-name="P4">
Author: ['АРМІЯINFORM']</text:p>
      <text:p text:style-name="P4">
Time: 2023-05-23T63:00:00-04:00</text:p>
      <text:p text:style-name="P4">
Description: Instruktori Norwegian guards heimevernet Forsvaret, vidprait ... War with Ukraine 2022, war with Ukraine Latest news today, News War with Ukraine 2022 Last today, there will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5/348574520_1615419945613539_7538370471957158398_n.jpg" text:style-name="Internet_20_link" text:visited-style-name="Visited_20_Internet_20_Link">
348574520_1615419945613539_7538370471957158398_n.jpg</text:a>
', '<text:a xlink:type="simple" xlink:href="https://armyinform.com.ua/wp-content/uploads/2023/05/348557995_259272826588402_4169231660657390455_n-–-kopiya-150x150.jpg" text:style-name="Internet_20_link" text:visited-style-name="Visited_20_Internet_20_Link">
348557995_259272826588402_4169231660657390455_n-–-kopiya-150x150.jpg</text:a>
', '<text:a xlink:type="simple" xlink:href="https://armyinform.com.ua/wp-content/uploads/2023/05/348621041_585008213697138_5044517131084127584_n-–-kopiya-150x150.jpg" text:style-name="Internet_20_link" text:visited-style-name="Visited_20_Internet_20_Link">
348621041_585008213697138_5044517131084127584_n-–-kopiya-150x150.jpg</text:a>
', '<text:a xlink:type="simple" xlink:href="https://armyinform.com.ua/wp-content/uploads/2023/05/348820445_1579247339267701_7123790562918821101_n-–-kopiya-150x150.jpg" text:style-name="Internet_20_link" text:visited-style-name="Visited_20_Internet_20_Link">
348820445_1579247339267701_7123790562918821101_n-–-kopiya-150x150.jpg</text:a>
', '<text:a xlink:type="simple" xlink:href="https://armyinform.com.ua/wp-content/uploads/2023/05/348871680_240175198654341_5519556128731491202_n-–-kopiya-150x150.jpg" text:style-name="Internet_20_link" text:visited-style-name="Visited_20_Internet_20_Link">
348871680_240175198654341_5519556128731491202_n-–-kopiya-150x150.jpg</text:a>
', '<text:a xlink:type="simple" xlink:href="https://armyinform.com.ua/wp-content/uploads/2023/05/348896331_1288664138733792_6211850704269034450_n-–-kopiya-150x150.jpg" text:style-name="Internet_20_link" text:visited-style-name="Visited_20_Internet_20_Link">
348896331_1288664138733792_6211850704269034450_n-–-kopiya-150x150.jpg</text:a>
', '<text:a xlink:type="simple" xlink:href="https://armyinform.com.ua/wp-content/uploads/2023/05/348925130_1199259034084780_5839084625869553326_n-–-kopiya-150x150.jpg" text:style-name="Internet_20_link" text:visited-style-name="Visited_20_Internet_20_Link">
348925130_1199259034084780_5839084625869553326_n-–-kopiya-150x150.jpg</text:a>
']</text:p>
      <text:p text:style-name="P4">
Tags: ['NLAW', 'STOPRUSSIA', 'ВЕЛИКА БРИТАНІЯ', 'ВТОРГНЕННЯ РФ', 'НОРВЕГІЯ']</text:p>
      <text:p text:style-name="P4">
Category: News</text:p>
      <!--METADATA-->
      <text:p text:style-name="P4">
<draw:frame draw:style-name="fr1" draw:name="Image248" text:anchor-type="as-char" svg:width="6.9236in" svg:height="4.615733in" draw:z-index="0">
<draw:image xlink:href="../Images/AРМІЯINFORM/2023-05-23T63-00-00-04-00/348574520_1615419945613539_7538370471957158398_n.jpg" xlink:type="simple" xlink:show="embed" xlink:actuate="onLoad" draw:mime-type="image/jpeg"/>
</draw:frame>
Instructors of the Norwegian National Guard Heimevernet Fersvaret, work out with Ukrainian warriors the basic action on the enemy's technique is used(https://www.facebook.com/GeneralStaff.ua/posts/pfbid0mSqpGgig7p34CHrfUPoYHgEny4DftbkSLGc7UCmrsSGKqyrmtngqvrPF7rGcvdhKl)The General Staff of the Armed Forces of Ukraine.</text:p>
      <text:p text:style-name="P4">
«Norwegian National Guard Instructors Heimevernet Fersvaret, within the framework of the Multinational Educational Operation" Interflex "on Basagal -Military Training , the basic The enemy technique, the fire using a portable anti -tanned NLAW missile for the successful destruction of the enemy armored vehicles in the melee, ”the message reads.</text:p>
      <text:p text:style-name="P4">
<text:a xlink:type="simple" xlink:href="https://armyinform.com.ua/wp-content/uploads/2023/05/348557995_259272826588402_4169231660657390455_n-–-kopiya.jpg" text:style-name="Internet_20_link" text:visited-style-name="Visited_20_Internet_20_Link">
!(Images/AРМІЯINFORM/2023-05-23T63-00-00-04-00/348557995_259272826588402_4169231660657390455_n-–-kopiya-150x150.jpg)</text:a>
</text:p>
      <text:p text:style-name="P4">
<text:a xlink:type="simple" xlink:href="https://armyinform.com.ua/wp-content/uploads/2023/05/348621041_585008213697138_5044517131084127584_n-–-kopiya.jpg" text:style-name="Internet_20_link" text:visited-style-name="Visited_20_Internet_20_Link">
<draw:frame draw:style-name="fr1" draw:name="Image249" text:anchor-type="as-char" svg:width="6.9236in" svg:height="6.9236in" draw:z-index="0">
<draw:image xlink:href="../Images/AРМІЯINFORM/2023-05-23T63-00-00-04-00/348621041_585008213697138_5044517131084127584_n-–-kopiya-150x150.jpg" xlink:type="simple" xlink:show="embed" xlink:actuate="onLoad" draw:mime-type="image/jpeg"/>
</draw:frame>
</text:a>
</text:p>
      <text:p text:style-name="P4">
<text:a xlink:type="simple" xlink:href="https://armyinform.com.ua/wp-content/uploads/2023/05/348820445_1579247339267701_7123790562918821101_n-–-kopiya.jpg" text:style-name="Internet_20_link" text:visited-style-name="Visited_20_Internet_20_Link">
<draw:frame draw:style-name="fr1" draw:name="Image250" text:anchor-type="as-char" svg:width="6.9236in" svg:height="6.9236in" draw:z-index="0">
<draw:image xlink:href="../Images/AРМІЯINFORM/2023-05-23T63-00-00-04-00/348820445_1579247339267701_7123790562918821101_n-–-kopiya-150x150.jpg" xlink:type="simple" xlink:show="embed" xlink:actuate="onLoad" draw:mime-type="image/jpeg"/>
</draw:frame>
</text:a>
</text:p>
      <text:p text:style-name="P4">
<text:a xlink:type="simple" xlink:href="https://armyinform.com.ua/wp-content/uploads/2023/05/348871680_240175198654341_5519556128731491202_n-–-kopiya.jpg" text:style-name="Internet_20_link" text:visited-style-name="Visited_20_Internet_20_Link">
<draw:frame draw:style-name="fr1" draw:name="Image251" text:anchor-type="as-char" svg:width="6.9236in" svg:height="6.9236in" draw:z-index="0">
<draw:image xlink:href="../Images/AРМІЯINFORM/2023-05-23T63-00-00-04-00/348871680_240175198654341_5519556128731491202_n-–-kopiya-150x150.jpg" xlink:type="simple" xlink:show="embed" xlink:actuate="onLoad" draw:mime-type="image/jpeg"/>
</draw:frame>
</text:a>
</text:p>
      <text:p text:style-name="P4">
<text:a xlink:type="simple" xlink:href="https://armyinform.com.ua/wp-content/uploads/2023/05/348896331_1288664138733792_6211850704269034450_n-–-kopiya.jpg" text:style-name="Internet_20_link" text:visited-style-name="Visited_20_Internet_20_Link">
<draw:frame draw:style-name="fr1" draw:name="Image252" text:anchor-type="as-char" svg:width="6.9236in" svg:height="6.9236in" draw:z-index="0">
<draw:image xlink:href="../Images/AРМІЯINFORM/2023-05-23T63-00-00-04-00/348896331_1288664138733792_6211850704269034450_n-–-kopiya-150x150.jpg" xlink:type="simple" xlink:show="embed" xlink:actuate="onLoad" draw:mime-type="image/jpeg"/>
</draw:frame>
</text:a>
</text:p>
      <text:p text:style-name="P4">
It is noted that such training makes it possible to improve the acquired combat skills to increase the personal security and security of the unit during various scenarios of actions of the Armed Forces of Ukraine so that servicemen can skill the necessary tactical knowledge to protect Ukraine.</text:p>
      <text:p text:style-name="P4">
Under the expert guidance of the instructors of the Armed Forces of the Kingdom, the Norwegian District Armed Forces of Ukraine became prepared for combat conditions.</text:p>
      <text:p text:style-name="P4">
It is also reported that the Kingdom of Norway and the United Kingdom of Grand Britain and Northern Ireland continue to support the people of Ukraine melting with our international partners in order to provide constant support to Ukraine in response to continuing violations of Russia , independent and democratic state.</text:p>
      <text:p text:style-name="P4">
The Ministry of Internal Affairs of Ukraine reminded that, having arrived in the United Kingdom of 2022, the contingent of servicemen and servicemen of the Armed Forces of the King of the Kingdomsanorway participates in the program of preparation of Ukrainian recruits by sub-heading of UK together with other partner countries.</text:p>
      <text:p text:style-name="P4">
News Source: <text:a xlink:type="simple" xlink:href="https://armyinform.com.ua/2023/05/23/norvezki-instruktory-vidpraczovuyut-z-nashymy-voyinamy-zasadni-diyi-z-vykorystannyam-nlaw/" text:style-name="Internet_20_link" text:visited-style-name="Visited_20_Internet_20_Link">
https://armyinform.com.ua/2023/05/23/norvezki-instruktory-vidpraczovuyut-z-nashymy-voyinamy-zasadni-diyi-z-vykorystannyam-nlaw/</text:a>
</text:p>
      <!--NEWS-->
      <text:h text:style-name="P10" text:outline-level="1">
<text:span text:style-name="T4">
In 2023, social payments will be saved for internally displaced persons</text:span>
</text:h>
      <text:p text:style-name="P4">
Author: ['АРМІЯINFORM']</text:p>
      <text:p text:style-name="P4">
Time: 2023-05-23T64:00:00-04:00</text:p>
      <text:p text:style-name="P4">
Description: Yak Rear Portal, on Tsomo was voted in vikacre'har-minigra-Minigra Zwan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04/vereshhuk-4.jpg" text:style-name="Internet_20_link" text:visited-style-name="Visited_20_Internet_20_Link">
vereshhuk-4.jpg</text:a>
']</text:p>
      <text:p text:style-name="P4">
Tags: ['ВНУТРІШНЬО ПЕРЕМІЩЕНІ ОСОБИ', 'ІРИНА ВЕРЕЩУК', 'МІНРЕІНТЕГРАЦІЇ', 'СОЦІАЛЬНА ДОПОМОГА']</text:p>
      <text:p text:style-name="P4">
Category: News</text:p>
      <!--METADATA-->
      <text:p text:style-name="P4">
<draw:frame draw:style-name="fr1" draw:name="Image253" text:anchor-type="as-char" svg:width="6.9236in" svg:height="4.615733in" draw:z-index="0">
<draw:image xlink:href="../Images/AРМІЯINFORM/2023-05-23T64-00-00-04-00/vereshhuk-4.jpg" xlink:type="simple" xlink:show="embed" xlink:actuate="onLoad" draw:mime-type="image/jpeg"/>
</draw:frame>
As <text:a xlink:type="simple" xlink:href="https://www.kmu.gov.ua/news/u-2023-rotsi-budut-zberezheni-sotsialni-vyplaty-dlia-vnutrishno-peremishchenykh-osib" text:style-name="Internet_20_link" text:visited-style-name="Visited_20_Internet_20_Link">
transmits</text:a>
The Government Portal, this was emphasized by Viceremier-Minister-Minister of Reintegration of Temporarily-Coiled Territories Irina Vereshchuk on the air of one of the TV channels.</text:p>
      <text:p text:style-name="P4">
According to her, it cannot be argued that most IDPs have already received financial independence. Therefore, it is very important to continue to pay their own hooks and give your feet.</text:p>
      <text:p text:style-name="P4">
-My position remains unchanged-this year we have to keep the IIVPAC of IDPs,-said Viceremier-Minister.</text:p>
      <text:p text:style-name="P4">
The Ministry of Reintegration of the Temporarily Occupied Territories of Ukraine also reminds that the Ministry was developed by the Ministry and approved by the Government of the State Public Policy on Internal Movement for the period up to 2025, in particular, provides for IDPs from the state.</text:p>
      <text:p text:style-name="P4">
News Source: <text:a xlink:type="simple" xlink:href="https://armyinform.com.ua/2023/05/23/u-2023-roczi-budut-zberezheni-soczialni-vyplaty-dlya-vnutrishno-peremishhenyh-osib/" text:style-name="Internet_20_link" text:visited-style-name="Visited_20_Internet_20_Link">
https://armyinform.com.ua/2023/05/23/u-2023-roczi-budut-zberezheni-soczialni-vyplaty-dlya-vnutrishno-peremishhenyh-osib/</text:a>
</text:p>
      <!--NEWS-->
      <text:h text:style-name="P10" text:outline-level="1">
<text:span text:style-name="T4">
More than 400 Marines received storm berets in Nikolaev</text:span>
</text:h>
      <text:p text:style-name="P4">
Author: ['Дмитро Завтонов']</text:p>
      <text:p text:style-name="P4">
Time: 2023-05-23T65:00:00-04:00</text:p>
      <text:p text:style-name="P4">
Description: At the VIISKOVIKH PARNES TO PIDRODILS PIKHOTYA KOSARYASYA SOGODNI, 23 Herbalist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golovna-70.jpg" text:style-name="Internet_20_link" text:visited-style-name="Visited_20_Internet_20_Link">
golovna-70.jpg</text:a>
', '<text:a xlink:type="simple" xlink:href="https://armyinform.com.ua/wp-content/uploads/2023/05/1-95-150x150.jpg" text:style-name="Internet_20_link" text:visited-style-name="Visited_20_Internet_20_Link">
1-95-150x150.jpg</text:a>
', '<text:a xlink:type="simple" xlink:href="https://armyinform.com.ua/wp-content/uploads/2023/05/2-81-150x150.jpg" text:style-name="Internet_20_link" text:visited-style-name="Visited_20_Internet_20_Link">
2-81-150x150.jpg</text:a>
', '<text:a xlink:type="simple" xlink:href="https://armyinform.com.ua/wp-content/uploads/2023/05/3-81-150x150.jpg" text:style-name="Internet_20_link" text:visited-style-name="Visited_20_Internet_20_Link">
3-81-150x150.jpg</text:a>
', '<text:a xlink:type="simple" xlink:href="https://armyinform.com.ua/wp-content/uploads/2023/05/4-74-150x150.jpg" text:style-name="Internet_20_link" text:visited-style-name="Visited_20_Internet_20_Link">
4-74-150x150.jpg</text:a>
', '<text:a xlink:type="simple" xlink:href="https://armyinform.com.ua/wp-content/uploads/2023/05/5-57-150x150.jpg" text:style-name="Internet_20_link" text:visited-style-name="Visited_20_Internet_20_Link">
5-57-150x150.jpg</text:a>
', '<text:a xlink:type="simple" xlink:href="https://armyinform.com.ua/wp-content/uploads/2023/05/6-48-150x150.jpg" text:style-name="Internet_20_link" text:visited-style-name="Visited_20_Internet_20_Link">
6-48-150x150.jpg</text:a>
', '<text:a xlink:type="simple" xlink:href="https://armyinform.com.ua/wp-content/uploads/2023/05/7-42-150x150.jpg" text:style-name="Internet_20_link" text:visited-style-name="Visited_20_Internet_20_Link">
7-42-150x150.jpg</text:a>
', '<text:a xlink:type="simple" xlink:href="https://armyinform.com.ua/wp-content/uploads/2023/05/8-31-150x150.jpg" text:style-name="Internet_20_link" text:visited-style-name="Visited_20_Internet_20_Link">
8-31-150x150.jpg</text:a>
', '<text:a xlink:type="simple" xlink:href="https://armyinform.com.ua/wp-content/uploads/2023/05/9-31-150x150.jpg" text:style-name="Internet_20_link" text:visited-style-name="Visited_20_Internet_20_Link">
9-31-150x150.jpg</text:a>
', '<text:a xlink:type="simple" xlink:href="https://armyinform.com.ua/wp-content/uploads/2023/05/10-32-150x150.jpg" text:style-name="Internet_20_link" text:visited-style-name="Visited_20_Internet_20_Link">
10-32-150x150.jpg</text:a>
', '<text:a xlink:type="simple" xlink:href="https://armyinform.com.ua/wp-content/uploads/2023/05/11-27-150x150.jpg" text:style-name="Internet_20_link" text:visited-style-name="Visited_20_Internet_20_Link">
11-27-150x150.jpg</text:a>
', '<text:a xlink:type="simple" xlink:href="https://armyinform.com.ua/wp-content/uploads/2023/05/12-20-150x150.jpg" text:style-name="Internet_20_link" text:visited-style-name="Visited_20_Internet_20_Link">
12-20-150x150.jpg</text:a>
']</text:p>
      <text:p text:style-name="P4">
Tags: ['ВМС ЗС УКРАЇНИ', 'МОРСЬКА ПІХОТА']</text:p>
      <text:p text:style-name="P4">
Category: News</text:p>
      <!--METADATA-->
      <text:p text:style-name="P4">
<draw:frame draw:style-name="fr1" draw:name="Image254" text:anchor-type="as-char" svg:width="6.9236in" svg:height="4.615733in" draw:z-index="0">
<draw:image xlink:href="../Images/AРМІЯINFORM/2023-05-23T65-00-00-04-00/golovna-70.jpg" xlink:type="simple" xlink:show="embed" xlink:actuate="onLoad" draw:mime-type="image/jpeg"/>
</draw:frame>
In the military units and units of the Marines of Ukraine today, on May 23, there were solemn events on the occasion of the Marine Corps of Ukraine.</text:p>
      <text:p text:style-name="P4">
The right to wear a storm beret Marpichi was obtained after the psychological obstacle course and as a result of the stability, courage, professionalism and courage in the performance of combat missions regarding the protection of repeling and restraining a full -scale invasion of the Armed Forces of Ukraine.</text:p>
      <text:p text:style-name="P4">
<text:a xlink:type="simple" xlink:href="https://armyinform.com.ua/wp-content/uploads/2023/05/1-95.jpg" text:style-name="Internet_20_link" text:visited-style-name="Visited_20_Internet_20_Link">
!(Images/AРМІЯINFORM/2023-05-23T65-00-00-04-00/1-95-150x150.jpg)</text:a>
</text:p>
      <text:p text:style-name="P4">
<text:a xlink:type="simple" xlink:href="https://armyinform.com.ua/wp-content/uploads/2023/05/2-81.jpg" text:style-name="Internet_20_link" text:visited-style-name="Visited_20_Internet_20_Link">
<draw:frame draw:style-name="fr1" draw:name="Image255" text:anchor-type="as-char" svg:width="6.9236in" svg:height="6.9236in" draw:z-index="0">
<draw:image xlink:href="../Images/AРМІЯINFORM/2023-05-23T65-00-00-04-00/2-81-150x150.jpg" xlink:type="simple" xlink:show="embed" xlink:actuate="onLoad" draw:mime-type="image/jpeg"/>
</draw:frame>
</text:a>
</text:p>
      <text:p text:style-name="P4">
<text:a xlink:type="simple" xlink:href="https://armyinform.com.ua/wp-content/uploads/2023/05/3-81.jpg" text:style-name="Internet_20_link" text:visited-style-name="Visited_20_Internet_20_Link">
<draw:frame draw:style-name="fr1" draw:name="Image256" text:anchor-type="as-char" svg:width="6.9236in" svg:height="6.9236in" draw:z-index="0">
<draw:image xlink:href="../Images/AРМІЯINFORM/2023-05-23T65-00-00-04-00/3-81-150x150.jpg" xlink:type="simple" xlink:show="embed" xlink:actuate="onLoad" draw:mime-type="image/jpeg"/>
</draw:frame>
</text:a>
</text:p>
      <text:p text:style-name="P4">
<text:a xlink:type="simple" xlink:href="https://armyinform.com.ua/wp-content/uploads/2023/05/4-74.jpg" text:style-name="Internet_20_link" text:visited-style-name="Visited_20_Internet_20_Link">
<draw:frame draw:style-name="fr1" draw:name="Image257" text:anchor-type="as-char" svg:width="6.9236in" svg:height="6.9236in" draw:z-index="0">
<draw:image xlink:href="../Images/AРМІЯINFORM/2023-05-23T65-00-00-04-00/4-74-150x150.jpg" xlink:type="simple" xlink:show="embed" xlink:actuate="onLoad" draw:mime-type="image/jpeg"/>
</draw:frame>
</text:a>
</text:p>
      <text:p text:style-name="P4">
<text:a xlink:type="simple" xlink:href="https://armyinform.com.ua/wp-content/uploads/2023/05/5-57.jpg" text:style-name="Internet_20_link" text:visited-style-name="Visited_20_Internet_20_Link">
<draw:frame draw:style-name="fr1" draw:name="Image258" text:anchor-type="as-char" svg:width="6.9236in" svg:height="6.9236in" draw:z-index="0">
<draw:image xlink:href="../Images/AРМІЯINFORM/2023-05-23T65-00-00-04-00/5-57-150x150.jpg" xlink:type="simple" xlink:show="embed" xlink:actuate="onLoad" draw:mime-type="image/jpeg"/>
</draw:frame>
</text:a>
</text:p>
      <text:p text:style-name="P4">
<text:a xlink:type="simple" xlink:href="https://armyinform.com.ua/wp-content/uploads/2023/05/6-48.jpg" text:style-name="Internet_20_link" text:visited-style-name="Visited_20_Internet_20_Link">
<draw:frame draw:style-name="fr1" draw:name="Image259" text:anchor-type="as-char" svg:width="6.9236in" svg:height="6.9236in" draw:z-index="0">
<draw:image xlink:href="../Images/AРМІЯINFORM/2023-05-23T65-00-00-04-00/6-48-150x150.jpg" xlink:type="simple" xlink:show="embed" xlink:actuate="onLoad" draw:mime-type="image/jpeg"/>
</draw:frame>
</text:a>
</text:p>
      <text:p text:style-name="P4">
<text:a xlink:type="simple" xlink:href="https://armyinform.com.ua/wp-content/uploads/2023/05/7-42.jpg" text:style-name="Internet_20_link" text:visited-style-name="Visited_20_Internet_20_Link">
<draw:frame draw:style-name="fr1" draw:name="Image260" text:anchor-type="as-char" svg:width="6.9236in" svg:height="6.9236in" draw:z-index="0">
<draw:image xlink:href="../Images/AРМІЯINFORM/2023-05-23T65-00-00-04-00/7-42-150x150.jpg" xlink:type="simple" xlink:show="embed" xlink:actuate="onLoad" draw:mime-type="image/jpeg"/>
</draw:frame>
</text:a>
</text:p>
      <text:p text:style-name="P4">
<text:a xlink:type="simple" xlink:href="https://armyinform.com.ua/wp-content/uploads/2023/05/8-31.jpg" text:style-name="Internet_20_link" text:visited-style-name="Visited_20_Internet_20_Link">
<draw:frame draw:style-name="fr1" draw:name="Image261" text:anchor-type="as-char" svg:width="6.9236in" svg:height="6.9236in" draw:z-index="0">
<draw:image xlink:href="../Images/AРМІЯINFORM/2023-05-23T65-00-00-04-00/8-31-150x150.jpg" xlink:type="simple" xlink:show="embed" xlink:actuate="onLoad" draw:mime-type="image/jpeg"/>
</draw:frame>
</text:a>
</text:p>
      <text:p text:style-name="P4">
<text:a xlink:type="simple" xlink:href="https://armyinform.com.ua/wp-content/uploads/2023/05/9-31.jpg" text:style-name="Internet_20_link" text:visited-style-name="Visited_20_Internet_20_Link">
<draw:frame draw:style-name="fr1" draw:name="Image262" text:anchor-type="as-char" svg:width="6.9236in" svg:height="6.9236in" draw:z-index="0">
<draw:image xlink:href="../Images/AРМІЯINFORM/2023-05-23T65-00-00-04-00/9-31-150x150.jpg" xlink:type="simple" xlink:show="embed" xlink:actuate="onLoad" draw:mime-type="image/jpeg"/>
</draw:frame>
</text:a>
</text:p>
      <text:p text:style-name="P4">
<text:a xlink:type="simple" xlink:href="https://armyinform.com.ua/wp-content/uploads/2023/05/10-32.jpg" text:style-name="Internet_20_link" text:visited-style-name="Visited_20_Internet_20_Link">
<draw:frame draw:style-name="fr1" draw:name="Image263" text:anchor-type="as-char" svg:width="6.9236in" svg:height="6.9236in" draw:z-index="0">
<draw:image xlink:href="../Images/AРМІЯINFORM/2023-05-23T65-00-00-04-00/10-32-150x150.jpg" xlink:type="simple" xlink:show="embed" xlink:actuate="onLoad" draw:mime-type="image/jpeg"/>
</draw:frame>
</text:a>
</text:p>
      <text:p text:style-name="P4">
<text:a xlink:type="simple" xlink:href="https://armyinform.com.ua/wp-content/uploads/2023/05/11-27.jpg" text:style-name="Internet_20_link" text:visited-style-name="Visited_20_Internet_20_Link">
<draw:frame draw:style-name="fr1" draw:name="Image264" text:anchor-type="as-char" svg:width="6.9236in" svg:height="6.9236in" draw:z-index="0">
<draw:image xlink:href="../Images/AРМІЯINFORM/2023-05-23T65-00-00-04-00/11-27-150x150.jpg" xlink:type="simple" xlink:show="embed" xlink:actuate="onLoad" draw:mime-type="image/jpeg"/>
</draw:frame>
</text:a>
</text:p>
      <text:p text:style-name="P4">
<text:a xlink:type="simple" xlink:href="https://armyinform.com.ua/wp-content/uploads/2023/05/12-20.jpg" text:style-name="Internet_20_link" text:visited-style-name="Visited_20_Internet_20_Link">
<draw:frame draw:style-name="fr1" draw:name="Image265" text:anchor-type="as-char" svg:width="6.9236in" svg:height="6.9236in" draw:z-index="0">
<draw:image xlink:href="../Images/AРМІЯINFORM/2023-05-23T65-00-00-04-00/12-20-150x150.jpg" xlink:type="simple" xlink:show="embed" xlink:actuate="onLoad" draw:mime-type="image/jpeg"/>
</draw:frame>
</text:a>
Celebrations began in the city to honor those who laid their lives for the freedom and integrity of Ukraine. After that, the commanders of the united storm berets of more than 400 marines.</text:p>
      <text:p text:style-name="P4">
Also, during the event, the best servicemen were encouraged by state -owned Nongorod, departmental honors, valuable gifts and certificates.</text:p>
      <text:p text:style-name="P4">
News Source: <text:a xlink:type="simple" xlink:href="https://armyinform.com.ua/2023/05/23/ponad-400-morpihiv-otrymaly-shtormovi-berety-v-mykolayevi/" text:style-name="Internet_20_link" text:visited-style-name="Visited_20_Internet_20_Link">
https://armyinform.com.ua/2023/05/23/ponad-400-morpihiv-otrymaly-shtormovi-berety-v-mykolayevi/</text:a>
</text:p>
      <!--NEWS-->
      <text:h text:style-name="P10" text:outline-level="1">
<text:span text:style-name="T4">
The CPD has published a forecast for misinformation campaigns of the Russian Federation</text:span>
</text:h>
      <text:p text:style-name="P4">
Author: ['АРМІЯINFORM']</text:p>
      <text:p text:style-name="P4">
Time: 2023-05-23T66:00:00-04:00</text:p>
      <text:p text:style-name="P4">
Description: INFORMANINE WEARTH MIZHAYA, that is not in Ukraine to be in the way at MITH, SHILOKA KLAYNIT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1-94.jpg" text:style-name="Internet_20_link" text:visited-style-name="Visited_20_Internet_20_Link">
1-94.jpg</text:a>
', '<text:a xlink:type="simple" xlink:href="https://armyinform.com.ua/wp-content/uploads/2023/05/2-80-150x150.jpg" text:style-name="Internet_20_link" text:visited-style-name="Visited_20_Internet_20_Link">
2-80-150x150.jpg</text:a>
', '<text:a xlink:type="simple" xlink:href="https://armyinform.com.ua/wp-content/uploads/2023/05/3-80-150x150.jpg" text:style-name="Internet_20_link" text:visited-style-name="Visited_20_Internet_20_Link">
3-80-150x150.jpg</text:a>
', '<text:a xlink:type="simple" xlink:href="https://armyinform.com.ua/wp-content/uploads/2023/05/4-73-150x150.jpg" text:style-name="Internet_20_link" text:visited-style-name="Visited_20_Internet_20_Link">
4-73-150x150.jpg</text:a>
', '<text:a xlink:type="simple" xlink:href="https://armyinform.com.ua/wp-content/uploads/2023/05/5-56-150x150.jpg" text:style-name="Internet_20_link" text:visited-style-name="Visited_20_Internet_20_Link">
5-56-150x150.jpg</text:a>
', '<text:a xlink:type="simple" xlink:href="https://armyinform.com.ua/wp-content/uploads/2023/05/6-47-150x150.jpg" text:style-name="Internet_20_link" text:visited-style-name="Visited_20_Internet_20_Link">
6-47-150x150.jpg</text:a>
', '<text:a xlink:type="simple" xlink:href="https://armyinform.com.ua/wp-content/uploads/2023/05/7-41-150x150.jpg" text:style-name="Internet_20_link" text:visited-style-name="Visited_20_Internet_20_Link">
7-41-150x150.jpg</text:a>
']</text:p>
      <text:p text:style-name="P4">
Tags: ['РОСІЙСЬКА ПРОПАГАНДА', 'РОСІЙСЬКІ ФЕЙКИ', 'ЦПД РНБО']</text:p>
      <text:p text:style-name="P4">
Category: News</text:p>
      <!--METADATA-->
      <text:p text:style-name="P4">
<draw:frame draw:style-name="fr1" draw:name="Image266" text:anchor-type="as-char" svg:width="6.9236in" svg:height="3.894525in" draw:z-index="0">
<draw:image xlink:href="../Images/AРМІЯINFORM/2023-05-23T66-00-00-04-00/1-94.jpg" xlink:type="simple" xlink:show="embed" xlink:actuate="onLoad" draw:mime-type="image/jpeg"/>
</draw:frame>
The information confrontation between Russia and Ukraine does not subside for a moment, every day Ukrainian is under the media fake fade.</text:p>
      <text:p text:style-name="P4">
About it <text:a xlink:type="simple" xlink:href="https://www.facebook.com/protydiyadezinformatsiyi.cpd/posts/pfbid0k5mqgiek9ANSsSty7bYorHKEp1sGki7bC36QWTgC3F9Kv1FTXWgQU9mocYTKnA7wl" text:style-name="Internet_20_link" text:visited-style-name="Visited_20_Internet_20_Link">
reports</text:a>
Center for Combating Misinformation at NSDC Ukraine.</text:p>
      <text:p text:style-name="P4">
"Having analyzed the basic information and psychological special operations, as well as dezidformation campaigns of the Russian Federation, analysts of the Center for Combating Misinformation, they define the directions of development of rostropaganda, which the enemy can use to the integrity,"-said in the Center's message.</text:p>
      <text:p text:style-name="P4">
<text:a xlink:type="simple" xlink:href="https://armyinform.com.ua/wp-content/uploads/2023/05/2-80.jpg" text:style-name="Internet_20_link" text:visited-style-name="Visited_20_Internet_20_Link">
!(Images/AРМІЯINFORM/2023-05-23T66-00-00-04-00/2-80-150x150.jpg)</text:a>
</text:p>
      <text:p text:style-name="P4">
<text:a xlink:type="simple" xlink:href="https://armyinform.com.ua/wp-content/uploads/2023/05/3-80.jpg" text:style-name="Internet_20_link" text:visited-style-name="Visited_20_Internet_20_Link">
<draw:frame draw:style-name="fr1" draw:name="Image267" text:anchor-type="as-char" svg:width="6.9236in" svg:height="6.9236in" draw:z-index="0">
<draw:image xlink:href="../Images/AРМІЯINFORM/2023-05-23T66-00-00-04-00/3-80-150x150.jpg" xlink:type="simple" xlink:show="embed" xlink:actuate="onLoad" draw:mime-type="image/jpeg"/>
</draw:frame>
</text:a>
</text:p>
      <text:p text:style-name="P4">
<text:a xlink:type="simple" xlink:href="https://armyinform.com.ua/wp-content/uploads/2023/05/4-73.jpg" text:style-name="Internet_20_link" text:visited-style-name="Visited_20_Internet_20_Link">
<draw:frame draw:style-name="fr1" draw:name="Image268" text:anchor-type="as-char" svg:width="6.9236in" svg:height="6.9236in" draw:z-index="0">
<draw:image xlink:href="../Images/AРМІЯINFORM/2023-05-23T66-00-00-04-00/4-73-150x150.jpg" xlink:type="simple" xlink:show="embed" xlink:actuate="onLoad" draw:mime-type="image/jpeg"/>
</draw:frame>
</text:a>
</text:p>
      <text:p text:style-name="P4">
<text:a xlink:type="simple" xlink:href="https://armyinform.com.ua/wp-content/uploads/2023/05/5-56.jpg" text:style-name="Internet_20_link" text:visited-style-name="Visited_20_Internet_20_Link">
<draw:frame draw:style-name="fr1" draw:name="Image269" text:anchor-type="as-char" svg:width="6.9236in" svg:height="6.9236in" draw:z-index="0">
<draw:image xlink:href="../Images/AРМІЯINFORM/2023-05-23T66-00-00-04-00/5-56-150x150.jpg" xlink:type="simple" xlink:show="embed" xlink:actuate="onLoad" draw:mime-type="image/jpeg"/>
</draw:frame>
</text:a>
</text:p>
      <text:p text:style-name="P4">
<text:a xlink:type="simple" xlink:href="https://armyinform.com.ua/wp-content/uploads/2023/05/6-47.jpg" text:style-name="Internet_20_link" text:visited-style-name="Visited_20_Internet_20_Link">
<draw:frame draw:style-name="fr1" draw:name="Image270" text:anchor-type="as-char" svg:width="6.9236in" svg:height="6.9236in" draw:z-index="0">
<draw:image xlink:href="../Images/AРМІЯINFORM/2023-05-23T66-00-00-04-00/6-47-150x150.jpg" xlink:type="simple" xlink:show="embed" xlink:actuate="onLoad" draw:mime-type="image/jpeg"/>
</draw:frame>
</text:a>
</text:p>
      <text:p text:style-name="P4">
<text:a xlink:type="simple" xlink:href="https://armyinform.com.ua/wp-content/uploads/2023/05/7-41.jpg" text:style-name="Internet_20_link" text:visited-style-name="Visited_20_Internet_20_Link">
<draw:frame draw:style-name="fr1" draw:name="Image271" text:anchor-type="as-char" svg:width="6.9236in" svg:height="6.9236in" draw:z-index="0">
<draw:image xlink:href="../Images/AРМІЯINFORM/2023-05-23T66-00-00-04-00/7-41-150x150.jpg" xlink:type="simple" xlink:show="embed" xlink:actuate="onLoad" draw:mime-type="image/jpeg"/>
</draw:frame>
</text:a>
</text:p>
      <text:p text:style-name="P4">
News Source: <text:a xlink:type="simple" xlink:href="https://armyinform.com.ua/2023/05/23/czpd-opublikuvav-prognoz-shhodo-dezinformaczijnyh-kampanij-rf/" text:style-name="Internet_20_link" text:visited-style-name="Visited_20_Internet_20_Link">
https://armyinform.com.ua/2023/05/23/czpd-opublikuvav-prognoz-shhodo-dezinformaczijnyh-kampanij-rf/</text:a>
</text:p>
      <!--NEWS-->
      <text:h text:style-name="P10" text:outline-level="1">
<text:span text:style-name="T4">
The Russians have struck a flight strike on Avdiivka, are wounded</text:span>
</text:h>
      <text:p text:style-name="P4">
Author: ['АРМІЯINFORM']</text:p>
      <text:p text:style-name="P4">
Time: 2023-05-23T67:00:00-04:00</text:p>
      <text:p text:style-name="P4">
Description: Vnaslikov Aviaraketnaya Project of the RF ZS on Avdіvtski, Shonaimen of the two people deni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kkoop.jpg" text:style-name="Internet_20_link" text:visited-style-name="Visited_20_Internet_20_Link">
kkoop.jpg</text:a>
', '<text:a xlink:type="simple" xlink:href="https://armyinform.com.ua/wp-content/uploads/2023/05/345599155_261313073048008_1418522272360842694_n-150x150.jpg" text:style-name="Internet_20_link" text:visited-style-name="Visited_20_Internet_20_Link">
345599155_261313073048008_1418522272360842694_n-150x150.jpg</text:a>
', '<text:a xlink:type="simple" xlink:href="https://armyinform.com.ua/wp-content/uploads/2023/05/345642330_168121272871131_4858895058470257507_n-150x150.jpg" text:style-name="Internet_20_link" text:visited-style-name="Visited_20_Internet_20_Link">
345642330_168121272871131_4858895058470257507_n-150x150.jpg</text:a>
', '<text:a xlink:type="simple" xlink:href="https://armyinform.com.ua/wp-content/uploads/2023/05/346501277_235076469140544_2179700375271512136_n-150x150.jpg" text:style-name="Internet_20_link" text:visited-style-name="Visited_20_Internet_20_Link">
346501277_235076469140544_2179700375271512136_n-150x150.jpg</text:a>
', '<text:a xlink:type="simple" xlink:href="https://armyinform.com.ua/wp-content/uploads/2023/05/346654327_1291726928218397_5097083726230333704_n-150x150.jpg" text:style-name="Internet_20_link" text:visited-style-name="Visited_20_Internet_20_Link">
346654327_1291726928218397_5097083726230333704_n-150x150.jpg</text:a>
', '<text:a xlink:type="simple" xlink:href="https://armyinform.com.ua/wp-content/uploads/2023/05/347643818_1924602081230458_7723491690235333803_n-150x150.jpg" text:style-name="Internet_20_link" text:visited-style-name="Visited_20_Internet_20_Link">
347643818_1924602081230458_7723491690235333803_n-150x150.jpg</text:a>
']</text:p>
      <text:p text:style-name="P4">
Tags: ['STOPRUSSIA', 'АВДІЇВКА', 'ВОЄННІ ЗЛОЧИНИ ЗС РФ', 'ВТОРГНЕННЯ РФ']</text:p>
      <text:p text:style-name="P4">
Category: News</text:p>
      <!--METADATA-->
      <text:p text:style-name="P4">
<draw:frame draw:style-name="fr1" draw:name="Image272" text:anchor-type="as-char" svg:width="6.9236in" svg:height="5.771144in" draw:z-index="0">
<draw:image xlink:href="../Images/AРМІЯINFORM/2023-05-23T67-00-00-04-00/kkoop.jpg" xlink:type="simple" xlink:show="embed" xlink:actuate="onLoad" draw:mime-type="image/jpeg"/>
</draw:frame>
As a result of the airport of the Armed Forces of the Russian Federation in Avdiivka, at least two people kept injuries.</text:p>
      <text:p text:style-name="P4">
About it <text:a xlink:type="simple" xlink:href="https://t.me/pavlokyrylenko_donoda/8107" text:style-name="Internet_20_link" text:visited-style-name="Visited_20_Internet_20_Link">
reported D</text:a>
Pavel Kirilenko, Donetsk Regional Military Administration.</text:p>
      <text:p text:style-name="P4">
"At least two people are injured as a result of a flight strike in Avdiivka. You see the consequences in the photos," the statement said.</text:p>
      <text:p text:style-name="P4">
<text:a xlink:type="simple" xlink:href="https://armyinform.com.ua/wp-content/uploads/2023/05/345599155_261313073048008_1418522272360842694_n.jpg" text:style-name="Internet_20_link" text:visited-style-name="Visited_20_Internet_20_Link">
!(Images/AРМІЯINFORM/2023-05-23T67-00-00-04-00/345599155_261313073048008_1418522272360842694_n-150x150.jpg)</text:a>
</text:p>
      <text:p text:style-name="P4">
<text:a xlink:type="simple" xlink:href="https://armyinform.com.ua/wp-content/uploads/2023/05/345642330_168121272871131_4858895058470257507_n.jpg" text:style-name="Internet_20_link" text:visited-style-name="Visited_20_Internet_20_Link">
<draw:frame draw:style-name="fr1" draw:name="Image273" text:anchor-type="as-char" svg:width="6.9236in" svg:height="6.9236in" draw:z-index="0">
<draw:image xlink:href="../Images/AРМІЯINFORM/2023-05-23T67-00-00-04-00/345642330_168121272871131_4858895058470257507_n-150x150.jpg" xlink:type="simple" xlink:show="embed" xlink:actuate="onLoad" draw:mime-type="image/jpeg"/>
</draw:frame>
</text:a>
</text:p>
      <text:p text:style-name="P4">
<text:a xlink:type="simple" xlink:href="https://armyinform.com.ua/wp-content/uploads/2023/05/346501277_235076469140544_2179700375271512136_n.jpg" text:style-name="Internet_20_link" text:visited-style-name="Visited_20_Internet_20_Link">
<draw:frame draw:style-name="fr1" draw:name="Image274" text:anchor-type="as-char" svg:width="6.9236in" svg:height="6.9236in" draw:z-index="0">
<draw:image xlink:href="../Images/AРМІЯINFORM/2023-05-23T67-00-00-04-00/346501277_235076469140544_2179700375271512136_n-150x150.jpg" xlink:type="simple" xlink:show="embed" xlink:actuate="onLoad" draw:mime-type="image/jpeg"/>
</draw:frame>
</text:a>
</text:p>
      <text:p text:style-name="P4">
<text:a xlink:type="simple" xlink:href="https://armyinform.com.ua/wp-content/uploads/2023/05/346654327_1291726928218397_5097083726230333704_n.jpg" text:style-name="Internet_20_link" text:visited-style-name="Visited_20_Internet_20_Link">
<draw:frame draw:style-name="fr1" draw:name="Image275" text:anchor-type="as-char" svg:width="6.9236in" svg:height="6.9236in" draw:z-index="0">
<draw:image xlink:href="../Images/AРМІЯINFORM/2023-05-23T67-00-00-04-00/346654327_1291726928218397_5097083726230333704_n-150x150.jpg" xlink:type="simple" xlink:show="embed" xlink:actuate="onLoad" draw:mime-type="image/jpeg"/>
</draw:frame>
</text:a>
</text:p>
      <text:p text:style-name="P4">
<text:a xlink:type="simple" xlink:href="https://armyinform.com.ua/wp-content/uploads/2023/05/347643818_1924602081230458_7723491690235333803_n.jpg" text:style-name="Internet_20_link" text:visited-style-name="Visited_20_Internet_20_Link">
<draw:frame draw:style-name="fr1" draw:name="Image276" text:anchor-type="as-char" svg:width="6.9236in" svg:height="6.9236in" draw:z-index="0">
<draw:image xlink:href="../Images/AРМІЯINFORM/2023-05-23T67-00-00-04-00/347643818_1924602081230458_7723491690235333803_n-150x150.jpg" xlink:type="simple" xlink:show="embed" xlink:actuate="onLoad" draw:mime-type="image/jpeg"/>
</draw:frame>
</text:a>
It is also noted that Russian occupation and terrorist troops continue to destroy the city systematically and methodically.</text:p>
      <text:p text:style-name="P4">
“Avdiivka has been with a dignity and steadily standing rashist invasion since 2014. In their pragmatism, the rashists resort to the tactics of the scorched earth. And the people who stay there - which are more than 1700 people - daily, they cause themselves to be a danger, ”Pavel Kirilenko said, calling for civilians. - There are opportunities and means for evacuation. All civilians have to indulge an area of active fighting. Life is invaluable. Evacuate!”.</text:p>
      <text:p text:style-name="P4">
News Source: <text:a xlink:type="simple" xlink:href="https://armyinform.com.ua/2023/05/23/rosiyany-zavdaly-aviaraketnogo-udaru-po-avdiyivczi-ye-poraneni/" text:style-name="Internet_20_link" text:visited-style-name="Visited_20_Internet_20_Link">
https://armyinform.com.ua/2023/05/23/rosiyany-zavdaly-aviaraketnogo-udaru-po-avdiyivczi-ye-poraneni/</text:a>
</text:p>
      <!--NEWS-->
      <text:h text:style-name="P10" text:outline-level="1">
<text:span text:style-name="T4">
Russians actively change the left bank of the Dnieper and set a barrier against fuel</text:span>
</text:h>
      <text:p text:style-name="P4">
Author: ['АРМІЯINFORM']</text:p>
      <text:p text:style-name="P4">
Time: 2023-05-23T68:00:00-04:00</text:p>
      <text:p text:style-name="P4">
Description: About the tsee in the Etermarathon “єini News” Rospovyv Rechnik Opennaya Prevocent of forces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3bedd4a4-30a3-4f3e-997a-3915b94cc789.jpg" text:style-name="Internet_20_link" text:visited-style-name="Visited_20_Internet_20_Link">
3bedd4a4-30a3-4f3e-997a-3915b94cc789.jpg</text:a>
']</text:p>
      <text:p text:style-name="P4">
Tags: ['STOPRUSSIA', 'ВТОРГНЕННЯ РФ', 'ТАВРІЙСЬКИЙ НАПРЯМОК']</text:p>
      <text:p text:style-name="P4">
Category: News</text:p>
      <!--METADATA-->
      <text:p text:style-name="P4">
<draw:frame draw:style-name="fr1" draw:name="Image277" text:anchor-type="as-char" svg:width="6.9236in" svg:height="4.615733in" draw:z-index="0">
<draw:image xlink:href="../Images/AРМІЯINFORM/2023-05-23T68-00-00-04-00/3bedd4a4-30a3-4f3e-997a-3915b94cc789.jpg" xlink:type="simple" xlink:show="embed" xlink:actuate="onLoad" draw:mime-type="image/jpeg"/>
</draw:frame>
About it in the Ether of the Telelorphone <text:a xlink:type="simple" xlink:href="https://www.youtube.com/watch" text:style-name="Internet_20_link" text:visited-style-name="Visited_20_Internet_20_Link">
"Unin"</text:a>
Valery Shershn, a contorted Press Center of Tavriysk Defense Forces, told Valery Shershn.</text:p>
      <ul>
        <li>
In the Zaporizhzhya direction, Russian invaders lead the so -called active defense on the Novopavlovsk and Orikhiv region. In addition to the active mining of the left bank of the Dnieper, we see the establishment of barriers and craft barriers, - said Valery Shershn.</li>
      </ul>
      <text:p text:style-name="P4">
He added that in the area of his responsibility, the main effort is the enemy concentrates the 19th and Marine directions.</text:p>
      <ul>
        <li>
In total, in the Tavriysk direction the enemy made 410 shelling, 9 aircraft, - summed up Valery Shershn.</li>
      </ul>
      <text:p text:style-name="P4">
News Source: <text:a xlink:type="simple" xlink:href="https://armyinform.com.ua/2023/05/23/rosiyany-aktyvno-minuyut-livyj-bereg-dnipra-ta-vstanovlyuyut-zagorodzhennya-proty-plavzasobiv/" text:style-name="Internet_20_link" text:visited-style-name="Visited_20_Internet_20_Link">
https://armyinform.com.ua/2023/05/23/rosiyany-aktyvno-minuyut-livyj-bereg-dnipra-ta-vstanovlyuyut-zagorodzhennya-proty-plavzasobiv/</text:a>
</text:p>
      <!--NEWS-->
      <text:h text:style-name="P10" text:outline-level="1">
<text:span text:style-name="T4">
Not only pilots but also aviation engineers and combat officers will be captured by F-16</text:span>
</text:h>
      <text:p text:style-name="P4">
Author: ['Дмитро Горбунов']</text:p>
      <text:p text:style-name="P4">
Time: 2023-05-23T69:00:00-04:00</text:p>
      <text:p text:style-name="P4">
Description: About the Pidogotovka of Ukrainian Pilotiv for Cordon Rospovyv Rechnik commandanny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1/yurij-ignat-1.jpg" text:style-name="Internet_20_link" text:visited-style-name="Visited_20_Internet_20_Link">
yurij-ignat-1.jpg</text:a>
']</text:p>
      <text:p text:style-name="P4">
Tags: ['F-16', 'ПС ЗС УКРАЇНИ', 'ЮРІЙ ІГНАТ']</text:p>
      <text:p text:style-name="P4">
Category: News</text:p>
      <!--METADATA-->
      <text:p text:style-name="P4">
<draw:frame draw:style-name="fr1" draw:name="Image278" text:anchor-type="as-char" svg:width="6.9236in" svg:height="4.361868in" draw:z-index="0">
<draw:image xlink:href="../Images/AРМІЯINFORM/2023-05-23T69-00-00-04-00/yurij-ignat-1.jpg" xlink:type="simple" xlink:show="embed" xlink:actuate="onLoad" draw:mime-type="image/jpeg"/>
</draw:frame>
Colonel Yuri Ignatius Air Force Command of the Air Force of Ukraine.</text:p>
      <text:p text:style-name="P4">
Colonel Yuri Ignatus in the Ether of the Televahorfon ["Unin"] told about the preparation of Ukrainian pilots abroad.(https://www.youtube.com/watch?v=WY8sDvZdWEA).</text:p>
      <text:p text:style-name="P4">
— Авіаційна коаліція широка, українських пілотів навчатиме низка країн. Наразітриває процес підготовки людей до навчання на F-16. Створено передові групи,які виїхали до тих країн, що надали нам навчальні майданчики. Вивчається, яксаме відбуватиметься дана підготовка, кількість пілотів, часові терміни тощо.У відрядження направлятимуть не лише льотчиків, а й авіаційних інженерів таофіцерів бойових управлінь. Старт навчанню даний — і це головне, — зауваживармієць.</text:p>
      <text:p text:style-name="P4">
Він уточнив, що всіх військових пілотів одразу ж відправити не можна. Аджекомусь треба забезпечувати дії Сил оборони України. За час війни льотчикиздобули певних професійних висот. Тому поїдуть за кордон підготовленими.</text:p>
      <text:p text:style-name="P4">
— Кожен курсант Харківського національно університету Повітряних Сил післявипуску у своєму активі вже має по 200 годин нальоту. Далі в бойових бригадахвони вже опановують різні навички пілотування. Наразі ж іде мова про їхнєперенавчання на інший тип літака. Як порівняти з радянським МіГ-29,закордонний F-16 є більш автоматизованим. Але це не означає, що буде легко, —розповів речник Командування Повітряних Сил.</text:p>
      <text:p text:style-name="P4">
Говорячи про терміни підготовки на F-16, офіцер зауважив, що підготовкукожного льотчика варто розглядати індивідуально, враховуючи ті завдання, щовиконуватиме його авіаційна бригада.</text:p>
      <text:p text:style-name="P4">
News Source: <text:a xlink:type="simple" xlink:href="https://armyinform.com.ua/2023/05/23/opanovuvatymut-f-16-ne-lyshe-lotchyky-a-j-aviaczijni-inzhenery-ta-oficzery-bojovyh-upravlin-2/" text:style-name="Internet_20_link" text:visited-style-name="Visited_20_Internet_20_Link">
https://armyinform.com.ua/2023/05/23/opanovuvatymut-f-16-ne-lyshe-lotchyky-a-j-aviaczijni-inzhenery-ta-oficzery-bojovyh-upravlin-2/</text:a>
</text:p>
      <!--NEWS-->
      <text:h text:style-name="P10" text:outline-level="1">
<text:span text:style-name="T4">
Alexei Reznikov wrote an appeal to the Bashkir people</text:span>
</text:h>
      <text:p text:style-name="P4">
Author: ['АРМІЯINFORM']</text:p>
      <text:p text:style-name="P4">
Time: 2023-05-23T70:00:00-04:00</text:p>
      <text:p text:style-name="P4">
Description: Ministra defense of Ukraine Oleksiy Reznikov, having written a jovennya to the Bashkirskoy people of the Yogo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2766690_1074355996857011_2143908671959222673_n.jpg" text:style-name="Internet_20_link" text:visited-style-name="Visited_20_Internet_20_Link">
342766690_1074355996857011_2143908671959222673_n.jpg</text:a>
']</text:p>
      <text:p text:style-name="P4">
Tags: ['БАШКИРІЯ', 'ЗВЕРНЕННЯ', 'МІНІСТР ОБОРОНИ', 'ОЛЕКСІЙ РЕЗНІКОВ', 'ОФІЦІЙНО']</text:p>
      <text:p text:style-name="P4">
Category: News</text:p>
      <!--METADATA-->
      <text:p text:style-name="P4">
<draw:frame draw:style-name="fr1" draw:name="Image279" text:anchor-type="as-char" svg:width="6.9236in" svg:height="4.808056in" draw:z-index="0">
<draw:image xlink:href="../Images/AРМІЯINFORM/2023-05-23T70-00-00-04-00/342766690_1074355996857011_2143908671959222673_n.jpg" xlink:type="simple" xlink:show="embed" xlink:actuate="onLoad" draw:mime-type="image/jpeg"/>
</draw:frame>
Alexei Reznikov. Photo: Interfax-Ukraine</text:p>
      <text:p text:style-name="P4">
Minister of Defense of Ukraine Alexei Reznikov <text:a xlink:type="simple" xlink:href="https://www.facebook.com/reznikovoleksii/posts/pfbid0yUobmwEKL1r5SnCVd11uQuhhCCjeaMQ1CdL7ACAyzbQEDmQthqUb99Gh5Bbiq2MGl" text:style-name="Internet_20_link" text:visited-style-name="Visited_20_Internet_20_Link">
wrote</text:a>
Appeal to the Bashkir people and their true leaders. Next is a quote:</text:p>
      <text:p text:style-name="P4">
"When I was serving in the army, one of my best comrades was Bashkir.</text:p>
      <text:p text:style-name="P4">
Thousands of men from Bashkirria were killed or crippled.</text:p>
      <text:p text:style-name="P4">
The situation impressed me with my absurdity. And she pushed her to write a native to my friend, the whole Bashkir people and his true leaders.</text:p>
      <text:p text:style-name="P4">
Today's Ufa authorities, taking care of personal gain and working in the interests of Kreml, send its people to death.</text:p>
      <text:p text:style-name="P4">
Bashkiri is one of the largest peoples of Russia, which is at the same time a uniform situation.</text:p>
      <text:p text:style-name="P4">
In modern Bashkiria there are three commemorative national groups - Russian, Bashkir and Tatars. The Republic of Bashkortostan has huge natural resources and developed industry. There is everything there to guarantee a high level of pre -production.</text:p>
      <text:p text:style-name="P4">
The main interest of Bashkir is obvious - to ensure national development in itself in itself, including - through the exercise of the right to self -determination of the truthful distribution of considerable resources in favor of the region.</text:p>
      <text:p text:style-name="P4">
To do this, you need to concentrate all efforts within Bashkirria and the protection of Moscow.</text:p>
      <text:p text:style-name="P4">
If you list the problems and threats to the Bashkir people, the cause of them is not Ukraine or Ukrainians. The roots of all reasons - in Moscow and in Ufa.</text:p>
      <text:p text:style-name="P4">
Instead, Bashkir is sent to die for a thousand kilometers for what.</text:p>
      <text:p text:style-name="P4">
No one but the Kremlin and its lackeys are interested in it.</text:p>
      <text:p text:style-name="P4">
This should be stopped as soon as possible.</text:p>
      <text:p text:style-name="P4">
_Kraine halҡin tower orttarҙyң үҙ үҙmystarin ҡan һәm һәm үҙ hali өsbm what kind of artery</text:p>
      <text:p text:style-name="P4">
_Әmmә beadң өn Ukraine tүgel, ә ә ә ҙә ҙә өrәshergәkrәkrәk, Kremlin ҡArshi.__</text:p>
      <text:p text:style-name="P4">
_Bel dөrөҫ. Ә Kem Dә Kum bey aңbi qihn - Ular үҙ Halҡin Khyiangat ә.__</text:p>
      <text:p text:style-name="P4">
_Үҙ Keshelәregeҙҙe Ukrainian Alap Chitegeҙ. Beҙgә Xәrbi Enәtsselәrҙetapshiyshiiғ. Tick Shunan һuң ғinna beҙ үҙ Halҡibyҙ өs өn өshiraҡ kilәsәgebeҙҙebeҡeoeҙa Bergәlәlә alabiaҙ.___Rapident of weekly, in a comaight, in the same way, in the same way. And in the same way, the touch of the touch and the road to the road is due to the road.</text:p>
      <text:p text:style-name="P4">
All-dedicated text text hard - <text:a xlink:type="simple" xlink:href="https://interfax.com.ua/news/blog/911796.html" text:style-name="Internet_20_link" text:visited-style-name="Visited_20_Internet_20_Link">
Tut</text:a>
.</text:p>
      <text:p text:style-name="P4">
Дякую башкирським друзям за допомогу.</text:p>
      <text:p text:style-name="P4">
Вірогідно, це перший текст Міністра оборони башкирською мовою».</text:p>
      <text:p text:style-name="P4">
News Source: <text:a xlink:type="simple" xlink:href="https://armyinform.com.ua/2023/05/23/oleksij-reznikov-napysav-zvernennya-do-bashkyrskogo-narodu/" text:style-name="Internet_20_link" text:visited-style-name="Visited_20_Internet_20_Link">
https://armyinform.com.ua/2023/05/23/oleksij-reznikov-napysav-zvernennya-do-bashkyrskogo-narodu/</text:a>
</text:p>
      <!--NEWS-->
      <text:h text:style-name="P10" text:outline-level="1">
<text:span text:style-name="T4">
The occupiers of Crimea from fear of the Counfield of the Armed Forces create the so -called PVC - GUR</text:span>
</text:h>
      <text:p text:style-name="P4">
Author: ['АРМІЯINFORM']</text:p>
      <text:p text:style-name="P4">
Time: 2023-05-23T71:00:00-04:00</text:p>
      <text:p text:style-name="P4">
Description: The beliefs are low in the same calls of the Setriyskovikh compani from Timchasovo perpowed Crim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20230523-2.jpg" text:style-name="Internet_20_link" text:visited-style-name="Visited_20_Internet_20_Link">
20230523-2.jpg</text:a>
']</text:p>
      <text:p text:style-name="P4">
Tags: ['АНДРІЙ ЧЕРНЯК', 'ГУР МОУ', 'КРИМ', 'ПВК']</text:p>
      <text:p text:style-name="P4">
Category: News</text:p>
      <!--METADATA-->
      <text:p text:style-name="P4">
<draw:frame draw:style-name="fr1" draw:name="Image280" text:anchor-type="as-char" svg:width="6.9236in" svg:height="4.615733in" draw:z-index="0">
<draw:image xlink:href="../Images/AРМІЯINFORM/2023-05-23T71-00-00-04-00/20230523-2.jpg" xlink:type="simple" xlink:show="embed" xlink:actuate="onLoad" draw:mime-type="image/jpeg"/>
</draw:frame>
The emergence of a number of so -called private military companies in the temporarily occupied Crimea is primarily associated with the increase in fear among the Russian occupiers of the hardware of the Armed Forces of Ukraine.</text:p>
      <text:p text:style-name="P4">
The representative of the Main Directorate of Intelligence of the Ministry of Defense of Ukraine Andriy Chernyak told about it, <text:a xlink:type="simple" xlink:href="https://gur.gov.ua/content/strakh-pered-kontrnastupom-zs-ukrainy.html" text:style-name="Internet_20_link" text:visited-style-name="Visited_20_Internet_20_Link">
reports</text:a>
GUR MOU.</text:p>
      <text:p text:style-name="P4">
"The invaders clearly understand that the fighting in the Crimea will be, and they will build fortifications, defensive lines - not only in the Crimea, but also in the Soviet Farms," - explained Andrey Chernyak.</text:p>
      <text:p text:style-name="P4">
The representative of the Ministry of Defense of Ukraine added that the leaders of the occupying power to the peninsula will worry because of disappointment by the Russian army: who knows whether it will be waded to protect their families and looted property in Crimea.</text:p>
      <text:p text:style-name="P4">
“These private armies have been designed to protect occupation administrations because of the realization that Russia's armed forces will be able to protect them. And secondly, they are not sure of the integrity of the Russian Federation. If Russia begins to "fall", then they will have "PVC", which will protect their wealth, families, " - said a representative of Ukraine's military intelligence.</text:p>
      <text:p text:style-name="P4">
According to Andriy Chernyak, the so -called Crimean PECs from various sources are financed: for example, the leader of the occupation administration of Crimea was collected by Aksyonov there and forced money to allocate money for his private army.</text:p>
      <text:p text:style-name="P4">
“On the one hand, Crimean businessmen are forced to do it, but on the other, they also want to protect themselves and their wealth. The invaders guarantee them that they are evacuated if they are evacuated, and everything will be well, ”Andrey Chernyak said.</text:p>
      <text:p text:style-name="P4">
The representative of the GUR of the Ministry of Defense of Ukraine reported that the so-called "Aksionovtsi" fighters receive from 200 to 250 thousand rubles a month, train mainly on the bases of preference and temporarily occupied Kherson region, and the instructors for them are professionally trained by Russian military with combat experience: Several times a higher salary - from $ 5,000 or more.</text:p>
      <text:p text:style-name="P4">
Novens to the Crimean PVC are recruited so as not to compete with his "Wagner": "They are recruited among the mobilized, created double -contraints with PVK and the Ministry of Defense. They are trying to attract the Krym population first, but in addition, they take measures throughout Russia, ” - said the representative of the GUR of Ukraine."In totalitarian Russia, there can be no paramilitary formations that would be subordinate to the power structures," the representative of Ukraine's military intelligence emphasized.</text:p>
      <text:p text:style-name="P4">
News Source: <text:a xlink:type="simple" xlink:href="https://armyinform.com.ua/2023/05/23/okupanty-krymu-vid-strahu-pered-kontrnastupom-zsu-stvoryuyut-tak-zvani-pvk-gur/" text:style-name="Internet_20_link" text:visited-style-name="Visited_20_Internet_20_Link">
https://armyinform.com.ua/2023/05/23/okupanty-krymu-vid-strahu-pered-kontrnastupom-zsu-stvoryuyut-tak-zvani-pvk-gur/</text:a>
</text:p>
      <!--NEWS-->
      <text:h text:style-name="P10" text:outline-level="1">
<text:span text:style-name="T4">
Ukraine received macro -financial assistance from the EU of 1.5 billion euros</text:span>
</text:h>
      <text:p text:style-name="P4">
Author: ['АРМІЯINFORM']</text:p>
      <text:p text:style-name="P4">
Time: 2023-05-23T72:00:00-04:00</text:p>
      <text:p text:style-name="P4">
Description: Ukrainian detonated the quarters of the tranche at Rosiri 1.5 billion єvro in the framework of large -scal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52_main-v1668003600.jpg" text:style-name="Internet_20_link" text:visited-style-name="Visited_20_Internet_20_Link">
52_main-v1668003600.jpg</text:a>
']</text:p>
      <text:p text:style-name="P4">
Tags: ['ВІЙНА', 'ДОПОМОГА УКРАЇНІ', 'ЄВРОПЕЙСЬКИЙ СОЮЗ', 'МАКРОФІНАНСОВА ДОПОМОГА', 'ПІДТРИМКА УКРАЇНИ']</text:p>
      <text:p text:style-name="P4">
Category: News</text:p>
      <!--METADATA-->
      <text:p text:style-name="P4">
<draw:frame draw:style-name="fr1" draw:name="Image281" text:anchor-type="as-char" svg:width="6.9236in" svg:height="4.61903in" draw:z-index="0">
<draw:image xlink:href="../Images/AРМІЯINFORM/2023-05-23T72-00-00-04-00/52_main-v1668003600.jpg" xlink:type="simple" xlink:show="embed" xlink:actuate="onLoad" draw:mime-type="image/jpeg"/>
</draw:frame>
Ukraine has received the fourth tranche of € 1.5 billion in terms of large -scale macro -financial assistance(Mphd)from the European Union for 2023.</text:p>
      <text:p text:style-name="P4">
About it <text:a xlink:type="simple" xlink:href="https://www.kmu.gov.ua/news/ukraina-otrymala-chetvertyi-transh-masshtabnoi-makrofinansovoi-dopomohy-vid-ies-u-rozmiri-15-mlrd-ievro" text:style-name="Internet_20_link" text:visited-style-name="Visited_20_Internet_20_Link">
reports</text:a>
Government portal.</text:p>
      <text:p text:style-name="P4">
Funds are provided on preferential terms for Ukraine and are directed to finance the priority expenditures of the state budget.</text:p>
      <text:p text:style-name="P4">
According to the Minister of Finance of Ukraine Serhiy Marchenko, preferential funds are allowed to make priority exchanges on time and in full, in particular to support Ukrainian citizens.</text:p>
      <text:p text:style-name="P4">
“The EU's financial assistance is a significant contribution to the victory of Ukraine by a superstacre. I am grateful to European colleagues for understanding the financial needs of the state, ”he said.</text:p>
      <text:p text:style-name="P4">
Thus, in 2023, the State Budget of Ukraine had already received 7.5 billions of preferential funds from the EU.</text:p>
      <text:p text:style-name="P4">
Previously(https://armyinform.com.ua/2022/10/22/yevrosoyuz-rozglyadaye-mozhlyvist-vydilyaty-ukrayini-po-15-milyardy-yevro-shhomisyaczya-ursula-fon-der-lyayen/)The opportunity to allocate 1.5 billion euros to Ukraine a month.</text:p>
      <text:p text:style-name="P4">
News Source: <text:a xlink:type="simple" xlink:href="https://armyinform.com.ua/2023/05/23/ukrayina-otrymala-makrofinansovu-dopomogy-vid-yes-u-rozmiri-15-mlrd-yevro/" text:style-name="Internet_20_link" text:visited-style-name="Visited_20_Internet_20_Link">
https://armyinform.com.ua/2023/05/23/ukrayina-otrymala-makrofinansovu-dopomogy-vid-yes-u-rozmiri-15-mlrd-yevro/</text:a>
</text:p>
      <!--NEWS-->
      <text:h text:style-name="P10" text:outline-level="1">
<text:span text:style-name="T4">
Alexei Zhpapa: Marines should return to the point of constant dislocation - Crimea</text:span>
</text:h>
      <text:p text:style-name="P4">
Author: ['АРМІЯINFORM']</text:p>
      <text:p text:style-name="P4">
Time: 2023-05-23T73:00:00-04:00</text:p>
      <text:p text:style-name="P4">
Description: Syogodnі, 23 injuries, commander of the Mornskikovo forces of Ukraine Vitseadmіla Oleksiy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8923335_257201823532125_8023094629692388360_n.jpg" text:style-name="Internet_20_link" text:visited-style-name="Visited_20_Internet_20_Link">
348923335_257201823532125_8023094629692388360_n.jpg</text:a>
', '<text:a xlink:type="simple" xlink:href="https://armyinform.com.ua/wp-content/uploads/2023/05/348588271_151674484438026_5234506770751100002_n-150x150.jpg" text:style-name="Internet_20_link" text:visited-style-name="Visited_20_Internet_20_Link">
348588271_151674484438026_5234506770751100002_n-150x150.jpg</text:a>
', '<text:a xlink:type="simple" xlink:href="https://armyinform.com.ua/wp-content/uploads/2023/05/349061151_6274504329309987_5021555534811452514_n-150x150.jpg" text:style-name="Internet_20_link" text:visited-style-name="Visited_20_Internet_20_Link">
349061151_6274504329309987_5021555534811452514_n-150x150.jpg</text:a>
', '<text:a xlink:type="simple" xlink:href="https://armyinform.com.ua/wp-content/uploads/2023/05/348682820_1405096680344829_661447084438283003_n-150x150.jpg" text:style-name="Internet_20_link" text:visited-style-name="Visited_20_Internet_20_Link">
348682820_1405096680344829_661447084438283003_n-150x150.jpg</text:a>
']</text:p>
      <text:p text:style-name="P4">
Tags: ['ДЕНЬ МОРСЬКОЇ ПІХОТИ УКРАЇНИ', 'ОЛЕКСІЙ НЕЇЖПАПА']</text:p>
      <text:p text:style-name="P4">
Category: News</text:p>
      <!--METADATA-->
      <text:p text:style-name="P4">
<draw:frame draw:style-name="fr1" draw:name="Image282" text:anchor-type="as-char" svg:width="6.9236in" svg:height="4.615733in" draw:z-index="0">
<draw:image xlink:href="../Images/AРМІЯINFORM/2023-05-23T73-00-00-04-00/348923335_257201823532125_8023094629692388360_n.jpg" xlink:type="simple" xlink:show="embed" xlink:actuate="onLoad" draw:mime-type="image/jpeg"/>
</draw:frame>
Today, May 23, the commander of the Navy of Ukraine Viceadmiralolexies of her Zhpapa in honor of Marine Corps Day awarded the personnel Regions from the occupation. And the main thing is that the Marines should return and release our permanent location-Crimea.</text:p>
      <text:p text:style-name="P4">
About it <text:a xlink:type="simple" xlink:href="https://www.facebook.com/navy.mil.gov.ua/posts/pfbid02GoknLtJSBsnWhdw86bVLaUiTgCARSTmW2DTNVwQf7YwpzprH2arJoG8A8dj7SqwAl" text:style-name="Internet_20_link" text:visited-style-name="Visited_20_Internet_20_Link">
reports</text:a>
The Public Relations Service of the Navy Command.</text:p>
      <text:p text:style-name="P4">
"Everyone knows and respects the Marines - it brings a high plate to the victory of Ukraine over the enemy," said Viceadmiral Alexei Shepap.</text:p>
      <text:p text:style-name="P4">
<text:a xlink:type="simple" xlink:href="https://armyinform.com.ua/wp-content/uploads/2023/05/348588271_151674484438026_5234506770751100002_n.jpg" text:style-name="Internet_20_link" text:visited-style-name="Visited_20_Internet_20_Link">
!(Images/AРМІЯINFORM/2023-05-23T73-00-00-04-00/348588271_151674484438026_5234506770751100002_n-150x150.jpg)</text:a>
</text:p>
      <text:p text:style-name="P4">
<text:a xlink:type="simple" xlink:href="https://armyinform.com.ua/wp-content/uploads/2023/05/349061151_6274504329309987_5021555534811452514_n.jpg" text:style-name="Internet_20_link" text:visited-style-name="Visited_20_Internet_20_Link">
<draw:frame draw:style-name="fr1" draw:name="Image283" text:anchor-type="as-char" svg:width="6.9236in" svg:height="6.9236in" draw:z-index="0">
<draw:image xlink:href="../Images/AРМІЯINFORM/2023-05-23T73-00-00-04-00/349061151_6274504329309987_5021555534811452514_n-150x150.jpg" xlink:type="simple" xlink:show="embed" xlink:actuate="onLoad" draw:mime-type="image/jpeg"/>
</draw:frame>
</text:a>
</text:p>
      <text:p text:style-name="P4">
<text:a xlink:type="simple" xlink:href="https://armyinform.com.ua/wp-content/uploads/2023/05/348682820_1405096680344829_661447084438283003_n.jpg" text:style-name="Internet_20_link" text:visited-style-name="Visited_20_Internet_20_Link">
<draw:frame draw:style-name="fr1" draw:name="Image284" text:anchor-type="as-char" svg:width="6.9236in" svg:height="6.9236in" draw:z-index="0">
<draw:image xlink:href="../Images/AРМІЯINFORM/2023-05-23T73-00-00-04-00/348682820_1405096680344829_661447084438283003_n-150x150.jpg" xlink:type="simple" xlink:show="embed" xlink:actuate="onLoad" draw:mime-type="image/jpeg"/>
</draw:frame>
</text:a>
We will remind that today President of Ukraine Volodymyr Zelenskyy <text:a xlink:type="simple" xlink:href="https://armyinform.com.ua/2023/05/23/verhovnyj-golovnokomanduvach-prysvoyiv-zvannya-geroya-ukrayiny-dvom-oficzeram-morskoyi-pihoty/" text:style-name="Internet_20_link" text:visited-style-name="Visited_20_Internet_20_Link">
assigned</text:a>
The title of Hero of Ukraine and presented the Order of the Golden Star to the commander of a separate infantry named after the counter-Admiral Mikhail Ostrograd Colonel Yuruandrient.</text:p>
      <text:p text:style-name="P4">
For diligence, high professionalism, dedication and sustainability revealed during the military service, the Navy Commander awarded the Morpivival Gifts.</text:p>
      <text:p text:style-name="P4">
News Source: <text:a xlink:type="simple" xlink:href="https://armyinform.com.ua/2023/05/23/oleksij-neyizhpapa-morski-pihotynczi-mayut-povernutysya-u-punkt-postijnoyi-dyslokacziyi-krym/" text:style-name="Internet_20_link" text:visited-style-name="Visited_20_Internet_20_Link">
https://armyinform.com.ua/2023/05/23/oleksij-neyizhpapa-morski-pihotynczi-mayut-povernutysya-u-punkt-postijnoyi-dyslokacziyi-krym/</text:a>
</text:p>
      <!--NEWS-->
      <text:h text:style-name="P10" text:outline-level="1">
<text:span text:style-name="T4">
Dmytro Kuleba and OSCE Chairman discussed the directions of work in the coming weeks</text:span>
</text:h>
      <text:p text:style-name="P4">
Author: ['АРМІЯINFORM']</text:p>
      <text:p text:style-name="P4">
Time: 2023-05-23T74:00:00-04:00</text:p>
      <text:p text:style-name="P4">
Description: Minist of the law enforcement agencies of Ukraine Dmitro Kuleb that head is OBS, Min -Star of the Lawless Assemb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2022-02-10-dmytro-kuleba-ta-diyuchyj-golova-obsye1.jpg" text:style-name="Internet_20_link" text:visited-style-name="Visited_20_Internet_20_Link">
2022-02-10-dmytro-kuleba-ta-diyuchyj-golova-obsye1.jpg</text:a>
']</text:p>
      <text:p text:style-name="P4">
Tags: ['ДМИТРО КУЛЕБА', 'ЗБІҐНЄВ РАУ', 'САМІТ НАТО']</text:p>
      <text:p text:style-name="P4">
Category: News</text:p>
      <!--METADATA-->
      <text:p text:style-name="P4">
<draw:frame draw:style-name="fr1" draw:name="Image285" text:anchor-type="as-char" svg:width="6.9236in" svg:height="4.60941in" draw:z-index="0">
<draw:image xlink:href="../Images/AРМІЯINFORM/2023-05-23T74-00-00-04-00/2022-02-10-dmytro-kuleba-ta-diyuchyj-golova-obsye1.jpg" xlink:type="simple" xlink:show="embed" xlink:actuate="onLoad" draw:mime-type="image/jpeg"/>
</draw:frame>
Illustrative photo</text:p>
      <text:p text:style-name="P4">
Foreign Minister of Ukraine Dmytro Kuleba and OSCE Chairman, the Minister of Law of the Republic of Poland, Zbignyev RAU coordinated the positions and steps before NATO Summit in Vilnius.</text:p>
      <text:p text:style-name="P4">
The head of Ukrainian diplomacy <text:a xlink:type="simple" xlink:href="https://twitter.com/DmytroKuleba/status/1660976091538784257" text:style-name="Internet_20_link" text:visited-style-name="Visited_20_Internet_20_Link">
reported</text:a>
In his tweet.</text:p>
      <text:p text:style-name="P4">
"Over the next weeks, we need to work closely on the achievement of a consensus to make solid decisions in three directions: strengthening institutional relations between Ukraine and NATO, steps to Ukraine's membership, security guarantees," he wrote.</text:p>
      <text:p text:style-name="P4">
NATO Summit is known in Vilnius(Lithuania)<text:a xlink:type="simple" xlink:href="https://armyinform.com.ua/2022/11/09/nastupnyj-samit-nato-vidbudetsya-vlitku-2023-roku-v-lytvi/" text:style-name="Internet_20_link" text:visited-style-name="Visited_20_Internet_20_Link">
will take place</text:a>
On July 11-12, it will be an opportunity for the heads of the Alliance to revise a significant increase in defense expenses and to continue to continue Ukraine's support.</text:p>
      <text:p text:style-name="P4">
News Source: <text:a xlink:type="simple" xlink:href="https://armyinform.com.ua/2023/05/23/dmytro-kuleba-ta-golova-obsye-obgovoryly-napryamky-roboty-na-najblyzhchi-tyzhni/" text:style-name="Internet_20_link" text:visited-style-name="Visited_20_Internet_20_Link">
https://armyinform.com.ua/2023/05/23/dmytro-kuleba-ta-golova-obsye-obgovoryly-napryamky-roboty-na-najblyzhchi-tyzhni/</text:a>
</text:p>
      <!--NEWS-->
      <text:h text:style-name="P10" text:outline-level="1">
<text:span text:style-name="T4">
Germany is planning to prepare up to 9,000 Ukrainian military by the end of the year</text:span>
</text:h>
      <text:p text:style-name="P4">
Author: ['АРМІЯINFORM']</text:p>
      <text:p text:style-name="P4">
Time: 2023-05-23T75:00:00-04:00</text:p>
      <text:p text:style-name="P4">
Description: Office Berlin Plan PIDGOTOVATI to Kinzi Roku up to 9 TISHISKOVIKH ZSU.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bundeswehr.jpg" text:style-name="Internet_20_link" text:visited-style-name="Visited_20_Internet_20_Link">
bundeswehr.jpg</text:a>
']</text:p>
      <text:p text:style-name="P4">
Tags: ['БОРИС ПІСТОРІУС', 'МІНОБОРОНИ НІМЕЧЧИНИ', 'НАВЧАННЯ ВІЙСЬКОВИХ', 'ФРН']</text:p>
      <text:p text:style-name="P4">
Category: News</text:p>
      <!--METADATA-->
      <text:p text:style-name="P4">
<draw:frame draw:style-name="fr1" draw:name="Image286" text:anchor-type="as-char" svg:width="6.9236in" svg:height="3.894525in" draw:z-index="0">
<draw:image xlink:href="../Images/AРМІЯINFORM/2023-05-23T75-00-00-04-00/bundeswehr.jpg" xlink:type="simple" xlink:show="embed" xlink:actuate="onLoad" draw:mime-type="image/jpeg"/>
</draw:frame>
Official Berlin plans to prepare for the end of this year to the 9,000 -military Armed Forces.</text:p>
      <text:p text:style-name="P4">
About this before meeting with the heads of defense agencies of EU countries <text:a xlink:type="simple" xlink:href="https://newsroom.consilium.europa.eu/permalink/245445" text:style-name="Internet_20_link" text:visited-style-name="Visited_20_Internet_20_Link">
declared</text:a>
German Ministry Boris Pistorius on April 23.</text:p>
      <text:p text:style-name="P4">
"By the end of the year, Germany, which is leading to the EU on the preparation of the Ukrainian military, will teach up to 9,000 servicemen," said Boris Pistorius.</text:p>
      <text:p text:style-name="P4">
In addition, the head of the Ministry of Defense of Germany has promised to provide a weapon that will help Ukraine to win.</text:p>
      <text:p text:style-name="P4">
News Source: <text:a xlink:type="simple" xlink:href="https://armyinform.com.ua/2023/05/23/nimechchyna-do-kinczya-roku-planuye-pidgotuvaty-do-9-tysyach-ukrayinskyh-vijskovyh/" text:style-name="Internet_20_link" text:visited-style-name="Visited_20_Internet_20_Link">
https://armyinform.com.ua/2023/05/23/nimechchyna-do-kinczya-roku-planuye-pidgotuvaty-do-9-tysyach-ukrayinskyh-vijskovyh/</text:a>
</text:p>
      <!--NEWS-->
      <text:h text:style-name="P10" text:outline-level="1">
<text:span text:style-name="T4">
Priority to occupy positions in military administrations in the deocal territories will be given to veterans of war</text:span>
</text:h>
      <text:p text:style-name="P4">
Author: ['АРМІЯINFORM']</text:p>
      <text:p text:style-name="P4">
Time: 2023-05-23T76:00:00-04:00</text:p>
      <text:p text:style-name="P4">
Description: Kabmin PIDTRIMAV HEAD “About the realization of the expert -permanent Procho Shto Kodo Store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1/06/kabmin.jpg" text:style-name="Internet_20_link" text:visited-style-name="Visited_20_Internet_20_Link">
kabmin.jpg</text:a>
']</text:p>
      <text:p text:style-name="P4">
Tags: ['ВІЙСЬКОВІ АДМІНІСТРАЦІЇ', 'ДЕОКУПАЦІЯ', 'ДОТ']</text:p>
      <text:p text:style-name="P4">
Category: News</text:p>
      <!--METADATA-->
      <text:p text:style-name="P4">
<draw:frame draw:style-name="fr1" draw:name="Image287" text:anchor-type="as-char" svg:width="6.9236in" svg:height="4.269553in" draw:z-index="0">
<draw:image xlink:href="../Images/AРМІЯINFORM/2023-05-23T76-00-00-04-00/kabmin.jpg" xlink:type="simple" xlink:show="embed" xlink:actuate="onLoad" draw:mime-type="image/jpeg"/>
</draw:frame>
The Cabinet of Ministers supported the resolution "On the implementation of the experimental project to create a reserve of employees of state bodies for work on the territories of Ukraine". This will allow the military administrations and other state bodies in the territories of the military administrations.</text:p>
      <text:p text:style-name="P4">
About it <text:a xlink:type="simple" xlink:href="https://minre.gov.ua/2023/05/23/uryad-shvalyv-mehanizm-formuvannya-rezervu-praczivnykiv-dlya-roboty-na-deokupovanyh-terytoriyah/" text:style-name="Internet_20_link" text:visited-style-name="Visited_20_Internet_20_Link">
reports</text:a>
Ministry of Reintegration of Temporarily Occupied Territories of Ukraine.</text:p>
      <text:p text:style-name="P4">
Persons wishing to work in the de -industrial territories will fill the electronic questionnaire. Next, NADS will consider the completed questionnaires and check the preparation of candidates.</text:p>
      <text:p text:style-name="P4">
The following citizens will have a priority right to assign to positions:</text:p>
      <ul>
        <li>
war veterans; * internally displaced persons; * persons who have previously held these positions; * Persons who have experience in reintegration of temporarily occupied territories.</li>
      </ul>
      <text:p text:style-name="P4">
In addition, professional training of persons enrolled in the reserve will be conducted.</text:p>
      <text:p text:style-name="P4">
Such a principle of formation of reserve of restoration will allow to restore the work of state bodies in the deocal territories in the shortest possible time to ensure their accelerated reintegration.</text:p>
      <text:p text:style-name="P4">
News Source: <text:a xlink:type="simple" xlink:href="https://armyinform.com.ua/2023/05/23/priorytet-obijmaty-posady-u-vijskovyh-administracziyah-na-deokupovanyh-terytoriyah-nadadut-veteranam-vijny/" text:style-name="Internet_20_link" text:visited-style-name="Visited_20_Internet_20_Link">
https://armyinform.com.ua/2023/05/23/priorytet-obijmaty-posady-u-vijskovyh-administracziyah-na-deokupovanyh-terytoriyah-nadadut-veteranam-vijny/</text:a>
</text:p>
      <!--NEWS-->
      <text:h text:style-name="P10" text:outline-level="1">
<text:span text:style-name="T4">
NATO Secretary General: Learning Ukrainian Pilots on F-16 fighters does not make NATO side of conflict</text:span>
</text:h>
      <text:p text:style-name="P4">
Author: ['АРМІЯINFORM']</text:p>
      <text:p text:style-name="P4">
Time: 2023-05-23T77:00:00-04:00</text:p>
      <text:p text:style-name="P4">
Description: Forever Ukrainian Pilotiv on the Vinishchychi F-16 of the American Vobrnitvva cannot be robbed ... War with Ukraine 2022, the war with Ukraine is th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f16-3.jpg" text:style-name="Internet_20_link" text:visited-style-name="Visited_20_Internet_20_Link">
f16-3.jpg</text:a>
']</text:p>
      <text:p text:style-name="P4">
Tags: ['F-16', 'ДЕРЖДЕП США', 'ЄНС СТОЛТЕНБЕРГ', 'НАТО']</text:p>
      <text:p text:style-name="P4">
Category: News</text:p>
      <!--METADATA-->
      <text:p text:style-name="P4">
<draw:frame draw:style-name="fr1" draw:name="Image288" text:anchor-type="as-char" svg:width="6.9236in" svg:height="3.894525in" draw:z-index="0">
<draw:image xlink:href="../Images/AРМІЯINFORM/2023-05-23T77-00-00-04-00/f16-3.jpg" xlink:type="simple" xlink:show="embed" xlink:actuate="onLoad" draw:mime-type="image/jpeg"/>
</draw:frame>
The training of Ukrainian pilots on F-16 fighters of American production will not produce NATO by conflict.</text:p>
      <text:p text:style-name="P4">
About this before the meeting of the Ministers of Defense of the EU countries <text:a xlink:type="simple" xlink:href="https://newsroom.consilium.europa.eu/permalink/245473" text:style-name="Internet_20_link" text:visited-style-name="Visited_20_Internet_20_Link">
stated</text:a>
Secretary of the North Atlantic Alliance Jens Stoltenberg.</text:p>
      <text:p text:style-name="P4">
“Ukraine has the right to self -defense. We help Ukraine to defend the right. This does not do NATO and NATO allies by conflict, ” - said Stoltenberg.</text:p>
      <text:p text:style-name="P4">
We will remind, earlier in the US State Department <text:a xlink:type="simple" xlink:href="https://armyinform.com.ua/2023/05/23/peredacha-vynyshhuvachiv-f-16-ukrayini-ta-pidgotovka-ukrayinskyh-pilotiv-ye-priorytetom-dlya-ssha-derzhdep/" text:style-name="Internet_20_link" text:visited-style-name="Visited_20_Internet_20_Link">
declared</text:a>
on the high priority of the transfer of f-16 Ukraine fighter jets and preparation of Ukrainian pilots.</text:p>
      <text:p text:style-name="P4">
News Source: <text:a xlink:type="simple" xlink:href="https://armyinform.com.ua/2023/05/23/gensek-nato-navchannya-ukrayinskyh-pilotiv-na-vynyshhuvachah-f-16-ne-robyt-nato-storonoyu-konfliktu/" text:style-name="Internet_20_link" text:visited-style-name="Visited_20_Internet_20_Link">
https://armyinform.com.ua/2023/05/23/gensek-nato-navchannya-ukrayinskyh-pilotiv-na-vynyshhuvachah-f-16-ne-robyt-nato-storonoyu-konfliktu/</text:a>
</text:p>
      <!--NEWS-->
      <text:h text:style-name="P10" text:outline-level="1">
<text:span text:style-name="T4">
The Ukrainian team with the operating military in the won won the first place at the European Championships in martial arts</text:span>
</text:h>
      <text:p text:style-name="P4">
Author: ['АРМІЯINFORM']</text:p>
      <text:p text:style-name="P4">
Time: 2023-05-23T78:00:00-04:00</text:p>
      <text:p text:style-name="P4">
Description: Zbirna team of Ukrainian Boyovikh Mistztv All -Ukrainian Sports Associas “Combat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8822174_763171711924081_8631446850496742321_n-e1684848729447.jpg" text:style-name="Internet_20_link" text:visited-style-name="Visited_20_Internet_20_Link">
348822174_763171711924081_8631446850496742321_n-e1684848729447.jpg</text:a>
']</text:p>
      <text:p text:style-name="P4">
Tags: ['ВІЙСЬКОВІ СПОРТСМЕНИ', 'КОМБАТ САМОЗАХИСТ ICO', 'ЧЕМПІОНАТ ЄВРОПИ З ЄДИНОБОРСТВ']</text:p>
      <text:p text:style-name="P4">
Category: News</text:p>
      <!--METADATA-->
      <text:p text:style-name="P4">
<draw:frame draw:style-name="fr1" draw:name="Image289" text:anchor-type="as-char" svg:width="6.9236in" svg:height="4.096463in" draw:z-index="0">
<draw:image xlink:href="../Images/AРМІЯINFORM/2023-05-23T78-00-00-04-00/348822174_763171711924081_8631446850496742321_n-e1684848729447.jpg" xlink:type="simple" xlink:show="embed" xlink:actuate="onLoad" draw:mime-type="image/jpeg"/>
</draw:frame>
The national team of Ukraine on the Martial Arts of the All -Ukrainian Sports Association "Combat of Self -Defender ICO" participated in the European Combatselfdefense International Combat Organization Championships, which took place in the Hungarian Misinadkanizh.</text:p>
      <text:p text:style-name="P4">
About it <text:a xlink:type="simple" xlink:href="https://www.facebook.com/GeneralStaff.ua/posts/pfbid02kUbef68aaPhXwiLZCTMTjj7ou8Xdd5SHj4aBVrFqznvPin7PbJXFcnFxCuxUdjdal" text:style-name="Internet_20_link" text:visited-style-name="Visited_20_Internet_20_Link">
informs</text:a>
The General Staff of the Armed Forces.</text:p>
      <text:p text:style-name="P4">
464 athletes from 14 countries competed for the European Championship title in 14 species.</text:p>
      <text:p text:style-name="P4">
The Ukrainian team was represented by 48 athletes, 25 of whom children and juniors, and three athletes-active representatives of law enforcement agencies, including landing and assault troops of the Armed Forces, forces of the Armed Forces of Ukraine and the Ministry of Internal Affairs of Ukraine.</text:p>
      <text:p text:style-name="P4">
At the European Championships 2023, the Ukrainian national team won the first team place, collecting 118 awards of different grades in the total standings.</text:p>
      <text:p text:style-name="P4">
It is especially necessary to note the serviceman of the Armed Forces of the Armed Forces Command of the Armed Forces of Ukraine <text:span text:style-name="T4">
 Illya Wilman </text:span>
, who, after contusion <text:span text:style-name="T4">
 and two -time Finalist of the Championship </text:span>
 Semen Maximov **.</text:p>
      <text:p text:style-name="P4">
The President of the Sports Association Major-General Zentsev Mykola noted that this is an extraordinary case since the beginning of the large-scale Russian-Ukrainian war, the scrape of the Commander-in-Chief .</text:p>
      <text:p text:style-name="P4">
Unfortunately, a number of athletes and coaches of the Ukrainian Kombatsam defense Association were killed, protecting our country from the Russian aggressor. Some Ukrainian athletes dedicated their woning to the European Championships for their martial arts champions, Mikhail Pavlushka, Vladimir Galayko, Sergey Grekhovka, Mykola Vovka, Michael Greekhovka, Mikhail Galayko, Sergey Greekhovka, Bogdanubka, Bogdanubrukh.</text:p>
      <text:p text:style-name="P4">
_Dear, Russia was expelled from all kinds of international competitions on the version of "Kombatsam -protection ICO" by the decision of the Council of National Presidents of the Sports Association.__</text:p>
      <text:p text:style-name="P4">
News Source: <text:a xlink:type="simple" xlink:href="https://armyinform.com.ua/2023/05/23/ukrayinska-zbirna-z-diyuchymy-vijskovymy-u-skladi-vyborola-pershe-miscze-na-chempionati-yevropy/" text:style-name="Internet_20_link" text:visited-style-name="Visited_20_Internet_20_Link">
https://armyinform.com.ua/2023/05/23/ukrayinska-zbirna-z-diyuchymy-vijskovymy-u-skladi-vyborola-pershe-miscze-na-chempionati-yevropy/</text:a>
</text:p>
      <!--NEWS-->
      <text:h text:style-name="P10" text:outline-level="1">
<text:span text:style-name="T4">
Bakhmut's Defense: At present, the occupiers are not mentioned - more than 400 shelling in the day</text:span>
</text:h>
      <text:p text:style-name="P4">
Author: ['Дмитро Горбунов']</text:p>
      <text:p text:style-name="P4">
Time: 2023-05-23T79:00:00-04:00</text:p>
      <text:p text:style-name="P4">
Description: About Tse Rospovyv Rechnik SCIDARY UGRASK ZSU Colonel Sergey Chervatiy in Efiri ... War with Ukraine 2022, War with Ukraine Latest news today, News War with Ukraine 2022 Last today, there will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f4f44853-ff62-4e4d-86df-a0e53954e950.jpg" text:style-name="Internet_20_link" text:visited-style-name="Visited_20_Internet_20_Link">
f4f44853-ff62-4e4d-86df-a0e53954e950.jpg</text:a>
']</text:p>
      <text:p text:style-name="P4">
Tags: ['СЕРГІЙ ЧЕРЕВАТИЙ']</text:p>
      <text:p text:style-name="P4">
Category: News</text:p>
      <!--METADATA-->
      <text:p text:style-name="P4">
<draw:frame draw:style-name="fr1" draw:name="Image290" text:anchor-type="as-char" svg:width="6.9236in" svg:height="3.894525in" draw:z-index="0">
<draw:image xlink:href="../Images/AРМІЯINFORM/2023-05-23T79-00-00-04-00/f4f44853-ff62-4e4d-86df-a0e53954e950.jpg" xlink:type="simple" xlink:show="embed" xlink:actuate="onLoad" draw:mime-type="image/jpeg"/>
</draw:frame>
The spokesman of the Eastern Group of the Armed Forces Colonel Sergeycheriev on the broadcast of the TEMACHONPON told this <text:a xlink:type="simple" xlink:href="https://www.youtube.com/watch" text:style-name="Internet_20_link" text:visited-style-name="Visited_20_Internet_20_Link">
"Unin"</text:a>
.</text:p>
      <text:p text:style-name="P4">
— На Бахмутському напрямку протягом минулої доби було лише три бойовізіткнення. Щоправда, ворог був активний у плані артилерійських ударів — 404рази. Тож про снарядний голод у них не йдеться. У цих боях було знищено 79окупантів, дві самохідні артустановки «Гіацинт» та «Гвоздика», а також 9гармат типу «Мста», Д-20 і Д-30. Окрім цього, знищено 7 БПЛА різних типів, —повідомив офіцер.</text:p>
      <text:p text:style-name="P4">
Він уточнив, що «вагнерівці» щодня зазнають величезних втрат: до 100 осібвбитими та стільки ж — пораненими. Тому вони давно б відступили, але їхніватажки гонять їх на українські кулі, виставляють за ними «загороджувальнізагони» тощо. Тож усі гучні «заяви» євгена пригожина слід розглядати вконтексті гри на публіку.</text:p>
      <text:p text:style-name="P4">
— Усі ці місяці ми проводили ефективну оборонну операцію зі сточуванняможливостей ворога, знищували його бойовий потенціал. Не маючи переваги вособовому складі, ми успішно використовували слабкі місця ворога, нестандартнітактичні прийоми. В ході такої активної оборони за найменшої можливості миконтратакували противника. Іноді ми просувалися на 250–1000 метрів, але це бувреальний успіх, а не вигадана пропагандистська брехня, як в окупантів, —зауважив полковник Сергій Череватий.</text:p>
      <text:p text:style-name="P4">
News Source: <text:a xlink:type="simple" xlink:href="https://armyinform.com.ua/2023/05/23/oborona-bahmuta-narazi-pro-snaryadnyj-golod-v-okupantiv-ne-jdetsya-za-dobu-ponad-400-artobstriliv/" text:style-name="Internet_20_link" text:visited-style-name="Visited_20_Internet_20_Link">
https://armyinform.com.ua/2023/05/23/oborona-bahmuta-narazi-pro-snaryadnyj-golod-v-okupantiv-ne-jdetsya-za-dobu-ponad-400-artobstriliv/</text:a>
</text:p>
      <!--NEWS-->
      <text:h text:style-name="P10" text:outline-level="1">
<text:span text:style-name="T4">
The court returned to the State Secretariat of Defense Land worth more than UAH 163 million</text:span>
</text:h>
      <text:p text:style-name="P4">
Author: ['АРМІЯINFORM']</text:p>
      <text:p text:style-name="P4">
Time: 2023-05-23T80:00:00-04:00</text:p>
      <text:p text:style-name="P4">
Description: The Greek Court of the Ternopilzo Vitrebuvavov by the power of the possession of the sovereign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0/sud.-zemlya-e1656591977436-1.jpg" text:style-name="Internet_20_link" text:visited-style-name="Visited_20_Internet_20_Link">
sud.-zemlya-e1656591977436-1.jpg</text:a>
']</text:p>
      <text:p text:style-name="P4">
Tags: ['ДЕРЖСПЕЦЗВ’ЯЗКУ', 'СПЕЦІАЛІЗОВАНА ПРОКУРАТУРА У ВІЙСЬКОВІЙ ТА ОБОРОННІЙ СФЕР']</text:p>
      <text:p text:style-name="P4">
Category: News</text:p>
      <!--METADATA-->
      <text:p text:style-name="P4">
<draw:frame draw:style-name="fr1" draw:name="Image291" text:anchor-type="as-char" svg:width="6.9236in" svg:height="4.292632in" draw:z-index="0">
<draw:image xlink:href="../Images/AРМІЯINFORM/2023-05-23T80-00-00-04-00/sud.-zemlya-e1656591977436-1.jpg" xlink:type="simple" xlink:show="embed" xlink:actuate="onLoad" draw:mime-type="image/jpeg"/>
</draw:frame>
The Economic Court of Ternopil Oblast has demanded the property of the State Service of the State Service of Special Communications and Information Protection of Ukraine of Decline Ownership of One of the Village Councils in the Ternopil district nearly 4 gecters of defense lands worth more than 163 million hryvnias.</text:p>
      <text:p text:style-name="P4">
About it <text:a xlink:type="simple" xlink:href="https://vpzhr.gp.gov.ua/ua/news.html" text:style-name="Internet_20_link" text:visited-style-name="Visited_20_Internet_20_Link">
reports</text:a>
The press service of the Specialized Prosecutor's Office in the field of defense of the Western region.</text:p>
      <text:p text:style-name="P4">
It was established that in May 2021, the village council illegally registered the law of communal property behind itself, which caused damage to the property interests of the state.</text:p>
      <text:p text:style-name="P4">
Following the decision of the Ternopil Specialized Prosecutor's Office in the field of defense of the Western Region, the Ternopil Specialized Prosecutor's Office will use it for its real implementation.</text:p>
      <text:p text:style-name="P4">
News Source: <text:a xlink:type="simple" xlink:href="https://armyinform.com.ua/2023/05/23/sud-povernuv-v-upravlinnya-derzhspeczzvyazku-zemeli-oborony-vartistyu-ponad-163-mln-gryven/" text:style-name="Internet_20_link" text:visited-style-name="Visited_20_Internet_20_Link">
https://armyinform.com.ua/2023/05/23/sud-povernuv-v-upravlinnya-derzhspeczzvyazku-zemeli-oborony-vartistyu-ponad-163-mln-gryven/</text:a>
</text:p>
      <!--NEWS-->
      <text:h text:style-name="P10" text:outline-level="1">
<text:span text:style-name="T4">
Ruslan Stefanchuk thanked the Sweden government for help for Ukraine</text:span>
</text:h>
      <text:p text:style-name="P4">
Author: ['АРМІЯINFORM']</text:p>
      <text:p text:style-name="P4">
Time: 2023-05-23T81:00:00-04:00</text:p>
      <text:p text:style-name="P4">
Description: The head of the Supreme for the sake of Ukrainian Ruslan Stefanchuk knocked out with the prem'r-ministrum ... War with Ukraine 2022, the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8694770_166204519506019_8714478863213467472_n.jpg" text:style-name="Internet_20_link" text:visited-style-name="Visited_20_Internet_20_Link">
348694770_166204519506019_8714478863213467472_n.jpg</text:a>
']</text:p>
      <text:p text:style-name="P4">
Tags: ['STOPRUSSIA', 'АГРЕСІЯ РФ', 'ВТОРГНЕННЯ РФ', 'ГОЛОВА ВЕРХОВНОЇ РАДИ', 'РУСЛАН СТЕФАНЧУК']</text:p>
      <text:p text:style-name="P4">
Category: News</text:p>
      <!--METADATA-->
      <text:p text:style-name="P4">
<draw:frame draw:style-name="fr1" draw:name="Image292" text:anchor-type="as-char" svg:width="6.9236in" svg:height="4.621503in" draw:z-index="0">
<draw:image xlink:href="../Images/AРМІЯINFORM/2023-05-23T81-00-00-04-00/348694770_166204519506019_8714478863213467472_n.jpg" xlink:type="simple" xlink:show="embed" xlink:actuate="onLoad" draw:mime-type="image/jpeg"/>
</draw:frame>
The Chairman of the Verkhovna Rada of Ukraine Ruslan Stefanchuk met with the prime minister of Sweden by Ulf Christterson.</text:p>
      <text:p text:style-name="P4">
He [wrote] about it(https://www.facebook.com/stefanchuk.official/posts/pfbid02r5cBtEDsQUsn8DNQPQjkyKqs9vuoqmAMK1UzJC2PBBoaNkZW8MPBRbLEUuGgaze8l)In his Facebook.</text:p>
      <text:p text:style-name="P4">
“During a meeting with the Prime Minister of the Kingdom, Sweden, Ulf, Crristrsonomob, was first and foremost continued to continue supporting Sweden of Ukraine and our path of dawn in the EU.</text:p>
      <text:p text:style-name="P4">
He informed about the implementation of seven recommendations provided by the European Commission.</text:p>
      <text:p text:style-name="P4">
He noted the special role of the Swedish presidency in the Council of the European Union. Swedish government for powerful assistance packages for Ukraine, ” - said the chairman of the Verkhovna Rada of Ukraine.</text:p>
      <text:p text:style-name="P4">
News Source: <text:a xlink:type="simple" xlink:href="https://armyinform.com.ua/2023/05/23/ruslan-stefanchuk-podyakuvav-uryadu-shvecziyi-za-dopomogu-dlya-ukrayiny/" text:style-name="Internet_20_link" text:visited-style-name="Visited_20_Internet_20_Link">
https://armyinform.com.ua/2023/05/23/ruslan-stefanchuk-podyakuvav-uryadu-shvecziyi-za-dopomogu-dlya-ukrayiny/</text:a>
</text:p>
      <!--NEWS-->
      <text:h text:style-name="P10" text:outline-level="1">
<text:span text:style-name="T4">
Approximately 1.5 million citizens of Ukraine will have experience of fighting - Yulia Laputina</text:span>
</text:h>
      <text:p text:style-name="P4">
Author: ['АРМІЯINFORM']</text:p>
      <text:p text:style-name="P4">
Time: 2023-05-23T82:00:00-04:00</text:p>
      <text:p text:style-name="P4">
Description: PID Hour VIZITS before the DNIPPEPETROVSKO TO -Donetsk regions of the Miniger at the right of vetera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04-l-i-cznap.jpeg" text:style-name="Internet_20_link" text:visited-style-name="Visited_20_Internet_20_Link">
04-l-i-cznap.jpeg</text:a>
', '<text:a xlink:type="simple" xlink:href="https://armyinform.com.ua/wp-content/uploads/2023/05/08-za-stolom-l-i-k.jpeg" text:style-name="Internet_20_link" text:visited-style-name="Visited_20_Internet_20_Link">
08-za-stolom-l-i-k.jpeg</text:a>
']</text:p>
      <text:p text:style-name="P4">
Tags: ['ВЕТЕРАНСЬКА ПОЛІТИКА', 'ДНІПРОПЕТРОВЩИНА', 'ДОНЕЧЧИНА', 'МІНВЕТЕРАНІВ', 'ЮЛІЯ ЛАПУТІНА']</text:p>
      <text:p text:style-name="P4">
Category: News</text:p>
      <!--METADATA-->
      <text:p text:style-name="P4">
<draw:frame draw:style-name="fr1" draw:name="Image293" text:anchor-type="as-char" svg:width="6.9236in" svg:height="5.1927in" draw:z-index="0">
<draw:image xlink:href="../Images/AРМІЯINFORM/2023-05-23T82-00-00-04-00/04-l-i-cznap.jpeg" xlink:type="simple" xlink:show="embed" xlink:actuate="onLoad" draw:mime-type="image/jpeg"/>
</draw:frame>
During his visit to Dnipropetrovsk and Donetsk regions, the Minister of Affairs of Ukraine Yulia Laputina presented the concept of veterans assistants.</text:p>
      <text:p text:style-name="P4">
About it <text:a xlink:type="simple" xlink:href="https://mva.gov.ua/ua/news/yuliya-laputina-veteranska-politika-odin-iz-prioritetiv-uryadu" text:style-name="Internet_20_link" text:visited-style-name="Visited_20_Internet_20_Link">
reports</text:a>
The press service of the Ministry of Affairs of Ukraine.</text:p>
      <text:p text:style-name="P4">
Also, during his working trip, Yulia Laputina got acquainted with the methods of rehabilitation of veterans in the regions and communicated with the defenders who re -interpreted, met with participants of the All -Ukrainian Gamrurean 2023 competitions, discussed the current prospects for the introduction of pro -supporting and adaptations.</text:p>
      <text:p text:style-name="P4">
Together with the heads of territorial communities, the Minister discussed the implementation of the Institute of Assistants of Veterans, in particular the issues of training, financing of their activities, as well as further digitalization of the process of providing services to veterans.</text:p>
      <text:p text:style-name="P4">
<draw:frame draw:style-name="fr1" draw:name="Image294" text:anchor-type="as-char" svg:width="6.9236in" svg:height="4.621503in" draw:z-index="0">
<draw:image xlink:href="../Images/AРМІЯINFORM/2023-05-23T82-00-00-04-00/08-za-stolom-l-i-k.jpeg" xlink:type="simple" xlink:show="embed" xlink:actuate="onLoad" draw:mime-type="image/jpeg"/>
</draw:frame>
“Veteran policy is one of the government priorities. After the victory, we build the defenders and defenders. After all, it is expected that after the victory of about 1,5 million citizens of Ukraine will have experience of hostilities. Therefore, a necessary man who can face the dialogue between the veteran and his family and the state, the community, the employer. Such a person is a veteran assistant. In every territorial community they should understand how many people and what profession from this group will be demobilized. And what civilian specialties are needed in this community, ”Yulia Laputina emphasized.</text:p>
      <text:p text:style-name="P4">
The pilot project creation of the veteran assistant institute this year was built in Dnipropetrovsk, Lviv, Vinnytsia and Mykolaiv region.</text:p>
      <text:p text:style-name="P4">
News Source: <text:a xlink:type="simple" xlink:href="https://armyinform.com.ua/2023/05/23/bude-maty-dosvid-bojovyh-dij-yuliya-laputina/" text:style-name="Internet_20_link" text:visited-style-name="Visited_20_Internet_20_Link">
https://armyinform.com.ua/2023/05/23/bude-maty-dosvid-bojovyh-dij-yuliya-laputina/</text:a>
</text:p>
      <!--NEWS-->
      <text:h text:style-name="P10" text:outline-level="1">
<text:span text:style-name="T4">
Up to 12 years in prisons, General and Colonel of the Russian Federation were convicted who commanded the blast of the North Crimean Canal</text:span>
</text:h>
      <text:p text:style-name="P4">
Author: ['АРМІЯINFORM']</text:p>
      <text:p text:style-name="P4">
Time: 2023-05-23T83:00:00-04:00</text:p>
      <text:p text:style-name="P4">
Description: Service of Bingle Zbrazov’s base on the brushes of the cucums of the commander of the Rosіyki Vіsk, yak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8601945_992438188785049_275882247683856763_n.jpg" text:style-name="Internet_20_link" text:visited-style-name="Visited_20_Internet_20_Link">
348601945_992438188785049_275882247683856763_n.jpg</text:a>
']</text:p>
      <text:p text:style-name="P4">
Tags: ['STOPRUSSIA', 'ВОЄННІ ЗЛОЧИНИ ЗС РФ', 'ВТОРГНЕННЯ РФ', 'СБУ']</text:p>
      <text:p text:style-name="P4">
Category: News</text:p>
      <!--METADATA-->
      <text:p text:style-name="P4">
<draw:frame draw:style-name="fr1" draw:name="Image295" text:anchor-type="as-char" svg:width="6.9236in" svg:height="7.362095in" draw:z-index="0">
<draw:image xlink:href="../Images/AРМІЯINFORM/2023-05-23T83-00-00-04-00/348601945_992438188785049_275882247683856763_n.jpg" xlink:type="simple" xlink:show="embed" xlink:actuate="onLoad" draw:mime-type="image/jpeg"/>
</draw:frame>
The Security Service has assembled an evidence of two other Russian troops who are involved in the destruction of key life support facilities of Kherson region. The SBU was condemned by General and Colonel of the Russian Federation to 12 years of prison, which have been composed of the blasting of the North Crimean Canal, <text:a xlink:type="simple" xlink:href="https://www.facebook.com/SecurSerUkraine/posts/pfbid02YsRj3qwn7BWWxhzc8gg9kjaiXY9zbQFhQEa54AQ7EpTFecsBdWtXuJbErD7TsheXl" text:style-name="Internet_20_link" text:visited-style-name="Visited_20_Internet_20_Link">
informs</text:a>
The press service of the department.</text:p>
      <text:p text:style-name="P4">
“It is about the deputy commander of the Black Sea Fleet of the Russian Federation on the material and technical support of Major General Mikhail Yasnikov and the commander of the 11-Correct Engineering Brigade of Colonel Dmitry Markov. Both officials were commanded directly by the capture of the Kakhovka hydroelectric power station and the undermining the construction of the Powder-Crimean Channel, ”the SBU noted.</text:p>
      <text:p text:style-name="P4">
In particular, according to the investigation, it was Yasnikov who ordered the illegal seizure of critical infrastructure, and Markov managed the blades.</text:p>
      <text:p text:style-name="P4">
The criminal actions of the occupiers violated the water supply of the region, the functioning of its sprouting system, and also caused significant damage to the environment and material gates in Ukraine in particularly large sizes.</text:p>
      <text:p text:style-name="P4">
On the basis of the evidence collected by investigators of the SBU, the court recognized both of the intruders to the guilty of Part 2 of Art. 28, Part 1 of Art. 438 of the Criminal Code of Ukraine(violation of the law of war of war)But appointed them 12 years in prison.</text:p>
      <text:p text:style-name="P4">
As both convicts are in the temporarily occupied territory of Ukraine, the beginning of the sentence of serving the sentence is determined from the date of their actual retention.</text:p>
      <text:p text:style-name="P4">
Complex measures are underway to hold the perpetrators responsible against Ukraine.</text:p>
      <text:p text:style-name="P4">
News Source: <text:a xlink:type="simple" xlink:href="https://armyinform.com.ua/2023/05/23/do-12-rokiv-tyurmy-zasudzheno-generala-i-polkovnyka-rf-yaki-komanduvaly-pidryvom-pivnichno-krymskogo-kanalu/" text:style-name="Internet_20_link" text:visited-style-name="Visited_20_Internet_20_Link">
https://armyinform.com.ua/2023/05/23/do-12-rokiv-tyurmy-zasudzheno-generala-i-polkovnyka-rf-yaki-komanduvaly-pidryvom-pivnichno-krymskogo-kanalu/</text:a>
</text:p>
      <!--NEWS-->
      <text:h text:style-name="P10" text:outline-level="1">
<text:span text:style-name="T4">
The occupation of the ZEP - Denis Shmigal continues to remain a huge threat</text:span>
</text:h>
      <text:p text:style-name="P4">
Author: ['АРМІЯINFORM']</text:p>
      <text:p text:style-name="P4">
Time: 2023-05-23T84:00:00-04:00</text:p>
      <text:p text:style-name="P4">
Description: About Tse Pre’re-Miniger Ukrainian, saying in the Promovi in the URIAD. “Syogodnі, ... War with Ukraine 2022, the war with Ukraine is the latest news today, the war with Ukraine 2022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denys-shmygal-1.jpg" text:style-name="Internet_20_link" text:visited-style-name="Visited_20_Internet_20_Link">
denys-shmygal-1.jpg</text:a>
']</text:p>
      <text:p text:style-name="P4">
Tags: ['ДЕНИС ШМИГАЛЬ', 'ЕНЕРГЕТИЧНА ІНФРАСТРУКТУРА', 'ЗАЕС', 'КАБІНЕТ МІНІСТРІВ УКРАЇНИ']</text:p>
      <text:p text:style-name="P4">
Category: News</text:p>
      <!--METADATA-->
      <text:p text:style-name="P4">
<draw:frame draw:style-name="fr1" draw:name="Image296" text:anchor-type="as-char" svg:width="6.9236in" svg:height="4.610104in" draw:z-index="0">
<draw:image xlink:href="../Images/AРМІЯINFORM/2023-05-23T84-00-00-04-00/denys-shmygal-1.jpg" xlink:type="simple" xlink:show="embed" xlink:actuate="onLoad" draw:mime-type="image/jpeg"/>
</draw:frame>
The Prime Minister of Ukraine <text:a xlink:type="simple" xlink:href="https://www.kmu.gov.ua/news/promova-premier-ministra-ukrainy-denysa-shmyhalia-na-zasidanni-uriadu23052023" text:style-name="Internet_20_link" text:visited-style-name="Visited_20_Internet_20_Link">
said</text:a>
in a government meeting.</text:p>
      <text:p text:style-name="P4">
“Today, like all the last 15 months, the main task remains the deposition of our army and defense. Therefore, the country has to work. The country must be gone to all challenges, ”Denis Shmigal said.</text:p>
      <text:p text:style-name="P4">
During the speech, the Prime Minister of Ukraine spoke about preparation for the new heating season, energy recovery and energy accumulation.</text:p>
      <text:p text:style-name="P4">
"The occupation of our Zaporizhzhya nuclear power plants continues to remain a great threat," Denis Shmigal also recalled. - Russian terrorist washing the infrastructure shelling around the station. Because of this, the Nes Nesebul is de -adjacent. Now Ukrenergo has restored the power of the station, but also remains. We work with all partners to force the Rice from the ZPP and make a demilitarized area around the station. "</text:p>
      <text:p text:style-name="P4">
News Source: <text:a xlink:type="simple" xlink:href="https://armyinform.com.ua/2023/05/23/velycheznoyu-zagrozoyu-prodovzhuye-zalyshatysya-okupacziya-zaes-denys-shmygal/" text:style-name="Internet_20_link" text:visited-style-name="Visited_20_Internet_20_Link">
https://armyinform.com.ua/2023/05/23/velycheznoyu-zagrozoyu-prodovzhuye-zalyshatysya-okupacziya-zaes-denys-shmygal/</text:a>
</text:p>
      <!--NEWS-->
      <text:h text:style-name="P10" text:outline-level="1">
<text:span text:style-name="T4">
12 more Ukrainian children exported by the occupiers to the territory of the Russian Federation were returned</text:span>
</text:h>
      <text:p text:style-name="P4">
Author: ['АРМІЯINFORM']</text:p>
      <text:p text:style-name="P4">
Time: 2023-05-23T85:00:00-04:00</text:p>
      <text:p text:style-name="P4">
Description: Ukrainian turned out to the Dodom Shcheli 12 Ukrainian, Vivezenikh at the Terito of the Russian Federation Rosiyki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9000010_3518020708486727_7050994855292453006_n.jpg" text:style-name="Internet_20_link" text:visited-style-name="Visited_20_Internet_20_Link">
349000010_3518020708486727_7050994855292453006_n.jpg</text:a>
']</text:p>
      <text:p text:style-name="P4">
Tags: ['STOPRUSSIA', 'ВОЄННІ ЗЛОЧИНИ ЗС РФ', 'ВТОРГНЕННЯ РФ']</text:p>
      <text:p text:style-name="P4">
Category: News</text:p>
      <!--METADATA-->
      <text:p text:style-name="P4">
<draw:frame draw:style-name="fr1" draw:name="Image297" text:anchor-type="as-char" svg:width="6.9236in" svg:height="3.894525in" draw:z-index="0">
<draw:image xlink:href="../Images/AРМІЯINFORM/2023-05-23T85-00-00-04-00/349000010_3518020708486727_7050994855292453006_n.jpg" xlink:type="simple" xlink:show="embed" xlink:actuate="onLoad" draw:mime-type="image/jpeg"/>
</draw:frame>
Ukraine has returned home with 12 other Ukrainian children exported to the territory of the Russian occupiers.</text:p>
      <text:p text:style-name="P4">
About it <text:a xlink:type="simple" xlink:href="https://www.facebook.com/100044155643408/posts/pfbid07n6RGKFG5zhD6iMJXNPU5eNwpRLoK9HMybkUeR2eyfNFKbMWXTsSUvC1JumhWoqVl/" text:style-name="Internet_20_link" text:visited-style-name="Visited_20_Internet_20_Link">
reported</text:a>
Presidential Commissioner for the Rights of the Child Mykola Kuleba.</text:p>
      <text:p text:style-name="P4">
“This rescue mission was very complicated, because 17-year-old Denis, after whom the baptized mother was, could not return to Ukraine. The Russians delayed all documents and phone. For two days, she was questioned by FSB representatives and threatened with a 15 -year detention. The woman was not allowed to be able to have a baptized son, but instead was sent to Minsk, lasted there for another day. Olga had to ask for help in the Red Cross that he was not engaged in such quotations, ”he wrote.</text:p>
      <text:p text:style-name="P4">
Another challenge, according to Kuleba, was the return of 11-year-old Sergius. The orphaned from Vovchansk after a full-scale invasion of the Russian Federation was with a single native sister on different sides of the front. But 18-year-old Xenia was disconnected, and she decided to return her brother home. Like the previous cases, representatives of the minor service have remedied the reunification of the family, using psychological pressure tamanipulative methods. The girl had to endure a lot of trials to get her brother home.</text:p>
      <text:p text:style-name="P4">
“Fortunately, children and parents are already in Ukraine, everything is well with them. And to help the children recover from the stress experienced and a long road, we organized for a vacation in the attraction park. It is very nice to see their smiles, especially what they survived. Now we have to do everything possible to make children get psychologically and return to a normal life, ”Mykolakolaba wrote.</text:p>
      <text:p text:style-name="P4">
News Source: <text:a xlink:type="simple" xlink:href="https://armyinform.com.ua/2023/05/23/povernuto-shhe-12-ukrayinskyh-ditej-vyvezenyh-okupantamy-na-terytoriyu-rf/" text:style-name="Internet_20_link" text:visited-style-name="Visited_20_Internet_20_Link">
https://armyinform.com.ua/2023/05/23/povernuto-shhe-12-ukrayinskyh-ditej-vyvezenyh-okupantamy-na-terytoriyu-rf/</text:a>
</text:p>
      <!--NEWS-->
      <text:h text:style-name="P10" text:outline-level="1">
<text:span text:style-name="T4">
The enemy focuses on five directions, 16 combat clashes took place</text:span>
</text:h>
      <text:p text:style-name="P4">
Author: ['АРМІЯINFORM']</text:p>
      <text:p text:style-name="P4">
Time: 2023-05-23T86:00:00-04:00</text:p>
      <text:p text:style-name="P4">
Description: About CED DOIMAL, ZS Ukrainian at Vechirnyom Zvedenni. “The enemy is a sink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348606378_1174790679866394_4684910546115458250_n.jpg" text:style-name="Internet_20_link" text:visited-style-name="Visited_20_Internet_20_Link">
348606378_1174790679866394_4684910546115458250_n.jpg</text:a>
']</text:p>
      <text:p text:style-name="P4">
Tags: ['STOPRUSSIA', 'БАХМУТ', 'ВТОРГНЕННЯ РФ', 'ГШ ЗС УКРАЇНИ', 'МАР’ЇНКА']</text:p>
      <text:p text:style-name="P4">
Category: News</text:p>
      <!--METADATA-->
      <text:p text:style-name="P4">
<draw:frame draw:style-name="fr1" draw:name="Image298" text:anchor-type="as-char" svg:width="6.9236in" svg:height="5.273911in" draw:z-index="0">
<draw:image xlink:href="../Images/AРМІЯINFORM/2023-05-23T86-00-00-04-00/348606378_1174790679866394_4684910546115458250_n.jpg" xlink:type="simple" xlink:show="embed" xlink:actuate="onLoad" draw:mime-type="image/jpeg"/>
</draw:frame>
<text:span text:style-name="T4">
 🔥 Situation on Russian invasion </text:span>
</text:p>
      <text:p text:style-name="P4">
About it <text:a xlink:type="simple" xlink:href="https://www.facebook.com/GeneralStaff.ua/posts/pfbid0Ub5r2CaSRnsC4V9AAmFGGFFvhupPXx761KFuQSXc5TgkmzS7Q3re3ktHq8ysbWWDl" text:style-name="Internet_20_link" text:visited-style-name="Visited_20_Internet_20_Link">
reports</text:a>
The General of the Armed Forces of Ukraine in the evening.</text:p>
      <text:p text:style-name="P4">
“The enemy continues to focus on the main efforts on Kupyansk, Lyman, Bakhmut, Avdiiv and Mariinsky. In total, 16 combat clashes took place in these areas of the front, and Bakhmut and Marinka's wiping of warfare, ”the testimony said.</text:p>
      <text:p text:style-name="P4">
In particular, in the Bakhmut direction during the day, the enemy conducted unsuccessful successive actions in the direction of the settlement of chrome. The enemy is also inflicted on the areas of settlements Bila Gora, Ozarivka and Toretsk. Kramatorsk, Vasyukivka, Orikhovo-Vasylivka, Grigorivka, Bakhmut, Ivanivske, Stupochka, Konstantinovka, White Gora, Toretsk, North, South and New York of Donetsk region were injured.</text:p>
      <text:p text:style-name="P4">
News Source: <text:a xlink:type="simple" xlink:href="https://armyinform.com.ua/2023/05/23/vorog-zoseredzhuye-zusyllya-na-pyaty-napryamkah-za-bahmut-i-maryinku-tryvayut-boyi/" text:style-name="Internet_20_link" text:visited-style-name="Visited_20_Internet_20_Link">
https://armyinform.com.ua/2023/05/23/vorog-zoseredzhuye-zusyllya-na-pyaty-napryamkah-za-bahmut-i-maryinku-tryvayut-boyi/</text:a>
</text:p>
      <!--NEWS-->
      <text:h text:style-name="P10" text:outline-level="1">
<text:span text:style-name="T4">
The Russians have inflicted 25 air strikes today, there are victims among civilians</text:span>
</text:h>
      <text:p text:style-name="P4">
Author: ['АРМІЯINFORM']</text:p>
      <text:p text:style-name="P4">
Time: 2023-05-23T87:00:00-04:00</text:p>
      <text:p text:style-name="P4">
Description: About CED DOIMAL, ZS Ukrainian at Vechirnyom Zvedenni. “The last missiles ... War with Ukraine 2022, the war with Ukraine is the latest news today, the war with Ukraine 2022 The last for today, whether the war between Ukraine and Russia will be, when, the war with Ukraine will be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Tags: ['STOPRUSSIA', 'ВОЄННІ ЗЛОЧИНИ ЗС РФ', 'ВТОРГНЕННЯ РФ', 'ГШ ЗС УКРАЇНИ']</text:p>
      <text:p text:style-name="P4">
Category: News</text:p>
      <!--METADATA-->
      <text:p text:style-name="P4">
<draw:frame draw:style-name="fr1" draw:name="Image299" text:anchor-type="as-char" svg:width="6.9236in" svg:height="5.490198in" draw:z-index="0">
<draw:image xlink:href="../Images/AРМІЯINFORM/2023-05-23T87-00-00-04-00/2022-12-06-obstrily-prykordonnya-ukrayiny-e1670330009167.jpeg" xlink:type="simple" xlink:show="embed" xlink:actuate="onLoad" draw:mime-type="image/jpeg"/>
</draw:frame>
Illustrative Photo <text:span text:style-name="T4">
 🔥 The situation of the Russian invasion </text:span>
</text:p>
      <text:p text:style-name="P4">
About it <text:a xlink:type="simple" xlink:href="https://www.facebook.com/GeneralStaff.ua/posts/pfbid0Ub5r2CaSRnsC4V9AAmFGGFFvhupPXx761KFuQSXc5TgkmzS7Q3re3ktHq8ysbWWDl" text:style-name="Internet_20_link" text:visited-style-name="Visited_20_Internet_20_Link">
reports</text:a>
The General of the Armed Forces of Ukraine in the evening.</text:p>
      <text:p text:style-name="P4">
“There were no missile strikes during this era. However, the enemy made 25 aviation strikes and made more than 20 shelling of jet system fire fire on the positions of our troops and settlements. Unfortunately, the Ezagyts and injured among civilians, private residential buildings and administrative infrastructure were damaged, ”the message reads.</text:p>
      <text:p text:style-name="P4">
The Ministry of Internal Affairs of Ukraine also reminded that the likelihood of missile and aircraft strikes throughout Ukraine remains high.</text:p>
      <text:p text:style-name="P4">
News Source: <text:a xlink:type="simple" xlink:href="https://armyinform.com.ua/2023/05/23/protyvnyk-zavdav-25-aviaczijnyh-udariv-ye-zhertvy-sered-czyvilnyh/" text:style-name="Internet_20_link" text:visited-style-name="Visited_20_Internet_20_Link">
https://armyinform.com.ua/2023/05/23/protyvnyk-zavdav-25-aviaczijnyh-udariv-ye-zhertvy-sered-czyvilnyh/</text:a>
</text:p>
      <!--NEWS-->
      <text:h text:style-name="P10" text:outline-level="1">
<text:span text:style-name="T4">
In Belovodsk Hospital is full of wounded occupiers</text:span>
</text:h>
      <text:p text:style-name="P4">
Author: ['АРМІЯINFORM']</text:p>
      <text:p text:style-name="P4">
Time: 2023-05-23T88:00:00-04:00</text:p>
      <text:p text:style-name="P4">
Description: About CED DOIMAL, ZS Ukrainian at Vechirnyom Zvedenni. “The enemy is a sink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f1-2.png" text:style-name="Internet_20_link" text:visited-style-name="Visited_20_Internet_20_Link">
f1-2.png</text:a>
']</text:p>
      <text:p text:style-name="P4">
Tags: ['STOPRUSSIA', 'ВТОРГНЕННЯ РФ', 'ГШ ЗС УКРАЇНИ']</text:p>
      <text:p text:style-name="P4">
Category: News</text:p>
      <!--METADATA-->
      <text:p text:style-name="P4">
<draw:frame draw:style-name="fr1" draw:name="Image300" text:anchor-type="as-char" svg:width="6.9236in" svg:height="3.686817in" draw:z-index="0">
<draw:image xlink:href="../Images/AРМІЯINFORM/2023-05-23T88-00-00-04-00/f1-2.png" xlink:type="simple" xlink:show="embed" xlink:actuate="onLoad" draw:mime-type="image/png"/>
</draw:frame>
** 🔥I</text:p>
      <text:p text:style-name="P4">
About it <text:a xlink:type="simple" xlink:href="https://www.facebook.com/GeneralStaff.ua/posts/pfbid0Ub5r2CaSRnsC4V9AAmFGGFFvhupPXx761KFuQSXc5TgkmzS7Q3re3ktHq8ysbWWDl" text:style-name="Internet_20_link" text:visited-style-name="Visited_20_Internet_20_Link">
reports</text:a>
The General of the Armed Forces of Ukraine in the evening.</text:p>
      <text:p text:style-name="P4">
“The enemy continues to use civilian medical institutions of temporarily seized territories of Ukraine for its own purposes. Yes, the Belovodsk Central District Hospital The invaders were transformed into a military hospital. Currently, the medical establishment is crowded with Russian invaders with wounds of varying degrees of respect, ”the message reads.</text:p>
      <text:p text:style-name="P4">
News Source: <text:a xlink:type="simple" xlink:href="https://armyinform.com.ua/2023/05/23/u-bilovodsku-likarnya-perepovnena-poranenymy-okupantamy/" text:style-name="Internet_20_link" text:visited-style-name="Visited_20_Internet_20_Link">
https://armyinform.com.ua/2023/05/23/u-bilovodsku-likarnya-perepovnena-poranenymy-okupantamy/</text:a>
</text:p>
      <!--NEWS-->
      <text:h text:style-name="P10" text:outline-level="1">
<text:span text:style-name="T4">
Aviation of Defense Forces per day struck 14 beats through the enemy</text:span>
</text:h>
      <text:p text:style-name="P4">
Author: ['АРМІЯINFORM']</text:p>
      <text:p text:style-name="P4">
Time: 2023-05-23T89:00:00-04:00</text:p>
      <text:p text:style-name="P4">
Description: About CED DOIMAL, ZS Ukrainian at Vechirnyom Zvedenni. “Avіaatsіya defense forces ... War with Ukraine 2022, the war with Ukraine is the latest news today, the news war with Ukraine 2022 last today, will there be a war between Ukraine and Russia and when, the war with Ukraine in 2022 will be or not, will there be whether there will be, will there be The war with Ukraine in the near future says, the war with Ukraine, Ukrainian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ВТОРГНЕННЯ РФ', 'ГШ ЗС УКРАЇНИ']</text:p>
      <text:p text:style-name="P4">
Category: News</text:p>
      <!--METADATA-->
      <text:p text:style-name="P4">
<draw:frame draw:style-name="fr1" draw:name="Image301" text:anchor-type="as-char" svg:width="6.9236in" svg:height="3.894525in" draw:z-index="0">
<draw:image xlink:href="../Images/AРМІЯINFORM/2023-05-23T89-00-00-04-00/aviacziya-syl-oborony-ukrayiny.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Ub5r2CaSRnsC4V9AAmFGGFFvhupPXx761KFuQSXc5TgkmzS7Q3re3ktHq8ysbWWDl" text:style-name="Internet_20_link" text:visited-style-name="Visited_20_Internet_20_Link">
reports</text:a>
The General of the Armed Forces of Ukraine in the evening.</text:p>
      <text:p text:style-name="P4">
"Aviation of defense forces per day made 14 beats in the areas of concentration of personal staff and military equipment of the enemy, of which 3-on anti-aircraft missile complexes,"-the message reads.</text:p>
      <text:p text:style-name="P4">
It is also noted that during this day 4 hostile shock batippip was destroyed. In addition, the missile troops and artillery units were struck by 3 management, 4 areas of concentration of weapons and military equipment, 1 ammunition warehouse, 2 artillery units in fire positions and 3 more important goals of the enemy.</text:p>
      <text:p text:style-name="P4">
News Source: <text:a xlink:type="simple" xlink:href="https://armyinform.com.ua/2023/05/23/aviacziya-syl-oborony-za-dobu-zavdala-14-udariv-po-vorogu/" text:style-name="Internet_20_link" text:visited-style-name="Visited_20_Internet_20_Link">
https://armyinform.com.ua/2023/05/23/aviacziya-syl-oborony-za-dobu-zavdala-14-udariv-po-vorogu/</text:a>
</text:p>
      <!--NEWS-->
      <text:h text:style-name="P10" text:outline-level="1">
<text:span text:style-name="T4">
Defense purchases in Ukraine switch to a model of NATO member states-Alexey Reznikov</text:span>
</text:h>
      <text:p text:style-name="P4">
Author: ['АРМІЯINFORM']</text:p>
      <text:p text:style-name="P4">
Time: 2023-05-23T90:00:00-04:00</text:p>
      <text:p text:style-name="P4">
Description: Purchaslovli Ozbrinnya Tie Technikovyki for the Zbroyshny forces of Ukraine conducted agent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oleksij-reznikov-garantuye.jpg" text:style-name="Internet_20_link" text:visited-style-name="Visited_20_Internet_20_Link">
oleksij-reznikov-garantuye.jpg</text:a>
']</text:p>
      <text:p text:style-name="P4">
Tags: ['ЗАКУПІВЛІ', 'НАТО', 'ОЛЕКСІЙ РЕЗНІКОВ']</text:p>
      <text:p text:style-name="P4">
Category: News</text:p>
      <!--METADATA-->
      <text:p text:style-name="P4">
<draw:frame draw:style-name="fr1" draw:name="Image302" text:anchor-type="as-char" svg:width="6.9236in" svg:height="4.030323in" draw:z-index="0">
<draw:image xlink:href="../Images/AРМІЯINFORM/2023-05-23T90-00-00-04-00/oleksij-reznikov-garantuye.jpg" xlink:type="simple" xlink:show="embed" xlink:actuate="onLoad" draw:mime-type="image/jpeg"/>
</draw:frame>
Procurement of weapons and military equipment for the Armed Forces of Ukraine to carry out the emergence of defense purchases. The resolution, which defines the agency of the State Customer of the Ministry of Defense of Ukraine, approved the Cabinet of Ministers of Ukraine. This was reported by the Minister of Defense of Ukraine Alexei Reznikov, <text:a xlink:type="simple" xlink:href="https://www.mil.gov.ua/news/2023/05/23/oboronni-zakupivli-v-ukraini-perehodyat-na-model-derzhav-chleniv-nato-oleksij-reznikov/" text:style-name="Internet_20_link" text:visited-style-name="Visited_20_Internet_20_Link">
informs</text:a>
Pressur service.</text:p>
      <ul>
        <li>
The agency we created in 2022 is separated from the Ministry's apparatus, which minimizes corruption risks. This decision makes a step -by -step defense, NATO's implementation of NATO standards and procedures will help to use budgetary funds and reduce the supply of goods for the needs of the Armed Forces, - Alexei Reznikov said.</li>
      </ul>
      <text:p text:style-name="P4">
In his turn, the Deputy Minister of Defense of Ukraine Denis Sharapov noted that now the centralized purchase of goods, works and services intended for the implementation of state programs in the field of national security and defense will protect a single national agency.</text:p>
      <text:p text:style-name="P4">
According to him, it will be purchased within the limits of the funds provided by the need for the needs, which is determined by the Armed Forces of Ukraine.</text:p>
      <text:p text:style-name="P4">
Currently, the Ministry of Defense of Ukraine is attracting partners from the United Kingdom, Norway and NATO support and supply agencies to assist in the development of mechanisms of the Defense Procurement Agency and to evaluate the NATO State Customer Service.</text:p>
      <text:p text:style-name="P4">
News Source: <text:a xlink:type="simple" xlink:href="https://armyinform.com.ua/2023/05/23/oboronni-zakupivli-v-ukrayini-perehodyat-na-model-derzhav-chleniv-nato-oleksij-reznikov/" text:style-name="Internet_20_link" text:visited-style-name="Visited_20_Internet_20_Link">
https://armyinform.com.ua/2023/05/23/oboronni-zakupivli-v-ukrayini-perehodyat-na-model-derzhav-chleniv-nato-oleksij-reznikov/</text:a>
</text:p>
      <!--NEWS-->
      <text:h text:style-name="P10" text:outline-level="1">
<text:span text:style-name="T4">
Increasing air defense and increasing the number of ammunition - key topics of Valery Zaluzhny's conversation with Cristofer of Cavoli</text:span>
</text:h>
      <text:p text:style-name="P4">
Author: ['АРМІЯINFORM']</text:p>
      <text:p text:style-name="P4">
Time: 2023-05-23T91:00:00-04:00</text:p>
      <text:p text:style-name="P4">
Description: About the ceremony of the head of the Zbroyny forces of Ukraine, General Valeriy Zalugnya.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zaluzhnyj-kavoli.jpg" text:style-name="Internet_20_link" text:visited-style-name="Visited_20_Internet_20_Link">
zaluzhnyj-kavoli.jpg</text:a>
']</text:p>
      <text:p text:style-name="P4">
Tags: ['ВАЛЕРІЙ ЗАЛУЖНИЙ', 'КРІСТОФЕР КАВОЛІ']</text:p>
      <text:p text:style-name="P4">
Category: News</text:p>
      <!--METADATA-->
      <text:p text:style-name="P4">
<draw:frame draw:style-name="fr1" draw:name="Image303" text:anchor-type="as-char" svg:width="6.9236in" svg:height="4.61903in" draw:z-index="0">
<draw:image xlink:href="../Images/AРМІЯINFORM/2023-05-23T91-00-00-04-00/zaluzhnyj-kavoli.jpg" xlink:type="simple" xlink:show="embed" xlink:actuate="onLoad" draw:mime-type="image/jpeg"/>
</draw:frame>
About it <text:a xlink:type="simple" xlink:href="https://www.facebook.com/CinCAFU/posts/pfbid02tZ7JtXwjHKtt8DchiB2HGeN7KrMkwFFkEJm1nvFXoXdweLGhBBeqaSUqqx12NUmCl" text:style-name="Internet_20_link" text:visited-style-name="Visited_20_Internet_20_Link">
reported</text:a>
Commander -in -Chief of the Armed Forces of Ukraine General Valery Zaluzhny.</text:p>
      <text:p text:style-name="P4">
“He has a telephone conversation with the Supreme Commander -in -Chief of NATO Armed Forces in Europe and the US Armed Forces Commander in Europe General Christopherkalka.</text:p>
      <text:p text:style-name="P4">
The need to strengthen air defense, including with the help of F-16, and an increase in the number of ammunition-were key themes of more dialogue.</text:p>
      <text:p text:style-name="P4">
They discussed the importance of continuing joint work on the service of military equipment. He also spoke about the quantitative and qualitative complex troops and the initiative of strengthening the Ukrainian Marine Corps. The creation of new brigades.</text:p>
      <text:p text:style-name="P4">
They agreed with the coffee general and continue to actively interact in order to strengthen Ukraine's compliance.</text:p>
      <text:p text:style-name="P4">
I thank my partners for their support and help. Together to victory!" - Writer Zaluzhny.</text:p>
      <text:p text:style-name="P4">
News Source: <text:a xlink:type="simple" xlink:href="https://armyinform.com.ua/2023/05/23/posylennya-ppo-ta-zbilshennya-kilkosti-boyeprypasiv-klyuchovi-temy-rozmovy-valeriya-zaluzhnogo-z-krystoferom-kavoli/" text:style-name="Internet_20_link" text:visited-style-name="Visited_20_Internet_20_Link">
https://armyinform.com.ua/2023/05/23/posylennya-ppo-ta-zbilshennya-kilkosti-boyeprypasiv-klyuchovi-temy-rozmovy-valeriya-zaluzhnogo-z-krystoferom-kavoli/</text:a>
</text:p>
      <!--NEWS-->
      <text:h text:style-name="P10" text:outline-level="1">
<text:span text:style-name="T4">
The International Damage Register will work since August this year - Min ’ Just</text:span>
</text:h>
      <text:p text:style-name="P4">
Author: ['АРМІЯINFORM']</text:p>
      <text:p text:style-name="P4">
Time: 2023-05-23T92:00:00-04:00</text:p>
      <text:p text:style-name="P4">
Description: “Mi and the same, the VID was half the declara to the legally zobovye Documents. Verisna,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345623237_786862052705600_1314604358681138544_n-1536x1152-1.jpg" text:style-name="Internet_20_link" text:visited-style-name="Visited_20_Internet_20_Link">
345623237_786862052705600_1314604358681138544_n-1536x1152-1.jpg</text:a>
']</text:p>
      <text:p text:style-name="P4">
Tags: ['STOPRUSSIA', 'ВОЄННІ ЗЛОЧИНИ ЗС РФ', 'ВТОРГНЕННЯ РФ', "МІН'ЮСТ"]</text:p>
      <text:p text:style-name="P4">
Category: News</text:p>
      <!--METADATA-->
      <text:p text:style-name="P4">
<draw:frame draw:style-name="fr1" draw:name="Image304" text:anchor-type="as-char" svg:width="6.9236in" svg:height="5.1927in" draw:z-index="0">
<draw:image xlink:href="../Images/AРМІЯINFORM/2023-05-23T92-00-00-04-00/345623237_786862052705600_1314604358681138544_n-1536x1152-1.jpg" xlink:type="simple" xlink:show="embed" xlink:actuate="onLoad" draw:mime-type="image/jpeg"/>
</draw:frame>
“We have already moved from political declarations to legally binding documents. Actually, the treaty signed in Reykjavik is a document that puts certain responsibilities on the signatory countries, ”-said the Deputy Minister of Justice of Ukraine Irina Wise during a telecommunication of uniform news, speaking about the creation of an international register against Ukraine, <text:a xlink:type="simple" xlink:href="https://www.kmu.gov.ua/news/iryna-mudra-mizhnarodnyi-reiestr-zbytkiv-zapratsiuie-z-serpnia-tsoho-roku" text:style-name="Internet_20_link" text:visited-style-name="Visited_20_Internet_20_Link">
informs</text:a>
Government portal.</text:p>
      <text:p text:style-name="P4">
Today, the procedure for creating such a contract is ongoing. It will be an international organization where it will work:</text:p>
      <ul>
        <li>
Secretariat to collect information on evidence of the damage caused; * Board that will verify the evidence collected and include applications in the register itself; * The conference of the parties to the parties, which will consist of all parties to the contract, will appoint the Executive Director and will adopt the rules and procedures of operation of the Register of losses.</li>
      </ul>
      <text:p text:style-name="P4">
“It will be an international community. At the same time, Ukraine will play a role -playing role in this matter. Since the executive director may be exclusively the candidacy proposed by Ukraine. Ukraine also submits its candidacy to the Board of the Register, and will still be presented in the conference of the parties, ”the Ministry of Justice head told.</text:p>
      <text:p text:style-name="P4">
The register will include applications of all persons-persons as a result of the aggression of the Russian Federation with a thadoxas base on these applications. And the next step should be the creation of a compensation commission, which will be competent to consider such applications and notify the amounts of damages.</text:p>
      <text:p text:style-name="P4">
“We plan to work on the full registry since August this year. By this time, we will have all the steps on the creation of governing bodies and financing of this organization, ”Irina Wise said.</text:p>
      <text:p text:style-name="P4">
Participation in the Register is open: after the contract is signed for an indefinite time, any countries that supported the UN General Assembly resolution on the reparation of Ukraine may join this Register.</text:p>
      <text:p text:style-name="P4">
Irina Wise also said that a working group was created in the EU to consider the use of frozen Russian assets to rebuild Ukraine.The next step for the working group is to work out legal grounds for access to these assets, their confiscation.</text:p>
      <text:p text:style-name="P4">
News Source: <text:a xlink:type="simple" xlink:href="https://armyinform.com.ua/2023/05/23/mizhnarodnyj-reyestr-zbytkiv-zapraczyuye-z-serpnya-czogo-roku-minyust/" text:style-name="Internet_20_link" text:visited-style-name="Visited_20_Internet_20_Link">
https://armyinform.com.ua/2023/05/23/mizhnarodnyj-reyestr-zbytkiv-zapraczyuye-z-serpnya-czogo-roku-minyust/</text:a>
</text:p>
      <!--NEWS-->
      <text:h text:style-name="P10" text:outline-level="1">
<text:span text:style-name="T4">
More than 600,000 explosive items were found for 110,000 hectares - Denis Shmigal</text:span>
</text:h>
      <text:p text:style-name="P4">
Author: ['АРМІЯINFORM']</text:p>
      <text:p text:style-name="P4">
Time: 2023-05-23T93:00:00-04:00</text:p>
      <text:p text:style-name="P4">
Description: About Tse Pre’re-Miniger Ukrainian, saying in the Promovi in the URIA. “One Viklik I ... War with Ukraine 2022, War with Ukraine latest news today, News War with Ukraine 2022 Last for today, will there be a war between Ukraine and Russia and when, the war with Ukraine will be or not, will be or not, will be whether the war with Ukraine in the near future says, the war with Ukraine, Ukrainian news today, Ukrainian news in Ukrainian media in Russian</text:p>
      <text:p text:style-name="P4">
Images: ['<text:a xlink:type="simple" xlink:href="https://armyinform.com.ua/wp-content/uploads/2023/05/zasidannya-uryadu.jpg" text:style-name="Internet_20_link" text:visited-style-name="Visited_20_Internet_20_Link">
zasidannya-uryadu.jpg</text:a>
']</text:p>
      <text:p text:style-name="P4">
Tags: ['ДЕНИС ШМИГАЛЬ', 'ЗАСІДАННЯ УРЯДУ', 'КАБІНЕТ МІНІСТРІВ УКРАЇНИ', 'МІННА НЕБЕЗПЕКА']</text:p>
      <text:p text:style-name="P4">
Category: News</text:p>
      <!--METADATA-->
      <text:p text:style-name="P4">
<draw:frame draw:style-name="fr1" draw:name="Image305" text:anchor-type="as-char" svg:width="6.9236in" svg:height="4.610104in" draw:z-index="0">
<draw:image xlink:href="../Images/AРМІЯINFORM/2023-05-23T93-00-00-04-00/zasidannya-uryadu.jpg" xlink:type="simple" xlink:show="embed" xlink:actuate="onLoad" draw:mime-type="image/jpeg"/>
</draw:frame>
The Prime Minister of Ukraine <text:a xlink:type="simple" xlink:href="https://www.kmu.gov.ua/news/promova-premier-ministra-ukrainy-denysa-shmyhalia-na-zasidanni-uriadu23052023" text:style-name="Internet_20_link" text:visited-style-name="Visited_20_Internet_20_Link">
said</text:a>
in a government meeting.</text:p>
      <text:p text:style-name="P4">
"Another challenge for both agrarians and the whole country is a minna danger," Denis Shmigal said.</text:p>
      <text:p text:style-name="P4">
According to him, the demining is defined as one key priorities to restore this year. “A special responsible body has been created. Involvements, technology and technology to make the process move faster. Now it has been possible to monitor 110 thousand hectares and to identify more than 600 thousand production of objects. Demand, especially in the frontline regions, allows you to carry out sowing and return life to the community, ”the Premier-Minister of Ukraine said.</text:p>
      <text:p text:style-name="P4">
News Source: <text:a xlink:type="simple" xlink:href="https://armyinform.com.ua/2023/05/23/ponad-600-tysyach-vybuhonebezpechnyh-predmetiv-vyyavleno-na-110-tys-gektariv-denys-shmygal/" text:style-name="Internet_20_link" text:visited-style-name="Visited_20_Internet_20_Link">
https://armyinform.com.ua/2023/05/23/ponad-600-tysyach-vybuhonebezpechnyh-predmetiv-vyyavleno-na-110-tys-gektariv-denys-shmygal/</text:a>
</text:p>
      <!--NEWS-->
      <text:h text:style-name="P10" text:outline-level="1">
<text:span text:style-name="T4">
The racists 'strengthened' plywood</text:span>
</text:h>
      <text:p text:style-name="P4">
Author: ['АРМІЯINFORM']</text:p>
      <text:p text:style-name="P4">
Time: 2023-05-23T94:00:00-04:00</text:p>
      <text:p text:style-name="P4">
Description: Rosiyski Vіsyska exposed Vikoristovati on the front nonsense, Vi -prepared with Faneri.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44444.jpg" text:style-name="Internet_20_link" text:visited-style-name="Visited_20_Internet_20_Link">
44444.jpg</text:a>
', '<text:a xlink:type="simple" xlink:href="https://armyinform.com.ua/wp-content/uploads/2023/05/347228311_613296750754303_8438361194460149642_n.jpg" text:style-name="Internet_20_link" text:visited-style-name="Visited_20_Internet_20_Link">
347228311_613296750754303_8438361194460149642_n.jpg</text:a>
']</text:p>
      <text:p text:style-name="P4">
Tags: ['STOPRUSSIA', 'ВТОРГНЕННЯ РФ', 'ДШВ ЗСУ']</text:p>
      <text:p text:style-name="P4">
Category: News</text:p>
      <!--METADATA-->
      <text:p text:style-name="P4">
<draw:frame draw:style-name="fr1" draw:name="Image306" text:anchor-type="as-char" svg:width="6.9236in" svg:height="6.897701in" draw:z-index="0">
<draw:image xlink:href="../Images/AРМІЯINFORM/2023-05-23T94-00-00-04-00/44444.jpg" xlink:type="simple" xlink:show="embed" xlink:actuate="onLoad" draw:mime-type="image/jpeg"/>
</draw:frame>
Russian troops began to use floodbounds made on the front.</text:p>
      <text:p text:style-name="P4">
About it <text:a xlink:type="simple" xlink:href="https://www.facebook.com/uaairborne/posts/pfbid034k9vdNa1cv8U3iggeRjA2bzCzWKBv7vvMs6BqU3u2Xri9TPcZZRH5QZpLTyiU8Esl" text:style-name="Internet_20_link" text:visited-style-name="Visited_20_Internet_20_Link">
reported</text:a>
Commanding of landing troops of the Armed Forces of Ukraine.</text:p>
      <text:p text:style-name="P4">
“Apparently, the Russians end with" eagles "and other modern UAVs. The tasks of the air intelligence are performed by plywood planes. Today, on May 23, a Russian freezer of the Armed Forces of Ukraine was destroyed by a Russian freezer aircraft was destroyed at one sign, a mobile fire group of the 71st separate Eger Brigade of the Air Forces of the Armed Forces of Ukraine from small arms. The remnants show that the plywood plane is made primitive. However, according to information, this type of "state -of -the -art" bplays is placed for serial production, " - the message reads.</text:p>
      <text:p text:style-name="P4">
“Apparently, the Russians end with" eagles "and other types of modern UAVs. The tasks of the air intelligence are performed by plywood planes, ”the dealer hunters suggest.</text:p>
      <text:p text:style-name="P4">
<draw:frame draw:style-name="fr1" draw:name="Image307" text:anchor-type="as-char" svg:width="6.9236in" svg:height="6.9236in" draw:z-index="0">
<draw:image xlink:href="../Images/AРМІЯINFORM/2023-05-23T94-00-00-04-00/347228311_613296750754303_8438361194460149642_n.jpg" xlink:type="simple" xlink:show="embed" xlink:actuate="onLoad" draw:mime-type="image/jpeg"/>
</draw:frame>
</text:p>
      <text:p text:style-name="P4">
News Source: <text:a xlink:type="simple" xlink:href="https://armyinform.com.ua/2023/05/23/rashysty-pidsylylysya-fanernymy-bpla/" text:style-name="Internet_20_link" text:visited-style-name="Visited_20_Internet_20_Link">
https://armyinform.com.ua/2023/05/23/rashysty-pidsylylysya-fanernymy-bpla/</text:a>
</text:p>
      <!--NEWS-->
      <text:h text:style-name="P10" text:outline-level="1">
<text:span text:style-name="T4">
Slovenia Parliament recognized the Holodomor with the genocide of the Ukrainian people</text:span>
</text:h>
      <text:p text:style-name="P4">
Author: ['АРМІЯINFORM']</text:p>
      <text:p text:style-name="P4">
Time: 2023-05-23T95:00:00-04:00</text:p>
      <text:p text:style-name="P4">
Description: About Twitter, the President of Ukraine Volodymyr Zelensky. “In -law ... War with Ukraine 2022, war with Ukraine latest news today, News War with Ukraine 2022 are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drzavni-zbor.jpg" text:style-name="Internet_20_link" text:visited-style-name="Visited_20_Internet_20_Link">
drzavni-zbor.jpg</text:a>
']</text:p>
      <text:p text:style-name="P4">
Tags: []</text:p>
      <text:p text:style-name="P4">
Category: News</text:p>
      <!--METADATA-->
      <text:p text:style-name="P4">
<draw:frame draw:style-name="fr1" draw:name="Image308" text:anchor-type="as-char" svg:width="6.9236in" svg:height="4.604194in" draw:z-index="0">
<draw:image xlink:href="../Images/AРМІЯINFORM/2023-05-23T95-00-00-04-00/drzavni-zbor.jpg" xlink:type="simple" xlink:show="embed" xlink:actuate="onLoad" draw:mime-type="image/jpeg"/>
</draw:frame>
Photo: Drzavni ZBOR</text:p>
      <text:p text:style-name="P4">
About it in Twitter <text:a xlink:type="simple" xlink:href="https://twitter.com/ZelenskyyUa/status/1661067480448614432" text:style-name="Internet_20_link" text:visited-style-name="Visited_20_Internet_20_Link">
reported</text:a>
President of Ukraine Volodymyr Zelenskyy.</text:p>
      <text:p text:style-name="P4">
“I am grateful to the Slovenian parliamentarians from the State Collection of Slovenia to the Wellness of the Declaration, which honors the memory of millions of Ukrainian victims of the Genocide in Ukraine in 1932-1933. The international coalition of states devoted to the restoration of historical justice is continued. Together, and therefore responsibility!” - Volodymyr Zelenskyy wrote.</text:p>
      <text:p text:style-name="P4">
Slovenia became the 28th country that recognized the Holodomor with the genocide of the Ukrainian Narode.</text:p>
      <text:p text:style-name="P4">
News Source: <text:a xlink:type="simple" xlink:href="https://armyinform.com.ua/2023/05/23/parlament-sloveniyi-vyznav-golodomor-genoczydom-ukrayinskogo-narodu/" text:style-name="Internet_20_link" text:visited-style-name="Visited_20_Internet_20_Link">
https://armyinform.com.ua/2023/05/23/parlament-sloveniyi-vyznav-golodomor-genoczydom-ukrayinskogo-narodu/</text:a>
</text:p>
      <!--NEWS-->
      <text:h text:style-name="P10" text:outline-level="1">
<text:span text:style-name="T4">
The occupiers plan the abduction of children from the occupied Luhansk region under the pretext of "medical examinations"</text:span>
</text:h>
      <text:p text:style-name="P4">
Author: ['АРМІЯINFORM']</text:p>
      <text:p text:style-name="P4">
Time: 2023-05-23T96:00:00-04:00</text:p>
      <text:p text:style-name="P4">
Description: Piacants were planned by the new “Medic Catrages” for the dial that Luhansk region, Shchob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zentr-propagandystiv.jpg" text:style-name="Internet_20_link" text:visited-style-name="Visited_20_Internet_20_Link">
czentr-propagandystiv.jpg</text:a>
']</text:p>
      <text:p text:style-name="P4">
Tags: ['STOPRUSSIA', 'ВОЄННІ ЗЛОЧИНИ ЗС РФ', 'ВТОРГНЕННЯ РФ', 'ЛУГАНЩИНА']</text:p>
      <text:p text:style-name="P4">
Category: News</text:p>
      <!--METADATA-->
      <text:p text:style-name="P4">
<draw:frame draw:style-name="fr1" draw:name="Image309" text:anchor-type="as-char" svg:width="6.9236in" svg:height="4.615733in" draw:z-index="0">
<draw:image xlink:href="../Images/AРМІЯINFORM/2023-05-23T96-00-00-04-00/czentr-propagandystiv.jpg" xlink:type="simple" xlink:show="embed" xlink:actuate="onLoad" draw:mime-type="image/jpeg"/>
</draw:frame>
The occupiers planned to conduct new "medical examinations" for children of Totlugansk to prepare them for further export to the territory of the Russian Federation, <text:a xlink:type="simple" xlink:href="https://sprotyv.mod.gov.ua/okupanty-vykradayut-ditej-z-tot-luganshhyny/" text:style-name="Internet_20_link" text:visited-style-name="Visited_20_Internet_20_Link">
reports</text:a>
Center for National Resistance.</text:p>
      <text:p text:style-name="P4">
"The so -called" medical examinations "in temporarily occupied territories are only a fiction that Russians use as an excuse for further export of children to the Russian Federation. Make medical examinations are not actually conducted, but children are put invented and use it to take them out" for treatment " medical institutions of the Russian Federation. " - The message says.</text:p>
      <text:p text:style-name="P4">
Is stated. That this procedure is a component of the state policy of the Russian Federation, directed by the genocide of Ukrainians. Thus, the Government of the Russian Federation has allocated more than 1.4 million rubles for "preventive medical examinations" in 2023. The process is managed by Putin for the rights of children Maria Lviv-Belov. On March 17, 2023, the International Criminal Court in the Hague issued a warrant for the arrest of Lviv-Belova and Putin for illegal deportation of Ukrainian children.</text:p>
      <text:p text:style-name="P4">
The National Resistance Center calls the residents of the Tot in no way to let the children on any "medical examinations" conducted by the invaders. This is more likely that children will be forcibly taken out for treatment to the Russian Federation, where they will eventually get to the Russian children's homes.</text:p>
      <text:p text:style-name="P4">
News Source: <text:a xlink:type="simple" xlink:href="https://armyinform.com.ua/2023/05/23/okupanty-planuyut-vykradennya-ditej-z-okupovanoyi-luganshhyny-pid-vyglyadom-medychnyh-oglyadiv/" text:style-name="Internet_20_link" text:visited-style-name="Visited_20_Internet_20_Link">
https://armyinform.com.ua/2023/05/23/okupanty-planuyut-vykradennya-ditej-z-okupovanoyi-luganshhyny-pid-vyglyadom-medychnyh-oglyadiv/</text:a>
</text:p>
      <!--NEWS-->
      <text:h text:style-name="P10" text:outline-level="1">
<text:span text:style-name="T4">
Fakes and manipulations of Russian propagandists found by CPD at the NSDC</text:span>
</text:h>
      <text:p text:style-name="P4">
Author: ['АРМІЯINFORM']</text:p>
      <text:p text:style-name="P4">
Time: 2023-05-23T97:00:00-04:00</text:p>
      <text:p text:style-name="P4">
Description: The propaganda is to shatter fakes, manipulay. The Center for Wrapping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photo_5433695158215493028_y.jpg" text:style-name="Internet_20_link" text:visited-style-name="Visited_20_Internet_20_Link">
photo_5433695158215493028_y.jpg</text:a>
']</text:p>
      <text:p text:style-name="P4">
Tags: ['ПРОПАГАНДИСТИ', 'РОСІЙСЬКА ПРОПАГАНДА', 'РОСІЙСЬКІ ФЕЙКИ', 'ЦПД РНБО']</text:p>
      <text:p text:style-name="P4">
Category: News</text:p>
      <!--METADATA-->
      <text:p text:style-name="P4">
<draw:frame draw:style-name="fr1" draw:name="Image310" text:anchor-type="as-char" svg:width="6.9236in" svg:height="6.9236in" draw:z-index="0">
<draw:image xlink:href="../Images/AРМІЯINFORM/2023-05-23T97-00-00-04-00/photo_5433695158215493028_y.jpg" xlink:type="simple" xlink:show="embed" xlink:actuate="onLoad" draw:mime-type="image/jpeg"/>
</draw:frame>
Propagandists continue to spread fakes, manipulations and misinformation. The center of counteraction to misinformation in the NSDC of Ukraine on May 23 <text:a xlink:type="simple" xlink:href="https://www.facebook.com/protydiyadezinformatsiyi.cpd/posts/pfbid0vG49BNdhpT9quBPM857Rn1jmaS3MJsHzaH2ZgqPfy9USnYPramYRscQKNnHNmxsXl" text:style-name="Internet_20_link" text:visited-style-name="Visited_20_Internet_20_Link">
found</text:a>
Several examples of propaganda campaigns.</text:p>
      <text:h text:style-name="P12" text:outline-level="3">
<text:span text:style-name="T4">
Manipulation</text:span>
</text:h>
      <text:p text:style-name="P4">
German-Finnish blogger Kim Dotk wrote on Twitter: “In Bakhmut, the owner of the restaurant and 60,000 prisoners destroyed the army, which NATO was preparing for 9 years. He reverses peasants in sandals who expelled the United States from Afghanistan. The United States Government spends a trillion of dollars a year on an army that can win anything.</text:p>
      <text:h text:style-name="P12" text:outline-level="3">
<text:span text:style-name="T4">
fake</text:span>
</text:h>
      <text:p text:style-name="P4">
The Russian media, citing the Sky News British newspaper, wrote: “Sky News journalists decided to find out who Artemivsk and visited it. They confirmed that Zelensky is lying and there is no Armed Forces in the city. ”In fact, there was no such conclusion from the correspondents.</text:p>
      <text:h text:style-name="P12" text:outline-level="3">
<text:span text:style-name="T4">
misinformation</text:span>
</text:h>
      <text:p text:style-name="P4">
Polish journalist Piotr Panasyuk wrote in MySL Polska: “… the tragic statement of the Ukrainian army, which does not disinfect and will never have a proper potential for a positive solution to the Donbass war. Tightening this conflict is pointless for Ukraine and is very dangerous for Poland. ”</text:p>
      <text:p text:style-name="P4">
News Source: <text:a xlink:type="simple" xlink:href="https://armyinform.com.ua/2023/05/23/fejky-ta-manipulyacziyi-rosijskyh-propagandystiv-vyyavleni-czpd-pry-rnbo-ukrayiny/" text:style-name="Internet_20_link" text:visited-style-name="Visited_20_Internet_20_Link">
https://armyinform.com.ua/2023/05/23/fejky-ta-manipulyacziyi-rosijskyh-propagandystiv-vyyavleni-czpd-pry-rnbo-ukrayiny/</text:a>
</text:p>
      <!--NEWS-->
      <text:h text:style-name="P10" text:outline-level="1">
<text:span text:style-name="T4">
Volodymyr Zelenskyy: The main task is to strengthen our defense</text:span>
</text:h>
      <text:p text:style-name="P4">
Author: ['АРМІЯINFORM']</text:p>
      <text:p text:style-name="P4">
Time: 2023-05-23T98:00:00-04:00</text:p>
      <text:p text:style-name="P4">
Description: I am healthy, Shanovna Ukrainian!Syogodni Buv on Donechchinі, on our farm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5/f7dde8ea24f0462d740e3698debc69f7_1684870031_extra_large.png" text:style-name="Internet_20_link" text:visited-style-name="Visited_20_Internet_20_Link">
f7dde8ea24f0462d740e3698debc69f7_1684870031_extra_large.png</text:a>
']</text:p>
      <text:p text:style-name="P4">
Tags: ['ВОЛОДИМИР ЗЕЛЕНСЬКИЙ', 'МОРСЬКА ПІХОТА', 'ПРЕЗИДЕНТ УКРАЇНИ']</text:p>
      <text:p text:style-name="P4">
Category: News</text:p>
      <!--METADATA-->
      <text:p text:style-name="P4">
<draw:frame draw:style-name="fr1" draw:name="Image311" text:anchor-type="as-char" svg:width="6.9236in" svg:height="4.378437in" draw:z-index="0">
<draw:image xlink:href="../Images/AРМІЯINFORM/2023-05-23T98-00-00-04-00/f7dde8ea24f0462d740e3698debc69f7_1684870031_extra_large.png" xlink:type="simple" xlink:show="embed" xlink:actuate="onLoad" draw:mime-type="image/png"/>
</draw:frame>
<text:span text:style-name="T4">
 I wish health, dear Ukrainians!</text:span>
</text:p>
      <text:p text:style-name="P4">
Today he was in Donetsk region, in our leading positions - in the area of Village of Imarinka. It was honor to congratulate our Marines on their professional holiday, the day of Ukraine.</text:p>
      <text:p text:style-name="P4">
He presented state awards to soldiers and the "For Courage and Courage" tapes with the best units that protect this part of the front. I am sure that you remember the units - often in the evening appeals, you thank them for the emergencies that they give Ukraine in the battles. Today he awarded them in person. This is the35th Separate Brigade of the Marine Corps named after Star-Admiral Michaelostrogradsky, 406th Separate Artillery Brigade named after Khorunzholeksiya Diamozov and the 140th separate reconnaissance battalion. Very powerful units, and I am grateful to each of you, warriors!</text:p>
      <text:p text:style-name="P4">
And thank you for the chevrons, it's really honorable!</text:p>
      <text:p text:style-name="P4">
Today it was on the front line that it was correct to declare the establishment of Marines in Ukraine. Our units will also be added to our units of naval infantry - and we will provide them with modern weapons and equipment.</text:p>
      <text:p text:style-name="P4">
Actually, this trip to the front has become the final component after many sites and negotiations with partners that took place these days and in the previous ones.</text:p>
      <text:p text:style-name="P4">
We all have to understand: the main task of our country and the meaning of every other international communication lies in strengthening Ukraine, in strengthening defense, in increasing the possibilities of our warriors and our country as a whole. We have a foreign visit and almost every negotiations allow Ukraine to be able to be statutory.</text:p>
      <text:p text:style-name="P4">
Of course, I would like to thank our 36th separate Marine Corps Name Admiral Mikhail Bilynsky. This unit, by fighting now, often grates to its strength and efficiency. And it is quite fair to remember them now too. Thank you, congratulate you on your day!</text:p>
      <text:p text:style-name="P4">
Warriors from the 137th Separate Battalion of the Marines-Thank you today Visonally-every fighter!- For the very good results that you reach the front. Well done!And I congratulate you on the holiday!</text:p>
      <text:p text:style-name="P4">
I congratulate everyone who won the title of Ukrainian Marines!</text:p>
      <text:p text:style-name="P4">
Today I have the honor of thank you to other units of our defense forces, which will be matched in the most violent areas ...</text:p>
      <text:p text:style-name="P4">
The 55th Separate Artillery Brigade "Zaporizhzhya Sich"-invariably fellows, always effective. Thank you, warriors!</text:p>
      <text:p text:style-name="P4">
59th Separate Infantry Brigade named after Jacob Gandziuk-as always, the strongest!Thank you!The 5th Separate Slobozhansk Brigade of Our National Guard, which is fighting Nalugansk, together with other units of defense forces and just as it is necessary, protects positions, just as it is necessary, destroys Russian invaders ... Thank you, our warriors!</text:p>
      <text:p text:style-name="P4">
Thank you all who add strength to Ukraine!The strength of our country is now, the power of our defense is now the basis of the force of international order based on directions.</text:p>
      <text:p text:style-name="P4">
Let's win together!</text:p>
      <text:p text:style-name="P4">
<text:span text:style-name="T4">
Glory to Ukraine!</text:span>
</text:p>
      <text:p text:style-name="P4">
Source: [President_(https://www.president.gov.ua/news/golovne-zavdannya-nashoyi-derzhavi-same-u-zmicnenni-ukrayini-83125)</text:p>
      <text:p text:style-name="P4">
News Source: <text:a xlink:type="simple" xlink:href="https://armyinform.com.ua/2023/05/23/volodymyr-zelenskyj-golovne-zavdannya-posylennya-nashoyi-oborony/" text:style-name="Internet_20_link" text:visited-style-name="Visited_20_Internet_20_Link">
https://armyinform.com.ua/2023/05/23/volodymyr-zelenskyj-golovne-zavdannya-posylennya-nashoyi-oborony/</text:a>
</text:p>
      <!--NEWS-->
      <text:h text:style-name="P10" text:outline-level="1">
<text:span text:style-name="T4">
We believe that Ukraine is protected effectively - Josep Borrel</text:span>
</text:h>
      <text:p text:style-name="P4">
Author: ['АРМІЯINFORM']</text:p>
      <text:p text:style-name="P4">
Time: 2023-05-23T99:00:00-04:00</text:p>
      <text:p text:style-name="P4">
Description: About the Tsenok representation of єs іz of the law enforcement agencies Polivniks of the Bezpeki - the Wheel -President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8962228_205233925773000_7720855164642982424_n.jpg" text:style-name="Internet_20_link" text:visited-style-name="Visited_20_Internet_20_Link">
348962228_205233925773000_7720855164642982424_n.jpg</text:a>
']</text:p>
      <text:p text:style-name="P4">
Tags: ['ЖОЗЕП БОРРЕЛЬ', 'РАДА ЄС']</text:p>
      <text:p text:style-name="P4">
Category: News</text:p>
      <!--METADATA-->
      <text:p text:style-name="P4">
<draw:frame draw:style-name="fr1" draw:name="Image312" text:anchor-type="as-char" svg:width="6.9236in" svg:height="4.615733in" draw:z-index="0">
<draw:image xlink:href="../Images/AРМІЯINFORM/2023-05-23T99-00-00-04-00/348962228_205233925773000_7720855164642982424_n.jpg" xlink:type="simple" xlink:show="embed" xlink:actuate="onLoad" draw:mime-type="image/jpeg"/>
</draw:frame>
About this a high representative of the EU on Foreign Affairs and Security Policy - Vice -Cresident of the European Commission Josep Borrel <text:a xlink:type="simple" xlink:href="https://www.eeas.europa.eu/eeas/foreign-affairs-council-defence-remarks-high-representative-josep-borrell-press-conference-1_en" text:style-name="Internet_20_link" text:visited-style-name="Visited_20_Internet_20_Link">
stated</text:a>
Following the results of the European Union Foreign Affairs Council with the Ministers of Defense.</text:p>
      <text:p text:style-name="P4">
He also noted that Ukraine "made Putin's plans for the ambulance dispelled, and we must continue to support her protection."</text:p>
      <text:p text:style-name="P4">
According to Josep Borrel, "Ukraine's support is not exhaustion." “On the contrary, I show what we have to do: give it the tools needed for effective protection, and do it as soon as possible and in the most appropriate quantities. Ukraine is a strong support and the defense ministers are determined to provide it, ”the EU's High Representative and Security Policy said.</text:p>
      <text:h text:style-name="P12" text:outline-level="3">
<text:span text:style-name="T4">
Text speech by high representative Josepa Borrel at a press conference</text:span>
</text:h>
      <text:p text:style-name="P4">
“The Defense Council today focused on our military support for Ukraine. For this purpose, we also had the presence of NATO Secretary General Jenstoltenberg, with whom we shared an analysis of the military situation in this war.</text:p>
      <text:p text:style-name="P4">
And, of course, all defense ministers have expressed their readiness to continue Ukraine. We have reviewed Ukraine support activities. First of all, the ESU mission of military assistance to support Ukraine [Eumam Ukraine]. Many European countries are taking part in it and 20,000 Ukrainian military will be held through these training centers. And at that rate, without a doubt, by the end of the year, we will reach the numbers of 30 thousand soldiers, which was twice as much as they were at first.</text:p>
      <text:p text:style-name="P4">
All defense ministers have agreed that it was an extraordinary success in which it was very important in all countries. 30,000 soldiers trained in a year - as I told you - it is twice as much as we thought at first.</text:p>
      <text:p text:style-name="P4">
In the field of material support, the latest data we have indicate that the European Peace Fund, we have called on member countries to provide military equipment for the amount of 10 billion euros. The Fund we manage in Brussels will allocate 5.6 billion euros.</text:p>
      <text:p text:style-name="P4">
Therefore, we offered an eighth package another 500 million euros, which is being constructed. I hope that obstacles to its approval can be paid this week during discussions in technical committees. But today I do not have unanimous consent.In this way, we will be able to increase the capacity of the European Peace Fund for Ukraine. Of these 3.5 billion euros, about half will go to other cylinders. The number has not yet been determined. But they will not only concern Ukraine, the need for many other parts of the world.</text:p>
      <text:p text:style-name="P4">
The third dimension of our support is the supply of ammunition. You already know that 20 March we have agreed to allocate 2 billion euros for the provision of Ukrainian artillery ammunition, and we set ourselves to set it a million of shells in the next 12 months.</text:p>
      <text:p text:style-name="P4">
And for this we have designated three lanes or three lines of action - three tracks.</text:p>
      <text:p text:style-name="P4">
The first direction of action was to ask Member States to give us their courses. That they do not expect to produce more, but make their contributions that already have. And the last numbers are really much better than those that were 10 days ago. Because today I can announce that this first track of the Member States has put 220,000 artillery ammunition and 1300 missiles.</text:p>
      <text:p text:style-name="P4">
Since this first track will be open by May 31, I think we can be able to allocate the goals of 1 billion euros for this purpose, because what has already been given, we estimate it at 860 million euros.</text:p>
      <text:p text:style-name="P4">
The second area of action is to go together in joint purchases for European and Norwegian defense industry. Eight of the 24 countries that joined the project of the European Defense Agency confirmed to intend to receive 155 mm ammunition. The project will be to manage the project. In addition, there are two more projects: one is headed by France, Aisha - Germany. The EDA project [or member states that head it] can hold 1 billion euros for the purchase of ammunition of this particular caliber.</text:p>
      <text:p text:style-name="P4">
And further, the third direction, the third course of action is an increase in the production power of the European industry. The internal market commissioner, Mr Tierry Breton, explained to us that the European industry has the potential for the production of the necessary ammunition, and it depends on the co -law - the Council of Ukraine and the European Parliament - to approve the proposal of the European Commission. We hope to reach a whole million shells for Ukraine over the next 12 months.</text:p>
      <text:p text:style-name="P4">
The Council gathered the Leading Council of the European Defense Agency, which I am honored to lead, and we discussed the learned lessons or the consequences of this aggressive war in terms of our military potential and European proof priorities.I would like to add that in addition to the military dimension today, more than 1.5 billion euro of macro -financial assistance is sent to Ukraine to continue supporting the functioning of the Ukrainian state. And I take the opportunity to remind you that if we add all the elements of support-military, civilian, economic, humanitarian, financial support, help to refugees-if we add to the Abraile Ukraine from the European Union-and its Member States-undoubtedly supports the most. Ukraine. Because we have already exceeded the figure of 65 billion euro. This puts us in a truly relevant position of Ukraine's support, and we will do it.</text:p>
      <text:p text:style-name="P4">
We believe that Ukraine is protected effectively that it has made Putin's plans for a quick victory and we must continue to support her protection. Ukraine's support is not exhaustion and, conversely, show what we should do: give it the tools needed for effective protection, and do so as soon as possible and in the most appropriate quantities. Ukraine is a powerful support, and the defense ministers are determined to give it.</text:p>
      <text:p text:style-name="P4">
We also discussed the development of a strategic compass, ”Josepborrell said.</text:p>
      <text:p text:style-name="P4">
News Source: <text:a xlink:type="simple" xlink:href="https://armyinform.com.ua/2023/05/23/my-vvazhayemo-shho-ukrayina-zahyshhayetsya-efektyvno-zhozep-borrel/" text:style-name="Internet_20_link" text:visited-style-name="Visited_20_Internet_20_Link">
https://armyinform.com.ua/2023/05/23/my-vvazhayemo-shho-ukrayina-zahyshhayetsya-efektyvno-zhozep-borrel/</text:a>
</text:p>
      <!--NEWS-->
      <text:h text:style-name="P10" text:outline-level="1">
<text:span text:style-name="T4">
The clock of the last Chinese emperor went from hammer for $ 5.1 million</text:span>
</text:h>
      <text:p text:style-name="P4">
Authors: Ukrinform (Person)</text:p>
      <text:p text:style-name="P4">
Publisher: Укринформ (Organization)</text:p>
      <text:p text:style-name="P4">
Published Time: 2023-05-24T-31:36:00+03:00</text:p>
      <text:p text:style-name="P4">
Modified Time: 2023-05-24T00:36:00+03:00</text:p>
      <text:p text:style-name="P4">
Description: The Patek Philippe watch, which was worn by the last emperor of the Chinese pricing dynasty, sold $ 5.1 million US dollars on Tuesday at Hong Kong. - Ukrinform.</text:p>
      <text:p text:style-name="P4">
Images: ['<text:a xlink:type="simple" xlink:href="https://static.ukrinform.com/photos/2023_05/thumb_files/630_360_1684868090-122.jpg" text:style-name="Internet_20_link" text:visited-style-name="Visited_20_Internet_20_Link">
630_360_16848...</text:a>
']</text:p>
      <text:p text:style-name="P4">
Tags: ['Аукціон', 'Китай', 'Годинник']</text:p>
      <text:p text:style-name="P4">
Type: Article</text:p>
      <!--METADATA-->
      <text:p text:style-name="P4">
<draw:frame draw:style-name="fr1" draw:name="Image313" text:anchor-type="as-char" svg:width="6.9236in" svg:height="3.956343in" draw:z-index="0">
<draw:image xlink:href="../Images/yкринформ/2023-05-24T-31-36-00-03-00/630_360_1684868090-122.jpg" xlink:type="simple" xlink:show="embed" xlink:actuate="onLoad" draw:mime-type="image/jpeg"/>
</draw:frame>
The Philippe clock, which was worn by the last emperor of the Chinese pricing dynasty, selling $ 5.1 million US dollars on Tuesday at Hong Kong auction.</text:p>
      <text:p text:style-name="P4">
As Ukrinform reports, it reports <text:a xlink:type="simple" xlink:href="https://www.bloomberg.com/news/articles/2023-05-23/last-chinese-emperor-s-patek-philippe-watch-sells-for-5-1-million" text:style-name="Internet_20_link" text:visited-style-name="Visited_20_Internet_20_Link">
</text:a>
.</text:p>
      <text:p text:style-name="P4">
Пуї, останній імператор династії Цін, передав годинник своєму перекладачевіГеоргію Перм’якову, який був компаньйоном Пуї, коли той був ув’язнений уРадянському Союзі між 1945 і 1950 роками. По цей день невідомо, коли і як самПуї отримав цей годинник, який був виготовлений у 1937-му році.</text:p>
      <text:p text:style-name="P4">
Спочатку Phillips оцінював годинник у понад 3 мільйони доларів, хоча минуліаукціони предметів із походженням часто перевищували оцінки.</text:p>
      <text:p text:style-name="P4">
<text:span text:style-name="T4">
Читайте також:</text:span>
 <text:a xlink:type="simple" xlink:href="https://www.ukrinform.ua/rubric-world/3697754-na-aukcioni-prodali-skelet-tiranozavra-za-majze-55-miljona.html" text:style-name="Internet_20_link" text:visited-style-name="Visited_20_Internet_20_Link">
 <text:span text:style-name="T4">
аукціон</text:span>
 </text:a>
It is noted that the most expensive clock from ever sold for auction Patek Philippe "Grandmaster Chime", which has never owned.</text:p>
      <text:p text:style-name="P4">
In 2019, it was sold for $ 31 million.</text:p>
      <text:p text:style-name="P4">
The price dynasty is the Manchurian Imperial Dynasty that managed <text:a xlink:type="simple" xlink:href="https://www.ukrinform.ua/tag-kitaj" text:style-name="Internet_20_link" text:visited-style-name="Visited_20_Internet_20_Link">
</text:a>
In 1636–1912 after the liquidation of the dynasty.</text:p>
      <text:p text:style-name="P4">
As reported by Ukrinform, a guitar who was broken on the stage by the frontman of the band NirvanaCurrt Kobein, <text:a xlink:type="simple" xlink:href="https://www.ukrinform.ua/rubric-culture/3712348-rozbitu-gitaru-kurta-kobejna-prodali-na-aukcioni-majze-za-600-tisac.html" text:style-name="Internet_20_link" text:visited-style-name="Visited_20_Internet_20_Link">
</text:a>
.</text:p>
      <text:p text:style-name="P4">
_ Photo: Phillips _</text:p>
      <text:p text:style-name="P4">
News Source: <text:a xlink:type="simple" xlink:href="https://www.ukrinform.ua/rubric-world/3713292-godinnik-ostannogo-kitajskogo-imperatora-pisov-z-molotka-za-51-miljona.html" text:style-name="Internet_20_link" text:visited-style-name="Visited_20_Internet_20_Link">
https://www.ukrinform.ua/rubric-world/3713292-godinnik-ostannogo-kitajskogo-imperatora-pisov-z-molotka-za-51-miljona.html</text:a>
</text:p>
      <!--NEWS-->
      <text:h text:style-name="P10" text:outline-level="1">
<text:span text:style-name="T4">
The US is skeptical of the truth of images with the "Western weapon" in Belgorod</text:span>
</text:h>
      <text:p text:style-name="P4">
Authors: Ukrinform (Person)</text:p>
      <text:p text:style-name="P4">
Publisher: Укринформ (Organization)</text:p>
      <text:p text:style-name="P4">
Published Time: 2023-05-24T-33:31:00+03:00</text:p>
      <text:p text:style-name="P4">
Modified Time: 2023-05-24T00:31:00+03:00</text:p>
      <text:p text:style-name="P4">
Description: The United States does not consider the publication of pictures and reports in Russian publications about the use of Western weapons during the latest operations in the Belgorod region of the Russian Federation as that cause trust. - Ukrinform.</text:p>
      <text:p text:style-name="P4">
Images: ['<text:a xlink:type="simple" xlink:href="https://static.ukrinform.com/photos/2018_03/thumb_files/630_360_1521097272-9495.jpg" text:style-name="Internet_20_link" text:visited-style-name="Visited_20_Internet_20_Link">
630_360_15210...</text:a>
', '<text:a xlink:type="simple" xlink:href="https://static.ukrinform.com/photos/2023_05/1684781237-329.jpg" text:style-name="Internet_20_link" text:visited-style-name="Visited_20_Internet_20_Link">
1684781237-32...</text:a>
']</text:p>
      <text:p text:style-name="P4">
Tags: ['США', 'Вибух', 'Зброя', 'Держдеп', 'Росія', 'Бєлгород']</text:p>
      <text:p text:style-name="P4">
Type: Article</text:p>
      <!--METADATA-->
      <text:p text:style-name="P4">
<draw:frame draw:style-name="fr1" draw:name="Image314" text:anchor-type="as-char" svg:width="6.9236in" svg:height="3.956343in" draw:z-index="0">
<draw:image xlink:href="../Images/yкринформ/2023-05-24T-33-31-00-03-00/630_360_1521097272-9495.jpg" xlink:type="simple" xlink:show="embed" xlink:actuate="onLoad" draw:mime-type="image/jpeg"/>
</draw:frame>
The United States does not consider the publication of pictures and reports in Russian papers about the use of Western weapons during the latest operations of the Ubelgorod region of the Russian Federation as that cause trust.</text:p>
      <text:p text:style-name="P4">
The statement spokesman of the State Department, Miller, made a corresponding statement on Tuesday, reports Ukrinform's own correspondent.</text:p>
      <text:p text:style-name="P4">
<draw:frame draw:style-name="fr1" draw:name="Image315" text:anchor-type="as-char" svg:width="6.9236in" svg:height="4.615733in" draw:z-index="0">
<draw:image xlink:href="../Images/yкринформ/2023-05-24T-33-31-00-03-00/1684781237-329.jpg" xlink:type="simple" xlink:show="embed" xlink:actuate="onLoad" draw:mime-type="image/jpeg"/>
</draw:frame>
“We have seen many messages on social networks and fuzzy pictures of Usocial networks, as well as many comments of" sofa analysts ", which are claimed. We are skeptical of accuracy(These messages are - ed.)», - said the representative of the foreign policy <text:a xlink:type="simple" xlink:href="https://www.ukrinform.ua/tag-ssa" text:style-name="Internet_20_link" text:visited-style-name="Visited_20_Internet_20_Link">
</text:a>
.</text:p>
      <text:p text:style-name="P4">
In this context, Miller said that information on social networks does not provide full clarity. So now, he said, in Washington skeptical of the truth of such messages.</text:p>
      <text:p text:style-name="P4">
<text:span text:style-name="T4">
 Read also: </text:span>
 <text:a xlink:type="simple" xlink:href="https://www.ukrinform.ua/rubric-world/3713316-u-belgorodi-znovu-vibuhi-roszmi-pisut-pro-ataku-bezpilotnika.html" text:style-name="Internet_20_link" text:visited-style-name="Visited_20_Internet_20_Link">
<text:span text:style-name="T4">
 Belgorod </text:span>
</text:a>
As reported by Ukrinform, on Monday in the Belgorod region of Russia <text:a xlink:type="simple" xlink:href="https://www.ukrinform.ua/rubric-world/3712771-so-vidomo-pro-podii-u-belgorodskij-oblasti-ta-so-govorit-kiiv.html" text:style-name="Internet_20_link" text:visited-style-name="Visited_20_Internet_20_Link">
</text:a>
. Subsequently, the Russian Volunteer Corps(RDC)But the Legion of Freedom of Russia, stated that they would lead to the liberation struggle for the overthrow of the Putin regime and for freedom for their people. In this connection, the State Department noted that the connected doz provides Ukraine with opportunities to strike outside its territory and do not encourage the Ukrainian leadership before. At the same time, the state deputy emphasized that Ukraine itself decides how to conduct combat operations.</text:p>
      <text:p text:style-name="P4">
News Source: <text:a xlink:type="simple" xlink:href="https://www.ukrinform.ua/rubric-world/3713317-ssa-skepticno-stavlatsa-do-pravdivosti-zobrazen-iz-nacebto-zahidnou-zbroeu-v-belgorodi.html" text:style-name="Internet_20_link" text:visited-style-name="Visited_20_Internet_20_Link">
https://www.ukrinform.ua/rubric-world/3713317-ssa-skepticno-stavlatsa-do-pravdivosti-zobrazen-iz-nacebto-zahidnou-zbroeu-v-belgorodi.html</text:a>
</text:p>
      <!--NEWS-->
      <text:h text:style-name="P10" text:outline-level="1">
<text:span text:style-name="T4">
In Belgorod again explosions, Roszmi write about a drone attack</text:span>
</text:h>
      <text:p text:style-name="P4">
Authors: Ukrinform (Person)</text:p>
      <text:p text:style-name="P4">
Publisher: Укринформ (Organization)</text:p>
      <text:p text:style-name="P4">
Published Time: 2023-05-24T-35:19:00+03:00</text:p>
      <text:p text:style-name="P4">
Modified Time: 2023-05-24T00:19:00+03:00</text:p>
      <text:p text:style-name="P4">
Description: In Belgorod, explosions are heard again. - Ukrinform.</text:p>
      <text:p text:style-name="P4">
Images: ['<text:a xlink:type="simple" xlink:href="https://static.ukrinform.com/photos/2023_05/thumb_files/630_360_1684876686-446.jpeg" text:style-name="Internet_20_link" text:visited-style-name="Visited_20_Internet_20_Link">
630_360_16848...</text:a>
']</text:p>
      <text:p text:style-name="P4">
Tags: ['Безпілотник', 'Вибух', 'Росія', 'Бєлгород']</text:p>
      <text:p text:style-name="P4">
Type: Article</text:p>
      <!--METADATA-->
      <text:p text:style-name="P4">
<draw:frame draw:style-name="fr1" draw:name="Image316" text:anchor-type="as-char" svg:width="6.9236in" svg:height="3.956343in" draw:z-index="0">
<draw:image xlink:href="../Images/yкринформ/2023-05-24T-35-19-00-03-00/630_360_1684876686-446.jpeg" xlink:type="simple" xlink:show="embed" xlink:actuate="onLoad" draw:mime-type="image/jpeg"/>
</draw:frame>
Ubelgorod again explosions.</text:p>
      <text:p text:style-name="P4">
Local <text:a xlink:type="simple" xlink:href="https://t.me/sotaproject/59526" text:style-name="Internet_20_link" text:visited-style-name="Visited_20_Internet_20_Link">
</text:a>
They report an attacker who allegedly dropped the bomb on the road, Ukrinform reports.</text:p>
      <text:p text:style-name="P4">
"Belgorod, according to a local public, attacked drones. One of them rang a bomb on the road, also in the city the smoke rises after another <text:a xlink:type="simple" xlink:href="https://www.ukrinform.ua/tag-vibuh" text:style-name="Internet_20_link" text:visited-style-name="Visited_20_Internet_20_Link">
</text:a>
", - the message says.</text:p>
      <text:p text:style-name="P4">
<text:span text:style-name="T4">
 Read also: </text:span>
 <text:a xlink:type="simple" xlink:href="https://www.ukrinform.ua/rubric-ato/3713265-podii-v-belgorodskij-oblasti-niak-ne-vplinut-na-bezpekovu-situaciu-v-ukraini-sekretar-rnbo.html" text:style-name="Internet_20_link" text:visited-style-name="Visited_20_Internet_20_Link">
<text:span text:style-name="T4">
 Belgorod </text:span>
</text:a>
As reported by Ukrinform, earlier the governor of Belgorod region of the Russian Federation Vyacheslavgladkov <text:a xlink:type="simple" xlink:href="https://www.ukrinform.ua/rubric-world/3713190-u-belgorodskij-oblasti-rf-skasuvali-rezim-kontrteroristicnoi-operacii.html" text:style-name="Internet_20_link" text:visited-style-name="Visited_20_Internet_20_Link">
</text:a>
counter -terrorist operation in the region.</text:p>
      <text:p text:style-name="P4">
News Source: <text:a xlink:type="simple" xlink:href="https://www.ukrinform.ua/rubric-world/3713316-u-belgorodi-znovu-vibuhi-roszmi-pisut-pro-ataku-bezpilotnika.html" text:style-name="Internet_20_link" text:visited-style-name="Visited_20_Internet_20_Link">
https://www.ukrinform.ua/rubric-world/3713316-u-belgorodi-znovu-vibuhi-roszmi-pisut-pro-ataku-bezpilotnika.html</text:a>
</text:p>
      <!--NEWS-->
      <text:h text:style-name="P10" text:outline-level="1">
<text:span text:style-name="T4">
The State Department does not exclude sanctions against the top officials of the Russian Federation because of the illegal detention of Americans</text:span>
</text:h>
      <text:p text:style-name="P4">
Authors: Ukrinform (Person)</text:p>
      <text:p text:style-name="P4">
Publisher: Укринформ (Organization)</text:p>
      <text:p text:style-name="P4">
Published Time: 2023-05-24T-37:02:00+03:00</text:p>
      <text:p text:style-name="P4">
Modified Time: 2023-05-24T00:02:00+03:00</text:p>
      <text:p text:style-name="P4">
Description: The United States has already imposed sanctions against the top officials of the Russian government and do not exclude the continuation of this practice, including when it comes to unlawfully detained US citizens in Russia. - Ukrinform.</text:p>
      <text:p text:style-name="P4">
Images: ['<text:a xlink:type="simple" xlink:href="https://static.ukrinform.com/photos/2018_02/thumb_files/630_360_1517552325-3537.jpg" text:style-name="Internet_20_link" text:visited-style-name="Visited_20_Internet_20_Link">
630_360_15175...</text:a>
']</text:p>
      <text:p text:style-name="P4">
Tags: ['Антиросійські санкції', 'США', 'Держдеп', 'Чиновник']</text:p>
      <text:p text:style-name="P4">
Type: Article</text:p>
      <!--METADATA-->
      <text:p text:style-name="P4">
<draw:frame draw:style-name="fr1" draw:name="Image317" text:anchor-type="as-char" svg:width="6.9236in" svg:height="3.956343in" draw:z-index="0">
<draw:image xlink:href="../Images/yкринформ/2023-05-24T-37-02-00-03-00/630_360_1517552325-3537.jpg" xlink:type="simple" xlink:show="embed" xlink:actuate="onLoad" draw:mime-type="image/jpeg"/>
</draw:frame>
The United States has already imposed sanctions against the top officials of the Russian lawyer and do not exclude the continuation of this practice, including when it comes to unlawfully detained US citizens in Russia.</text:p>
      <text:p text:style-name="P4">
This was stated on Tuesday during a briefing in Washington by a spokesman for US State Department Matthew Miller, Ukrinform reports his own correspondent.</text:p>
      <text:p text:style-name="P4">
“I do not want to talk about any specific sanctions. I will say that, as always, we look at all the tools available to us, and we use them when we believe that they are the most effective, ”the State Department said in response to the question whether new ones are possible <text:a xlink:type="simple" xlink:href="https://www.ukrinform.ua/tag-sankcii" text:style-name="Internet_20_link" text:visited-style-name="Visited_20_Internet_20_Link">
</text:a>
Against Russian top officials of the Kremlin regime of US citizens.</text:p>
      <text:p text:style-name="P4">
He also recalled that the United States "without hesitation" imposed sanctions of the antiprospinal officials and representatives of the elite of that country, including the highest ranking persons over the past year and more.</text:p>
      <text:p text:style-name="P4">
<text:span text:style-name="T4">
 Read also: </text:span>
 <text:a xlink:type="simple" xlink:href="https://www.ukrinform.ua/rubric-world/3713203-rosijskij-sud-zalisiv-zurnalista-wsj-gerskovica-u-sizo-do-kinca-lita.html" text:style-name="Internet_20_link" text:visited-style-name="Visited_20_Internet_20_Link">
<text:span text:style-name="T4">
 Gershkovich </text:span>
</text:a>
As reported by Ukrinform, immediately after the start of the full -scale Russian tuning of Russia into Ukraine the European Union, the United States and other countries <text:a xlink:type="simple" xlink:href="https://www.ukrinform.ua/rubric-world/3413163-ssa-razom-iz-es-zaprovadzuut-personalni-sankcii-proti-putina-i-lavrova.html" text:style-name="Internet_20_link" text:visited-style-name="Visited_20_Internet_20_Link">
</text:a>
Against the President of the Russian Federation Putin, the head of the Foreign Ministry of Lavrov and other members of the national security bloc of the Russian law.</text:p>
      <text:p text:style-name="P4">
News Source: <text:a xlink:type="simple" xlink:href="https://www.ukrinform.ua/rubric-world/3713315-derzdep-ne-viklucae-sankcij-proti-topcinovnikiv-rf-cerez-nepravomirni-zatrimanna-amerikanciv.html" text:style-name="Internet_20_link" text:visited-style-name="Visited_20_Internet_20_Link">
https://www.ukrinform.ua/rubric-world/3713315-derzdep-ne-viklucae-sankcij-proti-topcinovnikiv-rf-cerez-nepravomirni-zatrimanna-amerikanciv.html</text:a>
</text:p>
      <!--NEWS-->
      <text:h text:style-name="P10" text:outline-level="1">
<text:span text:style-name="T4">
The State Department does not exclude sanctions against the top officials of the Russian Federation because of the illegal detention of Americans</text:span>
</text:h>
      <text:p text:style-name="P4">
Authors: Ukrinform (Person)</text:p>
      <text:p text:style-name="P4">
Publisher: Укринформ (Organization)</text:p>
      <text:p text:style-name="P4">
Published Time: 2023-05-24T00:02:00+03:00</text:p>
      <text:p text:style-name="P4">
Modified Time: 2023-05-24T00:02:00+03:00</text:p>
      <text:p text:style-name="P4">
Description: The United States has already imposed sanctions against the top officials of the Russian government and do not exclude the continuation of this practice, including when it comes to unlawfully detained US citizens in Russia. - Ukrinform.</text:p>
      <text:p text:style-name="P4">
Images: ['<text:a xlink:type="simple" xlink:href="https://static.ukrinform.com/photos/2018_02/thumb_files/630_360_1517552325-3537.jpg" text:style-name="Internet_20_link" text:visited-style-name="Visited_20_Internet_20_Link">
630_360_15175...</text:a>
']</text:p>
      <text:p text:style-name="P4">
Tags: ['Антиросійські санкції', 'США', 'Держдеп', 'Чиновник']</text:p>
      <text:p text:style-name="P4">
Type: Article</text:p>
      <!--METADATA-->
      <text:p text:style-name="P4">
<draw:frame draw:style-name="fr1" draw:name="Image318" text:anchor-type="as-char" svg:width="6.9236in" svg:height="3.956343in" draw:z-index="0">
<draw:image xlink:href="../Images/yкринформ/2023-05-24T00-02-00-03-00/630_360_1517552325-3537.jpg" xlink:type="simple" xlink:show="embed" xlink:actuate="onLoad" draw:mime-type="image/jpeg"/>
</draw:frame>
The connection has already imposed sanctions against the top officials of the Russian government and are not defined by the continuation of this practice, including when it comes to the right-handed US citizens detained in Russia.</text:p>
      <text:p text:style-name="P4">
This was stated on Tuesday during a briefing in Washington by a spokesman for US State Department Matthew Miller, Ukrinform reports his own correspondent.</text:p>
      <text:p text:style-name="P4">
“I do not want to talk about any specific sanctions. I will say that, as always, we look at all the tools available to us, and we use them when we believe that they are the most effective, ”the State Department said in response to the question whether new ones are possible <text:a xlink:type="simple" xlink:href="https://www.ukrinform.ua/tag-sankcii" text:style-name="Internet_20_link" text:visited-style-name="Visited_20_Internet_20_Link">
</text:a>
Against Russian top officials of the Kremlin regime of US citizens.</text:p>
      <text:p text:style-name="P4">
He also recalled that the United States "without hesitation" imposed sanctions of the antiprospinal officials and representatives of the elite of that country, including the highest ranking persons over the past year and more.</text:p>
      <text:p text:style-name="P4">
<text:span text:style-name="T4">
 Read also: </text:span>
 <text:a xlink:type="simple" xlink:href="https://www.ukrinform.ua/rubric-world/3713203-rosijskij-sud-zalisiv-zurnalista-wsj-gerskovica-u-sizo-do-kinca-lita.html" text:style-name="Internet_20_link" text:visited-style-name="Visited_20_Internet_20_Link">
<text:span text:style-name="T4">
 Gershkovich </text:span>
</text:a>
As reported by Ukrinform, immediately after the start of the full -scale Russian tuning of Russia into Ukraine the European Union, the United States and other countries <text:a xlink:type="simple" xlink:href="https://www.ukrinform.ua/rubric-world/3413163-ssa-razom-iz-es-zaprovadzuut-personalni-sankcii-proti-putina-i-lavrova.html" text:style-name="Internet_20_link" text:visited-style-name="Visited_20_Internet_20_Link">
</text:a>
Against the President of the Russian Federation Putin, the head of the Foreign Ministry of Lavrov and other members of the national security bloc of the Russian law.</text:p>
      <text:p text:style-name="P4">
News Source: <text:a xlink:type="simple" xlink:href="https://www.ukrinform.ua/rubric-world/3713315-derzdep-ne-viklucae-sankcij-proti-topcinovnikiv-rf-cerez-nepravomirni-zatrimanna-amerikanciv.html" text:style-name="Internet_20_link" text:visited-style-name="Visited_20_Internet_20_Link">
https://www.ukrinform.ua/rubric-world/3713315-derzdep-ne-viklucae-sankcij-proti-topcinovnikiv-rf-cerez-nepravomirni-zatrimanna-amerikanciv.html</text:a>
</text:p>
      <!--NEWS-->
      <text:h text:style-name="P10" text:outline-level="1">
<text:span text:style-name="T4">
In Belgorod again explosions, Roszmi write about a drone attack</text:span>
</text:h>
      <text:p text:style-name="P4">
Authors: Ukrinform (Person)</text:p>
      <text:p text:style-name="P4">
Publisher: Укринформ (Organization)</text:p>
      <text:p text:style-name="P4">
Published Time: 2023-05-24T00:19:00+03:00</text:p>
      <text:p text:style-name="P4">
Modified Time: 2023-05-24T00:19:00+03:00</text:p>
      <text:p text:style-name="P4">
Description: In Belgorod, explosions are heard again. - Ukrinform.</text:p>
      <text:p text:style-name="P4">
Images: ['<text:a xlink:type="simple" xlink:href="https://static.ukrinform.com/photos/2023_05/thumb_files/630_360_1684876686-446.jpeg" text:style-name="Internet_20_link" text:visited-style-name="Visited_20_Internet_20_Link">
630_360_16848...</text:a>
']</text:p>
      <text:p text:style-name="P4">
Tags: ['Безпілотник', 'Вибух', 'Росія', 'Бєлгород']</text:p>
      <text:p text:style-name="P4">
Type: Article</text:p>
      <!--METADATA-->
      <text:p text:style-name="P4">
<draw:frame draw:style-name="fr1" draw:name="Image319" text:anchor-type="as-char" svg:width="6.9236in" svg:height="3.956343in" draw:z-index="0">
<draw:image xlink:href="../Images/yкринформ/2023-05-24T00-19-00-03-00/630_360_1684876686-446.jpeg" xlink:type="simple" xlink:show="embed" xlink:actuate="onLoad" draw:mime-type="image/jpeg"/>
</draw:frame>
Ubelgorod again explosions.</text:p>
      <text:p text:style-name="P4">
Local <text:a xlink:type="simple" xlink:href="https://t.me/sotaproject/59526" text:style-name="Internet_20_link" text:visited-style-name="Visited_20_Internet_20_Link">
</text:a>
They report an attacker who allegedly dropped the bomb on the road, Ukrinform reports.</text:p>
      <text:p text:style-name="P4">
"Belgorod, according to a local public, attacked drones. One of them rang a bomb on the road, also in the city the smoke rises after another <text:a xlink:type="simple" xlink:href="https://www.ukrinform.ua/tag-vibuh" text:style-name="Internet_20_link" text:visited-style-name="Visited_20_Internet_20_Link">
</text:a>
", - the message says.</text:p>
      <text:p text:style-name="P4">
<text:span text:style-name="T4">
 Read also: </text:span>
 <text:a xlink:type="simple" xlink:href="https://www.ukrinform.ua/rubric-ato/3713265-podii-v-belgorodskij-oblasti-niak-ne-vplinut-na-bezpekovu-situaciu-v-ukraini-sekretar-rnbo.html" text:style-name="Internet_20_link" text:visited-style-name="Visited_20_Internet_20_Link">
<text:span text:style-name="T4">
 Belgorod </text:span>
</text:a>
As reported by Ukrinform, earlier the governor of Belgorod region of the Russian Federation Vyacheslavgladkov <text:a xlink:type="simple" xlink:href="https://www.ukrinform.ua/rubric-world/3713190-u-belgorodskij-oblasti-rf-skasuvali-rezim-kontrteroristicnoi-operacii.html" text:style-name="Internet_20_link" text:visited-style-name="Visited_20_Internet_20_Link">
</text:a>
counter -terrorist operation in the region.</text:p>
      <text:p text:style-name="P4">
News Source: <text:a xlink:type="simple" xlink:href="https://www.ukrinform.ua/rubric-world/3713316-u-belgorodi-znovu-vibuhi-roszmi-pisut-pro-ataku-bezpilotnika.html" text:style-name="Internet_20_link" text:visited-style-name="Visited_20_Internet_20_Link">
https://www.ukrinform.ua/rubric-world/3713316-u-belgorodi-znovu-vibuhi-roszmi-pisut-pro-ataku-bezpilotnika.html</text:a>
</text:p>
      <!--NEWS-->
      <text:h text:style-name="P10" text:outline-level="1">
<text:span text:style-name="T4">
The US is skeptical of the truth of images with the "Western weapon" in Belgorod</text:span>
</text:h>
      <text:p text:style-name="P4">
Authors: Ukrinform (Person)</text:p>
      <text:p text:style-name="P4">
Publisher: Укринформ (Organization)</text:p>
      <text:p text:style-name="P4">
Published Time: 2023-05-24T00:31:00+03:00</text:p>
      <text:p text:style-name="P4">
Modified Time: 2023-05-24T00:31:00+03:00</text:p>
      <text:p text:style-name="P4">
Description: The United States does not consider the publication of pictures and reports in Russian publications about the use of Western weapons during the latest operations in the Belgorod region of the Russian Federation as that cause trust. - Ukrinform.</text:p>
      <text:p text:style-name="P4">
Images: ['<text:a xlink:type="simple" xlink:href="https://static.ukrinform.com/photos/2018_03/thumb_files/630_360_1521097272-9495.jpg" text:style-name="Internet_20_link" text:visited-style-name="Visited_20_Internet_20_Link">
630_360_15210...</text:a>
', '<text:a xlink:type="simple" xlink:href="https://static.ukrinform.com/photos/2023_05/1684781237-329.jpg" text:style-name="Internet_20_link" text:visited-style-name="Visited_20_Internet_20_Link">
1684781237-32...</text:a>
']</text:p>
      <text:p text:style-name="P4">
Tags: ['США', 'Вибух', 'Зброя', 'Держдеп', 'Росія', 'Бєлгород']</text:p>
      <text:p text:style-name="P4">
Type: Article</text:p>
      <!--METADATA-->
      <text:p text:style-name="P4">
<draw:frame draw:style-name="fr1" draw:name="Image320" text:anchor-type="as-char" svg:width="6.9236in" svg:height="3.956343in" draw:z-index="0">
<draw:image xlink:href="../Images/yкринформ/2023-05-24T00-31-00-03-00/630_360_1521097272-9495.jpg" xlink:type="simple" xlink:show="embed" xlink:actuate="onLoad" draw:mime-type="image/jpeg"/>
</draw:frame>
The connection does not consider the publication of pictures and reports in Russian publications, that is, the use of Western weapons during the latest operations in the Belgorod region of the Russian Federation as that cause trust.</text:p>
      <text:p text:style-name="P4">
The statement spokesman of the State Department, Miller, made a corresponding statement on Tuesday, reports Ukrinform's own correspondent.</text:p>
      <text:p text:style-name="P4">
<draw:frame draw:style-name="fr1" draw:name="Image321" text:anchor-type="as-char" svg:width="6.9236in" svg:height="4.615733in" draw:z-index="0">
<draw:image xlink:href="../Images/yкринформ/2023-05-24T00-31-00-03-00/1684781237-329.jpg" xlink:type="simple" xlink:show="embed" xlink:actuate="onLoad" draw:mime-type="image/jpeg"/>
</draw:frame>
“We have seen many messages on social networks and fuzzy pictures of Usocial networks, as well as many comments of" sofa analysts ", which are claimed. We are skeptical of accuracy(These messages are - ed.)», - said the representative of the foreign policy <text:a xlink:type="simple" xlink:href="https://www.ukrinform.ua/tag-ssa" text:style-name="Internet_20_link" text:visited-style-name="Visited_20_Internet_20_Link">
</text:a>
.</text:p>
      <text:p text:style-name="P4">
In this context, Miller said that information on social networks does not provide full clarity. So now, he said, in Washington skeptical of the truth of such messages.</text:p>
      <text:p text:style-name="P4">
<text:span text:style-name="T4">
 Read also: </text:span>
 <text:a xlink:type="simple" xlink:href="https://www.ukrinform.ua/rubric-world/3713316-u-belgorodi-znovu-vibuhi-roszmi-pisut-pro-ataku-bezpilotnika.html" text:style-name="Internet_20_link" text:visited-style-name="Visited_20_Internet_20_Link">
<text:span text:style-name="T4">
 Belgorod </text:span>
</text:a>
As reported by Ukrinform, on Monday in the Belgorod region of Russia <text:a xlink:type="simple" xlink:href="https://www.ukrinform.ua/rubric-world/3712771-so-vidomo-pro-podii-u-belgorodskij-oblasti-ta-so-govorit-kiiv.html" text:style-name="Internet_20_link" text:visited-style-name="Visited_20_Internet_20_Link">
</text:a>
. Subsequently, the Russian Volunteer Corps(RDC)But the Legion of Freedom of Russia, stated that they would lead to the liberation struggle for the overthrow of the Putin regime and for freedom for their people. In this connection, the State Department noted that the connected doz provides Ukraine with opportunities to strike outside its territory and do not encourage the Ukrainian leadership before. At the same time, the state deputy emphasized that Ukraine itself decides how to conduct combat operations.</text:p>
      <text:p text:style-name="P4">
News Source: <text:a xlink:type="simple" xlink:href="https://www.ukrinform.ua/rubric-world/3713317-ssa-skepticno-stavlatsa-do-pravdivosti-zobrazen-iz-nacebto-zahidnou-zbroeu-v-belgorodi.html" text:style-name="Internet_20_link" text:visited-style-name="Visited_20_Internet_20_Link">
https://www.ukrinform.ua/rubric-world/3713317-ssa-skepticno-stavlatsa-do-pravdivosti-zobrazen-iz-nacebto-zahidnou-zbroeu-v-belgorodi.html</text:a>
</text:p>
      <!--NEWS-->
      <text:h text:style-name="P10" text:outline-level="1">
<text:span text:style-name="T4">
The clock of the last Chinese emperor went from hammer for $ 5.1 million</text:span>
</text:h>
      <text:p text:style-name="P4">
Authors: Ukrinform (Person)</text:p>
      <text:p text:style-name="P4">
Publisher: Укринформ (Organization)</text:p>
      <text:p text:style-name="P4">
Published Time: 2023-05-24T00:36:00+03:00</text:p>
      <text:p text:style-name="P4">
Modified Time: 2023-05-24T00:36:00+03:00</text:p>
      <text:p text:style-name="P4">
Description: The Patek Philippe watch, which was worn by the last emperor of the Chinese pricing dynasty, sold $ 5.1 million US dollars on Tuesday at Hong Kong. - Ukrinform.</text:p>
      <text:p text:style-name="P4">
Images: ['<text:a xlink:type="simple" xlink:href="https://static.ukrinform.com/photos/2023_05/thumb_files/630_360_1684868090-122.jpg" text:style-name="Internet_20_link" text:visited-style-name="Visited_20_Internet_20_Link">
630_360_16848...</text:a>
']</text:p>
      <text:p text:style-name="P4">
Tags: ['Аукціон', 'Китай', 'Годинник']</text:p>
      <text:p text:style-name="P4">
Type: Article</text:p>
      <!--METADATA-->
      <text:p text:style-name="P4">
<draw:frame draw:style-name="fr1" draw:name="Image322" text:anchor-type="as-char" svg:width="6.9236in" svg:height="3.956343in" draw:z-index="0">
<draw:image xlink:href="../Images/yкринформ/2023-05-24T00-36-00-03-00/630_360_1684868090-122.jpg" xlink:type="simple" xlink:show="embed" xlink:actuate="onLoad" draw:mime-type="image/jpeg"/>
</draw:frame>
The Philippe clock, which was worn by the last emperor of the Chinese pricing dynasty, selling $ 5.1 million US dollars on Tuesday at Hong Kong auction.</text:p>
      <text:p text:style-name="P4">
As Ukrinform reports, it reports <text:a xlink:type="simple" xlink:href="https://www.bloomberg.com/news/articles/2023-05-23/last-chinese-emperor-s-patek-philippe-watch-sells-for-5-1-million" text:style-name="Internet_20_link" text:visited-style-name="Visited_20_Internet_20_Link">
</text:a>
.</text:p>
      <text:p text:style-name="P4">
Пуї, останній імператор династії Цін, передав годинник своєму перекладачевіГеоргію Перм’якову, який був компаньйоном Пуї, коли той був ув’язнений уРадянському Союзі між 1945 і 1950 роками. По цей день невідомо, коли і як самПуї отримав цей годинник, який був виготовлений у 1937-му році.</text:p>
      <text:p text:style-name="P4">
Спочатку Phillips оцінював годинник у понад 3 мільйони доларів, хоча минуліаукціони предметів із походженням часто перевищували оцінки.</text:p>
      <text:p text:style-name="P4">
<text:span text:style-name="T4">
Читайте також:</text:span>
 <text:a xlink:type="simple" xlink:href="https://www.ukrinform.ua/rubric-world/3697754-na-aukcioni-prodali-skelet-tiranozavra-za-majze-55-miljona.html" text:style-name="Internet_20_link" text:visited-style-name="Visited_20_Internet_20_Link">
 <text:span text:style-name="T4">
аукціон</text:span>
 </text:a>
It is noted that the most expensive clock from ever sold for auction Patek Philippe "Grandmaster Chime", which has never owned.</text:p>
      <text:p text:style-name="P4">
In 2019, it was sold for $ 31 million.</text:p>
      <text:p text:style-name="P4">
The price dynasty is the Manchurian Imperial Dynasty that managed <text:a xlink:type="simple" xlink:href="https://www.ukrinform.ua/tag-kitaj" text:style-name="Internet_20_link" text:visited-style-name="Visited_20_Internet_20_Link">
</text:a>
In 1636–1912 after the liquidation of the dynasty.</text:p>
      <text:p text:style-name="P4">
As reported by Ukrinform, a guitar who was broken on the stage by the frontman of the band NirvanaCurrt Kobein, <text:a xlink:type="simple" xlink:href="https://www.ukrinform.ua/rubric-culture/3712348-rozbitu-gitaru-kurta-kobejna-prodali-na-aukcioni-majze-za-600-tisac.html" text:style-name="Internet_20_link" text:visited-style-name="Visited_20_Internet_20_Link">
</text:a>
.</text:p>
      <text:p text:style-name="P4">
_ Photo: Phillips _</text:p>
      <text:p text:style-name="P4">
News Source: <text:a xlink:type="simple" xlink:href="https://www.ukrinform.ua/rubric-world/3713292-godinnik-ostannogo-kitajskogo-imperatora-pisov-z-molotka-za-51-miljona.html" text:style-name="Internet_20_link" text:visited-style-name="Visited_20_Internet_20_Link">
https://www.ukrinform.ua/rubric-world/3713292-godinnik-ostannogo-kitajskogo-imperatora-pisov-z-molotka-za-51-miljona.html</text:a>
</text:p>
      <!--NEWS-->
      <text:h text:style-name="P10" text:outline-level="1">
<text:span text:style-name="T4">
Russia again resorts to obvious violations of the "grain agreement" - the State Department</text:span>
</text:h>
      <text:p text:style-name="P4">
Authors: Ukrinform (Person)</text:p>
      <text:p text:style-name="P4">
Publisher: Укринформ (Organization)</text:p>
      <text:p text:style-name="P4">
Published Time: 2023-05-24T00:43:00+03:00</text:p>
      <text:p text:style-name="P4">
Modified Time: 2023-05-24T00:43:00+03:00</text:p>
      <text:p text:style-name="P4">
Description: The US State Department called the "obvious violations" of the Black Sea Grain Initiative by Russia, which tries to interfere with maritime traffic with Ukrainian grain in one of the three -stipulated Mortica agreement. - Ukrinform.</text:p>
      <text:p text:style-name="P4">
Images: ['<text:a xlink:type="simple" xlink:href="https://static.ukrinform.com/photos/2018_03/thumb_files/630_360_1521096795-6414.jpg" text:style-name="Internet_20_link" text:visited-style-name="Visited_20_Internet_20_Link">
630_360_15210...</text:a>
', '<text:a xlink:type="simple" xlink:href="https://static.ukrinform.com/photos/2023_05/1684781236-953.jpg" text:style-name="Internet_20_link" text:visited-style-name="Visited_20_Internet_20_Link">
1684781236-95...</text:a>
']</text:p>
      <text:p text:style-name="P4">
Tags: ['Експорт', 'Україна', 'Зерно', 'Держдеп', 'Росія', 'зерновий коридор']</text:p>
      <text:p text:style-name="P4">
Type: Article</text:p>
      <!--METADATA-->
      <text:p text:style-name="P4">
<draw:frame draw:style-name="fr1" draw:name="Image323" text:anchor-type="as-char" svg:width="6.9236in" svg:height="3.956343in" draw:z-index="0">
<draw:image xlink:href="../Images/yкринформ/2023-05-24T00-43-00-03-00/630_360_1521096795-6414.jpg" xlink:type="simple" xlink:show="embed" xlink:actuate="onLoad" draw:mime-type="image/jpeg"/>
</draw:frame>
The State Department called the "obvious violations" of the Black Sea Grain Initiative by the Russia, which tries to interfere with marine traffic with the Ukrainian grain of the Vodnaya grain of the three -stipulated Mortops Agreement.</text:p>
      <text:p text:style-name="P4">
This was stated on Tuesday during a pressing in Washington by a spokesman for US State Department Matthew Miller, Ukrinform reports his own correspondent.</text:p>
      <text:p text:style-name="P4">
<draw:frame draw:style-name="fr1" draw:name="Image324" text:anchor-type="as-char" svg:width="6.9236in" svg:height="4.615733in" draw:z-index="0">
<draw:image xlink:href="../Images/yкринформ/2023-05-24T00-43-00-03-00/1684781236-953.jpg" xlink:type="simple" xlink:show="embed" xlink:actuate="onLoad" draw:mime-type="image/jpeg"/>
</draw:frame>
"Russia continues to interfere with the normal activity of this rescue initiative," Miller emphasized.</text:p>
      <text:p text:style-name="P4">
He noted that this is not something new, because from the very beginning, since the "dried ink" on the first enclosed <text:a xlink:type="simple" xlink:href="https://www.ukrinform.ua/tag-zerno" text:style-name="Internet_20_link" text:visited-style-name="Visited_20_Internet_20_Link">
</text:a>
The agreement Russia began to complain and openly interfere with it.</text:p>
      <text:p text:style-name="P4">
“We need to clearly understand what is happening here: the parties have agreed to provide a refined export of Ukrainian food from three ports. Russia is now aware of the vessels to one of these three, and this is a clear violation of their obligations under the Black Sea Grain Initiative, ”- explained MMILLER.</text:p>
      <text:p text:style-name="P4">
<text:span text:style-name="T4">
 Read also: </text:span>
 <text:a xlink:type="simple" xlink:href="https://www.ukrinform.ua/rubric-economy/3713306-kislica-v-radbezi-oon-sformuluvav-uroki-rosijskoi-vijni-u-konteksti-prodovolcoi-bezpeki.html" text:style-name="Internet_20_link" text:visited-style-name="Visited_20_Internet_20_Link">
<text:span text:style-name="T4">
 Cyslits </text:span>
</text:a>
He recalled that such obstruction by the Russian Federation and threat to withdraw from the Agreement threaten the raising of world prices for food and reducing the availability of food for Ukraine that need it most.</text:p>
      <text:p text:style-name="P4">
"We once again urge Russia to stop holding global supplies in hostages," the US State Department spokesman said.</text:p>
      <text:p text:style-name="P4">
As reported by Ukrinform, <text:a xlink:type="simple" xlink:href="https://www.ukrinform.ua/rubric-economy/3713101-eksport-agroprodukcii-z-morskih-portiv-ukraini-za-tizden-skorotivsa-na-78-ukab.html" text:style-name="Internet_20_link" text:visited-style-name="Visited_20_Internet_20_Link">
</text:a>
The Grain Corridor, from May 15 to May 21, 2023, the seaports of the Odessa region were exported by 118.3 thousand tagro industrial products, which is 78% less than in the previous week.</text:p>
      <text:p text:style-name="P4">
News Source: <text:a xlink:type="simple" xlink:href="https://www.ukrinform.ua/rubric-economy/3713318-rosia-znovu-vdaetsa-do-avnih-porusen-zernovoi-ugodi-derzdep.html" text:style-name="Internet_20_link" text:visited-style-name="Visited_20_Internet_20_Link">
https://www.ukrinform.ua/rubric-economy/3713318-rosia-znovu-vdaetsa-do-avnih-porusen-zernovoi-ugodi-derzdep.html</text:a>
</text:p>
      <!--NEWS-->
      <text:h text:style-name="P10" text:outline-level="1">
<text:span text:style-name="T4">
Artillerymen showed the destruction of the Russian "hail"</text:span>
</text:h>
      <text:p text:style-name="P4">
Authors: Ukrinform (Person)</text:p>
      <text:p text:style-name="P4">
Publisher: Укринформ (Organization)</text:p>
      <text:p text:style-name="P4">
Published Time: 2023-05-24T00:56:00+03:00</text:p>
      <text:p text:style-name="P4">
Modified Time: 2023-05-24T00:56:00+03:00</text:p>
      <text:p text:style-name="P4">
Description: Artillerymen of the 128th Separate Mountain Assault Transcarpathian Brigade destroyed the enemy jet system of the Grad. - Ukrinform.</text:p>
      <text:p text:style-name="P4">
Images: ['<text:a xlink:type="simple" xlink:href="https://static.ukrinform.com/photos/2023_02/thumb_files/630_360_1677615125-206.jpg" text:style-name="Internet_20_link" text:visited-style-name="Visited_20_Internet_20_Link">
630_360_16776...</text:a>
']</text:p>
      <text:p text:style-name="P4">
Tags: ['Град', 'Війна з Росією', 'Артилерія']</text:p>
      <text:p text:style-name="P4">
Type: Article</text:p>
      <!--METADATA-->
      <text:p text:style-name="P4">
<draw:frame draw:style-name="fr1" draw:name="Image325" text:anchor-type="as-char" svg:width="6.9236in" svg:height="3.956343in" draw:z-index="0">
<draw:image xlink:href="../Images/yкринформ/2023-05-24T00-56-00-03-00/630_360_1677615125-206.jpg" xlink:type="simple" xlink:show="embed" xlink:actuate="onLoad" draw:mime-type="image/jpeg"/>
</draw:frame>
Artillerymen of the 128th Separate Mountain Assault Transcarpathian Brigade Destroying the Reactive System of the Grad Grad.</text:p>
      <text:p text:style-name="P4">
According to Ukrinform, the General Staff of the Armed Forces of Ukraine reported in <text:a xlink:type="simple" xlink:href="https://www.facebook.com/watch/" text:style-name="Internet_20_link" text:visited-style-name="Visited_20_Internet_20_Link">
</text:a>
and publishing video.</text:p>
      <text:p text:style-name="P4">
"Destruction of the Russian installation BM-21" Grad "by artillerymen of the 128th separate GRI-assault Transcarpathian brigade,"-the message reads.</text:p>
      <text:p text:style-name="P4">
<text:span text:style-name="T4">
 Read also: </text:span>
 <text:a xlink:type="simple" xlink:href="https://www.ukrinform.ua/rubric-ato/3712858-zsu-znisili-vze-204-360-rosijskih-zagarbnikiv.html" text:style-name="Internet_20_link" text:visited-style-name="Visited_20_Internet_20_Link">
<text:span text:style-name="T4">
 destroy </text:span>
</text:a>
As reported by Ukrinform, <text:a xlink:type="simple" xlink:href="https://www.ukrinform.ua/rubric-ato/3697166-zelenskij-vidznaciv-bijciv-zsu-za-uspisni-sturmovi-dii-v-bahmuti.html" text:style-name="Internet_20_link" text:visited-style-name="Visited_20_Internet_20_Link">
</text:a>
In April 17, he noted for his success during the fighting of the 128th Separate Assault Transcarpathian Brigade, who fight the Nazaposhi direction.</text:p>
      <text:p text:style-name="P4">
<text:span text:style-name="T5">
Foto: Voice of America</text:span>
</text:p>
      <text:p text:style-name="P4">
News Source: <text:a xlink:type="simple" xlink:href="https://www.ukrinform.ua/rubric-ato/3713112-artileristi-pokazali-znisenna-rosijskogo-gradu.html" text:style-name="Internet_20_link" text:visited-style-name="Visited_20_Internet_20_Link">
https://www.ukrinform.ua/rubric-ato/3713112-artileristi-pokazali-znisenna-rosijskogo-gradu.html</text:a>
</text:p>
      <!--NEWS-->
      <text:h text:style-name="P10" text:outline-level="1">
<text:span text:style-name="T4">
乌克兰和世界反对俄罗斯的侵略。 行动中的制裁</text:span>
</text:h>
      <text:p text:style-name="P4">
Author: ['АРМІЯINFORM']</text:p>
      <text:p text:style-name="P4">
Time: 2023-05-24T99:00:00-04:00</text:p>
      <text:p text:style-name="P4">
Description: 乌克兰乌克兰人罗斯波夫夫妇的cind绳服务有关桑奇·托姆斯的苏格里……与乌克兰2022年的战争，与乌克兰与乌克兰的最新新闻，《与乌克兰2022年新闻》的战争，今天与乌克兰2022年的新闻战争，乌克兰和俄罗斯和俄罗斯之间的战争将在乌克兰和俄罗斯之间发生， ，他们在2022年与乌克兰进行战争</text:p>
      <text:p text:style-name="P4">
Images: ['<text:a xlink:type="simple" xlink:href="https://armyinform.com.ua/wp-content/uploads/2023/05/sankcziyi-sumnyj-putin.jpg" text:style-name="Internet_20_link" text:visited-style-name="Visited_20_Internet_20_Link">
sankcziyi-sumnyj-putin.jpg</text:a>
']</text:p>
      <text:p text:style-name="P4">
Tags: ['STOPRUSSIA', 'АГРЕСІЯ РФ', 'АНТИРОСІЙСЬКІ САНКЦІЇ', 'СЛУЖБА ЗОВНІШНЬОЇ РОЗВІДКИ УКРАЇНИ']</text:p>
      <text:p text:style-name="P4">
Category: News</text:p>
      <!--METADATA-->
      <text:p text:style-name="P4">
<draw:frame draw:style-name="fr1" draw:name="Image326" text:anchor-type="as-char" svg:width="6.9236in" svg:height="4.32725in" draw:z-index="0">
<draw:image xlink:href="../Images/AРМІЯINFORM/2023-05-24T99-00-00-04-00/sankcziyi-sumnyj-putin.jpg" xlink:type="simple" xlink:show="embed" xlink:actuate="onLoad" draw:mime-type="image/jpeg"/>
</draw:frame>
反俄罗斯制裁。 拼贴军</text:p>
      <text:p text:style-name="P4">
乌克兰的外国情报服务<text:a xlink:type="simple" xlink:href="https://www.facebook.com/SZRUkraine/posts/pfbid0w49Aiu8bb8DMaNpKLYgaQHotrEWjvuaryQ2sfYZEgRzXMPdAepMNMFkTWwkYekGfl" text:style-name="Internet_20_link" text:visited-style-name="Visited_20_Internet_20_Link">
继续</text:a>
谈论反乌克兰恐怖分子指导的国际社会的制裁和其他行动。</text:p>
      <text:p text:style-name="P4">
<text:span text:style-name="T4">
截至2023年5月23日的情况</text:span>
</text:p>
      <text:p text:style-name="P4">
北约议会议会承认俄罗斯针对乌克兰的罪行是种族灭绝。</text:p>
      <text:p text:style-name="P4">
“飞行员培训已经开始，我希望我们能尽快提供此武器(F-16战斗机)”</text:p>
      <text:p text:style-name="P4">
捷克总统说：“在这个阶段，我敦促我们不要放弃我们在乌克兰赢得俄罗斯的共同努力，并且他们一直违反了内霍奇发生的国际秩序规则。”彼得·帕维尔(Peter Pavel)。</text:p>
      <text:p text:style-name="P4">
立陶宛外交部长加布里卢斯·兰斯贝吉斯(Gabrielus Landsbergis)在一次外交部长会议上负责乌克兰需要的武器比收到的武器更多，乌克兰的支持应该是持续的。</text:p>
      <text:p text:style-name="P4">
欧盟委员会计划义务非政府组织，并已建立其他欧盟国家，以披露有关从社区获得的任何资金的信息。 欧洲保存欧洲价值观和维拉·尤罗夫(Vera Yurov)透明度的委员会认为，应分割旨在影响公众舆论的国家的现金流量。</text:p>
      <text:p text:style-name="P4">
在爱沙尼亚，有3,859名乌克兰难民完成了对爱沙尼亚A1 A1的研究，而4 195个继续他们的培训课程。</text:p>
      <text:p text:style-name="P4">
法国外交事务部长凯瑟琳·科隆(Catherine Kolons)表示，在欧盟峰会开始之前，将同意针对俄罗斯联邦的新制裁方案。</text:p>
      <text:p text:style-name="P4">
拉脱维亚政府计划停止保护俄罗斯大使在尤尔马拉的住所。</text:p>
      <text:p text:style-name="P4">
<text:span text:style-name="T4">
 rf </text:span>
</text:p>
      <text:p text:style-name="P4">
芬兰州GASUM GASUM的芬兰州批发供应商已宣布从俄罗斯从俄罗斯俄罗斯天然气工业股份公司出口管道购买天然气的合同。</text:p>
      <text:p text:style-name="P4">
Google Play删除了制图服务2GI的俄罗斯计划。</text:p>
      <text:p text:style-name="P4">
德国汽车轮胎制造商Continental已完成了其俄罗斯联邦商业的出售。生产Teelectronics电信设备的俄罗斯公司的数量减少了10％：Wendoras已搬到中国，越南和土耳其。 主要原因是在国际制裁的压力下，对俄罗斯联邦提供的组件进行了检查。</text:p>
      <text:p text:style-name="P4">
从中国运输的海上和铁路集装箱运输的商品成本从年初开始下降30-35％。 俄罗斯专家说，在中国商品中，俄罗斯联邦的货物不足，原因是 - 经济家庭化，减少了中国和其他州的人们的购买力。 据估计，到8月底，铁路费率至少将减少5-10％。</text:p>
      <text:p text:style-name="P4">
由于卢布的贬值，俄罗斯保险公司将使出国旅行人员的汽车保险关税增加20-40％。</text:p>
      <text:p text:style-name="P4">
最新的研究表明，在264家主要的联邦服务中，俄罗斯机构达到62次，10％获得了B+估计。(“好的”)，44％-P(“令人满意”)，23％ - 在(“糟糕”)，23％-D(“处于危急状态”).Жодна з послуг не удостоїлася позначки «чудово» та «відмінно» (A+和A).</text:p>
      <text:p text:style-name="P4">
російське мінвостокразвітія, заявило, що преференційний режим підтриманнянадходження інвестицій на дальній восток рф ускладнили міжнародні санкції —інвестори зазнають проблеми як у логістиці, так і з обмеженнями на постачанняобладнання. Нереалізовані та відтерміновані до 2024-2025 років інвестиції векономіку регіону становлять 150 млрд руб.</text:p>
      <text:p text:style-name="P4">
мінфін рф запропонував у 2024-2026 роках скоротити оцінку федеральнихнадходжень, необхідних соціальному фонду для виплати материнського капіталу.Сукупне зниження може становити 356 млрд руб, або 17 % щодо чинного закону пробюджет на 2024-2025 роки та бюджетного прогнозу на 2026 рік. За пропозицієюмінфіну прогнозні асигнування на надання коштів скоротяться: у 2024 році — до516,3 млрд руб (-10097亿卢布)，2025年 - 最多5615亿卢布(-132.7 MLRD边缘)，2026年 - 高达6083亿卢布(-1137亿卢布).</text:p>
      <text:p text:style-name="P4">
асоціація підприємців з розвитку «бізнес-патріотизму» «аванті» запропонувалазапровадити для росіян шестиденний робочий тиждень.</text:p>
      <text:p text:style-name="P4">
Глава МЗС Литви Габріелюс Ландсбергіс повідомив, що продовжить наполягати назапровадженні нового пакета санкцій проти білорусі.</text:p>
      <text:p text:style-name="P4">
在白俄罗斯，不可能恢复新住房的建设步伐，这是一个明显的劣势。 根据Belstat的说法，在1月至4月的所有权组织中，他们的建造比去年的Zabanlogical时期少25.5％。</text:p>
      <text:p text:style-name="P4">
立陶宛移民局伊夫林·古津斯基特(Evelyn Gudzinskite)的董事表示，在2023年，有309名白俄罗斯公民和38名俄罗斯公民被拒绝在立陶宛的居住下方，这仅仅是因为国家安全的威胁。</text:p>
      <text:p text:style-name="P4">
News Source: <text:a xlink:type="simple" xlink:href="https://armyinform.com.ua/2023/05/24/ukrayina-i-svit-proty-rosijskoyi-agresiyi-sankcziyi-v-diyi-13/" text:style-name="Internet_20_link" text:visited-style-name="Visited_20_Internet_20_Link">
https://armyinform.com.ua/2023/05/24/ukrayina-i-svit-proty-rosijskoyi-agresiyi-sankcziyi-v-diyi-13/</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